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9">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23">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6">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05in" fo:padding-bottom="0.05in" fo:padding-left="0.1in" fo:padding-right="0.1in" draw:textarea-vertical-align="top" draw:textarea-horizontal-align="left" draw:fill="solid" draw:fill-color="#f25e00" draw:opacity="100%"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graphic" style:name="a1392">
      <style:graphic-properties fo:wrap-option="wrap" fo:padding-top="0.05in" fo:padding-bottom="0.05in" fo:padding-left="0.1in" fo:padding-right="0.1in" draw:textarea-vertical-align="top" draw:textarea-horizontal-align="left" draw:fill="solid" draw:fill-color="#fcbd72" draw:opacity="100%"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5">
      <style:graphic-properties fo:wrap-option="wrap" fo:padding-top="0.05in" fo:padding-bottom="0.05in" fo:padding-left="0.1in" fo:padding-right="0.1in" draw:textarea-vertical-align="top" draw:textarea-horizontal-align="left" draw:fill="solid" draw:fill-color="#ff7d01" draw:opacity="100%" draw:stroke="none" draw:auto-grow-width="false" draw:auto-grow-height="false"/>
      <style:paragraph-properties style:font-independent-line-spacing="true" style:writing-mode="lr-tb"/>
    </style:style>
    <style:style style:family="graphic" style:name="a1272">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8">
      <style:graphic-properties fo:wrap-option="wrap" fo:padding-top="0.05in" fo:padding-bottom="0.05in" fo:padding-left="0.1in" fo:padding-right="0.1in" draw:textarea-vertical-align="top" draw:textarea-horizontal-align="left" draw:fill="solid" draw:fill-color="#ff0000" draw:opacity="100%" draw:stroke="solid" svg:stroke-width="0in" svg:stroke-color="#000000" svg:stroke-opacity="100%" draw:stroke-linejoin="round" svg:stroke-linecap="butt" draw:auto-grow-width="false" draw:auto-grow-height="false"/>
      <style:paragraph-properties style:font-independent-line-spacing="true" style:writing-mode="lr-tb"/>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8">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2">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graphic" style:name="a115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7">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1">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graphic" style:name="a1044">
      <style:graphic-properties fo:wrap-option="wrap" fo:padding-top="0.05in" fo:padding-bottom="0.05in" fo:padding-left="0.1in" fo:padding-right="0.1in" draw:textarea-vertical-align="top" draw:textarea-horizontal-align="left" draw:fill="solid" draw:fill-color="#ff0000" draw:opacity="100%" draw:stroke="none" draw:auto-grow-width="false" draw:auto-grow-height="fals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0">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3">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graphic-properties fo:wrap-option="wrap" fo:padding-top="0.05in" fo:padding-bottom="0.05in" fo:padding-left="0.1in" fo:padding-right="0.1in" draw:textarea-vertical-align="top" draw:textarea-horizontal-align="left" draw:fill="solid" draw:fill-color="#fcbd72" draw:opacity="100%" draw:stroke="none" draw:auto-grow-width="false" draw:auto-grow-height="false"/>
      <style:paragraph-properties style:font-independent-line-spacing="true" style:writing-mode="lr-tb"/>
    </style:style>
    <style:style style:family="paragraph" style:name="a1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6">
      <style:graphic-properties fo:wrap-option="wrap" fo:padding-top="0.05in" fo:padding-bottom="0.05in" fo:padding-left="0.1in" fo:padding-right="0.1in" draw:textarea-vertical-align="top" draw:textarea-horizontal-align="left" draw:fill="solid" draw:fill-color="#008725" draw:opacity="100%" draw:stroke="none" draw:auto-grow-width="false" draw:auto-grow-height="false"/>
      <style:paragraph-properties style:font-independent-line-spacing="true" style:writing-mode="lr-tb"/>
    </style:style>
    <style:style style:family="paragraph" style:name="a1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3">
      <style:graphic-properties fo:wrap-option="wrap" fo:padding-top="0.05in" fo:padding-bottom="0.05in" fo:padding-left="0.1in" fo:padding-right="0.1in" draw:textarea-vertical-align="top" draw:textarea-horizontal-align="left" draw:fill="solid" draw:fill-color="#ff7d01" draw:opacity="100%" draw:stroke="none" draw:auto-grow-width="false" draw:auto-grow-height="false"/>
      <style:paragraph-properties style:font-independent-line-spacing="true" style:writing-mode="lr-tb"/>
    </style:style>
    <style:style style:family="graphic" style:name="a1050">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9">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05in" fo:padding-bottom="0.05in" fo:padding-left="0.1in" fo:padding-right="0.1in" draw:textarea-vertical-align="top" draw:textarea-horizontal-align="left" draw:fill="solid" draw:fill-color="#ff0000" draw:opacity="100%" draw:stroke="solid" svg:stroke-width="0in" svg:stroke-color="#000000" svg:stroke-opacity="100%" draw:stroke-linejoin="round" svg:stroke-linecap="butt" draw:auto-grow-width="false" draw:auto-grow-height="false"/>
      <style:paragraph-properties style:font-independent-line-spacing="true" style:writing-mode="lr-tb"/>
    </style:style>
    <style:style style:family="graphic" style:name="a1053">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9">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graphic" style:name="a1056">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graphic" style:name="a1062">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graphic" style:name="a1065">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1">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7">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4">
      <style:graphic-properties fo:wrap-option="wrap" fo:padding-top="0.05in" fo:padding-bottom="0.05in" fo:padding-left="0.1in" fo:padding-right="0.1in" draw:textarea-vertical-align="top" draw:textarea-horizontal-align="left" draw:fill="solid" draw:fill-color="#008725" draw:opacity="100%" draw:stroke="none" draw:auto-grow-width="false" draw:auto-grow-height="false"/>
      <style:paragraph-properties style:font-independent-line-spacing="true" style:writing-mode="lr-tb"/>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graphic" style:name="a1500">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graphic" style:name="a1503">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6">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9">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resentation" style:name="a910">
      <style:graphic-properties draw:fill="none" draw:stroke="solid" svg:stroke-width="0.01389in" svg:stroke-color="#000000" svg:stroke-opacity="100%"/>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2">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5">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8">
      <style:graphic-properties fo:wrap-option="wrap" fo:padding-top="0.05in" fo:padding-bottom="0.05in" fo:padding-left="0.1in" fo:padding-right="0.1in" draw:textarea-vertical-align="top" draw:textarea-horizontal-align="left" draw:fill="solid" draw:fill-color="#008725" draw:opacity="100%" draw:stroke="none" draw:auto-grow-width="false" draw:auto-grow-height="false"/>
      <style:paragraph-properties style:font-independent-line-spacing="true" style:writing-mode="lr-tb"/>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1">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1">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4">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1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1">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graphic" style:name="a807">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7">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4">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7">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10">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0">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3">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3">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0">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graphic" style:name="a816">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6">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3">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graphic" style:name="a819">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9">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graphic" style:name="a1416">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5">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2">
      <style:graphic-properties fo:wrap-option="wrap" fo:padding-top="0.05in" fo:padding-bottom="0.05in" fo:padding-left="0.1in" fo:padding-right="0.1in" draw:textarea-vertical-align="top" draw:textarea-horizontal-align="left" draw:fill="solid" draw:fill-color="#ff0000" draw:opacity="100%" draw:stroke="none" draw:auto-grow-width="false" draw:auto-grow-height="false"/>
      <style:paragraph-properties style:font-independent-line-spacing="true" style:writing-mode="lr-tb"/>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2">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graphic" style:name="a948">
      <style:graphic-properties fo:wrap-option="wrap" fo:padding-top="0.05in" fo:padding-bottom="0.05in" fo:padding-left="0.1in" fo:padding-right="0.1in" draw:textarea-vertical-align="top" draw:textarea-horizontal-align="left" draw:fill="solid" draw:fill-color="#fcbd72" draw:opacity="100%" draw:stroke="none" draw:auto-grow-width="false" draw:auto-grow-height="false"/>
      <style:paragraph-properties style:font-independent-line-spacing="true" style:writing-mode="lr-tb"/>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5">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2">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graphic" style:name="a828">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8">
      <style:graphic-properties fo:wrap-option="wrap" fo:padding-top="0.05in" fo:padding-bottom="0.05in" fo:padding-left="0.1in" fo:padding-right="0.1in" draw:textarea-vertical-align="top" draw:textarea-horizontal-align="left" draw:fill="solid" draw:fill-color="#f25e00" draw:opacity="100%" draw:stroke="none"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2">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wrap" fo:padding-top="0.05in" fo:padding-bottom="0.05in" fo:padding-left="0.1in" fo:padding-right="0.1in" draw:textarea-vertical-align="top" draw:textarea-horizontal-align="left" draw:fill="solid" draw:fill-color="#008725" draw:opacity="100%" draw:stroke="none" draw:auto-grow-width="false" draw:auto-grow-height="false"/>
      <style:paragraph-properties style:font-independent-line-spacing="true" style:writing-mode="lr-tb"/>
    </style:style>
    <style:style style:family="paragraph" style:name="a1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5">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8">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top" draw:textarea-horizontal-align="left" draw:fill="solid" draw:fill-color="#ff7d01" draw:opacity="100%"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top" draw:textarea-horizontal-align="left" draw:fill="solid" draw:fill-color="#ff0000" draw:opacity="100%" draw:stroke="solid" svg:stroke-width="0in" svg:stroke-color="#000000" svg:stroke-opacity="100%" draw:stroke-linejoin="round" svg:stroke-linecap="butt" draw:auto-grow-width="false" draw:auto-grow-height="false"/>
      <style:paragraph-properties style:font-independent-line-spacing="true" style:writing-mode="lr-tb"/>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1">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1">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4">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graphic" style:name="a71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431">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graphic" style:name="a837">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7">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4">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1">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graphic" style:name="a7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7">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4">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0">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6">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0">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graphic" style:name="a720">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3">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graphic" style:name="a1440">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6">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6">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3">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9">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0">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graphic" style:name="a726">
      <style:graphic-properties fo:wrap-option="wrap" fo:padding-top="0.05in" fo:padding-bottom="0.05in" fo:padding-left="0.1in" fo:padding-right="0.1in" draw:textarea-vertical-align="top" draw:textarea-horizontal-align="left" draw:fill="solid" draw:fill-color="#fcbd72" draw:opacity="100%" draw:stroke="none" draw:auto-grow-width="false" draw:auto-grow-height="false"/>
      <style:paragraph-properties style:font-independent-line-spacing="true" style:writing-mode="lr-tb"/>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9">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6">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3">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graphic" style:name="a729">
      <style:graphic-properties fo:wrap-option="wrap" fo:padding-top="0.05in" fo:padding-bottom="0.05in" fo:padding-left="0.1in" fo:padding-right="0.1in" draw:textarea-vertical-align="top" draw:textarea-horizontal-align="left" draw:fill="solid" draw:fill-color="#ff7d01" draw:opacity="100%" draw:stroke="none" draw:auto-grow-width="false" draw:auto-grow-height="false"/>
      <style:paragraph-properties style:font-independent-line-spacing="true" style:writing-mode="lr-tb"/>
    </style:style>
    <style:style style:family="graphic" style:name="a1200">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6">
      <style:graphic-properties fo:wrap-option="wrap" fo:padding-top="0.05in" fo:padding-bottom="0.05in" fo:padding-left="0.1in" fo:padding-right="0.1in" draw:textarea-vertical-align="top" draw:textarea-horizontal-align="left" draw:fill="solid" draw:fill-color="#f25e00" draw:opacity="100%" draw:stroke="none" draw:auto-grow-width="false" draw:auto-grow-height="false"/>
      <style:paragraph-properties style:font-independent-line-spacing="true" style:writing-mode="lr-tb"/>
    </style:style>
    <style:style style:family="graphic" style:name="a1203">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graphic" style:name="a1206">
      <style:graphic-properties fo:wrap-option="wrap" fo:padding-top="0.05in" fo:padding-bottom="0.05in" fo:padding-left="0.1in" fo:padding-right="0.1in" draw:textarea-vertical-align="top" draw:textarea-horizontal-align="left" draw:fill="solid" draw:fill-color="#008725" draw:opacity="100%" draw:stroke="none" draw:auto-grow-width="false" draw:auto-grow-height="false"/>
      <style:paragraph-properties style:font-independent-line-spacing="true" style:writing-mode="lr-tb"/>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9">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5">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2">
      <style:graphic-properties fo:wrap-option="wrap" fo:padding-top="0.05in" fo:padding-bottom="0.05in" fo:padding-left="0.1in" fo:padding-right="0.1in" draw:textarea-vertical-align="top" draw:textarea-horizontal-align="left" draw:fill="solid" draw:fill-color="#008725" draw:opacity="100%" draw:stroke="none" draw:auto-grow-width="false" draw:auto-grow-height="false"/>
      <style:paragraph-properties style:font-independent-line-spacing="true" style:writing-mode="lr-tb"/>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2">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5">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2">
      <style:graphic-properties fo:wrap-option="wrap" fo:padding-top="0.05in" fo:padding-bottom="0.05in" fo:padding-left="0.1in" fo:padding-right="0.1in" draw:textarea-vertical-align="top" draw:textarea-horizontal-align="left" draw:fill="solid" draw:fill-color="#ff0000" draw:opacity="100%" draw:stroke="solid" svg:stroke-width="0in" svg:stroke-color="#000000" svg:stroke-opacity="100%" draw:stroke-linejoin="round" svg:stroke-linecap="butt" draw:auto-grow-width="false" draw:auto-grow-height="false"/>
      <style:paragraph-properties style:font-independent-line-spacing="true" style:writing-mode="lr-tb"/>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5">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2">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presentation" style:name="a1576">
      <style:graphic-properties draw:fill="none" draw:stroke="solid" svg:stroke-width="0.01389in" svg:stroke-color="#000000" svg:stroke-opacity="100%"/>
    </style:style>
    <style:style style:family="graphic" style:name="a858">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5">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2">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graphic" style:name="a738">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8">
      <style:graphic-properties fo:wrap-option="wrap" fo:padding-top="0.05in" fo:padding-bottom="0.05in" fo:padding-left="0.1in" fo:padding-right="0.1in" draw:textarea-vertical-align="top" draw:textarea-horizontal-align="left" draw:fill="solid" draw:fill-color="#f25e00" draw:opacity="100%" draw:stroke="none" draw:auto-grow-width="false" draw:auto-grow-height="false"/>
      <style:paragraph-properties style:font-independent-line-spacing="true" style:writing-mode="lr-tb"/>
    </style:style>
    <style:style style:family="paragraph" style:name="a1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5">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2">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graphic" style:name="a1215">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05in" fo:padding-bottom="0.05in" fo:padding-left="0.1in" fo:padding-right="0.1in" draw:textarea-vertical-align="top" draw:textarea-horizontal-align="left" draw:fill="solid" draw:fill-color="#008725" draw:opacity="100%" draw:stroke="none" draw:auto-grow-width="false" draw:auto-grow-height="false"/>
      <style:paragraph-properties style:font-independent-line-spacing="true" style:writing-mode="lr-tb"/>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1">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7">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graphic" style:name="a15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4">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1">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1">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graphic" style:name="a867">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4">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1">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graphic" style:name="a747">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7">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1">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graphic" style:name="a1224">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7">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4">
      <style:graphic-properties fo:wrap-option="wrap" fo:padding-top="0.05in" fo:padding-bottom="0.05in" fo:padding-left="0.1in" fo:padding-right="0.1in" draw:textarea-vertical-align="top" draw:textarea-horizontal-align="left" draw:fill="solid" draw:fill-color="#f25e00" draw:opacity="100%" draw:stroke="none" draw:auto-grow-width="false" draw:auto-grow-height="false"/>
      <style:paragraph-properties style:font-independent-line-spacing="true" style:writing-mode="lr-tb"/>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6">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3">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graphic" style:name="a750">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graphic" style:name="a1470">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graphic" style:name="a876">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3">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3">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graphic" style:name="a879">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graphic" style:name="a756">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6">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3">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graphic" style:name="a759">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graphic" style:name="a1230">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presentation" style:name="a1354">
      <style:graphic-properties draw:fill="none" draw:stroke="solid" svg:stroke-width="0.01389in" svg:stroke-color="#000000" svg:stroke-opacity="100%"/>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79">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0">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6">
      <style:graphic-properties fo:wrap-option="wrap" fo:padding-top="0.05in" fo:padding-bottom="0.05in" fo:padding-left="0.1in" fo:padding-right="0.1in" draw:textarea-vertical-align="top" draw:textarea-horizontal-align="left" draw:fill="solid" draw:fill-color="#f25e00" draw:opacity="100%" draw:stroke="none" draw:auto-grow-width="false" draw:auto-grow-height="false"/>
      <style:paragraph-properties style:font-independent-line-spacing="true" style:writing-mode="lr-tb"/>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3">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9">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top" draw:textarea-horizontal-align="left" draw:fill="solid" draw:fill-color="#f25e00" draw:opacity="100%"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2">
      <style:graphic-properties fo:wrap-option="wrap" fo:padding-top="0.05in" fo:padding-bottom="0.05in" fo:padding-left="0.1in" fo:padding-right="0.1in" draw:textarea-vertical-align="top" draw:textarea-horizontal-align="left" draw:fill="solid" draw:fill-color="#008725" draw:opacity="100%" draw:stroke="none" draw:auto-grow-width="false" draw:auto-grow-height="false"/>
      <style:paragraph-properties style:font-independent-line-spacing="true" style:writing-mode="lr-tb"/>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2">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graphic" style:name="a888">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5">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5">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drawing-page" style:name="a13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8">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488">
      <style:graphic-properties fo:wrap-option="wrap" fo:padding-top="0.05in" fo:padding-bottom="0.05in" fo:padding-left="0.1in" fo:padding-right="0.1in" draw:textarea-vertical-align="top" draw:textarea-horizontal-align="left" draw:fill="solid" draw:fill-color="#ff0000" draw:opacity="100%" draw:stroke="none" draw:auto-grow-width="false" draw:auto-grow-height="false"/>
      <style:paragraph-properties style:font-independent-line-spacing="true" style:writing-mode="lr-tb"/>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2">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5">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2">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2">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graphic" style:name="a1005">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graphic" style:name="a771">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1">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graphic" style:name="a897">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1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4">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7">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aragraph" style:name="a1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7">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graphic" style:name="a13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1">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aragraph" style:name="a1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graphic" style:name="a13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1">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aragraph" style:name="a1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draw:fill="none" draw:stroke="solid" svg:stroke-width="0.01389in" svg:stroke-color="#000000" svg:stroke-opacity="100%"/>
    </style:style>
    <style:style style:family="graphic" style:name="a1257">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presentation" style:name="a11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1">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14">
      <style:graphic-properties fo:wrap-option="wrap" fo:padding-top="0.05in" fo:padding-bottom="0.05in" fo:padding-left="0.1in" fo:padding-right="0.1in" draw:textarea-vertical-align="top" draw:textarea-horizontal-align="left" draw:fill="solid" draw:fill-color="#f25e00" draw:opacity="100%" draw:stroke="none" draw:auto-grow-width="false" draw:auto-grow-height="false"/>
      <style:paragraph-properties style:font-independent-line-spacing="true" style:writing-mode="lr-tb"/>
    </style:style>
    <style:style style:family="drawing-page" style:name="a11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graphic" style:name="a13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60">
      <style:graphic-properties fo:wrap-option="wrap" fo:padding-top="0.05in" fo:padding-bottom="0.05in" fo:padding-left="0.1in" fo:padding-right="0.1in" draw:textarea-vertical-align="top" draw:textarea-horizontal-align="left" draw:fill="solid" draw:fill-color="#a17a36" draw:opacity="100%" draw:stroke="none" draw:auto-grow-width="false" draw:auto-grow-height="false"/>
      <style:paragraph-properties style:font-independent-line-spacing="true" style:writing-mode="lr-tb"/>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6">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graphic" style:name="a1263">
      <style:graphic-properties fo:wrap-option="wrap" fo:padding-top="0.05in" fo:padding-bottom="0.05in" fo:padding-left="0.1in" fo:padding-right="0.1in" draw:textarea-vertical-align="top" draw:textarea-horizontal-align="left" draw:fill="solid" draw:fill-color="#333333" draw:opacity="100%" draw:stroke="none" draw:auto-grow-width="false" draw:auto-grow-height="false"/>
      <style:paragraph-properties style:font-independent-line-spacing="true" style:writing-mode="lr-tb"/>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05in" fo:padding-bottom="0.05in" fo:padding-left="0.1in" fo:padding-right="0.1in" draw:textarea-vertical-align="top" draw:textarea-horizontal-align="left" draw:fill="solid" draw:fill-color="#ff0000" draw:opacity="100%" draw:stroke="none" draw:auto-grow-width="false" draw:auto-grow-height="false"/>
      <style:paragraph-properties style:font-independent-line-spacing="true" style:writing-mode="lr-tb"/>
    </style:style>
    <style:style style:family="graphic" style:name="a114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graphic-properties fo:wrap-option="wrap" fo:padding-top="0.05in" fo:padding-bottom="0.05in" fo:padding-left="0.1in" fo:padding-right="0.1in" draw:textarea-vertical-align="top" draw:textarea-horizontal-align="left" draw:fill="solid" draw:fill-color="#f7b239" draw:opacity="100%" draw:stroke="none" draw:auto-grow-width="false" draw:auto-grow-height="fals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20" draw:style-name="a695" draw:master-page-name="Master1-Layout2-obj-Titel-und-Inhalt" presentation:presentation-page-layout-name="Master1-PPL2" draw:id="Slide-275">
        <draw:frame draw:id="id69" draw:style-name="a698" draw:name="Textfeld 3" svg:x="5.55975in" svg:y="0.47278in" svg:width="2.49146in" svg:height="0.63952in">
          <draw:text-box>
            <text:p text:style-name="a697" text:class-names="" text:cond-style-name=""><text:span text:style-name="a696" text:class-names="">Sechs Stühle</text:span></text:p>
          </draw:text-box>
          <svg:title/>
          <svg:desc/>
        </draw:frame>
        <draw:g draw:name="Gruppieren 68" draw:id="id70">
          <svg:title/>
          <svg:desc/>
          <draw:custom-shape svg:x="5.41987in" svg:y="2.29024in" svg:width="0.76573in" svg:height="0.1312in" draw:id="id81" draw:style-name="a732" draw:name="Freeform 5">
            <svg:title/>
            <svg:desc/>
            <text:p text:style-name="a731" text:class-names="" text:cond-style-name=""><text:span text:style-name="a730" text:class-names=""/></text:p>
            <draw:enhanced-geometry xmlns:dr3d="urn:oasis:names:tc:opendocument:xmlns:dr3d:1.0" draw:type="non-primitive" svg:viewBox="0 0 711 125" draw:enhanced-path="M ?f1 ?f3 L ?f1 ?f4 C ?f1 ?f5 ?f6 ?f2 ?f7 ?f2 L ?f8 ?f2 ?f0 ?f2 ?f0 ?f0 ?f7 ?f0 C ?f6 ?f0 ?f1 ?f9 ?f1 ?f3 Z N" draw:text-areas="?f30 ?f32 ?f31 ?f33" draw:glue-points="?f34 ?f35 ?f34 ?f36 ?f37 ?f38 ?f39 ?f38 ?f40 ?f38 ?f40 ?f41 ?f37 ?f41 ?f34 ?f35"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693"/>
              <draw:equation draw:name="f7" draw:formula="671"/>
              <draw:equation draw:name="f8" draw:formula="637"/>
              <draw:equation draw:name="f9" draw:formula="17"/>
              <draw:equation draw:name="f10" draw:formula="?f2 - ?f0"/>
              <draw:equation draw:name="f11" draw:formula="?f1 - ?f0"/>
              <draw:equation draw:name="f12" draw:formula="?f11 / 711"/>
              <draw:equation draw:name="f13" draw:formula="?f10 / 125"/>
              <draw:equation draw:name="f14" draw:formula="711 * ?f11"/>
              <draw:equation draw:name="f15" draw:formula="39 * ?f10"/>
              <draw:equation draw:name="f16" draw:formula="86 * ?f10"/>
              <draw:equation draw:name="f17" draw:formula="671 * ?f11"/>
              <draw:equation draw:name="f18" draw:formula="125 * ?f10"/>
              <draw:equation draw:name="f19" draw:formula="637 * ?f11"/>
              <draw:equation draw:name="f20" draw:formula="0 * ?f11"/>
              <draw:equation draw:name="f21" draw:formula="0 * ?f10"/>
              <draw:equation draw:name="f22" draw:formula="?f14 / 711"/>
              <draw:equation draw:name="f23" draw:formula="?f15 / 125"/>
              <draw:equation draw:name="f24" draw:formula="?f16 / 125"/>
              <draw:equation draw:name="f25" draw:formula="?f17 / 711"/>
              <draw:equation draw:name="f26" draw:formula="?f18 / 125"/>
              <draw:equation draw:name="f27" draw:formula="?f19 / 711"/>
              <draw:equation draw:name="f28" draw:formula="?f20 / 711"/>
              <draw:equation draw:name="f29" draw:formula="?f21 / 125"/>
              <draw:equation draw:name="f30" draw:formula="0 / ?f12"/>
              <draw:equation draw:name="f31" draw:formula="?f1 / ?f12"/>
              <draw:equation draw:name="f32" draw:formula="0 / ?f13"/>
              <draw:equation draw:name="f33" draw:formula="?f2 / ?f13"/>
              <draw:equation draw:name="f34" draw:formula="?f22 / ?f12"/>
              <draw:equation draw:name="f35" draw:formula="?f23 / ?f13"/>
              <draw:equation draw:name="f36" draw:formula="?f24 / ?f13"/>
              <draw:equation draw:name="f37" draw:formula="?f25 / ?f12"/>
              <draw:equation draw:name="f38" draw:formula="?f26 / ?f13"/>
              <draw:equation draw:name="f39" draw:formula="?f27 / ?f12"/>
              <draw:equation draw:name="f40" draw:formula="?f28 / ?f12"/>
              <draw:equation draw:name="f41" draw:formula="?f29 / ?f13"/>
            </draw:enhanced-geometry>
          </draw:custom-shape>
          <draw:custom-shape svg:x="6.00057in" svg:y="2.42144in" svg:width="0.10532in" svg:height="0.5974in" draw:id="id82" draw:style-name="a735" draw:name="Rectangle 6">
            <svg:title/>
            <svg:desc/>
            <text:p text:style-name="a734" text:class-names="" text:cond-style-name=""><text:span text:style-name="a733" text:class-names=""/></text:p>
            <draw:enhanced-geometry xmlns:dr3d="urn:oasis:names:tc:opendocument:xmlns:dr3d:1.0" draw:type="non-primitive" svg:viewBox="0 0 21600 21600" draw:enhanced-path="M 0 0 L 21600 0 21600 21600 0 21600 Z N"/>
          </draw:custom-shape>
          <draw:custom-shape svg:x="5.52377in" svg:y="2.53729in" svg:width="0.4768in" svg:height="0.08235in" draw:id="id83" draw:style-name="a738" draw:name="Rectangle 7">
            <svg:title/>
            <svg:desc/>
            <text:p text:style-name="a737" text:class-names="" text:cond-style-name=""><text:span text:style-name="a736" text:class-names=""/></text:p>
            <draw:enhanced-geometry xmlns:dr3d="urn:oasis:names:tc:opendocument:xmlns:dr3d:1.0" draw:type="non-primitive" svg:viewBox="0 0 21600 21600" draw:enhanced-path="M 0 0 L 21600 0 21600 21600 0 21600 Z N"/>
          </draw:custom-shape>
          <draw:custom-shape svg:x="5.41987in" svg:y="2.42144in" svg:width="0.1039in" svg:height="0.5974in" draw:id="id84" draw:style-name="a741" draw:name="Rectangle 8">
            <svg:title/>
            <svg:desc/>
            <text:p text:style-name="a740" text:class-names="" text:cond-style-name=""><text:span text:style-name="a739" text:class-names=""/></text:p>
            <draw:enhanced-geometry xmlns:dr3d="urn:oasis:names:tc:opendocument:xmlns:dr3d:1.0" draw:type="non-primitive" svg:viewBox="0 0 21600 21600" draw:enhanced-path="M 0 0 L 21600 0 21600 21600 0 21600 Z N"/>
          </draw:custom-shape>
          <draw:custom-shape svg:x="5.33162in" svg:y="1.55605in" svg:width="0.21207in" svg:height="0.73419in" draw:id="id85" draw:style-name="a744" draw:name="Freeform 9">
            <svg:title/>
            <svg:desc/>
            <text:p text:style-name="a743" text:class-names="" text:cond-style-name=""><text:span text:style-name="a742" text:class-names=""/></text:p>
            <draw:enhanced-geometry xmlns:dr3d="urn:oasis:names:tc:opendocument:xmlns:dr3d:1.0" draw:type="non-primitive" svg:viewBox="0 0 196 695" draw:enhanced-path="M ?f3 ?f0 L ?f1 ?f2 ?f4 ?f2 ?f0 ?f0 ?f3 ?f0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62"/>
              <draw:equation draw:name="f4" draw:formula="81"/>
              <draw:equation draw:name="f5" draw:formula="?f2 - ?f0"/>
              <draw:equation draw:name="f6" draw:formula="?f1 - ?f0"/>
              <draw:equation draw:name="f7" draw:formula="?f6 / 196"/>
              <draw:equation draw:name="f8" draw:formula="?f5 / 695"/>
              <draw:equation draw:name="f9" draw:formula="62 * ?f6"/>
              <draw:equation draw:name="f10" draw:formula="0 * ?f5"/>
              <draw:equation draw:name="f11" draw:formula="196 * ?f6"/>
              <draw:equation draw:name="f12" draw:formula="695 * ?f5"/>
              <draw:equation draw:name="f13" draw:formula="81 * ?f6"/>
              <draw:equation draw:name="f14" draw:formula="0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5.31455in" svg:y="1.53651in" svg:width="0.89098in" svg:height="1.50187in" draw:id="id86" draw:style-name="a747" draw:name="Freeform 10">
            <svg:title/>
            <svg:desc/>
            <text:p text:style-name="a746" text:class-names="" text:cond-style-name=""><text:span text:style-name="a745" text:class-names=""/></text:p>
            <draw:enhanced-geometry xmlns:dr3d="urn:oasis:names:tc:opendocument:xmlns:dr3d:1.0" draw:type="non-primitive" svg:viewBox="0 0 828 1424" draw:enhanced-path="M ?f3 ?f4 L ?f5 ?f4 ?f6 ?f7 C ?f8 ?f9 ?f10 ?f11 ?f12 ?f13 ?f14 ?f0 ?f15 ?f0 ?f16 ?f17 L ?f18 ?f19 C ?f20 ?f21 ?f0 ?f22 ?f23 ?f24 L ?f25 ?f26 ?f25 ?f27 C ?f25 ?f28 ?f29 ?f2 ?f6 ?f2 L ?f30 ?f2 C ?f31 ?f2 ?f32 ?f28 ?f32 ?f27 L ?f32 ?f33 ?f34 ?f33 ?f34 ?f27 C ?f34 ?f28 ?f35 ?f2 ?f36 ?f2 L ?f37 ?f2 C ?f38 ?f2 ?f39 ?f28 ?f39 ?f27 L ?f39 ?f40 ?f3 ?f40 C ?f41 ?f40 ?f1 ?f42 ?f1 ?f43 L ?f1 ?f39 C ?f1 ?f44 ?f41 ?f4 ?f3 ?f4 Z M ?f45 ?f46 L ?f47 ?f48 ?f49 ?f4 ?f50 ?f4 ?f45 ?f46 Z M ?f51 ?f52 L ?f53 ?f52 ?f53 ?f40 ?f51 ?f40 ?f51 ?f52 M ?f34 ?f54 L ?f32 ?f54 ?f32 ?f55 ?f34 ?f55 ?f34 ?f54 Z M ?f32 ?f56 L ?f32 ?f40 ?f34 ?f40 ?f34 ?f56 ?f32 ?f56 Z M ?f57 ?f52 L ?f58 ?f52 ?f58 ?f40 ?f57 ?f40 ?f57 ?f52 Z M ?f59 ?f43 C ?f59 ?f60 ?f61 ?f62 ?f3 ?f62 L ?f53 ?f62 ?f53 ?f63 ?f3 ?f63 C ?f61 ?f63 ?f59 ?f64 ?f59 ?f39 L ?f59 ?f43 Z N" draw:text-areas="?f159 ?f161 ?f160 ?f162" draw:glue-points="?f163 ?f164 ?f165 ?f164 ?f166 ?f167 ?f168 ?f169 ?f170 ?f171 ?f172 ?f173 ?f174 ?f175 ?f176 ?f177 ?f176 ?f178 ?f166 ?f179 ?f180 ?f179 ?f181 ?f178 ?f181 ?f182 ?f183 ?f182 ?f183 ?f178 ?f184 ?f179 ?f185 ?f179 ?f186 ?f178 ?f186 ?f187 ?f163 ?f187 ?f188 ?f189 ?f188 ?f190 ?f163 ?f164 ?f191 ?f192 ?f193 ?f194 ?f195 ?f164 ?f196 ?f164 ?f191 ?f192 ?f197 ?f198 ?f199 ?f198 ?f199 ?f187 ?f197 ?f187 ?f197 ?f198 ?f183 ?f200 ?f181 ?f200 ?f181 ?f201 ?f183 ?f201 ?f183 ?f200 ?f181 ?f202 ?f181 ?f187 ?f183 ?f187 ?f183 ?f202 ?f181 ?f202 ?f203 ?f198 ?f204 ?f198 ?f204 ?f187 ?f203 ?f187 ?f203 ?f198 ?f205 ?f189 ?f163 ?f206 ?f199 ?f206 ?f199 ?f207 ?f163 ?f207 ?f205 ?f190 ?f205 ?f189"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769"/>
              <draw:equation draw:name="f4" draw:formula="695"/>
              <draw:equation draw:name="f5" draw:formula="229"/>
              <draw:equation draw:name="f6" draw:formula="98"/>
              <draw:equation draw:name="f7" draw:formula="16"/>
              <draw:equation draw:name="f8" draw:formula="97"/>
              <draw:equation draw:name="f9" draw:formula="10"/>
              <draw:equation draw:name="f10" draw:formula="94"/>
              <draw:equation draw:name="f11" draw:formula="6"/>
              <draw:equation draw:name="f12" draw:formula="89"/>
              <draw:equation draw:name="f13" draw:formula="3"/>
              <draw:equation draw:name="f14" draw:formula="84"/>
              <draw:equation draw:name="f15" draw:formula="78"/>
              <draw:equation draw:name="f16" draw:formula="73"/>
              <draw:equation draw:name="f17" draw:formula="2"/>
              <draw:equation draw:name="f18" draw:formula="14"/>
              <draw:equation draw:name="f19" draw:formula="24"/>
              <draw:equation draw:name="f20" draw:formula="5"/>
              <draw:equation draw:name="f21" draw:formula="27"/>
              <draw:equation draw:name="f22" draw:formula="35"/>
              <draw:equation draw:name="f23" draw:formula="1"/>
              <draw:equation draw:name="f24" draw:formula="43"/>
              <draw:equation draw:name="f25" draw:formula="79"/>
              <draw:equation draw:name="f26" draw:formula="715"/>
              <draw:equation draw:name="f27" draw:formula="1405"/>
              <draw:equation draw:name="f28" draw:formula="1416"/>
              <draw:equation draw:name="f29" draw:formula="87"/>
              <draw:equation draw:name="f30" draw:formula="195"/>
              <draw:equation draw:name="f31" draw:formula="205"/>
              <draw:equation draw:name="f32" draw:formula="213"/>
              <draw:equation draw:name="f33" draw:formula="1045"/>
              <draw:equation draw:name="f34" draw:formula="619"/>
              <draw:equation draw:name="f35" draw:formula="627"/>
              <draw:equation draw:name="f36" draw:formula="638"/>
              <draw:equation draw:name="f37" draw:formula="735"/>
              <draw:equation draw:name="f38" draw:formula="745"/>
              <draw:equation draw:name="f39" draw:formula="753"/>
              <draw:equation draw:name="f40" draw:formula="858"/>
              <draw:equation draw:name="f41" draw:formula="802"/>
              <draw:equation draw:name="f42" draw:formula="832"/>
              <draw:equation draw:name="f43" draw:formula="800"/>
              <draw:equation draw:name="f44" draw:formula="721"/>
              <draw:equation draw:name="f45" draw:formula="40"/>
              <draw:equation draw:name="f46" draw:formula="54"/>
              <draw:equation draw:name="f47" draw:formula="65"/>
              <draw:equation draw:name="f48" draw:formula="45"/>
              <draw:equation draw:name="f49" draw:formula="191"/>
              <draw:equation draw:name="f50" draw:formula="115"/>
              <draw:equation draw:name="f51" draw:formula="176"/>
              <draw:equation draw:name="f52" draw:formula="1386"/>
              <draw:equation draw:name="f53" draw:formula="117"/>
              <draw:equation draw:name="f54" draw:formula="1008"/>
              <draw:equation draw:name="f55" draw:formula="968"/>
              <draw:equation draw:name="f56" draw:formula="930"/>
              <draw:equation draw:name="f57" draw:formula="716"/>
              <draw:equation draw:name="f58" draw:formula="657"/>
              <draw:equation draw:name="f59" draw:formula="790"/>
              <draw:equation draw:name="f60" draw:formula="811"/>
              <draw:equation draw:name="f61" draw:formula="781"/>
              <draw:equation draw:name="f62" draw:formula="820"/>
              <draw:equation draw:name="f63" draw:formula="733"/>
              <draw:equation draw:name="f64" draw:formula="742"/>
              <draw:equation draw:name="f65" draw:formula="?f2 - ?f0"/>
              <draw:equation draw:name="f66" draw:formula="?f1 - ?f0"/>
              <draw:equation draw:name="f67" draw:formula="?f66 / 828"/>
              <draw:equation draw:name="f68" draw:formula="?f65 / 1424"/>
              <draw:equation draw:name="f69" draw:formula="769 * ?f66"/>
              <draw:equation draw:name="f70" draw:formula="695 * ?f65"/>
              <draw:equation draw:name="f71" draw:formula="229 * ?f66"/>
              <draw:equation draw:name="f72" draw:formula="98 * ?f66"/>
              <draw:equation draw:name="f73" draw:formula="16 * ?f65"/>
              <draw:equation draw:name="f74" draw:formula="89 * ?f66"/>
              <draw:equation draw:name="f75" draw:formula="3 * ?f65"/>
              <draw:equation draw:name="f76" draw:formula="73 * ?f66"/>
              <draw:equation draw:name="f77" draw:formula="2 * ?f65"/>
              <draw:equation draw:name="f78" draw:formula="14 * ?f66"/>
              <draw:equation draw:name="f79" draw:formula="24 * ?f65"/>
              <draw:equation draw:name="f80" draw:formula="1 * ?f66"/>
              <draw:equation draw:name="f81" draw:formula="43 * ?f65"/>
              <draw:equation draw:name="f82" draw:formula="79 * ?f66"/>
              <draw:equation draw:name="f83" draw:formula="715 * ?f65"/>
              <draw:equation draw:name="f84" draw:formula="1405 * ?f65"/>
              <draw:equation draw:name="f85" draw:formula="1424 * ?f65"/>
              <draw:equation draw:name="f86" draw:formula="195 * ?f66"/>
              <draw:equation draw:name="f87" draw:formula="213 * ?f66"/>
              <draw:equation draw:name="f88" draw:formula="1045 * ?f65"/>
              <draw:equation draw:name="f89" draw:formula="619 * ?f66"/>
              <draw:equation draw:name="f90" draw:formula="638 * ?f66"/>
              <draw:equation draw:name="f91" draw:formula="735 * ?f66"/>
              <draw:equation draw:name="f92" draw:formula="753 * ?f66"/>
              <draw:equation draw:name="f93" draw:formula="858 * ?f65"/>
              <draw:equation draw:name="f94" draw:formula="828 * ?f66"/>
              <draw:equation draw:name="f95" draw:formula="800 * ?f65"/>
              <draw:equation draw:name="f96" draw:formula="753 * ?f65"/>
              <draw:equation draw:name="f97" draw:formula="40 * ?f66"/>
              <draw:equation draw:name="f98" draw:formula="54 * ?f65"/>
              <draw:equation draw:name="f99" draw:formula="65 * ?f66"/>
              <draw:equation draw:name="f100" draw:formula="45 * ?f65"/>
              <draw:equation draw:name="f101" draw:formula="191 * ?f66"/>
              <draw:equation draw:name="f102" draw:formula="115 * ?f66"/>
              <draw:equation draw:name="f103" draw:formula="176 * ?f66"/>
              <draw:equation draw:name="f104" draw:formula="1386 * ?f65"/>
              <draw:equation draw:name="f105" draw:formula="117 * ?f66"/>
              <draw:equation draw:name="f106" draw:formula="1008 * ?f65"/>
              <draw:equation draw:name="f107" draw:formula="968 * ?f65"/>
              <draw:equation draw:name="f108" draw:formula="930 * ?f65"/>
              <draw:equation draw:name="f109" draw:formula="716 * ?f66"/>
              <draw:equation draw:name="f110" draw:formula="657 * ?f66"/>
              <draw:equation draw:name="f111" draw:formula="790 * ?f66"/>
              <draw:equation draw:name="f112" draw:formula="820 * ?f65"/>
              <draw:equation draw:name="f113" draw:formula="733 * ?f65"/>
              <draw:equation draw:name="f114" draw:formula="?f69 / 828"/>
              <draw:equation draw:name="f115" draw:formula="?f70 / 1424"/>
              <draw:equation draw:name="f116" draw:formula="?f71 / 828"/>
              <draw:equation draw:name="f117" draw:formula="?f72 / 828"/>
              <draw:equation draw:name="f118" draw:formula="?f73 / 1424"/>
              <draw:equation draw:name="f119" draw:formula="?f74 / 828"/>
              <draw:equation draw:name="f120" draw:formula="?f75 / 1424"/>
              <draw:equation draw:name="f121" draw:formula="?f76 / 828"/>
              <draw:equation draw:name="f122" draw:formula="?f77 / 1424"/>
              <draw:equation draw:name="f123" draw:formula="?f78 / 828"/>
              <draw:equation draw:name="f124" draw:formula="?f79 / 1424"/>
              <draw:equation draw:name="f125" draw:formula="?f80 / 828"/>
              <draw:equation draw:name="f126" draw:formula="?f81 / 1424"/>
              <draw:equation draw:name="f127" draw:formula="?f82 / 828"/>
              <draw:equation draw:name="f128" draw:formula="?f83 / 1424"/>
              <draw:equation draw:name="f129" draw:formula="?f84 / 1424"/>
              <draw:equation draw:name="f130" draw:formula="?f85 / 1424"/>
              <draw:equation draw:name="f131" draw:formula="?f86 / 828"/>
              <draw:equation draw:name="f132" draw:formula="?f87 / 828"/>
              <draw:equation draw:name="f133" draw:formula="?f88 / 1424"/>
              <draw:equation draw:name="f134" draw:formula="?f89 / 828"/>
              <draw:equation draw:name="f135" draw:formula="?f90 / 828"/>
              <draw:equation draw:name="f136" draw:formula="?f91 / 828"/>
              <draw:equation draw:name="f137" draw:formula="?f92 / 828"/>
              <draw:equation draw:name="f138" draw:formula="?f93 / 1424"/>
              <draw:equation draw:name="f139" draw:formula="?f94 / 828"/>
              <draw:equation draw:name="f140" draw:formula="?f95 / 1424"/>
              <draw:equation draw:name="f141" draw:formula="?f96 / 1424"/>
              <draw:equation draw:name="f142" draw:formula="?f97 / 828"/>
              <draw:equation draw:name="f143" draw:formula="?f98 / 1424"/>
              <draw:equation draw:name="f144" draw:formula="?f99 / 828"/>
              <draw:equation draw:name="f145" draw:formula="?f100 / 1424"/>
              <draw:equation draw:name="f146" draw:formula="?f101 / 828"/>
              <draw:equation draw:name="f147" draw:formula="?f102 / 828"/>
              <draw:equation draw:name="f148" draw:formula="?f103 / 828"/>
              <draw:equation draw:name="f149" draw:formula="?f104 / 1424"/>
              <draw:equation draw:name="f150" draw:formula="?f105 / 828"/>
              <draw:equation draw:name="f151" draw:formula="?f106 / 1424"/>
              <draw:equation draw:name="f152" draw:formula="?f107 / 1424"/>
              <draw:equation draw:name="f153" draw:formula="?f108 / 1424"/>
              <draw:equation draw:name="f154" draw:formula="?f109 / 828"/>
              <draw:equation draw:name="f155" draw:formula="?f110 / 828"/>
              <draw:equation draw:name="f156" draw:formula="?f111 / 828"/>
              <draw:equation draw:name="f157" draw:formula="?f112 / 1424"/>
              <draw:equation draw:name="f158" draw:formula="?f113 / 1424"/>
              <draw:equation draw:name="f159" draw:formula="0 / ?f67"/>
              <draw:equation draw:name="f160" draw:formula="?f1 / ?f67"/>
              <draw:equation draw:name="f161" draw:formula="0 / ?f68"/>
              <draw:equation draw:name="f162" draw:formula="?f2 / ?f68"/>
              <draw:equation draw:name="f163" draw:formula="?f114 / ?f67"/>
              <draw:equation draw:name="f164" draw:formula="?f115 / ?f68"/>
              <draw:equation draw:name="f165" draw:formula="?f116 / ?f67"/>
              <draw:equation draw:name="f166" draw:formula="?f117 / ?f67"/>
              <draw:equation draw:name="f167" draw:formula="?f118 / ?f68"/>
              <draw:equation draw:name="f168" draw:formula="?f119 / ?f67"/>
              <draw:equation draw:name="f169" draw:formula="?f120 / ?f68"/>
              <draw:equation draw:name="f170" draw:formula="?f121 / ?f67"/>
              <draw:equation draw:name="f171" draw:formula="?f122 / ?f68"/>
              <draw:equation draw:name="f172" draw:formula="?f123 / ?f67"/>
              <draw:equation draw:name="f173" draw:formula="?f124 / ?f68"/>
              <draw:equation draw:name="f174" draw:formula="?f125 / ?f67"/>
              <draw:equation draw:name="f175" draw:formula="?f126 / ?f68"/>
              <draw:equation draw:name="f176" draw:formula="?f127 / ?f67"/>
              <draw:equation draw:name="f177" draw:formula="?f128 / ?f68"/>
              <draw:equation draw:name="f178" draw:formula="?f129 / ?f68"/>
              <draw:equation draw:name="f179" draw:formula="?f130 / ?f68"/>
              <draw:equation draw:name="f180" draw:formula="?f131 / ?f67"/>
              <draw:equation draw:name="f181" draw:formula="?f132 / ?f67"/>
              <draw:equation draw:name="f182" draw:formula="?f133 / ?f68"/>
              <draw:equation draw:name="f183" draw:formula="?f134 / ?f67"/>
              <draw:equation draw:name="f184" draw:formula="?f135 / ?f67"/>
              <draw:equation draw:name="f185" draw:formula="?f136 / ?f67"/>
              <draw:equation draw:name="f186" draw:formula="?f137 / ?f67"/>
              <draw:equation draw:name="f187" draw:formula="?f138 / ?f68"/>
              <draw:equation draw:name="f188" draw:formula="?f139 / ?f67"/>
              <draw:equation draw:name="f189" draw:formula="?f140 / ?f68"/>
              <draw:equation draw:name="f190" draw:formula="?f141 / ?f68"/>
              <draw:equation draw:name="f191" draw:formula="?f142 / ?f67"/>
              <draw:equation draw:name="f192" draw:formula="?f143 / ?f68"/>
              <draw:equation draw:name="f193" draw:formula="?f144 / ?f67"/>
              <draw:equation draw:name="f194" draw:formula="?f145 / ?f68"/>
              <draw:equation draw:name="f195" draw:formula="?f146 / ?f67"/>
              <draw:equation draw:name="f196" draw:formula="?f147 / ?f67"/>
              <draw:equation draw:name="f197" draw:formula="?f148 / ?f67"/>
              <draw:equation draw:name="f198" draw:formula="?f149 / ?f68"/>
              <draw:equation draw:name="f199" draw:formula="?f150 / ?f67"/>
              <draw:equation draw:name="f200" draw:formula="?f151 / ?f68"/>
              <draw:equation draw:name="f201" draw:formula="?f152 / ?f68"/>
              <draw:equation draw:name="f202" draw:formula="?f153 / ?f68"/>
              <draw:equation draw:name="f203" draw:formula="?f154 / ?f67"/>
              <draw:equation draw:name="f204" draw:formula="?f155 / ?f67"/>
              <draw:equation draw:name="f205" draw:formula="?f156 / ?f67"/>
              <draw:equation draw:name="f206" draw:formula="?f157 / ?f68"/>
              <draw:equation draw:name="f207" draw:formula="?f158 / ?f68"/>
            </draw:enhanced-geometry>
          </draw:custom-shape>
          <draw:custom-shape svg:x="5.43979in" svg:y="2.44238in" svg:width="0.06405in" svg:height="0.05862in" draw:id="id87" draw:style-name="a750" draw:name="Rectangle 11">
            <svg:title/>
            <svg:desc/>
            <text:p text:style-name="a749" text:class-names="" text:cond-style-name=""><text:span text:style-name="a748" text:class-names=""/></text:p>
            <draw:enhanced-geometry xmlns:dr3d="urn:oasis:names:tc:opendocument:xmlns:dr3d:1.0" draw:type="non-primitive" svg:viewBox="0 0 21600 21600" draw:enhanced-path="M 0 0 L 21600 0 21600 21600 0 21600 Z N"/>
          </draw:custom-shape>
          <draw:custom-shape svg:x="5.41987in" svg:y="2.42144in" svg:width="0.1039in" svg:height="0.07956in" draw:id="id88" draw:style-name="a753" draw:name="Freeform 12">
            <svg:title/>
            <svg:desc/>
            <text:p text:style-name="a752" text:class-names="" text:cond-style-name=""><text:span text:style-name="a751" text:class-names=""/></text:p>
            <draw:enhanced-geometry xmlns:dr3d="urn:oasis:names:tc:opendocument:xmlns:dr3d:1.0" draw:type="non-primitive" svg:viewBox="0 0 73 57" draw:enhanced-path="M ?f1 ?f0 L ?f0 ?f0 ?f0 ?f2 ?f3 ?f2 ?f3 ?f4 ?f5 ?f4 ?f5 ?f2 ?f1 ?f2 ?f1 ?f0 Z N" draw:text-areas="?f24 ?f26 ?f25 ?f27" draw:glue-points="?f28 ?f29 ?f30 ?f29 ?f30 ?f31 ?f32 ?f31 ?f32 ?f33 ?f34 ?f33 ?f34 ?f31 ?f28 ?f31 ?f28 ?f29" draw:glue-point-leaving-directions="-90, -90, -90, -90, -90, -90, -90, -90, -90">
              <draw:equation draw:name="f0" draw:formula="0"/>
              <draw:equation draw:name="f1" draw:formula="73"/>
              <draw:equation draw:name="f2" draw:formula="57"/>
              <draw:equation draw:name="f3" draw:formula="14"/>
              <draw:equation draw:name="f4" draw:formula="15"/>
              <draw:equation draw:name="f5" draw:formula="59"/>
              <draw:equation draw:name="f6" draw:formula="?f2 - ?f0"/>
              <draw:equation draw:name="f7" draw:formula="?f1 - ?f0"/>
              <draw:equation draw:name="f8" draw:formula="?f7 / 73"/>
              <draw:equation draw:name="f9" draw:formula="?f6 / 57"/>
              <draw:equation draw:name="f10" draw:formula="73 * ?f7"/>
              <draw:equation draw:name="f11" draw:formula="0 * ?f6"/>
              <draw:equation draw:name="f12" draw:formula="0 * ?f7"/>
              <draw:equation draw:name="f13" draw:formula="57 * ?f6"/>
              <draw:equation draw:name="f14" draw:formula="14 * ?f7"/>
              <draw:equation draw:name="f15" draw:formula="15 * ?f6"/>
              <draw:equation draw:name="f16" draw:formula="59 * ?f7"/>
              <draw:equation draw:name="f17" draw:formula="?f10 / 73"/>
              <draw:equation draw:name="f18" draw:formula="?f11 / 57"/>
              <draw:equation draw:name="f19" draw:formula="?f12 / 73"/>
              <draw:equation draw:name="f20" draw:formula="?f13 / 57"/>
              <draw:equation draw:name="f21" draw:formula="?f14 / 73"/>
              <draw:equation draw:name="f22" draw:formula="?f15 / 57"/>
              <draw:equation draw:name="f23" draw:formula="?f16 / 73"/>
              <draw:equation draw:name="f24" draw:formula="0 / ?f8"/>
              <draw:equation draw:name="f25" draw:formula="?f1 / ?f8"/>
              <draw:equation draw:name="f26" draw:formula="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x="6.02192in" svg:y="2.44238in" svg:width="0.06262in" svg:height="0.05862in" draw:id="id89" draw:style-name="a756" draw:name="Rectangle 13">
            <svg:title/>
            <svg:desc/>
            <text:p text:style-name="a755" text:class-names="" text:cond-style-name=""><text:span text:style-name="a754" text:class-names=""/></text:p>
            <draw:enhanced-geometry xmlns:dr3d="urn:oasis:names:tc:opendocument:xmlns:dr3d:1.0" draw:type="non-primitive" svg:viewBox="0 0 21600 21600" draw:enhanced-path="M 0 0 L 21600 0 21600 21600 0 21600 Z N"/>
          </draw:custom-shape>
          <draw:custom-shape svg:x="6.00057in" svg:y="2.42144in" svg:width="0.10532in" svg:height="0.07956in" draw:id="id90" draw:style-name="a759" draw:name="Freeform 14">
            <svg:title/>
            <svg:desc/>
            <text:p text:style-name="a758" text:class-names="" text:cond-style-name=""><text:span text:style-name="a757" text:class-names=""/></text:p>
            <draw:enhanced-geometry xmlns:dr3d="urn:oasis:names:tc:opendocument:xmlns:dr3d:1.0" draw:type="non-primitive" svg:viewBox="0 0 74 57" draw:enhanced-path="M ?f1 ?f0 L ?f0 ?f0 ?f0 ?f2 ?f3 ?f2 ?f3 ?f3 ?f4 ?f3 ?f4 ?f2 ?f1 ?f2 ?f1 ?f0 Z N" draw:text-areas="?f23 ?f25 ?f24 ?f26" draw:glue-points="?f27 ?f28 ?f29 ?f28 ?f29 ?f30 ?f31 ?f30 ?f31 ?f32 ?f33 ?f32 ?f33 ?f30 ?f27 ?f30 ?f27 ?f28" draw:glue-point-leaving-directions="-90, -90, -90, -90, -90, -90, -90, -90, -90">
              <draw:equation draw:name="f0" draw:formula="0"/>
              <draw:equation draw:name="f1" draw:formula="74"/>
              <draw:equation draw:name="f2" draw:formula="57"/>
              <draw:equation draw:name="f3" draw:formula="15"/>
              <draw:equation draw:name="f4" draw:formula="59"/>
              <draw:equation draw:name="f5" draw:formula="?f2 - ?f0"/>
              <draw:equation draw:name="f6" draw:formula="?f1 - ?f0"/>
              <draw:equation draw:name="f7" draw:formula="?f6 / 74"/>
              <draw:equation draw:name="f8" draw:formula="?f5 / 57"/>
              <draw:equation draw:name="f9" draw:formula="74 * ?f6"/>
              <draw:equation draw:name="f10" draw:formula="0 * ?f5"/>
              <draw:equation draw:name="f11" draw:formula="0 * ?f6"/>
              <draw:equation draw:name="f12" draw:formula="57 * ?f5"/>
              <draw:equation draw:name="f13" draw:formula="15 * ?f6"/>
              <draw:equation draw:name="f14" draw:formula="15 * ?f5"/>
              <draw:equation draw:name="f15" draw:formula="59 * ?f6"/>
              <draw:equation draw:name="f16" draw:formula="?f9 / 74"/>
              <draw:equation draw:name="f17" draw:formula="?f10 / 57"/>
              <draw:equation draw:name="f18" draw:formula="?f11 / 74"/>
              <draw:equation draw:name="f19" draw:formula="?f12 / 57"/>
              <draw:equation draw:name="f20" draw:formula="?f13 / 74"/>
              <draw:equation draw:name="f21" draw:formula="?f14 / 57"/>
              <draw:equation draw:name="f22" draw:formula="?f15 / 74"/>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5.41987in" svg:y="4.01404in" svg:width="0.76573in" svg:height="0.1312in" draw:id="id91" draw:style-name="a762" draw:name="Freeform 15">
            <svg:title/>
            <svg:desc/>
            <text:p text:style-name="a761" text:class-names="" text:cond-style-name=""><text:span text:style-name="a760" text:class-names=""/></text:p>
            <draw:enhanced-geometry xmlns:dr3d="urn:oasis:names:tc:opendocument:xmlns:dr3d:1.0" draw:type="non-primitive" svg:viewBox="0 0 711 125" draw:enhanced-path="M ?f1 ?f3 L ?f1 ?f4 C ?f1 ?f5 ?f6 ?f2 ?f7 ?f2 L ?f8 ?f2 ?f0 ?f2 ?f0 ?f0 ?f7 ?f0 C ?f6 ?f0 ?f1 ?f9 ?f1 ?f3 Z N" draw:text-areas="?f30 ?f32 ?f31 ?f33" draw:glue-points="?f34 ?f35 ?f34 ?f36 ?f37 ?f38 ?f39 ?f38 ?f40 ?f38 ?f40 ?f41 ?f37 ?f41 ?f34 ?f35"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693"/>
              <draw:equation draw:name="f7" draw:formula="671"/>
              <draw:equation draw:name="f8" draw:formula="637"/>
              <draw:equation draw:name="f9" draw:formula="17"/>
              <draw:equation draw:name="f10" draw:formula="?f2 - ?f0"/>
              <draw:equation draw:name="f11" draw:formula="?f1 - ?f0"/>
              <draw:equation draw:name="f12" draw:formula="?f11 / 711"/>
              <draw:equation draw:name="f13" draw:formula="?f10 / 125"/>
              <draw:equation draw:name="f14" draw:formula="711 * ?f11"/>
              <draw:equation draw:name="f15" draw:formula="39 * ?f10"/>
              <draw:equation draw:name="f16" draw:formula="86 * ?f10"/>
              <draw:equation draw:name="f17" draw:formula="671 * ?f11"/>
              <draw:equation draw:name="f18" draw:formula="125 * ?f10"/>
              <draw:equation draw:name="f19" draw:formula="637 * ?f11"/>
              <draw:equation draw:name="f20" draw:formula="0 * ?f11"/>
              <draw:equation draw:name="f21" draw:formula="0 * ?f10"/>
              <draw:equation draw:name="f22" draw:formula="?f14 / 711"/>
              <draw:equation draw:name="f23" draw:formula="?f15 / 125"/>
              <draw:equation draw:name="f24" draw:formula="?f16 / 125"/>
              <draw:equation draw:name="f25" draw:formula="?f17 / 711"/>
              <draw:equation draw:name="f26" draw:formula="?f18 / 125"/>
              <draw:equation draw:name="f27" draw:formula="?f19 / 711"/>
              <draw:equation draw:name="f28" draw:formula="?f20 / 711"/>
              <draw:equation draw:name="f29" draw:formula="?f21 / 125"/>
              <draw:equation draw:name="f30" draw:formula="0 / ?f12"/>
              <draw:equation draw:name="f31" draw:formula="?f1 / ?f12"/>
              <draw:equation draw:name="f32" draw:formula="0 / ?f13"/>
              <draw:equation draw:name="f33" draw:formula="?f2 / ?f13"/>
              <draw:equation draw:name="f34" draw:formula="?f22 / ?f12"/>
              <draw:equation draw:name="f35" draw:formula="?f23 / ?f13"/>
              <draw:equation draw:name="f36" draw:formula="?f24 / ?f13"/>
              <draw:equation draw:name="f37" draw:formula="?f25 / ?f12"/>
              <draw:equation draw:name="f38" draw:formula="?f26 / ?f13"/>
              <draw:equation draw:name="f39" draw:formula="?f27 / ?f12"/>
              <draw:equation draw:name="f40" draw:formula="?f28 / ?f12"/>
              <draw:equation draw:name="f41" draw:formula="?f29 / ?f13"/>
            </draw:enhanced-geometry>
          </draw:custom-shape>
          <draw:custom-shape svg:x="6.00057in" svg:y="4.14524in" svg:width="0.10532in" svg:height="0.5974in" draw:id="id92" draw:style-name="a765" draw:name="Rectangle 16">
            <svg:title/>
            <svg:desc/>
            <text:p text:style-name="a764" text:class-names="" text:cond-style-name=""><text:span text:style-name="a763" text:class-names=""/></text:p>
            <draw:enhanced-geometry xmlns:dr3d="urn:oasis:names:tc:opendocument:xmlns:dr3d:1.0" draw:type="non-primitive" svg:viewBox="0 0 21600 21600" draw:enhanced-path="M 0 0 L 21600 0 21600 21600 0 21600 Z N"/>
          </draw:custom-shape>
          <draw:custom-shape svg:x="5.52377in" svg:y="4.26109in" svg:width="0.4768in" svg:height="0.08235in" draw:id="id93" draw:style-name="a768" draw:name="Rectangle 17">
            <svg:title/>
            <svg:desc/>
            <text:p text:style-name="a767" text:class-names="" text:cond-style-name=""><text:span text:style-name="a766" text:class-names=""/></text:p>
            <draw:enhanced-geometry xmlns:dr3d="urn:oasis:names:tc:opendocument:xmlns:dr3d:1.0" draw:type="non-primitive" svg:viewBox="0 0 21600 21600" draw:enhanced-path="M 0 0 L 21600 0 21600 21600 0 21600 Z N"/>
          </draw:custom-shape>
          <draw:custom-shape svg:x="5.41987in" svg:y="4.14524in" svg:width="0.1039in" svg:height="0.5974in" draw:id="id94" draw:style-name="a771" draw:name="Rectangle 18">
            <svg:title/>
            <svg:desc/>
            <text:p text:style-name="a770" text:class-names="" text:cond-style-name=""><text:span text:style-name="a769" text:class-names=""/></text:p>
            <draw:enhanced-geometry xmlns:dr3d="urn:oasis:names:tc:opendocument:xmlns:dr3d:1.0" draw:type="non-primitive" svg:viewBox="0 0 21600 21600" draw:enhanced-path="M 0 0 L 21600 0 21600 21600 0 21600 Z N"/>
          </draw:custom-shape>
          <draw:custom-shape svg:x="5.33162in" svg:y="3.27985in" svg:width="0.21207in" svg:height="0.73419in" draw:id="id95" draw:style-name="a774" draw:name="Freeform 19">
            <svg:title/>
            <svg:desc/>
            <text:p text:style-name="a773" text:class-names="" text:cond-style-name=""><text:span text:style-name="a772" text:class-names=""/></text:p>
            <draw:enhanced-geometry xmlns:dr3d="urn:oasis:names:tc:opendocument:xmlns:dr3d:1.0" draw:type="non-primitive" svg:viewBox="0 0 196 695" draw:enhanced-path="M ?f3 ?f2 L ?f0 ?f0 ?f4 ?f0 ?f1 ?f2 ?f3 ?f2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81"/>
              <draw:equation draw:name="f4" draw:formula="62"/>
              <draw:equation draw:name="f5" draw:formula="?f2 - ?f0"/>
              <draw:equation draw:name="f6" draw:formula="?f1 - ?f0"/>
              <draw:equation draw:name="f7" draw:formula="?f6 / 196"/>
              <draw:equation draw:name="f8" draw:formula="?f5 / 695"/>
              <draw:equation draw:name="f9" draw:formula="81 * ?f6"/>
              <draw:equation draw:name="f10" draw:formula="695 * ?f5"/>
              <draw:equation draw:name="f11" draw:formula="0 * ?f6"/>
              <draw:equation draw:name="f12" draw:formula="0 * ?f5"/>
              <draw:equation draw:name="f13" draw:formula="62 * ?f6"/>
              <draw:equation draw:name="f14" draw:formula="196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5.31455in" svg:y="3.26031in" svg:width="0.89098in" svg:height="1.50187in" draw:id="id96" draw:style-name="a777" draw:name="Freeform 20">
            <svg:title/>
            <svg:desc/>
            <text:p text:style-name="a776" text:class-names="" text:cond-style-name=""><text:span text:style-name="a775" text:class-names=""/></text:p>
            <draw:enhanced-geometry xmlns:dr3d="urn:oasis:names:tc:opendocument:xmlns:dr3d:1.0" draw:type="non-primitive" svg:viewBox="0 0 828 1424" draw:enhanced-path="M ?f3 ?f4 L ?f5 ?f4 ?f6 ?f7 C ?f8 ?f9 ?f10 ?f11 ?f12 ?f13 ?f14 ?f0 ?f15 ?f0 ?f16 ?f17 L ?f18 ?f19 C ?f20 ?f21 ?f0 ?f22 ?f23 ?f24 L ?f25 ?f26 ?f25 ?f27 C ?f25 ?f28 ?f29 ?f2 ?f6 ?f2 L ?f30 ?f2 C ?f31 ?f2 ?f32 ?f28 ?f32 ?f27 L ?f32 ?f33 ?f34 ?f33 ?f34 ?f27 C ?f34 ?f28 ?f35 ?f2 ?f36 ?f2 L ?f37 ?f2 C ?f38 ?f2 ?f39 ?f28 ?f39 ?f27 L ?f39 ?f40 ?f3 ?f40 C ?f41 ?f40 ?f1 ?f42 ?f1 ?f43 L ?f1 ?f39 C ?f1 ?f44 ?f41 ?f4 ?f3 ?f4 Z M ?f45 ?f46 L ?f47 ?f48 ?f49 ?f4 ?f50 ?f4 ?f45 ?f46 M ?f51 ?f52 L ?f53 ?f52 ?f53 ?f40 ?f51 ?f40 ?f51 ?f52 Z M ?f34 ?f54 L ?f32 ?f54 ?f32 ?f55 ?f34 ?f55 ?f34 ?f54 Z M ?f32 ?f56 L ?f32 ?f40 ?f34 ?f40 ?f34 ?f56 ?f32 ?f56 Z M ?f57 ?f52 L ?f58 ?f52 ?f58 ?f40 ?f57 ?f40 ?f57 ?f52 Z M ?f59 ?f43 C ?f59 ?f60 ?f61 ?f62 ?f3 ?f62 L ?f53 ?f62 ?f53 ?f63 ?f3 ?f63 C ?f61 ?f63 ?f59 ?f64 ?f59 ?f39 L ?f59 ?f43 Z N" draw:text-areas="?f159 ?f161 ?f160 ?f162" draw:glue-points="?f163 ?f164 ?f165 ?f164 ?f166 ?f167 ?f168 ?f169 ?f170 ?f171 ?f172 ?f173 ?f174 ?f175 ?f176 ?f177 ?f176 ?f178 ?f166 ?f179 ?f180 ?f179 ?f181 ?f178 ?f181 ?f182 ?f183 ?f182 ?f183 ?f178 ?f184 ?f179 ?f185 ?f179 ?f186 ?f178 ?f186 ?f187 ?f163 ?f187 ?f188 ?f189 ?f188 ?f190 ?f163 ?f164 ?f191 ?f192 ?f193 ?f194 ?f195 ?f164 ?f196 ?f164 ?f191 ?f192 ?f197 ?f198 ?f199 ?f198 ?f199 ?f187 ?f197 ?f187 ?f197 ?f198 ?f183 ?f200 ?f181 ?f200 ?f181 ?f201 ?f183 ?f201 ?f183 ?f200 ?f181 ?f202 ?f181 ?f187 ?f183 ?f187 ?f183 ?f202 ?f181 ?f202 ?f203 ?f198 ?f204 ?f198 ?f204 ?f187 ?f203 ?f187 ?f203 ?f198 ?f205 ?f189 ?f163 ?f206 ?f199 ?f206 ?f199 ?f207 ?f163 ?f207 ?f205 ?f190 ?f205 ?f189"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769"/>
              <draw:equation draw:name="f4" draw:formula="695"/>
              <draw:equation draw:name="f5" draw:formula="229"/>
              <draw:equation draw:name="f6" draw:formula="98"/>
              <draw:equation draw:name="f7" draw:formula="16"/>
              <draw:equation draw:name="f8" draw:formula="97"/>
              <draw:equation draw:name="f9" draw:formula="10"/>
              <draw:equation draw:name="f10" draw:formula="94"/>
              <draw:equation draw:name="f11" draw:formula="6"/>
              <draw:equation draw:name="f12" draw:formula="89"/>
              <draw:equation draw:name="f13" draw:formula="3"/>
              <draw:equation draw:name="f14" draw:formula="84"/>
              <draw:equation draw:name="f15" draw:formula="78"/>
              <draw:equation draw:name="f16" draw:formula="73"/>
              <draw:equation draw:name="f17" draw:formula="2"/>
              <draw:equation draw:name="f18" draw:formula="14"/>
              <draw:equation draw:name="f19" draw:formula="24"/>
              <draw:equation draw:name="f20" draw:formula="5"/>
              <draw:equation draw:name="f21" draw:formula="27"/>
              <draw:equation draw:name="f22" draw:formula="35"/>
              <draw:equation draw:name="f23" draw:formula="1"/>
              <draw:equation draw:name="f24" draw:formula="43"/>
              <draw:equation draw:name="f25" draw:formula="79"/>
              <draw:equation draw:name="f26" draw:formula="715"/>
              <draw:equation draw:name="f27" draw:formula="1405"/>
              <draw:equation draw:name="f28" draw:formula="1416"/>
              <draw:equation draw:name="f29" draw:formula="87"/>
              <draw:equation draw:name="f30" draw:formula="195"/>
              <draw:equation draw:name="f31" draw:formula="205"/>
              <draw:equation draw:name="f32" draw:formula="213"/>
              <draw:equation draw:name="f33" draw:formula="1045"/>
              <draw:equation draw:name="f34" draw:formula="619"/>
              <draw:equation draw:name="f35" draw:formula="627"/>
              <draw:equation draw:name="f36" draw:formula="638"/>
              <draw:equation draw:name="f37" draw:formula="735"/>
              <draw:equation draw:name="f38" draw:formula="745"/>
              <draw:equation draw:name="f39" draw:formula="753"/>
              <draw:equation draw:name="f40" draw:formula="858"/>
              <draw:equation draw:name="f41" draw:formula="802"/>
              <draw:equation draw:name="f42" draw:formula="832"/>
              <draw:equation draw:name="f43" draw:formula="800"/>
              <draw:equation draw:name="f44" draw:formula="721"/>
              <draw:equation draw:name="f45" draw:formula="40"/>
              <draw:equation draw:name="f46" draw:formula="54"/>
              <draw:equation draw:name="f47" draw:formula="65"/>
              <draw:equation draw:name="f48" draw:formula="45"/>
              <draw:equation draw:name="f49" draw:formula="191"/>
              <draw:equation draw:name="f50" draw:formula="115"/>
              <draw:equation draw:name="f51" draw:formula="176"/>
              <draw:equation draw:name="f52" draw:formula="1386"/>
              <draw:equation draw:name="f53" draw:formula="117"/>
              <draw:equation draw:name="f54" draw:formula="1008"/>
              <draw:equation draw:name="f55" draw:formula="968"/>
              <draw:equation draw:name="f56" draw:formula="930"/>
              <draw:equation draw:name="f57" draw:formula="716"/>
              <draw:equation draw:name="f58" draw:formula="657"/>
              <draw:equation draw:name="f59" draw:formula="790"/>
              <draw:equation draw:name="f60" draw:formula="811"/>
              <draw:equation draw:name="f61" draw:formula="781"/>
              <draw:equation draw:name="f62" draw:formula="820"/>
              <draw:equation draw:name="f63" draw:formula="733"/>
              <draw:equation draw:name="f64" draw:formula="742"/>
              <draw:equation draw:name="f65" draw:formula="?f2 - ?f0"/>
              <draw:equation draw:name="f66" draw:formula="?f1 - ?f0"/>
              <draw:equation draw:name="f67" draw:formula="?f66 / 828"/>
              <draw:equation draw:name="f68" draw:formula="?f65 / 1424"/>
              <draw:equation draw:name="f69" draw:formula="769 * ?f66"/>
              <draw:equation draw:name="f70" draw:formula="695 * ?f65"/>
              <draw:equation draw:name="f71" draw:formula="229 * ?f66"/>
              <draw:equation draw:name="f72" draw:formula="98 * ?f66"/>
              <draw:equation draw:name="f73" draw:formula="16 * ?f65"/>
              <draw:equation draw:name="f74" draw:formula="89 * ?f66"/>
              <draw:equation draw:name="f75" draw:formula="3 * ?f65"/>
              <draw:equation draw:name="f76" draw:formula="73 * ?f66"/>
              <draw:equation draw:name="f77" draw:formula="2 * ?f65"/>
              <draw:equation draw:name="f78" draw:formula="14 * ?f66"/>
              <draw:equation draw:name="f79" draw:formula="24 * ?f65"/>
              <draw:equation draw:name="f80" draw:formula="1 * ?f66"/>
              <draw:equation draw:name="f81" draw:formula="43 * ?f65"/>
              <draw:equation draw:name="f82" draw:formula="79 * ?f66"/>
              <draw:equation draw:name="f83" draw:formula="715 * ?f65"/>
              <draw:equation draw:name="f84" draw:formula="1405 * ?f65"/>
              <draw:equation draw:name="f85" draw:formula="1424 * ?f65"/>
              <draw:equation draw:name="f86" draw:formula="195 * ?f66"/>
              <draw:equation draw:name="f87" draw:formula="213 * ?f66"/>
              <draw:equation draw:name="f88" draw:formula="1045 * ?f65"/>
              <draw:equation draw:name="f89" draw:formula="619 * ?f66"/>
              <draw:equation draw:name="f90" draw:formula="638 * ?f66"/>
              <draw:equation draw:name="f91" draw:formula="735 * ?f66"/>
              <draw:equation draw:name="f92" draw:formula="753 * ?f66"/>
              <draw:equation draw:name="f93" draw:formula="858 * ?f65"/>
              <draw:equation draw:name="f94" draw:formula="828 * ?f66"/>
              <draw:equation draw:name="f95" draw:formula="800 * ?f65"/>
              <draw:equation draw:name="f96" draw:formula="753 * ?f65"/>
              <draw:equation draw:name="f97" draw:formula="40 * ?f66"/>
              <draw:equation draw:name="f98" draw:formula="54 * ?f65"/>
              <draw:equation draw:name="f99" draw:formula="65 * ?f66"/>
              <draw:equation draw:name="f100" draw:formula="45 * ?f65"/>
              <draw:equation draw:name="f101" draw:formula="191 * ?f66"/>
              <draw:equation draw:name="f102" draw:formula="115 * ?f66"/>
              <draw:equation draw:name="f103" draw:formula="176 * ?f66"/>
              <draw:equation draw:name="f104" draw:formula="1386 * ?f65"/>
              <draw:equation draw:name="f105" draw:formula="117 * ?f66"/>
              <draw:equation draw:name="f106" draw:formula="1008 * ?f65"/>
              <draw:equation draw:name="f107" draw:formula="968 * ?f65"/>
              <draw:equation draw:name="f108" draw:formula="930 * ?f65"/>
              <draw:equation draw:name="f109" draw:formula="716 * ?f66"/>
              <draw:equation draw:name="f110" draw:formula="657 * ?f66"/>
              <draw:equation draw:name="f111" draw:formula="790 * ?f66"/>
              <draw:equation draw:name="f112" draw:formula="820 * ?f65"/>
              <draw:equation draw:name="f113" draw:formula="733 * ?f65"/>
              <draw:equation draw:name="f114" draw:formula="?f69 / 828"/>
              <draw:equation draw:name="f115" draw:formula="?f70 / 1424"/>
              <draw:equation draw:name="f116" draw:formula="?f71 / 828"/>
              <draw:equation draw:name="f117" draw:formula="?f72 / 828"/>
              <draw:equation draw:name="f118" draw:formula="?f73 / 1424"/>
              <draw:equation draw:name="f119" draw:formula="?f74 / 828"/>
              <draw:equation draw:name="f120" draw:formula="?f75 / 1424"/>
              <draw:equation draw:name="f121" draw:formula="?f76 / 828"/>
              <draw:equation draw:name="f122" draw:formula="?f77 / 1424"/>
              <draw:equation draw:name="f123" draw:formula="?f78 / 828"/>
              <draw:equation draw:name="f124" draw:formula="?f79 / 1424"/>
              <draw:equation draw:name="f125" draw:formula="?f80 / 828"/>
              <draw:equation draw:name="f126" draw:formula="?f81 / 1424"/>
              <draw:equation draw:name="f127" draw:formula="?f82 / 828"/>
              <draw:equation draw:name="f128" draw:formula="?f83 / 1424"/>
              <draw:equation draw:name="f129" draw:formula="?f84 / 1424"/>
              <draw:equation draw:name="f130" draw:formula="?f85 / 1424"/>
              <draw:equation draw:name="f131" draw:formula="?f86 / 828"/>
              <draw:equation draw:name="f132" draw:formula="?f87 / 828"/>
              <draw:equation draw:name="f133" draw:formula="?f88 / 1424"/>
              <draw:equation draw:name="f134" draw:formula="?f89 / 828"/>
              <draw:equation draw:name="f135" draw:formula="?f90 / 828"/>
              <draw:equation draw:name="f136" draw:formula="?f91 / 828"/>
              <draw:equation draw:name="f137" draw:formula="?f92 / 828"/>
              <draw:equation draw:name="f138" draw:formula="?f93 / 1424"/>
              <draw:equation draw:name="f139" draw:formula="?f94 / 828"/>
              <draw:equation draw:name="f140" draw:formula="?f95 / 1424"/>
              <draw:equation draw:name="f141" draw:formula="?f96 / 1424"/>
              <draw:equation draw:name="f142" draw:formula="?f97 / 828"/>
              <draw:equation draw:name="f143" draw:formula="?f98 / 1424"/>
              <draw:equation draw:name="f144" draw:formula="?f99 / 828"/>
              <draw:equation draw:name="f145" draw:formula="?f100 / 1424"/>
              <draw:equation draw:name="f146" draw:formula="?f101 / 828"/>
              <draw:equation draw:name="f147" draw:formula="?f102 / 828"/>
              <draw:equation draw:name="f148" draw:formula="?f103 / 828"/>
              <draw:equation draw:name="f149" draw:formula="?f104 / 1424"/>
              <draw:equation draw:name="f150" draw:formula="?f105 / 828"/>
              <draw:equation draw:name="f151" draw:formula="?f106 / 1424"/>
              <draw:equation draw:name="f152" draw:formula="?f107 / 1424"/>
              <draw:equation draw:name="f153" draw:formula="?f108 / 1424"/>
              <draw:equation draw:name="f154" draw:formula="?f109 / 828"/>
              <draw:equation draw:name="f155" draw:formula="?f110 / 828"/>
              <draw:equation draw:name="f156" draw:formula="?f111 / 828"/>
              <draw:equation draw:name="f157" draw:formula="?f112 / 1424"/>
              <draw:equation draw:name="f158" draw:formula="?f113 / 1424"/>
              <draw:equation draw:name="f159" draw:formula="0 / ?f67"/>
              <draw:equation draw:name="f160" draw:formula="?f1 / ?f67"/>
              <draw:equation draw:name="f161" draw:formula="0 / ?f68"/>
              <draw:equation draw:name="f162" draw:formula="?f2 / ?f68"/>
              <draw:equation draw:name="f163" draw:formula="?f114 / ?f67"/>
              <draw:equation draw:name="f164" draw:formula="?f115 / ?f68"/>
              <draw:equation draw:name="f165" draw:formula="?f116 / ?f67"/>
              <draw:equation draw:name="f166" draw:formula="?f117 / ?f67"/>
              <draw:equation draw:name="f167" draw:formula="?f118 / ?f68"/>
              <draw:equation draw:name="f168" draw:formula="?f119 / ?f67"/>
              <draw:equation draw:name="f169" draw:formula="?f120 / ?f68"/>
              <draw:equation draw:name="f170" draw:formula="?f121 / ?f67"/>
              <draw:equation draw:name="f171" draw:formula="?f122 / ?f68"/>
              <draw:equation draw:name="f172" draw:formula="?f123 / ?f67"/>
              <draw:equation draw:name="f173" draw:formula="?f124 / ?f68"/>
              <draw:equation draw:name="f174" draw:formula="?f125 / ?f67"/>
              <draw:equation draw:name="f175" draw:formula="?f126 / ?f68"/>
              <draw:equation draw:name="f176" draw:formula="?f127 / ?f67"/>
              <draw:equation draw:name="f177" draw:formula="?f128 / ?f68"/>
              <draw:equation draw:name="f178" draw:formula="?f129 / ?f68"/>
              <draw:equation draw:name="f179" draw:formula="?f130 / ?f68"/>
              <draw:equation draw:name="f180" draw:formula="?f131 / ?f67"/>
              <draw:equation draw:name="f181" draw:formula="?f132 / ?f67"/>
              <draw:equation draw:name="f182" draw:formula="?f133 / ?f68"/>
              <draw:equation draw:name="f183" draw:formula="?f134 / ?f67"/>
              <draw:equation draw:name="f184" draw:formula="?f135 / ?f67"/>
              <draw:equation draw:name="f185" draw:formula="?f136 / ?f67"/>
              <draw:equation draw:name="f186" draw:formula="?f137 / ?f67"/>
              <draw:equation draw:name="f187" draw:formula="?f138 / ?f68"/>
              <draw:equation draw:name="f188" draw:formula="?f139 / ?f67"/>
              <draw:equation draw:name="f189" draw:formula="?f140 / ?f68"/>
              <draw:equation draw:name="f190" draw:formula="?f141 / ?f68"/>
              <draw:equation draw:name="f191" draw:formula="?f142 / ?f67"/>
              <draw:equation draw:name="f192" draw:formula="?f143 / ?f68"/>
              <draw:equation draw:name="f193" draw:formula="?f144 / ?f67"/>
              <draw:equation draw:name="f194" draw:formula="?f145 / ?f68"/>
              <draw:equation draw:name="f195" draw:formula="?f146 / ?f67"/>
              <draw:equation draw:name="f196" draw:formula="?f147 / ?f67"/>
              <draw:equation draw:name="f197" draw:formula="?f148 / ?f67"/>
              <draw:equation draw:name="f198" draw:formula="?f149 / ?f68"/>
              <draw:equation draw:name="f199" draw:formula="?f150 / ?f67"/>
              <draw:equation draw:name="f200" draw:formula="?f151 / ?f68"/>
              <draw:equation draw:name="f201" draw:formula="?f152 / ?f68"/>
              <draw:equation draw:name="f202" draw:formula="?f153 / ?f68"/>
              <draw:equation draw:name="f203" draw:formula="?f154 / ?f67"/>
              <draw:equation draw:name="f204" draw:formula="?f155 / ?f67"/>
              <draw:equation draw:name="f205" draw:formula="?f156 / ?f67"/>
              <draw:equation draw:name="f206" draw:formula="?f157 / ?f68"/>
              <draw:equation draw:name="f207" draw:formula="?f158 / ?f68"/>
            </draw:enhanced-geometry>
          </draw:custom-shape>
          <draw:custom-shape svg:x="5.43979in" svg:y="4.16478in" svg:width="0.06405in" svg:height="0.06002in" draw:id="id97" draw:style-name="a780" draw:name="Rectangle 21">
            <svg:title/>
            <svg:desc/>
            <text:p text:style-name="a779" text:class-names="" text:cond-style-name=""><text:span text:style-name="a778" text:class-names=""/></text:p>
            <draw:enhanced-geometry xmlns:dr3d="urn:oasis:names:tc:opendocument:xmlns:dr3d:1.0" draw:type="non-primitive" svg:viewBox="0 0 21600 21600" draw:enhanced-path="M 0 0 L 21600 0 21600 21600 0 21600 Z N"/>
          </draw:custom-shape>
          <draw:custom-shape svg:x="5.41987in" svg:y="4.14524in" svg:width="0.1039in" svg:height="0.07956in" draw:id="id98" draw:style-name="a783" draw:name="Freeform 22">
            <svg:title/>
            <svg:desc/>
            <text:p text:style-name="a782" text:class-names="" text:cond-style-name=""><text:span text:style-name="a781" text:class-names=""/></text:p>
            <draw:enhanced-geometry xmlns:dr3d="urn:oasis:names:tc:opendocument:xmlns:dr3d:1.0" draw:type="non-primitive" svg:viewBox="0 0 73 57" draw:enhanced-path="M ?f1 ?f0 L ?f0 ?f0 ?f0 ?f2 ?f3 ?f2 ?f3 ?f3 ?f4 ?f3 ?f4 ?f2 ?f1 ?f2 ?f1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14"/>
              <draw:equation draw:name="f4" draw:formula="59"/>
              <draw:equation draw:name="f5" draw:formula="?f2 - ?f0"/>
              <draw:equation draw:name="f6" draw:formula="?f1 - ?f0"/>
              <draw:equation draw:name="f7" draw:formula="?f6 / 73"/>
              <draw:equation draw:name="f8" draw:formula="?f5 / 57"/>
              <draw:equation draw:name="f9" draw:formula="73 * ?f6"/>
              <draw:equation draw:name="f10" draw:formula="0 * ?f5"/>
              <draw:equation draw:name="f11" draw:formula="0 * ?f6"/>
              <draw:equation draw:name="f12" draw:formula="57 * ?f5"/>
              <draw:equation draw:name="f13" draw:formula="14 * ?f6"/>
              <draw:equation draw:name="f14" draw:formula="14 * ?f5"/>
              <draw:equation draw:name="f15" draw:formula="59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6.02192in" svg:y="4.16478in" svg:width="0.06262in" svg:height="0.06002in" draw:id="id99" draw:style-name="a786" draw:name="Rectangle 23">
            <svg:title/>
            <svg:desc/>
            <text:p text:style-name="a785" text:class-names="" text:cond-style-name=""><text:span text:style-name="a784" text:class-names=""/></text:p>
            <draw:enhanced-geometry xmlns:dr3d="urn:oasis:names:tc:opendocument:xmlns:dr3d:1.0" draw:type="non-primitive" svg:viewBox="0 0 21600 21600" draw:enhanced-path="M 0 0 L 21600 0 21600 21600 0 21600 Z N"/>
          </draw:custom-shape>
          <draw:custom-shape svg:x="6.00057in" svg:y="4.14524in" svg:width="0.10532in" svg:height="0.07956in" draw:id="id100" draw:style-name="a789" draw:name="Freeform 24">
            <svg:title/>
            <svg:desc/>
            <text:p text:style-name="a788" text:class-names="" text:cond-style-name=""><text:span text:style-name="a787" text:class-names=""/></text:p>
            <draw:enhanced-geometry xmlns:dr3d="urn:oasis:names:tc:opendocument:xmlns:dr3d:1.0" draw:type="non-primitive" svg:viewBox="0 0 74 57" draw:enhanced-path="M ?f1 ?f0 L ?f0 ?f0 ?f0 ?f2 ?f3 ?f2 ?f3 ?f4 ?f5 ?f4 ?f5 ?f2 ?f1 ?f2 ?f1 ?f0 Z N" draw:text-areas="?f24 ?f26 ?f25 ?f27" draw:glue-points="?f28 ?f29 ?f30 ?f29 ?f30 ?f31 ?f32 ?f31 ?f32 ?f33 ?f34 ?f33 ?f34 ?f31 ?f28 ?f31 ?f28 ?f29" draw:glue-point-leaving-directions="-90, -90, -90, -90, -90, -90, -90, -90, -90">
              <draw:equation draw:name="f0" draw:formula="0"/>
              <draw:equation draw:name="f1" draw:formula="74"/>
              <draw:equation draw:name="f2" draw:formula="57"/>
              <draw:equation draw:name="f3" draw:formula="15"/>
              <draw:equation draw:name="f4" draw:formula="14"/>
              <draw:equation draw:name="f5" draw:formula="59"/>
              <draw:equation draw:name="f6" draw:formula="?f2 - ?f0"/>
              <draw:equation draw:name="f7" draw:formula="?f1 - ?f0"/>
              <draw:equation draw:name="f8" draw:formula="?f7 / 74"/>
              <draw:equation draw:name="f9" draw:formula="?f6 / 57"/>
              <draw:equation draw:name="f10" draw:formula="74 * ?f7"/>
              <draw:equation draw:name="f11" draw:formula="0 * ?f6"/>
              <draw:equation draw:name="f12" draw:formula="0 * ?f7"/>
              <draw:equation draw:name="f13" draw:formula="57 * ?f6"/>
              <draw:equation draw:name="f14" draw:formula="15 * ?f7"/>
              <draw:equation draw:name="f15" draw:formula="14 * ?f6"/>
              <draw:equation draw:name="f16" draw:formula="59 * ?f7"/>
              <draw:equation draw:name="f17" draw:formula="?f10 / 74"/>
              <draw:equation draw:name="f18" draw:formula="?f11 / 57"/>
              <draw:equation draw:name="f19" draw:formula="?f12 / 74"/>
              <draw:equation draw:name="f20" draw:formula="?f13 / 57"/>
              <draw:equation draw:name="f21" draw:formula="?f14 / 74"/>
              <draw:equation draw:name="f22" draw:formula="?f15 / 57"/>
              <draw:equation draw:name="f23" draw:formula="?f16 / 74"/>
              <draw:equation draw:name="f24" draw:formula="0 / ?f8"/>
              <draw:equation draw:name="f25" draw:formula="?f1 / ?f8"/>
              <draw:equation draw:name="f26" draw:formula="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x="5.41987in" svg:y="5.73784in" svg:width="0.76573in" svg:height="0.1312in" draw:id="id101" draw:style-name="a792" draw:name="Freeform 25">
            <svg:title/>
            <svg:desc/>
            <text:p text:style-name="a791" text:class-names="" text:cond-style-name=""><text:span text:style-name="a790" text:class-names=""/></text:p>
            <draw:enhanced-geometry xmlns:dr3d="urn:oasis:names:tc:opendocument:xmlns:dr3d:1.0" draw:type="non-primitive" svg:viewBox="0 0 711 125" draw:enhanced-path="M ?f1 ?f3 L ?f1 ?f4 C ?f1 ?f5 ?f6 ?f2 ?f7 ?f2 L ?f8 ?f2 ?f0 ?f2 ?f0 ?f0 ?f7 ?f0 C ?f6 ?f0 ?f1 ?f9 ?f1 ?f3 Z N" draw:text-areas="?f30 ?f32 ?f31 ?f33" draw:glue-points="?f34 ?f35 ?f34 ?f36 ?f37 ?f38 ?f39 ?f38 ?f40 ?f38 ?f40 ?f41 ?f37 ?f41 ?f34 ?f35"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693"/>
              <draw:equation draw:name="f7" draw:formula="671"/>
              <draw:equation draw:name="f8" draw:formula="637"/>
              <draw:equation draw:name="f9" draw:formula="18"/>
              <draw:equation draw:name="f10" draw:formula="?f2 - ?f0"/>
              <draw:equation draw:name="f11" draw:formula="?f1 - ?f0"/>
              <draw:equation draw:name="f12" draw:formula="?f11 / 711"/>
              <draw:equation draw:name="f13" draw:formula="?f10 / 125"/>
              <draw:equation draw:name="f14" draw:formula="711 * ?f11"/>
              <draw:equation draw:name="f15" draw:formula="39 * ?f10"/>
              <draw:equation draw:name="f16" draw:formula="86 * ?f10"/>
              <draw:equation draw:name="f17" draw:formula="671 * ?f11"/>
              <draw:equation draw:name="f18" draw:formula="125 * ?f10"/>
              <draw:equation draw:name="f19" draw:formula="637 * ?f11"/>
              <draw:equation draw:name="f20" draw:formula="0 * ?f11"/>
              <draw:equation draw:name="f21" draw:formula="0 * ?f10"/>
              <draw:equation draw:name="f22" draw:formula="?f14 / 711"/>
              <draw:equation draw:name="f23" draw:formula="?f15 / 125"/>
              <draw:equation draw:name="f24" draw:formula="?f16 / 125"/>
              <draw:equation draw:name="f25" draw:formula="?f17 / 711"/>
              <draw:equation draw:name="f26" draw:formula="?f18 / 125"/>
              <draw:equation draw:name="f27" draw:formula="?f19 / 711"/>
              <draw:equation draw:name="f28" draw:formula="?f20 / 711"/>
              <draw:equation draw:name="f29" draw:formula="?f21 / 125"/>
              <draw:equation draw:name="f30" draw:formula="0 / ?f12"/>
              <draw:equation draw:name="f31" draw:formula="?f1 / ?f12"/>
              <draw:equation draw:name="f32" draw:formula="0 / ?f13"/>
              <draw:equation draw:name="f33" draw:formula="?f2 / ?f13"/>
              <draw:equation draw:name="f34" draw:formula="?f22 / ?f12"/>
              <draw:equation draw:name="f35" draw:formula="?f23 / ?f13"/>
              <draw:equation draw:name="f36" draw:formula="?f24 / ?f13"/>
              <draw:equation draw:name="f37" draw:formula="?f25 / ?f12"/>
              <draw:equation draw:name="f38" draw:formula="?f26 / ?f13"/>
              <draw:equation draw:name="f39" draw:formula="?f27 / ?f12"/>
              <draw:equation draw:name="f40" draw:formula="?f28 / ?f12"/>
              <draw:equation draw:name="f41" draw:formula="?f29 / ?f13"/>
            </draw:enhanced-geometry>
          </draw:custom-shape>
          <draw:custom-shape svg:x="6.00057in" svg:y="5.86904in" svg:width="0.10532in" svg:height="0.5974in" draw:id="id102" draw:style-name="a795" draw:name="Rectangle 26">
            <svg:title/>
            <svg:desc/>
            <text:p text:style-name="a794" text:class-names="" text:cond-style-name=""><text:span text:style-name="a793" text:class-names=""/></text:p>
            <draw:enhanced-geometry xmlns:dr3d="urn:oasis:names:tc:opendocument:xmlns:dr3d:1.0" draw:type="non-primitive" svg:viewBox="0 0 21600 21600" draw:enhanced-path="M 0 0 L 21600 0 21600 21600 0 21600 Z N"/>
          </draw:custom-shape>
          <draw:custom-shape svg:x="5.52377in" svg:y="5.9849in" svg:width="0.4768in" svg:height="0.08235in" draw:id="id103" draw:style-name="a798" draw:name="Rectangle 27">
            <svg:title/>
            <svg:desc/>
            <text:p text:style-name="a797" text:class-names="" text:cond-style-name=""><text:span text:style-name="a796" text:class-names=""/></text:p>
            <draw:enhanced-geometry xmlns:dr3d="urn:oasis:names:tc:opendocument:xmlns:dr3d:1.0" draw:type="non-primitive" svg:viewBox="0 0 21600 21600" draw:enhanced-path="M 0 0 L 21600 0 21600 21600 0 21600 Z N"/>
          </draw:custom-shape>
          <draw:custom-shape svg:x="5.41987in" svg:y="5.86904in" svg:width="0.1039in" svg:height="0.5974in" draw:id="id104" draw:style-name="a801" draw:name="Rectangle 28">
            <svg:title/>
            <svg:desc/>
            <text:p text:style-name="a800" text:class-names="" text:cond-style-name=""><text:span text:style-name="a799" text:class-names=""/></text:p>
            <draw:enhanced-geometry xmlns:dr3d="urn:oasis:names:tc:opendocument:xmlns:dr3d:1.0" draw:type="non-primitive" svg:viewBox="0 0 21600 21600" draw:enhanced-path="M 0 0 L 21600 0 21600 21600 0 21600 Z N"/>
          </draw:custom-shape>
          <draw:custom-shape svg:x="5.33162in" svg:y="5.00365in" svg:width="0.21207in" svg:height="0.73419in" draw:id="id105" draw:style-name="a804" draw:name="Freeform 29">
            <svg:title/>
            <svg:desc/>
            <text:p text:style-name="a803" text:class-names="" text:cond-style-name=""><text:span text:style-name="a802" text:class-names=""/></text:p>
            <draw:enhanced-geometry xmlns:dr3d="urn:oasis:names:tc:opendocument:xmlns:dr3d:1.0" draw:type="non-primitive" svg:viewBox="0 0 196 695" draw:enhanced-path="M ?f3 ?f2 L ?f0 ?f0 ?f4 ?f0 ?f1 ?f2 ?f3 ?f2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81"/>
              <draw:equation draw:name="f4" draw:formula="62"/>
              <draw:equation draw:name="f5" draw:formula="?f2 - ?f0"/>
              <draw:equation draw:name="f6" draw:formula="?f1 - ?f0"/>
              <draw:equation draw:name="f7" draw:formula="?f6 / 196"/>
              <draw:equation draw:name="f8" draw:formula="?f5 / 695"/>
              <draw:equation draw:name="f9" draw:formula="81 * ?f6"/>
              <draw:equation draw:name="f10" draw:formula="695 * ?f5"/>
              <draw:equation draw:name="f11" draw:formula="0 * ?f6"/>
              <draw:equation draw:name="f12" draw:formula="0 * ?f5"/>
              <draw:equation draw:name="f13" draw:formula="62 * ?f6"/>
              <draw:equation draw:name="f14" draw:formula="196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5.31455in" svg:y="4.98411in" svg:width="0.89098in" svg:height="1.50187in" draw:id="id106" draw:style-name="a807" draw:name="Freeform 30">
            <svg:title/>
            <svg:desc/>
            <text:p text:style-name="a806" text:class-names="" text:cond-style-name=""><text:span text:style-name="a805" text:class-names=""/></text:p>
            <draw:enhanced-geometry xmlns:dr3d="urn:oasis:names:tc:opendocument:xmlns:dr3d:1.0" draw:type="non-primitive" svg:viewBox="0 0 828 1424" draw:enhanced-path="M ?f3 ?f4 L ?f5 ?f4 ?f6 ?f7 C ?f8 ?f9 ?f10 ?f11 ?f12 ?f13 ?f14 ?f0 ?f15 ?f0 ?f16 ?f17 L ?f18 ?f19 C ?f20 ?f21 ?f0 ?f22 ?f23 ?f24 L ?f25 ?f26 ?f25 ?f27 C ?f25 ?f28 ?f29 ?f2 ?f6 ?f2 L ?f30 ?f2 C ?f31 ?f2 ?f32 ?f28 ?f32 ?f27 L ?f32 ?f33 ?f34 ?f33 ?f34 ?f27 C ?f34 ?f28 ?f35 ?f2 ?f36 ?f2 L ?f37 ?f2 C ?f38 ?f2 ?f39 ?f28 ?f39 ?f27 L ?f39 ?f40 ?f3 ?f40 C ?f41 ?f40 ?f1 ?f42 ?f1 ?f43 L ?f1 ?f39 C ?f1 ?f44 ?f41 ?f4 ?f3 ?f4 M ?f45 ?f46 L ?f47 ?f48 ?f49 ?f4 ?f50 ?f4 ?f45 ?f46 Z M ?f51 ?f52 L ?f53 ?f52 ?f53 ?f40 ?f51 ?f40 ?f51 ?f52 Z M ?f34 ?f54 L ?f32 ?f54 ?f32 ?f55 ?f34 ?f55 ?f34 ?f54 Z M ?f32 ?f56 L ?f32 ?f40 ?f34 ?f40 ?f34 ?f56 ?f32 ?f56 Z M ?f57 ?f52 L ?f58 ?f52 ?f58 ?f40 ?f57 ?f40 ?f57 ?f52 Z M ?f59 ?f43 C ?f59 ?f60 ?f61 ?f62 ?f3 ?f62 L ?f53 ?f62 ?f53 ?f63 ?f3 ?f63 C ?f61 ?f63 ?f59 ?f64 ?f59 ?f39 L ?f59 ?f43 Z N" draw:text-areas="?f159 ?f161 ?f160 ?f162" draw:glue-points="?f163 ?f164 ?f165 ?f164 ?f166 ?f167 ?f168 ?f169 ?f170 ?f171 ?f172 ?f173 ?f174 ?f175 ?f176 ?f177 ?f176 ?f178 ?f166 ?f179 ?f180 ?f179 ?f181 ?f178 ?f181 ?f182 ?f183 ?f182 ?f183 ?f178 ?f184 ?f179 ?f185 ?f179 ?f186 ?f178 ?f186 ?f187 ?f163 ?f187 ?f188 ?f189 ?f188 ?f190 ?f163 ?f164 ?f191 ?f192 ?f193 ?f194 ?f195 ?f164 ?f196 ?f164 ?f191 ?f192 ?f197 ?f198 ?f199 ?f198 ?f199 ?f187 ?f197 ?f187 ?f197 ?f198 ?f183 ?f200 ?f181 ?f200 ?f181 ?f201 ?f183 ?f201 ?f183 ?f200 ?f181 ?f202 ?f181 ?f187 ?f183 ?f187 ?f183 ?f202 ?f181 ?f202 ?f203 ?f198 ?f204 ?f198 ?f204 ?f187 ?f203 ?f187 ?f203 ?f198 ?f205 ?f189 ?f163 ?f206 ?f199 ?f206 ?f199 ?f207 ?f163 ?f207 ?f205 ?f190 ?f205 ?f189"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769"/>
              <draw:equation draw:name="f4" draw:formula="695"/>
              <draw:equation draw:name="f5" draw:formula="229"/>
              <draw:equation draw:name="f6" draw:formula="98"/>
              <draw:equation draw:name="f7" draw:formula="16"/>
              <draw:equation draw:name="f8" draw:formula="97"/>
              <draw:equation draw:name="f9" draw:formula="10"/>
              <draw:equation draw:name="f10" draw:formula="94"/>
              <draw:equation draw:name="f11" draw:formula="6"/>
              <draw:equation draw:name="f12" draw:formula="89"/>
              <draw:equation draw:name="f13" draw:formula="3"/>
              <draw:equation draw:name="f14" draw:formula="84"/>
              <draw:equation draw:name="f15" draw:formula="78"/>
              <draw:equation draw:name="f16" draw:formula="73"/>
              <draw:equation draw:name="f17" draw:formula="2"/>
              <draw:equation draw:name="f18" draw:formula="14"/>
              <draw:equation draw:name="f19" draw:formula="24"/>
              <draw:equation draw:name="f20" draw:formula="5"/>
              <draw:equation draw:name="f21" draw:formula="27"/>
              <draw:equation draw:name="f22" draw:formula="35"/>
              <draw:equation draw:name="f23" draw:formula="1"/>
              <draw:equation draw:name="f24" draw:formula="43"/>
              <draw:equation draw:name="f25" draw:formula="79"/>
              <draw:equation draw:name="f26" draw:formula="715"/>
              <draw:equation draw:name="f27" draw:formula="1405"/>
              <draw:equation draw:name="f28" draw:formula="1416"/>
              <draw:equation draw:name="f29" draw:formula="87"/>
              <draw:equation draw:name="f30" draw:formula="195"/>
              <draw:equation draw:name="f31" draw:formula="205"/>
              <draw:equation draw:name="f32" draw:formula="213"/>
              <draw:equation draw:name="f33" draw:formula="1045"/>
              <draw:equation draw:name="f34" draw:formula="619"/>
              <draw:equation draw:name="f35" draw:formula="627"/>
              <draw:equation draw:name="f36" draw:formula="638"/>
              <draw:equation draw:name="f37" draw:formula="735"/>
              <draw:equation draw:name="f38" draw:formula="745"/>
              <draw:equation draw:name="f39" draw:formula="753"/>
              <draw:equation draw:name="f40" draw:formula="858"/>
              <draw:equation draw:name="f41" draw:formula="802"/>
              <draw:equation draw:name="f42" draw:formula="832"/>
              <draw:equation draw:name="f43" draw:formula="800"/>
              <draw:equation draw:name="f44" draw:formula="721"/>
              <draw:equation draw:name="f45" draw:formula="40"/>
              <draw:equation draw:name="f46" draw:formula="54"/>
              <draw:equation draw:name="f47" draw:formula="65"/>
              <draw:equation draw:name="f48" draw:formula="45"/>
              <draw:equation draw:name="f49" draw:formula="191"/>
              <draw:equation draw:name="f50" draw:formula="115"/>
              <draw:equation draw:name="f51" draw:formula="176"/>
              <draw:equation draw:name="f52" draw:formula="1386"/>
              <draw:equation draw:name="f53" draw:formula="117"/>
              <draw:equation draw:name="f54" draw:formula="1008"/>
              <draw:equation draw:name="f55" draw:formula="968"/>
              <draw:equation draw:name="f56" draw:formula="931"/>
              <draw:equation draw:name="f57" draw:formula="716"/>
              <draw:equation draw:name="f58" draw:formula="657"/>
              <draw:equation draw:name="f59" draw:formula="790"/>
              <draw:equation draw:name="f60" draw:formula="811"/>
              <draw:equation draw:name="f61" draw:formula="781"/>
              <draw:equation draw:name="f62" draw:formula="820"/>
              <draw:equation draw:name="f63" draw:formula="733"/>
              <draw:equation draw:name="f64" draw:formula="742"/>
              <draw:equation draw:name="f65" draw:formula="?f2 - ?f0"/>
              <draw:equation draw:name="f66" draw:formula="?f1 - ?f0"/>
              <draw:equation draw:name="f67" draw:formula="?f66 / 828"/>
              <draw:equation draw:name="f68" draw:formula="?f65 / 1424"/>
              <draw:equation draw:name="f69" draw:formula="769 * ?f66"/>
              <draw:equation draw:name="f70" draw:formula="695 * ?f65"/>
              <draw:equation draw:name="f71" draw:formula="229 * ?f66"/>
              <draw:equation draw:name="f72" draw:formula="98 * ?f66"/>
              <draw:equation draw:name="f73" draw:formula="16 * ?f65"/>
              <draw:equation draw:name="f74" draw:formula="89 * ?f66"/>
              <draw:equation draw:name="f75" draw:formula="3 * ?f65"/>
              <draw:equation draw:name="f76" draw:formula="73 * ?f66"/>
              <draw:equation draw:name="f77" draw:formula="2 * ?f65"/>
              <draw:equation draw:name="f78" draw:formula="14 * ?f66"/>
              <draw:equation draw:name="f79" draw:formula="24 * ?f65"/>
              <draw:equation draw:name="f80" draw:formula="1 * ?f66"/>
              <draw:equation draw:name="f81" draw:formula="43 * ?f65"/>
              <draw:equation draw:name="f82" draw:formula="79 * ?f66"/>
              <draw:equation draw:name="f83" draw:formula="715 * ?f65"/>
              <draw:equation draw:name="f84" draw:formula="1405 * ?f65"/>
              <draw:equation draw:name="f85" draw:formula="1424 * ?f65"/>
              <draw:equation draw:name="f86" draw:formula="195 * ?f66"/>
              <draw:equation draw:name="f87" draw:formula="213 * ?f66"/>
              <draw:equation draw:name="f88" draw:formula="1045 * ?f65"/>
              <draw:equation draw:name="f89" draw:formula="619 * ?f66"/>
              <draw:equation draw:name="f90" draw:formula="638 * ?f66"/>
              <draw:equation draw:name="f91" draw:formula="735 * ?f66"/>
              <draw:equation draw:name="f92" draw:formula="753 * ?f66"/>
              <draw:equation draw:name="f93" draw:formula="858 * ?f65"/>
              <draw:equation draw:name="f94" draw:formula="828 * ?f66"/>
              <draw:equation draw:name="f95" draw:formula="800 * ?f65"/>
              <draw:equation draw:name="f96" draw:formula="753 * ?f65"/>
              <draw:equation draw:name="f97" draw:formula="40 * ?f66"/>
              <draw:equation draw:name="f98" draw:formula="54 * ?f65"/>
              <draw:equation draw:name="f99" draw:formula="65 * ?f66"/>
              <draw:equation draw:name="f100" draw:formula="45 * ?f65"/>
              <draw:equation draw:name="f101" draw:formula="191 * ?f66"/>
              <draw:equation draw:name="f102" draw:formula="115 * ?f66"/>
              <draw:equation draw:name="f103" draw:formula="176 * ?f66"/>
              <draw:equation draw:name="f104" draw:formula="1386 * ?f65"/>
              <draw:equation draw:name="f105" draw:formula="117 * ?f66"/>
              <draw:equation draw:name="f106" draw:formula="1008 * ?f65"/>
              <draw:equation draw:name="f107" draw:formula="968 * ?f65"/>
              <draw:equation draw:name="f108" draw:formula="931 * ?f65"/>
              <draw:equation draw:name="f109" draw:formula="716 * ?f66"/>
              <draw:equation draw:name="f110" draw:formula="657 * ?f66"/>
              <draw:equation draw:name="f111" draw:formula="790 * ?f66"/>
              <draw:equation draw:name="f112" draw:formula="820 * ?f65"/>
              <draw:equation draw:name="f113" draw:formula="733 * ?f65"/>
              <draw:equation draw:name="f114" draw:formula="?f69 / 828"/>
              <draw:equation draw:name="f115" draw:formula="?f70 / 1424"/>
              <draw:equation draw:name="f116" draw:formula="?f71 / 828"/>
              <draw:equation draw:name="f117" draw:formula="?f72 / 828"/>
              <draw:equation draw:name="f118" draw:formula="?f73 / 1424"/>
              <draw:equation draw:name="f119" draw:formula="?f74 / 828"/>
              <draw:equation draw:name="f120" draw:formula="?f75 / 1424"/>
              <draw:equation draw:name="f121" draw:formula="?f76 / 828"/>
              <draw:equation draw:name="f122" draw:formula="?f77 / 1424"/>
              <draw:equation draw:name="f123" draw:formula="?f78 / 828"/>
              <draw:equation draw:name="f124" draw:formula="?f79 / 1424"/>
              <draw:equation draw:name="f125" draw:formula="?f80 / 828"/>
              <draw:equation draw:name="f126" draw:formula="?f81 / 1424"/>
              <draw:equation draw:name="f127" draw:formula="?f82 / 828"/>
              <draw:equation draw:name="f128" draw:formula="?f83 / 1424"/>
              <draw:equation draw:name="f129" draw:formula="?f84 / 1424"/>
              <draw:equation draw:name="f130" draw:formula="?f85 / 1424"/>
              <draw:equation draw:name="f131" draw:formula="?f86 / 828"/>
              <draw:equation draw:name="f132" draw:formula="?f87 / 828"/>
              <draw:equation draw:name="f133" draw:formula="?f88 / 1424"/>
              <draw:equation draw:name="f134" draw:formula="?f89 / 828"/>
              <draw:equation draw:name="f135" draw:formula="?f90 / 828"/>
              <draw:equation draw:name="f136" draw:formula="?f91 / 828"/>
              <draw:equation draw:name="f137" draw:formula="?f92 / 828"/>
              <draw:equation draw:name="f138" draw:formula="?f93 / 1424"/>
              <draw:equation draw:name="f139" draw:formula="?f94 / 828"/>
              <draw:equation draw:name="f140" draw:formula="?f95 / 1424"/>
              <draw:equation draw:name="f141" draw:formula="?f96 / 1424"/>
              <draw:equation draw:name="f142" draw:formula="?f97 / 828"/>
              <draw:equation draw:name="f143" draw:formula="?f98 / 1424"/>
              <draw:equation draw:name="f144" draw:formula="?f99 / 828"/>
              <draw:equation draw:name="f145" draw:formula="?f100 / 1424"/>
              <draw:equation draw:name="f146" draw:formula="?f101 / 828"/>
              <draw:equation draw:name="f147" draw:formula="?f102 / 828"/>
              <draw:equation draw:name="f148" draw:formula="?f103 / 828"/>
              <draw:equation draw:name="f149" draw:formula="?f104 / 1424"/>
              <draw:equation draw:name="f150" draw:formula="?f105 / 828"/>
              <draw:equation draw:name="f151" draw:formula="?f106 / 1424"/>
              <draw:equation draw:name="f152" draw:formula="?f107 / 1424"/>
              <draw:equation draw:name="f153" draw:formula="?f108 / 1424"/>
              <draw:equation draw:name="f154" draw:formula="?f109 / 828"/>
              <draw:equation draw:name="f155" draw:formula="?f110 / 828"/>
              <draw:equation draw:name="f156" draw:formula="?f111 / 828"/>
              <draw:equation draw:name="f157" draw:formula="?f112 / 1424"/>
              <draw:equation draw:name="f158" draw:formula="?f113 / 1424"/>
              <draw:equation draw:name="f159" draw:formula="0 / ?f67"/>
              <draw:equation draw:name="f160" draw:formula="?f1 / ?f67"/>
              <draw:equation draw:name="f161" draw:formula="0 / ?f68"/>
              <draw:equation draw:name="f162" draw:formula="?f2 / ?f68"/>
              <draw:equation draw:name="f163" draw:formula="?f114 / ?f67"/>
              <draw:equation draw:name="f164" draw:formula="?f115 / ?f68"/>
              <draw:equation draw:name="f165" draw:formula="?f116 / ?f67"/>
              <draw:equation draw:name="f166" draw:formula="?f117 / ?f67"/>
              <draw:equation draw:name="f167" draw:formula="?f118 / ?f68"/>
              <draw:equation draw:name="f168" draw:formula="?f119 / ?f67"/>
              <draw:equation draw:name="f169" draw:formula="?f120 / ?f68"/>
              <draw:equation draw:name="f170" draw:formula="?f121 / ?f67"/>
              <draw:equation draw:name="f171" draw:formula="?f122 / ?f68"/>
              <draw:equation draw:name="f172" draw:formula="?f123 / ?f67"/>
              <draw:equation draw:name="f173" draw:formula="?f124 / ?f68"/>
              <draw:equation draw:name="f174" draw:formula="?f125 / ?f67"/>
              <draw:equation draw:name="f175" draw:formula="?f126 / ?f68"/>
              <draw:equation draw:name="f176" draw:formula="?f127 / ?f67"/>
              <draw:equation draw:name="f177" draw:formula="?f128 / ?f68"/>
              <draw:equation draw:name="f178" draw:formula="?f129 / ?f68"/>
              <draw:equation draw:name="f179" draw:formula="?f130 / ?f68"/>
              <draw:equation draw:name="f180" draw:formula="?f131 / ?f67"/>
              <draw:equation draw:name="f181" draw:formula="?f132 / ?f67"/>
              <draw:equation draw:name="f182" draw:formula="?f133 / ?f68"/>
              <draw:equation draw:name="f183" draw:formula="?f134 / ?f67"/>
              <draw:equation draw:name="f184" draw:formula="?f135 / ?f67"/>
              <draw:equation draw:name="f185" draw:formula="?f136 / ?f67"/>
              <draw:equation draw:name="f186" draw:formula="?f137 / ?f67"/>
              <draw:equation draw:name="f187" draw:formula="?f138 / ?f68"/>
              <draw:equation draw:name="f188" draw:formula="?f139 / ?f67"/>
              <draw:equation draw:name="f189" draw:formula="?f140 / ?f68"/>
              <draw:equation draw:name="f190" draw:formula="?f141 / ?f68"/>
              <draw:equation draw:name="f191" draw:formula="?f142 / ?f67"/>
              <draw:equation draw:name="f192" draw:formula="?f143 / ?f68"/>
              <draw:equation draw:name="f193" draw:formula="?f144 / ?f67"/>
              <draw:equation draw:name="f194" draw:formula="?f145 / ?f68"/>
              <draw:equation draw:name="f195" draw:formula="?f146 / ?f67"/>
              <draw:equation draw:name="f196" draw:formula="?f147 / ?f67"/>
              <draw:equation draw:name="f197" draw:formula="?f148 / ?f67"/>
              <draw:equation draw:name="f198" draw:formula="?f149 / ?f68"/>
              <draw:equation draw:name="f199" draw:formula="?f150 / ?f67"/>
              <draw:equation draw:name="f200" draw:formula="?f151 / ?f68"/>
              <draw:equation draw:name="f201" draw:formula="?f152 / ?f68"/>
              <draw:equation draw:name="f202" draw:formula="?f153 / ?f68"/>
              <draw:equation draw:name="f203" draw:formula="?f154 / ?f67"/>
              <draw:equation draw:name="f204" draw:formula="?f155 / ?f67"/>
              <draw:equation draw:name="f205" draw:formula="?f156 / ?f67"/>
              <draw:equation draw:name="f206" draw:formula="?f157 / ?f68"/>
              <draw:equation draw:name="f207" draw:formula="?f158 / ?f68"/>
            </draw:enhanced-geometry>
          </draw:custom-shape>
          <draw:custom-shape svg:x="5.43979in" svg:y="5.88859in" svg:width="0.06405in" svg:height="0.06002in" draw:id="id107" draw:style-name="a810" draw:name="Rectangle 31">
            <svg:title/>
            <svg:desc/>
            <text:p text:style-name="a809" text:class-names="" text:cond-style-name=""><text:span text:style-name="a808" text:class-names=""/></text:p>
            <draw:enhanced-geometry xmlns:dr3d="urn:oasis:names:tc:opendocument:xmlns:dr3d:1.0" draw:type="non-primitive" svg:viewBox="0 0 21600 21600" draw:enhanced-path="M 0 0 L 21600 0 21600 21600 0 21600 Z N"/>
          </draw:custom-shape>
          <draw:custom-shape svg:x="5.41987in" svg:y="5.86904in" svg:width="0.1039in" svg:height="0.07956in" draw:id="id108" draw:style-name="a813" draw:name="Freeform 32">
            <svg:title/>
            <svg:desc/>
            <text:p text:style-name="a812" text:class-names="" text:cond-style-name=""><text:span text:style-name="a811" text:class-names=""/></text:p>
            <draw:enhanced-geometry xmlns:dr3d="urn:oasis:names:tc:opendocument:xmlns:dr3d:1.0" draw:type="non-primitive" svg:viewBox="0 0 73 57" draw:enhanced-path="M ?f1 ?f0 L ?f0 ?f0 ?f0 ?f2 ?f3 ?f2 ?f3 ?f3 ?f4 ?f3 ?f4 ?f2 ?f1 ?f2 ?f1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14"/>
              <draw:equation draw:name="f4" draw:formula="59"/>
              <draw:equation draw:name="f5" draw:formula="?f2 - ?f0"/>
              <draw:equation draw:name="f6" draw:formula="?f1 - ?f0"/>
              <draw:equation draw:name="f7" draw:formula="?f6 / 73"/>
              <draw:equation draw:name="f8" draw:formula="?f5 / 57"/>
              <draw:equation draw:name="f9" draw:formula="73 * ?f6"/>
              <draw:equation draw:name="f10" draw:formula="0 * ?f5"/>
              <draw:equation draw:name="f11" draw:formula="0 * ?f6"/>
              <draw:equation draw:name="f12" draw:formula="57 * ?f5"/>
              <draw:equation draw:name="f13" draw:formula="14 * ?f6"/>
              <draw:equation draw:name="f14" draw:formula="14 * ?f5"/>
              <draw:equation draw:name="f15" draw:formula="59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6.02192in" svg:y="5.88859in" svg:width="0.06262in" svg:height="0.06002in" draw:id="id109" draw:style-name="a816" draw:name="Rectangle 33">
            <svg:title/>
            <svg:desc/>
            <text:p text:style-name="a815" text:class-names="" text:cond-style-name=""><text:span text:style-name="a814" text:class-names=""/></text:p>
            <draw:enhanced-geometry xmlns:dr3d="urn:oasis:names:tc:opendocument:xmlns:dr3d:1.0" draw:type="non-primitive" svg:viewBox="0 0 21600 21600" draw:enhanced-path="M 0 0 L 21600 0 21600 21600 0 21600 Z N"/>
          </draw:custom-shape>
          <draw:custom-shape svg:x="6.00057in" svg:y="5.86904in" svg:width="0.10532in" svg:height="0.07956in" draw:id="id110" draw:style-name="a819" draw:name="Freeform 34">
            <svg:title/>
            <svg:desc/>
            <text:p text:style-name="a818" text:class-names="" text:cond-style-name=""><text:span text:style-name="a817" text:class-names=""/></text:p>
            <draw:enhanced-geometry xmlns:dr3d="urn:oasis:names:tc:opendocument:xmlns:dr3d:1.0" draw:type="non-primitive" svg:viewBox="0 0 74 57" draw:enhanced-path="M ?f1 ?f0 L ?f0 ?f0 ?f0 ?f2 ?f3 ?f2 ?f3 ?f4 ?f5 ?f4 ?f5 ?f2 ?f1 ?f2 ?f1 ?f0 Z N" draw:text-areas="?f24 ?f26 ?f25 ?f27" draw:glue-points="?f28 ?f29 ?f30 ?f29 ?f30 ?f31 ?f32 ?f31 ?f32 ?f33 ?f34 ?f33 ?f34 ?f31 ?f28 ?f31 ?f28 ?f29" draw:glue-point-leaving-directions="-90, -90, -90, -90, -90, -90, -90, -90, -90">
              <draw:equation draw:name="f0" draw:formula="0"/>
              <draw:equation draw:name="f1" draw:formula="74"/>
              <draw:equation draw:name="f2" draw:formula="57"/>
              <draw:equation draw:name="f3" draw:formula="15"/>
              <draw:equation draw:name="f4" draw:formula="14"/>
              <draw:equation draw:name="f5" draw:formula="59"/>
              <draw:equation draw:name="f6" draw:formula="?f2 - ?f0"/>
              <draw:equation draw:name="f7" draw:formula="?f1 - ?f0"/>
              <draw:equation draw:name="f8" draw:formula="?f7 / 74"/>
              <draw:equation draw:name="f9" draw:formula="?f6 / 57"/>
              <draw:equation draw:name="f10" draw:formula="74 * ?f7"/>
              <draw:equation draw:name="f11" draw:formula="0 * ?f6"/>
              <draw:equation draw:name="f12" draw:formula="0 * ?f7"/>
              <draw:equation draw:name="f13" draw:formula="57 * ?f6"/>
              <draw:equation draw:name="f14" draw:formula="15 * ?f7"/>
              <draw:equation draw:name="f15" draw:formula="14 * ?f6"/>
              <draw:equation draw:name="f16" draw:formula="59 * ?f7"/>
              <draw:equation draw:name="f17" draw:formula="?f10 / 74"/>
              <draw:equation draw:name="f18" draw:formula="?f11 / 57"/>
              <draw:equation draw:name="f19" draw:formula="?f12 / 74"/>
              <draw:equation draw:name="f20" draw:formula="?f13 / 57"/>
              <draw:equation draw:name="f21" draw:formula="?f14 / 74"/>
              <draw:equation draw:name="f22" draw:formula="?f15 / 57"/>
              <draw:equation draw:name="f23" draw:formula="?f16 / 74"/>
              <draw:equation draw:name="f24" draw:formula="0 / ?f8"/>
              <draw:equation draw:name="f25" draw:formula="?f1 / ?f8"/>
              <draw:equation draw:name="f26" draw:formula="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x="7.14774in" svg:y="2.29024in" svg:width="0.76573in" svg:height="0.1312in" draw:id="id111" draw:style-name="a822" draw:name="Freeform 35">
            <svg:title/>
            <svg:desc/>
            <text:p text:style-name="a821" text:class-names="" text:cond-style-name=""><text:span text:style-name="a820" text:class-names=""/></text:p>
            <draw:enhanced-geometry xmlns:dr3d="urn:oasis:names:tc:opendocument:xmlns:dr3d:1.0" draw:type="non-primitive" svg:viewBox="0 0 711 125" draw:enhanced-path="M ?f0 ?f3 L ?f0 ?f4 C ?f0 ?f5 ?f6 ?f2 ?f3 ?f2 L ?f7 ?f2 ?f1 ?f2 ?f1 ?f0 ?f3 ?f0 C ?f6 ?f0 ?f0 ?f8 ?f0 ?f3 Z N" draw:text-areas="?f29 ?f31 ?f30 ?f32" draw:glue-points="?f33 ?f34 ?f33 ?f35 ?f36 ?f37 ?f38 ?f37 ?f39 ?f37 ?f39 ?f40 ?f36 ?f40 ?f33 ?f34"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18"/>
              <draw:equation draw:name="f7" draw:formula="74"/>
              <draw:equation draw:name="f8" draw:formula="17"/>
              <draw:equation draw:name="f9" draw:formula="?f2 - ?f0"/>
              <draw:equation draw:name="f10" draw:formula="?f1 - ?f0"/>
              <draw:equation draw:name="f11" draw:formula="?f10 / 711"/>
              <draw:equation draw:name="f12" draw:formula="?f9 / 125"/>
              <draw:equation draw:name="f13" draw:formula="0 * ?f10"/>
              <draw:equation draw:name="f14" draw:formula="39 * ?f9"/>
              <draw:equation draw:name="f15" draw:formula="86 * ?f9"/>
              <draw:equation draw:name="f16" draw:formula="39 * ?f10"/>
              <draw:equation draw:name="f17" draw:formula="125 * ?f9"/>
              <draw:equation draw:name="f18" draw:formula="74 * ?f10"/>
              <draw:equation draw:name="f19" draw:formula="711 * ?f10"/>
              <draw:equation draw:name="f20" draw:formula="0 * ?f9"/>
              <draw:equation draw:name="f21" draw:formula="?f13 / 711"/>
              <draw:equation draw:name="f22" draw:formula="?f14 / 125"/>
              <draw:equation draw:name="f23" draw:formula="?f15 / 125"/>
              <draw:equation draw:name="f24" draw:formula="?f16 / 711"/>
              <draw:equation draw:name="f25" draw:formula="?f17 / 125"/>
              <draw:equation draw:name="f26" draw:formula="?f18 / 711"/>
              <draw:equation draw:name="f27" draw:formula="?f19 / 711"/>
              <draw:equation draw:name="f28" draw:formula="?f20 / 125"/>
              <draw:equation draw:name="f29" draw:formula="0 / ?f11"/>
              <draw:equation draw:name="f30" draw:formula="?f1 / ?f11"/>
              <draw:equation draw:name="f31" draw:formula="0 / ?f12"/>
              <draw:equation draw:name="f32" draw:formula="?f2 / ?f12"/>
              <draw:equation draw:name="f33" draw:formula="?f21 / ?f11"/>
              <draw:equation draw:name="f34" draw:formula="?f22 / ?f12"/>
              <draw:equation draw:name="f35" draw:formula="?f23 / ?f12"/>
              <draw:equation draw:name="f36" draw:formula="?f24 / ?f11"/>
              <draw:equation draw:name="f37" draw:formula="?f25 / ?f12"/>
              <draw:equation draw:name="f38" draw:formula="?f26 / ?f11"/>
              <draw:equation draw:name="f39" draw:formula="?f27 / ?f11"/>
              <draw:equation draw:name="f40" draw:formula="?f28 / ?f12"/>
            </draw:enhanced-geometry>
          </draw:custom-shape>
          <draw:custom-shape svg:x="7.22744in" svg:y="2.42144in" svg:width="0.1039in" svg:height="0.5974in" draw:id="id112" draw:style-name="a825" draw:name="Rectangle 36">
            <svg:title/>
            <svg:desc/>
            <text:p text:style-name="a824" text:class-names="" text:cond-style-name=""><text:span text:style-name="a823" text:class-names=""/></text:p>
            <draw:enhanced-geometry xmlns:dr3d="urn:oasis:names:tc:opendocument:xmlns:dr3d:1.0" draw:type="non-primitive" svg:viewBox="0 0 21600 21600" draw:enhanced-path="M 0 0 L 21600 0 21600 21600 0 21600 Z N"/>
          </draw:custom-shape>
          <draw:custom-shape svg:x="7.33134in" svg:y="2.53729in" svg:width="0.47822in" svg:height="0.08235in" draw:id="id113" draw:style-name="a828" draw:name="Rectangle 37">
            <svg:title/>
            <svg:desc/>
            <text:p text:style-name="a827" text:class-names="" text:cond-style-name=""><text:span text:style-name="a826" text:class-names=""/></text:p>
            <draw:enhanced-geometry xmlns:dr3d="urn:oasis:names:tc:opendocument:xmlns:dr3d:1.0" draw:type="non-primitive" svg:viewBox="0 0 21600 21600" draw:enhanced-path="M 0 0 L 21600 0 21600 21600 0 21600 Z N"/>
          </draw:custom-shape>
          <draw:custom-shape svg:x="7.80957in" svg:y="2.42144in" svg:width="0.1039in" svg:height="0.5974in" draw:id="id114" draw:style-name="a831" draw:name="Rectangle 38">
            <svg:title/>
            <svg:desc/>
            <text:p text:style-name="a830" text:class-names="" text:cond-style-name=""><text:span text:style-name="a829" text:class-names=""/></text:p>
            <draw:enhanced-geometry xmlns:dr3d="urn:oasis:names:tc:opendocument:xmlns:dr3d:1.0" draw:type="non-primitive" svg:viewBox="0 0 21600 21600" draw:enhanced-path="M 0 0 L 21600 0 21600 21600 0 21600 Z N"/>
          </draw:custom-shape>
          <draw:custom-shape svg:x="7.78964in" svg:y="1.55605in" svg:width="0.21065in" svg:height="0.73419in" draw:id="id115" draw:style-name="a834" draw:name="Freeform 39">
            <svg:title/>
            <svg:desc/>
            <text:p text:style-name="a833" text:class-names="" text:cond-style-name=""><text:span text:style-name="a832" text:class-names=""/></text:p>
            <draw:enhanced-geometry xmlns:dr3d="urn:oasis:names:tc:opendocument:xmlns:dr3d:1.0" draw:type="non-primitive" svg:viewBox="0 0 196 695" draw:enhanced-path="M ?f3 ?f2 L ?f1 ?f0 ?f4 ?f0 ?f0 ?f2 ?f3 ?f2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115"/>
              <draw:equation draw:name="f4" draw:formula="133"/>
              <draw:equation draw:name="f5" draw:formula="?f2 - ?f0"/>
              <draw:equation draw:name="f6" draw:formula="?f1 - ?f0"/>
              <draw:equation draw:name="f7" draw:formula="?f6 / 196"/>
              <draw:equation draw:name="f8" draw:formula="?f5 / 695"/>
              <draw:equation draw:name="f9" draw:formula="115 * ?f6"/>
              <draw:equation draw:name="f10" draw:formula="695 * ?f5"/>
              <draw:equation draw:name="f11" draw:formula="196 * ?f6"/>
              <draw:equation draw:name="f12" draw:formula="0 * ?f5"/>
              <draw:equation draw:name="f13" draw:formula="133 * ?f6"/>
              <draw:equation draw:name="f14" draw:formula="0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7.12781in" svg:y="1.53651in" svg:width="0.89098in" svg:height="1.50187in" draw:id="id116" draw:style-name="a837" draw:name="Freeform 40">
            <svg:title/>
            <svg:desc/>
            <text:p text:style-name="a836" text:class-names="" text:cond-style-name=""><text:span text:style-name="a835" text:class-names=""/></text:p>
            <draw:enhanced-geometry xmlns:dr3d="urn:oasis:names:tc:opendocument:xmlns:dr3d:1.0" draw:type="non-primitive" svg:viewBox="0 0 828 1424" draw:enhanced-path="M ?f3 ?f4 L ?f5 ?f4 ?f6 ?f7 C ?f8 ?f9 ?f10 ?f11 ?f12 ?f13 ?f14 ?f0 ?f15 ?f0 ?f16 ?f17 L ?f18 ?f19 C ?f20 ?f21 ?f1 ?f22 ?f23 ?f24 L ?f25 ?f26 ?f25 ?f27 C ?f25 ?f28 ?f29 ?f2 ?f6 ?f2 L ?f30 ?f2 C ?f31 ?f2 ?f32 ?f28 ?f32 ?f27 L ?f32 ?f33 ?f34 ?f33 ?f34 ?f27 C ?f34 ?f28 ?f35 ?f2 ?f36 ?f2 L ?f37 ?f2 C ?f38 ?f2 ?f39 ?f28 ?f39 ?f27 L ?f39 ?f40 ?f3 ?f40 C ?f41 ?f40 ?f0 ?f42 ?f0 ?f43 L ?f0 ?f44 C ?f0 ?f45 ?f41 ?f4 ?f3 ?f4 Z M ?f46 ?f47 L ?f48 ?f49 ?f50 ?f4 ?f51 ?f4 ?f46 ?f47 M ?f52 ?f53 L ?f54 ?f53 ?f54 ?f40 ?f52 ?f40 ?f52 ?f53 Z M ?f34 ?f55 L ?f32 ?f55 ?f32 ?f56 ?f34 ?f56 ?f34 ?f55 Z M ?f32 ?f57 L ?f32 ?f40 ?f34 ?f40 ?f34 ?f57 ?f32 ?f57 Z M ?f58 ?f53 L ?f59 ?f53 ?f59 ?f40 ?f58 ?f40 ?f58 ?f53 Z M ?f60 ?f43 C ?f60 ?f61 ?f62 ?f63 ?f3 ?f63 L ?f54 ?f63 ?f54 ?f64 ?f3 ?f64 C ?f62 ?f64 ?f60 ?f65 ?f60 ?f44 L ?f60 ?f43 Z N" draw:text-areas="?f160 ?f162 ?f161 ?f163" draw:glue-points="?f164 ?f165 ?f166 ?f165 ?f167 ?f168 ?f169 ?f170 ?f171 ?f172 ?f173 ?f174 ?f175 ?f176 ?f177 ?f178 ?f177 ?f179 ?f167 ?f180 ?f181 ?f180 ?f182 ?f179 ?f182 ?f183 ?f184 ?f183 ?f184 ?f179 ?f185 ?f180 ?f186 ?f180 ?f187 ?f179 ?f187 ?f188 ?f164 ?f188 ?f189 ?f190 ?f189 ?f191 ?f164 ?f165 ?f192 ?f193 ?f194 ?f195 ?f196 ?f165 ?f197 ?f165 ?f192 ?f193 ?f198 ?f199 ?f200 ?f199 ?f200 ?f188 ?f198 ?f188 ?f198 ?f199 ?f184 ?f201 ?f182 ?f201 ?f182 ?f202 ?f184 ?f202 ?f184 ?f201 ?f182 ?f203 ?f182 ?f188 ?f184 ?f188 ?f184 ?f203 ?f182 ?f203 ?f204 ?f199 ?f205 ?f199 ?f205 ?f188 ?f204 ?f188 ?f204 ?f199 ?f206 ?f190 ?f164 ?f207 ?f200 ?f207 ?f200 ?f208 ?f164 ?f208 ?f206 ?f191 ?f206 ?f190"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58"/>
              <draw:equation draw:name="f4" draw:formula="695"/>
              <draw:equation draw:name="f5" draw:formula="599"/>
              <draw:equation draw:name="f6" draw:formula="730"/>
              <draw:equation draw:name="f7" draw:formula="16"/>
              <draw:equation draw:name="f8" draw:formula="731"/>
              <draw:equation draw:name="f9" draw:formula="10"/>
              <draw:equation draw:name="f10" draw:formula="734"/>
              <draw:equation draw:name="f11" draw:formula="6"/>
              <draw:equation draw:name="f12" draw:formula="739"/>
              <draw:equation draw:name="f13" draw:formula="3"/>
              <draw:equation draw:name="f14" draw:formula="744"/>
              <draw:equation draw:name="f15" draw:formula="750"/>
              <draw:equation draw:name="f16" draw:formula="755"/>
              <draw:equation draw:name="f17" draw:formula="2"/>
              <draw:equation draw:name="f18" draw:formula="814"/>
              <draw:equation draw:name="f19" draw:formula="24"/>
              <draw:equation draw:name="f20" draw:formula="823"/>
              <draw:equation draw:name="f21" draw:formula="27"/>
              <draw:equation draw:name="f22" draw:formula="35"/>
              <draw:equation draw:name="f23" draw:formula="827"/>
              <draw:equation draw:name="f24" draw:formula="43"/>
              <draw:equation draw:name="f25" draw:formula="749"/>
              <draw:equation draw:name="f26" draw:formula="715"/>
              <draw:equation draw:name="f27" draw:formula="1405"/>
              <draw:equation draw:name="f28" draw:formula="1416"/>
              <draw:equation draw:name="f29" draw:formula="740"/>
              <draw:equation draw:name="f30" draw:formula="633"/>
              <draw:equation draw:name="f31" draw:formula="623"/>
              <draw:equation draw:name="f32" draw:formula="614"/>
              <draw:equation draw:name="f33" draw:formula="1045"/>
              <draw:equation draw:name="f34" draw:formula="209"/>
              <draw:equation draw:name="f35" draw:formula="201"/>
              <draw:equation draw:name="f36" draw:formula="190"/>
              <draw:equation draw:name="f37" draw:formula="93"/>
              <draw:equation draw:name="f38" draw:formula="83"/>
              <draw:equation draw:name="f39" draw:formula="75"/>
              <draw:equation draw:name="f40" draw:formula="858"/>
              <draw:equation draw:name="f41" draw:formula="26"/>
              <draw:equation draw:name="f42" draw:formula="832"/>
              <draw:equation draw:name="f43" draw:formula="800"/>
              <draw:equation draw:name="f44" draw:formula="753"/>
              <draw:equation draw:name="f45" draw:formula="721"/>
              <draw:equation draw:name="f46" draw:formula="787"/>
              <draw:equation draw:name="f47" draw:formula="54"/>
              <draw:equation draw:name="f48" draw:formula="763"/>
              <draw:equation draw:name="f49" draw:formula="45"/>
              <draw:equation draw:name="f50" draw:formula="637"/>
              <draw:equation draw:name="f51" draw:formula="713"/>
              <draw:equation draw:name="f52" draw:formula="652"/>
              <draw:equation draw:name="f53" draw:formula="1386"/>
              <draw:equation draw:name="f54" draw:formula="711"/>
              <draw:equation draw:name="f55" draw:formula="1008"/>
              <draw:equation draw:name="f56" draw:formula="968"/>
              <draw:equation draw:name="f57" draw:formula="930"/>
              <draw:equation draw:name="f58" draw:formula="112"/>
              <draw:equation draw:name="f59" draw:formula="171"/>
              <draw:equation draw:name="f60" draw:formula="38"/>
              <draw:equation draw:name="f61" draw:formula="811"/>
              <draw:equation draw:name="f62" draw:formula="47"/>
              <draw:equation draw:name="f63" draw:formula="820"/>
              <draw:equation draw:name="f64" draw:formula="733"/>
              <draw:equation draw:name="f65" draw:formula="742"/>
              <draw:equation draw:name="f66" draw:formula="?f2 - ?f0"/>
              <draw:equation draw:name="f67" draw:formula="?f1 - ?f0"/>
              <draw:equation draw:name="f68" draw:formula="?f67 / 828"/>
              <draw:equation draw:name="f69" draw:formula="?f66 / 1424"/>
              <draw:equation draw:name="f70" draw:formula="58 * ?f67"/>
              <draw:equation draw:name="f71" draw:formula="695 * ?f66"/>
              <draw:equation draw:name="f72" draw:formula="599 * ?f67"/>
              <draw:equation draw:name="f73" draw:formula="730 * ?f67"/>
              <draw:equation draw:name="f74" draw:formula="16 * ?f66"/>
              <draw:equation draw:name="f75" draw:formula="739 * ?f67"/>
              <draw:equation draw:name="f76" draw:formula="3 * ?f66"/>
              <draw:equation draw:name="f77" draw:formula="755 * ?f67"/>
              <draw:equation draw:name="f78" draw:formula="2 * ?f66"/>
              <draw:equation draw:name="f79" draw:formula="814 * ?f67"/>
              <draw:equation draw:name="f80" draw:formula="24 * ?f66"/>
              <draw:equation draw:name="f81" draw:formula="827 * ?f67"/>
              <draw:equation draw:name="f82" draw:formula="43 * ?f66"/>
              <draw:equation draw:name="f83" draw:formula="749 * ?f67"/>
              <draw:equation draw:name="f84" draw:formula="715 * ?f66"/>
              <draw:equation draw:name="f85" draw:formula="1405 * ?f66"/>
              <draw:equation draw:name="f86" draw:formula="1424 * ?f66"/>
              <draw:equation draw:name="f87" draw:formula="633 * ?f67"/>
              <draw:equation draw:name="f88" draw:formula="614 * ?f67"/>
              <draw:equation draw:name="f89" draw:formula="1045 * ?f66"/>
              <draw:equation draw:name="f90" draw:formula="209 * ?f67"/>
              <draw:equation draw:name="f91" draw:formula="190 * ?f67"/>
              <draw:equation draw:name="f92" draw:formula="93 * ?f67"/>
              <draw:equation draw:name="f93" draw:formula="75 * ?f67"/>
              <draw:equation draw:name="f94" draw:formula="858 * ?f66"/>
              <draw:equation draw:name="f95" draw:formula="0 * ?f67"/>
              <draw:equation draw:name="f96" draw:formula="800 * ?f66"/>
              <draw:equation draw:name="f97" draw:formula="753 * ?f66"/>
              <draw:equation draw:name="f98" draw:formula="787 * ?f67"/>
              <draw:equation draw:name="f99" draw:formula="54 * ?f66"/>
              <draw:equation draw:name="f100" draw:formula="763 * ?f67"/>
              <draw:equation draw:name="f101" draw:formula="45 * ?f66"/>
              <draw:equation draw:name="f102" draw:formula="637 * ?f67"/>
              <draw:equation draw:name="f103" draw:formula="713 * ?f67"/>
              <draw:equation draw:name="f104" draw:formula="652 * ?f67"/>
              <draw:equation draw:name="f105" draw:formula="1386 * ?f66"/>
              <draw:equation draw:name="f106" draw:formula="711 * ?f67"/>
              <draw:equation draw:name="f107" draw:formula="1008 * ?f66"/>
              <draw:equation draw:name="f108" draw:formula="968 * ?f66"/>
              <draw:equation draw:name="f109" draw:formula="930 * ?f66"/>
              <draw:equation draw:name="f110" draw:formula="112 * ?f67"/>
              <draw:equation draw:name="f111" draw:formula="171 * ?f67"/>
              <draw:equation draw:name="f112" draw:formula="38 * ?f67"/>
              <draw:equation draw:name="f113" draw:formula="820 * ?f66"/>
              <draw:equation draw:name="f114" draw:formula="733 * ?f66"/>
              <draw:equation draw:name="f115" draw:formula="?f70 / 828"/>
              <draw:equation draw:name="f116" draw:formula="?f71 / 1424"/>
              <draw:equation draw:name="f117" draw:formula="?f72 / 828"/>
              <draw:equation draw:name="f118" draw:formula="?f73 / 828"/>
              <draw:equation draw:name="f119" draw:formula="?f74 / 1424"/>
              <draw:equation draw:name="f120" draw:formula="?f75 / 828"/>
              <draw:equation draw:name="f121" draw:formula="?f76 / 1424"/>
              <draw:equation draw:name="f122" draw:formula="?f77 / 828"/>
              <draw:equation draw:name="f123" draw:formula="?f78 / 1424"/>
              <draw:equation draw:name="f124" draw:formula="?f79 / 828"/>
              <draw:equation draw:name="f125" draw:formula="?f80 / 1424"/>
              <draw:equation draw:name="f126" draw:formula="?f81 / 828"/>
              <draw:equation draw:name="f127" draw:formula="?f82 / 1424"/>
              <draw:equation draw:name="f128" draw:formula="?f83 / 828"/>
              <draw:equation draw:name="f129" draw:formula="?f84 / 1424"/>
              <draw:equation draw:name="f130" draw:formula="?f85 / 1424"/>
              <draw:equation draw:name="f131" draw:formula="?f86 / 1424"/>
              <draw:equation draw:name="f132" draw:formula="?f87 / 828"/>
              <draw:equation draw:name="f133" draw:formula="?f88 / 828"/>
              <draw:equation draw:name="f134" draw:formula="?f89 / 1424"/>
              <draw:equation draw:name="f135" draw:formula="?f90 / 828"/>
              <draw:equation draw:name="f136" draw:formula="?f91 / 828"/>
              <draw:equation draw:name="f137" draw:formula="?f92 / 828"/>
              <draw:equation draw:name="f138" draw:formula="?f93 / 828"/>
              <draw:equation draw:name="f139" draw:formula="?f94 / 1424"/>
              <draw:equation draw:name="f140" draw:formula="?f95 / 828"/>
              <draw:equation draw:name="f141" draw:formula="?f96 / 1424"/>
              <draw:equation draw:name="f142" draw:formula="?f97 / 1424"/>
              <draw:equation draw:name="f143" draw:formula="?f98 / 828"/>
              <draw:equation draw:name="f144" draw:formula="?f99 / 1424"/>
              <draw:equation draw:name="f145" draw:formula="?f100 / 828"/>
              <draw:equation draw:name="f146" draw:formula="?f101 / 1424"/>
              <draw:equation draw:name="f147" draw:formula="?f102 / 828"/>
              <draw:equation draw:name="f148" draw:formula="?f103 / 828"/>
              <draw:equation draw:name="f149" draw:formula="?f104 / 828"/>
              <draw:equation draw:name="f150" draw:formula="?f105 / 1424"/>
              <draw:equation draw:name="f151" draw:formula="?f106 / 828"/>
              <draw:equation draw:name="f152" draw:formula="?f107 / 1424"/>
              <draw:equation draw:name="f153" draw:formula="?f108 / 1424"/>
              <draw:equation draw:name="f154" draw:formula="?f109 / 1424"/>
              <draw:equation draw:name="f155" draw:formula="?f110 / 828"/>
              <draw:equation draw:name="f156" draw:formula="?f111 / 828"/>
              <draw:equation draw:name="f157" draw:formula="?f112 / 828"/>
              <draw:equation draw:name="f158" draw:formula="?f113 / 1424"/>
              <draw:equation draw:name="f159" draw:formula="?f114 / 1424"/>
              <draw:equation draw:name="f160" draw:formula="0 / ?f68"/>
              <draw:equation draw:name="f161" draw:formula="?f1 / ?f68"/>
              <draw:equation draw:name="f162" draw:formula="0 / ?f69"/>
              <draw:equation draw:name="f163" draw:formula="?f2 / ?f69"/>
              <draw:equation draw:name="f164" draw:formula="?f115 / ?f68"/>
              <draw:equation draw:name="f165" draw:formula="?f116 / ?f69"/>
              <draw:equation draw:name="f166" draw:formula="?f117 / ?f68"/>
              <draw:equation draw:name="f167" draw:formula="?f118 / ?f68"/>
              <draw:equation draw:name="f168" draw:formula="?f119 / ?f69"/>
              <draw:equation draw:name="f169" draw:formula="?f120 / ?f68"/>
              <draw:equation draw:name="f170" draw:formula="?f121 / ?f69"/>
              <draw:equation draw:name="f171" draw:formula="?f122 / ?f68"/>
              <draw:equation draw:name="f172" draw:formula="?f123 / ?f69"/>
              <draw:equation draw:name="f173" draw:formula="?f124 / ?f68"/>
              <draw:equation draw:name="f174" draw:formula="?f125 / ?f69"/>
              <draw:equation draw:name="f175" draw:formula="?f126 / ?f68"/>
              <draw:equation draw:name="f176" draw:formula="?f127 / ?f69"/>
              <draw:equation draw:name="f177" draw:formula="?f128 / ?f68"/>
              <draw:equation draw:name="f178" draw:formula="?f129 / ?f69"/>
              <draw:equation draw:name="f179" draw:formula="?f130 / ?f69"/>
              <draw:equation draw:name="f180" draw:formula="?f131 / ?f69"/>
              <draw:equation draw:name="f181" draw:formula="?f132 / ?f68"/>
              <draw:equation draw:name="f182" draw:formula="?f133 / ?f68"/>
              <draw:equation draw:name="f183" draw:formula="?f134 / ?f69"/>
              <draw:equation draw:name="f184" draw:formula="?f135 / ?f68"/>
              <draw:equation draw:name="f185" draw:formula="?f136 / ?f68"/>
              <draw:equation draw:name="f186" draw:formula="?f137 / ?f68"/>
              <draw:equation draw:name="f187" draw:formula="?f138 / ?f68"/>
              <draw:equation draw:name="f188" draw:formula="?f139 / ?f69"/>
              <draw:equation draw:name="f189" draw:formula="?f140 / ?f68"/>
              <draw:equation draw:name="f190" draw:formula="?f141 / ?f69"/>
              <draw:equation draw:name="f191" draw:formula="?f142 / ?f69"/>
              <draw:equation draw:name="f192" draw:formula="?f143 / ?f68"/>
              <draw:equation draw:name="f193" draw:formula="?f144 / ?f69"/>
              <draw:equation draw:name="f194" draw:formula="?f145 / ?f68"/>
              <draw:equation draw:name="f195" draw:formula="?f146 / ?f69"/>
              <draw:equation draw:name="f196" draw:formula="?f147 / ?f68"/>
              <draw:equation draw:name="f197" draw:formula="?f148 / ?f68"/>
              <draw:equation draw:name="f198" draw:formula="?f149 / ?f68"/>
              <draw:equation draw:name="f199" draw:formula="?f150 / ?f69"/>
              <draw:equation draw:name="f200" draw:formula="?f151 / ?f68"/>
              <draw:equation draw:name="f201" draw:formula="?f152 / ?f69"/>
              <draw:equation draw:name="f202" draw:formula="?f153 / ?f69"/>
              <draw:equation draw:name="f203" draw:formula="?f154 / ?f69"/>
              <draw:equation draw:name="f204" draw:formula="?f155 / ?f68"/>
              <draw:equation draw:name="f205" draw:formula="?f156 / ?f68"/>
              <draw:equation draw:name="f206" draw:formula="?f157 / ?f68"/>
              <draw:equation draw:name="f207" draw:formula="?f158 / ?f69"/>
              <draw:equation draw:name="f208" draw:formula="?f159 / ?f69"/>
            </draw:enhanced-geometry>
          </draw:custom-shape>
          <draw:custom-shape svg:x="7.82949in" svg:y="2.44238in" svg:width="0.06405in" svg:height="0.05862in" draw:id="id117" draw:style-name="a840" draw:name="Rectangle 41">
            <svg:title/>
            <svg:desc/>
            <text:p text:style-name="a839" text:class-names="" text:cond-style-name=""><text:span text:style-name="a838" text:class-names=""/></text:p>
            <draw:enhanced-geometry xmlns:dr3d="urn:oasis:names:tc:opendocument:xmlns:dr3d:1.0" draw:type="non-primitive" svg:viewBox="0 0 21600 21600" draw:enhanced-path="M 0 0 L 21600 0 21600 21600 0 21600 Z N"/>
          </draw:custom-shape>
          <draw:custom-shape svg:x="7.80957in" svg:y="2.42144in" svg:width="0.1039in" svg:height="0.07956in" draw:id="id118" draw:style-name="a843" draw:name="Freeform 42">
            <svg:title/>
            <svg:desc/>
            <text:p text:style-name="a842" text:class-names="" text:cond-style-name=""><text:span text:style-name="a841" text:class-names=""/></text:p>
            <draw:enhanced-geometry xmlns:dr3d="urn:oasis:names:tc:opendocument:xmlns:dr3d:1.0" draw:type="non-primitive" svg:viewBox="0 0 73 57" draw:enhanced-path="M ?f0 ?f0 L ?f1 ?f0 ?f1 ?f2 ?f3 ?f2 ?f3 ?f4 ?f5 ?f4 ?f5 ?f2 ?f0 ?f2 ?f0 ?f0 Z N" draw:text-areas="?f24 ?f26 ?f25 ?f27" draw:glue-points="?f28 ?f29 ?f30 ?f29 ?f30 ?f31 ?f32 ?f31 ?f32 ?f33 ?f34 ?f33 ?f34 ?f31 ?f28 ?f31 ?f28 ?f29" draw:glue-point-leaving-directions="-90, -90, -90, -90, -90, -90, -90, -90, -90">
              <draw:equation draw:name="f0" draw:formula="0"/>
              <draw:equation draw:name="f1" draw:formula="73"/>
              <draw:equation draw:name="f2" draw:formula="57"/>
              <draw:equation draw:name="f3" draw:formula="59"/>
              <draw:equation draw:name="f4" draw:formula="15"/>
              <draw:equation draw:name="f5" draw:formula="14"/>
              <draw:equation draw:name="f6" draw:formula="?f2 - ?f0"/>
              <draw:equation draw:name="f7" draw:formula="?f1 - ?f0"/>
              <draw:equation draw:name="f8" draw:formula="?f7 / 73"/>
              <draw:equation draw:name="f9" draw:formula="?f6 / 57"/>
              <draw:equation draw:name="f10" draw:formula="0 * ?f7"/>
              <draw:equation draw:name="f11" draw:formula="0 * ?f6"/>
              <draw:equation draw:name="f12" draw:formula="73 * ?f7"/>
              <draw:equation draw:name="f13" draw:formula="57 * ?f6"/>
              <draw:equation draw:name="f14" draw:formula="59 * ?f7"/>
              <draw:equation draw:name="f15" draw:formula="15 * ?f6"/>
              <draw:equation draw:name="f16" draw:formula="14 * ?f7"/>
              <draw:equation draw:name="f17" draw:formula="?f10 / 73"/>
              <draw:equation draw:name="f18" draw:formula="?f11 / 57"/>
              <draw:equation draw:name="f19" draw:formula="?f12 / 73"/>
              <draw:equation draw:name="f20" draw:formula="?f13 / 57"/>
              <draw:equation draw:name="f21" draw:formula="?f14 / 73"/>
              <draw:equation draw:name="f22" draw:formula="?f15 / 57"/>
              <draw:equation draw:name="f23" draw:formula="?f16 / 73"/>
              <draw:equation draw:name="f24" draw:formula="0 / ?f8"/>
              <draw:equation draw:name="f25" draw:formula="?f1 / ?f8"/>
              <draw:equation draw:name="f26" draw:formula="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x="7.24737in" svg:y="2.44238in" svg:width="0.06405in" svg:height="0.05862in" draw:id="id119" draw:style-name="a846" draw:name="Rectangle 43">
            <svg:title/>
            <svg:desc/>
            <text:p text:style-name="a845" text:class-names="" text:cond-style-name=""><text:span text:style-name="a844" text:class-names=""/></text:p>
            <draw:enhanced-geometry xmlns:dr3d="urn:oasis:names:tc:opendocument:xmlns:dr3d:1.0" draw:type="non-primitive" svg:viewBox="0 0 21600 21600" draw:enhanced-path="M 0 0 L 21600 0 21600 21600 0 21600 Z N"/>
          </draw:custom-shape>
          <draw:custom-shape svg:x="7.22744in" svg:y="2.42144in" svg:width="0.1039in" svg:height="0.07956in" draw:id="id120" draw:style-name="a849" draw:name="Freeform 44">
            <svg:title/>
            <svg:desc/>
            <text:p text:style-name="a848" text:class-names="" text:cond-style-name=""><text:span text:style-name="a847" text:class-names=""/></text:p>
            <draw:enhanced-geometry xmlns:dr3d="urn:oasis:names:tc:opendocument:xmlns:dr3d:1.0" draw:type="non-primitive" svg:viewBox="0 0 73 57" draw:enhanced-path="M ?f0 ?f0 L ?f1 ?f0 ?f1 ?f2 ?f3 ?f2 ?f3 ?f4 ?f5 ?f4 ?f5 ?f2 ?f0 ?f2 ?f0 ?f0 Z N" draw:text-areas="?f24 ?f26 ?f25 ?f27" draw:glue-points="?f28 ?f29 ?f30 ?f29 ?f30 ?f31 ?f32 ?f31 ?f32 ?f33 ?f34 ?f33 ?f34 ?f31 ?f28 ?f31 ?f28 ?f29" draw:glue-point-leaving-directions="-90, -90, -90, -90, -90, -90, -90, -90, -90">
              <draw:equation draw:name="f0" draw:formula="0"/>
              <draw:equation draw:name="f1" draw:formula="73"/>
              <draw:equation draw:name="f2" draw:formula="57"/>
              <draw:equation draw:name="f3" draw:formula="59"/>
              <draw:equation draw:name="f4" draw:formula="15"/>
              <draw:equation draw:name="f5" draw:formula="14"/>
              <draw:equation draw:name="f6" draw:formula="?f2 - ?f0"/>
              <draw:equation draw:name="f7" draw:formula="?f1 - ?f0"/>
              <draw:equation draw:name="f8" draw:formula="?f7 / 73"/>
              <draw:equation draw:name="f9" draw:formula="?f6 / 57"/>
              <draw:equation draw:name="f10" draw:formula="0 * ?f7"/>
              <draw:equation draw:name="f11" draw:formula="0 * ?f6"/>
              <draw:equation draw:name="f12" draw:formula="73 * ?f7"/>
              <draw:equation draw:name="f13" draw:formula="57 * ?f6"/>
              <draw:equation draw:name="f14" draw:formula="59 * ?f7"/>
              <draw:equation draw:name="f15" draw:formula="15 * ?f6"/>
              <draw:equation draw:name="f16" draw:formula="14 * ?f7"/>
              <draw:equation draw:name="f17" draw:formula="?f10 / 73"/>
              <draw:equation draw:name="f18" draw:formula="?f11 / 57"/>
              <draw:equation draw:name="f19" draw:formula="?f12 / 73"/>
              <draw:equation draw:name="f20" draw:formula="?f13 / 57"/>
              <draw:equation draw:name="f21" draw:formula="?f14 / 73"/>
              <draw:equation draw:name="f22" draw:formula="?f15 / 57"/>
              <draw:equation draw:name="f23" draw:formula="?f16 / 73"/>
              <draw:equation draw:name="f24" draw:formula="0 / ?f8"/>
              <draw:equation draw:name="f25" draw:formula="?f1 / ?f8"/>
              <draw:equation draw:name="f26" draw:formula="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x="7.14774in" svg:y="4.01404in" svg:width="0.76573in" svg:height="0.1312in" draw:id="id121" draw:style-name="a852" draw:name="Freeform 45">
            <svg:title/>
            <svg:desc/>
            <text:p text:style-name="a851" text:class-names="" text:cond-style-name=""><text:span text:style-name="a850" text:class-names=""/></text:p>
            <draw:enhanced-geometry xmlns:dr3d="urn:oasis:names:tc:opendocument:xmlns:dr3d:1.0" draw:type="non-primitive" svg:viewBox="0 0 711 125" draw:enhanced-path="M ?f0 ?f3 L ?f0 ?f4 C ?f0 ?f5 ?f6 ?f2 ?f3 ?f2 L ?f7 ?f2 ?f1 ?f2 ?f1 ?f0 ?f3 ?f0 C ?f6 ?f0 ?f0 ?f8 ?f0 ?f3 Z N" draw:text-areas="?f29 ?f31 ?f30 ?f32" draw:glue-points="?f33 ?f34 ?f33 ?f35 ?f36 ?f37 ?f38 ?f37 ?f39 ?f37 ?f39 ?f40 ?f36 ?f40 ?f33 ?f34"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18"/>
              <draw:equation draw:name="f7" draw:formula="74"/>
              <draw:equation draw:name="f8" draw:formula="17"/>
              <draw:equation draw:name="f9" draw:formula="?f2 - ?f0"/>
              <draw:equation draw:name="f10" draw:formula="?f1 - ?f0"/>
              <draw:equation draw:name="f11" draw:formula="?f10 / 711"/>
              <draw:equation draw:name="f12" draw:formula="?f9 / 125"/>
              <draw:equation draw:name="f13" draw:formula="0 * ?f10"/>
              <draw:equation draw:name="f14" draw:formula="39 * ?f9"/>
              <draw:equation draw:name="f15" draw:formula="86 * ?f9"/>
              <draw:equation draw:name="f16" draw:formula="39 * ?f10"/>
              <draw:equation draw:name="f17" draw:formula="125 * ?f9"/>
              <draw:equation draw:name="f18" draw:formula="74 * ?f10"/>
              <draw:equation draw:name="f19" draw:formula="711 * ?f10"/>
              <draw:equation draw:name="f20" draw:formula="0 * ?f9"/>
              <draw:equation draw:name="f21" draw:formula="?f13 / 711"/>
              <draw:equation draw:name="f22" draw:formula="?f14 / 125"/>
              <draw:equation draw:name="f23" draw:formula="?f15 / 125"/>
              <draw:equation draw:name="f24" draw:formula="?f16 / 711"/>
              <draw:equation draw:name="f25" draw:formula="?f17 / 125"/>
              <draw:equation draw:name="f26" draw:formula="?f18 / 711"/>
              <draw:equation draw:name="f27" draw:formula="?f19 / 711"/>
              <draw:equation draw:name="f28" draw:formula="?f20 / 125"/>
              <draw:equation draw:name="f29" draw:formula="0 / ?f11"/>
              <draw:equation draw:name="f30" draw:formula="?f1 / ?f11"/>
              <draw:equation draw:name="f31" draw:formula="0 / ?f12"/>
              <draw:equation draw:name="f32" draw:formula="?f2 / ?f12"/>
              <draw:equation draw:name="f33" draw:formula="?f21 / ?f11"/>
              <draw:equation draw:name="f34" draw:formula="?f22 / ?f12"/>
              <draw:equation draw:name="f35" draw:formula="?f23 / ?f12"/>
              <draw:equation draw:name="f36" draw:formula="?f24 / ?f11"/>
              <draw:equation draw:name="f37" draw:formula="?f25 / ?f12"/>
              <draw:equation draw:name="f38" draw:formula="?f26 / ?f11"/>
              <draw:equation draw:name="f39" draw:formula="?f27 / ?f11"/>
              <draw:equation draw:name="f40" draw:formula="?f28 / ?f12"/>
            </draw:enhanced-geometry>
          </draw:custom-shape>
          <draw:custom-shape svg:x="7.22744in" svg:y="4.14524in" svg:width="0.1039in" svg:height="0.5974in" draw:id="id122" draw:style-name="a855" draw:name="Rectangle 46">
            <svg:title/>
            <svg:desc/>
            <text:p text:style-name="a854" text:class-names="" text:cond-style-name=""><text:span text:style-name="a853" text:class-names=""/></text:p>
            <draw:enhanced-geometry xmlns:dr3d="urn:oasis:names:tc:opendocument:xmlns:dr3d:1.0" draw:type="non-primitive" svg:viewBox="0 0 21600 21600" draw:enhanced-path="M 0 0 L 21600 0 21600 21600 0 21600 Z N"/>
          </draw:custom-shape>
          <draw:custom-shape svg:x="7.33134in" svg:y="4.26109in" svg:width="0.47822in" svg:height="0.08235in" draw:id="id123" draw:style-name="a858" draw:name="Rectangle 47">
            <svg:title/>
            <svg:desc/>
            <text:p text:style-name="a857" text:class-names="" text:cond-style-name=""><text:span text:style-name="a856" text:class-names=""/></text:p>
            <draw:enhanced-geometry xmlns:dr3d="urn:oasis:names:tc:opendocument:xmlns:dr3d:1.0" draw:type="non-primitive" svg:viewBox="0 0 21600 21600" draw:enhanced-path="M 0 0 L 21600 0 21600 21600 0 21600 Z N"/>
          </draw:custom-shape>
          <draw:custom-shape svg:x="7.80957in" svg:y="4.14524in" svg:width="0.1039in" svg:height="0.5974in" draw:id="id124" draw:style-name="a861" draw:name="Rectangle 48">
            <svg:title/>
            <svg:desc/>
            <text:p text:style-name="a860" text:class-names="" text:cond-style-name=""><text:span text:style-name="a859" text:class-names=""/></text:p>
            <draw:enhanced-geometry xmlns:dr3d="urn:oasis:names:tc:opendocument:xmlns:dr3d:1.0" draw:type="non-primitive" svg:viewBox="0 0 21600 21600" draw:enhanced-path="M 0 0 L 21600 0 21600 21600 0 21600 Z N"/>
          </draw:custom-shape>
          <draw:custom-shape svg:x="7.78964in" svg:y="3.27985in" svg:width="0.21065in" svg:height="0.73419in" draw:id="id125" draw:style-name="a864" draw:name="Freeform 49">
            <svg:title/>
            <svg:desc/>
            <text:p text:style-name="a863" text:class-names="" text:cond-style-name=""><text:span text:style-name="a862" text:class-names=""/></text:p>
            <draw:enhanced-geometry xmlns:dr3d="urn:oasis:names:tc:opendocument:xmlns:dr3d:1.0" draw:type="non-primitive" svg:viewBox="0 0 196 695" draw:enhanced-path="M ?f3 ?f0 L ?f0 ?f2 ?f4 ?f2 ?f1 ?f0 ?f3 ?f0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133"/>
              <draw:equation draw:name="f4" draw:formula="115"/>
              <draw:equation draw:name="f5" draw:formula="?f2 - ?f0"/>
              <draw:equation draw:name="f6" draw:formula="?f1 - ?f0"/>
              <draw:equation draw:name="f7" draw:formula="?f6 / 196"/>
              <draw:equation draw:name="f8" draw:formula="?f5 / 695"/>
              <draw:equation draw:name="f9" draw:formula="133 * ?f6"/>
              <draw:equation draw:name="f10" draw:formula="0 * ?f5"/>
              <draw:equation draw:name="f11" draw:formula="0 * ?f6"/>
              <draw:equation draw:name="f12" draw:formula="695 * ?f5"/>
              <draw:equation draw:name="f13" draw:formula="115 * ?f6"/>
              <draw:equation draw:name="f14" draw:formula="196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7.12781in" svg:y="3.26031in" svg:width="0.89098in" svg:height="1.50187in" draw:id="id126" draw:style-name="a867" draw:name="Freeform 50">
            <svg:title/>
            <svg:desc/>
            <text:p text:style-name="a866" text:class-names="" text:cond-style-name=""><text:span text:style-name="a865" text:class-names=""/></text:p>
            <draw:enhanced-geometry xmlns:dr3d="urn:oasis:names:tc:opendocument:xmlns:dr3d:1.0" draw:type="non-primitive" svg:viewBox="0 0 828 1424" draw:enhanced-path="M ?f3 ?f4 L ?f5 ?f4 ?f6 ?f7 C ?f8 ?f9 ?f10 ?f11 ?f12 ?f13 ?f14 ?f0 ?f15 ?f0 ?f16 ?f17 L ?f18 ?f19 C ?f20 ?f21 ?f1 ?f22 ?f23 ?f24 L ?f25 ?f26 ?f25 ?f27 C ?f25 ?f28 ?f29 ?f2 ?f6 ?f2 L ?f30 ?f2 C ?f31 ?f2 ?f32 ?f28 ?f32 ?f27 L ?f32 ?f33 ?f34 ?f33 ?f34 ?f27 C ?f34 ?f28 ?f35 ?f2 ?f36 ?f2 L ?f37 ?f2 C ?f38 ?f2 ?f39 ?f28 ?f39 ?f27 L ?f39 ?f40 ?f3 ?f40 C ?f41 ?f40 ?f0 ?f42 ?f0 ?f43 L ?f0 ?f44 C ?f0 ?f45 ?f41 ?f4 ?f3 ?f4 Z M ?f46 ?f47 L ?f48 ?f49 ?f50 ?f4 ?f51 ?f4 ?f46 ?f47 M ?f52 ?f53 L ?f54 ?f53 ?f54 ?f40 ?f52 ?f40 ?f52 ?f53 Z M ?f34 ?f55 L ?f32 ?f55 ?f32 ?f56 ?f34 ?f56 ?f34 ?f55 Z M ?f32 ?f57 L ?f32 ?f40 ?f34 ?f40 ?f34 ?f57 ?f32 ?f57 Z M ?f58 ?f53 L ?f59 ?f53 ?f59 ?f40 ?f58 ?f40 ?f58 ?f53 Z M ?f60 ?f43 C ?f60 ?f61 ?f62 ?f63 ?f3 ?f63 L ?f54 ?f63 ?f54 ?f64 ?f3 ?f64 C ?f62 ?f64 ?f60 ?f65 ?f60 ?f44 L ?f60 ?f43 Z N" draw:text-areas="?f160 ?f162 ?f161 ?f163" draw:glue-points="?f164 ?f165 ?f166 ?f165 ?f167 ?f168 ?f169 ?f170 ?f171 ?f172 ?f173 ?f174 ?f175 ?f176 ?f177 ?f178 ?f177 ?f179 ?f167 ?f180 ?f181 ?f180 ?f182 ?f179 ?f182 ?f183 ?f184 ?f183 ?f184 ?f179 ?f185 ?f180 ?f186 ?f180 ?f187 ?f179 ?f187 ?f188 ?f164 ?f188 ?f189 ?f190 ?f189 ?f191 ?f164 ?f165 ?f192 ?f193 ?f194 ?f195 ?f196 ?f165 ?f197 ?f165 ?f192 ?f193 ?f198 ?f199 ?f200 ?f199 ?f200 ?f188 ?f198 ?f188 ?f198 ?f199 ?f184 ?f201 ?f182 ?f201 ?f182 ?f202 ?f184 ?f202 ?f184 ?f201 ?f182 ?f203 ?f182 ?f188 ?f184 ?f188 ?f184 ?f203 ?f182 ?f203 ?f204 ?f199 ?f205 ?f199 ?f205 ?f188 ?f204 ?f188 ?f204 ?f199 ?f206 ?f190 ?f164 ?f207 ?f200 ?f207 ?f200 ?f208 ?f164 ?f208 ?f206 ?f191 ?f206 ?f190"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58"/>
              <draw:equation draw:name="f4" draw:formula="695"/>
              <draw:equation draw:name="f5" draw:formula="599"/>
              <draw:equation draw:name="f6" draw:formula="730"/>
              <draw:equation draw:name="f7" draw:formula="16"/>
              <draw:equation draw:name="f8" draw:formula="731"/>
              <draw:equation draw:name="f9" draw:formula="10"/>
              <draw:equation draw:name="f10" draw:formula="734"/>
              <draw:equation draw:name="f11" draw:formula="6"/>
              <draw:equation draw:name="f12" draw:formula="739"/>
              <draw:equation draw:name="f13" draw:formula="3"/>
              <draw:equation draw:name="f14" draw:formula="744"/>
              <draw:equation draw:name="f15" draw:formula="750"/>
              <draw:equation draw:name="f16" draw:formula="755"/>
              <draw:equation draw:name="f17" draw:formula="2"/>
              <draw:equation draw:name="f18" draw:formula="814"/>
              <draw:equation draw:name="f19" draw:formula="24"/>
              <draw:equation draw:name="f20" draw:formula="823"/>
              <draw:equation draw:name="f21" draw:formula="27"/>
              <draw:equation draw:name="f22" draw:formula="35"/>
              <draw:equation draw:name="f23" draw:formula="827"/>
              <draw:equation draw:name="f24" draw:formula="43"/>
              <draw:equation draw:name="f25" draw:formula="749"/>
              <draw:equation draw:name="f26" draw:formula="715"/>
              <draw:equation draw:name="f27" draw:formula="1405"/>
              <draw:equation draw:name="f28" draw:formula="1416"/>
              <draw:equation draw:name="f29" draw:formula="740"/>
              <draw:equation draw:name="f30" draw:formula="633"/>
              <draw:equation draw:name="f31" draw:formula="623"/>
              <draw:equation draw:name="f32" draw:formula="614"/>
              <draw:equation draw:name="f33" draw:formula="1045"/>
              <draw:equation draw:name="f34" draw:formula="209"/>
              <draw:equation draw:name="f35" draw:formula="201"/>
              <draw:equation draw:name="f36" draw:formula="190"/>
              <draw:equation draw:name="f37" draw:formula="93"/>
              <draw:equation draw:name="f38" draw:formula="83"/>
              <draw:equation draw:name="f39" draw:formula="75"/>
              <draw:equation draw:name="f40" draw:formula="858"/>
              <draw:equation draw:name="f41" draw:formula="26"/>
              <draw:equation draw:name="f42" draw:formula="832"/>
              <draw:equation draw:name="f43" draw:formula="800"/>
              <draw:equation draw:name="f44" draw:formula="753"/>
              <draw:equation draw:name="f45" draw:formula="721"/>
              <draw:equation draw:name="f46" draw:formula="787"/>
              <draw:equation draw:name="f47" draw:formula="54"/>
              <draw:equation draw:name="f48" draw:formula="763"/>
              <draw:equation draw:name="f49" draw:formula="45"/>
              <draw:equation draw:name="f50" draw:formula="637"/>
              <draw:equation draw:name="f51" draw:formula="713"/>
              <draw:equation draw:name="f52" draw:formula="652"/>
              <draw:equation draw:name="f53" draw:formula="1386"/>
              <draw:equation draw:name="f54" draw:formula="711"/>
              <draw:equation draw:name="f55" draw:formula="1008"/>
              <draw:equation draw:name="f56" draw:formula="968"/>
              <draw:equation draw:name="f57" draw:formula="930"/>
              <draw:equation draw:name="f58" draw:formula="112"/>
              <draw:equation draw:name="f59" draw:formula="171"/>
              <draw:equation draw:name="f60" draw:formula="38"/>
              <draw:equation draw:name="f61" draw:formula="811"/>
              <draw:equation draw:name="f62" draw:formula="47"/>
              <draw:equation draw:name="f63" draw:formula="820"/>
              <draw:equation draw:name="f64" draw:formula="733"/>
              <draw:equation draw:name="f65" draw:formula="742"/>
              <draw:equation draw:name="f66" draw:formula="?f2 - ?f0"/>
              <draw:equation draw:name="f67" draw:formula="?f1 - ?f0"/>
              <draw:equation draw:name="f68" draw:formula="?f67 / 828"/>
              <draw:equation draw:name="f69" draw:formula="?f66 / 1424"/>
              <draw:equation draw:name="f70" draw:formula="58 * ?f67"/>
              <draw:equation draw:name="f71" draw:formula="695 * ?f66"/>
              <draw:equation draw:name="f72" draw:formula="599 * ?f67"/>
              <draw:equation draw:name="f73" draw:formula="730 * ?f67"/>
              <draw:equation draw:name="f74" draw:formula="16 * ?f66"/>
              <draw:equation draw:name="f75" draw:formula="739 * ?f67"/>
              <draw:equation draw:name="f76" draw:formula="3 * ?f66"/>
              <draw:equation draw:name="f77" draw:formula="755 * ?f67"/>
              <draw:equation draw:name="f78" draw:formula="2 * ?f66"/>
              <draw:equation draw:name="f79" draw:formula="814 * ?f67"/>
              <draw:equation draw:name="f80" draw:formula="24 * ?f66"/>
              <draw:equation draw:name="f81" draw:formula="827 * ?f67"/>
              <draw:equation draw:name="f82" draw:formula="43 * ?f66"/>
              <draw:equation draw:name="f83" draw:formula="749 * ?f67"/>
              <draw:equation draw:name="f84" draw:formula="715 * ?f66"/>
              <draw:equation draw:name="f85" draw:formula="1405 * ?f66"/>
              <draw:equation draw:name="f86" draw:formula="1424 * ?f66"/>
              <draw:equation draw:name="f87" draw:formula="633 * ?f67"/>
              <draw:equation draw:name="f88" draw:formula="614 * ?f67"/>
              <draw:equation draw:name="f89" draw:formula="1045 * ?f66"/>
              <draw:equation draw:name="f90" draw:formula="209 * ?f67"/>
              <draw:equation draw:name="f91" draw:formula="190 * ?f67"/>
              <draw:equation draw:name="f92" draw:formula="93 * ?f67"/>
              <draw:equation draw:name="f93" draw:formula="75 * ?f67"/>
              <draw:equation draw:name="f94" draw:formula="858 * ?f66"/>
              <draw:equation draw:name="f95" draw:formula="0 * ?f67"/>
              <draw:equation draw:name="f96" draw:formula="800 * ?f66"/>
              <draw:equation draw:name="f97" draw:formula="753 * ?f66"/>
              <draw:equation draw:name="f98" draw:formula="787 * ?f67"/>
              <draw:equation draw:name="f99" draw:formula="54 * ?f66"/>
              <draw:equation draw:name="f100" draw:formula="763 * ?f67"/>
              <draw:equation draw:name="f101" draw:formula="45 * ?f66"/>
              <draw:equation draw:name="f102" draw:formula="637 * ?f67"/>
              <draw:equation draw:name="f103" draw:formula="713 * ?f67"/>
              <draw:equation draw:name="f104" draw:formula="652 * ?f67"/>
              <draw:equation draw:name="f105" draw:formula="1386 * ?f66"/>
              <draw:equation draw:name="f106" draw:formula="711 * ?f67"/>
              <draw:equation draw:name="f107" draw:formula="1008 * ?f66"/>
              <draw:equation draw:name="f108" draw:formula="968 * ?f66"/>
              <draw:equation draw:name="f109" draw:formula="930 * ?f66"/>
              <draw:equation draw:name="f110" draw:formula="112 * ?f67"/>
              <draw:equation draw:name="f111" draw:formula="171 * ?f67"/>
              <draw:equation draw:name="f112" draw:formula="38 * ?f67"/>
              <draw:equation draw:name="f113" draw:formula="820 * ?f66"/>
              <draw:equation draw:name="f114" draw:formula="733 * ?f66"/>
              <draw:equation draw:name="f115" draw:formula="?f70 / 828"/>
              <draw:equation draw:name="f116" draw:formula="?f71 / 1424"/>
              <draw:equation draw:name="f117" draw:formula="?f72 / 828"/>
              <draw:equation draw:name="f118" draw:formula="?f73 / 828"/>
              <draw:equation draw:name="f119" draw:formula="?f74 / 1424"/>
              <draw:equation draw:name="f120" draw:formula="?f75 / 828"/>
              <draw:equation draw:name="f121" draw:formula="?f76 / 1424"/>
              <draw:equation draw:name="f122" draw:formula="?f77 / 828"/>
              <draw:equation draw:name="f123" draw:formula="?f78 / 1424"/>
              <draw:equation draw:name="f124" draw:formula="?f79 / 828"/>
              <draw:equation draw:name="f125" draw:formula="?f80 / 1424"/>
              <draw:equation draw:name="f126" draw:formula="?f81 / 828"/>
              <draw:equation draw:name="f127" draw:formula="?f82 / 1424"/>
              <draw:equation draw:name="f128" draw:formula="?f83 / 828"/>
              <draw:equation draw:name="f129" draw:formula="?f84 / 1424"/>
              <draw:equation draw:name="f130" draw:formula="?f85 / 1424"/>
              <draw:equation draw:name="f131" draw:formula="?f86 / 1424"/>
              <draw:equation draw:name="f132" draw:formula="?f87 / 828"/>
              <draw:equation draw:name="f133" draw:formula="?f88 / 828"/>
              <draw:equation draw:name="f134" draw:formula="?f89 / 1424"/>
              <draw:equation draw:name="f135" draw:formula="?f90 / 828"/>
              <draw:equation draw:name="f136" draw:formula="?f91 / 828"/>
              <draw:equation draw:name="f137" draw:formula="?f92 / 828"/>
              <draw:equation draw:name="f138" draw:formula="?f93 / 828"/>
              <draw:equation draw:name="f139" draw:formula="?f94 / 1424"/>
              <draw:equation draw:name="f140" draw:formula="?f95 / 828"/>
              <draw:equation draw:name="f141" draw:formula="?f96 / 1424"/>
              <draw:equation draw:name="f142" draw:formula="?f97 / 1424"/>
              <draw:equation draw:name="f143" draw:formula="?f98 / 828"/>
              <draw:equation draw:name="f144" draw:formula="?f99 / 1424"/>
              <draw:equation draw:name="f145" draw:formula="?f100 / 828"/>
              <draw:equation draw:name="f146" draw:formula="?f101 / 1424"/>
              <draw:equation draw:name="f147" draw:formula="?f102 / 828"/>
              <draw:equation draw:name="f148" draw:formula="?f103 / 828"/>
              <draw:equation draw:name="f149" draw:formula="?f104 / 828"/>
              <draw:equation draw:name="f150" draw:formula="?f105 / 1424"/>
              <draw:equation draw:name="f151" draw:formula="?f106 / 828"/>
              <draw:equation draw:name="f152" draw:formula="?f107 / 1424"/>
              <draw:equation draw:name="f153" draw:formula="?f108 / 1424"/>
              <draw:equation draw:name="f154" draw:formula="?f109 / 1424"/>
              <draw:equation draw:name="f155" draw:formula="?f110 / 828"/>
              <draw:equation draw:name="f156" draw:formula="?f111 / 828"/>
              <draw:equation draw:name="f157" draw:formula="?f112 / 828"/>
              <draw:equation draw:name="f158" draw:formula="?f113 / 1424"/>
              <draw:equation draw:name="f159" draw:formula="?f114 / 1424"/>
              <draw:equation draw:name="f160" draw:formula="0 / ?f68"/>
              <draw:equation draw:name="f161" draw:formula="?f1 / ?f68"/>
              <draw:equation draw:name="f162" draw:formula="0 / ?f69"/>
              <draw:equation draw:name="f163" draw:formula="?f2 / ?f69"/>
              <draw:equation draw:name="f164" draw:formula="?f115 / ?f68"/>
              <draw:equation draw:name="f165" draw:formula="?f116 / ?f69"/>
              <draw:equation draw:name="f166" draw:formula="?f117 / ?f68"/>
              <draw:equation draw:name="f167" draw:formula="?f118 / ?f68"/>
              <draw:equation draw:name="f168" draw:formula="?f119 / ?f69"/>
              <draw:equation draw:name="f169" draw:formula="?f120 / ?f68"/>
              <draw:equation draw:name="f170" draw:formula="?f121 / ?f69"/>
              <draw:equation draw:name="f171" draw:formula="?f122 / ?f68"/>
              <draw:equation draw:name="f172" draw:formula="?f123 / ?f69"/>
              <draw:equation draw:name="f173" draw:formula="?f124 / ?f68"/>
              <draw:equation draw:name="f174" draw:formula="?f125 / ?f69"/>
              <draw:equation draw:name="f175" draw:formula="?f126 / ?f68"/>
              <draw:equation draw:name="f176" draw:formula="?f127 / ?f69"/>
              <draw:equation draw:name="f177" draw:formula="?f128 / ?f68"/>
              <draw:equation draw:name="f178" draw:formula="?f129 / ?f69"/>
              <draw:equation draw:name="f179" draw:formula="?f130 / ?f69"/>
              <draw:equation draw:name="f180" draw:formula="?f131 / ?f69"/>
              <draw:equation draw:name="f181" draw:formula="?f132 / ?f68"/>
              <draw:equation draw:name="f182" draw:formula="?f133 / ?f68"/>
              <draw:equation draw:name="f183" draw:formula="?f134 / ?f69"/>
              <draw:equation draw:name="f184" draw:formula="?f135 / ?f68"/>
              <draw:equation draw:name="f185" draw:formula="?f136 / ?f68"/>
              <draw:equation draw:name="f186" draw:formula="?f137 / ?f68"/>
              <draw:equation draw:name="f187" draw:formula="?f138 / ?f68"/>
              <draw:equation draw:name="f188" draw:formula="?f139 / ?f69"/>
              <draw:equation draw:name="f189" draw:formula="?f140 / ?f68"/>
              <draw:equation draw:name="f190" draw:formula="?f141 / ?f69"/>
              <draw:equation draw:name="f191" draw:formula="?f142 / ?f69"/>
              <draw:equation draw:name="f192" draw:formula="?f143 / ?f68"/>
              <draw:equation draw:name="f193" draw:formula="?f144 / ?f69"/>
              <draw:equation draw:name="f194" draw:formula="?f145 / ?f68"/>
              <draw:equation draw:name="f195" draw:formula="?f146 / ?f69"/>
              <draw:equation draw:name="f196" draw:formula="?f147 / ?f68"/>
              <draw:equation draw:name="f197" draw:formula="?f148 / ?f68"/>
              <draw:equation draw:name="f198" draw:formula="?f149 / ?f68"/>
              <draw:equation draw:name="f199" draw:formula="?f150 / ?f69"/>
              <draw:equation draw:name="f200" draw:formula="?f151 / ?f68"/>
              <draw:equation draw:name="f201" draw:formula="?f152 / ?f69"/>
              <draw:equation draw:name="f202" draw:formula="?f153 / ?f69"/>
              <draw:equation draw:name="f203" draw:formula="?f154 / ?f69"/>
              <draw:equation draw:name="f204" draw:formula="?f155 / ?f68"/>
              <draw:equation draw:name="f205" draw:formula="?f156 / ?f68"/>
              <draw:equation draw:name="f206" draw:formula="?f157 / ?f68"/>
              <draw:equation draw:name="f207" draw:formula="?f158 / ?f69"/>
              <draw:equation draw:name="f208" draw:formula="?f159 / ?f69"/>
            </draw:enhanced-geometry>
          </draw:custom-shape>
          <draw:custom-shape svg:x="7.82949in" svg:y="4.16478in" svg:width="0.06405in" svg:height="0.06002in" draw:id="id127" draw:style-name="a870" draw:name="Rectangle 51">
            <svg:title/>
            <svg:desc/>
            <text:p text:style-name="a869" text:class-names="" text:cond-style-name=""><text:span text:style-name="a868" text:class-names=""/></text:p>
            <draw:enhanced-geometry xmlns:dr3d="urn:oasis:names:tc:opendocument:xmlns:dr3d:1.0" draw:type="non-primitive" svg:viewBox="0 0 21600 21600" draw:enhanced-path="M 0 0 L 21600 0 21600 21600 0 21600 Z N"/>
          </draw:custom-shape>
          <draw:custom-shape svg:x="7.80957in" svg:y="4.14524in" svg:width="0.1039in" svg:height="0.07956in" draw:id="id128" draw:style-name="a873" draw:name="Freeform 52">
            <svg:title/>
            <svg:desc/>
            <text:p text:style-name="a872" text:class-names="" text:cond-style-name=""><text:span text:style-name="a871" text:class-names=""/></text:p>
            <draw:enhanced-geometry xmlns:dr3d="urn:oasis:names:tc:opendocument:xmlns:dr3d:1.0" draw:type="non-primitive" svg:viewBox="0 0 73 57" draw:enhanced-path="M ?f0 ?f0 L ?f1 ?f0 ?f1 ?f2 ?f3 ?f2 ?f3 ?f4 ?f4 ?f4 ?f4 ?f2 ?f0 ?f2 ?f0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59"/>
              <draw:equation draw:name="f4" draw:formula="14"/>
              <draw:equation draw:name="f5" draw:formula="?f2 - ?f0"/>
              <draw:equation draw:name="f6" draw:formula="?f1 - ?f0"/>
              <draw:equation draw:name="f7" draw:formula="?f6 / 73"/>
              <draw:equation draw:name="f8" draw:formula="?f5 / 57"/>
              <draw:equation draw:name="f9" draw:formula="0 * ?f6"/>
              <draw:equation draw:name="f10" draw:formula="0 * ?f5"/>
              <draw:equation draw:name="f11" draw:formula="73 * ?f6"/>
              <draw:equation draw:name="f12" draw:formula="57 * ?f5"/>
              <draw:equation draw:name="f13" draw:formula="59 * ?f6"/>
              <draw:equation draw:name="f14" draw:formula="14 * ?f5"/>
              <draw:equation draw:name="f15" draw:formula="14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7.24737in" svg:y="4.16478in" svg:width="0.06405in" svg:height="0.06002in" draw:id="id129" draw:style-name="a876" draw:name="Rectangle 53">
            <svg:title/>
            <svg:desc/>
            <text:p text:style-name="a875" text:class-names="" text:cond-style-name=""><text:span text:style-name="a874" text:class-names=""/></text:p>
            <draw:enhanced-geometry xmlns:dr3d="urn:oasis:names:tc:opendocument:xmlns:dr3d:1.0" draw:type="non-primitive" svg:viewBox="0 0 21600 21600" draw:enhanced-path="M 0 0 L 21600 0 21600 21600 0 21600 Z N"/>
          </draw:custom-shape>
          <draw:custom-shape svg:x="7.22744in" svg:y="4.14524in" svg:width="0.1039in" svg:height="0.07956in" draw:id="id130" draw:style-name="a879" draw:name="Freeform 54">
            <svg:title/>
            <svg:desc/>
            <text:p text:style-name="a878" text:class-names="" text:cond-style-name=""><text:span text:style-name="a877" text:class-names=""/></text:p>
            <draw:enhanced-geometry xmlns:dr3d="urn:oasis:names:tc:opendocument:xmlns:dr3d:1.0" draw:type="non-primitive" svg:viewBox="0 0 73 57" draw:enhanced-path="M ?f0 ?f0 L ?f1 ?f0 ?f1 ?f2 ?f3 ?f2 ?f3 ?f4 ?f4 ?f4 ?f4 ?f2 ?f0 ?f2 ?f0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59"/>
              <draw:equation draw:name="f4" draw:formula="14"/>
              <draw:equation draw:name="f5" draw:formula="?f2 - ?f0"/>
              <draw:equation draw:name="f6" draw:formula="?f1 - ?f0"/>
              <draw:equation draw:name="f7" draw:formula="?f6 / 73"/>
              <draw:equation draw:name="f8" draw:formula="?f5 / 57"/>
              <draw:equation draw:name="f9" draw:formula="0 * ?f6"/>
              <draw:equation draw:name="f10" draw:formula="0 * ?f5"/>
              <draw:equation draw:name="f11" draw:formula="73 * ?f6"/>
              <draw:equation draw:name="f12" draw:formula="57 * ?f5"/>
              <draw:equation draw:name="f13" draw:formula="59 * ?f6"/>
              <draw:equation draw:name="f14" draw:formula="14 * ?f5"/>
              <draw:equation draw:name="f15" draw:formula="14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7.14774in" svg:y="5.73784in" svg:width="0.76573in" svg:height="0.1312in" draw:id="id131" draw:style-name="a882" draw:name="Freeform 55">
            <svg:title/>
            <svg:desc/>
            <text:p text:style-name="a881" text:class-names="" text:cond-style-name=""><text:span text:style-name="a880" text:class-names=""/></text:p>
            <draw:enhanced-geometry xmlns:dr3d="urn:oasis:names:tc:opendocument:xmlns:dr3d:1.0" draw:type="non-primitive" svg:viewBox="0 0 711 125" draw:enhanced-path="M ?f0 ?f3 L ?f0 ?f4 C ?f0 ?f5 ?f6 ?f2 ?f3 ?f2 L ?f7 ?f2 ?f1 ?f2 ?f1 ?f0 ?f3 ?f0 C ?f6 ?f0 ?f0 ?f6 ?f0 ?f3 Z N" draw:text-areas="?f28 ?f30 ?f29 ?f31" draw:glue-points="?f32 ?f33 ?f32 ?f34 ?f35 ?f36 ?f37 ?f36 ?f38 ?f36 ?f38 ?f39 ?f35 ?f39 ?f32 ?f33"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18"/>
              <draw:equation draw:name="f7" draw:formula="74"/>
              <draw:equation draw:name="f8" draw:formula="?f2 - ?f0"/>
              <draw:equation draw:name="f9" draw:formula="?f1 - ?f0"/>
              <draw:equation draw:name="f10" draw:formula="?f9 / 711"/>
              <draw:equation draw:name="f11" draw:formula="?f8 / 125"/>
              <draw:equation draw:name="f12" draw:formula="0 * ?f9"/>
              <draw:equation draw:name="f13" draw:formula="39 * ?f8"/>
              <draw:equation draw:name="f14" draw:formula="86 * ?f8"/>
              <draw:equation draw:name="f15" draw:formula="39 * ?f9"/>
              <draw:equation draw:name="f16" draw:formula="125 * ?f8"/>
              <draw:equation draw:name="f17" draw:formula="74 * ?f9"/>
              <draw:equation draw:name="f18" draw:formula="711 * ?f9"/>
              <draw:equation draw:name="f19" draw:formula="0 * ?f8"/>
              <draw:equation draw:name="f20" draw:formula="?f12 / 711"/>
              <draw:equation draw:name="f21" draw:formula="?f13 / 125"/>
              <draw:equation draw:name="f22" draw:formula="?f14 / 125"/>
              <draw:equation draw:name="f23" draw:formula="?f15 / 711"/>
              <draw:equation draw:name="f24" draw:formula="?f16 / 125"/>
              <draw:equation draw:name="f25" draw:formula="?f17 / 711"/>
              <draw:equation draw:name="f26" draw:formula="?f18 / 711"/>
              <draw:equation draw:name="f27" draw:formula="?f19 / 125"/>
              <draw:equation draw:name="f28" draw:formula="0 / ?f10"/>
              <draw:equation draw:name="f29" draw:formula="?f1 / ?f10"/>
              <draw:equation draw:name="f30" draw:formula="0 / ?f11"/>
              <draw:equation draw:name="f31" draw:formula="?f2 / ?f11"/>
              <draw:equation draw:name="f32" draw:formula="?f20 / ?f10"/>
              <draw:equation draw:name="f33" draw:formula="?f21 / ?f11"/>
              <draw:equation draw:name="f34" draw:formula="?f22 / ?f11"/>
              <draw:equation draw:name="f35" draw:formula="?f23 / ?f10"/>
              <draw:equation draw:name="f36" draw:formula="?f24 / ?f11"/>
              <draw:equation draw:name="f37" draw:formula="?f25 / ?f10"/>
              <draw:equation draw:name="f38" draw:formula="?f26 / ?f10"/>
              <draw:equation draw:name="f39" draw:formula="?f27 / ?f11"/>
            </draw:enhanced-geometry>
          </draw:custom-shape>
          <draw:custom-shape svg:x="7.22744in" svg:y="5.86904in" svg:width="0.1039in" svg:height="0.5974in" draw:id="id132" draw:style-name="a885" draw:name="Rectangle 56">
            <svg:title/>
            <svg:desc/>
            <text:p text:style-name="a884" text:class-names="" text:cond-style-name=""><text:span text:style-name="a883" text:class-names=""/></text:p>
            <draw:enhanced-geometry xmlns:dr3d="urn:oasis:names:tc:opendocument:xmlns:dr3d:1.0" draw:type="non-primitive" svg:viewBox="0 0 21600 21600" draw:enhanced-path="M 0 0 L 21600 0 21600 21600 0 21600 Z N"/>
          </draw:custom-shape>
          <draw:custom-shape svg:x="7.33134in" svg:y="5.9849in" svg:width="0.47822in" svg:height="0.08235in" draw:id="id133" draw:style-name="a888" draw:name="Rectangle 57">
            <svg:title/>
            <svg:desc/>
            <text:p text:style-name="a887" text:class-names="" text:cond-style-name=""><text:span text:style-name="a886" text:class-names=""/></text:p>
            <draw:enhanced-geometry xmlns:dr3d="urn:oasis:names:tc:opendocument:xmlns:dr3d:1.0" draw:type="non-primitive" svg:viewBox="0 0 21600 21600" draw:enhanced-path="M 0 0 L 21600 0 21600 21600 0 21600 Z N"/>
          </draw:custom-shape>
          <draw:custom-shape svg:x="7.80957in" svg:y="5.86904in" svg:width="0.1039in" svg:height="0.5974in" draw:id="id134" draw:style-name="a891" draw:name="Rectangle 58">
            <svg:title/>
            <svg:desc/>
            <text:p text:style-name="a890" text:class-names="" text:cond-style-name=""><text:span text:style-name="a889" text:class-names=""/></text:p>
            <draw:enhanced-geometry xmlns:dr3d="urn:oasis:names:tc:opendocument:xmlns:dr3d:1.0" draw:type="non-primitive" svg:viewBox="0 0 21600 21600" draw:enhanced-path="M 0 0 L 21600 0 21600 21600 0 21600 Z N"/>
          </draw:custom-shape>
          <draw:custom-shape svg:x="7.78964in" svg:y="5.00365in" svg:width="0.21065in" svg:height="0.73419in" draw:id="id135" draw:style-name="a894" draw:name="Freeform 59">
            <svg:title/>
            <svg:desc/>
            <text:p text:style-name="a893" text:class-names="" text:cond-style-name=""><text:span text:style-name="a892" text:class-names=""/></text:p>
            <draw:enhanced-geometry xmlns:dr3d="urn:oasis:names:tc:opendocument:xmlns:dr3d:1.0" draw:type="non-primitive" svg:viewBox="0 0 196 695" draw:enhanced-path="M ?f3 ?f0 L ?f0 ?f2 ?f4 ?f2 ?f1 ?f0 ?f3 ?f0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133"/>
              <draw:equation draw:name="f4" draw:formula="115"/>
              <draw:equation draw:name="f5" draw:formula="?f2 - ?f0"/>
              <draw:equation draw:name="f6" draw:formula="?f1 - ?f0"/>
              <draw:equation draw:name="f7" draw:formula="?f6 / 196"/>
              <draw:equation draw:name="f8" draw:formula="?f5 / 695"/>
              <draw:equation draw:name="f9" draw:formula="133 * ?f6"/>
              <draw:equation draw:name="f10" draw:formula="0 * ?f5"/>
              <draw:equation draw:name="f11" draw:formula="0 * ?f6"/>
              <draw:equation draw:name="f12" draw:formula="695 * ?f5"/>
              <draw:equation draw:name="f13" draw:formula="115 * ?f6"/>
              <draw:equation draw:name="f14" draw:formula="196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7.12781in" svg:y="4.98411in" svg:width="0.89098in" svg:height="1.50187in" draw:id="id136" draw:style-name="a897" draw:name="Freeform 60">
            <svg:title/>
            <svg:desc/>
            <text:p text:style-name="a896" text:class-names="" text:cond-style-name=""><text:span text:style-name="a895" text:class-names=""/></text:p>
            <draw:enhanced-geometry xmlns:dr3d="urn:oasis:names:tc:opendocument:xmlns:dr3d:1.0" draw:type="non-primitive" svg:viewBox="0 0 828 1424" draw:enhanced-path="M ?f3 ?f4 L ?f5 ?f4 ?f6 ?f7 C ?f8 ?f9 ?f10 ?f11 ?f12 ?f13 ?f14 ?f0 ?f15 ?f0 ?f16 ?f17 L ?f18 ?f19 C ?f20 ?f21 ?f1 ?f22 ?f23 ?f24 L ?f25 ?f26 ?f25 ?f27 C ?f25 ?f28 ?f29 ?f2 ?f6 ?f2 L ?f30 ?f2 C ?f31 ?f2 ?f32 ?f28 ?f32 ?f27 L ?f32 ?f33 ?f34 ?f33 ?f34 ?f27 C ?f34 ?f28 ?f35 ?f2 ?f36 ?f2 L ?f37 ?f2 C ?f38 ?f2 ?f39 ?f28 ?f39 ?f27 L ?f39 ?f40 ?f3 ?f40 C ?f41 ?f40 ?f0 ?f42 ?f0 ?f43 L ?f0 ?f44 C ?f0 ?f45 ?f41 ?f4 ?f3 ?f4 M ?f46 ?f47 L ?f48 ?f49 ?f50 ?f4 ?f51 ?f4 ?f46 ?f47 Z M ?f52 ?f53 L ?f54 ?f53 ?f54 ?f40 ?f52 ?f40 ?f52 ?f53 Z M ?f34 ?f55 L ?f32 ?f55 ?f32 ?f56 ?f34 ?f56 ?f34 ?f55 Z M ?f32 ?f57 L ?f32 ?f40 ?f34 ?f40 ?f34 ?f57 ?f32 ?f57 Z M ?f58 ?f53 L ?f59 ?f53 ?f59 ?f40 ?f58 ?f40 ?f58 ?f53 Z M ?f60 ?f43 C ?f60 ?f61 ?f62 ?f63 ?f3 ?f63 L ?f54 ?f63 ?f54 ?f64 ?f3 ?f64 C ?f62 ?f64 ?f60 ?f65 ?f60 ?f44 L ?f60 ?f43 Z N" draw:text-areas="?f160 ?f162 ?f161 ?f163" draw:glue-points="?f164 ?f165 ?f166 ?f165 ?f167 ?f168 ?f169 ?f170 ?f171 ?f172 ?f173 ?f174 ?f175 ?f176 ?f177 ?f178 ?f177 ?f179 ?f167 ?f180 ?f181 ?f180 ?f182 ?f179 ?f182 ?f183 ?f184 ?f183 ?f184 ?f179 ?f185 ?f180 ?f186 ?f180 ?f187 ?f179 ?f187 ?f188 ?f164 ?f188 ?f189 ?f190 ?f189 ?f191 ?f164 ?f165 ?f192 ?f193 ?f194 ?f195 ?f196 ?f165 ?f197 ?f165 ?f192 ?f193 ?f198 ?f199 ?f200 ?f199 ?f200 ?f188 ?f198 ?f188 ?f198 ?f199 ?f184 ?f201 ?f182 ?f201 ?f182 ?f202 ?f184 ?f202 ?f184 ?f201 ?f182 ?f203 ?f182 ?f188 ?f184 ?f188 ?f184 ?f203 ?f182 ?f203 ?f204 ?f199 ?f205 ?f199 ?f205 ?f188 ?f204 ?f188 ?f204 ?f199 ?f206 ?f190 ?f164 ?f207 ?f200 ?f207 ?f200 ?f208 ?f164 ?f208 ?f206 ?f191 ?f206 ?f190"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58"/>
              <draw:equation draw:name="f4" draw:formula="695"/>
              <draw:equation draw:name="f5" draw:formula="599"/>
              <draw:equation draw:name="f6" draw:formula="730"/>
              <draw:equation draw:name="f7" draw:formula="16"/>
              <draw:equation draw:name="f8" draw:formula="731"/>
              <draw:equation draw:name="f9" draw:formula="10"/>
              <draw:equation draw:name="f10" draw:formula="734"/>
              <draw:equation draw:name="f11" draw:formula="6"/>
              <draw:equation draw:name="f12" draw:formula="739"/>
              <draw:equation draw:name="f13" draw:formula="3"/>
              <draw:equation draw:name="f14" draw:formula="744"/>
              <draw:equation draw:name="f15" draw:formula="750"/>
              <draw:equation draw:name="f16" draw:formula="755"/>
              <draw:equation draw:name="f17" draw:formula="2"/>
              <draw:equation draw:name="f18" draw:formula="814"/>
              <draw:equation draw:name="f19" draw:formula="24"/>
              <draw:equation draw:name="f20" draw:formula="823"/>
              <draw:equation draw:name="f21" draw:formula="27"/>
              <draw:equation draw:name="f22" draw:formula="35"/>
              <draw:equation draw:name="f23" draw:formula="827"/>
              <draw:equation draw:name="f24" draw:formula="43"/>
              <draw:equation draw:name="f25" draw:formula="749"/>
              <draw:equation draw:name="f26" draw:formula="715"/>
              <draw:equation draw:name="f27" draw:formula="1405"/>
              <draw:equation draw:name="f28" draw:formula="1416"/>
              <draw:equation draw:name="f29" draw:formula="740"/>
              <draw:equation draw:name="f30" draw:formula="633"/>
              <draw:equation draw:name="f31" draw:formula="623"/>
              <draw:equation draw:name="f32" draw:formula="614"/>
              <draw:equation draw:name="f33" draw:formula="1045"/>
              <draw:equation draw:name="f34" draw:formula="209"/>
              <draw:equation draw:name="f35" draw:formula="201"/>
              <draw:equation draw:name="f36" draw:formula="190"/>
              <draw:equation draw:name="f37" draw:formula="93"/>
              <draw:equation draw:name="f38" draw:formula="83"/>
              <draw:equation draw:name="f39" draw:formula="75"/>
              <draw:equation draw:name="f40" draw:formula="858"/>
              <draw:equation draw:name="f41" draw:formula="26"/>
              <draw:equation draw:name="f42" draw:formula="832"/>
              <draw:equation draw:name="f43" draw:formula="800"/>
              <draw:equation draw:name="f44" draw:formula="753"/>
              <draw:equation draw:name="f45" draw:formula="721"/>
              <draw:equation draw:name="f46" draw:formula="787"/>
              <draw:equation draw:name="f47" draw:formula="54"/>
              <draw:equation draw:name="f48" draw:formula="763"/>
              <draw:equation draw:name="f49" draw:formula="45"/>
              <draw:equation draw:name="f50" draw:formula="637"/>
              <draw:equation draw:name="f51" draw:formula="713"/>
              <draw:equation draw:name="f52" draw:formula="652"/>
              <draw:equation draw:name="f53" draw:formula="1386"/>
              <draw:equation draw:name="f54" draw:formula="711"/>
              <draw:equation draw:name="f55" draw:formula="1008"/>
              <draw:equation draw:name="f56" draw:formula="968"/>
              <draw:equation draw:name="f57" draw:formula="931"/>
              <draw:equation draw:name="f58" draw:formula="112"/>
              <draw:equation draw:name="f59" draw:formula="171"/>
              <draw:equation draw:name="f60" draw:formula="38"/>
              <draw:equation draw:name="f61" draw:formula="811"/>
              <draw:equation draw:name="f62" draw:formula="47"/>
              <draw:equation draw:name="f63" draw:formula="820"/>
              <draw:equation draw:name="f64" draw:formula="733"/>
              <draw:equation draw:name="f65" draw:formula="742"/>
              <draw:equation draw:name="f66" draw:formula="?f2 - ?f0"/>
              <draw:equation draw:name="f67" draw:formula="?f1 - ?f0"/>
              <draw:equation draw:name="f68" draw:formula="?f67 / 828"/>
              <draw:equation draw:name="f69" draw:formula="?f66 / 1424"/>
              <draw:equation draw:name="f70" draw:formula="58 * ?f67"/>
              <draw:equation draw:name="f71" draw:formula="695 * ?f66"/>
              <draw:equation draw:name="f72" draw:formula="599 * ?f67"/>
              <draw:equation draw:name="f73" draw:formula="730 * ?f67"/>
              <draw:equation draw:name="f74" draw:formula="16 * ?f66"/>
              <draw:equation draw:name="f75" draw:formula="739 * ?f67"/>
              <draw:equation draw:name="f76" draw:formula="3 * ?f66"/>
              <draw:equation draw:name="f77" draw:formula="755 * ?f67"/>
              <draw:equation draw:name="f78" draw:formula="2 * ?f66"/>
              <draw:equation draw:name="f79" draw:formula="814 * ?f67"/>
              <draw:equation draw:name="f80" draw:formula="24 * ?f66"/>
              <draw:equation draw:name="f81" draw:formula="827 * ?f67"/>
              <draw:equation draw:name="f82" draw:formula="43 * ?f66"/>
              <draw:equation draw:name="f83" draw:formula="749 * ?f67"/>
              <draw:equation draw:name="f84" draw:formula="715 * ?f66"/>
              <draw:equation draw:name="f85" draw:formula="1405 * ?f66"/>
              <draw:equation draw:name="f86" draw:formula="1424 * ?f66"/>
              <draw:equation draw:name="f87" draw:formula="633 * ?f67"/>
              <draw:equation draw:name="f88" draw:formula="614 * ?f67"/>
              <draw:equation draw:name="f89" draw:formula="1045 * ?f66"/>
              <draw:equation draw:name="f90" draw:formula="209 * ?f67"/>
              <draw:equation draw:name="f91" draw:formula="190 * ?f67"/>
              <draw:equation draw:name="f92" draw:formula="93 * ?f67"/>
              <draw:equation draw:name="f93" draw:formula="75 * ?f67"/>
              <draw:equation draw:name="f94" draw:formula="858 * ?f66"/>
              <draw:equation draw:name="f95" draw:formula="0 * ?f67"/>
              <draw:equation draw:name="f96" draw:formula="800 * ?f66"/>
              <draw:equation draw:name="f97" draw:formula="753 * ?f66"/>
              <draw:equation draw:name="f98" draw:formula="787 * ?f67"/>
              <draw:equation draw:name="f99" draw:formula="54 * ?f66"/>
              <draw:equation draw:name="f100" draw:formula="763 * ?f67"/>
              <draw:equation draw:name="f101" draw:formula="45 * ?f66"/>
              <draw:equation draw:name="f102" draw:formula="637 * ?f67"/>
              <draw:equation draw:name="f103" draw:formula="713 * ?f67"/>
              <draw:equation draw:name="f104" draw:formula="652 * ?f67"/>
              <draw:equation draw:name="f105" draw:formula="1386 * ?f66"/>
              <draw:equation draw:name="f106" draw:formula="711 * ?f67"/>
              <draw:equation draw:name="f107" draw:formula="1008 * ?f66"/>
              <draw:equation draw:name="f108" draw:formula="968 * ?f66"/>
              <draw:equation draw:name="f109" draw:formula="931 * ?f66"/>
              <draw:equation draw:name="f110" draw:formula="112 * ?f67"/>
              <draw:equation draw:name="f111" draw:formula="171 * ?f67"/>
              <draw:equation draw:name="f112" draw:formula="38 * ?f67"/>
              <draw:equation draw:name="f113" draw:formula="820 * ?f66"/>
              <draw:equation draw:name="f114" draw:formula="733 * ?f66"/>
              <draw:equation draw:name="f115" draw:formula="?f70 / 828"/>
              <draw:equation draw:name="f116" draw:formula="?f71 / 1424"/>
              <draw:equation draw:name="f117" draw:formula="?f72 / 828"/>
              <draw:equation draw:name="f118" draw:formula="?f73 / 828"/>
              <draw:equation draw:name="f119" draw:formula="?f74 / 1424"/>
              <draw:equation draw:name="f120" draw:formula="?f75 / 828"/>
              <draw:equation draw:name="f121" draw:formula="?f76 / 1424"/>
              <draw:equation draw:name="f122" draw:formula="?f77 / 828"/>
              <draw:equation draw:name="f123" draw:formula="?f78 / 1424"/>
              <draw:equation draw:name="f124" draw:formula="?f79 / 828"/>
              <draw:equation draw:name="f125" draw:formula="?f80 / 1424"/>
              <draw:equation draw:name="f126" draw:formula="?f81 / 828"/>
              <draw:equation draw:name="f127" draw:formula="?f82 / 1424"/>
              <draw:equation draw:name="f128" draw:formula="?f83 / 828"/>
              <draw:equation draw:name="f129" draw:formula="?f84 / 1424"/>
              <draw:equation draw:name="f130" draw:formula="?f85 / 1424"/>
              <draw:equation draw:name="f131" draw:formula="?f86 / 1424"/>
              <draw:equation draw:name="f132" draw:formula="?f87 / 828"/>
              <draw:equation draw:name="f133" draw:formula="?f88 / 828"/>
              <draw:equation draw:name="f134" draw:formula="?f89 / 1424"/>
              <draw:equation draw:name="f135" draw:formula="?f90 / 828"/>
              <draw:equation draw:name="f136" draw:formula="?f91 / 828"/>
              <draw:equation draw:name="f137" draw:formula="?f92 / 828"/>
              <draw:equation draw:name="f138" draw:formula="?f93 / 828"/>
              <draw:equation draw:name="f139" draw:formula="?f94 / 1424"/>
              <draw:equation draw:name="f140" draw:formula="?f95 / 828"/>
              <draw:equation draw:name="f141" draw:formula="?f96 / 1424"/>
              <draw:equation draw:name="f142" draw:formula="?f97 / 1424"/>
              <draw:equation draw:name="f143" draw:formula="?f98 / 828"/>
              <draw:equation draw:name="f144" draw:formula="?f99 / 1424"/>
              <draw:equation draw:name="f145" draw:formula="?f100 / 828"/>
              <draw:equation draw:name="f146" draw:formula="?f101 / 1424"/>
              <draw:equation draw:name="f147" draw:formula="?f102 / 828"/>
              <draw:equation draw:name="f148" draw:formula="?f103 / 828"/>
              <draw:equation draw:name="f149" draw:formula="?f104 / 828"/>
              <draw:equation draw:name="f150" draw:formula="?f105 / 1424"/>
              <draw:equation draw:name="f151" draw:formula="?f106 / 828"/>
              <draw:equation draw:name="f152" draw:formula="?f107 / 1424"/>
              <draw:equation draw:name="f153" draw:formula="?f108 / 1424"/>
              <draw:equation draw:name="f154" draw:formula="?f109 / 1424"/>
              <draw:equation draw:name="f155" draw:formula="?f110 / 828"/>
              <draw:equation draw:name="f156" draw:formula="?f111 / 828"/>
              <draw:equation draw:name="f157" draw:formula="?f112 / 828"/>
              <draw:equation draw:name="f158" draw:formula="?f113 / 1424"/>
              <draw:equation draw:name="f159" draw:formula="?f114 / 1424"/>
              <draw:equation draw:name="f160" draw:formula="0 / ?f68"/>
              <draw:equation draw:name="f161" draw:formula="?f1 / ?f68"/>
              <draw:equation draw:name="f162" draw:formula="0 / ?f69"/>
              <draw:equation draw:name="f163" draw:formula="?f2 / ?f69"/>
              <draw:equation draw:name="f164" draw:formula="?f115 / ?f68"/>
              <draw:equation draw:name="f165" draw:formula="?f116 / ?f69"/>
              <draw:equation draw:name="f166" draw:formula="?f117 / ?f68"/>
              <draw:equation draw:name="f167" draw:formula="?f118 / ?f68"/>
              <draw:equation draw:name="f168" draw:formula="?f119 / ?f69"/>
              <draw:equation draw:name="f169" draw:formula="?f120 / ?f68"/>
              <draw:equation draw:name="f170" draw:formula="?f121 / ?f69"/>
              <draw:equation draw:name="f171" draw:formula="?f122 / ?f68"/>
              <draw:equation draw:name="f172" draw:formula="?f123 / ?f69"/>
              <draw:equation draw:name="f173" draw:formula="?f124 / ?f68"/>
              <draw:equation draw:name="f174" draw:formula="?f125 / ?f69"/>
              <draw:equation draw:name="f175" draw:formula="?f126 / ?f68"/>
              <draw:equation draw:name="f176" draw:formula="?f127 / ?f69"/>
              <draw:equation draw:name="f177" draw:formula="?f128 / ?f68"/>
              <draw:equation draw:name="f178" draw:formula="?f129 / ?f69"/>
              <draw:equation draw:name="f179" draw:formula="?f130 / ?f69"/>
              <draw:equation draw:name="f180" draw:formula="?f131 / ?f69"/>
              <draw:equation draw:name="f181" draw:formula="?f132 / ?f68"/>
              <draw:equation draw:name="f182" draw:formula="?f133 / ?f68"/>
              <draw:equation draw:name="f183" draw:formula="?f134 / ?f69"/>
              <draw:equation draw:name="f184" draw:formula="?f135 / ?f68"/>
              <draw:equation draw:name="f185" draw:formula="?f136 / ?f68"/>
              <draw:equation draw:name="f186" draw:formula="?f137 / ?f68"/>
              <draw:equation draw:name="f187" draw:formula="?f138 / ?f68"/>
              <draw:equation draw:name="f188" draw:formula="?f139 / ?f69"/>
              <draw:equation draw:name="f189" draw:formula="?f140 / ?f68"/>
              <draw:equation draw:name="f190" draw:formula="?f141 / ?f69"/>
              <draw:equation draw:name="f191" draw:formula="?f142 / ?f69"/>
              <draw:equation draw:name="f192" draw:formula="?f143 / ?f68"/>
              <draw:equation draw:name="f193" draw:formula="?f144 / ?f69"/>
              <draw:equation draw:name="f194" draw:formula="?f145 / ?f68"/>
              <draw:equation draw:name="f195" draw:formula="?f146 / ?f69"/>
              <draw:equation draw:name="f196" draw:formula="?f147 / ?f68"/>
              <draw:equation draw:name="f197" draw:formula="?f148 / ?f68"/>
              <draw:equation draw:name="f198" draw:formula="?f149 / ?f68"/>
              <draw:equation draw:name="f199" draw:formula="?f150 / ?f69"/>
              <draw:equation draw:name="f200" draw:formula="?f151 / ?f68"/>
              <draw:equation draw:name="f201" draw:formula="?f152 / ?f69"/>
              <draw:equation draw:name="f202" draw:formula="?f153 / ?f69"/>
              <draw:equation draw:name="f203" draw:formula="?f154 / ?f69"/>
              <draw:equation draw:name="f204" draw:formula="?f155 / ?f68"/>
              <draw:equation draw:name="f205" draw:formula="?f156 / ?f68"/>
              <draw:equation draw:name="f206" draw:formula="?f157 / ?f68"/>
              <draw:equation draw:name="f207" draw:formula="?f158 / ?f69"/>
              <draw:equation draw:name="f208" draw:formula="?f159 / ?f69"/>
            </draw:enhanced-geometry>
          </draw:custom-shape>
          <draw:custom-shape svg:x="7.82949in" svg:y="5.88859in" svg:width="0.06405in" svg:height="0.06002in" draw:id="id137" draw:style-name="a900" draw:name="Rectangle 61">
            <svg:title/>
            <svg:desc/>
            <text:p text:style-name="a899" text:class-names="" text:cond-style-name=""><text:span text:style-name="a898" text:class-names=""/></text:p>
            <draw:enhanced-geometry xmlns:dr3d="urn:oasis:names:tc:opendocument:xmlns:dr3d:1.0" draw:type="non-primitive" svg:viewBox="0 0 21600 21600" draw:enhanced-path="M 0 0 L 21600 0 21600 21600 0 21600 Z N"/>
          </draw:custom-shape>
          <draw:custom-shape svg:x="7.80957in" svg:y="5.86904in" svg:width="0.1039in" svg:height="0.07956in" draw:id="id138" draw:style-name="a903" draw:name="Freeform 62">
            <svg:title/>
            <svg:desc/>
            <text:p text:style-name="a902" text:class-names="" text:cond-style-name=""><text:span text:style-name="a901" text:class-names=""/></text:p>
            <draw:enhanced-geometry xmlns:dr3d="urn:oasis:names:tc:opendocument:xmlns:dr3d:1.0" draw:type="non-primitive" svg:viewBox="0 0 73 57" draw:enhanced-path="M ?f0 ?f0 L ?f1 ?f0 ?f1 ?f2 ?f3 ?f2 ?f3 ?f4 ?f4 ?f4 ?f4 ?f2 ?f0 ?f2 ?f0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59"/>
              <draw:equation draw:name="f4" draw:formula="14"/>
              <draw:equation draw:name="f5" draw:formula="?f2 - ?f0"/>
              <draw:equation draw:name="f6" draw:formula="?f1 - ?f0"/>
              <draw:equation draw:name="f7" draw:formula="?f6 / 73"/>
              <draw:equation draw:name="f8" draw:formula="?f5 / 57"/>
              <draw:equation draw:name="f9" draw:formula="0 * ?f6"/>
              <draw:equation draw:name="f10" draw:formula="0 * ?f5"/>
              <draw:equation draw:name="f11" draw:formula="73 * ?f6"/>
              <draw:equation draw:name="f12" draw:formula="57 * ?f5"/>
              <draw:equation draw:name="f13" draw:formula="59 * ?f6"/>
              <draw:equation draw:name="f14" draw:formula="14 * ?f5"/>
              <draw:equation draw:name="f15" draw:formula="14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7.24737in" svg:y="5.88859in" svg:width="0.06405in" svg:height="0.06002in" draw:id="id139" draw:style-name="a906" draw:name="Rectangle 63">
            <svg:title/>
            <svg:desc/>
            <text:p text:style-name="a905" text:class-names="" text:cond-style-name=""><text:span text:style-name="a904" text:class-names=""/></text:p>
            <draw:enhanced-geometry xmlns:dr3d="urn:oasis:names:tc:opendocument:xmlns:dr3d:1.0" draw:type="non-primitive" svg:viewBox="0 0 21600 21600" draw:enhanced-path="M 0 0 L 21600 0 21600 21600 0 21600 Z N"/>
          </draw:custom-shape>
          <draw:custom-shape svg:x="7.22744in" svg:y="5.86904in" svg:width="0.1039in" svg:height="0.07956in" draw:id="id140" draw:style-name="a909" draw:name="Freeform 64">
            <svg:title/>
            <svg:desc/>
            <text:p text:style-name="a908" text:class-names="" text:cond-style-name=""><text:span text:style-name="a907" text:class-names=""/></text:p>
            <draw:enhanced-geometry xmlns:dr3d="urn:oasis:names:tc:opendocument:xmlns:dr3d:1.0" draw:type="non-primitive" svg:viewBox="0 0 73 57" draw:enhanced-path="M ?f0 ?f0 L ?f1 ?f0 ?f1 ?f2 ?f3 ?f2 ?f3 ?f4 ?f4 ?f4 ?f4 ?f2 ?f0 ?f2 ?f0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59"/>
              <draw:equation draw:name="f4" draw:formula="14"/>
              <draw:equation draw:name="f5" draw:formula="?f2 - ?f0"/>
              <draw:equation draw:name="f6" draw:formula="?f1 - ?f0"/>
              <draw:equation draw:name="f7" draw:formula="?f6 / 73"/>
              <draw:equation draw:name="f8" draw:formula="?f5 / 57"/>
              <draw:equation draw:name="f9" draw:formula="0 * ?f6"/>
              <draw:equation draw:name="f10" draw:formula="0 * ?f5"/>
              <draw:equation draw:name="f11" draw:formula="73 * ?f6"/>
              <draw:equation draw:name="f12" draw:formula="57 * ?f5"/>
              <draw:equation draw:name="f13" draw:formula="59 * ?f6"/>
              <draw:equation draw:name="f14" draw:formula="14 * ?f5"/>
              <draw:equation draw:name="f15" draw:formula="14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g>
        <draw:custom-shape svg:x="9.24199in" svg:y="6.75575in" svg:width="2.47442in" svg:height="0.30293in" draw:id="id71" draw:style-name="a702" draw:name="Rechteck 123">
          <svg:title/>
          <svg:desc/>
          <text:p text:style-name="a701" text:class-names="" text:cond-style-name=""><text:span text:style-name="a699" text:class-names=""><text:a xlink:href="http://www.matameko.de/Nie-etwas-falsch-machen" text:style-name="" text:visited-style-name="">www.matameko.de/Sechs-Stühle</text:a></text:span><text:span text:style-name="a700" text:class-names=""/></text:p>
          <draw:enhanced-geometry xmlns:dr3d="urn:oasis:names:tc:opendocument:xmlns:dr3d:1.0" draw:type="non-primitive" svg:viewBox="0 0 21600 21600" draw:enhanced-path="M 0 0 L 21600 0 21600 21600 0 21600 Z N"/>
        </draw:custom-shape>
        <draw:custom-shape svg:x="8.27334in" svg:y="5.46076in" svg:width="6.66667in" svg:height="0.70684in" draw:id="id72" draw:style-name="a707" draw:name="Rechteck 1">
          <svg:title/>
          <svg:desc/>
          <text:p text:style-name="a704" text:class-names="" text:cond-style-name=""><text:span text:style-name="a703" text:class-names="">WIR-Stuhl:<text:s text:c="1"/></text:span></text:p>
          <text:p text:style-name="a706" text:class-names="" text:cond-style-name=""><text:span text:style-name="a705" text:class-names="">gemeinsam an Lösungen arbeiten</text:span></text:p>
          <draw:enhanced-geometry xmlns:dr3d="urn:oasis:names:tc:opendocument:xmlns:dr3d:1.0" draw:type="non-primitive" svg:viewBox="0 0 21600 21600" draw:enhanced-path="M 0 0 L 21600 0 21600 21600 0 21600 Z N"/>
        </draw:custom-shape>
        <draw:custom-shape svg:x="8.27334in" svg:y="2.08549in" svg:width="2.62462in" svg:height="0.70684in" draw:id="id73" draw:style-name="a712" draw:name="Rechteck 2">
          <svg:title/>
          <svg:desc/>
          <text:p text:style-name="a709" text:class-names="" text:cond-style-name=""><text:span text:style-name="a708" text:class-names="">ICH-Stuhl:<text:s text:c="1"/></text:span></text:p>
          <text:p text:style-name="a711" text:class-names="" text:cond-style-name=""><text:span text:style-name="a710" text:class-names="">von sich selbst erzählen</text:span></text:p>
          <draw:enhanced-geometry xmlns:dr3d="urn:oasis:names:tc:opendocument:xmlns:dr3d:1.0" draw:type="non-primitive" svg:viewBox="0 0 21600 21600" draw:enhanced-path="M 0 0 L 21600 0 21600 21600 0 21600 Z N"/>
        </draw:custom-shape>
        <draw:custom-shape svg:x="8.27334in" svg:y="3.74134in" svg:width="2.47834in" svg:height="0.70684in" draw:id="id74" draw:style-name="a717" draw:name="Rechteck 4">
          <svg:title/>
          <svg:desc/>
          <text:p text:style-name="a714" text:class-names="" text:cond-style-name=""><text:span text:style-name="a713" text:class-names="">DU-Stuhl:<text:s text:c="1"/></text:span></text:p>
          <text:p text:style-name="a716" text:class-names="" text:cond-style-name=""><text:span text:style-name="a715" text:class-names="">dem anderen zuhören</text:span></text:p>
          <draw:enhanced-geometry xmlns:dr3d="urn:oasis:names:tc:opendocument:xmlns:dr3d:1.0" draw:type="non-primitive" svg:viewBox="0 0 21600 21600" draw:enhanced-path="M 0 0 L 21600 0 21600 21600 0 21600 Z N"/>
        </draw:custom-shape>
        <draw:g draw:name="Gruppieren 99" draw:id="id75">
          <svg:title/>
          <svg:desc/>
          <draw:custom-shape svg:x="7.29848in" svg:y="1.43183in" svg:width="0.21048in" svg:height="0.64247in" draw:id="id79" draw:style-name="a726" draw:name="Freeform 7">
            <svg:title/>
            <svg:desc/>
            <text:p text:style-name="a725" text:class-names="" text:cond-style-name=""><text:span text:style-name="a724" text:class-names=""/></text:p>
            <draw:enhanced-geometry xmlns:dr3d="urn:oasis:names:tc:opendocument:xmlns:dr3d:1.0" draw:type="non-primitive" svg:viewBox="0 0 838 3232" draw:enhanced-path="M ?f3 ?f4 L ?f5 ?f6 ?f7 ?f8 ?f9 ?f10 ?f11 ?f12 ?f13 ?f14 ?f15 ?f16 ?f17 ?f18 ?f19 ?f20 ?f21 ?f22 ?f23 ?f24 ?f25 ?f26 ?f27 ?f28 ?f29 ?f30 ?f31 ?f32 ?f33 ?f34 ?f35 ?f36 ?f37 ?f38 ?f39 ?f40 ?f41 ?f42 ?f7 ?f43 ?f44 ?f45 ?f46 ?f47 ?f48 ?f49 ?f50 ?f51 ?f52 ?f53 ?f54 ?f55 ?f56 ?f57 ?f58 ?f59 ?f60 ?f61 ?f62 ?f63 ?f64 ?f65 ?f66 ?f67 ?f68 ?f69 ?f70 ?f71 ?f0 ?f72 ?f0 ?f73 ?f74 ?f75 ?f76 ?f77 ?f78 ?f79 ?f80 ?f81 ?f82 ?f83 ?f84 ?f85 ?f86 ?f87 ?f88 ?f2 ?f89 ?f90 ?f91 ?f92 ?f3 ?f4 Z M ?f93 ?f94 L ?f95 ?f96 ?f97 ?f98 ?f37 ?f99 ?f100 ?f101 ?f102 ?f103 ?f104 ?f105 ?f102 ?f106 ?f100 ?f107 ?f108 ?f109 ?f13 ?f110 ?f111 ?f112 ?f113 ?f64 ?f114 ?f115 ?f116 ?f117 ?f1 ?f118 ?f119 ?f120 ?f121 ?f122 ?f123 ?f124 ?f125 ?f0 ?f100 ?f126 ?f127 ?f128 ?f129 ?f130 ?f131 ?f132 ?f133 ?f134 ?f135 ?f136 ?f137 ?f138 ?f139 ?f140 ?f141 ?f56 ?f142 ?f143 ?f144 ?f145 ?f146 ?f147 ?f148 ?f149 ?f150 ?f151 ?f152 ?f153 ?f154 ?f155 ?f156 ?f157 ?f158 ?f159 ?f127 ?f15 ?f93 ?f94 Z N" draw:text-areas="?f336 ?f338 ?f337 ?f339" draw:glue-points="?f340 ?f341 ?f342 ?f343 ?f344 ?f345 ?f346 ?f347 ?f348 ?f349 ?f350 ?f351 ?f352 ?f353 ?f354 ?f355 ?f356 ?f357 ?f358 ?f359 ?f360 ?f361 ?f362 ?f363 ?f364 ?f365 ?f366 ?f367 ?f368 ?f369 ?f370 ?f371 ?f372 ?f373 ?f374 ?f375 ?f376 ?f377 ?f378 ?f379 ?f380 ?f381 ?f382 ?f383 ?f384 ?f385 ?f386 ?f387 ?f388 ?f389 ?f356 ?f390 ?f391 ?f392 ?f391 ?f393 ?f394 ?f395 ?f396 ?f397 ?f398 ?f399 ?f400 ?f401 ?f402 ?f403 ?f404 ?f405 ?f406 ?f407 ?f408 ?f409 ?f410 ?f411 ?f412 ?f413 ?f414 ?f415 ?f416 ?f417 ?f418 ?f419 ?f420 ?f421 ?f422 ?f423 ?f424 ?f425" draw:glue-point-leaving-directions="-90, -90, -90, -90, -90, -90, -90, -90, -90, -90, -90, -90, -90, -90, -90, -90, -90, -90, -90, -90, -90, -90, -90, -90, -90, -90, -90, -90, -90, -90, -90, -90, -90, -90, -90, -90, -90, -90, -90, -90, -90, -90, -90, -90">
              <draw:equation draw:name="f0" draw:formula="0"/>
              <draw:equation draw:name="f1" draw:formula="838"/>
              <draw:equation draw:name="f2" draw:formula="3232"/>
              <draw:equation draw:name="f3" draw:formula="599"/>
              <draw:equation draw:name="f4" draw:formula="3176"/>
              <draw:equation draw:name="f5" draw:formula="628"/>
              <draw:equation draw:name="f6" draw:formula="3162"/>
              <draw:equation draw:name="f7" draw:formula="676"/>
              <draw:equation draw:name="f8" draw:formula="3127"/>
              <draw:equation draw:name="f9" draw:formula="712"/>
              <draw:equation draw:name="f10" draw:formula="3089"/>
              <draw:equation draw:name="f11" draw:formula="738"/>
              <draw:equation draw:name="f12" draw:formula="3043"/>
              <draw:equation draw:name="f13" draw:formula="752"/>
              <draw:equation draw:name="f14" draw:formula="2989"/>
              <draw:equation draw:name="f15" draw:formula="754"/>
              <draw:equation draw:name="f16" draw:formula="2925"/>
              <draw:equation draw:name="f17" draw:formula="748"/>
              <draw:equation draw:name="f18" draw:formula="2849"/>
              <draw:equation draw:name="f19" draw:formula="732"/>
              <draw:equation draw:name="f20" draw:formula="2756"/>
              <draw:equation draw:name="f21" draw:formula="719"/>
              <draw:equation draw:name="f22" draw:formula="2705"/>
              <draw:equation draw:name="f23" draw:formula="700"/>
              <draw:equation draw:name="f24" draw:formula="2611"/>
              <draw:equation draw:name="f25" draw:formula="675"/>
              <draw:equation draw:name="f26" draw:formula="2409"/>
              <draw:equation draw:name="f27" draw:formula="669"/>
              <draw:equation draw:name="f28" draw:formula="2158"/>
              <draw:equation draw:name="f29" draw:formula="679"/>
              <draw:equation draw:name="f30" draw:formula="1820"/>
              <draw:equation draw:name="f31" draw:formula="691"/>
              <draw:equation draw:name="f32" draw:formula="1604"/>
              <draw:equation draw:name="f33" draw:formula="722"/>
              <draw:equation draw:name="f34" draw:formula="1099"/>
              <draw:equation draw:name="f35" draw:formula="728"/>
              <draw:equation draw:name="f36" draw:formula="888"/>
              <draw:equation draw:name="f37" draw:formula="723"/>
              <draw:equation draw:name="f38" draw:formula="854"/>
              <draw:equation draw:name="f39" draw:formula="710"/>
              <draw:equation draw:name="f40" draw:formula="836"/>
              <draw:equation draw:name="f41" draw:formula="694"/>
              <draw:equation draw:name="f42" draw:formula="831"/>
              <draw:equation draw:name="f43" draw:formula="823"/>
              <draw:equation draw:name="f44" draw:formula="643"/>
              <draw:equation draw:name="f45" draw:formula="817"/>
              <draw:equation draw:name="f46" draw:formula="617"/>
              <draw:equation draw:name="f47" draw:formula="825"/>
              <draw:equation draw:name="f48" draw:formula="602"/>
              <draw:equation draw:name="f49" draw:formula="846"/>
              <draw:equation draw:name="f50" draw:formula="601"/>
              <draw:equation draw:name="f51" draw:formula="861"/>
              <draw:equation draw:name="f52" draw:formula="595"/>
              <draw:equation draw:name="f53" draw:formula="902"/>
              <draw:equation draw:name="f54" draw:formula="538"/>
              <draw:equation draw:name="f55" draw:formula="1164"/>
              <draw:equation draw:name="f56" draw:formula="402"/>
              <draw:equation draw:name="f57" draw:formula="1743"/>
              <draw:equation draw:name="f58" draw:formula="323"/>
              <draw:equation draw:name="f59" draw:formula="2053"/>
              <draw:equation draw:name="f60" draw:formula="288"/>
              <draw:equation draw:name="f61" draw:formula="2176"/>
              <draw:equation draw:name="f62" draw:formula="196"/>
              <draw:equation draw:name="f63" draw:formula="2462"/>
              <draw:equation draw:name="f64" draw:formula="153"/>
              <draw:equation draw:name="f65" draw:formula="2577"/>
              <draw:equation draw:name="f66" draw:formula="116"/>
              <draw:equation draw:name="f67" draw:formula="2673"/>
              <draw:equation draw:name="f68" draw:formula="54"/>
              <draw:equation draw:name="f69" draw:formula="2855"/>
              <draw:equation draw:name="f70" draw:formula="13"/>
              <draw:equation draw:name="f71" draw:formula="3008"/>
              <draw:equation draw:name="f72" draw:formula="3088"/>
              <draw:equation draw:name="f73" draw:formula="3121"/>
              <draw:equation draw:name="f74" draw:formula="2"/>
              <draw:equation draw:name="f75" draw:formula="3128"/>
              <draw:equation draw:name="f76" draw:formula="12"/>
              <draw:equation draw:name="f77" draw:formula="3141"/>
              <draw:equation draw:name="f78" draw:formula="52"/>
              <draw:equation draw:name="f79" draw:formula="3167"/>
              <draw:equation draw:name="f80" draw:formula="107"/>
              <draw:equation draw:name="f81" draw:formula="3192"/>
              <draw:equation draw:name="f82" draw:formula="171"/>
              <draw:equation draw:name="f83" draw:formula="3215"/>
              <draw:equation draw:name="f84" draw:formula="203"/>
              <draw:equation draw:name="f85" draw:formula="3222"/>
              <draw:equation draw:name="f86" draw:formula="249"/>
              <draw:equation draw:name="f87" draw:formula="3229"/>
              <draw:equation draw:name="f88" draw:formula="355"/>
              <draw:equation draw:name="f89" draw:formula="462"/>
              <draw:equation draw:name="f90" draw:formula="3220"/>
              <draw:equation draw:name="f91" draw:formula="559"/>
              <draw:equation draw:name="f92" draw:formula="3195"/>
              <draw:equation draw:name="f93" draw:formula="702"/>
              <draw:equation draw:name="f94" draw:formula="741"/>
              <draw:equation draw:name="f95" draw:formula="715"/>
              <draw:equation draw:name="f96" draw:formula="727"/>
              <draw:equation draw:name="f97" draw:formula="726"/>
              <draw:equation draw:name="f98" draw:formula="686"/>
              <draw:equation draw:name="f99" draw:formula="664"/>
              <draw:equation draw:name="f100" draw:formula="716"/>
              <draw:equation draw:name="f101" draw:formula="623"/>
              <draw:equation draw:name="f102" draw:formula="706"/>
              <draw:equation draw:name="f103" draw:formula="547"/>
              <draw:equation draw:name="f104" draw:formula="703"/>
              <draw:equation draw:name="f105" draw:formula="474"/>
              <draw:equation draw:name="f106" draw:formula="404"/>
              <draw:equation draw:name="f107" draw:formula="340"/>
              <draw:equation draw:name="f108" draw:formula="731"/>
              <draw:equation draw:name="f109" draw:formula="280"/>
              <draw:equation draw:name="f110" draw:formula="224"/>
              <draw:equation draw:name="f111" draw:formula="779"/>
              <draw:equation draw:name="f112" draw:formula="175"/>
              <draw:equation draw:name="f113" draw:formula="795"/>
              <draw:equation draw:name="f114" draw:formula="811"/>
              <draw:equation draw:name="f115" draw:formula="132"/>
              <draw:equation draw:name="f116" draw:formula="830"/>
              <draw:equation draw:name="f117" draw:formula="95"/>
              <draw:equation draw:name="f118" draw:formula="64"/>
              <draw:equation draw:name="f119" draw:formula="835"/>
              <draw:equation draw:name="f120" draw:formula="38"/>
              <draw:equation draw:name="f121" draw:formula="821"/>
              <draw:equation draw:name="f122" draw:formula="18"/>
              <draw:equation draw:name="f123" draw:formula="796"/>
              <draw:equation draw:name="f124" draw:formula="5"/>
              <draw:equation draw:name="f125" draw:formula="760"/>
              <draw:equation draw:name="f126" draw:formula="1"/>
              <draw:equation draw:name="f127" draw:formula="689"/>
              <draw:equation draw:name="f128" draw:formula="6"/>
              <draw:equation draw:name="f129" draw:formula="649"/>
              <draw:equation draw:name="f130" draw:formula="15"/>
              <draw:equation draw:name="f131" draw:formula="580"/>
              <draw:equation draw:name="f132" draw:formula="47"/>
              <draw:equation draw:name="f133" draw:formula="524"/>
              <draw:equation draw:name="f134" draw:formula="94"/>
              <draw:equation draw:name="f135" draw:formula="482"/>
              <draw:equation draw:name="f136" draw:formula="154"/>
              <draw:equation draw:name="f137" draw:formula="452"/>
              <draw:equation draw:name="f138" draw:formula="225"/>
              <draw:equation draw:name="f139" draw:formula="439"/>
              <draw:equation draw:name="f140" draw:formula="309"/>
              <draw:equation draw:name="f141" draw:formula="440"/>
              <draw:equation draw:name="f142" draw:formula="457"/>
              <draw:equation draw:name="f143" draw:formula="503"/>
              <draw:equation draw:name="f144" draw:formula="473"/>
              <draw:equation draw:name="f145" draw:formula="555"/>
              <draw:equation draw:name="f146" draw:formula="483"/>
              <draw:equation draw:name="f147" draw:formula="589"/>
              <draw:equation draw:name="f148" draw:formula="508"/>
              <draw:equation draw:name="f149" draw:formula="645"/>
              <draw:equation draw:name="f150" draw:formula="536"/>
              <draw:equation draw:name="f151" draw:formula="693"/>
              <draw:equation draw:name="f152" draw:formula="565"/>
              <draw:equation draw:name="f153" draw:formula="730"/>
              <draw:equation draw:name="f154" draw:formula="596"/>
              <draw:equation draw:name="f155" draw:formula="755"/>
              <draw:equation draw:name="f156" draw:formula="627"/>
              <draw:equation draw:name="f157" draw:formula="769"/>
              <draw:equation draw:name="f158" draw:formula="658"/>
              <draw:equation draw:name="f159" draw:formula="767"/>
              <draw:equation draw:name="f160" draw:formula="?f2 - ?f0"/>
              <draw:equation draw:name="f161" draw:formula="?f1 - ?f0"/>
              <draw:equation draw:name="f162" draw:formula="?f161 / 838"/>
              <draw:equation draw:name="f163" draw:formula="?f160 / 3232"/>
              <draw:equation draw:name="f164" draw:formula="628 * ?f161"/>
              <draw:equation draw:name="f165" draw:formula="3162 * ?f160"/>
              <draw:equation draw:name="f166" draw:formula="712 * ?f161"/>
              <draw:equation draw:name="f167" draw:formula="3089 * ?f160"/>
              <draw:equation draw:name="f168" draw:formula="752 * ?f161"/>
              <draw:equation draw:name="f169" draw:formula="2989 * ?f160"/>
              <draw:equation draw:name="f170" draw:formula="748 * ?f161"/>
              <draw:equation draw:name="f171" draw:formula="2849 * ?f160"/>
              <draw:equation draw:name="f172" draw:formula="719 * ?f161"/>
              <draw:equation draw:name="f173" draw:formula="2705 * ?f160"/>
              <draw:equation draw:name="f174" draw:formula="675 * ?f161"/>
              <draw:equation draw:name="f175" draw:formula="2409 * ?f160"/>
              <draw:equation draw:name="f176" draw:formula="679 * ?f161"/>
              <draw:equation draw:name="f177" draw:formula="1820 * ?f160"/>
              <draw:equation draw:name="f178" draw:formula="722 * ?f161"/>
              <draw:equation draw:name="f179" draw:formula="1099 * ?f160"/>
              <draw:equation draw:name="f180" draw:formula="723 * ?f161"/>
              <draw:equation draw:name="f181" draw:formula="854 * ?f160"/>
              <draw:equation draw:name="f182" draw:formula="694 * ?f161"/>
              <draw:equation draw:name="f183" draw:formula="831 * ?f160"/>
              <draw:equation draw:name="f184" draw:formula="643 * ?f161"/>
              <draw:equation draw:name="f185" draw:formula="817 * ?f160"/>
              <draw:equation draw:name="f186" draw:formula="602 * ?f161"/>
              <draw:equation draw:name="f187" draw:formula="846 * ?f160"/>
              <draw:equation draw:name="f188" draw:formula="595 * ?f161"/>
              <draw:equation draw:name="f189" draw:formula="902 * ?f160"/>
              <draw:equation draw:name="f190" draw:formula="402 * ?f161"/>
              <draw:equation draw:name="f191" draw:formula="1743 * ?f160"/>
              <draw:equation draw:name="f192" draw:formula="288 * ?f161"/>
              <draw:equation draw:name="f193" draw:formula="2176 * ?f160"/>
              <draw:equation draw:name="f194" draw:formula="153 * ?f161"/>
              <draw:equation draw:name="f195" draw:formula="2577 * ?f160"/>
              <draw:equation draw:name="f196" draw:formula="54 * ?f161"/>
              <draw:equation draw:name="f197" draw:formula="2855 * ?f160"/>
              <draw:equation draw:name="f198" draw:formula="0 * ?f161"/>
              <draw:equation draw:name="f199" draw:formula="3088 * ?f160"/>
              <draw:equation draw:name="f200" draw:formula="2 * ?f161"/>
              <draw:equation draw:name="f201" draw:formula="3128 * ?f160"/>
              <draw:equation draw:name="f202" draw:formula="52 * ?f161"/>
              <draw:equation draw:name="f203" draw:formula="3167 * ?f160"/>
              <draw:equation draw:name="f204" draw:formula="171 * ?f161"/>
              <draw:equation draw:name="f205" draw:formula="3215 * ?f160"/>
              <draw:equation draw:name="f206" draw:formula="249 * ?f161"/>
              <draw:equation draw:name="f207" draw:formula="3229 * ?f160"/>
              <draw:equation draw:name="f208" draw:formula="462 * ?f161"/>
              <draw:equation draw:name="f209" draw:formula="3220 * ?f160"/>
              <draw:equation draw:name="f210" draw:formula="599 * ?f161"/>
              <draw:equation draw:name="f211" draw:formula="3176 * ?f160"/>
              <draw:equation draw:name="f212" draw:formula="715 * ?f161"/>
              <draw:equation draw:name="f213" draw:formula="727 * ?f160"/>
              <draw:equation draw:name="f214" draw:formula="664 * ?f160"/>
              <draw:equation draw:name="f215" draw:formula="706 * ?f161"/>
              <draw:equation draw:name="f216" draw:formula="547 * ?f160"/>
              <draw:equation draw:name="f217" draw:formula="404 * ?f160"/>
              <draw:equation draw:name="f218" draw:formula="731 * ?f161"/>
              <draw:equation draw:name="f219" draw:formula="280 * ?f160"/>
              <draw:equation draw:name="f220" draw:formula="779 * ?f161"/>
              <draw:equation draw:name="f221" draw:formula="175 * ?f160"/>
              <draw:equation draw:name="f222" draw:formula="811 * ?f161"/>
              <draw:equation draw:name="f223" draw:formula="132 * ?f160"/>
              <draw:equation draw:name="f224" draw:formula="838 * ?f161"/>
              <draw:equation draw:name="f225" draw:formula="64 * ?f160"/>
              <draw:equation draw:name="f226" draw:formula="821 * ?f161"/>
              <draw:equation draw:name="f227" draw:formula="18 * ?f160"/>
              <draw:equation draw:name="f228" draw:formula="760 * ?f161"/>
              <draw:equation draw:name="f229" draw:formula="0 * ?f160"/>
              <draw:equation draw:name="f230" draw:formula="689 * ?f161"/>
              <draw:equation draw:name="f231" draw:formula="6 * ?f160"/>
              <draw:equation draw:name="f232" draw:formula="580 * ?f161"/>
              <draw:equation draw:name="f233" draw:formula="47 * ?f160"/>
              <draw:equation draw:name="f234" draw:formula="482 * ?f161"/>
              <draw:equation draw:name="f235" draw:formula="154 * ?f160"/>
              <draw:equation draw:name="f236" draw:formula="439 * ?f161"/>
              <draw:equation draw:name="f237" draw:formula="309 * ?f160"/>
              <draw:equation draw:name="f238" draw:formula="457 * ?f161"/>
              <draw:equation draw:name="f239" draw:formula="503 * ?f160"/>
              <draw:equation draw:name="f240" draw:formula="483 * ?f161"/>
              <draw:equation draw:name="f241" draw:formula="589 * ?f160"/>
              <draw:equation draw:name="f242" draw:formula="536 * ?f161"/>
              <draw:equation draw:name="f243" draw:formula="693 * ?f160"/>
              <draw:equation draw:name="f244" draw:formula="596 * ?f161"/>
              <draw:equation draw:name="f245" draw:formula="755 * ?f160"/>
              <draw:equation draw:name="f246" draw:formula="658 * ?f161"/>
              <draw:equation draw:name="f247" draw:formula="767 * ?f160"/>
              <draw:equation draw:name="f248" draw:formula="702 * ?f161"/>
              <draw:equation draw:name="f249" draw:formula="741 * ?f160"/>
              <draw:equation draw:name="f250" draw:formula="?f164 / 838"/>
              <draw:equation draw:name="f251" draw:formula="?f165 / 3232"/>
              <draw:equation draw:name="f252" draw:formula="?f166 / 838"/>
              <draw:equation draw:name="f253" draw:formula="?f167 / 3232"/>
              <draw:equation draw:name="f254" draw:formula="?f168 / 838"/>
              <draw:equation draw:name="f255" draw:formula="?f169 / 3232"/>
              <draw:equation draw:name="f256" draw:formula="?f170 / 838"/>
              <draw:equation draw:name="f257" draw:formula="?f171 / 3232"/>
              <draw:equation draw:name="f258" draw:formula="?f172 / 838"/>
              <draw:equation draw:name="f259" draw:formula="?f173 / 3232"/>
              <draw:equation draw:name="f260" draw:formula="?f174 / 838"/>
              <draw:equation draw:name="f261" draw:formula="?f175 / 3232"/>
              <draw:equation draw:name="f262" draw:formula="?f176 / 838"/>
              <draw:equation draw:name="f263" draw:formula="?f177 / 3232"/>
              <draw:equation draw:name="f264" draw:formula="?f178 / 838"/>
              <draw:equation draw:name="f265" draw:formula="?f179 / 3232"/>
              <draw:equation draw:name="f266" draw:formula="?f180 / 838"/>
              <draw:equation draw:name="f267" draw:formula="?f181 / 3232"/>
              <draw:equation draw:name="f268" draw:formula="?f182 / 838"/>
              <draw:equation draw:name="f269" draw:formula="?f183 / 3232"/>
              <draw:equation draw:name="f270" draw:formula="?f184 / 838"/>
              <draw:equation draw:name="f271" draw:formula="?f185 / 3232"/>
              <draw:equation draw:name="f272" draw:formula="?f186 / 838"/>
              <draw:equation draw:name="f273" draw:formula="?f187 / 3232"/>
              <draw:equation draw:name="f274" draw:formula="?f188 / 838"/>
              <draw:equation draw:name="f275" draw:formula="?f189 / 3232"/>
              <draw:equation draw:name="f276" draw:formula="?f190 / 838"/>
              <draw:equation draw:name="f277" draw:formula="?f191 / 3232"/>
              <draw:equation draw:name="f278" draw:formula="?f192 / 838"/>
              <draw:equation draw:name="f279" draw:formula="?f193 / 3232"/>
              <draw:equation draw:name="f280" draw:formula="?f194 / 838"/>
              <draw:equation draw:name="f281" draw:formula="?f195 / 3232"/>
              <draw:equation draw:name="f282" draw:formula="?f196 / 838"/>
              <draw:equation draw:name="f283" draw:formula="?f197 / 3232"/>
              <draw:equation draw:name="f284" draw:formula="?f198 / 838"/>
              <draw:equation draw:name="f285" draw:formula="?f199 / 3232"/>
              <draw:equation draw:name="f286" draw:formula="?f200 / 838"/>
              <draw:equation draw:name="f287" draw:formula="?f201 / 3232"/>
              <draw:equation draw:name="f288" draw:formula="?f202 / 838"/>
              <draw:equation draw:name="f289" draw:formula="?f203 / 3232"/>
              <draw:equation draw:name="f290" draw:formula="?f204 / 838"/>
              <draw:equation draw:name="f291" draw:formula="?f205 / 3232"/>
              <draw:equation draw:name="f292" draw:formula="?f206 / 838"/>
              <draw:equation draw:name="f293" draw:formula="?f207 / 3232"/>
              <draw:equation draw:name="f294" draw:formula="?f208 / 838"/>
              <draw:equation draw:name="f295" draw:formula="?f209 / 3232"/>
              <draw:equation draw:name="f296" draw:formula="?f210 / 838"/>
              <draw:equation draw:name="f297" draw:formula="?f211 / 3232"/>
              <draw:equation draw:name="f298" draw:formula="?f212 / 838"/>
              <draw:equation draw:name="f299" draw:formula="?f213 / 3232"/>
              <draw:equation draw:name="f300" draw:formula="?f214 / 3232"/>
              <draw:equation draw:name="f301" draw:formula="?f215 / 838"/>
              <draw:equation draw:name="f302" draw:formula="?f216 / 3232"/>
              <draw:equation draw:name="f303" draw:formula="?f217 / 3232"/>
              <draw:equation draw:name="f304" draw:formula="?f218 / 838"/>
              <draw:equation draw:name="f305" draw:formula="?f219 / 3232"/>
              <draw:equation draw:name="f306" draw:formula="?f220 / 838"/>
              <draw:equation draw:name="f307" draw:formula="?f221 / 3232"/>
              <draw:equation draw:name="f308" draw:formula="?f222 / 838"/>
              <draw:equation draw:name="f309" draw:formula="?f223 / 3232"/>
              <draw:equation draw:name="f310" draw:formula="?f224 / 838"/>
              <draw:equation draw:name="f311" draw:formula="?f225 / 3232"/>
              <draw:equation draw:name="f312" draw:formula="?f226 / 838"/>
              <draw:equation draw:name="f313" draw:formula="?f227 / 3232"/>
              <draw:equation draw:name="f314" draw:formula="?f228 / 838"/>
              <draw:equation draw:name="f315" draw:formula="?f229 / 3232"/>
              <draw:equation draw:name="f316" draw:formula="?f230 / 838"/>
              <draw:equation draw:name="f317" draw:formula="?f231 / 3232"/>
              <draw:equation draw:name="f318" draw:formula="?f232 / 838"/>
              <draw:equation draw:name="f319" draw:formula="?f233 / 3232"/>
              <draw:equation draw:name="f320" draw:formula="?f234 / 838"/>
              <draw:equation draw:name="f321" draw:formula="?f235 / 3232"/>
              <draw:equation draw:name="f322" draw:formula="?f236 / 838"/>
              <draw:equation draw:name="f323" draw:formula="?f237 / 3232"/>
              <draw:equation draw:name="f324" draw:formula="?f238 / 838"/>
              <draw:equation draw:name="f325" draw:formula="?f239 / 3232"/>
              <draw:equation draw:name="f326" draw:formula="?f240 / 838"/>
              <draw:equation draw:name="f327" draw:formula="?f241 / 3232"/>
              <draw:equation draw:name="f328" draw:formula="?f242 / 838"/>
              <draw:equation draw:name="f329" draw:formula="?f243 / 3232"/>
              <draw:equation draw:name="f330" draw:formula="?f244 / 838"/>
              <draw:equation draw:name="f331" draw:formula="?f245 / 3232"/>
              <draw:equation draw:name="f332" draw:formula="?f246 / 838"/>
              <draw:equation draw:name="f333" draw:formula="?f247 / 3232"/>
              <draw:equation draw:name="f334" draw:formula="?f248 / 838"/>
              <draw:equation draw:name="f335" draw:formula="?f249 / 3232"/>
              <draw:equation draw:name="f336" draw:formula="0 / ?f162"/>
              <draw:equation draw:name="f337" draw:formula="?f1 / ?f162"/>
              <draw:equation draw:name="f338" draw:formula="0 / ?f163"/>
              <draw:equation draw:name="f339" draw:formula="?f2 / ?f163"/>
              <draw:equation draw:name="f340" draw:formula="?f250 / ?f162"/>
              <draw:equation draw:name="f341" draw:formula="?f251 / ?f163"/>
              <draw:equation draw:name="f342" draw:formula="?f252 / ?f162"/>
              <draw:equation draw:name="f343" draw:formula="?f253 / ?f163"/>
              <draw:equation draw:name="f344" draw:formula="?f254 / ?f162"/>
              <draw:equation draw:name="f345" draw:formula="?f255 / ?f163"/>
              <draw:equation draw:name="f346" draw:formula="?f256 / ?f162"/>
              <draw:equation draw:name="f347" draw:formula="?f257 / ?f163"/>
              <draw:equation draw:name="f348" draw:formula="?f258 / ?f162"/>
              <draw:equation draw:name="f349" draw:formula="?f259 / ?f163"/>
              <draw:equation draw:name="f350" draw:formula="?f260 / ?f162"/>
              <draw:equation draw:name="f351" draw:formula="?f261 / ?f163"/>
              <draw:equation draw:name="f352" draw:formula="?f262 / ?f162"/>
              <draw:equation draw:name="f353" draw:formula="?f263 / ?f163"/>
              <draw:equation draw:name="f354" draw:formula="?f264 / ?f162"/>
              <draw:equation draw:name="f355" draw:formula="?f265 / ?f163"/>
              <draw:equation draw:name="f356" draw:formula="?f266 / ?f162"/>
              <draw:equation draw:name="f357" draw:formula="?f267 / ?f163"/>
              <draw:equation draw:name="f358" draw:formula="?f268 / ?f162"/>
              <draw:equation draw:name="f359" draw:formula="?f269 / ?f163"/>
              <draw:equation draw:name="f360" draw:formula="?f270 / ?f162"/>
              <draw:equation draw:name="f361" draw:formula="?f271 / ?f163"/>
              <draw:equation draw:name="f362" draw:formula="?f272 / ?f162"/>
              <draw:equation draw:name="f363" draw:formula="?f273 / ?f163"/>
              <draw:equation draw:name="f364" draw:formula="?f274 / ?f162"/>
              <draw:equation draw:name="f365" draw:formula="?f275 / ?f163"/>
              <draw:equation draw:name="f366" draw:formula="?f276 / ?f162"/>
              <draw:equation draw:name="f367" draw:formula="?f277 / ?f163"/>
              <draw:equation draw:name="f368" draw:formula="?f278 / ?f162"/>
              <draw:equation draw:name="f369" draw:formula="?f279 / ?f163"/>
              <draw:equation draw:name="f370" draw:formula="?f280 / ?f162"/>
              <draw:equation draw:name="f371" draw:formula="?f281 / ?f163"/>
              <draw:equation draw:name="f372" draw:formula="?f282 / ?f162"/>
              <draw:equation draw:name="f373" draw:formula="?f283 / ?f163"/>
              <draw:equation draw:name="f374" draw:formula="?f284 / ?f162"/>
              <draw:equation draw:name="f375" draw:formula="?f285 / ?f163"/>
              <draw:equation draw:name="f376" draw:formula="?f286 / ?f162"/>
              <draw:equation draw:name="f377" draw:formula="?f287 / ?f163"/>
              <draw:equation draw:name="f378" draw:formula="?f288 / ?f162"/>
              <draw:equation draw:name="f379" draw:formula="?f289 / ?f163"/>
              <draw:equation draw:name="f380" draw:formula="?f290 / ?f162"/>
              <draw:equation draw:name="f381" draw:formula="?f291 / ?f163"/>
              <draw:equation draw:name="f382" draw:formula="?f292 / ?f162"/>
              <draw:equation draw:name="f383" draw:formula="?f293 / ?f163"/>
              <draw:equation draw:name="f384" draw:formula="?f294 / ?f162"/>
              <draw:equation draw:name="f385" draw:formula="?f295 / ?f163"/>
              <draw:equation draw:name="f386" draw:formula="?f296 / ?f162"/>
              <draw:equation draw:name="f387" draw:formula="?f297 / ?f163"/>
              <draw:equation draw:name="f388" draw:formula="?f298 / ?f162"/>
              <draw:equation draw:name="f389" draw:formula="?f299 / ?f163"/>
              <draw:equation draw:name="f390" draw:formula="?f300 / ?f163"/>
              <draw:equation draw:name="f391" draw:formula="?f301 / ?f162"/>
              <draw:equation draw:name="f392" draw:formula="?f302 / ?f163"/>
              <draw:equation draw:name="f393" draw:formula="?f303 / ?f163"/>
              <draw:equation draw:name="f394" draw:formula="?f304 / ?f162"/>
              <draw:equation draw:name="f395" draw:formula="?f305 / ?f163"/>
              <draw:equation draw:name="f396" draw:formula="?f306 / ?f162"/>
              <draw:equation draw:name="f397" draw:formula="?f307 / ?f163"/>
              <draw:equation draw:name="f398" draw:formula="?f308 / ?f162"/>
              <draw:equation draw:name="f399" draw:formula="?f309 / ?f163"/>
              <draw:equation draw:name="f400" draw:formula="?f310 / ?f162"/>
              <draw:equation draw:name="f401" draw:formula="?f311 / ?f163"/>
              <draw:equation draw:name="f402" draw:formula="?f312 / ?f162"/>
              <draw:equation draw:name="f403" draw:formula="?f313 / ?f163"/>
              <draw:equation draw:name="f404" draw:formula="?f314 / ?f162"/>
              <draw:equation draw:name="f405" draw:formula="?f315 / ?f163"/>
              <draw:equation draw:name="f406" draw:formula="?f316 / ?f162"/>
              <draw:equation draw:name="f407" draw:formula="?f317 / ?f163"/>
              <draw:equation draw:name="f408" draw:formula="?f318 / ?f162"/>
              <draw:equation draw:name="f409" draw:formula="?f319 / ?f163"/>
              <draw:equation draw:name="f410" draw:formula="?f320 / ?f162"/>
              <draw:equation draw:name="f411" draw:formula="?f321 / ?f163"/>
              <draw:equation draw:name="f412" draw:formula="?f322 / ?f162"/>
              <draw:equation draw:name="f413" draw:formula="?f323 / ?f163"/>
              <draw:equation draw:name="f414" draw:formula="?f324 / ?f162"/>
              <draw:equation draw:name="f415" draw:formula="?f325 / ?f163"/>
              <draw:equation draw:name="f416" draw:formula="?f326 / ?f162"/>
              <draw:equation draw:name="f417" draw:formula="?f327 / ?f163"/>
              <draw:equation draw:name="f418" draw:formula="?f328 / ?f162"/>
              <draw:equation draw:name="f419" draw:formula="?f329 / ?f163"/>
              <draw:equation draw:name="f420" draw:formula="?f330 / ?f162"/>
              <draw:equation draw:name="f421" draw:formula="?f331 / ?f163"/>
              <draw:equation draw:name="f422" draw:formula="?f332 / ?f162"/>
              <draw:equation draw:name="f423" draw:formula="?f333 / ?f163"/>
              <draw:equation draw:name="f424" draw:formula="?f334 / ?f162"/>
              <draw:equation draw:name="f425" draw:formula="?f335 / ?f163"/>
            </draw:enhanced-geometry>
          </draw:custom-shape>
          <draw:custom-shape svg:x="7.27939in" svg:y="1.37696in" svg:width="0.43176in" svg:height="0.78798in" draw:id="id80" draw:style-name="a729" draw:name="Freeform 8">
            <svg:title/>
            <svg:desc/>
            <text:p text:style-name="a728" text:class-names="" text:cond-style-name=""><text:span text:style-name="a727" text:class-names=""/></text:p>
            <draw:enhanced-geometry xmlns:dr3d="urn:oasis:names:tc:opendocument:xmlns:dr3d:1.0" draw:type="non-primitive" svg:viewBox="0 0 2173 3966" draw:enhanced-path="M ?f4 ?f5 L ?f6 ?f7 ?f8 ?f9 ?f10 ?f11 ?f12 ?f13 ?f14 ?f15 ?f16 ?f17 ?f18 ?f19 ?f20 ?f21 ?f1 ?f22 ?f1 ?f23 ?f24 ?f25 ?f26 ?f27 ?f28 ?f29 ?f30 ?f31 ?f32 ?f33 ?f34 ?f35 ?f36 ?f37 ?f38 ?f39 ?f40 ?f41 ?f42 ?f43 ?f44 ?f45 ?f46 ?f47 ?f48 ?f49 ?f50 ?f51 ?f52 ?f53 ?f54 ?f40 ?f54 ?f55 ?f56 ?f57 ?f58 ?f59 ?f60 ?f61 ?f62 ?f63 ?f64 ?f65 ?f66 ?f67 ?f68 ?f69 ?f70 ?f71 ?f72 ?f73 ?f74 ?f75 ?f76 ?f77 ?f78 ?f1 ?f79 ?f1 ?f80 ?f77 ?f81 ?f75 ?f82 ?f73 ?f83 ?f71 ?f31 ?f69 ?f84 ?f67 ?f85 ?f86 ?f87 ?f88 ?f89 ?f90 ?f91 ?f92 ?f93 ?f94 ?f93 ?f95 ?f91 ?f96 ?f97 ?f98 ?f99 ?f100 ?f101 ?f102 ?f103 ?f104 ?f105 ?f106 ?f107 ?f108 ?f109 ?f110 ?f111 ?f112 ?f113 ?f114 ?f115 ?f116 ?f117 ?f118 ?f119 ?f120 ?f121 ?f122 ?f123 ?f124 ?f125 ?f126 ?f127 ?f128 ?f129 ?f130 ?f131 ?f132 ?f2 ?f133 ?f2 ?f134 ?f2 ?f135 ?f131 ?f136 ?f137 ?f138 ?f139 ?f140 ?f141 ?f13 ?f142 ?f143 ?f144 ?f145 ?f146 ?f147 ?f148 ?f149 ?f150 ?f151 ?f152 ?f153 ?f154 ?f3 ?f155 ?f156 ?f60 ?f157 ?f4 ?f5 Z M ?f158 ?f159 L ?f160 ?f161 ?f162 ?f163 ?f98 ?f164 ?f76 ?f165 ?f47 ?f166 ?f167 ?f168 ?f169 ?f170 ?f171 ?f172 ?f173 ?f174 ?f175 ?f176 ?f177 ?f178 ?f179 ?f180 ?f181 ?f182 ?f183 ?f184 ?f185 ?f186 ?f187 ?f188 ?f189 ?f190 ?f191 ?f192 ?f175 ?f193 ?f194 ?f195 ?f196 ?f197 ?f198 ?f199 ?f200 ?f201 ?f202 ?f203 ?f204 ?f205 ?f206 ?f207 ?f208 ?f209 ?f210 ?f211 ?f212 ?f213 ?f214 ?f215 ?f216 ?f217 ?f218 ?f219 ?f220 ?f221 ?f220 ?f222 ?f223 ?f224 ?f218 ?f225 ?f226 ?f227 ?f228 ?f229 ?f230 ?f231 ?f232 ?f233 ?f234 ?f235 ?f236 ?f237 ?f238 ?f239 ?f240 ?f241 ?f158 ?f159 Z M ?f242 ?f98 L ?f243 ?f244 ?f245 ?f246 ?f247 ?f248 ?f189 ?f249 ?f250 ?f251 ?f243 ?f252 ?f253 ?f254 ?f47 ?f255 ?f256 ?f257 ?f258 ?f4 ?f102 ?f259 ?f260 ?f261 ?f262 ?f263 ?f264 ?f265 ?f266 ?f267 ?f268 ?f269 ?f270 ?f271 ?f243 ?f272 ?f273 ?f274 ?f275 ?f276 ?f277 ?f0 ?f278 ?f279 ?f280 ?f281 ?f282 ?f283 ?f284 ?f285 ?f286 ?f287 ?f288 ?f289 ?f290 ?f291 ?f292 ?f293 ?f294 ?f196 ?f32 ?f295 ?f296 ?f242 ?f297 ?f298 ?f299 ?f300 ?f301 ?f300 ?f273 ?f245 ?f242 ?f98 Z N" draw:text-areas="?f524 ?f526 ?f525 ?f527" draw:glue-points="?f528 ?f529 ?f530 ?f531 ?f532 ?f533 ?f534 ?f535 ?f536 ?f537 ?f538 ?f539 ?f540 ?f541 ?f542 ?f543 ?f544 ?f545 ?f546 ?f547 ?f548 ?f549 ?f550 ?f551 ?f552 ?f553 ?f554 ?f553 ?f555 ?f551 ?f556 ?f557 ?f558 ?f559 ?f558 ?f560 ?f561 ?f562 ?f563 ?f564 ?f565 ?f566 ?f567 ?f568 ?f569 ?f570 ?f571 ?f572 ?f573 ?f574 ?f575 ?f576 ?f577 ?f578 ?f579 ?f580 ?f581 ?f582 ?f583 ?f584 ?f585 ?f586 ?f587 ?f588 ?f589 ?f590 ?f591 ?f592 ?f593 ?f594 ?f595 ?f596 ?f597 ?f598 ?f599 ?f600 ?f601 ?f602 ?f603 ?f604 ?f605 ?f606 ?f607 ?f608 ?f609 ?f610 ?f611 ?f612 ?f583 ?f584 ?f613 ?f614 ?f615 ?f616 ?f617 ?f618 ?f619 ?f620 ?f621 ?f622 ?f623 ?f624 ?f625 ?f626 ?f627 ?f628 ?f629 ?f630 ?f631 ?f632 ?f633 ?f634 ?f635 ?f636" draw:glue-point-leaving-directions="-90, -90, -90, -90, -90, -90, -90, -90, -90, -90, -90, -90, -90, -90, -90, -90, -90, -90, -90, -90, -90, -90, -90, -90, -90, -90, -90, -90, -90, -90, -90, -90, -90, -90, -90, -90, -90, -90, -90, -90, -90, -90, -90, -90, -90, -90, -90, -90, -90, -90, -90, -90, -90, -90, -90, -90, -90">
              <draw:equation draw:name="f0" draw:formula="360"/>
              <draw:equation draw:name="f1" draw:formula="0"/>
              <draw:equation draw:name="f2" draw:formula="2173"/>
              <draw:equation draw:name="f3" draw:formula="3966"/>
              <draw:equation draw:name="f4" draw:formula="448"/>
              <draw:equation draw:name="f5" draw:formula="3951"/>
              <draw:equation draw:name="f6" draw:formula="370"/>
              <draw:equation draw:name="f7" draw:formula="3945"/>
              <draw:equation draw:name="f8" draw:formula="235"/>
              <draw:equation draw:name="f9" draw:formula="3925"/>
              <draw:equation draw:name="f10" draw:formula="126"/>
              <draw:equation draw:name="f11" draw:formula="3902"/>
              <draw:equation draw:name="f12" draw:formula="53"/>
              <draw:equation draw:name="f13" draw:formula="3875"/>
              <draw:equation draw:name="f14" draw:formula="34"/>
              <draw:equation draw:name="f15" draw:formula="3860"/>
              <draw:equation draw:name="f16" draw:formula="24"/>
              <draw:equation draw:name="f17" draw:formula="3850"/>
              <draw:equation draw:name="f18" draw:formula="10"/>
              <draw:equation draw:name="f19" draw:formula="3825"/>
              <draw:equation draw:name="f20" draw:formula="2"/>
              <draw:equation draw:name="f21" draw:formula="3755"/>
              <draw:equation draw:name="f22" draw:formula="3654"/>
              <draw:equation draw:name="f23" draw:formula="3479"/>
              <draw:equation draw:name="f24" draw:formula="231"/>
              <draw:equation draw:name="f25" draw:formula="2850"/>
              <draw:equation draw:name="f26" draw:formula="446"/>
              <draw:equation draw:name="f27" draw:formula="2257"/>
              <draw:equation draw:name="f28" draw:formula="631"/>
              <draw:equation draw:name="f29" draw:formula="1754"/>
              <draw:equation draw:name="f30" draw:formula="699"/>
              <draw:equation draw:name="f31" draw:formula="1567"/>
              <draw:equation draw:name="f32" draw:formula="793"/>
              <draw:equation draw:name="f33" draw:formula="1299"/>
              <draw:equation draw:name="f34" draw:formula="801"/>
              <draw:equation draw:name="f35" draw:formula="1264"/>
              <draw:equation draw:name="f36" draw:formula="796"/>
              <draw:equation draw:name="f37" draw:formula="1249"/>
              <draw:equation draw:name="f38" draw:formula="746"/>
              <draw:equation draw:name="f39" draw:formula="1190"/>
              <draw:equation draw:name="f40" draw:formula="709"/>
              <draw:equation draw:name="f41" draw:formula="1155"/>
              <draw:equation draw:name="f42" draw:formula="671"/>
              <draw:equation draw:name="f43" draw:formula="1119"/>
              <draw:equation draw:name="f44" draw:formula="609"/>
              <draw:equation draw:name="f45" draw:formula="1049"/>
              <draw:equation draw:name="f46" draw:formula="561"/>
              <draw:equation draw:name="f47" draw:formula="974"/>
              <draw:equation draw:name="f48" draw:formula="523"/>
              <draw:equation draw:name="f49" draw:formula="890"/>
              <draw:equation draw:name="f50" draw:formula="507"/>
              <draw:equation draw:name="f51" draw:formula="841"/>
              <draw:equation draw:name="f52" draw:formula="495"/>
              <draw:equation draw:name="f53" draw:formula="798"/>
              <draw:equation draw:name="f54" draw:formula="481"/>
              <draw:equation draw:name="f55" draw:formula="619"/>
              <draw:equation draw:name="f56" draw:formula="492"/>
              <draw:equation draw:name="f57" draw:formula="531"/>
              <draw:equation draw:name="f58" draw:formula="515"/>
              <draw:equation draw:name="f59" draw:formula="445"/>
              <draw:equation draw:name="f60" draw:formula="551"/>
              <draw:equation draw:name="f61" draw:formula="361"/>
              <draw:equation draw:name="f62" draw:formula="599"/>
              <draw:equation draw:name="f63" draw:formula="283"/>
              <draw:equation draw:name="f64" draw:formula="657"/>
              <draw:equation draw:name="f65" draw:formula="212"/>
              <draw:equation draw:name="f66" draw:formula="690"/>
              <draw:equation draw:name="f67" draw:formula="178"/>
              <draw:equation draw:name="f68" draw:formula="715"/>
              <draw:equation draw:name="f69" draw:formula="156"/>
              <draw:equation draw:name="f70" draw:formula="766"/>
              <draw:equation draw:name="f71" draw:formula="117"/>
              <draw:equation draw:name="f72" draw:formula="820"/>
              <draw:equation draw:name="f73" draw:formula="82"/>
              <draw:equation draw:name="f74" draw:formula="875"/>
              <draw:equation draw:name="f75" draw:formula="54"/>
              <draw:equation draw:name="f76" draw:formula="962"/>
              <draw:equation draw:name="f77" draw:formula="22"/>
              <draw:equation draw:name="f78" draw:formula="1080"/>
              <draw:equation draw:name="f79" draw:formula="1201"/>
              <draw:equation draw:name="f80" draw:formula="1320"/>
              <draw:equation draw:name="f81" draw:formula="1406"/>
              <draw:equation draw:name="f82" draw:formula="1462"/>
              <draw:equation draw:name="f83" draw:formula="1515"/>
              <draw:equation draw:name="f84" draw:formula="1591"/>
              <draw:equation draw:name="f85" draw:formula="1631"/>
              <draw:equation draw:name="f86" draw:formula="218"/>
              <draw:equation draw:name="f87" draw:formula="1698"/>
              <draw:equation draw:name="f88" draw:formula="305"/>
              <draw:equation draw:name="f89" draw:formula="1749"/>
              <draw:equation draw:name="f90" draw:formula="401"/>
              <draw:equation draw:name="f91" draw:formula="1782"/>
              <draw:equation draw:name="f92" draw:formula="504"/>
              <draw:equation draw:name="f93" draw:formula="1799"/>
              <draw:equation draw:name="f94" draw:formula="611"/>
              <draw:equation draw:name="f95" draw:formula="720"/>
              <draw:equation draw:name="f96" draw:formula="831"/>
              <draw:equation draw:name="f97" draw:formula="1746"/>
              <draw:equation draw:name="f98" draw:formula="941"/>
              <draw:equation draw:name="f99" draw:formula="1722"/>
              <draw:equation draw:name="f100" draw:formula="995"/>
              <draw:equation draw:name="f101" draw:formula="1707"/>
              <draw:equation draw:name="f102" draw:formula="1023"/>
              <draw:equation draw:name="f103" draw:formula="1663"/>
              <draw:equation draw:name="f104" draw:formula="1085"/>
              <draw:equation draw:name="f105" draw:formula="1606"/>
              <draw:equation draw:name="f106" draw:formula="1147"/>
              <draw:equation draw:name="f107" draw:formula="1543"/>
              <draw:equation draw:name="f108" draw:formula="1204"/>
              <draw:equation draw:name="f109" draw:formula="1512"/>
              <draw:equation draw:name="f110" draw:formula="1229"/>
              <draw:equation draw:name="f111" draw:formula="1459"/>
              <draw:equation draw:name="f112" draw:formula="1268"/>
              <draw:equation draw:name="f113" draw:formula="1499"/>
              <draw:equation draw:name="f114" draw:formula="1390"/>
              <draw:equation draw:name="f115" draw:formula="1575"/>
              <draw:equation draw:name="f116" draw:formula="1624"/>
              <draw:equation draw:name="f117" draw:formula="1739"/>
              <draw:equation draw:name="f118" draw:formula="2129"/>
              <draw:equation draw:name="f119" draw:formula="1907"/>
              <draw:equation draw:name="f120" draw:formula="2648"/>
              <draw:equation draw:name="f121" draw:formula="1995"/>
              <draw:equation draw:name="f122" draw:formula="2930"/>
              <draw:equation draw:name="f123" draw:formula="2053"/>
              <draw:equation draw:name="f124" draw:formula="3115"/>
              <draw:equation draw:name="f125" draw:formula="2112"/>
              <draw:equation draw:name="f126" draw:formula="3302"/>
              <draw:equation draw:name="f127" draw:formula="2131"/>
              <draw:equation draw:name="f128" draw:formula="3361"/>
              <draw:equation draw:name="f129" draw:formula="2156"/>
              <draw:equation draw:name="f130" draw:formula="3450"/>
              <draw:equation draw:name="f131" draw:formula="2168"/>
              <draw:equation draw:name="f132" draw:formula="3521"/>
              <draw:equation draw:name="f133" draw:formula="3600"/>
              <draw:equation draw:name="f134" draw:formula="3652"/>
              <draw:equation draw:name="f135" draw:formula="3710"/>
              <draw:equation draw:name="f136" draw:formula="3787"/>
              <draw:equation draw:name="f137" draw:formula="2152"/>
              <draw:equation draw:name="f138" draw:formula="3833"/>
              <draw:equation draw:name="f139" draw:formula="2121"/>
              <draw:equation draw:name="f140" draw:formula="3862"/>
              <draw:equation draw:name="f141" draw:formula="2099"/>
              <draw:equation draw:name="f142" draw:formula="2074"/>
              <draw:equation draw:name="f143" draw:formula="3884"/>
              <draw:equation draw:name="f144" draw:formula="1987"/>
              <draw:equation draw:name="f145" draw:formula="3907"/>
              <draw:equation draw:name="f146" draw:formula="1865"/>
              <draw:equation draw:name="f147" draw:formula="3929"/>
              <draw:equation draw:name="f148" draw:formula="1727"/>
              <draw:equation draw:name="f149" draw:formula="3946"/>
              <draw:equation draw:name="f150" draw:formula="1657"/>
              <draw:equation draw:name="f151" draw:formula="3953"/>
              <draw:equation draw:name="f152" draw:formula="1558"/>
              <draw:equation draw:name="f153" draw:formula="3960"/>
              <draw:equation draw:name="f154" draw:formula="1242"/>
              <draw:equation draw:name="f155" draw:formula="873"/>
              <draw:equation draw:name="f156" draw:formula="3965"/>
              <draw:equation draw:name="f157" draw:formula="3958"/>
              <draw:equation draw:name="f158" draw:formula="846"/>
              <draw:equation draw:name="f159" draw:formula="3392"/>
              <draw:equation draw:name="f160" draw:formula="870"/>
              <draw:equation draw:name="f161" draw:formula="3380"/>
              <draw:equation draw:name="f162" draw:formula="911"/>
              <draw:equation draw:name="f163" draw:formula="3351"/>
              <draw:equation draw:name="f164" draw:formula="3319"/>
              <draw:equation draw:name="f165" draw:formula="3281"/>
              <draw:equation draw:name="f166" draw:formula="3235"/>
              <draw:equation draw:name="f167" draw:formula="976"/>
              <draw:equation draw:name="f168" draw:formula="3181"/>
              <draw:equation draw:name="f169" draw:formula="965"/>
              <draw:equation draw:name="f170" draw:formula="3083"/>
              <draw:equation draw:name="f171" draw:formula="947"/>
              <draw:equation draw:name="f172" draw:formula="2996"/>
              <draw:equation draw:name="f173" draw:formula="931"/>
              <draw:equation draw:name="f174" draw:formula="2919"/>
              <draw:equation draw:name="f175" draw:formula="910"/>
              <draw:equation draw:name="f176" draw:formula="2750"/>
              <draw:equation draw:name="f177" draw:formula="904"/>
              <draw:equation draw:name="f178" draw:formula="2538"/>
              <draw:equation draw:name="f179" draw:formula="913"/>
              <draw:equation draw:name="f180" draw:formula="2256"/>
              <draw:equation draw:name="f181" draw:formula="923"/>
              <draw:equation draw:name="f182" draw:formula="2075"/>
              <draw:equation draw:name="f183" draw:formula="948"/>
              <draw:equation draw:name="f184" draw:formula="1653"/>
              <draw:equation draw:name="f185" draw:formula="954"/>
              <draw:equation draw:name="f186" draw:formula="1477"/>
              <draw:equation draw:name="f187" draw:formula="950"/>
              <draw:equation draw:name="f188" draw:formula="1448"/>
              <draw:equation draw:name="f189" draw:formula="938"/>
              <draw:equation draw:name="f190" draw:formula="1434"/>
              <draw:equation draw:name="f191" draw:formula="926"/>
              <draw:equation draw:name="f192" draw:formula="1429"/>
              <draw:equation draw:name="f193" draw:formula="1421"/>
              <draw:equation draw:name="f194" draw:formula="883"/>
              <draw:equation draw:name="f195" draw:formula="1418"/>
              <draw:equation draw:name="f196" draw:formula="862"/>
              <draw:equation draw:name="f197" draw:formula="1424"/>
              <draw:equation draw:name="f198" draw:formula="849"/>
              <draw:equation draw:name="f199" draw:formula="1441"/>
              <draw:equation draw:name="f200" draw:formula="848"/>
              <draw:equation draw:name="f201" draw:formula="1453"/>
              <draw:equation draw:name="f202" draw:formula="828"/>
              <draw:equation draw:name="f203" draw:formula="1562"/>
              <draw:equation draw:name="f204" draw:formula="681"/>
              <draw:equation draw:name="f205" draw:formula="2191"/>
              <draw:equation draw:name="f206" draw:formula="615"/>
              <draw:equation draw:name="f207" draw:formula="2451"/>
              <draw:equation draw:name="f208" draw:formula="586"/>
              <draw:equation draw:name="f209" draw:formula="2554"/>
              <draw:equation draw:name="f210" draw:formula="508"/>
              <draw:equation draw:name="f211" draw:formula="2793"/>
              <draw:equation draw:name="f212" draw:formula="472"/>
              <draw:equation draw:name="f213" draw:formula="2891"/>
              <draw:equation draw:name="f214" draw:formula="442"/>
              <draw:equation draw:name="f215" draw:formula="2971"/>
              <draw:equation draw:name="f216" draw:formula="390"/>
              <draw:equation draw:name="f217" draw:formula="3123"/>
              <draw:equation draw:name="f218" draw:formula="355"/>
              <draw:equation draw:name="f219" draw:formula="3251"/>
              <draw:equation draw:name="f220" draw:formula="344"/>
              <draw:equation draw:name="f221" draw:formula="3318"/>
              <draw:equation draw:name="f222" draw:formula="3345"/>
              <draw:equation draw:name="f223" draw:formula="347"/>
              <draw:equation draw:name="f224" draw:formula="3352"/>
              <draw:equation draw:name="f225" draw:formula="3362"/>
              <draw:equation draw:name="f226" draw:formula="387"/>
              <draw:equation draw:name="f227" draw:formula="3384"/>
              <draw:equation draw:name="f228" draw:formula="434"/>
              <draw:equation draw:name="f229" draw:formula="3405"/>
              <draw:equation draw:name="f230" draw:formula="487"/>
              <draw:equation draw:name="f231" draw:formula="3424"/>
              <draw:equation draw:name="f232" draw:formula="514"/>
              <draw:equation draw:name="f233" draw:formula="3430"/>
              <draw:equation draw:name="f234" draw:formula="552"/>
              <draw:equation draw:name="f235" draw:formula="3436"/>
              <draw:equation draw:name="f236" draw:formula="641"/>
              <draw:equation draw:name="f237" draw:formula="3439"/>
              <draw:equation draw:name="f238" draw:formula="731"/>
              <draw:equation draw:name="f239" draw:formula="3429"/>
              <draw:equation draw:name="f240" draw:formula="814"/>
              <draw:equation draw:name="f241" draw:formula="3407"/>
              <draw:equation draw:name="f242" draw:formula="932"/>
              <draw:equation draw:name="f243" draw:formula="943"/>
              <draw:equation draw:name="f244" draw:formula="929"/>
              <draw:equation draw:name="f245" draw:formula="952"/>
              <draw:equation draw:name="f246" draw:formula="895"/>
              <draw:equation draw:name="f247" draw:formula="949"/>
              <draw:equation draw:name="f248" draw:formula="876"/>
              <draw:equation draw:name="f249" draw:formula="810"/>
              <draw:equation draw:name="f250" draw:formula="933"/>
              <draw:equation draw:name="f251" draw:formula="687"/>
              <draw:equation draw:name="f252" draw:formula="605"/>
              <draw:equation draw:name="f253" draw:formula="957"/>
              <draw:equation draw:name="f254" draw:formula="555"/>
              <draw:equation draw:name="f255" draw:formula="509"/>
              <draw:equation draw:name="f256" draw:formula="997"/>
              <draw:equation draw:name="f257" draw:formula="468"/>
              <draw:equation draw:name="f258" draw:formula="1010"/>
              <draw:equation draw:name="f259" draw:formula="432"/>
              <draw:equation draw:name="f260" draw:formula="1039"/>
              <draw:equation draw:name="f261" draw:formula="400"/>
              <draw:equation draw:name="f262" draw:formula="1047"/>
              <draw:equation draw:name="f263" draw:formula="374"/>
              <draw:equation draw:name="f264" draw:formula="1043"/>
              <draw:equation draw:name="f265" draw:formula="352"/>
              <draw:equation draw:name="f266" draw:formula="1032"/>
              <draw:equation draw:name="f267" draw:formula="336"/>
              <draw:equation draw:name="f268" draw:formula="1011"/>
              <draw:equation draw:name="f269" draw:formula="325"/>
              <draw:equation draw:name="f270" draw:formula="981"/>
              <draw:equation draw:name="f271" draw:formula="320"/>
              <draw:equation draw:name="f272" draw:formula="323"/>
              <draw:equation draw:name="f273" draw:formula="921"/>
              <draw:equation draw:name="f274" draw:formula="326"/>
              <draw:equation draw:name="f275" draw:formula="888"/>
              <draw:equation draw:name="f276" draw:formula="334"/>
              <draw:equation draw:name="f277" draw:formula="830"/>
              <draw:equation draw:name="f278" draw:formula="783"/>
              <draw:equation draw:name="f279" draw:formula="399"/>
              <draw:equation draw:name="f280" draw:formula="747"/>
              <draw:equation draw:name="f281" draw:formula="449"/>
              <draw:equation draw:name="f282" draw:formula="724"/>
              <draw:equation draw:name="f283" draw:formula="510"/>
              <draw:equation draw:name="f284" draw:formula="711"/>
              <draw:equation draw:name="f285" draw:formula="579"/>
              <draw:equation draw:name="f286" draw:formula="713"/>
              <draw:equation draw:name="f287" draw:formula="656"/>
              <draw:equation draw:name="f288" draw:formula="727"/>
              <draw:equation draw:name="f289" draw:formula="741"/>
              <draw:equation draw:name="f290" draw:formula="740"/>
              <draw:equation draw:name="f291" draw:formula="786"/>
              <draw:equation draw:name="f292" draw:formula="750"/>
              <draw:equation draw:name="f293" draw:formula="813"/>
              <draw:equation draw:name="f294" draw:formula="769"/>
              <draw:equation draw:name="f295" draw:formula="901"/>
              <draw:equation draw:name="f296" draw:formula="817"/>
              <draw:equation draw:name="f297" draw:formula="843"/>
              <draw:equation draw:name="f298" draw:formula="953"/>
              <draw:equation draw:name="f299" draw:formula="869"/>
              <draw:equation draw:name="f300" draw:formula="963"/>
              <draw:equation draw:name="f301" draw:formula="896"/>
              <draw:equation draw:name="f302" draw:formula="?f3 - ?f1"/>
              <draw:equation draw:name="f303" draw:formula="?f2 - ?f1"/>
              <draw:equation draw:name="f304" draw:formula="?f303 / 2173"/>
              <draw:equation draw:name="f305" draw:formula="?f302 / 3966"/>
              <draw:equation draw:name="f306" draw:formula="235 * ?f303"/>
              <draw:equation draw:name="f307" draw:formula="3925 * ?f302"/>
              <draw:equation draw:name="f308" draw:formula="34 * ?f303"/>
              <draw:equation draw:name="f309" draw:formula="3860 * ?f302"/>
              <draw:equation draw:name="f310" draw:formula="2 * ?f303"/>
              <draw:equation draw:name="f311" draw:formula="3755 * ?f302"/>
              <draw:equation draw:name="f312" draw:formula="231 * ?f303"/>
              <draw:equation draw:name="f313" draw:formula="2850 * ?f302"/>
              <draw:equation draw:name="f314" draw:formula="699 * ?f303"/>
              <draw:equation draw:name="f315" draw:formula="1567 * ?f302"/>
              <draw:equation draw:name="f316" draw:formula="796 * ?f303"/>
              <draw:equation draw:name="f317" draw:formula="1249 * ?f302"/>
              <draw:equation draw:name="f318" draw:formula="671 * ?f303"/>
              <draw:equation draw:name="f319" draw:formula="1119 * ?f302"/>
              <draw:equation draw:name="f320" draw:formula="523 * ?f303"/>
              <draw:equation draw:name="f321" draw:formula="890 * ?f302"/>
              <draw:equation draw:name="f322" draw:formula="481 * ?f303"/>
              <draw:equation draw:name="f323" draw:formula="709 * ?f302"/>
              <draw:equation draw:name="f324" draw:formula="515 * ?f303"/>
              <draw:equation draw:name="f325" draw:formula="445 * ?f302"/>
              <draw:equation draw:name="f326" draw:formula="657 * ?f303"/>
              <draw:equation draw:name="f327" draw:formula="212 * ?f302"/>
              <draw:equation draw:name="f328" draw:formula="766 * ?f303"/>
              <draw:equation draw:name="f329" draw:formula="117 * ?f302"/>
              <draw:equation draw:name="f330" draw:formula="962 * ?f303"/>
              <draw:equation draw:name="f331" draw:formula="22 * ?f302"/>
              <draw:equation draw:name="f332" draw:formula="1320 * ?f303"/>
              <draw:equation draw:name="f333" draw:formula="1515 * ?f303"/>
              <draw:equation draw:name="f334" draw:formula="1631 * ?f303"/>
              <draw:equation draw:name="f335" draw:formula="218 * ?f302"/>
              <draw:equation draw:name="f336" draw:formula="1782 * ?f303"/>
              <draw:equation draw:name="f337" draw:formula="504 * ?f302"/>
              <draw:equation draw:name="f338" draw:formula="831 * ?f302"/>
              <draw:equation draw:name="f339" draw:formula="1707 * ?f303"/>
              <draw:equation draw:name="f340" draw:formula="1023 * ?f302"/>
              <draw:equation draw:name="f341" draw:formula="1543 * ?f303"/>
              <draw:equation draw:name="f342" draw:formula="1204 * ?f302"/>
              <draw:equation draw:name="f343" draw:formula="1499 * ?f303"/>
              <draw:equation draw:name="f344" draw:formula="1390 * ?f302"/>
              <draw:equation draw:name="f345" draw:formula="1907 * ?f303"/>
              <draw:equation draw:name="f346" draw:formula="2648 * ?f302"/>
              <draw:equation draw:name="f347" draw:formula="2112 * ?f303"/>
              <draw:equation draw:name="f348" draw:formula="3302 * ?f302"/>
              <draw:equation draw:name="f349" draw:formula="2168 * ?f303"/>
              <draw:equation draw:name="f350" draw:formula="3521 * ?f302"/>
              <draw:equation draw:name="f351" draw:formula="2173 * ?f303"/>
              <draw:equation draw:name="f352" draw:formula="3710 * ?f302"/>
              <draw:equation draw:name="f353" draw:formula="2121 * ?f303"/>
              <draw:equation draw:name="f354" draw:formula="3862 * ?f302"/>
              <draw:equation draw:name="f355" draw:formula="1987 * ?f303"/>
              <draw:equation draw:name="f356" draw:formula="3907 * ?f302"/>
              <draw:equation draw:name="f357" draw:formula="1657 * ?f303"/>
              <draw:equation draw:name="f358" draw:formula="3953 * ?f302"/>
              <draw:equation draw:name="f359" draw:formula="873 * ?f303"/>
              <draw:equation draw:name="f360" draw:formula="3965 * ?f302"/>
              <draw:equation draw:name="f361" draw:formula="846 * ?f303"/>
              <draw:equation draw:name="f362" draw:formula="3392 * ?f302"/>
              <draw:equation draw:name="f363" draw:formula="941 * ?f303"/>
              <draw:equation draw:name="f364" draw:formula="3319 * ?f302"/>
              <draw:equation draw:name="f365" draw:formula="976 * ?f303"/>
              <draw:equation draw:name="f366" draw:formula="3181 * ?f302"/>
              <draw:equation draw:name="f367" draw:formula="931 * ?f303"/>
              <draw:equation draw:name="f368" draw:formula="2919 * ?f302"/>
              <draw:equation draw:name="f369" draw:formula="913 * ?f303"/>
              <draw:equation draw:name="f370" draw:formula="2256 * ?f302"/>
              <draw:equation draw:name="f371" draw:formula="954 * ?f303"/>
              <draw:equation draw:name="f372" draw:formula="1477 * ?f302"/>
              <draw:equation draw:name="f373" draw:formula="926 * ?f303"/>
              <draw:equation draw:name="f374" draw:formula="1429 * ?f302"/>
              <draw:equation draw:name="f375" draw:formula="862 * ?f303"/>
              <draw:equation draw:name="f376" draw:formula="1424 * ?f302"/>
              <draw:equation draw:name="f377" draw:formula="828 * ?f303"/>
              <draw:equation draw:name="f378" draw:formula="1562 * ?f302"/>
              <draw:equation draw:name="f379" draw:formula="586 * ?f303"/>
              <draw:equation draw:name="f380" draw:formula="2554 * ?f302"/>
              <draw:equation draw:name="f381" draw:formula="442 * ?f303"/>
              <draw:equation draw:name="f382" draw:formula="2971 * ?f302"/>
              <draw:equation draw:name="f383" draw:formula="344 * ?f303"/>
              <draw:equation draw:name="f384" draw:formula="3318 * ?f302"/>
              <draw:equation draw:name="f385" draw:formula="355 * ?f303"/>
              <draw:equation draw:name="f386" draw:formula="3362 * ?f302"/>
              <draw:equation draw:name="f387" draw:formula="487 * ?f303"/>
              <draw:equation draw:name="f388" draw:formula="3424 * ?f302"/>
              <draw:equation draw:name="f389" draw:formula="641 * ?f303"/>
              <draw:equation draw:name="f390" draw:formula="3439 * ?f302"/>
              <draw:equation draw:name="f391" draw:formula="952 * ?f303"/>
              <draw:equation draw:name="f392" draw:formula="895 * ?f302"/>
              <draw:equation draw:name="f393" draw:formula="933 * ?f303"/>
              <draw:equation draw:name="f394" draw:formula="687 * ?f302"/>
              <draw:equation draw:name="f395" draw:formula="974 * ?f303"/>
              <draw:equation draw:name="f396" draw:formula="509 * ?f302"/>
              <draw:equation draw:name="f397" draw:formula="1023 * ?f303"/>
              <draw:equation draw:name="f398" draw:formula="432 * ?f302"/>
              <draw:equation draw:name="f399" draw:formula="1043 * ?f303"/>
              <draw:equation draw:name="f400" draw:formula="352 * ?f302"/>
              <draw:equation draw:name="f401" draw:formula="981 * ?f303"/>
              <draw:equation draw:name="f402" draw:formula="320 * ?f302"/>
              <draw:equation draw:name="f403" draw:formula="888 * ?f303"/>
              <draw:equation draw:name="f404" draw:formula="334 * ?f302"/>
              <draw:equation draw:name="f405" draw:formula="747 * ?f303"/>
              <draw:equation draw:name="f406" draw:formula="449 * ?f302"/>
              <draw:equation draw:name="f407" draw:formula="713 * ?f303"/>
              <draw:equation draw:name="f408" draw:formula="656 * ?f302"/>
              <draw:equation draw:name="f409" draw:formula="750 * ?f303"/>
              <draw:equation draw:name="f410" draw:formula="813 * ?f302"/>
              <draw:equation draw:name="f411" draw:formula="817 * ?f303"/>
              <draw:equation draw:name="f412" draw:formula="932 * ?f302"/>
              <draw:equation draw:name="f413" draw:formula="896 * ?f303"/>
              <draw:equation draw:name="f414" draw:formula="963 * ?f302"/>
              <draw:equation draw:name="f415" draw:formula="?f306 / 2173"/>
              <draw:equation draw:name="f416" draw:formula="?f307 / 3966"/>
              <draw:equation draw:name="f417" draw:formula="?f308 / 2173"/>
              <draw:equation draw:name="f418" draw:formula="?f309 / 3966"/>
              <draw:equation draw:name="f419" draw:formula="?f310 / 2173"/>
              <draw:equation draw:name="f420" draw:formula="?f311 / 3966"/>
              <draw:equation draw:name="f421" draw:formula="?f312 / 2173"/>
              <draw:equation draw:name="f422" draw:formula="?f313 / 3966"/>
              <draw:equation draw:name="f423" draw:formula="?f314 / 2173"/>
              <draw:equation draw:name="f424" draw:formula="?f315 / 3966"/>
              <draw:equation draw:name="f425" draw:formula="?f316 / 2173"/>
              <draw:equation draw:name="f426" draw:formula="?f317 / 3966"/>
              <draw:equation draw:name="f427" draw:formula="?f318 / 2173"/>
              <draw:equation draw:name="f428" draw:formula="?f319 / 3966"/>
              <draw:equation draw:name="f429" draw:formula="?f320 / 2173"/>
              <draw:equation draw:name="f430" draw:formula="?f321 / 3966"/>
              <draw:equation draw:name="f431" draw:formula="?f322 / 2173"/>
              <draw:equation draw:name="f432" draw:formula="?f323 / 3966"/>
              <draw:equation draw:name="f433" draw:formula="?f324 / 2173"/>
              <draw:equation draw:name="f434" draw:formula="?f325 / 3966"/>
              <draw:equation draw:name="f435" draw:formula="?f326 / 2173"/>
              <draw:equation draw:name="f436" draw:formula="?f327 / 3966"/>
              <draw:equation draw:name="f437" draw:formula="?f328 / 2173"/>
              <draw:equation draw:name="f438" draw:formula="?f329 / 3966"/>
              <draw:equation draw:name="f439" draw:formula="?f330 / 2173"/>
              <draw:equation draw:name="f440" draw:formula="?f331 / 3966"/>
              <draw:equation draw:name="f441" draw:formula="?f332 / 2173"/>
              <draw:equation draw:name="f442" draw:formula="?f333 / 2173"/>
              <draw:equation draw:name="f443" draw:formula="?f334 / 2173"/>
              <draw:equation draw:name="f444" draw:formula="?f335 / 3966"/>
              <draw:equation draw:name="f445" draw:formula="?f336 / 2173"/>
              <draw:equation draw:name="f446" draw:formula="?f337 / 3966"/>
              <draw:equation draw:name="f447" draw:formula="?f338 / 3966"/>
              <draw:equation draw:name="f448" draw:formula="?f339 / 2173"/>
              <draw:equation draw:name="f449" draw:formula="?f340 / 3966"/>
              <draw:equation draw:name="f450" draw:formula="?f341 / 2173"/>
              <draw:equation draw:name="f451" draw:formula="?f342 / 3966"/>
              <draw:equation draw:name="f452" draw:formula="?f343 / 2173"/>
              <draw:equation draw:name="f453" draw:formula="?f344 / 3966"/>
              <draw:equation draw:name="f454" draw:formula="?f345 / 2173"/>
              <draw:equation draw:name="f455" draw:formula="?f346 / 3966"/>
              <draw:equation draw:name="f456" draw:formula="?f347 / 2173"/>
              <draw:equation draw:name="f457" draw:formula="?f348 / 3966"/>
              <draw:equation draw:name="f458" draw:formula="?f349 / 2173"/>
              <draw:equation draw:name="f459" draw:formula="?f350 / 3966"/>
              <draw:equation draw:name="f460" draw:formula="?f351 / 2173"/>
              <draw:equation draw:name="f461" draw:formula="?f352 / 3966"/>
              <draw:equation draw:name="f462" draw:formula="?f353 / 2173"/>
              <draw:equation draw:name="f463" draw:formula="?f354 / 3966"/>
              <draw:equation draw:name="f464" draw:formula="?f355 / 2173"/>
              <draw:equation draw:name="f465" draw:formula="?f356 / 3966"/>
              <draw:equation draw:name="f466" draw:formula="?f357 / 2173"/>
              <draw:equation draw:name="f467" draw:formula="?f358 / 3966"/>
              <draw:equation draw:name="f468" draw:formula="?f359 / 2173"/>
              <draw:equation draw:name="f469" draw:formula="?f360 / 3966"/>
              <draw:equation draw:name="f470" draw:formula="?f361 / 2173"/>
              <draw:equation draw:name="f471" draw:formula="?f362 / 3966"/>
              <draw:equation draw:name="f472" draw:formula="?f363 / 2173"/>
              <draw:equation draw:name="f473" draw:formula="?f364 / 3966"/>
              <draw:equation draw:name="f474" draw:formula="?f365 / 2173"/>
              <draw:equation draw:name="f475" draw:formula="?f366 / 3966"/>
              <draw:equation draw:name="f476" draw:formula="?f367 / 2173"/>
              <draw:equation draw:name="f477" draw:formula="?f368 / 3966"/>
              <draw:equation draw:name="f478" draw:formula="?f369 / 2173"/>
              <draw:equation draw:name="f479" draw:formula="?f370 / 3966"/>
              <draw:equation draw:name="f480" draw:formula="?f371 / 2173"/>
              <draw:equation draw:name="f481" draw:formula="?f372 / 3966"/>
              <draw:equation draw:name="f482" draw:formula="?f373 / 2173"/>
              <draw:equation draw:name="f483" draw:formula="?f374 / 3966"/>
              <draw:equation draw:name="f484" draw:formula="?f375 / 2173"/>
              <draw:equation draw:name="f485" draw:formula="?f376 / 3966"/>
              <draw:equation draw:name="f486" draw:formula="?f377 / 2173"/>
              <draw:equation draw:name="f487" draw:formula="?f378 / 3966"/>
              <draw:equation draw:name="f488" draw:formula="?f379 / 2173"/>
              <draw:equation draw:name="f489" draw:formula="?f380 / 3966"/>
              <draw:equation draw:name="f490" draw:formula="?f381 / 2173"/>
              <draw:equation draw:name="f491" draw:formula="?f382 / 3966"/>
              <draw:equation draw:name="f492" draw:formula="?f383 / 2173"/>
              <draw:equation draw:name="f493" draw:formula="?f384 / 3966"/>
              <draw:equation draw:name="f494" draw:formula="?f385 / 2173"/>
              <draw:equation draw:name="f495" draw:formula="?f386 / 3966"/>
              <draw:equation draw:name="f496" draw:formula="?f387 / 2173"/>
              <draw:equation draw:name="f497" draw:formula="?f388 / 3966"/>
              <draw:equation draw:name="f498" draw:formula="?f389 / 2173"/>
              <draw:equation draw:name="f499" draw:formula="?f390 / 3966"/>
              <draw:equation draw:name="f500" draw:formula="?f391 / 2173"/>
              <draw:equation draw:name="f501" draw:formula="?f392 / 3966"/>
              <draw:equation draw:name="f502" draw:formula="?f393 / 2173"/>
              <draw:equation draw:name="f503" draw:formula="?f394 / 3966"/>
              <draw:equation draw:name="f504" draw:formula="?f395 / 2173"/>
              <draw:equation draw:name="f505" draw:formula="?f396 / 3966"/>
              <draw:equation draw:name="f506" draw:formula="?f397 / 2173"/>
              <draw:equation draw:name="f507" draw:formula="?f398 / 3966"/>
              <draw:equation draw:name="f508" draw:formula="?f399 / 2173"/>
              <draw:equation draw:name="f509" draw:formula="?f400 / 3966"/>
              <draw:equation draw:name="f510" draw:formula="?f401 / 2173"/>
              <draw:equation draw:name="f511" draw:formula="?f402 / 3966"/>
              <draw:equation draw:name="f512" draw:formula="?f403 / 2173"/>
              <draw:equation draw:name="f513" draw:formula="?f404 / 3966"/>
              <draw:equation draw:name="f514" draw:formula="?f405 / 2173"/>
              <draw:equation draw:name="f515" draw:formula="?f406 / 3966"/>
              <draw:equation draw:name="f516" draw:formula="?f407 / 2173"/>
              <draw:equation draw:name="f517" draw:formula="?f408 / 3966"/>
              <draw:equation draw:name="f518" draw:formula="?f409 / 2173"/>
              <draw:equation draw:name="f519" draw:formula="?f410 / 3966"/>
              <draw:equation draw:name="f520" draw:formula="?f411 / 2173"/>
              <draw:equation draw:name="f521" draw:formula="?f412 / 3966"/>
              <draw:equation draw:name="f522" draw:formula="?f413 / 2173"/>
              <draw:equation draw:name="f523" draw:formula="?f414 / 3966"/>
              <draw:equation draw:name="f524" draw:formula="0 / ?f304"/>
              <draw:equation draw:name="f525" draw:formula="?f2 / ?f304"/>
              <draw:equation draw:name="f526" draw:formula="0 / ?f305"/>
              <draw:equation draw:name="f527" draw:formula="?f3 / ?f305"/>
              <draw:equation draw:name="f528" draw:formula="?f415 / ?f304"/>
              <draw:equation draw:name="f529" draw:formula="?f416 / ?f305"/>
              <draw:equation draw:name="f530" draw:formula="?f417 / ?f304"/>
              <draw:equation draw:name="f531" draw:formula="?f418 / ?f305"/>
              <draw:equation draw:name="f532" draw:formula="?f419 / ?f304"/>
              <draw:equation draw:name="f533" draw:formula="?f420 / ?f305"/>
              <draw:equation draw:name="f534" draw:formula="?f421 / ?f304"/>
              <draw:equation draw:name="f535" draw:formula="?f422 / ?f305"/>
              <draw:equation draw:name="f536" draw:formula="?f423 / ?f304"/>
              <draw:equation draw:name="f537" draw:formula="?f424 / ?f305"/>
              <draw:equation draw:name="f538" draw:formula="?f425 / ?f304"/>
              <draw:equation draw:name="f539" draw:formula="?f426 / ?f305"/>
              <draw:equation draw:name="f540" draw:formula="?f427 / ?f304"/>
              <draw:equation draw:name="f541" draw:formula="?f428 / ?f305"/>
              <draw:equation draw:name="f542" draw:formula="?f429 / ?f304"/>
              <draw:equation draw:name="f543" draw:formula="?f430 / ?f305"/>
              <draw:equation draw:name="f544" draw:formula="?f431 / ?f304"/>
              <draw:equation draw:name="f545" draw:formula="?f432 / ?f305"/>
              <draw:equation draw:name="f546" draw:formula="?f433 / ?f304"/>
              <draw:equation draw:name="f547" draw:formula="?f434 / ?f305"/>
              <draw:equation draw:name="f548" draw:formula="?f435 / ?f304"/>
              <draw:equation draw:name="f549" draw:formula="?f436 / ?f305"/>
              <draw:equation draw:name="f550" draw:formula="?f437 / ?f304"/>
              <draw:equation draw:name="f551" draw:formula="?f438 / ?f305"/>
              <draw:equation draw:name="f552" draw:formula="?f439 / ?f304"/>
              <draw:equation draw:name="f553" draw:formula="?f440 / ?f305"/>
              <draw:equation draw:name="f554" draw:formula="?f441 / ?f304"/>
              <draw:equation draw:name="f555" draw:formula="?f442 / ?f304"/>
              <draw:equation draw:name="f556" draw:formula="?f443 / ?f304"/>
              <draw:equation draw:name="f557" draw:formula="?f444 / ?f305"/>
              <draw:equation draw:name="f558" draw:formula="?f445 / ?f304"/>
              <draw:equation draw:name="f559" draw:formula="?f446 / ?f305"/>
              <draw:equation draw:name="f560" draw:formula="?f447 / ?f305"/>
              <draw:equation draw:name="f561" draw:formula="?f448 / ?f304"/>
              <draw:equation draw:name="f562" draw:formula="?f449 / ?f305"/>
              <draw:equation draw:name="f563" draw:formula="?f450 / ?f304"/>
              <draw:equation draw:name="f564" draw:formula="?f451 / ?f305"/>
              <draw:equation draw:name="f565" draw:formula="?f452 / ?f304"/>
              <draw:equation draw:name="f566" draw:formula="?f453 / ?f305"/>
              <draw:equation draw:name="f567" draw:formula="?f454 / ?f304"/>
              <draw:equation draw:name="f568" draw:formula="?f455 / ?f305"/>
              <draw:equation draw:name="f569" draw:formula="?f456 / ?f304"/>
              <draw:equation draw:name="f570" draw:formula="?f457 / ?f305"/>
              <draw:equation draw:name="f571" draw:formula="?f458 / ?f304"/>
              <draw:equation draw:name="f572" draw:formula="?f459 / ?f305"/>
              <draw:equation draw:name="f573" draw:formula="?f460 / ?f304"/>
              <draw:equation draw:name="f574" draw:formula="?f461 / ?f305"/>
              <draw:equation draw:name="f575" draw:formula="?f462 / ?f304"/>
              <draw:equation draw:name="f576" draw:formula="?f463 / ?f305"/>
              <draw:equation draw:name="f577" draw:formula="?f464 / ?f304"/>
              <draw:equation draw:name="f578" draw:formula="?f465 / ?f305"/>
              <draw:equation draw:name="f579" draw:formula="?f466 / ?f304"/>
              <draw:equation draw:name="f580" draw:formula="?f467 / ?f305"/>
              <draw:equation draw:name="f581" draw:formula="?f468 / ?f304"/>
              <draw:equation draw:name="f582" draw:formula="?f469 / ?f305"/>
              <draw:equation draw:name="f583" draw:formula="?f470 / ?f304"/>
              <draw:equation draw:name="f584" draw:formula="?f471 / ?f305"/>
              <draw:equation draw:name="f585" draw:formula="?f472 / ?f304"/>
              <draw:equation draw:name="f586" draw:formula="?f473 / ?f305"/>
              <draw:equation draw:name="f587" draw:formula="?f474 / ?f304"/>
              <draw:equation draw:name="f588" draw:formula="?f475 / ?f305"/>
              <draw:equation draw:name="f589" draw:formula="?f476 / ?f304"/>
              <draw:equation draw:name="f590" draw:formula="?f477 / ?f305"/>
              <draw:equation draw:name="f591" draw:formula="?f478 / ?f304"/>
              <draw:equation draw:name="f592" draw:formula="?f479 / ?f305"/>
              <draw:equation draw:name="f593" draw:formula="?f480 / ?f304"/>
              <draw:equation draw:name="f594" draw:formula="?f481 / ?f305"/>
              <draw:equation draw:name="f595" draw:formula="?f482 / ?f304"/>
              <draw:equation draw:name="f596" draw:formula="?f483 / ?f305"/>
              <draw:equation draw:name="f597" draw:formula="?f484 / ?f304"/>
              <draw:equation draw:name="f598" draw:formula="?f485 / ?f305"/>
              <draw:equation draw:name="f599" draw:formula="?f486 / ?f304"/>
              <draw:equation draw:name="f600" draw:formula="?f487 / ?f305"/>
              <draw:equation draw:name="f601" draw:formula="?f488 / ?f304"/>
              <draw:equation draw:name="f602" draw:formula="?f489 / ?f305"/>
              <draw:equation draw:name="f603" draw:formula="?f490 / ?f304"/>
              <draw:equation draw:name="f604" draw:formula="?f491 / ?f305"/>
              <draw:equation draw:name="f605" draw:formula="?f492 / ?f304"/>
              <draw:equation draw:name="f606" draw:formula="?f493 / ?f305"/>
              <draw:equation draw:name="f607" draw:formula="?f494 / ?f304"/>
              <draw:equation draw:name="f608" draw:formula="?f495 / ?f305"/>
              <draw:equation draw:name="f609" draw:formula="?f496 / ?f304"/>
              <draw:equation draw:name="f610" draw:formula="?f497 / ?f305"/>
              <draw:equation draw:name="f611" draw:formula="?f498 / ?f304"/>
              <draw:equation draw:name="f612" draw:formula="?f499 / ?f305"/>
              <draw:equation draw:name="f613" draw:formula="?f500 / ?f304"/>
              <draw:equation draw:name="f614" draw:formula="?f501 / ?f305"/>
              <draw:equation draw:name="f615" draw:formula="?f502 / ?f304"/>
              <draw:equation draw:name="f616" draw:formula="?f503 / ?f305"/>
              <draw:equation draw:name="f617" draw:formula="?f504 / ?f304"/>
              <draw:equation draw:name="f618" draw:formula="?f505 / ?f305"/>
              <draw:equation draw:name="f619" draw:formula="?f506 / ?f304"/>
              <draw:equation draw:name="f620" draw:formula="?f507 / ?f305"/>
              <draw:equation draw:name="f621" draw:formula="?f508 / ?f304"/>
              <draw:equation draw:name="f622" draw:formula="?f509 / ?f305"/>
              <draw:equation draw:name="f623" draw:formula="?f510 / ?f304"/>
              <draw:equation draw:name="f624" draw:formula="?f511 / ?f305"/>
              <draw:equation draw:name="f625" draw:formula="?f512 / ?f304"/>
              <draw:equation draw:name="f626" draw:formula="?f513 / ?f305"/>
              <draw:equation draw:name="f627" draw:formula="?f514 / ?f304"/>
              <draw:equation draw:name="f628" draw:formula="?f515 / ?f305"/>
              <draw:equation draw:name="f629" draw:formula="?f516 / ?f304"/>
              <draw:equation draw:name="f630" draw:formula="?f517 / ?f305"/>
              <draw:equation draw:name="f631" draw:formula="?f518 / ?f304"/>
              <draw:equation draw:name="f632" draw:formula="?f519 / ?f305"/>
              <draw:equation draw:name="f633" draw:formula="?f520 / ?f304"/>
              <draw:equation draw:name="f634" draw:formula="?f521 / ?f305"/>
              <draw:equation draw:name="f635" draw:formula="?f522 / ?f304"/>
              <draw:equation draw:name="f636" draw:formula="?f523 / ?f305"/>
            </draw:enhanced-geometry>
          </draw:custom-shape>
        </draw:g>
        <draw:g draw:name="Gruppieren 111" draw:id="id76">
          <svg:title/>
          <svg:desc/>
          <draw:custom-shape svg:x="5.63166in" svg:y="1.44786in" svg:width="0.16618in" svg:height="0.64247in" draw:id="id77" draw:style-name="a720" draw:name="Freeform 15">
            <svg:title/>
            <svg:desc/>
            <text:p text:style-name="a719" text:class-names="" text:cond-style-name=""><text:span text:style-name="a718"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5.58236in" svg:y="1.393in" svg:width="0.43176in" svg:height="0.78798in" draw:id="id78" draw:style-name="a723" draw:name="Freeform 16">
            <svg:title/>
            <svg:desc/>
            <text:p text:style-name="a722" text:class-names="" text:cond-style-name=""><text:span text:style-name="a721"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presentation:notes draw:style-name="a916">
          <draw:page-thumbnail draw:page-number="1" svg:x="0.75in" svg:y="1.25in" svg:width="6in" svg:height="3.375in" presentation:class="page" draw:id="id141" presentation:style-name="a910" draw:name="Folienbildplatzhalter 1">
            <svg:title/>
            <svg:desc/>
          </draw:page-thumbnail>
          <draw:frame draw:id="id142" presentation:style-name="a911" draw:name="Notizenplatzhalter 2" svg:x="0.75in" svg:y="4.8125in" svg:width="6in" svg:height="3.9375in" presentation:class="notes" presentation:placeholder="true">
            <draw:text-box/>
            <svg:title/>
            <svg:desc/>
          </draw:frame>
          <draw:frame draw:id="id143" draw:style-name="a915" draw:name="Foliennummernplatzhalter 3" svg:x="4.24826in" svg:y="9.49826in" svg:width="3.25in" svg:height="0.50174in">
            <draw:text-box>
              <text:p text:style-name="a914" text:class-names="" text:cond-style-name=""><text:span text:style-name="a912" text:class-names=""><text:page-number style:num-format="1" text:fixed="false">4</text:page-number></text:span><text:span text:style-name="a913" text:class-names=""/></text:p>
            </draw:text-box>
            <svg:title/>
            <svg:desc/>
          </draw:frame>
        </presentation:notes>
      </draw:page>
      <draw:page draw:name="Slide78" draw:style-name="a917" draw:master-page-name="Master1-Layout2-obj-Titel-und-Inhalt" presentation:presentation-page-layout-name="Master1-PPL2" draw:id="Slide-333">
        <draw:frame draw:id="id144" draw:style-name="a920" draw:name="Textfeld 3" svg:x="5.55975in" svg:y="0.47278in" svg:width="2.49146in" svg:height="0.63952in">
          <draw:text-box>
            <text:p text:style-name="a919" text:class-names="" text:cond-style-name=""><text:span text:style-name="a918" text:class-names="">Sechs Stühle</text:span></text:p>
          </draw:text-box>
          <svg:title/>
          <svg:desc/>
        </draw:frame>
        <draw:g draw:name="Gruppieren 68" draw:id="id145">
          <svg:title/>
          <svg:desc/>
          <draw:custom-shape svg:x="5.41987in" svg:y="2.29024in" svg:width="0.76573in" svg:height="0.1312in" draw:id="id156" draw:style-name="a954" draw:name="Freeform 5">
            <svg:title/>
            <svg:desc/>
            <text:p text:style-name="a953" text:class-names="" text:cond-style-name=""><text:span text:style-name="a952" text:class-names=""/></text:p>
            <draw:enhanced-geometry xmlns:dr3d="urn:oasis:names:tc:opendocument:xmlns:dr3d:1.0" draw:type="non-primitive" svg:viewBox="0 0 711 125" draw:enhanced-path="M ?f1 ?f3 L ?f1 ?f4 C ?f1 ?f5 ?f6 ?f2 ?f7 ?f2 L ?f8 ?f2 ?f0 ?f2 ?f0 ?f0 ?f7 ?f0 C ?f6 ?f0 ?f1 ?f9 ?f1 ?f3 Z N" draw:text-areas="?f30 ?f32 ?f31 ?f33" draw:glue-points="?f34 ?f35 ?f34 ?f36 ?f37 ?f38 ?f39 ?f38 ?f40 ?f38 ?f40 ?f41 ?f37 ?f41 ?f34 ?f35"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693"/>
              <draw:equation draw:name="f7" draw:formula="671"/>
              <draw:equation draw:name="f8" draw:formula="637"/>
              <draw:equation draw:name="f9" draw:formula="17"/>
              <draw:equation draw:name="f10" draw:formula="?f2 - ?f0"/>
              <draw:equation draw:name="f11" draw:formula="?f1 - ?f0"/>
              <draw:equation draw:name="f12" draw:formula="?f11 / 711"/>
              <draw:equation draw:name="f13" draw:formula="?f10 / 125"/>
              <draw:equation draw:name="f14" draw:formula="711 * ?f11"/>
              <draw:equation draw:name="f15" draw:formula="39 * ?f10"/>
              <draw:equation draw:name="f16" draw:formula="86 * ?f10"/>
              <draw:equation draw:name="f17" draw:formula="671 * ?f11"/>
              <draw:equation draw:name="f18" draw:formula="125 * ?f10"/>
              <draw:equation draw:name="f19" draw:formula="637 * ?f11"/>
              <draw:equation draw:name="f20" draw:formula="0 * ?f11"/>
              <draw:equation draw:name="f21" draw:formula="0 * ?f10"/>
              <draw:equation draw:name="f22" draw:formula="?f14 / 711"/>
              <draw:equation draw:name="f23" draw:formula="?f15 / 125"/>
              <draw:equation draw:name="f24" draw:formula="?f16 / 125"/>
              <draw:equation draw:name="f25" draw:formula="?f17 / 711"/>
              <draw:equation draw:name="f26" draw:formula="?f18 / 125"/>
              <draw:equation draw:name="f27" draw:formula="?f19 / 711"/>
              <draw:equation draw:name="f28" draw:formula="?f20 / 711"/>
              <draw:equation draw:name="f29" draw:formula="?f21 / 125"/>
              <draw:equation draw:name="f30" draw:formula="0 / ?f12"/>
              <draw:equation draw:name="f31" draw:formula="?f1 / ?f12"/>
              <draw:equation draw:name="f32" draw:formula="0 / ?f13"/>
              <draw:equation draw:name="f33" draw:formula="?f2 / ?f13"/>
              <draw:equation draw:name="f34" draw:formula="?f22 / ?f12"/>
              <draw:equation draw:name="f35" draw:formula="?f23 / ?f13"/>
              <draw:equation draw:name="f36" draw:formula="?f24 / ?f13"/>
              <draw:equation draw:name="f37" draw:formula="?f25 / ?f12"/>
              <draw:equation draw:name="f38" draw:formula="?f26 / ?f13"/>
              <draw:equation draw:name="f39" draw:formula="?f27 / ?f12"/>
              <draw:equation draw:name="f40" draw:formula="?f28 / ?f12"/>
              <draw:equation draw:name="f41" draw:formula="?f29 / ?f13"/>
            </draw:enhanced-geometry>
          </draw:custom-shape>
          <draw:custom-shape svg:x="6.00057in" svg:y="2.42144in" svg:width="0.10532in" svg:height="0.5974in" draw:id="id157" draw:style-name="a957" draw:name="Rectangle 6">
            <svg:title/>
            <svg:desc/>
            <text:p text:style-name="a956" text:class-names="" text:cond-style-name=""><text:span text:style-name="a955" text:class-names=""/></text:p>
            <draw:enhanced-geometry xmlns:dr3d="urn:oasis:names:tc:opendocument:xmlns:dr3d:1.0" draw:type="non-primitive" svg:viewBox="0 0 21600 21600" draw:enhanced-path="M 0 0 L 21600 0 21600 21600 0 21600 Z N"/>
          </draw:custom-shape>
          <draw:custom-shape svg:x="5.52377in" svg:y="2.53729in" svg:width="0.4768in" svg:height="0.08235in" draw:id="id158" draw:style-name="a960" draw:name="Rectangle 7">
            <svg:title/>
            <svg:desc/>
            <text:p text:style-name="a959" text:class-names="" text:cond-style-name=""><text:span text:style-name="a958" text:class-names=""/></text:p>
            <draw:enhanced-geometry xmlns:dr3d="urn:oasis:names:tc:opendocument:xmlns:dr3d:1.0" draw:type="non-primitive" svg:viewBox="0 0 21600 21600" draw:enhanced-path="M 0 0 L 21600 0 21600 21600 0 21600 Z N"/>
          </draw:custom-shape>
          <draw:custom-shape svg:x="5.41987in" svg:y="2.42144in" svg:width="0.1039in" svg:height="0.5974in" draw:id="id159" draw:style-name="a963" draw:name="Rectangle 8">
            <svg:title/>
            <svg:desc/>
            <text:p text:style-name="a962" text:class-names="" text:cond-style-name=""><text:span text:style-name="a961" text:class-names=""/></text:p>
            <draw:enhanced-geometry xmlns:dr3d="urn:oasis:names:tc:opendocument:xmlns:dr3d:1.0" draw:type="non-primitive" svg:viewBox="0 0 21600 21600" draw:enhanced-path="M 0 0 L 21600 0 21600 21600 0 21600 Z N"/>
          </draw:custom-shape>
          <draw:custom-shape svg:x="5.33162in" svg:y="1.55605in" svg:width="0.21207in" svg:height="0.73419in" draw:id="id160" draw:style-name="a966" draw:name="Freeform 9">
            <svg:title/>
            <svg:desc/>
            <text:p text:style-name="a965" text:class-names="" text:cond-style-name=""><text:span text:style-name="a964" text:class-names=""/></text:p>
            <draw:enhanced-geometry xmlns:dr3d="urn:oasis:names:tc:opendocument:xmlns:dr3d:1.0" draw:type="non-primitive" svg:viewBox="0 0 196 695" draw:enhanced-path="M ?f3 ?f0 L ?f1 ?f2 ?f4 ?f2 ?f0 ?f0 ?f3 ?f0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62"/>
              <draw:equation draw:name="f4" draw:formula="81"/>
              <draw:equation draw:name="f5" draw:formula="?f2 - ?f0"/>
              <draw:equation draw:name="f6" draw:formula="?f1 - ?f0"/>
              <draw:equation draw:name="f7" draw:formula="?f6 / 196"/>
              <draw:equation draw:name="f8" draw:formula="?f5 / 695"/>
              <draw:equation draw:name="f9" draw:formula="62 * ?f6"/>
              <draw:equation draw:name="f10" draw:formula="0 * ?f5"/>
              <draw:equation draw:name="f11" draw:formula="196 * ?f6"/>
              <draw:equation draw:name="f12" draw:formula="695 * ?f5"/>
              <draw:equation draw:name="f13" draw:formula="81 * ?f6"/>
              <draw:equation draw:name="f14" draw:formula="0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5.31455in" svg:y="1.53651in" svg:width="0.89098in" svg:height="1.50187in" draw:id="id161" draw:style-name="a969" draw:name="Freeform 10">
            <svg:title/>
            <svg:desc/>
            <text:p text:style-name="a968" text:class-names="" text:cond-style-name=""><text:span text:style-name="a967" text:class-names=""/></text:p>
            <draw:enhanced-geometry xmlns:dr3d="urn:oasis:names:tc:opendocument:xmlns:dr3d:1.0" draw:type="non-primitive" svg:viewBox="0 0 828 1424" draw:enhanced-path="M ?f3 ?f4 L ?f5 ?f4 ?f6 ?f7 C ?f8 ?f9 ?f10 ?f11 ?f12 ?f13 ?f14 ?f0 ?f15 ?f0 ?f16 ?f17 L ?f18 ?f19 C ?f20 ?f21 ?f0 ?f22 ?f23 ?f24 L ?f25 ?f26 ?f25 ?f27 C ?f25 ?f28 ?f29 ?f2 ?f6 ?f2 L ?f30 ?f2 C ?f31 ?f2 ?f32 ?f28 ?f32 ?f27 L ?f32 ?f33 ?f34 ?f33 ?f34 ?f27 C ?f34 ?f28 ?f35 ?f2 ?f36 ?f2 L ?f37 ?f2 C ?f38 ?f2 ?f39 ?f28 ?f39 ?f27 L ?f39 ?f40 ?f3 ?f40 C ?f41 ?f40 ?f1 ?f42 ?f1 ?f43 L ?f1 ?f39 C ?f1 ?f44 ?f41 ?f4 ?f3 ?f4 Z M ?f45 ?f46 L ?f47 ?f48 ?f49 ?f4 ?f50 ?f4 ?f45 ?f46 Z M ?f51 ?f52 L ?f53 ?f52 ?f53 ?f40 ?f51 ?f40 ?f51 ?f52 M ?f34 ?f54 L ?f32 ?f54 ?f32 ?f55 ?f34 ?f55 ?f34 ?f54 Z M ?f32 ?f56 L ?f32 ?f40 ?f34 ?f40 ?f34 ?f56 ?f32 ?f56 Z M ?f57 ?f52 L ?f58 ?f52 ?f58 ?f40 ?f57 ?f40 ?f57 ?f52 Z M ?f59 ?f43 C ?f59 ?f60 ?f61 ?f62 ?f3 ?f62 L ?f53 ?f62 ?f53 ?f63 ?f3 ?f63 C ?f61 ?f63 ?f59 ?f64 ?f59 ?f39 L ?f59 ?f43 Z N" draw:text-areas="?f159 ?f161 ?f160 ?f162" draw:glue-points="?f163 ?f164 ?f165 ?f164 ?f166 ?f167 ?f168 ?f169 ?f170 ?f171 ?f172 ?f173 ?f174 ?f175 ?f176 ?f177 ?f176 ?f178 ?f166 ?f179 ?f180 ?f179 ?f181 ?f178 ?f181 ?f182 ?f183 ?f182 ?f183 ?f178 ?f184 ?f179 ?f185 ?f179 ?f186 ?f178 ?f186 ?f187 ?f163 ?f187 ?f188 ?f189 ?f188 ?f190 ?f163 ?f164 ?f191 ?f192 ?f193 ?f194 ?f195 ?f164 ?f196 ?f164 ?f191 ?f192 ?f197 ?f198 ?f199 ?f198 ?f199 ?f187 ?f197 ?f187 ?f197 ?f198 ?f183 ?f200 ?f181 ?f200 ?f181 ?f201 ?f183 ?f201 ?f183 ?f200 ?f181 ?f202 ?f181 ?f187 ?f183 ?f187 ?f183 ?f202 ?f181 ?f202 ?f203 ?f198 ?f204 ?f198 ?f204 ?f187 ?f203 ?f187 ?f203 ?f198 ?f205 ?f189 ?f163 ?f206 ?f199 ?f206 ?f199 ?f207 ?f163 ?f207 ?f205 ?f190 ?f205 ?f189"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769"/>
              <draw:equation draw:name="f4" draw:formula="695"/>
              <draw:equation draw:name="f5" draw:formula="229"/>
              <draw:equation draw:name="f6" draw:formula="98"/>
              <draw:equation draw:name="f7" draw:formula="16"/>
              <draw:equation draw:name="f8" draw:formula="97"/>
              <draw:equation draw:name="f9" draw:formula="10"/>
              <draw:equation draw:name="f10" draw:formula="94"/>
              <draw:equation draw:name="f11" draw:formula="6"/>
              <draw:equation draw:name="f12" draw:formula="89"/>
              <draw:equation draw:name="f13" draw:formula="3"/>
              <draw:equation draw:name="f14" draw:formula="84"/>
              <draw:equation draw:name="f15" draw:formula="78"/>
              <draw:equation draw:name="f16" draw:formula="73"/>
              <draw:equation draw:name="f17" draw:formula="2"/>
              <draw:equation draw:name="f18" draw:formula="14"/>
              <draw:equation draw:name="f19" draw:formula="24"/>
              <draw:equation draw:name="f20" draw:formula="5"/>
              <draw:equation draw:name="f21" draw:formula="27"/>
              <draw:equation draw:name="f22" draw:formula="35"/>
              <draw:equation draw:name="f23" draw:formula="1"/>
              <draw:equation draw:name="f24" draw:formula="43"/>
              <draw:equation draw:name="f25" draw:formula="79"/>
              <draw:equation draw:name="f26" draw:formula="715"/>
              <draw:equation draw:name="f27" draw:formula="1405"/>
              <draw:equation draw:name="f28" draw:formula="1416"/>
              <draw:equation draw:name="f29" draw:formula="87"/>
              <draw:equation draw:name="f30" draw:formula="195"/>
              <draw:equation draw:name="f31" draw:formula="205"/>
              <draw:equation draw:name="f32" draw:formula="213"/>
              <draw:equation draw:name="f33" draw:formula="1045"/>
              <draw:equation draw:name="f34" draw:formula="619"/>
              <draw:equation draw:name="f35" draw:formula="627"/>
              <draw:equation draw:name="f36" draw:formula="638"/>
              <draw:equation draw:name="f37" draw:formula="735"/>
              <draw:equation draw:name="f38" draw:formula="745"/>
              <draw:equation draw:name="f39" draw:formula="753"/>
              <draw:equation draw:name="f40" draw:formula="858"/>
              <draw:equation draw:name="f41" draw:formula="802"/>
              <draw:equation draw:name="f42" draw:formula="832"/>
              <draw:equation draw:name="f43" draw:formula="800"/>
              <draw:equation draw:name="f44" draw:formula="721"/>
              <draw:equation draw:name="f45" draw:formula="40"/>
              <draw:equation draw:name="f46" draw:formula="54"/>
              <draw:equation draw:name="f47" draw:formula="65"/>
              <draw:equation draw:name="f48" draw:formula="45"/>
              <draw:equation draw:name="f49" draw:formula="191"/>
              <draw:equation draw:name="f50" draw:formula="115"/>
              <draw:equation draw:name="f51" draw:formula="176"/>
              <draw:equation draw:name="f52" draw:formula="1386"/>
              <draw:equation draw:name="f53" draw:formula="117"/>
              <draw:equation draw:name="f54" draw:formula="1008"/>
              <draw:equation draw:name="f55" draw:formula="968"/>
              <draw:equation draw:name="f56" draw:formula="930"/>
              <draw:equation draw:name="f57" draw:formula="716"/>
              <draw:equation draw:name="f58" draw:formula="657"/>
              <draw:equation draw:name="f59" draw:formula="790"/>
              <draw:equation draw:name="f60" draw:formula="811"/>
              <draw:equation draw:name="f61" draw:formula="781"/>
              <draw:equation draw:name="f62" draw:formula="820"/>
              <draw:equation draw:name="f63" draw:formula="733"/>
              <draw:equation draw:name="f64" draw:formula="742"/>
              <draw:equation draw:name="f65" draw:formula="?f2 - ?f0"/>
              <draw:equation draw:name="f66" draw:formula="?f1 - ?f0"/>
              <draw:equation draw:name="f67" draw:formula="?f66 / 828"/>
              <draw:equation draw:name="f68" draw:formula="?f65 / 1424"/>
              <draw:equation draw:name="f69" draw:formula="769 * ?f66"/>
              <draw:equation draw:name="f70" draw:formula="695 * ?f65"/>
              <draw:equation draw:name="f71" draw:formula="229 * ?f66"/>
              <draw:equation draw:name="f72" draw:formula="98 * ?f66"/>
              <draw:equation draw:name="f73" draw:formula="16 * ?f65"/>
              <draw:equation draw:name="f74" draw:formula="89 * ?f66"/>
              <draw:equation draw:name="f75" draw:formula="3 * ?f65"/>
              <draw:equation draw:name="f76" draw:formula="73 * ?f66"/>
              <draw:equation draw:name="f77" draw:formula="2 * ?f65"/>
              <draw:equation draw:name="f78" draw:formula="14 * ?f66"/>
              <draw:equation draw:name="f79" draw:formula="24 * ?f65"/>
              <draw:equation draw:name="f80" draw:formula="1 * ?f66"/>
              <draw:equation draw:name="f81" draw:formula="43 * ?f65"/>
              <draw:equation draw:name="f82" draw:formula="79 * ?f66"/>
              <draw:equation draw:name="f83" draw:formula="715 * ?f65"/>
              <draw:equation draw:name="f84" draw:formula="1405 * ?f65"/>
              <draw:equation draw:name="f85" draw:formula="1424 * ?f65"/>
              <draw:equation draw:name="f86" draw:formula="195 * ?f66"/>
              <draw:equation draw:name="f87" draw:formula="213 * ?f66"/>
              <draw:equation draw:name="f88" draw:formula="1045 * ?f65"/>
              <draw:equation draw:name="f89" draw:formula="619 * ?f66"/>
              <draw:equation draw:name="f90" draw:formula="638 * ?f66"/>
              <draw:equation draw:name="f91" draw:formula="735 * ?f66"/>
              <draw:equation draw:name="f92" draw:formula="753 * ?f66"/>
              <draw:equation draw:name="f93" draw:formula="858 * ?f65"/>
              <draw:equation draw:name="f94" draw:formula="828 * ?f66"/>
              <draw:equation draw:name="f95" draw:formula="800 * ?f65"/>
              <draw:equation draw:name="f96" draw:formula="753 * ?f65"/>
              <draw:equation draw:name="f97" draw:formula="40 * ?f66"/>
              <draw:equation draw:name="f98" draw:formula="54 * ?f65"/>
              <draw:equation draw:name="f99" draw:formula="65 * ?f66"/>
              <draw:equation draw:name="f100" draw:formula="45 * ?f65"/>
              <draw:equation draw:name="f101" draw:formula="191 * ?f66"/>
              <draw:equation draw:name="f102" draw:formula="115 * ?f66"/>
              <draw:equation draw:name="f103" draw:formula="176 * ?f66"/>
              <draw:equation draw:name="f104" draw:formula="1386 * ?f65"/>
              <draw:equation draw:name="f105" draw:formula="117 * ?f66"/>
              <draw:equation draw:name="f106" draw:formula="1008 * ?f65"/>
              <draw:equation draw:name="f107" draw:formula="968 * ?f65"/>
              <draw:equation draw:name="f108" draw:formula="930 * ?f65"/>
              <draw:equation draw:name="f109" draw:formula="716 * ?f66"/>
              <draw:equation draw:name="f110" draw:formula="657 * ?f66"/>
              <draw:equation draw:name="f111" draw:formula="790 * ?f66"/>
              <draw:equation draw:name="f112" draw:formula="820 * ?f65"/>
              <draw:equation draw:name="f113" draw:formula="733 * ?f65"/>
              <draw:equation draw:name="f114" draw:formula="?f69 / 828"/>
              <draw:equation draw:name="f115" draw:formula="?f70 / 1424"/>
              <draw:equation draw:name="f116" draw:formula="?f71 / 828"/>
              <draw:equation draw:name="f117" draw:formula="?f72 / 828"/>
              <draw:equation draw:name="f118" draw:formula="?f73 / 1424"/>
              <draw:equation draw:name="f119" draw:formula="?f74 / 828"/>
              <draw:equation draw:name="f120" draw:formula="?f75 / 1424"/>
              <draw:equation draw:name="f121" draw:formula="?f76 / 828"/>
              <draw:equation draw:name="f122" draw:formula="?f77 / 1424"/>
              <draw:equation draw:name="f123" draw:formula="?f78 / 828"/>
              <draw:equation draw:name="f124" draw:formula="?f79 / 1424"/>
              <draw:equation draw:name="f125" draw:formula="?f80 / 828"/>
              <draw:equation draw:name="f126" draw:formula="?f81 / 1424"/>
              <draw:equation draw:name="f127" draw:formula="?f82 / 828"/>
              <draw:equation draw:name="f128" draw:formula="?f83 / 1424"/>
              <draw:equation draw:name="f129" draw:formula="?f84 / 1424"/>
              <draw:equation draw:name="f130" draw:formula="?f85 / 1424"/>
              <draw:equation draw:name="f131" draw:formula="?f86 / 828"/>
              <draw:equation draw:name="f132" draw:formula="?f87 / 828"/>
              <draw:equation draw:name="f133" draw:formula="?f88 / 1424"/>
              <draw:equation draw:name="f134" draw:formula="?f89 / 828"/>
              <draw:equation draw:name="f135" draw:formula="?f90 / 828"/>
              <draw:equation draw:name="f136" draw:formula="?f91 / 828"/>
              <draw:equation draw:name="f137" draw:formula="?f92 / 828"/>
              <draw:equation draw:name="f138" draw:formula="?f93 / 1424"/>
              <draw:equation draw:name="f139" draw:formula="?f94 / 828"/>
              <draw:equation draw:name="f140" draw:formula="?f95 / 1424"/>
              <draw:equation draw:name="f141" draw:formula="?f96 / 1424"/>
              <draw:equation draw:name="f142" draw:formula="?f97 / 828"/>
              <draw:equation draw:name="f143" draw:formula="?f98 / 1424"/>
              <draw:equation draw:name="f144" draw:formula="?f99 / 828"/>
              <draw:equation draw:name="f145" draw:formula="?f100 / 1424"/>
              <draw:equation draw:name="f146" draw:formula="?f101 / 828"/>
              <draw:equation draw:name="f147" draw:formula="?f102 / 828"/>
              <draw:equation draw:name="f148" draw:formula="?f103 / 828"/>
              <draw:equation draw:name="f149" draw:formula="?f104 / 1424"/>
              <draw:equation draw:name="f150" draw:formula="?f105 / 828"/>
              <draw:equation draw:name="f151" draw:formula="?f106 / 1424"/>
              <draw:equation draw:name="f152" draw:formula="?f107 / 1424"/>
              <draw:equation draw:name="f153" draw:formula="?f108 / 1424"/>
              <draw:equation draw:name="f154" draw:formula="?f109 / 828"/>
              <draw:equation draw:name="f155" draw:formula="?f110 / 828"/>
              <draw:equation draw:name="f156" draw:formula="?f111 / 828"/>
              <draw:equation draw:name="f157" draw:formula="?f112 / 1424"/>
              <draw:equation draw:name="f158" draw:formula="?f113 / 1424"/>
              <draw:equation draw:name="f159" draw:formula="0 / ?f67"/>
              <draw:equation draw:name="f160" draw:formula="?f1 / ?f67"/>
              <draw:equation draw:name="f161" draw:formula="0 / ?f68"/>
              <draw:equation draw:name="f162" draw:formula="?f2 / ?f68"/>
              <draw:equation draw:name="f163" draw:formula="?f114 / ?f67"/>
              <draw:equation draw:name="f164" draw:formula="?f115 / ?f68"/>
              <draw:equation draw:name="f165" draw:formula="?f116 / ?f67"/>
              <draw:equation draw:name="f166" draw:formula="?f117 / ?f67"/>
              <draw:equation draw:name="f167" draw:formula="?f118 / ?f68"/>
              <draw:equation draw:name="f168" draw:formula="?f119 / ?f67"/>
              <draw:equation draw:name="f169" draw:formula="?f120 / ?f68"/>
              <draw:equation draw:name="f170" draw:formula="?f121 / ?f67"/>
              <draw:equation draw:name="f171" draw:formula="?f122 / ?f68"/>
              <draw:equation draw:name="f172" draw:formula="?f123 / ?f67"/>
              <draw:equation draw:name="f173" draw:formula="?f124 / ?f68"/>
              <draw:equation draw:name="f174" draw:formula="?f125 / ?f67"/>
              <draw:equation draw:name="f175" draw:formula="?f126 / ?f68"/>
              <draw:equation draw:name="f176" draw:formula="?f127 / ?f67"/>
              <draw:equation draw:name="f177" draw:formula="?f128 / ?f68"/>
              <draw:equation draw:name="f178" draw:formula="?f129 / ?f68"/>
              <draw:equation draw:name="f179" draw:formula="?f130 / ?f68"/>
              <draw:equation draw:name="f180" draw:formula="?f131 / ?f67"/>
              <draw:equation draw:name="f181" draw:formula="?f132 / ?f67"/>
              <draw:equation draw:name="f182" draw:formula="?f133 / ?f68"/>
              <draw:equation draw:name="f183" draw:formula="?f134 / ?f67"/>
              <draw:equation draw:name="f184" draw:formula="?f135 / ?f67"/>
              <draw:equation draw:name="f185" draw:formula="?f136 / ?f67"/>
              <draw:equation draw:name="f186" draw:formula="?f137 / ?f67"/>
              <draw:equation draw:name="f187" draw:formula="?f138 / ?f68"/>
              <draw:equation draw:name="f188" draw:formula="?f139 / ?f67"/>
              <draw:equation draw:name="f189" draw:formula="?f140 / ?f68"/>
              <draw:equation draw:name="f190" draw:formula="?f141 / ?f68"/>
              <draw:equation draw:name="f191" draw:formula="?f142 / ?f67"/>
              <draw:equation draw:name="f192" draw:formula="?f143 / ?f68"/>
              <draw:equation draw:name="f193" draw:formula="?f144 / ?f67"/>
              <draw:equation draw:name="f194" draw:formula="?f145 / ?f68"/>
              <draw:equation draw:name="f195" draw:formula="?f146 / ?f67"/>
              <draw:equation draw:name="f196" draw:formula="?f147 / ?f67"/>
              <draw:equation draw:name="f197" draw:formula="?f148 / ?f67"/>
              <draw:equation draw:name="f198" draw:formula="?f149 / ?f68"/>
              <draw:equation draw:name="f199" draw:formula="?f150 / ?f67"/>
              <draw:equation draw:name="f200" draw:formula="?f151 / ?f68"/>
              <draw:equation draw:name="f201" draw:formula="?f152 / ?f68"/>
              <draw:equation draw:name="f202" draw:formula="?f153 / ?f68"/>
              <draw:equation draw:name="f203" draw:formula="?f154 / ?f67"/>
              <draw:equation draw:name="f204" draw:formula="?f155 / ?f67"/>
              <draw:equation draw:name="f205" draw:formula="?f156 / ?f67"/>
              <draw:equation draw:name="f206" draw:formula="?f157 / ?f68"/>
              <draw:equation draw:name="f207" draw:formula="?f158 / ?f68"/>
            </draw:enhanced-geometry>
          </draw:custom-shape>
          <draw:custom-shape svg:x="5.43979in" svg:y="2.44238in" svg:width="0.06405in" svg:height="0.05862in" draw:id="id162" draw:style-name="a972" draw:name="Rectangle 11">
            <svg:title/>
            <svg:desc/>
            <text:p text:style-name="a971" text:class-names="" text:cond-style-name=""><text:span text:style-name="a970" text:class-names=""/></text:p>
            <draw:enhanced-geometry xmlns:dr3d="urn:oasis:names:tc:opendocument:xmlns:dr3d:1.0" draw:type="non-primitive" svg:viewBox="0 0 21600 21600" draw:enhanced-path="M 0 0 L 21600 0 21600 21600 0 21600 Z N"/>
          </draw:custom-shape>
          <draw:custom-shape svg:x="5.41987in" svg:y="2.42144in" svg:width="0.1039in" svg:height="0.07956in" draw:id="id163" draw:style-name="a975" draw:name="Freeform 12">
            <svg:title/>
            <svg:desc/>
            <text:p text:style-name="a974" text:class-names="" text:cond-style-name=""><text:span text:style-name="a973" text:class-names=""/></text:p>
            <draw:enhanced-geometry xmlns:dr3d="urn:oasis:names:tc:opendocument:xmlns:dr3d:1.0" draw:type="non-primitive" svg:viewBox="0 0 73 57" draw:enhanced-path="M ?f1 ?f0 L ?f0 ?f0 ?f0 ?f2 ?f3 ?f2 ?f3 ?f4 ?f5 ?f4 ?f5 ?f2 ?f1 ?f2 ?f1 ?f0 Z N" draw:text-areas="?f24 ?f26 ?f25 ?f27" draw:glue-points="?f28 ?f29 ?f30 ?f29 ?f30 ?f31 ?f32 ?f31 ?f32 ?f33 ?f34 ?f33 ?f34 ?f31 ?f28 ?f31 ?f28 ?f29" draw:glue-point-leaving-directions="-90, -90, -90, -90, -90, -90, -90, -90, -90">
              <draw:equation draw:name="f0" draw:formula="0"/>
              <draw:equation draw:name="f1" draw:formula="73"/>
              <draw:equation draw:name="f2" draw:formula="57"/>
              <draw:equation draw:name="f3" draw:formula="14"/>
              <draw:equation draw:name="f4" draw:formula="15"/>
              <draw:equation draw:name="f5" draw:formula="59"/>
              <draw:equation draw:name="f6" draw:formula="?f2 - ?f0"/>
              <draw:equation draw:name="f7" draw:formula="?f1 - ?f0"/>
              <draw:equation draw:name="f8" draw:formula="?f7 / 73"/>
              <draw:equation draw:name="f9" draw:formula="?f6 / 57"/>
              <draw:equation draw:name="f10" draw:formula="73 * ?f7"/>
              <draw:equation draw:name="f11" draw:formula="0 * ?f6"/>
              <draw:equation draw:name="f12" draw:formula="0 * ?f7"/>
              <draw:equation draw:name="f13" draw:formula="57 * ?f6"/>
              <draw:equation draw:name="f14" draw:formula="14 * ?f7"/>
              <draw:equation draw:name="f15" draw:formula="15 * ?f6"/>
              <draw:equation draw:name="f16" draw:formula="59 * ?f7"/>
              <draw:equation draw:name="f17" draw:formula="?f10 / 73"/>
              <draw:equation draw:name="f18" draw:formula="?f11 / 57"/>
              <draw:equation draw:name="f19" draw:formula="?f12 / 73"/>
              <draw:equation draw:name="f20" draw:formula="?f13 / 57"/>
              <draw:equation draw:name="f21" draw:formula="?f14 / 73"/>
              <draw:equation draw:name="f22" draw:formula="?f15 / 57"/>
              <draw:equation draw:name="f23" draw:formula="?f16 / 73"/>
              <draw:equation draw:name="f24" draw:formula="0 / ?f8"/>
              <draw:equation draw:name="f25" draw:formula="?f1 / ?f8"/>
              <draw:equation draw:name="f26" draw:formula="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x="6.02192in" svg:y="2.44238in" svg:width="0.06262in" svg:height="0.05862in" draw:id="id164" draw:style-name="a978" draw:name="Rectangle 13">
            <svg:title/>
            <svg:desc/>
            <text:p text:style-name="a977" text:class-names="" text:cond-style-name=""><text:span text:style-name="a976" text:class-names=""/></text:p>
            <draw:enhanced-geometry xmlns:dr3d="urn:oasis:names:tc:opendocument:xmlns:dr3d:1.0" draw:type="non-primitive" svg:viewBox="0 0 21600 21600" draw:enhanced-path="M 0 0 L 21600 0 21600 21600 0 21600 Z N"/>
          </draw:custom-shape>
          <draw:custom-shape svg:x="6.00057in" svg:y="2.42144in" svg:width="0.10532in" svg:height="0.07956in" draw:id="id165" draw:style-name="a981" draw:name="Freeform 14">
            <svg:title/>
            <svg:desc/>
            <text:p text:style-name="a980" text:class-names="" text:cond-style-name=""><text:span text:style-name="a979" text:class-names=""/></text:p>
            <draw:enhanced-geometry xmlns:dr3d="urn:oasis:names:tc:opendocument:xmlns:dr3d:1.0" draw:type="non-primitive" svg:viewBox="0 0 74 57" draw:enhanced-path="M ?f1 ?f0 L ?f0 ?f0 ?f0 ?f2 ?f3 ?f2 ?f3 ?f3 ?f4 ?f3 ?f4 ?f2 ?f1 ?f2 ?f1 ?f0 Z N" draw:text-areas="?f23 ?f25 ?f24 ?f26" draw:glue-points="?f27 ?f28 ?f29 ?f28 ?f29 ?f30 ?f31 ?f30 ?f31 ?f32 ?f33 ?f32 ?f33 ?f30 ?f27 ?f30 ?f27 ?f28" draw:glue-point-leaving-directions="-90, -90, -90, -90, -90, -90, -90, -90, -90">
              <draw:equation draw:name="f0" draw:formula="0"/>
              <draw:equation draw:name="f1" draw:formula="74"/>
              <draw:equation draw:name="f2" draw:formula="57"/>
              <draw:equation draw:name="f3" draw:formula="15"/>
              <draw:equation draw:name="f4" draw:formula="59"/>
              <draw:equation draw:name="f5" draw:formula="?f2 - ?f0"/>
              <draw:equation draw:name="f6" draw:formula="?f1 - ?f0"/>
              <draw:equation draw:name="f7" draw:formula="?f6 / 74"/>
              <draw:equation draw:name="f8" draw:formula="?f5 / 57"/>
              <draw:equation draw:name="f9" draw:formula="74 * ?f6"/>
              <draw:equation draw:name="f10" draw:formula="0 * ?f5"/>
              <draw:equation draw:name="f11" draw:formula="0 * ?f6"/>
              <draw:equation draw:name="f12" draw:formula="57 * ?f5"/>
              <draw:equation draw:name="f13" draw:formula="15 * ?f6"/>
              <draw:equation draw:name="f14" draw:formula="15 * ?f5"/>
              <draw:equation draw:name="f15" draw:formula="59 * ?f6"/>
              <draw:equation draw:name="f16" draw:formula="?f9 / 74"/>
              <draw:equation draw:name="f17" draw:formula="?f10 / 57"/>
              <draw:equation draw:name="f18" draw:formula="?f11 / 74"/>
              <draw:equation draw:name="f19" draw:formula="?f12 / 57"/>
              <draw:equation draw:name="f20" draw:formula="?f13 / 74"/>
              <draw:equation draw:name="f21" draw:formula="?f14 / 57"/>
              <draw:equation draw:name="f22" draw:formula="?f15 / 74"/>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5.41987in" svg:y="4.01404in" svg:width="0.76573in" svg:height="0.1312in" draw:id="id166" draw:style-name="a984" draw:name="Freeform 15">
            <svg:title/>
            <svg:desc/>
            <text:p text:style-name="a983" text:class-names="" text:cond-style-name=""><text:span text:style-name="a982" text:class-names=""/></text:p>
            <draw:enhanced-geometry xmlns:dr3d="urn:oasis:names:tc:opendocument:xmlns:dr3d:1.0" draw:type="non-primitive" svg:viewBox="0 0 711 125" draw:enhanced-path="M ?f1 ?f3 L ?f1 ?f4 C ?f1 ?f5 ?f6 ?f2 ?f7 ?f2 L ?f8 ?f2 ?f0 ?f2 ?f0 ?f0 ?f7 ?f0 C ?f6 ?f0 ?f1 ?f9 ?f1 ?f3 Z N" draw:text-areas="?f30 ?f32 ?f31 ?f33" draw:glue-points="?f34 ?f35 ?f34 ?f36 ?f37 ?f38 ?f39 ?f38 ?f40 ?f38 ?f40 ?f41 ?f37 ?f41 ?f34 ?f35"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693"/>
              <draw:equation draw:name="f7" draw:formula="671"/>
              <draw:equation draw:name="f8" draw:formula="637"/>
              <draw:equation draw:name="f9" draw:formula="17"/>
              <draw:equation draw:name="f10" draw:formula="?f2 - ?f0"/>
              <draw:equation draw:name="f11" draw:formula="?f1 - ?f0"/>
              <draw:equation draw:name="f12" draw:formula="?f11 / 711"/>
              <draw:equation draw:name="f13" draw:formula="?f10 / 125"/>
              <draw:equation draw:name="f14" draw:formula="711 * ?f11"/>
              <draw:equation draw:name="f15" draw:formula="39 * ?f10"/>
              <draw:equation draw:name="f16" draw:formula="86 * ?f10"/>
              <draw:equation draw:name="f17" draw:formula="671 * ?f11"/>
              <draw:equation draw:name="f18" draw:formula="125 * ?f10"/>
              <draw:equation draw:name="f19" draw:formula="637 * ?f11"/>
              <draw:equation draw:name="f20" draw:formula="0 * ?f11"/>
              <draw:equation draw:name="f21" draw:formula="0 * ?f10"/>
              <draw:equation draw:name="f22" draw:formula="?f14 / 711"/>
              <draw:equation draw:name="f23" draw:formula="?f15 / 125"/>
              <draw:equation draw:name="f24" draw:formula="?f16 / 125"/>
              <draw:equation draw:name="f25" draw:formula="?f17 / 711"/>
              <draw:equation draw:name="f26" draw:formula="?f18 / 125"/>
              <draw:equation draw:name="f27" draw:formula="?f19 / 711"/>
              <draw:equation draw:name="f28" draw:formula="?f20 / 711"/>
              <draw:equation draw:name="f29" draw:formula="?f21 / 125"/>
              <draw:equation draw:name="f30" draw:formula="0 / ?f12"/>
              <draw:equation draw:name="f31" draw:formula="?f1 / ?f12"/>
              <draw:equation draw:name="f32" draw:formula="0 / ?f13"/>
              <draw:equation draw:name="f33" draw:formula="?f2 / ?f13"/>
              <draw:equation draw:name="f34" draw:formula="?f22 / ?f12"/>
              <draw:equation draw:name="f35" draw:formula="?f23 / ?f13"/>
              <draw:equation draw:name="f36" draw:formula="?f24 / ?f13"/>
              <draw:equation draw:name="f37" draw:formula="?f25 / ?f12"/>
              <draw:equation draw:name="f38" draw:formula="?f26 / ?f13"/>
              <draw:equation draw:name="f39" draw:formula="?f27 / ?f12"/>
              <draw:equation draw:name="f40" draw:formula="?f28 / ?f12"/>
              <draw:equation draw:name="f41" draw:formula="?f29 / ?f13"/>
            </draw:enhanced-geometry>
          </draw:custom-shape>
          <draw:custom-shape svg:x="6.00057in" svg:y="4.14524in" svg:width="0.10532in" svg:height="0.5974in" draw:id="id167" draw:style-name="a987" draw:name="Rectangle 16">
            <svg:title/>
            <svg:desc/>
            <text:p text:style-name="a986" text:class-names="" text:cond-style-name=""><text:span text:style-name="a985" text:class-names=""/></text:p>
            <draw:enhanced-geometry xmlns:dr3d="urn:oasis:names:tc:opendocument:xmlns:dr3d:1.0" draw:type="non-primitive" svg:viewBox="0 0 21600 21600" draw:enhanced-path="M 0 0 L 21600 0 21600 21600 0 21600 Z N"/>
          </draw:custom-shape>
          <draw:custom-shape svg:x="5.52377in" svg:y="4.26109in" svg:width="0.4768in" svg:height="0.08235in" draw:id="id168" draw:style-name="a990" draw:name="Rectangle 17">
            <svg:title/>
            <svg:desc/>
            <text:p text:style-name="a989" text:class-names="" text:cond-style-name=""><text:span text:style-name="a988" text:class-names=""/></text:p>
            <draw:enhanced-geometry xmlns:dr3d="urn:oasis:names:tc:opendocument:xmlns:dr3d:1.0" draw:type="non-primitive" svg:viewBox="0 0 21600 21600" draw:enhanced-path="M 0 0 L 21600 0 21600 21600 0 21600 Z N"/>
          </draw:custom-shape>
          <draw:custom-shape svg:x="5.41987in" svg:y="4.14524in" svg:width="0.1039in" svg:height="0.5974in" draw:id="id169" draw:style-name="a993" draw:name="Rectangle 18">
            <svg:title/>
            <svg:desc/>
            <text:p text:style-name="a992" text:class-names="" text:cond-style-name=""><text:span text:style-name="a991" text:class-names=""/></text:p>
            <draw:enhanced-geometry xmlns:dr3d="urn:oasis:names:tc:opendocument:xmlns:dr3d:1.0" draw:type="non-primitive" svg:viewBox="0 0 21600 21600" draw:enhanced-path="M 0 0 L 21600 0 21600 21600 0 21600 Z N"/>
          </draw:custom-shape>
          <draw:custom-shape svg:x="5.33162in" svg:y="3.27985in" svg:width="0.21207in" svg:height="0.73419in" draw:id="id170" draw:style-name="a996" draw:name="Freeform 19">
            <svg:title/>
            <svg:desc/>
            <text:p text:style-name="a995" text:class-names="" text:cond-style-name=""><text:span text:style-name="a994" text:class-names=""/></text:p>
            <draw:enhanced-geometry xmlns:dr3d="urn:oasis:names:tc:opendocument:xmlns:dr3d:1.0" draw:type="non-primitive" svg:viewBox="0 0 196 695" draw:enhanced-path="M ?f3 ?f2 L ?f0 ?f0 ?f4 ?f0 ?f1 ?f2 ?f3 ?f2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81"/>
              <draw:equation draw:name="f4" draw:formula="62"/>
              <draw:equation draw:name="f5" draw:formula="?f2 - ?f0"/>
              <draw:equation draw:name="f6" draw:formula="?f1 - ?f0"/>
              <draw:equation draw:name="f7" draw:formula="?f6 / 196"/>
              <draw:equation draw:name="f8" draw:formula="?f5 / 695"/>
              <draw:equation draw:name="f9" draw:formula="81 * ?f6"/>
              <draw:equation draw:name="f10" draw:formula="695 * ?f5"/>
              <draw:equation draw:name="f11" draw:formula="0 * ?f6"/>
              <draw:equation draw:name="f12" draw:formula="0 * ?f5"/>
              <draw:equation draw:name="f13" draw:formula="62 * ?f6"/>
              <draw:equation draw:name="f14" draw:formula="196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5.31455in" svg:y="3.26031in" svg:width="0.89098in" svg:height="1.50187in" draw:id="id171" draw:style-name="a999" draw:name="Freeform 20">
            <svg:title/>
            <svg:desc/>
            <text:p text:style-name="a998" text:class-names="" text:cond-style-name=""><text:span text:style-name="a997" text:class-names=""/></text:p>
            <draw:enhanced-geometry xmlns:dr3d="urn:oasis:names:tc:opendocument:xmlns:dr3d:1.0" draw:type="non-primitive" svg:viewBox="0 0 828 1424" draw:enhanced-path="M ?f3 ?f4 L ?f5 ?f4 ?f6 ?f7 C ?f8 ?f9 ?f10 ?f11 ?f12 ?f13 ?f14 ?f0 ?f15 ?f0 ?f16 ?f17 L ?f18 ?f19 C ?f20 ?f21 ?f0 ?f22 ?f23 ?f24 L ?f25 ?f26 ?f25 ?f27 C ?f25 ?f28 ?f29 ?f2 ?f6 ?f2 L ?f30 ?f2 C ?f31 ?f2 ?f32 ?f28 ?f32 ?f27 L ?f32 ?f33 ?f34 ?f33 ?f34 ?f27 C ?f34 ?f28 ?f35 ?f2 ?f36 ?f2 L ?f37 ?f2 C ?f38 ?f2 ?f39 ?f28 ?f39 ?f27 L ?f39 ?f40 ?f3 ?f40 C ?f41 ?f40 ?f1 ?f42 ?f1 ?f43 L ?f1 ?f39 C ?f1 ?f44 ?f41 ?f4 ?f3 ?f4 Z M ?f45 ?f46 L ?f47 ?f48 ?f49 ?f4 ?f50 ?f4 ?f45 ?f46 M ?f51 ?f52 L ?f53 ?f52 ?f53 ?f40 ?f51 ?f40 ?f51 ?f52 Z M ?f34 ?f54 L ?f32 ?f54 ?f32 ?f55 ?f34 ?f55 ?f34 ?f54 Z M ?f32 ?f56 L ?f32 ?f40 ?f34 ?f40 ?f34 ?f56 ?f32 ?f56 Z M ?f57 ?f52 L ?f58 ?f52 ?f58 ?f40 ?f57 ?f40 ?f57 ?f52 Z M ?f59 ?f43 C ?f59 ?f60 ?f61 ?f62 ?f3 ?f62 L ?f53 ?f62 ?f53 ?f63 ?f3 ?f63 C ?f61 ?f63 ?f59 ?f64 ?f59 ?f39 L ?f59 ?f43 Z N" draw:text-areas="?f159 ?f161 ?f160 ?f162" draw:glue-points="?f163 ?f164 ?f165 ?f164 ?f166 ?f167 ?f168 ?f169 ?f170 ?f171 ?f172 ?f173 ?f174 ?f175 ?f176 ?f177 ?f176 ?f178 ?f166 ?f179 ?f180 ?f179 ?f181 ?f178 ?f181 ?f182 ?f183 ?f182 ?f183 ?f178 ?f184 ?f179 ?f185 ?f179 ?f186 ?f178 ?f186 ?f187 ?f163 ?f187 ?f188 ?f189 ?f188 ?f190 ?f163 ?f164 ?f191 ?f192 ?f193 ?f194 ?f195 ?f164 ?f196 ?f164 ?f191 ?f192 ?f197 ?f198 ?f199 ?f198 ?f199 ?f187 ?f197 ?f187 ?f197 ?f198 ?f183 ?f200 ?f181 ?f200 ?f181 ?f201 ?f183 ?f201 ?f183 ?f200 ?f181 ?f202 ?f181 ?f187 ?f183 ?f187 ?f183 ?f202 ?f181 ?f202 ?f203 ?f198 ?f204 ?f198 ?f204 ?f187 ?f203 ?f187 ?f203 ?f198 ?f205 ?f189 ?f163 ?f206 ?f199 ?f206 ?f199 ?f207 ?f163 ?f207 ?f205 ?f190 ?f205 ?f189"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769"/>
              <draw:equation draw:name="f4" draw:formula="695"/>
              <draw:equation draw:name="f5" draw:formula="229"/>
              <draw:equation draw:name="f6" draw:formula="98"/>
              <draw:equation draw:name="f7" draw:formula="16"/>
              <draw:equation draw:name="f8" draw:formula="97"/>
              <draw:equation draw:name="f9" draw:formula="10"/>
              <draw:equation draw:name="f10" draw:formula="94"/>
              <draw:equation draw:name="f11" draw:formula="6"/>
              <draw:equation draw:name="f12" draw:formula="89"/>
              <draw:equation draw:name="f13" draw:formula="3"/>
              <draw:equation draw:name="f14" draw:formula="84"/>
              <draw:equation draw:name="f15" draw:formula="78"/>
              <draw:equation draw:name="f16" draw:formula="73"/>
              <draw:equation draw:name="f17" draw:formula="2"/>
              <draw:equation draw:name="f18" draw:formula="14"/>
              <draw:equation draw:name="f19" draw:formula="24"/>
              <draw:equation draw:name="f20" draw:formula="5"/>
              <draw:equation draw:name="f21" draw:formula="27"/>
              <draw:equation draw:name="f22" draw:formula="35"/>
              <draw:equation draw:name="f23" draw:formula="1"/>
              <draw:equation draw:name="f24" draw:formula="43"/>
              <draw:equation draw:name="f25" draw:formula="79"/>
              <draw:equation draw:name="f26" draw:formula="715"/>
              <draw:equation draw:name="f27" draw:formula="1405"/>
              <draw:equation draw:name="f28" draw:formula="1416"/>
              <draw:equation draw:name="f29" draw:formula="87"/>
              <draw:equation draw:name="f30" draw:formula="195"/>
              <draw:equation draw:name="f31" draw:formula="205"/>
              <draw:equation draw:name="f32" draw:formula="213"/>
              <draw:equation draw:name="f33" draw:formula="1045"/>
              <draw:equation draw:name="f34" draw:formula="619"/>
              <draw:equation draw:name="f35" draw:formula="627"/>
              <draw:equation draw:name="f36" draw:formula="638"/>
              <draw:equation draw:name="f37" draw:formula="735"/>
              <draw:equation draw:name="f38" draw:formula="745"/>
              <draw:equation draw:name="f39" draw:formula="753"/>
              <draw:equation draw:name="f40" draw:formula="858"/>
              <draw:equation draw:name="f41" draw:formula="802"/>
              <draw:equation draw:name="f42" draw:formula="832"/>
              <draw:equation draw:name="f43" draw:formula="800"/>
              <draw:equation draw:name="f44" draw:formula="721"/>
              <draw:equation draw:name="f45" draw:formula="40"/>
              <draw:equation draw:name="f46" draw:formula="54"/>
              <draw:equation draw:name="f47" draw:formula="65"/>
              <draw:equation draw:name="f48" draw:formula="45"/>
              <draw:equation draw:name="f49" draw:formula="191"/>
              <draw:equation draw:name="f50" draw:formula="115"/>
              <draw:equation draw:name="f51" draw:formula="176"/>
              <draw:equation draw:name="f52" draw:formula="1386"/>
              <draw:equation draw:name="f53" draw:formula="117"/>
              <draw:equation draw:name="f54" draw:formula="1008"/>
              <draw:equation draw:name="f55" draw:formula="968"/>
              <draw:equation draw:name="f56" draw:formula="930"/>
              <draw:equation draw:name="f57" draw:formula="716"/>
              <draw:equation draw:name="f58" draw:formula="657"/>
              <draw:equation draw:name="f59" draw:formula="790"/>
              <draw:equation draw:name="f60" draw:formula="811"/>
              <draw:equation draw:name="f61" draw:formula="781"/>
              <draw:equation draw:name="f62" draw:formula="820"/>
              <draw:equation draw:name="f63" draw:formula="733"/>
              <draw:equation draw:name="f64" draw:formula="742"/>
              <draw:equation draw:name="f65" draw:formula="?f2 - ?f0"/>
              <draw:equation draw:name="f66" draw:formula="?f1 - ?f0"/>
              <draw:equation draw:name="f67" draw:formula="?f66 / 828"/>
              <draw:equation draw:name="f68" draw:formula="?f65 / 1424"/>
              <draw:equation draw:name="f69" draw:formula="769 * ?f66"/>
              <draw:equation draw:name="f70" draw:formula="695 * ?f65"/>
              <draw:equation draw:name="f71" draw:formula="229 * ?f66"/>
              <draw:equation draw:name="f72" draw:formula="98 * ?f66"/>
              <draw:equation draw:name="f73" draw:formula="16 * ?f65"/>
              <draw:equation draw:name="f74" draw:formula="89 * ?f66"/>
              <draw:equation draw:name="f75" draw:formula="3 * ?f65"/>
              <draw:equation draw:name="f76" draw:formula="73 * ?f66"/>
              <draw:equation draw:name="f77" draw:formula="2 * ?f65"/>
              <draw:equation draw:name="f78" draw:formula="14 * ?f66"/>
              <draw:equation draw:name="f79" draw:formula="24 * ?f65"/>
              <draw:equation draw:name="f80" draw:formula="1 * ?f66"/>
              <draw:equation draw:name="f81" draw:formula="43 * ?f65"/>
              <draw:equation draw:name="f82" draw:formula="79 * ?f66"/>
              <draw:equation draw:name="f83" draw:formula="715 * ?f65"/>
              <draw:equation draw:name="f84" draw:formula="1405 * ?f65"/>
              <draw:equation draw:name="f85" draw:formula="1424 * ?f65"/>
              <draw:equation draw:name="f86" draw:formula="195 * ?f66"/>
              <draw:equation draw:name="f87" draw:formula="213 * ?f66"/>
              <draw:equation draw:name="f88" draw:formula="1045 * ?f65"/>
              <draw:equation draw:name="f89" draw:formula="619 * ?f66"/>
              <draw:equation draw:name="f90" draw:formula="638 * ?f66"/>
              <draw:equation draw:name="f91" draw:formula="735 * ?f66"/>
              <draw:equation draw:name="f92" draw:formula="753 * ?f66"/>
              <draw:equation draw:name="f93" draw:formula="858 * ?f65"/>
              <draw:equation draw:name="f94" draw:formula="828 * ?f66"/>
              <draw:equation draw:name="f95" draw:formula="800 * ?f65"/>
              <draw:equation draw:name="f96" draw:formula="753 * ?f65"/>
              <draw:equation draw:name="f97" draw:formula="40 * ?f66"/>
              <draw:equation draw:name="f98" draw:formula="54 * ?f65"/>
              <draw:equation draw:name="f99" draw:formula="65 * ?f66"/>
              <draw:equation draw:name="f100" draw:formula="45 * ?f65"/>
              <draw:equation draw:name="f101" draw:formula="191 * ?f66"/>
              <draw:equation draw:name="f102" draw:formula="115 * ?f66"/>
              <draw:equation draw:name="f103" draw:formula="176 * ?f66"/>
              <draw:equation draw:name="f104" draw:formula="1386 * ?f65"/>
              <draw:equation draw:name="f105" draw:formula="117 * ?f66"/>
              <draw:equation draw:name="f106" draw:formula="1008 * ?f65"/>
              <draw:equation draw:name="f107" draw:formula="968 * ?f65"/>
              <draw:equation draw:name="f108" draw:formula="930 * ?f65"/>
              <draw:equation draw:name="f109" draw:formula="716 * ?f66"/>
              <draw:equation draw:name="f110" draw:formula="657 * ?f66"/>
              <draw:equation draw:name="f111" draw:formula="790 * ?f66"/>
              <draw:equation draw:name="f112" draw:formula="820 * ?f65"/>
              <draw:equation draw:name="f113" draw:formula="733 * ?f65"/>
              <draw:equation draw:name="f114" draw:formula="?f69 / 828"/>
              <draw:equation draw:name="f115" draw:formula="?f70 / 1424"/>
              <draw:equation draw:name="f116" draw:formula="?f71 / 828"/>
              <draw:equation draw:name="f117" draw:formula="?f72 / 828"/>
              <draw:equation draw:name="f118" draw:formula="?f73 / 1424"/>
              <draw:equation draw:name="f119" draw:formula="?f74 / 828"/>
              <draw:equation draw:name="f120" draw:formula="?f75 / 1424"/>
              <draw:equation draw:name="f121" draw:formula="?f76 / 828"/>
              <draw:equation draw:name="f122" draw:formula="?f77 / 1424"/>
              <draw:equation draw:name="f123" draw:formula="?f78 / 828"/>
              <draw:equation draw:name="f124" draw:formula="?f79 / 1424"/>
              <draw:equation draw:name="f125" draw:formula="?f80 / 828"/>
              <draw:equation draw:name="f126" draw:formula="?f81 / 1424"/>
              <draw:equation draw:name="f127" draw:formula="?f82 / 828"/>
              <draw:equation draw:name="f128" draw:formula="?f83 / 1424"/>
              <draw:equation draw:name="f129" draw:formula="?f84 / 1424"/>
              <draw:equation draw:name="f130" draw:formula="?f85 / 1424"/>
              <draw:equation draw:name="f131" draw:formula="?f86 / 828"/>
              <draw:equation draw:name="f132" draw:formula="?f87 / 828"/>
              <draw:equation draw:name="f133" draw:formula="?f88 / 1424"/>
              <draw:equation draw:name="f134" draw:formula="?f89 / 828"/>
              <draw:equation draw:name="f135" draw:formula="?f90 / 828"/>
              <draw:equation draw:name="f136" draw:formula="?f91 / 828"/>
              <draw:equation draw:name="f137" draw:formula="?f92 / 828"/>
              <draw:equation draw:name="f138" draw:formula="?f93 / 1424"/>
              <draw:equation draw:name="f139" draw:formula="?f94 / 828"/>
              <draw:equation draw:name="f140" draw:formula="?f95 / 1424"/>
              <draw:equation draw:name="f141" draw:formula="?f96 / 1424"/>
              <draw:equation draw:name="f142" draw:formula="?f97 / 828"/>
              <draw:equation draw:name="f143" draw:formula="?f98 / 1424"/>
              <draw:equation draw:name="f144" draw:formula="?f99 / 828"/>
              <draw:equation draw:name="f145" draw:formula="?f100 / 1424"/>
              <draw:equation draw:name="f146" draw:formula="?f101 / 828"/>
              <draw:equation draw:name="f147" draw:formula="?f102 / 828"/>
              <draw:equation draw:name="f148" draw:formula="?f103 / 828"/>
              <draw:equation draw:name="f149" draw:formula="?f104 / 1424"/>
              <draw:equation draw:name="f150" draw:formula="?f105 / 828"/>
              <draw:equation draw:name="f151" draw:formula="?f106 / 1424"/>
              <draw:equation draw:name="f152" draw:formula="?f107 / 1424"/>
              <draw:equation draw:name="f153" draw:formula="?f108 / 1424"/>
              <draw:equation draw:name="f154" draw:formula="?f109 / 828"/>
              <draw:equation draw:name="f155" draw:formula="?f110 / 828"/>
              <draw:equation draw:name="f156" draw:formula="?f111 / 828"/>
              <draw:equation draw:name="f157" draw:formula="?f112 / 1424"/>
              <draw:equation draw:name="f158" draw:formula="?f113 / 1424"/>
              <draw:equation draw:name="f159" draw:formula="0 / ?f67"/>
              <draw:equation draw:name="f160" draw:formula="?f1 / ?f67"/>
              <draw:equation draw:name="f161" draw:formula="0 / ?f68"/>
              <draw:equation draw:name="f162" draw:formula="?f2 / ?f68"/>
              <draw:equation draw:name="f163" draw:formula="?f114 / ?f67"/>
              <draw:equation draw:name="f164" draw:formula="?f115 / ?f68"/>
              <draw:equation draw:name="f165" draw:formula="?f116 / ?f67"/>
              <draw:equation draw:name="f166" draw:formula="?f117 / ?f67"/>
              <draw:equation draw:name="f167" draw:formula="?f118 / ?f68"/>
              <draw:equation draw:name="f168" draw:formula="?f119 / ?f67"/>
              <draw:equation draw:name="f169" draw:formula="?f120 / ?f68"/>
              <draw:equation draw:name="f170" draw:formula="?f121 / ?f67"/>
              <draw:equation draw:name="f171" draw:formula="?f122 / ?f68"/>
              <draw:equation draw:name="f172" draw:formula="?f123 / ?f67"/>
              <draw:equation draw:name="f173" draw:formula="?f124 / ?f68"/>
              <draw:equation draw:name="f174" draw:formula="?f125 / ?f67"/>
              <draw:equation draw:name="f175" draw:formula="?f126 / ?f68"/>
              <draw:equation draw:name="f176" draw:formula="?f127 / ?f67"/>
              <draw:equation draw:name="f177" draw:formula="?f128 / ?f68"/>
              <draw:equation draw:name="f178" draw:formula="?f129 / ?f68"/>
              <draw:equation draw:name="f179" draw:formula="?f130 / ?f68"/>
              <draw:equation draw:name="f180" draw:formula="?f131 / ?f67"/>
              <draw:equation draw:name="f181" draw:formula="?f132 / ?f67"/>
              <draw:equation draw:name="f182" draw:formula="?f133 / ?f68"/>
              <draw:equation draw:name="f183" draw:formula="?f134 / ?f67"/>
              <draw:equation draw:name="f184" draw:formula="?f135 / ?f67"/>
              <draw:equation draw:name="f185" draw:formula="?f136 / ?f67"/>
              <draw:equation draw:name="f186" draw:formula="?f137 / ?f67"/>
              <draw:equation draw:name="f187" draw:formula="?f138 / ?f68"/>
              <draw:equation draw:name="f188" draw:formula="?f139 / ?f67"/>
              <draw:equation draw:name="f189" draw:formula="?f140 / ?f68"/>
              <draw:equation draw:name="f190" draw:formula="?f141 / ?f68"/>
              <draw:equation draw:name="f191" draw:formula="?f142 / ?f67"/>
              <draw:equation draw:name="f192" draw:formula="?f143 / ?f68"/>
              <draw:equation draw:name="f193" draw:formula="?f144 / ?f67"/>
              <draw:equation draw:name="f194" draw:formula="?f145 / ?f68"/>
              <draw:equation draw:name="f195" draw:formula="?f146 / ?f67"/>
              <draw:equation draw:name="f196" draw:formula="?f147 / ?f67"/>
              <draw:equation draw:name="f197" draw:formula="?f148 / ?f67"/>
              <draw:equation draw:name="f198" draw:formula="?f149 / ?f68"/>
              <draw:equation draw:name="f199" draw:formula="?f150 / ?f67"/>
              <draw:equation draw:name="f200" draw:formula="?f151 / ?f68"/>
              <draw:equation draw:name="f201" draw:formula="?f152 / ?f68"/>
              <draw:equation draw:name="f202" draw:formula="?f153 / ?f68"/>
              <draw:equation draw:name="f203" draw:formula="?f154 / ?f67"/>
              <draw:equation draw:name="f204" draw:formula="?f155 / ?f67"/>
              <draw:equation draw:name="f205" draw:formula="?f156 / ?f67"/>
              <draw:equation draw:name="f206" draw:formula="?f157 / ?f68"/>
              <draw:equation draw:name="f207" draw:formula="?f158 / ?f68"/>
            </draw:enhanced-geometry>
          </draw:custom-shape>
          <draw:custom-shape svg:x="5.43979in" svg:y="4.16478in" svg:width="0.06405in" svg:height="0.06002in" draw:id="id172" draw:style-name="a1002" draw:name="Rectangle 21">
            <svg:title/>
            <svg:desc/>
            <text:p text:style-name="a1001" text:class-names="" text:cond-style-name=""><text:span text:style-name="a1000" text:class-names=""/></text:p>
            <draw:enhanced-geometry xmlns:dr3d="urn:oasis:names:tc:opendocument:xmlns:dr3d:1.0" draw:type="non-primitive" svg:viewBox="0 0 21600 21600" draw:enhanced-path="M 0 0 L 21600 0 21600 21600 0 21600 Z N"/>
          </draw:custom-shape>
          <draw:custom-shape svg:x="5.41987in" svg:y="4.14524in" svg:width="0.1039in" svg:height="0.07956in" draw:id="id173" draw:style-name="a1005" draw:name="Freeform 22">
            <svg:title/>
            <svg:desc/>
            <text:p text:style-name="a1004" text:class-names="" text:cond-style-name=""><text:span text:style-name="a1003" text:class-names=""/></text:p>
            <draw:enhanced-geometry xmlns:dr3d="urn:oasis:names:tc:opendocument:xmlns:dr3d:1.0" draw:type="non-primitive" svg:viewBox="0 0 73 57" draw:enhanced-path="M ?f1 ?f0 L ?f0 ?f0 ?f0 ?f2 ?f3 ?f2 ?f3 ?f3 ?f4 ?f3 ?f4 ?f2 ?f1 ?f2 ?f1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14"/>
              <draw:equation draw:name="f4" draw:formula="59"/>
              <draw:equation draw:name="f5" draw:formula="?f2 - ?f0"/>
              <draw:equation draw:name="f6" draw:formula="?f1 - ?f0"/>
              <draw:equation draw:name="f7" draw:formula="?f6 / 73"/>
              <draw:equation draw:name="f8" draw:formula="?f5 / 57"/>
              <draw:equation draw:name="f9" draw:formula="73 * ?f6"/>
              <draw:equation draw:name="f10" draw:formula="0 * ?f5"/>
              <draw:equation draw:name="f11" draw:formula="0 * ?f6"/>
              <draw:equation draw:name="f12" draw:formula="57 * ?f5"/>
              <draw:equation draw:name="f13" draw:formula="14 * ?f6"/>
              <draw:equation draw:name="f14" draw:formula="14 * ?f5"/>
              <draw:equation draw:name="f15" draw:formula="59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6.02192in" svg:y="4.16478in" svg:width="0.06262in" svg:height="0.06002in" draw:id="id174" draw:style-name="a1008" draw:name="Rectangle 23">
            <svg:title/>
            <svg:desc/>
            <text:p text:style-name="a1007" text:class-names="" text:cond-style-name=""><text:span text:style-name="a1006" text:class-names=""/></text:p>
            <draw:enhanced-geometry xmlns:dr3d="urn:oasis:names:tc:opendocument:xmlns:dr3d:1.0" draw:type="non-primitive" svg:viewBox="0 0 21600 21600" draw:enhanced-path="M 0 0 L 21600 0 21600 21600 0 21600 Z N"/>
          </draw:custom-shape>
          <draw:custom-shape svg:x="6.00057in" svg:y="4.14524in" svg:width="0.10532in" svg:height="0.07956in" draw:id="id175" draw:style-name="a1011" draw:name="Freeform 24">
            <svg:title/>
            <svg:desc/>
            <text:p text:style-name="a1010" text:class-names="" text:cond-style-name=""><text:span text:style-name="a1009" text:class-names=""/></text:p>
            <draw:enhanced-geometry xmlns:dr3d="urn:oasis:names:tc:opendocument:xmlns:dr3d:1.0" draw:type="non-primitive" svg:viewBox="0 0 74 57" draw:enhanced-path="M ?f1 ?f0 L ?f0 ?f0 ?f0 ?f2 ?f3 ?f2 ?f3 ?f4 ?f5 ?f4 ?f5 ?f2 ?f1 ?f2 ?f1 ?f0 Z N" draw:text-areas="?f24 ?f26 ?f25 ?f27" draw:glue-points="?f28 ?f29 ?f30 ?f29 ?f30 ?f31 ?f32 ?f31 ?f32 ?f33 ?f34 ?f33 ?f34 ?f31 ?f28 ?f31 ?f28 ?f29" draw:glue-point-leaving-directions="-90, -90, -90, -90, -90, -90, -90, -90, -90">
              <draw:equation draw:name="f0" draw:formula="0"/>
              <draw:equation draw:name="f1" draw:formula="74"/>
              <draw:equation draw:name="f2" draw:formula="57"/>
              <draw:equation draw:name="f3" draw:formula="15"/>
              <draw:equation draw:name="f4" draw:formula="14"/>
              <draw:equation draw:name="f5" draw:formula="59"/>
              <draw:equation draw:name="f6" draw:formula="?f2 - ?f0"/>
              <draw:equation draw:name="f7" draw:formula="?f1 - ?f0"/>
              <draw:equation draw:name="f8" draw:formula="?f7 / 74"/>
              <draw:equation draw:name="f9" draw:formula="?f6 / 57"/>
              <draw:equation draw:name="f10" draw:formula="74 * ?f7"/>
              <draw:equation draw:name="f11" draw:formula="0 * ?f6"/>
              <draw:equation draw:name="f12" draw:formula="0 * ?f7"/>
              <draw:equation draw:name="f13" draw:formula="57 * ?f6"/>
              <draw:equation draw:name="f14" draw:formula="15 * ?f7"/>
              <draw:equation draw:name="f15" draw:formula="14 * ?f6"/>
              <draw:equation draw:name="f16" draw:formula="59 * ?f7"/>
              <draw:equation draw:name="f17" draw:formula="?f10 / 74"/>
              <draw:equation draw:name="f18" draw:formula="?f11 / 57"/>
              <draw:equation draw:name="f19" draw:formula="?f12 / 74"/>
              <draw:equation draw:name="f20" draw:formula="?f13 / 57"/>
              <draw:equation draw:name="f21" draw:formula="?f14 / 74"/>
              <draw:equation draw:name="f22" draw:formula="?f15 / 57"/>
              <draw:equation draw:name="f23" draw:formula="?f16 / 74"/>
              <draw:equation draw:name="f24" draw:formula="0 / ?f8"/>
              <draw:equation draw:name="f25" draw:formula="?f1 / ?f8"/>
              <draw:equation draw:name="f26" draw:formula="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x="5.41987in" svg:y="5.73784in" svg:width="0.76573in" svg:height="0.1312in" draw:id="id176" draw:style-name="a1014" draw:name="Freeform 25">
            <svg:title/>
            <svg:desc/>
            <text:p text:style-name="a1013" text:class-names="" text:cond-style-name=""><text:span text:style-name="a1012" text:class-names=""/></text:p>
            <draw:enhanced-geometry xmlns:dr3d="urn:oasis:names:tc:opendocument:xmlns:dr3d:1.0" draw:type="non-primitive" svg:viewBox="0 0 711 125" draw:enhanced-path="M ?f1 ?f3 L ?f1 ?f4 C ?f1 ?f5 ?f6 ?f2 ?f7 ?f2 L ?f8 ?f2 ?f0 ?f2 ?f0 ?f0 ?f7 ?f0 C ?f6 ?f0 ?f1 ?f9 ?f1 ?f3 Z N" draw:text-areas="?f30 ?f32 ?f31 ?f33" draw:glue-points="?f34 ?f35 ?f34 ?f36 ?f37 ?f38 ?f39 ?f38 ?f40 ?f38 ?f40 ?f41 ?f37 ?f41 ?f34 ?f35"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693"/>
              <draw:equation draw:name="f7" draw:formula="671"/>
              <draw:equation draw:name="f8" draw:formula="637"/>
              <draw:equation draw:name="f9" draw:formula="18"/>
              <draw:equation draw:name="f10" draw:formula="?f2 - ?f0"/>
              <draw:equation draw:name="f11" draw:formula="?f1 - ?f0"/>
              <draw:equation draw:name="f12" draw:formula="?f11 / 711"/>
              <draw:equation draw:name="f13" draw:formula="?f10 / 125"/>
              <draw:equation draw:name="f14" draw:formula="711 * ?f11"/>
              <draw:equation draw:name="f15" draw:formula="39 * ?f10"/>
              <draw:equation draw:name="f16" draw:formula="86 * ?f10"/>
              <draw:equation draw:name="f17" draw:formula="671 * ?f11"/>
              <draw:equation draw:name="f18" draw:formula="125 * ?f10"/>
              <draw:equation draw:name="f19" draw:formula="637 * ?f11"/>
              <draw:equation draw:name="f20" draw:formula="0 * ?f11"/>
              <draw:equation draw:name="f21" draw:formula="0 * ?f10"/>
              <draw:equation draw:name="f22" draw:formula="?f14 / 711"/>
              <draw:equation draw:name="f23" draw:formula="?f15 / 125"/>
              <draw:equation draw:name="f24" draw:formula="?f16 / 125"/>
              <draw:equation draw:name="f25" draw:formula="?f17 / 711"/>
              <draw:equation draw:name="f26" draw:formula="?f18 / 125"/>
              <draw:equation draw:name="f27" draw:formula="?f19 / 711"/>
              <draw:equation draw:name="f28" draw:formula="?f20 / 711"/>
              <draw:equation draw:name="f29" draw:formula="?f21 / 125"/>
              <draw:equation draw:name="f30" draw:formula="0 / ?f12"/>
              <draw:equation draw:name="f31" draw:formula="?f1 / ?f12"/>
              <draw:equation draw:name="f32" draw:formula="0 / ?f13"/>
              <draw:equation draw:name="f33" draw:formula="?f2 / ?f13"/>
              <draw:equation draw:name="f34" draw:formula="?f22 / ?f12"/>
              <draw:equation draw:name="f35" draw:formula="?f23 / ?f13"/>
              <draw:equation draw:name="f36" draw:formula="?f24 / ?f13"/>
              <draw:equation draw:name="f37" draw:formula="?f25 / ?f12"/>
              <draw:equation draw:name="f38" draw:formula="?f26 / ?f13"/>
              <draw:equation draw:name="f39" draw:formula="?f27 / ?f12"/>
              <draw:equation draw:name="f40" draw:formula="?f28 / ?f12"/>
              <draw:equation draw:name="f41" draw:formula="?f29 / ?f13"/>
            </draw:enhanced-geometry>
          </draw:custom-shape>
          <draw:custom-shape svg:x="6.00057in" svg:y="5.86904in" svg:width="0.10532in" svg:height="0.5974in" draw:id="id177" draw:style-name="a1017" draw:name="Rectangle 26">
            <svg:title/>
            <svg:desc/>
            <text:p text:style-name="a1016" text:class-names="" text:cond-style-name=""><text:span text:style-name="a1015" text:class-names=""/></text:p>
            <draw:enhanced-geometry xmlns:dr3d="urn:oasis:names:tc:opendocument:xmlns:dr3d:1.0" draw:type="non-primitive" svg:viewBox="0 0 21600 21600" draw:enhanced-path="M 0 0 L 21600 0 21600 21600 0 21600 Z N"/>
          </draw:custom-shape>
          <draw:custom-shape svg:x="5.52377in" svg:y="5.9849in" svg:width="0.4768in" svg:height="0.08235in" draw:id="id178" draw:style-name="a1020" draw:name="Rectangle 27">
            <svg:title/>
            <svg:desc/>
            <text:p text:style-name="a1019" text:class-names="" text:cond-style-name=""><text:span text:style-name="a1018" text:class-names=""/></text:p>
            <draw:enhanced-geometry xmlns:dr3d="urn:oasis:names:tc:opendocument:xmlns:dr3d:1.0" draw:type="non-primitive" svg:viewBox="0 0 21600 21600" draw:enhanced-path="M 0 0 L 21600 0 21600 21600 0 21600 Z N"/>
          </draw:custom-shape>
          <draw:custom-shape svg:x="5.41987in" svg:y="5.86904in" svg:width="0.1039in" svg:height="0.5974in" draw:id="id179" draw:style-name="a1023" draw:name="Rectangle 28">
            <svg:title/>
            <svg:desc/>
            <text:p text:style-name="a1022" text:class-names="" text:cond-style-name=""><text:span text:style-name="a1021" text:class-names=""/></text:p>
            <draw:enhanced-geometry xmlns:dr3d="urn:oasis:names:tc:opendocument:xmlns:dr3d:1.0" draw:type="non-primitive" svg:viewBox="0 0 21600 21600" draw:enhanced-path="M 0 0 L 21600 0 21600 21600 0 21600 Z N"/>
          </draw:custom-shape>
          <draw:custom-shape svg:x="5.33162in" svg:y="5.00365in" svg:width="0.21207in" svg:height="0.73419in" draw:id="id180" draw:style-name="a1026" draw:name="Freeform 29">
            <svg:title/>
            <svg:desc/>
            <text:p text:style-name="a1025" text:class-names="" text:cond-style-name=""><text:span text:style-name="a1024" text:class-names=""/></text:p>
            <draw:enhanced-geometry xmlns:dr3d="urn:oasis:names:tc:opendocument:xmlns:dr3d:1.0" draw:type="non-primitive" svg:viewBox="0 0 196 695" draw:enhanced-path="M ?f3 ?f2 L ?f0 ?f0 ?f4 ?f0 ?f1 ?f2 ?f3 ?f2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81"/>
              <draw:equation draw:name="f4" draw:formula="62"/>
              <draw:equation draw:name="f5" draw:formula="?f2 - ?f0"/>
              <draw:equation draw:name="f6" draw:formula="?f1 - ?f0"/>
              <draw:equation draw:name="f7" draw:formula="?f6 / 196"/>
              <draw:equation draw:name="f8" draw:formula="?f5 / 695"/>
              <draw:equation draw:name="f9" draw:formula="81 * ?f6"/>
              <draw:equation draw:name="f10" draw:formula="695 * ?f5"/>
              <draw:equation draw:name="f11" draw:formula="0 * ?f6"/>
              <draw:equation draw:name="f12" draw:formula="0 * ?f5"/>
              <draw:equation draw:name="f13" draw:formula="62 * ?f6"/>
              <draw:equation draw:name="f14" draw:formula="196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5.31455in" svg:y="4.98411in" svg:width="0.89098in" svg:height="1.50187in" draw:id="id181" draw:style-name="a1029" draw:name="Freeform 30">
            <svg:title/>
            <svg:desc/>
            <text:p text:style-name="a1028" text:class-names="" text:cond-style-name=""><text:span text:style-name="a1027" text:class-names=""/></text:p>
            <draw:enhanced-geometry xmlns:dr3d="urn:oasis:names:tc:opendocument:xmlns:dr3d:1.0" draw:type="non-primitive" svg:viewBox="0 0 828 1424" draw:enhanced-path="M ?f3 ?f4 L ?f5 ?f4 ?f6 ?f7 C ?f8 ?f9 ?f10 ?f11 ?f12 ?f13 ?f14 ?f0 ?f15 ?f0 ?f16 ?f17 L ?f18 ?f19 C ?f20 ?f21 ?f0 ?f22 ?f23 ?f24 L ?f25 ?f26 ?f25 ?f27 C ?f25 ?f28 ?f29 ?f2 ?f6 ?f2 L ?f30 ?f2 C ?f31 ?f2 ?f32 ?f28 ?f32 ?f27 L ?f32 ?f33 ?f34 ?f33 ?f34 ?f27 C ?f34 ?f28 ?f35 ?f2 ?f36 ?f2 L ?f37 ?f2 C ?f38 ?f2 ?f39 ?f28 ?f39 ?f27 L ?f39 ?f40 ?f3 ?f40 C ?f41 ?f40 ?f1 ?f42 ?f1 ?f43 L ?f1 ?f39 C ?f1 ?f44 ?f41 ?f4 ?f3 ?f4 M ?f45 ?f46 L ?f47 ?f48 ?f49 ?f4 ?f50 ?f4 ?f45 ?f46 Z M ?f51 ?f52 L ?f53 ?f52 ?f53 ?f40 ?f51 ?f40 ?f51 ?f52 Z M ?f34 ?f54 L ?f32 ?f54 ?f32 ?f55 ?f34 ?f55 ?f34 ?f54 Z M ?f32 ?f56 L ?f32 ?f40 ?f34 ?f40 ?f34 ?f56 ?f32 ?f56 Z M ?f57 ?f52 L ?f58 ?f52 ?f58 ?f40 ?f57 ?f40 ?f57 ?f52 Z M ?f59 ?f43 C ?f59 ?f60 ?f61 ?f62 ?f3 ?f62 L ?f53 ?f62 ?f53 ?f63 ?f3 ?f63 C ?f61 ?f63 ?f59 ?f64 ?f59 ?f39 L ?f59 ?f43 Z N" draw:text-areas="?f159 ?f161 ?f160 ?f162" draw:glue-points="?f163 ?f164 ?f165 ?f164 ?f166 ?f167 ?f168 ?f169 ?f170 ?f171 ?f172 ?f173 ?f174 ?f175 ?f176 ?f177 ?f176 ?f178 ?f166 ?f179 ?f180 ?f179 ?f181 ?f178 ?f181 ?f182 ?f183 ?f182 ?f183 ?f178 ?f184 ?f179 ?f185 ?f179 ?f186 ?f178 ?f186 ?f187 ?f163 ?f187 ?f188 ?f189 ?f188 ?f190 ?f163 ?f164 ?f191 ?f192 ?f193 ?f194 ?f195 ?f164 ?f196 ?f164 ?f191 ?f192 ?f197 ?f198 ?f199 ?f198 ?f199 ?f187 ?f197 ?f187 ?f197 ?f198 ?f183 ?f200 ?f181 ?f200 ?f181 ?f201 ?f183 ?f201 ?f183 ?f200 ?f181 ?f202 ?f181 ?f187 ?f183 ?f187 ?f183 ?f202 ?f181 ?f202 ?f203 ?f198 ?f204 ?f198 ?f204 ?f187 ?f203 ?f187 ?f203 ?f198 ?f205 ?f189 ?f163 ?f206 ?f199 ?f206 ?f199 ?f207 ?f163 ?f207 ?f205 ?f190 ?f205 ?f189"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769"/>
              <draw:equation draw:name="f4" draw:formula="695"/>
              <draw:equation draw:name="f5" draw:formula="229"/>
              <draw:equation draw:name="f6" draw:formula="98"/>
              <draw:equation draw:name="f7" draw:formula="16"/>
              <draw:equation draw:name="f8" draw:formula="97"/>
              <draw:equation draw:name="f9" draw:formula="10"/>
              <draw:equation draw:name="f10" draw:formula="94"/>
              <draw:equation draw:name="f11" draw:formula="6"/>
              <draw:equation draw:name="f12" draw:formula="89"/>
              <draw:equation draw:name="f13" draw:formula="3"/>
              <draw:equation draw:name="f14" draw:formula="84"/>
              <draw:equation draw:name="f15" draw:formula="78"/>
              <draw:equation draw:name="f16" draw:formula="73"/>
              <draw:equation draw:name="f17" draw:formula="2"/>
              <draw:equation draw:name="f18" draw:formula="14"/>
              <draw:equation draw:name="f19" draw:formula="24"/>
              <draw:equation draw:name="f20" draw:formula="5"/>
              <draw:equation draw:name="f21" draw:formula="27"/>
              <draw:equation draw:name="f22" draw:formula="35"/>
              <draw:equation draw:name="f23" draw:formula="1"/>
              <draw:equation draw:name="f24" draw:formula="43"/>
              <draw:equation draw:name="f25" draw:formula="79"/>
              <draw:equation draw:name="f26" draw:formula="715"/>
              <draw:equation draw:name="f27" draw:formula="1405"/>
              <draw:equation draw:name="f28" draw:formula="1416"/>
              <draw:equation draw:name="f29" draw:formula="87"/>
              <draw:equation draw:name="f30" draw:formula="195"/>
              <draw:equation draw:name="f31" draw:formula="205"/>
              <draw:equation draw:name="f32" draw:formula="213"/>
              <draw:equation draw:name="f33" draw:formula="1045"/>
              <draw:equation draw:name="f34" draw:formula="619"/>
              <draw:equation draw:name="f35" draw:formula="627"/>
              <draw:equation draw:name="f36" draw:formula="638"/>
              <draw:equation draw:name="f37" draw:formula="735"/>
              <draw:equation draw:name="f38" draw:formula="745"/>
              <draw:equation draw:name="f39" draw:formula="753"/>
              <draw:equation draw:name="f40" draw:formula="858"/>
              <draw:equation draw:name="f41" draw:formula="802"/>
              <draw:equation draw:name="f42" draw:formula="832"/>
              <draw:equation draw:name="f43" draw:formula="800"/>
              <draw:equation draw:name="f44" draw:formula="721"/>
              <draw:equation draw:name="f45" draw:formula="40"/>
              <draw:equation draw:name="f46" draw:formula="54"/>
              <draw:equation draw:name="f47" draw:formula="65"/>
              <draw:equation draw:name="f48" draw:formula="45"/>
              <draw:equation draw:name="f49" draw:formula="191"/>
              <draw:equation draw:name="f50" draw:formula="115"/>
              <draw:equation draw:name="f51" draw:formula="176"/>
              <draw:equation draw:name="f52" draw:formula="1386"/>
              <draw:equation draw:name="f53" draw:formula="117"/>
              <draw:equation draw:name="f54" draw:formula="1008"/>
              <draw:equation draw:name="f55" draw:formula="968"/>
              <draw:equation draw:name="f56" draw:formula="931"/>
              <draw:equation draw:name="f57" draw:formula="716"/>
              <draw:equation draw:name="f58" draw:formula="657"/>
              <draw:equation draw:name="f59" draw:formula="790"/>
              <draw:equation draw:name="f60" draw:formula="811"/>
              <draw:equation draw:name="f61" draw:formula="781"/>
              <draw:equation draw:name="f62" draw:formula="820"/>
              <draw:equation draw:name="f63" draw:formula="733"/>
              <draw:equation draw:name="f64" draw:formula="742"/>
              <draw:equation draw:name="f65" draw:formula="?f2 - ?f0"/>
              <draw:equation draw:name="f66" draw:formula="?f1 - ?f0"/>
              <draw:equation draw:name="f67" draw:formula="?f66 / 828"/>
              <draw:equation draw:name="f68" draw:formula="?f65 / 1424"/>
              <draw:equation draw:name="f69" draw:formula="769 * ?f66"/>
              <draw:equation draw:name="f70" draw:formula="695 * ?f65"/>
              <draw:equation draw:name="f71" draw:formula="229 * ?f66"/>
              <draw:equation draw:name="f72" draw:formula="98 * ?f66"/>
              <draw:equation draw:name="f73" draw:formula="16 * ?f65"/>
              <draw:equation draw:name="f74" draw:formula="89 * ?f66"/>
              <draw:equation draw:name="f75" draw:formula="3 * ?f65"/>
              <draw:equation draw:name="f76" draw:formula="73 * ?f66"/>
              <draw:equation draw:name="f77" draw:formula="2 * ?f65"/>
              <draw:equation draw:name="f78" draw:formula="14 * ?f66"/>
              <draw:equation draw:name="f79" draw:formula="24 * ?f65"/>
              <draw:equation draw:name="f80" draw:formula="1 * ?f66"/>
              <draw:equation draw:name="f81" draw:formula="43 * ?f65"/>
              <draw:equation draw:name="f82" draw:formula="79 * ?f66"/>
              <draw:equation draw:name="f83" draw:formula="715 * ?f65"/>
              <draw:equation draw:name="f84" draw:formula="1405 * ?f65"/>
              <draw:equation draw:name="f85" draw:formula="1424 * ?f65"/>
              <draw:equation draw:name="f86" draw:formula="195 * ?f66"/>
              <draw:equation draw:name="f87" draw:formula="213 * ?f66"/>
              <draw:equation draw:name="f88" draw:formula="1045 * ?f65"/>
              <draw:equation draw:name="f89" draw:formula="619 * ?f66"/>
              <draw:equation draw:name="f90" draw:formula="638 * ?f66"/>
              <draw:equation draw:name="f91" draw:formula="735 * ?f66"/>
              <draw:equation draw:name="f92" draw:formula="753 * ?f66"/>
              <draw:equation draw:name="f93" draw:formula="858 * ?f65"/>
              <draw:equation draw:name="f94" draw:formula="828 * ?f66"/>
              <draw:equation draw:name="f95" draw:formula="800 * ?f65"/>
              <draw:equation draw:name="f96" draw:formula="753 * ?f65"/>
              <draw:equation draw:name="f97" draw:formula="40 * ?f66"/>
              <draw:equation draw:name="f98" draw:formula="54 * ?f65"/>
              <draw:equation draw:name="f99" draw:formula="65 * ?f66"/>
              <draw:equation draw:name="f100" draw:formula="45 * ?f65"/>
              <draw:equation draw:name="f101" draw:formula="191 * ?f66"/>
              <draw:equation draw:name="f102" draw:formula="115 * ?f66"/>
              <draw:equation draw:name="f103" draw:formula="176 * ?f66"/>
              <draw:equation draw:name="f104" draw:formula="1386 * ?f65"/>
              <draw:equation draw:name="f105" draw:formula="117 * ?f66"/>
              <draw:equation draw:name="f106" draw:formula="1008 * ?f65"/>
              <draw:equation draw:name="f107" draw:formula="968 * ?f65"/>
              <draw:equation draw:name="f108" draw:formula="931 * ?f65"/>
              <draw:equation draw:name="f109" draw:formula="716 * ?f66"/>
              <draw:equation draw:name="f110" draw:formula="657 * ?f66"/>
              <draw:equation draw:name="f111" draw:formula="790 * ?f66"/>
              <draw:equation draw:name="f112" draw:formula="820 * ?f65"/>
              <draw:equation draw:name="f113" draw:formula="733 * ?f65"/>
              <draw:equation draw:name="f114" draw:formula="?f69 / 828"/>
              <draw:equation draw:name="f115" draw:formula="?f70 / 1424"/>
              <draw:equation draw:name="f116" draw:formula="?f71 / 828"/>
              <draw:equation draw:name="f117" draw:formula="?f72 / 828"/>
              <draw:equation draw:name="f118" draw:formula="?f73 / 1424"/>
              <draw:equation draw:name="f119" draw:formula="?f74 / 828"/>
              <draw:equation draw:name="f120" draw:formula="?f75 / 1424"/>
              <draw:equation draw:name="f121" draw:formula="?f76 / 828"/>
              <draw:equation draw:name="f122" draw:formula="?f77 / 1424"/>
              <draw:equation draw:name="f123" draw:formula="?f78 / 828"/>
              <draw:equation draw:name="f124" draw:formula="?f79 / 1424"/>
              <draw:equation draw:name="f125" draw:formula="?f80 / 828"/>
              <draw:equation draw:name="f126" draw:formula="?f81 / 1424"/>
              <draw:equation draw:name="f127" draw:formula="?f82 / 828"/>
              <draw:equation draw:name="f128" draw:formula="?f83 / 1424"/>
              <draw:equation draw:name="f129" draw:formula="?f84 / 1424"/>
              <draw:equation draw:name="f130" draw:formula="?f85 / 1424"/>
              <draw:equation draw:name="f131" draw:formula="?f86 / 828"/>
              <draw:equation draw:name="f132" draw:formula="?f87 / 828"/>
              <draw:equation draw:name="f133" draw:formula="?f88 / 1424"/>
              <draw:equation draw:name="f134" draw:formula="?f89 / 828"/>
              <draw:equation draw:name="f135" draw:formula="?f90 / 828"/>
              <draw:equation draw:name="f136" draw:formula="?f91 / 828"/>
              <draw:equation draw:name="f137" draw:formula="?f92 / 828"/>
              <draw:equation draw:name="f138" draw:formula="?f93 / 1424"/>
              <draw:equation draw:name="f139" draw:formula="?f94 / 828"/>
              <draw:equation draw:name="f140" draw:formula="?f95 / 1424"/>
              <draw:equation draw:name="f141" draw:formula="?f96 / 1424"/>
              <draw:equation draw:name="f142" draw:formula="?f97 / 828"/>
              <draw:equation draw:name="f143" draw:formula="?f98 / 1424"/>
              <draw:equation draw:name="f144" draw:formula="?f99 / 828"/>
              <draw:equation draw:name="f145" draw:formula="?f100 / 1424"/>
              <draw:equation draw:name="f146" draw:formula="?f101 / 828"/>
              <draw:equation draw:name="f147" draw:formula="?f102 / 828"/>
              <draw:equation draw:name="f148" draw:formula="?f103 / 828"/>
              <draw:equation draw:name="f149" draw:formula="?f104 / 1424"/>
              <draw:equation draw:name="f150" draw:formula="?f105 / 828"/>
              <draw:equation draw:name="f151" draw:formula="?f106 / 1424"/>
              <draw:equation draw:name="f152" draw:formula="?f107 / 1424"/>
              <draw:equation draw:name="f153" draw:formula="?f108 / 1424"/>
              <draw:equation draw:name="f154" draw:formula="?f109 / 828"/>
              <draw:equation draw:name="f155" draw:formula="?f110 / 828"/>
              <draw:equation draw:name="f156" draw:formula="?f111 / 828"/>
              <draw:equation draw:name="f157" draw:formula="?f112 / 1424"/>
              <draw:equation draw:name="f158" draw:formula="?f113 / 1424"/>
              <draw:equation draw:name="f159" draw:formula="0 / ?f67"/>
              <draw:equation draw:name="f160" draw:formula="?f1 / ?f67"/>
              <draw:equation draw:name="f161" draw:formula="0 / ?f68"/>
              <draw:equation draw:name="f162" draw:formula="?f2 / ?f68"/>
              <draw:equation draw:name="f163" draw:formula="?f114 / ?f67"/>
              <draw:equation draw:name="f164" draw:formula="?f115 / ?f68"/>
              <draw:equation draw:name="f165" draw:formula="?f116 / ?f67"/>
              <draw:equation draw:name="f166" draw:formula="?f117 / ?f67"/>
              <draw:equation draw:name="f167" draw:formula="?f118 / ?f68"/>
              <draw:equation draw:name="f168" draw:formula="?f119 / ?f67"/>
              <draw:equation draw:name="f169" draw:formula="?f120 / ?f68"/>
              <draw:equation draw:name="f170" draw:formula="?f121 / ?f67"/>
              <draw:equation draw:name="f171" draw:formula="?f122 / ?f68"/>
              <draw:equation draw:name="f172" draw:formula="?f123 / ?f67"/>
              <draw:equation draw:name="f173" draw:formula="?f124 / ?f68"/>
              <draw:equation draw:name="f174" draw:formula="?f125 / ?f67"/>
              <draw:equation draw:name="f175" draw:formula="?f126 / ?f68"/>
              <draw:equation draw:name="f176" draw:formula="?f127 / ?f67"/>
              <draw:equation draw:name="f177" draw:formula="?f128 / ?f68"/>
              <draw:equation draw:name="f178" draw:formula="?f129 / ?f68"/>
              <draw:equation draw:name="f179" draw:formula="?f130 / ?f68"/>
              <draw:equation draw:name="f180" draw:formula="?f131 / ?f67"/>
              <draw:equation draw:name="f181" draw:formula="?f132 / ?f67"/>
              <draw:equation draw:name="f182" draw:formula="?f133 / ?f68"/>
              <draw:equation draw:name="f183" draw:formula="?f134 / ?f67"/>
              <draw:equation draw:name="f184" draw:formula="?f135 / ?f67"/>
              <draw:equation draw:name="f185" draw:formula="?f136 / ?f67"/>
              <draw:equation draw:name="f186" draw:formula="?f137 / ?f67"/>
              <draw:equation draw:name="f187" draw:formula="?f138 / ?f68"/>
              <draw:equation draw:name="f188" draw:formula="?f139 / ?f67"/>
              <draw:equation draw:name="f189" draw:formula="?f140 / ?f68"/>
              <draw:equation draw:name="f190" draw:formula="?f141 / ?f68"/>
              <draw:equation draw:name="f191" draw:formula="?f142 / ?f67"/>
              <draw:equation draw:name="f192" draw:formula="?f143 / ?f68"/>
              <draw:equation draw:name="f193" draw:formula="?f144 / ?f67"/>
              <draw:equation draw:name="f194" draw:formula="?f145 / ?f68"/>
              <draw:equation draw:name="f195" draw:formula="?f146 / ?f67"/>
              <draw:equation draw:name="f196" draw:formula="?f147 / ?f67"/>
              <draw:equation draw:name="f197" draw:formula="?f148 / ?f67"/>
              <draw:equation draw:name="f198" draw:formula="?f149 / ?f68"/>
              <draw:equation draw:name="f199" draw:formula="?f150 / ?f67"/>
              <draw:equation draw:name="f200" draw:formula="?f151 / ?f68"/>
              <draw:equation draw:name="f201" draw:formula="?f152 / ?f68"/>
              <draw:equation draw:name="f202" draw:formula="?f153 / ?f68"/>
              <draw:equation draw:name="f203" draw:formula="?f154 / ?f67"/>
              <draw:equation draw:name="f204" draw:formula="?f155 / ?f67"/>
              <draw:equation draw:name="f205" draw:formula="?f156 / ?f67"/>
              <draw:equation draw:name="f206" draw:formula="?f157 / ?f68"/>
              <draw:equation draw:name="f207" draw:formula="?f158 / ?f68"/>
            </draw:enhanced-geometry>
          </draw:custom-shape>
          <draw:custom-shape svg:x="5.43979in" svg:y="5.88859in" svg:width="0.06405in" svg:height="0.06002in" draw:id="id182" draw:style-name="a1032" draw:name="Rectangle 31">
            <svg:title/>
            <svg:desc/>
            <text:p text:style-name="a1031" text:class-names="" text:cond-style-name=""><text:span text:style-name="a1030" text:class-names=""/></text:p>
            <draw:enhanced-geometry xmlns:dr3d="urn:oasis:names:tc:opendocument:xmlns:dr3d:1.0" draw:type="non-primitive" svg:viewBox="0 0 21600 21600" draw:enhanced-path="M 0 0 L 21600 0 21600 21600 0 21600 Z N"/>
          </draw:custom-shape>
          <draw:custom-shape svg:x="5.41987in" svg:y="5.86904in" svg:width="0.1039in" svg:height="0.07956in" draw:id="id183" draw:style-name="a1035" draw:name="Freeform 32">
            <svg:title/>
            <svg:desc/>
            <text:p text:style-name="a1034" text:class-names="" text:cond-style-name=""><text:span text:style-name="a1033" text:class-names=""/></text:p>
            <draw:enhanced-geometry xmlns:dr3d="urn:oasis:names:tc:opendocument:xmlns:dr3d:1.0" draw:type="non-primitive" svg:viewBox="0 0 73 57" draw:enhanced-path="M ?f1 ?f0 L ?f0 ?f0 ?f0 ?f2 ?f3 ?f2 ?f3 ?f3 ?f4 ?f3 ?f4 ?f2 ?f1 ?f2 ?f1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14"/>
              <draw:equation draw:name="f4" draw:formula="59"/>
              <draw:equation draw:name="f5" draw:formula="?f2 - ?f0"/>
              <draw:equation draw:name="f6" draw:formula="?f1 - ?f0"/>
              <draw:equation draw:name="f7" draw:formula="?f6 / 73"/>
              <draw:equation draw:name="f8" draw:formula="?f5 / 57"/>
              <draw:equation draw:name="f9" draw:formula="73 * ?f6"/>
              <draw:equation draw:name="f10" draw:formula="0 * ?f5"/>
              <draw:equation draw:name="f11" draw:formula="0 * ?f6"/>
              <draw:equation draw:name="f12" draw:formula="57 * ?f5"/>
              <draw:equation draw:name="f13" draw:formula="14 * ?f6"/>
              <draw:equation draw:name="f14" draw:formula="14 * ?f5"/>
              <draw:equation draw:name="f15" draw:formula="59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6.02192in" svg:y="5.88859in" svg:width="0.06262in" svg:height="0.06002in" draw:id="id184" draw:style-name="a1038" draw:name="Rectangle 33">
            <svg:title/>
            <svg:desc/>
            <text:p text:style-name="a1037" text:class-names="" text:cond-style-name=""><text:span text:style-name="a1036" text:class-names=""/></text:p>
            <draw:enhanced-geometry xmlns:dr3d="urn:oasis:names:tc:opendocument:xmlns:dr3d:1.0" draw:type="non-primitive" svg:viewBox="0 0 21600 21600" draw:enhanced-path="M 0 0 L 21600 0 21600 21600 0 21600 Z N"/>
          </draw:custom-shape>
          <draw:custom-shape svg:x="6.00057in" svg:y="5.86904in" svg:width="0.10532in" svg:height="0.07956in" draw:id="id185" draw:style-name="a1041" draw:name="Freeform 34">
            <svg:title/>
            <svg:desc/>
            <text:p text:style-name="a1040" text:class-names="" text:cond-style-name=""><text:span text:style-name="a1039" text:class-names=""/></text:p>
            <draw:enhanced-geometry xmlns:dr3d="urn:oasis:names:tc:opendocument:xmlns:dr3d:1.0" draw:type="non-primitive" svg:viewBox="0 0 74 57" draw:enhanced-path="M ?f1 ?f0 L ?f0 ?f0 ?f0 ?f2 ?f3 ?f2 ?f3 ?f4 ?f5 ?f4 ?f5 ?f2 ?f1 ?f2 ?f1 ?f0 Z N" draw:text-areas="?f24 ?f26 ?f25 ?f27" draw:glue-points="?f28 ?f29 ?f30 ?f29 ?f30 ?f31 ?f32 ?f31 ?f32 ?f33 ?f34 ?f33 ?f34 ?f31 ?f28 ?f31 ?f28 ?f29" draw:glue-point-leaving-directions="-90, -90, -90, -90, -90, -90, -90, -90, -90">
              <draw:equation draw:name="f0" draw:formula="0"/>
              <draw:equation draw:name="f1" draw:formula="74"/>
              <draw:equation draw:name="f2" draw:formula="57"/>
              <draw:equation draw:name="f3" draw:formula="15"/>
              <draw:equation draw:name="f4" draw:formula="14"/>
              <draw:equation draw:name="f5" draw:formula="59"/>
              <draw:equation draw:name="f6" draw:formula="?f2 - ?f0"/>
              <draw:equation draw:name="f7" draw:formula="?f1 - ?f0"/>
              <draw:equation draw:name="f8" draw:formula="?f7 / 74"/>
              <draw:equation draw:name="f9" draw:formula="?f6 / 57"/>
              <draw:equation draw:name="f10" draw:formula="74 * ?f7"/>
              <draw:equation draw:name="f11" draw:formula="0 * ?f6"/>
              <draw:equation draw:name="f12" draw:formula="0 * ?f7"/>
              <draw:equation draw:name="f13" draw:formula="57 * ?f6"/>
              <draw:equation draw:name="f14" draw:formula="15 * ?f7"/>
              <draw:equation draw:name="f15" draw:formula="14 * ?f6"/>
              <draw:equation draw:name="f16" draw:formula="59 * ?f7"/>
              <draw:equation draw:name="f17" draw:formula="?f10 / 74"/>
              <draw:equation draw:name="f18" draw:formula="?f11 / 57"/>
              <draw:equation draw:name="f19" draw:formula="?f12 / 74"/>
              <draw:equation draw:name="f20" draw:formula="?f13 / 57"/>
              <draw:equation draw:name="f21" draw:formula="?f14 / 74"/>
              <draw:equation draw:name="f22" draw:formula="?f15 / 57"/>
              <draw:equation draw:name="f23" draw:formula="?f16 / 74"/>
              <draw:equation draw:name="f24" draw:formula="0 / ?f8"/>
              <draw:equation draw:name="f25" draw:formula="?f1 / ?f8"/>
              <draw:equation draw:name="f26" draw:formula="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x="7.14774in" svg:y="2.29024in" svg:width="0.76573in" svg:height="0.1312in" draw:id="id186" draw:style-name="a1044" draw:name="Freeform 35">
            <svg:title/>
            <svg:desc/>
            <text:p text:style-name="a1043" text:class-names="" text:cond-style-name=""><text:span text:style-name="a1042" text:class-names=""/></text:p>
            <draw:enhanced-geometry xmlns:dr3d="urn:oasis:names:tc:opendocument:xmlns:dr3d:1.0" draw:type="non-primitive" svg:viewBox="0 0 711 125" draw:enhanced-path="M ?f0 ?f3 L ?f0 ?f4 C ?f0 ?f5 ?f6 ?f2 ?f3 ?f2 L ?f7 ?f2 ?f1 ?f2 ?f1 ?f0 ?f3 ?f0 C ?f6 ?f0 ?f0 ?f8 ?f0 ?f3 Z N" draw:text-areas="?f29 ?f31 ?f30 ?f32" draw:glue-points="?f33 ?f34 ?f33 ?f35 ?f36 ?f37 ?f38 ?f37 ?f39 ?f37 ?f39 ?f40 ?f36 ?f40 ?f33 ?f34"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18"/>
              <draw:equation draw:name="f7" draw:formula="74"/>
              <draw:equation draw:name="f8" draw:formula="17"/>
              <draw:equation draw:name="f9" draw:formula="?f2 - ?f0"/>
              <draw:equation draw:name="f10" draw:formula="?f1 - ?f0"/>
              <draw:equation draw:name="f11" draw:formula="?f10 / 711"/>
              <draw:equation draw:name="f12" draw:formula="?f9 / 125"/>
              <draw:equation draw:name="f13" draw:formula="0 * ?f10"/>
              <draw:equation draw:name="f14" draw:formula="39 * ?f9"/>
              <draw:equation draw:name="f15" draw:formula="86 * ?f9"/>
              <draw:equation draw:name="f16" draw:formula="39 * ?f10"/>
              <draw:equation draw:name="f17" draw:formula="125 * ?f9"/>
              <draw:equation draw:name="f18" draw:formula="74 * ?f10"/>
              <draw:equation draw:name="f19" draw:formula="711 * ?f10"/>
              <draw:equation draw:name="f20" draw:formula="0 * ?f9"/>
              <draw:equation draw:name="f21" draw:formula="?f13 / 711"/>
              <draw:equation draw:name="f22" draw:formula="?f14 / 125"/>
              <draw:equation draw:name="f23" draw:formula="?f15 / 125"/>
              <draw:equation draw:name="f24" draw:formula="?f16 / 711"/>
              <draw:equation draw:name="f25" draw:formula="?f17 / 125"/>
              <draw:equation draw:name="f26" draw:formula="?f18 / 711"/>
              <draw:equation draw:name="f27" draw:formula="?f19 / 711"/>
              <draw:equation draw:name="f28" draw:formula="?f20 / 125"/>
              <draw:equation draw:name="f29" draw:formula="0 / ?f11"/>
              <draw:equation draw:name="f30" draw:formula="?f1 / ?f11"/>
              <draw:equation draw:name="f31" draw:formula="0 / ?f12"/>
              <draw:equation draw:name="f32" draw:formula="?f2 / ?f12"/>
              <draw:equation draw:name="f33" draw:formula="?f21 / ?f11"/>
              <draw:equation draw:name="f34" draw:formula="?f22 / ?f12"/>
              <draw:equation draw:name="f35" draw:formula="?f23 / ?f12"/>
              <draw:equation draw:name="f36" draw:formula="?f24 / ?f11"/>
              <draw:equation draw:name="f37" draw:formula="?f25 / ?f12"/>
              <draw:equation draw:name="f38" draw:formula="?f26 / ?f11"/>
              <draw:equation draw:name="f39" draw:formula="?f27 / ?f11"/>
              <draw:equation draw:name="f40" draw:formula="?f28 / ?f12"/>
            </draw:enhanced-geometry>
          </draw:custom-shape>
          <draw:custom-shape svg:x="7.22744in" svg:y="2.42144in" svg:width="0.1039in" svg:height="0.5974in" draw:id="id187" draw:style-name="a1047" draw:name="Rectangle 36">
            <svg:title/>
            <svg:desc/>
            <text:p text:style-name="a1046" text:class-names="" text:cond-style-name=""><text:span text:style-name="a1045" text:class-names=""/></text:p>
            <draw:enhanced-geometry xmlns:dr3d="urn:oasis:names:tc:opendocument:xmlns:dr3d:1.0" draw:type="non-primitive" svg:viewBox="0 0 21600 21600" draw:enhanced-path="M 0 0 L 21600 0 21600 21600 0 21600 Z N"/>
          </draw:custom-shape>
          <draw:custom-shape svg:x="7.33134in" svg:y="2.53729in" svg:width="0.47822in" svg:height="0.08235in" draw:id="id188" draw:style-name="a1050" draw:name="Rectangle 37">
            <svg:title/>
            <svg:desc/>
            <text:p text:style-name="a1049" text:class-names="" text:cond-style-name=""><text:span text:style-name="a1048" text:class-names=""/></text:p>
            <draw:enhanced-geometry xmlns:dr3d="urn:oasis:names:tc:opendocument:xmlns:dr3d:1.0" draw:type="non-primitive" svg:viewBox="0 0 21600 21600" draw:enhanced-path="M 0 0 L 21600 0 21600 21600 0 21600 Z N"/>
          </draw:custom-shape>
          <draw:custom-shape svg:x="7.80957in" svg:y="2.42144in" svg:width="0.1039in" svg:height="0.5974in" draw:id="id189" draw:style-name="a1053" draw:name="Rectangle 38">
            <svg:title/>
            <svg:desc/>
            <text:p text:style-name="a1052" text:class-names="" text:cond-style-name=""><text:span text:style-name="a1051" text:class-names=""/></text:p>
            <draw:enhanced-geometry xmlns:dr3d="urn:oasis:names:tc:opendocument:xmlns:dr3d:1.0" draw:type="non-primitive" svg:viewBox="0 0 21600 21600" draw:enhanced-path="M 0 0 L 21600 0 21600 21600 0 21600 Z N"/>
          </draw:custom-shape>
          <draw:custom-shape svg:x="7.78964in" svg:y="1.55605in" svg:width="0.21065in" svg:height="0.73419in" draw:id="id190" draw:style-name="a1056" draw:name="Freeform 39">
            <svg:title/>
            <svg:desc/>
            <text:p text:style-name="a1055" text:class-names="" text:cond-style-name=""><text:span text:style-name="a1054" text:class-names=""/></text:p>
            <draw:enhanced-geometry xmlns:dr3d="urn:oasis:names:tc:opendocument:xmlns:dr3d:1.0" draw:type="non-primitive" svg:viewBox="0 0 196 695" draw:enhanced-path="M ?f3 ?f2 L ?f1 ?f0 ?f4 ?f0 ?f0 ?f2 ?f3 ?f2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115"/>
              <draw:equation draw:name="f4" draw:formula="133"/>
              <draw:equation draw:name="f5" draw:formula="?f2 - ?f0"/>
              <draw:equation draw:name="f6" draw:formula="?f1 - ?f0"/>
              <draw:equation draw:name="f7" draw:formula="?f6 / 196"/>
              <draw:equation draw:name="f8" draw:formula="?f5 / 695"/>
              <draw:equation draw:name="f9" draw:formula="115 * ?f6"/>
              <draw:equation draw:name="f10" draw:formula="695 * ?f5"/>
              <draw:equation draw:name="f11" draw:formula="196 * ?f6"/>
              <draw:equation draw:name="f12" draw:formula="0 * ?f5"/>
              <draw:equation draw:name="f13" draw:formula="133 * ?f6"/>
              <draw:equation draw:name="f14" draw:formula="0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7.12781in" svg:y="1.53651in" svg:width="0.89098in" svg:height="1.50187in" draw:id="id191" draw:style-name="a1059" draw:name="Freeform 40">
            <svg:title/>
            <svg:desc/>
            <text:p text:style-name="a1058" text:class-names="" text:cond-style-name=""><text:span text:style-name="a1057" text:class-names=""/></text:p>
            <draw:enhanced-geometry xmlns:dr3d="urn:oasis:names:tc:opendocument:xmlns:dr3d:1.0" draw:type="non-primitive" svg:viewBox="0 0 828 1424" draw:enhanced-path="M ?f3 ?f4 L ?f5 ?f4 ?f6 ?f7 C ?f8 ?f9 ?f10 ?f11 ?f12 ?f13 ?f14 ?f0 ?f15 ?f0 ?f16 ?f17 L ?f18 ?f19 C ?f20 ?f21 ?f1 ?f22 ?f23 ?f24 L ?f25 ?f26 ?f25 ?f27 C ?f25 ?f28 ?f29 ?f2 ?f6 ?f2 L ?f30 ?f2 C ?f31 ?f2 ?f32 ?f28 ?f32 ?f27 L ?f32 ?f33 ?f34 ?f33 ?f34 ?f27 C ?f34 ?f28 ?f35 ?f2 ?f36 ?f2 L ?f37 ?f2 C ?f38 ?f2 ?f39 ?f28 ?f39 ?f27 L ?f39 ?f40 ?f3 ?f40 C ?f41 ?f40 ?f0 ?f42 ?f0 ?f43 L ?f0 ?f44 C ?f0 ?f45 ?f41 ?f4 ?f3 ?f4 Z M ?f46 ?f47 L ?f48 ?f49 ?f50 ?f4 ?f51 ?f4 ?f46 ?f47 M ?f52 ?f53 L ?f54 ?f53 ?f54 ?f40 ?f52 ?f40 ?f52 ?f53 Z M ?f34 ?f55 L ?f32 ?f55 ?f32 ?f56 ?f34 ?f56 ?f34 ?f55 Z M ?f32 ?f57 L ?f32 ?f40 ?f34 ?f40 ?f34 ?f57 ?f32 ?f57 Z M ?f58 ?f53 L ?f59 ?f53 ?f59 ?f40 ?f58 ?f40 ?f58 ?f53 Z M ?f60 ?f43 C ?f60 ?f61 ?f62 ?f63 ?f3 ?f63 L ?f54 ?f63 ?f54 ?f64 ?f3 ?f64 C ?f62 ?f64 ?f60 ?f65 ?f60 ?f44 L ?f60 ?f43 Z N" draw:text-areas="?f160 ?f162 ?f161 ?f163" draw:glue-points="?f164 ?f165 ?f166 ?f165 ?f167 ?f168 ?f169 ?f170 ?f171 ?f172 ?f173 ?f174 ?f175 ?f176 ?f177 ?f178 ?f177 ?f179 ?f167 ?f180 ?f181 ?f180 ?f182 ?f179 ?f182 ?f183 ?f184 ?f183 ?f184 ?f179 ?f185 ?f180 ?f186 ?f180 ?f187 ?f179 ?f187 ?f188 ?f164 ?f188 ?f189 ?f190 ?f189 ?f191 ?f164 ?f165 ?f192 ?f193 ?f194 ?f195 ?f196 ?f165 ?f197 ?f165 ?f192 ?f193 ?f198 ?f199 ?f200 ?f199 ?f200 ?f188 ?f198 ?f188 ?f198 ?f199 ?f184 ?f201 ?f182 ?f201 ?f182 ?f202 ?f184 ?f202 ?f184 ?f201 ?f182 ?f203 ?f182 ?f188 ?f184 ?f188 ?f184 ?f203 ?f182 ?f203 ?f204 ?f199 ?f205 ?f199 ?f205 ?f188 ?f204 ?f188 ?f204 ?f199 ?f206 ?f190 ?f164 ?f207 ?f200 ?f207 ?f200 ?f208 ?f164 ?f208 ?f206 ?f191 ?f206 ?f190"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58"/>
              <draw:equation draw:name="f4" draw:formula="695"/>
              <draw:equation draw:name="f5" draw:formula="599"/>
              <draw:equation draw:name="f6" draw:formula="730"/>
              <draw:equation draw:name="f7" draw:formula="16"/>
              <draw:equation draw:name="f8" draw:formula="731"/>
              <draw:equation draw:name="f9" draw:formula="10"/>
              <draw:equation draw:name="f10" draw:formula="734"/>
              <draw:equation draw:name="f11" draw:formula="6"/>
              <draw:equation draw:name="f12" draw:formula="739"/>
              <draw:equation draw:name="f13" draw:formula="3"/>
              <draw:equation draw:name="f14" draw:formula="744"/>
              <draw:equation draw:name="f15" draw:formula="750"/>
              <draw:equation draw:name="f16" draw:formula="755"/>
              <draw:equation draw:name="f17" draw:formula="2"/>
              <draw:equation draw:name="f18" draw:formula="814"/>
              <draw:equation draw:name="f19" draw:formula="24"/>
              <draw:equation draw:name="f20" draw:formula="823"/>
              <draw:equation draw:name="f21" draw:formula="27"/>
              <draw:equation draw:name="f22" draw:formula="35"/>
              <draw:equation draw:name="f23" draw:formula="827"/>
              <draw:equation draw:name="f24" draw:formula="43"/>
              <draw:equation draw:name="f25" draw:formula="749"/>
              <draw:equation draw:name="f26" draw:formula="715"/>
              <draw:equation draw:name="f27" draw:formula="1405"/>
              <draw:equation draw:name="f28" draw:formula="1416"/>
              <draw:equation draw:name="f29" draw:formula="740"/>
              <draw:equation draw:name="f30" draw:formula="633"/>
              <draw:equation draw:name="f31" draw:formula="623"/>
              <draw:equation draw:name="f32" draw:formula="614"/>
              <draw:equation draw:name="f33" draw:formula="1045"/>
              <draw:equation draw:name="f34" draw:formula="209"/>
              <draw:equation draw:name="f35" draw:formula="201"/>
              <draw:equation draw:name="f36" draw:formula="190"/>
              <draw:equation draw:name="f37" draw:formula="93"/>
              <draw:equation draw:name="f38" draw:formula="83"/>
              <draw:equation draw:name="f39" draw:formula="75"/>
              <draw:equation draw:name="f40" draw:formula="858"/>
              <draw:equation draw:name="f41" draw:formula="26"/>
              <draw:equation draw:name="f42" draw:formula="832"/>
              <draw:equation draw:name="f43" draw:formula="800"/>
              <draw:equation draw:name="f44" draw:formula="753"/>
              <draw:equation draw:name="f45" draw:formula="721"/>
              <draw:equation draw:name="f46" draw:formula="787"/>
              <draw:equation draw:name="f47" draw:formula="54"/>
              <draw:equation draw:name="f48" draw:formula="763"/>
              <draw:equation draw:name="f49" draw:formula="45"/>
              <draw:equation draw:name="f50" draw:formula="637"/>
              <draw:equation draw:name="f51" draw:formula="713"/>
              <draw:equation draw:name="f52" draw:formula="652"/>
              <draw:equation draw:name="f53" draw:formula="1386"/>
              <draw:equation draw:name="f54" draw:formula="711"/>
              <draw:equation draw:name="f55" draw:formula="1008"/>
              <draw:equation draw:name="f56" draw:formula="968"/>
              <draw:equation draw:name="f57" draw:formula="930"/>
              <draw:equation draw:name="f58" draw:formula="112"/>
              <draw:equation draw:name="f59" draw:formula="171"/>
              <draw:equation draw:name="f60" draw:formula="38"/>
              <draw:equation draw:name="f61" draw:formula="811"/>
              <draw:equation draw:name="f62" draw:formula="47"/>
              <draw:equation draw:name="f63" draw:formula="820"/>
              <draw:equation draw:name="f64" draw:formula="733"/>
              <draw:equation draw:name="f65" draw:formula="742"/>
              <draw:equation draw:name="f66" draw:formula="?f2 - ?f0"/>
              <draw:equation draw:name="f67" draw:formula="?f1 - ?f0"/>
              <draw:equation draw:name="f68" draw:formula="?f67 / 828"/>
              <draw:equation draw:name="f69" draw:formula="?f66 / 1424"/>
              <draw:equation draw:name="f70" draw:formula="58 * ?f67"/>
              <draw:equation draw:name="f71" draw:formula="695 * ?f66"/>
              <draw:equation draw:name="f72" draw:formula="599 * ?f67"/>
              <draw:equation draw:name="f73" draw:formula="730 * ?f67"/>
              <draw:equation draw:name="f74" draw:formula="16 * ?f66"/>
              <draw:equation draw:name="f75" draw:formula="739 * ?f67"/>
              <draw:equation draw:name="f76" draw:formula="3 * ?f66"/>
              <draw:equation draw:name="f77" draw:formula="755 * ?f67"/>
              <draw:equation draw:name="f78" draw:formula="2 * ?f66"/>
              <draw:equation draw:name="f79" draw:formula="814 * ?f67"/>
              <draw:equation draw:name="f80" draw:formula="24 * ?f66"/>
              <draw:equation draw:name="f81" draw:formula="827 * ?f67"/>
              <draw:equation draw:name="f82" draw:formula="43 * ?f66"/>
              <draw:equation draw:name="f83" draw:formula="749 * ?f67"/>
              <draw:equation draw:name="f84" draw:formula="715 * ?f66"/>
              <draw:equation draw:name="f85" draw:formula="1405 * ?f66"/>
              <draw:equation draw:name="f86" draw:formula="1424 * ?f66"/>
              <draw:equation draw:name="f87" draw:formula="633 * ?f67"/>
              <draw:equation draw:name="f88" draw:formula="614 * ?f67"/>
              <draw:equation draw:name="f89" draw:formula="1045 * ?f66"/>
              <draw:equation draw:name="f90" draw:formula="209 * ?f67"/>
              <draw:equation draw:name="f91" draw:formula="190 * ?f67"/>
              <draw:equation draw:name="f92" draw:formula="93 * ?f67"/>
              <draw:equation draw:name="f93" draw:formula="75 * ?f67"/>
              <draw:equation draw:name="f94" draw:formula="858 * ?f66"/>
              <draw:equation draw:name="f95" draw:formula="0 * ?f67"/>
              <draw:equation draw:name="f96" draw:formula="800 * ?f66"/>
              <draw:equation draw:name="f97" draw:formula="753 * ?f66"/>
              <draw:equation draw:name="f98" draw:formula="787 * ?f67"/>
              <draw:equation draw:name="f99" draw:formula="54 * ?f66"/>
              <draw:equation draw:name="f100" draw:formula="763 * ?f67"/>
              <draw:equation draw:name="f101" draw:formula="45 * ?f66"/>
              <draw:equation draw:name="f102" draw:formula="637 * ?f67"/>
              <draw:equation draw:name="f103" draw:formula="713 * ?f67"/>
              <draw:equation draw:name="f104" draw:formula="652 * ?f67"/>
              <draw:equation draw:name="f105" draw:formula="1386 * ?f66"/>
              <draw:equation draw:name="f106" draw:formula="711 * ?f67"/>
              <draw:equation draw:name="f107" draw:formula="1008 * ?f66"/>
              <draw:equation draw:name="f108" draw:formula="968 * ?f66"/>
              <draw:equation draw:name="f109" draw:formula="930 * ?f66"/>
              <draw:equation draw:name="f110" draw:formula="112 * ?f67"/>
              <draw:equation draw:name="f111" draw:formula="171 * ?f67"/>
              <draw:equation draw:name="f112" draw:formula="38 * ?f67"/>
              <draw:equation draw:name="f113" draw:formula="820 * ?f66"/>
              <draw:equation draw:name="f114" draw:formula="733 * ?f66"/>
              <draw:equation draw:name="f115" draw:formula="?f70 / 828"/>
              <draw:equation draw:name="f116" draw:formula="?f71 / 1424"/>
              <draw:equation draw:name="f117" draw:formula="?f72 / 828"/>
              <draw:equation draw:name="f118" draw:formula="?f73 / 828"/>
              <draw:equation draw:name="f119" draw:formula="?f74 / 1424"/>
              <draw:equation draw:name="f120" draw:formula="?f75 / 828"/>
              <draw:equation draw:name="f121" draw:formula="?f76 / 1424"/>
              <draw:equation draw:name="f122" draw:formula="?f77 / 828"/>
              <draw:equation draw:name="f123" draw:formula="?f78 / 1424"/>
              <draw:equation draw:name="f124" draw:formula="?f79 / 828"/>
              <draw:equation draw:name="f125" draw:formula="?f80 / 1424"/>
              <draw:equation draw:name="f126" draw:formula="?f81 / 828"/>
              <draw:equation draw:name="f127" draw:formula="?f82 / 1424"/>
              <draw:equation draw:name="f128" draw:formula="?f83 / 828"/>
              <draw:equation draw:name="f129" draw:formula="?f84 / 1424"/>
              <draw:equation draw:name="f130" draw:formula="?f85 / 1424"/>
              <draw:equation draw:name="f131" draw:formula="?f86 / 1424"/>
              <draw:equation draw:name="f132" draw:formula="?f87 / 828"/>
              <draw:equation draw:name="f133" draw:formula="?f88 / 828"/>
              <draw:equation draw:name="f134" draw:formula="?f89 / 1424"/>
              <draw:equation draw:name="f135" draw:formula="?f90 / 828"/>
              <draw:equation draw:name="f136" draw:formula="?f91 / 828"/>
              <draw:equation draw:name="f137" draw:formula="?f92 / 828"/>
              <draw:equation draw:name="f138" draw:formula="?f93 / 828"/>
              <draw:equation draw:name="f139" draw:formula="?f94 / 1424"/>
              <draw:equation draw:name="f140" draw:formula="?f95 / 828"/>
              <draw:equation draw:name="f141" draw:formula="?f96 / 1424"/>
              <draw:equation draw:name="f142" draw:formula="?f97 / 1424"/>
              <draw:equation draw:name="f143" draw:formula="?f98 / 828"/>
              <draw:equation draw:name="f144" draw:formula="?f99 / 1424"/>
              <draw:equation draw:name="f145" draw:formula="?f100 / 828"/>
              <draw:equation draw:name="f146" draw:formula="?f101 / 1424"/>
              <draw:equation draw:name="f147" draw:formula="?f102 / 828"/>
              <draw:equation draw:name="f148" draw:formula="?f103 / 828"/>
              <draw:equation draw:name="f149" draw:formula="?f104 / 828"/>
              <draw:equation draw:name="f150" draw:formula="?f105 / 1424"/>
              <draw:equation draw:name="f151" draw:formula="?f106 / 828"/>
              <draw:equation draw:name="f152" draw:formula="?f107 / 1424"/>
              <draw:equation draw:name="f153" draw:formula="?f108 / 1424"/>
              <draw:equation draw:name="f154" draw:formula="?f109 / 1424"/>
              <draw:equation draw:name="f155" draw:formula="?f110 / 828"/>
              <draw:equation draw:name="f156" draw:formula="?f111 / 828"/>
              <draw:equation draw:name="f157" draw:formula="?f112 / 828"/>
              <draw:equation draw:name="f158" draw:formula="?f113 / 1424"/>
              <draw:equation draw:name="f159" draw:formula="?f114 / 1424"/>
              <draw:equation draw:name="f160" draw:formula="0 / ?f68"/>
              <draw:equation draw:name="f161" draw:formula="?f1 / ?f68"/>
              <draw:equation draw:name="f162" draw:formula="0 / ?f69"/>
              <draw:equation draw:name="f163" draw:formula="?f2 / ?f69"/>
              <draw:equation draw:name="f164" draw:formula="?f115 / ?f68"/>
              <draw:equation draw:name="f165" draw:formula="?f116 / ?f69"/>
              <draw:equation draw:name="f166" draw:formula="?f117 / ?f68"/>
              <draw:equation draw:name="f167" draw:formula="?f118 / ?f68"/>
              <draw:equation draw:name="f168" draw:formula="?f119 / ?f69"/>
              <draw:equation draw:name="f169" draw:formula="?f120 / ?f68"/>
              <draw:equation draw:name="f170" draw:formula="?f121 / ?f69"/>
              <draw:equation draw:name="f171" draw:formula="?f122 / ?f68"/>
              <draw:equation draw:name="f172" draw:formula="?f123 / ?f69"/>
              <draw:equation draw:name="f173" draw:formula="?f124 / ?f68"/>
              <draw:equation draw:name="f174" draw:formula="?f125 / ?f69"/>
              <draw:equation draw:name="f175" draw:formula="?f126 / ?f68"/>
              <draw:equation draw:name="f176" draw:formula="?f127 / ?f69"/>
              <draw:equation draw:name="f177" draw:formula="?f128 / ?f68"/>
              <draw:equation draw:name="f178" draw:formula="?f129 / ?f69"/>
              <draw:equation draw:name="f179" draw:formula="?f130 / ?f69"/>
              <draw:equation draw:name="f180" draw:formula="?f131 / ?f69"/>
              <draw:equation draw:name="f181" draw:formula="?f132 / ?f68"/>
              <draw:equation draw:name="f182" draw:formula="?f133 / ?f68"/>
              <draw:equation draw:name="f183" draw:formula="?f134 / ?f69"/>
              <draw:equation draw:name="f184" draw:formula="?f135 / ?f68"/>
              <draw:equation draw:name="f185" draw:formula="?f136 / ?f68"/>
              <draw:equation draw:name="f186" draw:formula="?f137 / ?f68"/>
              <draw:equation draw:name="f187" draw:formula="?f138 / ?f68"/>
              <draw:equation draw:name="f188" draw:formula="?f139 / ?f69"/>
              <draw:equation draw:name="f189" draw:formula="?f140 / ?f68"/>
              <draw:equation draw:name="f190" draw:formula="?f141 / ?f69"/>
              <draw:equation draw:name="f191" draw:formula="?f142 / ?f69"/>
              <draw:equation draw:name="f192" draw:formula="?f143 / ?f68"/>
              <draw:equation draw:name="f193" draw:formula="?f144 / ?f69"/>
              <draw:equation draw:name="f194" draw:formula="?f145 / ?f68"/>
              <draw:equation draw:name="f195" draw:formula="?f146 / ?f69"/>
              <draw:equation draw:name="f196" draw:formula="?f147 / ?f68"/>
              <draw:equation draw:name="f197" draw:formula="?f148 / ?f68"/>
              <draw:equation draw:name="f198" draw:formula="?f149 / ?f68"/>
              <draw:equation draw:name="f199" draw:formula="?f150 / ?f69"/>
              <draw:equation draw:name="f200" draw:formula="?f151 / ?f68"/>
              <draw:equation draw:name="f201" draw:formula="?f152 / ?f69"/>
              <draw:equation draw:name="f202" draw:formula="?f153 / ?f69"/>
              <draw:equation draw:name="f203" draw:formula="?f154 / ?f69"/>
              <draw:equation draw:name="f204" draw:formula="?f155 / ?f68"/>
              <draw:equation draw:name="f205" draw:formula="?f156 / ?f68"/>
              <draw:equation draw:name="f206" draw:formula="?f157 / ?f68"/>
              <draw:equation draw:name="f207" draw:formula="?f158 / ?f69"/>
              <draw:equation draw:name="f208" draw:formula="?f159 / ?f69"/>
            </draw:enhanced-geometry>
          </draw:custom-shape>
          <draw:custom-shape svg:x="7.82949in" svg:y="2.44238in" svg:width="0.06405in" svg:height="0.05862in" draw:id="id192" draw:style-name="a1062" draw:name="Rectangle 41">
            <svg:title/>
            <svg:desc/>
            <text:p text:style-name="a1061" text:class-names="" text:cond-style-name=""><text:span text:style-name="a1060" text:class-names=""/></text:p>
            <draw:enhanced-geometry xmlns:dr3d="urn:oasis:names:tc:opendocument:xmlns:dr3d:1.0" draw:type="non-primitive" svg:viewBox="0 0 21600 21600" draw:enhanced-path="M 0 0 L 21600 0 21600 21600 0 21600 Z N"/>
          </draw:custom-shape>
          <draw:custom-shape svg:x="7.80957in" svg:y="2.42144in" svg:width="0.1039in" svg:height="0.07956in" draw:id="id193" draw:style-name="a1065" draw:name="Freeform 42">
            <svg:title/>
            <svg:desc/>
            <text:p text:style-name="a1064" text:class-names="" text:cond-style-name=""><text:span text:style-name="a1063" text:class-names=""/></text:p>
            <draw:enhanced-geometry xmlns:dr3d="urn:oasis:names:tc:opendocument:xmlns:dr3d:1.0" draw:type="non-primitive" svg:viewBox="0 0 73 57" draw:enhanced-path="M ?f0 ?f0 L ?f1 ?f0 ?f1 ?f2 ?f3 ?f2 ?f3 ?f4 ?f5 ?f4 ?f5 ?f2 ?f0 ?f2 ?f0 ?f0 Z N" draw:text-areas="?f24 ?f26 ?f25 ?f27" draw:glue-points="?f28 ?f29 ?f30 ?f29 ?f30 ?f31 ?f32 ?f31 ?f32 ?f33 ?f34 ?f33 ?f34 ?f31 ?f28 ?f31 ?f28 ?f29" draw:glue-point-leaving-directions="-90, -90, -90, -90, -90, -90, -90, -90, -90">
              <draw:equation draw:name="f0" draw:formula="0"/>
              <draw:equation draw:name="f1" draw:formula="73"/>
              <draw:equation draw:name="f2" draw:formula="57"/>
              <draw:equation draw:name="f3" draw:formula="59"/>
              <draw:equation draw:name="f4" draw:formula="15"/>
              <draw:equation draw:name="f5" draw:formula="14"/>
              <draw:equation draw:name="f6" draw:formula="?f2 - ?f0"/>
              <draw:equation draw:name="f7" draw:formula="?f1 - ?f0"/>
              <draw:equation draw:name="f8" draw:formula="?f7 / 73"/>
              <draw:equation draw:name="f9" draw:formula="?f6 / 57"/>
              <draw:equation draw:name="f10" draw:formula="0 * ?f7"/>
              <draw:equation draw:name="f11" draw:formula="0 * ?f6"/>
              <draw:equation draw:name="f12" draw:formula="73 * ?f7"/>
              <draw:equation draw:name="f13" draw:formula="57 * ?f6"/>
              <draw:equation draw:name="f14" draw:formula="59 * ?f7"/>
              <draw:equation draw:name="f15" draw:formula="15 * ?f6"/>
              <draw:equation draw:name="f16" draw:formula="14 * ?f7"/>
              <draw:equation draw:name="f17" draw:formula="?f10 / 73"/>
              <draw:equation draw:name="f18" draw:formula="?f11 / 57"/>
              <draw:equation draw:name="f19" draw:formula="?f12 / 73"/>
              <draw:equation draw:name="f20" draw:formula="?f13 / 57"/>
              <draw:equation draw:name="f21" draw:formula="?f14 / 73"/>
              <draw:equation draw:name="f22" draw:formula="?f15 / 57"/>
              <draw:equation draw:name="f23" draw:formula="?f16 / 73"/>
              <draw:equation draw:name="f24" draw:formula="0 / ?f8"/>
              <draw:equation draw:name="f25" draw:formula="?f1 / ?f8"/>
              <draw:equation draw:name="f26" draw:formula="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x="7.24737in" svg:y="2.44238in" svg:width="0.06405in" svg:height="0.05862in" draw:id="id194" draw:style-name="a1068" draw:name="Rectangle 43">
            <svg:title/>
            <svg:desc/>
            <text:p text:style-name="a1067" text:class-names="" text:cond-style-name=""><text:span text:style-name="a1066" text:class-names=""/></text:p>
            <draw:enhanced-geometry xmlns:dr3d="urn:oasis:names:tc:opendocument:xmlns:dr3d:1.0" draw:type="non-primitive" svg:viewBox="0 0 21600 21600" draw:enhanced-path="M 0 0 L 21600 0 21600 21600 0 21600 Z N"/>
          </draw:custom-shape>
          <draw:custom-shape svg:x="7.22744in" svg:y="2.42144in" svg:width="0.1039in" svg:height="0.07956in" draw:id="id195" draw:style-name="a1071" draw:name="Freeform 44">
            <svg:title/>
            <svg:desc/>
            <text:p text:style-name="a1070" text:class-names="" text:cond-style-name=""><text:span text:style-name="a1069" text:class-names=""/></text:p>
            <draw:enhanced-geometry xmlns:dr3d="urn:oasis:names:tc:opendocument:xmlns:dr3d:1.0" draw:type="non-primitive" svg:viewBox="0 0 73 57" draw:enhanced-path="M ?f0 ?f0 L ?f1 ?f0 ?f1 ?f2 ?f3 ?f2 ?f3 ?f4 ?f5 ?f4 ?f5 ?f2 ?f0 ?f2 ?f0 ?f0 Z N" draw:text-areas="?f24 ?f26 ?f25 ?f27" draw:glue-points="?f28 ?f29 ?f30 ?f29 ?f30 ?f31 ?f32 ?f31 ?f32 ?f33 ?f34 ?f33 ?f34 ?f31 ?f28 ?f31 ?f28 ?f29" draw:glue-point-leaving-directions="-90, -90, -90, -90, -90, -90, -90, -90, -90">
              <draw:equation draw:name="f0" draw:formula="0"/>
              <draw:equation draw:name="f1" draw:formula="73"/>
              <draw:equation draw:name="f2" draw:formula="57"/>
              <draw:equation draw:name="f3" draw:formula="59"/>
              <draw:equation draw:name="f4" draw:formula="15"/>
              <draw:equation draw:name="f5" draw:formula="14"/>
              <draw:equation draw:name="f6" draw:formula="?f2 - ?f0"/>
              <draw:equation draw:name="f7" draw:formula="?f1 - ?f0"/>
              <draw:equation draw:name="f8" draw:formula="?f7 / 73"/>
              <draw:equation draw:name="f9" draw:formula="?f6 / 57"/>
              <draw:equation draw:name="f10" draw:formula="0 * ?f7"/>
              <draw:equation draw:name="f11" draw:formula="0 * ?f6"/>
              <draw:equation draw:name="f12" draw:formula="73 * ?f7"/>
              <draw:equation draw:name="f13" draw:formula="57 * ?f6"/>
              <draw:equation draw:name="f14" draw:formula="59 * ?f7"/>
              <draw:equation draw:name="f15" draw:formula="15 * ?f6"/>
              <draw:equation draw:name="f16" draw:formula="14 * ?f7"/>
              <draw:equation draw:name="f17" draw:formula="?f10 / 73"/>
              <draw:equation draw:name="f18" draw:formula="?f11 / 57"/>
              <draw:equation draw:name="f19" draw:formula="?f12 / 73"/>
              <draw:equation draw:name="f20" draw:formula="?f13 / 57"/>
              <draw:equation draw:name="f21" draw:formula="?f14 / 73"/>
              <draw:equation draw:name="f22" draw:formula="?f15 / 57"/>
              <draw:equation draw:name="f23" draw:formula="?f16 / 73"/>
              <draw:equation draw:name="f24" draw:formula="0 / ?f8"/>
              <draw:equation draw:name="f25" draw:formula="?f1 / ?f8"/>
              <draw:equation draw:name="f26" draw:formula="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x="7.14774in" svg:y="4.01404in" svg:width="0.76573in" svg:height="0.1312in" draw:id="id196" draw:style-name="a1074" draw:name="Freeform 45">
            <svg:title/>
            <svg:desc/>
            <text:p text:style-name="a1073" text:class-names="" text:cond-style-name=""><text:span text:style-name="a1072" text:class-names=""/></text:p>
            <draw:enhanced-geometry xmlns:dr3d="urn:oasis:names:tc:opendocument:xmlns:dr3d:1.0" draw:type="non-primitive" svg:viewBox="0 0 711 125" draw:enhanced-path="M ?f0 ?f3 L ?f0 ?f4 C ?f0 ?f5 ?f6 ?f2 ?f3 ?f2 L ?f7 ?f2 ?f1 ?f2 ?f1 ?f0 ?f3 ?f0 C ?f6 ?f0 ?f0 ?f8 ?f0 ?f3 Z N" draw:text-areas="?f29 ?f31 ?f30 ?f32" draw:glue-points="?f33 ?f34 ?f33 ?f35 ?f36 ?f37 ?f38 ?f37 ?f39 ?f37 ?f39 ?f40 ?f36 ?f40 ?f33 ?f34"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18"/>
              <draw:equation draw:name="f7" draw:formula="74"/>
              <draw:equation draw:name="f8" draw:formula="17"/>
              <draw:equation draw:name="f9" draw:formula="?f2 - ?f0"/>
              <draw:equation draw:name="f10" draw:formula="?f1 - ?f0"/>
              <draw:equation draw:name="f11" draw:formula="?f10 / 711"/>
              <draw:equation draw:name="f12" draw:formula="?f9 / 125"/>
              <draw:equation draw:name="f13" draw:formula="0 * ?f10"/>
              <draw:equation draw:name="f14" draw:formula="39 * ?f9"/>
              <draw:equation draw:name="f15" draw:formula="86 * ?f9"/>
              <draw:equation draw:name="f16" draw:formula="39 * ?f10"/>
              <draw:equation draw:name="f17" draw:formula="125 * ?f9"/>
              <draw:equation draw:name="f18" draw:formula="74 * ?f10"/>
              <draw:equation draw:name="f19" draw:formula="711 * ?f10"/>
              <draw:equation draw:name="f20" draw:formula="0 * ?f9"/>
              <draw:equation draw:name="f21" draw:formula="?f13 / 711"/>
              <draw:equation draw:name="f22" draw:formula="?f14 / 125"/>
              <draw:equation draw:name="f23" draw:formula="?f15 / 125"/>
              <draw:equation draw:name="f24" draw:formula="?f16 / 711"/>
              <draw:equation draw:name="f25" draw:formula="?f17 / 125"/>
              <draw:equation draw:name="f26" draw:formula="?f18 / 711"/>
              <draw:equation draw:name="f27" draw:formula="?f19 / 711"/>
              <draw:equation draw:name="f28" draw:formula="?f20 / 125"/>
              <draw:equation draw:name="f29" draw:formula="0 / ?f11"/>
              <draw:equation draw:name="f30" draw:formula="?f1 / ?f11"/>
              <draw:equation draw:name="f31" draw:formula="0 / ?f12"/>
              <draw:equation draw:name="f32" draw:formula="?f2 / ?f12"/>
              <draw:equation draw:name="f33" draw:formula="?f21 / ?f11"/>
              <draw:equation draw:name="f34" draw:formula="?f22 / ?f12"/>
              <draw:equation draw:name="f35" draw:formula="?f23 / ?f12"/>
              <draw:equation draw:name="f36" draw:formula="?f24 / ?f11"/>
              <draw:equation draw:name="f37" draw:formula="?f25 / ?f12"/>
              <draw:equation draw:name="f38" draw:formula="?f26 / ?f11"/>
              <draw:equation draw:name="f39" draw:formula="?f27 / ?f11"/>
              <draw:equation draw:name="f40" draw:formula="?f28 / ?f12"/>
            </draw:enhanced-geometry>
          </draw:custom-shape>
          <draw:custom-shape svg:x="7.22744in" svg:y="4.14524in" svg:width="0.1039in" svg:height="0.5974in" draw:id="id197" draw:style-name="a1077" draw:name="Rectangle 46">
            <svg:title/>
            <svg:desc/>
            <text:p text:style-name="a1076" text:class-names="" text:cond-style-name=""><text:span text:style-name="a1075" text:class-names=""/></text:p>
            <draw:enhanced-geometry xmlns:dr3d="urn:oasis:names:tc:opendocument:xmlns:dr3d:1.0" draw:type="non-primitive" svg:viewBox="0 0 21600 21600" draw:enhanced-path="M 0 0 L 21600 0 21600 21600 0 21600 Z N"/>
          </draw:custom-shape>
          <draw:custom-shape svg:x="7.33134in" svg:y="4.26109in" svg:width="0.47822in" svg:height="0.08235in" draw:id="id198" draw:style-name="a1080" draw:name="Rectangle 47">
            <svg:title/>
            <svg:desc/>
            <text:p text:style-name="a1079" text:class-names="" text:cond-style-name=""><text:span text:style-name="a1078" text:class-names=""/></text:p>
            <draw:enhanced-geometry xmlns:dr3d="urn:oasis:names:tc:opendocument:xmlns:dr3d:1.0" draw:type="non-primitive" svg:viewBox="0 0 21600 21600" draw:enhanced-path="M 0 0 L 21600 0 21600 21600 0 21600 Z N"/>
          </draw:custom-shape>
          <draw:custom-shape svg:x="7.80957in" svg:y="4.14524in" svg:width="0.1039in" svg:height="0.5974in" draw:id="id199" draw:style-name="a1083" draw:name="Rectangle 48">
            <svg:title/>
            <svg:desc/>
            <text:p text:style-name="a1082" text:class-names="" text:cond-style-name=""><text:span text:style-name="a1081" text:class-names=""/></text:p>
            <draw:enhanced-geometry xmlns:dr3d="urn:oasis:names:tc:opendocument:xmlns:dr3d:1.0" draw:type="non-primitive" svg:viewBox="0 0 21600 21600" draw:enhanced-path="M 0 0 L 21600 0 21600 21600 0 21600 Z N"/>
          </draw:custom-shape>
          <draw:custom-shape svg:x="7.78964in" svg:y="3.27985in" svg:width="0.21065in" svg:height="0.73419in" draw:id="id200" draw:style-name="a1086" draw:name="Freeform 49">
            <svg:title/>
            <svg:desc/>
            <text:p text:style-name="a1085" text:class-names="" text:cond-style-name=""><text:span text:style-name="a1084" text:class-names=""/></text:p>
            <draw:enhanced-geometry xmlns:dr3d="urn:oasis:names:tc:opendocument:xmlns:dr3d:1.0" draw:type="non-primitive" svg:viewBox="0 0 196 695" draw:enhanced-path="M ?f3 ?f0 L ?f0 ?f2 ?f4 ?f2 ?f1 ?f0 ?f3 ?f0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133"/>
              <draw:equation draw:name="f4" draw:formula="115"/>
              <draw:equation draw:name="f5" draw:formula="?f2 - ?f0"/>
              <draw:equation draw:name="f6" draw:formula="?f1 - ?f0"/>
              <draw:equation draw:name="f7" draw:formula="?f6 / 196"/>
              <draw:equation draw:name="f8" draw:formula="?f5 / 695"/>
              <draw:equation draw:name="f9" draw:formula="133 * ?f6"/>
              <draw:equation draw:name="f10" draw:formula="0 * ?f5"/>
              <draw:equation draw:name="f11" draw:formula="0 * ?f6"/>
              <draw:equation draw:name="f12" draw:formula="695 * ?f5"/>
              <draw:equation draw:name="f13" draw:formula="115 * ?f6"/>
              <draw:equation draw:name="f14" draw:formula="196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7.12781in" svg:y="3.26031in" svg:width="0.89098in" svg:height="1.50187in" draw:id="id201" draw:style-name="a1089" draw:name="Freeform 50">
            <svg:title/>
            <svg:desc/>
            <text:p text:style-name="a1088" text:class-names="" text:cond-style-name=""><text:span text:style-name="a1087" text:class-names=""/></text:p>
            <draw:enhanced-geometry xmlns:dr3d="urn:oasis:names:tc:opendocument:xmlns:dr3d:1.0" draw:type="non-primitive" svg:viewBox="0 0 828 1424" draw:enhanced-path="M ?f3 ?f4 L ?f5 ?f4 ?f6 ?f7 C ?f8 ?f9 ?f10 ?f11 ?f12 ?f13 ?f14 ?f0 ?f15 ?f0 ?f16 ?f17 L ?f18 ?f19 C ?f20 ?f21 ?f1 ?f22 ?f23 ?f24 L ?f25 ?f26 ?f25 ?f27 C ?f25 ?f28 ?f29 ?f2 ?f6 ?f2 L ?f30 ?f2 C ?f31 ?f2 ?f32 ?f28 ?f32 ?f27 L ?f32 ?f33 ?f34 ?f33 ?f34 ?f27 C ?f34 ?f28 ?f35 ?f2 ?f36 ?f2 L ?f37 ?f2 C ?f38 ?f2 ?f39 ?f28 ?f39 ?f27 L ?f39 ?f40 ?f3 ?f40 C ?f41 ?f40 ?f0 ?f42 ?f0 ?f43 L ?f0 ?f44 C ?f0 ?f45 ?f41 ?f4 ?f3 ?f4 Z M ?f46 ?f47 L ?f48 ?f49 ?f50 ?f4 ?f51 ?f4 ?f46 ?f47 M ?f52 ?f53 L ?f54 ?f53 ?f54 ?f40 ?f52 ?f40 ?f52 ?f53 Z M ?f34 ?f55 L ?f32 ?f55 ?f32 ?f56 ?f34 ?f56 ?f34 ?f55 Z M ?f32 ?f57 L ?f32 ?f40 ?f34 ?f40 ?f34 ?f57 ?f32 ?f57 Z M ?f58 ?f53 L ?f59 ?f53 ?f59 ?f40 ?f58 ?f40 ?f58 ?f53 Z M ?f60 ?f43 C ?f60 ?f61 ?f62 ?f63 ?f3 ?f63 L ?f54 ?f63 ?f54 ?f64 ?f3 ?f64 C ?f62 ?f64 ?f60 ?f65 ?f60 ?f44 L ?f60 ?f43 Z N" draw:text-areas="?f160 ?f162 ?f161 ?f163" draw:glue-points="?f164 ?f165 ?f166 ?f165 ?f167 ?f168 ?f169 ?f170 ?f171 ?f172 ?f173 ?f174 ?f175 ?f176 ?f177 ?f178 ?f177 ?f179 ?f167 ?f180 ?f181 ?f180 ?f182 ?f179 ?f182 ?f183 ?f184 ?f183 ?f184 ?f179 ?f185 ?f180 ?f186 ?f180 ?f187 ?f179 ?f187 ?f188 ?f164 ?f188 ?f189 ?f190 ?f189 ?f191 ?f164 ?f165 ?f192 ?f193 ?f194 ?f195 ?f196 ?f165 ?f197 ?f165 ?f192 ?f193 ?f198 ?f199 ?f200 ?f199 ?f200 ?f188 ?f198 ?f188 ?f198 ?f199 ?f184 ?f201 ?f182 ?f201 ?f182 ?f202 ?f184 ?f202 ?f184 ?f201 ?f182 ?f203 ?f182 ?f188 ?f184 ?f188 ?f184 ?f203 ?f182 ?f203 ?f204 ?f199 ?f205 ?f199 ?f205 ?f188 ?f204 ?f188 ?f204 ?f199 ?f206 ?f190 ?f164 ?f207 ?f200 ?f207 ?f200 ?f208 ?f164 ?f208 ?f206 ?f191 ?f206 ?f190"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58"/>
              <draw:equation draw:name="f4" draw:formula="695"/>
              <draw:equation draw:name="f5" draw:formula="599"/>
              <draw:equation draw:name="f6" draw:formula="730"/>
              <draw:equation draw:name="f7" draw:formula="16"/>
              <draw:equation draw:name="f8" draw:formula="731"/>
              <draw:equation draw:name="f9" draw:formula="10"/>
              <draw:equation draw:name="f10" draw:formula="734"/>
              <draw:equation draw:name="f11" draw:formula="6"/>
              <draw:equation draw:name="f12" draw:formula="739"/>
              <draw:equation draw:name="f13" draw:formula="3"/>
              <draw:equation draw:name="f14" draw:formula="744"/>
              <draw:equation draw:name="f15" draw:formula="750"/>
              <draw:equation draw:name="f16" draw:formula="755"/>
              <draw:equation draw:name="f17" draw:formula="2"/>
              <draw:equation draw:name="f18" draw:formula="814"/>
              <draw:equation draw:name="f19" draw:formula="24"/>
              <draw:equation draw:name="f20" draw:formula="823"/>
              <draw:equation draw:name="f21" draw:formula="27"/>
              <draw:equation draw:name="f22" draw:formula="35"/>
              <draw:equation draw:name="f23" draw:formula="827"/>
              <draw:equation draw:name="f24" draw:formula="43"/>
              <draw:equation draw:name="f25" draw:formula="749"/>
              <draw:equation draw:name="f26" draw:formula="715"/>
              <draw:equation draw:name="f27" draw:formula="1405"/>
              <draw:equation draw:name="f28" draw:formula="1416"/>
              <draw:equation draw:name="f29" draw:formula="740"/>
              <draw:equation draw:name="f30" draw:formula="633"/>
              <draw:equation draw:name="f31" draw:formula="623"/>
              <draw:equation draw:name="f32" draw:formula="614"/>
              <draw:equation draw:name="f33" draw:formula="1045"/>
              <draw:equation draw:name="f34" draw:formula="209"/>
              <draw:equation draw:name="f35" draw:formula="201"/>
              <draw:equation draw:name="f36" draw:formula="190"/>
              <draw:equation draw:name="f37" draw:formula="93"/>
              <draw:equation draw:name="f38" draw:formula="83"/>
              <draw:equation draw:name="f39" draw:formula="75"/>
              <draw:equation draw:name="f40" draw:formula="858"/>
              <draw:equation draw:name="f41" draw:formula="26"/>
              <draw:equation draw:name="f42" draw:formula="832"/>
              <draw:equation draw:name="f43" draw:formula="800"/>
              <draw:equation draw:name="f44" draw:formula="753"/>
              <draw:equation draw:name="f45" draw:formula="721"/>
              <draw:equation draw:name="f46" draw:formula="787"/>
              <draw:equation draw:name="f47" draw:formula="54"/>
              <draw:equation draw:name="f48" draw:formula="763"/>
              <draw:equation draw:name="f49" draw:formula="45"/>
              <draw:equation draw:name="f50" draw:formula="637"/>
              <draw:equation draw:name="f51" draw:formula="713"/>
              <draw:equation draw:name="f52" draw:formula="652"/>
              <draw:equation draw:name="f53" draw:formula="1386"/>
              <draw:equation draw:name="f54" draw:formula="711"/>
              <draw:equation draw:name="f55" draw:formula="1008"/>
              <draw:equation draw:name="f56" draw:formula="968"/>
              <draw:equation draw:name="f57" draw:formula="930"/>
              <draw:equation draw:name="f58" draw:formula="112"/>
              <draw:equation draw:name="f59" draw:formula="171"/>
              <draw:equation draw:name="f60" draw:formula="38"/>
              <draw:equation draw:name="f61" draw:formula="811"/>
              <draw:equation draw:name="f62" draw:formula="47"/>
              <draw:equation draw:name="f63" draw:formula="820"/>
              <draw:equation draw:name="f64" draw:formula="733"/>
              <draw:equation draw:name="f65" draw:formula="742"/>
              <draw:equation draw:name="f66" draw:formula="?f2 - ?f0"/>
              <draw:equation draw:name="f67" draw:formula="?f1 - ?f0"/>
              <draw:equation draw:name="f68" draw:formula="?f67 / 828"/>
              <draw:equation draw:name="f69" draw:formula="?f66 / 1424"/>
              <draw:equation draw:name="f70" draw:formula="58 * ?f67"/>
              <draw:equation draw:name="f71" draw:formula="695 * ?f66"/>
              <draw:equation draw:name="f72" draw:formula="599 * ?f67"/>
              <draw:equation draw:name="f73" draw:formula="730 * ?f67"/>
              <draw:equation draw:name="f74" draw:formula="16 * ?f66"/>
              <draw:equation draw:name="f75" draw:formula="739 * ?f67"/>
              <draw:equation draw:name="f76" draw:formula="3 * ?f66"/>
              <draw:equation draw:name="f77" draw:formula="755 * ?f67"/>
              <draw:equation draw:name="f78" draw:formula="2 * ?f66"/>
              <draw:equation draw:name="f79" draw:formula="814 * ?f67"/>
              <draw:equation draw:name="f80" draw:formula="24 * ?f66"/>
              <draw:equation draw:name="f81" draw:formula="827 * ?f67"/>
              <draw:equation draw:name="f82" draw:formula="43 * ?f66"/>
              <draw:equation draw:name="f83" draw:formula="749 * ?f67"/>
              <draw:equation draw:name="f84" draw:formula="715 * ?f66"/>
              <draw:equation draw:name="f85" draw:formula="1405 * ?f66"/>
              <draw:equation draw:name="f86" draw:formula="1424 * ?f66"/>
              <draw:equation draw:name="f87" draw:formula="633 * ?f67"/>
              <draw:equation draw:name="f88" draw:formula="614 * ?f67"/>
              <draw:equation draw:name="f89" draw:formula="1045 * ?f66"/>
              <draw:equation draw:name="f90" draw:formula="209 * ?f67"/>
              <draw:equation draw:name="f91" draw:formula="190 * ?f67"/>
              <draw:equation draw:name="f92" draw:formula="93 * ?f67"/>
              <draw:equation draw:name="f93" draw:formula="75 * ?f67"/>
              <draw:equation draw:name="f94" draw:formula="858 * ?f66"/>
              <draw:equation draw:name="f95" draw:formula="0 * ?f67"/>
              <draw:equation draw:name="f96" draw:formula="800 * ?f66"/>
              <draw:equation draw:name="f97" draw:formula="753 * ?f66"/>
              <draw:equation draw:name="f98" draw:formula="787 * ?f67"/>
              <draw:equation draw:name="f99" draw:formula="54 * ?f66"/>
              <draw:equation draw:name="f100" draw:formula="763 * ?f67"/>
              <draw:equation draw:name="f101" draw:formula="45 * ?f66"/>
              <draw:equation draw:name="f102" draw:formula="637 * ?f67"/>
              <draw:equation draw:name="f103" draw:formula="713 * ?f67"/>
              <draw:equation draw:name="f104" draw:formula="652 * ?f67"/>
              <draw:equation draw:name="f105" draw:formula="1386 * ?f66"/>
              <draw:equation draw:name="f106" draw:formula="711 * ?f67"/>
              <draw:equation draw:name="f107" draw:formula="1008 * ?f66"/>
              <draw:equation draw:name="f108" draw:formula="968 * ?f66"/>
              <draw:equation draw:name="f109" draw:formula="930 * ?f66"/>
              <draw:equation draw:name="f110" draw:formula="112 * ?f67"/>
              <draw:equation draw:name="f111" draw:formula="171 * ?f67"/>
              <draw:equation draw:name="f112" draw:formula="38 * ?f67"/>
              <draw:equation draw:name="f113" draw:formula="820 * ?f66"/>
              <draw:equation draw:name="f114" draw:formula="733 * ?f66"/>
              <draw:equation draw:name="f115" draw:formula="?f70 / 828"/>
              <draw:equation draw:name="f116" draw:formula="?f71 / 1424"/>
              <draw:equation draw:name="f117" draw:formula="?f72 / 828"/>
              <draw:equation draw:name="f118" draw:formula="?f73 / 828"/>
              <draw:equation draw:name="f119" draw:formula="?f74 / 1424"/>
              <draw:equation draw:name="f120" draw:formula="?f75 / 828"/>
              <draw:equation draw:name="f121" draw:formula="?f76 / 1424"/>
              <draw:equation draw:name="f122" draw:formula="?f77 / 828"/>
              <draw:equation draw:name="f123" draw:formula="?f78 / 1424"/>
              <draw:equation draw:name="f124" draw:formula="?f79 / 828"/>
              <draw:equation draw:name="f125" draw:formula="?f80 / 1424"/>
              <draw:equation draw:name="f126" draw:formula="?f81 / 828"/>
              <draw:equation draw:name="f127" draw:formula="?f82 / 1424"/>
              <draw:equation draw:name="f128" draw:formula="?f83 / 828"/>
              <draw:equation draw:name="f129" draw:formula="?f84 / 1424"/>
              <draw:equation draw:name="f130" draw:formula="?f85 / 1424"/>
              <draw:equation draw:name="f131" draw:formula="?f86 / 1424"/>
              <draw:equation draw:name="f132" draw:formula="?f87 / 828"/>
              <draw:equation draw:name="f133" draw:formula="?f88 / 828"/>
              <draw:equation draw:name="f134" draw:formula="?f89 / 1424"/>
              <draw:equation draw:name="f135" draw:formula="?f90 / 828"/>
              <draw:equation draw:name="f136" draw:formula="?f91 / 828"/>
              <draw:equation draw:name="f137" draw:formula="?f92 / 828"/>
              <draw:equation draw:name="f138" draw:formula="?f93 / 828"/>
              <draw:equation draw:name="f139" draw:formula="?f94 / 1424"/>
              <draw:equation draw:name="f140" draw:formula="?f95 / 828"/>
              <draw:equation draw:name="f141" draw:formula="?f96 / 1424"/>
              <draw:equation draw:name="f142" draw:formula="?f97 / 1424"/>
              <draw:equation draw:name="f143" draw:formula="?f98 / 828"/>
              <draw:equation draw:name="f144" draw:formula="?f99 / 1424"/>
              <draw:equation draw:name="f145" draw:formula="?f100 / 828"/>
              <draw:equation draw:name="f146" draw:formula="?f101 / 1424"/>
              <draw:equation draw:name="f147" draw:formula="?f102 / 828"/>
              <draw:equation draw:name="f148" draw:formula="?f103 / 828"/>
              <draw:equation draw:name="f149" draw:formula="?f104 / 828"/>
              <draw:equation draw:name="f150" draw:formula="?f105 / 1424"/>
              <draw:equation draw:name="f151" draw:formula="?f106 / 828"/>
              <draw:equation draw:name="f152" draw:formula="?f107 / 1424"/>
              <draw:equation draw:name="f153" draw:formula="?f108 / 1424"/>
              <draw:equation draw:name="f154" draw:formula="?f109 / 1424"/>
              <draw:equation draw:name="f155" draw:formula="?f110 / 828"/>
              <draw:equation draw:name="f156" draw:formula="?f111 / 828"/>
              <draw:equation draw:name="f157" draw:formula="?f112 / 828"/>
              <draw:equation draw:name="f158" draw:formula="?f113 / 1424"/>
              <draw:equation draw:name="f159" draw:formula="?f114 / 1424"/>
              <draw:equation draw:name="f160" draw:formula="0 / ?f68"/>
              <draw:equation draw:name="f161" draw:formula="?f1 / ?f68"/>
              <draw:equation draw:name="f162" draw:formula="0 / ?f69"/>
              <draw:equation draw:name="f163" draw:formula="?f2 / ?f69"/>
              <draw:equation draw:name="f164" draw:formula="?f115 / ?f68"/>
              <draw:equation draw:name="f165" draw:formula="?f116 / ?f69"/>
              <draw:equation draw:name="f166" draw:formula="?f117 / ?f68"/>
              <draw:equation draw:name="f167" draw:formula="?f118 / ?f68"/>
              <draw:equation draw:name="f168" draw:formula="?f119 / ?f69"/>
              <draw:equation draw:name="f169" draw:formula="?f120 / ?f68"/>
              <draw:equation draw:name="f170" draw:formula="?f121 / ?f69"/>
              <draw:equation draw:name="f171" draw:formula="?f122 / ?f68"/>
              <draw:equation draw:name="f172" draw:formula="?f123 / ?f69"/>
              <draw:equation draw:name="f173" draw:formula="?f124 / ?f68"/>
              <draw:equation draw:name="f174" draw:formula="?f125 / ?f69"/>
              <draw:equation draw:name="f175" draw:formula="?f126 / ?f68"/>
              <draw:equation draw:name="f176" draw:formula="?f127 / ?f69"/>
              <draw:equation draw:name="f177" draw:formula="?f128 / ?f68"/>
              <draw:equation draw:name="f178" draw:formula="?f129 / ?f69"/>
              <draw:equation draw:name="f179" draw:formula="?f130 / ?f69"/>
              <draw:equation draw:name="f180" draw:formula="?f131 / ?f69"/>
              <draw:equation draw:name="f181" draw:formula="?f132 / ?f68"/>
              <draw:equation draw:name="f182" draw:formula="?f133 / ?f68"/>
              <draw:equation draw:name="f183" draw:formula="?f134 / ?f69"/>
              <draw:equation draw:name="f184" draw:formula="?f135 / ?f68"/>
              <draw:equation draw:name="f185" draw:formula="?f136 / ?f68"/>
              <draw:equation draw:name="f186" draw:formula="?f137 / ?f68"/>
              <draw:equation draw:name="f187" draw:formula="?f138 / ?f68"/>
              <draw:equation draw:name="f188" draw:formula="?f139 / ?f69"/>
              <draw:equation draw:name="f189" draw:formula="?f140 / ?f68"/>
              <draw:equation draw:name="f190" draw:formula="?f141 / ?f69"/>
              <draw:equation draw:name="f191" draw:formula="?f142 / ?f69"/>
              <draw:equation draw:name="f192" draw:formula="?f143 / ?f68"/>
              <draw:equation draw:name="f193" draw:formula="?f144 / ?f69"/>
              <draw:equation draw:name="f194" draw:formula="?f145 / ?f68"/>
              <draw:equation draw:name="f195" draw:formula="?f146 / ?f69"/>
              <draw:equation draw:name="f196" draw:formula="?f147 / ?f68"/>
              <draw:equation draw:name="f197" draw:formula="?f148 / ?f68"/>
              <draw:equation draw:name="f198" draw:formula="?f149 / ?f68"/>
              <draw:equation draw:name="f199" draw:formula="?f150 / ?f69"/>
              <draw:equation draw:name="f200" draw:formula="?f151 / ?f68"/>
              <draw:equation draw:name="f201" draw:formula="?f152 / ?f69"/>
              <draw:equation draw:name="f202" draw:formula="?f153 / ?f69"/>
              <draw:equation draw:name="f203" draw:formula="?f154 / ?f69"/>
              <draw:equation draw:name="f204" draw:formula="?f155 / ?f68"/>
              <draw:equation draw:name="f205" draw:formula="?f156 / ?f68"/>
              <draw:equation draw:name="f206" draw:formula="?f157 / ?f68"/>
              <draw:equation draw:name="f207" draw:formula="?f158 / ?f69"/>
              <draw:equation draw:name="f208" draw:formula="?f159 / ?f69"/>
            </draw:enhanced-geometry>
          </draw:custom-shape>
          <draw:custom-shape svg:x="7.82949in" svg:y="4.16478in" svg:width="0.06405in" svg:height="0.06002in" draw:id="id202" draw:style-name="a1092" draw:name="Rectangle 51">
            <svg:title/>
            <svg:desc/>
            <text:p text:style-name="a1091" text:class-names="" text:cond-style-name=""><text:span text:style-name="a1090" text:class-names=""/></text:p>
            <draw:enhanced-geometry xmlns:dr3d="urn:oasis:names:tc:opendocument:xmlns:dr3d:1.0" draw:type="non-primitive" svg:viewBox="0 0 21600 21600" draw:enhanced-path="M 0 0 L 21600 0 21600 21600 0 21600 Z N"/>
          </draw:custom-shape>
          <draw:custom-shape svg:x="7.80957in" svg:y="4.14524in" svg:width="0.1039in" svg:height="0.07956in" draw:id="id203" draw:style-name="a1095" draw:name="Freeform 52">
            <svg:title/>
            <svg:desc/>
            <text:p text:style-name="a1094" text:class-names="" text:cond-style-name=""><text:span text:style-name="a1093" text:class-names=""/></text:p>
            <draw:enhanced-geometry xmlns:dr3d="urn:oasis:names:tc:opendocument:xmlns:dr3d:1.0" draw:type="non-primitive" svg:viewBox="0 0 73 57" draw:enhanced-path="M ?f0 ?f0 L ?f1 ?f0 ?f1 ?f2 ?f3 ?f2 ?f3 ?f4 ?f4 ?f4 ?f4 ?f2 ?f0 ?f2 ?f0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59"/>
              <draw:equation draw:name="f4" draw:formula="14"/>
              <draw:equation draw:name="f5" draw:formula="?f2 - ?f0"/>
              <draw:equation draw:name="f6" draw:formula="?f1 - ?f0"/>
              <draw:equation draw:name="f7" draw:formula="?f6 / 73"/>
              <draw:equation draw:name="f8" draw:formula="?f5 / 57"/>
              <draw:equation draw:name="f9" draw:formula="0 * ?f6"/>
              <draw:equation draw:name="f10" draw:formula="0 * ?f5"/>
              <draw:equation draw:name="f11" draw:formula="73 * ?f6"/>
              <draw:equation draw:name="f12" draw:formula="57 * ?f5"/>
              <draw:equation draw:name="f13" draw:formula="59 * ?f6"/>
              <draw:equation draw:name="f14" draw:formula="14 * ?f5"/>
              <draw:equation draw:name="f15" draw:formula="14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7.24737in" svg:y="4.16478in" svg:width="0.06405in" svg:height="0.06002in" draw:id="id204" draw:style-name="a1098" draw:name="Rectangle 53">
            <svg:title/>
            <svg:desc/>
            <text:p text:style-name="a1097" text:class-names="" text:cond-style-name=""><text:span text:style-name="a1096" text:class-names=""/></text:p>
            <draw:enhanced-geometry xmlns:dr3d="urn:oasis:names:tc:opendocument:xmlns:dr3d:1.0" draw:type="non-primitive" svg:viewBox="0 0 21600 21600" draw:enhanced-path="M 0 0 L 21600 0 21600 21600 0 21600 Z N"/>
          </draw:custom-shape>
          <draw:custom-shape svg:x="7.22744in" svg:y="4.14524in" svg:width="0.1039in" svg:height="0.07956in" draw:id="id205" draw:style-name="a1101" draw:name="Freeform 54">
            <svg:title/>
            <svg:desc/>
            <text:p text:style-name="a1100" text:class-names="" text:cond-style-name=""><text:span text:style-name="a1099" text:class-names=""/></text:p>
            <draw:enhanced-geometry xmlns:dr3d="urn:oasis:names:tc:opendocument:xmlns:dr3d:1.0" draw:type="non-primitive" svg:viewBox="0 0 73 57" draw:enhanced-path="M ?f0 ?f0 L ?f1 ?f0 ?f1 ?f2 ?f3 ?f2 ?f3 ?f4 ?f4 ?f4 ?f4 ?f2 ?f0 ?f2 ?f0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59"/>
              <draw:equation draw:name="f4" draw:formula="14"/>
              <draw:equation draw:name="f5" draw:formula="?f2 - ?f0"/>
              <draw:equation draw:name="f6" draw:formula="?f1 - ?f0"/>
              <draw:equation draw:name="f7" draw:formula="?f6 / 73"/>
              <draw:equation draw:name="f8" draw:formula="?f5 / 57"/>
              <draw:equation draw:name="f9" draw:formula="0 * ?f6"/>
              <draw:equation draw:name="f10" draw:formula="0 * ?f5"/>
              <draw:equation draw:name="f11" draw:formula="73 * ?f6"/>
              <draw:equation draw:name="f12" draw:formula="57 * ?f5"/>
              <draw:equation draw:name="f13" draw:formula="59 * ?f6"/>
              <draw:equation draw:name="f14" draw:formula="14 * ?f5"/>
              <draw:equation draw:name="f15" draw:formula="14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7.14774in" svg:y="5.73784in" svg:width="0.76573in" svg:height="0.1312in" draw:id="id206" draw:style-name="a1104" draw:name="Freeform 55">
            <svg:title/>
            <svg:desc/>
            <text:p text:style-name="a1103" text:class-names="" text:cond-style-name=""><text:span text:style-name="a1102" text:class-names=""/></text:p>
            <draw:enhanced-geometry xmlns:dr3d="urn:oasis:names:tc:opendocument:xmlns:dr3d:1.0" draw:type="non-primitive" svg:viewBox="0 0 711 125" draw:enhanced-path="M ?f0 ?f3 L ?f0 ?f4 C ?f0 ?f5 ?f6 ?f2 ?f3 ?f2 L ?f7 ?f2 ?f1 ?f2 ?f1 ?f0 ?f3 ?f0 C ?f6 ?f0 ?f0 ?f6 ?f0 ?f3 Z N" draw:text-areas="?f28 ?f30 ?f29 ?f31" draw:glue-points="?f32 ?f33 ?f32 ?f34 ?f35 ?f36 ?f37 ?f36 ?f38 ?f36 ?f38 ?f39 ?f35 ?f39 ?f32 ?f33"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18"/>
              <draw:equation draw:name="f7" draw:formula="74"/>
              <draw:equation draw:name="f8" draw:formula="?f2 - ?f0"/>
              <draw:equation draw:name="f9" draw:formula="?f1 - ?f0"/>
              <draw:equation draw:name="f10" draw:formula="?f9 / 711"/>
              <draw:equation draw:name="f11" draw:formula="?f8 / 125"/>
              <draw:equation draw:name="f12" draw:formula="0 * ?f9"/>
              <draw:equation draw:name="f13" draw:formula="39 * ?f8"/>
              <draw:equation draw:name="f14" draw:formula="86 * ?f8"/>
              <draw:equation draw:name="f15" draw:formula="39 * ?f9"/>
              <draw:equation draw:name="f16" draw:formula="125 * ?f8"/>
              <draw:equation draw:name="f17" draw:formula="74 * ?f9"/>
              <draw:equation draw:name="f18" draw:formula="711 * ?f9"/>
              <draw:equation draw:name="f19" draw:formula="0 * ?f8"/>
              <draw:equation draw:name="f20" draw:formula="?f12 / 711"/>
              <draw:equation draw:name="f21" draw:formula="?f13 / 125"/>
              <draw:equation draw:name="f22" draw:formula="?f14 / 125"/>
              <draw:equation draw:name="f23" draw:formula="?f15 / 711"/>
              <draw:equation draw:name="f24" draw:formula="?f16 / 125"/>
              <draw:equation draw:name="f25" draw:formula="?f17 / 711"/>
              <draw:equation draw:name="f26" draw:formula="?f18 / 711"/>
              <draw:equation draw:name="f27" draw:formula="?f19 / 125"/>
              <draw:equation draw:name="f28" draw:formula="0 / ?f10"/>
              <draw:equation draw:name="f29" draw:formula="?f1 / ?f10"/>
              <draw:equation draw:name="f30" draw:formula="0 / ?f11"/>
              <draw:equation draw:name="f31" draw:formula="?f2 / ?f11"/>
              <draw:equation draw:name="f32" draw:formula="?f20 / ?f10"/>
              <draw:equation draw:name="f33" draw:formula="?f21 / ?f11"/>
              <draw:equation draw:name="f34" draw:formula="?f22 / ?f11"/>
              <draw:equation draw:name="f35" draw:formula="?f23 / ?f10"/>
              <draw:equation draw:name="f36" draw:formula="?f24 / ?f11"/>
              <draw:equation draw:name="f37" draw:formula="?f25 / ?f10"/>
              <draw:equation draw:name="f38" draw:formula="?f26 / ?f10"/>
              <draw:equation draw:name="f39" draw:formula="?f27 / ?f11"/>
            </draw:enhanced-geometry>
          </draw:custom-shape>
          <draw:custom-shape svg:x="7.22744in" svg:y="5.86904in" svg:width="0.1039in" svg:height="0.5974in" draw:id="id207" draw:style-name="a1107" draw:name="Rectangle 56">
            <svg:title/>
            <svg:desc/>
            <text:p text:style-name="a1106" text:class-names="" text:cond-style-name=""><text:span text:style-name="a1105" text:class-names=""/></text:p>
            <draw:enhanced-geometry xmlns:dr3d="urn:oasis:names:tc:opendocument:xmlns:dr3d:1.0" draw:type="non-primitive" svg:viewBox="0 0 21600 21600" draw:enhanced-path="M 0 0 L 21600 0 21600 21600 0 21600 Z N"/>
          </draw:custom-shape>
          <draw:custom-shape svg:x="7.33134in" svg:y="5.9849in" svg:width="0.47822in" svg:height="0.08235in" draw:id="id208" draw:style-name="a1110" draw:name="Rectangle 57">
            <svg:title/>
            <svg:desc/>
            <text:p text:style-name="a1109" text:class-names="" text:cond-style-name=""><text:span text:style-name="a1108" text:class-names=""/></text:p>
            <draw:enhanced-geometry xmlns:dr3d="urn:oasis:names:tc:opendocument:xmlns:dr3d:1.0" draw:type="non-primitive" svg:viewBox="0 0 21600 21600" draw:enhanced-path="M 0 0 L 21600 0 21600 21600 0 21600 Z N"/>
          </draw:custom-shape>
          <draw:custom-shape svg:x="7.80957in" svg:y="5.86904in" svg:width="0.1039in" svg:height="0.5974in" draw:id="id209" draw:style-name="a1113" draw:name="Rectangle 58">
            <svg:title/>
            <svg:desc/>
            <text:p text:style-name="a1112" text:class-names="" text:cond-style-name=""><text:span text:style-name="a1111" text:class-names=""/></text:p>
            <draw:enhanced-geometry xmlns:dr3d="urn:oasis:names:tc:opendocument:xmlns:dr3d:1.0" draw:type="non-primitive" svg:viewBox="0 0 21600 21600" draw:enhanced-path="M 0 0 L 21600 0 21600 21600 0 21600 Z N"/>
          </draw:custom-shape>
          <draw:custom-shape svg:x="7.78964in" svg:y="5.00365in" svg:width="0.21065in" svg:height="0.73419in" draw:id="id210" draw:style-name="a1116" draw:name="Freeform 59">
            <svg:title/>
            <svg:desc/>
            <text:p text:style-name="a1115" text:class-names="" text:cond-style-name=""><text:span text:style-name="a1114" text:class-names=""/></text:p>
            <draw:enhanced-geometry xmlns:dr3d="urn:oasis:names:tc:opendocument:xmlns:dr3d:1.0" draw:type="non-primitive" svg:viewBox="0 0 196 695" draw:enhanced-path="M ?f3 ?f0 L ?f0 ?f2 ?f4 ?f2 ?f1 ?f0 ?f3 ?f0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133"/>
              <draw:equation draw:name="f4" draw:formula="115"/>
              <draw:equation draw:name="f5" draw:formula="?f2 - ?f0"/>
              <draw:equation draw:name="f6" draw:formula="?f1 - ?f0"/>
              <draw:equation draw:name="f7" draw:formula="?f6 / 196"/>
              <draw:equation draw:name="f8" draw:formula="?f5 / 695"/>
              <draw:equation draw:name="f9" draw:formula="133 * ?f6"/>
              <draw:equation draw:name="f10" draw:formula="0 * ?f5"/>
              <draw:equation draw:name="f11" draw:formula="0 * ?f6"/>
              <draw:equation draw:name="f12" draw:formula="695 * ?f5"/>
              <draw:equation draw:name="f13" draw:formula="115 * ?f6"/>
              <draw:equation draw:name="f14" draw:formula="196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7.12781in" svg:y="4.98411in" svg:width="0.89098in" svg:height="1.50187in" draw:id="id211" draw:style-name="a1119" draw:name="Freeform 60">
            <svg:title/>
            <svg:desc/>
            <text:p text:style-name="a1118" text:class-names="" text:cond-style-name=""><text:span text:style-name="a1117" text:class-names=""/></text:p>
            <draw:enhanced-geometry xmlns:dr3d="urn:oasis:names:tc:opendocument:xmlns:dr3d:1.0" draw:type="non-primitive" svg:viewBox="0 0 828 1424" draw:enhanced-path="M ?f3 ?f4 L ?f5 ?f4 ?f6 ?f7 C ?f8 ?f9 ?f10 ?f11 ?f12 ?f13 ?f14 ?f0 ?f15 ?f0 ?f16 ?f17 L ?f18 ?f19 C ?f20 ?f21 ?f1 ?f22 ?f23 ?f24 L ?f25 ?f26 ?f25 ?f27 C ?f25 ?f28 ?f29 ?f2 ?f6 ?f2 L ?f30 ?f2 C ?f31 ?f2 ?f32 ?f28 ?f32 ?f27 L ?f32 ?f33 ?f34 ?f33 ?f34 ?f27 C ?f34 ?f28 ?f35 ?f2 ?f36 ?f2 L ?f37 ?f2 C ?f38 ?f2 ?f39 ?f28 ?f39 ?f27 L ?f39 ?f40 ?f3 ?f40 C ?f41 ?f40 ?f0 ?f42 ?f0 ?f43 L ?f0 ?f44 C ?f0 ?f45 ?f41 ?f4 ?f3 ?f4 M ?f46 ?f47 L ?f48 ?f49 ?f50 ?f4 ?f51 ?f4 ?f46 ?f47 Z M ?f52 ?f53 L ?f54 ?f53 ?f54 ?f40 ?f52 ?f40 ?f52 ?f53 Z M ?f34 ?f55 L ?f32 ?f55 ?f32 ?f56 ?f34 ?f56 ?f34 ?f55 Z M ?f32 ?f57 L ?f32 ?f40 ?f34 ?f40 ?f34 ?f57 ?f32 ?f57 Z M ?f58 ?f53 L ?f59 ?f53 ?f59 ?f40 ?f58 ?f40 ?f58 ?f53 Z M ?f60 ?f43 C ?f60 ?f61 ?f62 ?f63 ?f3 ?f63 L ?f54 ?f63 ?f54 ?f64 ?f3 ?f64 C ?f62 ?f64 ?f60 ?f65 ?f60 ?f44 L ?f60 ?f43 Z N" draw:text-areas="?f160 ?f162 ?f161 ?f163" draw:glue-points="?f164 ?f165 ?f166 ?f165 ?f167 ?f168 ?f169 ?f170 ?f171 ?f172 ?f173 ?f174 ?f175 ?f176 ?f177 ?f178 ?f177 ?f179 ?f167 ?f180 ?f181 ?f180 ?f182 ?f179 ?f182 ?f183 ?f184 ?f183 ?f184 ?f179 ?f185 ?f180 ?f186 ?f180 ?f187 ?f179 ?f187 ?f188 ?f164 ?f188 ?f189 ?f190 ?f189 ?f191 ?f164 ?f165 ?f192 ?f193 ?f194 ?f195 ?f196 ?f165 ?f197 ?f165 ?f192 ?f193 ?f198 ?f199 ?f200 ?f199 ?f200 ?f188 ?f198 ?f188 ?f198 ?f199 ?f184 ?f201 ?f182 ?f201 ?f182 ?f202 ?f184 ?f202 ?f184 ?f201 ?f182 ?f203 ?f182 ?f188 ?f184 ?f188 ?f184 ?f203 ?f182 ?f203 ?f204 ?f199 ?f205 ?f199 ?f205 ?f188 ?f204 ?f188 ?f204 ?f199 ?f206 ?f190 ?f164 ?f207 ?f200 ?f207 ?f200 ?f208 ?f164 ?f208 ?f206 ?f191 ?f206 ?f190"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58"/>
              <draw:equation draw:name="f4" draw:formula="695"/>
              <draw:equation draw:name="f5" draw:formula="599"/>
              <draw:equation draw:name="f6" draw:formula="730"/>
              <draw:equation draw:name="f7" draw:formula="16"/>
              <draw:equation draw:name="f8" draw:formula="731"/>
              <draw:equation draw:name="f9" draw:formula="10"/>
              <draw:equation draw:name="f10" draw:formula="734"/>
              <draw:equation draw:name="f11" draw:formula="6"/>
              <draw:equation draw:name="f12" draw:formula="739"/>
              <draw:equation draw:name="f13" draw:formula="3"/>
              <draw:equation draw:name="f14" draw:formula="744"/>
              <draw:equation draw:name="f15" draw:formula="750"/>
              <draw:equation draw:name="f16" draw:formula="755"/>
              <draw:equation draw:name="f17" draw:formula="2"/>
              <draw:equation draw:name="f18" draw:formula="814"/>
              <draw:equation draw:name="f19" draw:formula="24"/>
              <draw:equation draw:name="f20" draw:formula="823"/>
              <draw:equation draw:name="f21" draw:formula="27"/>
              <draw:equation draw:name="f22" draw:formula="35"/>
              <draw:equation draw:name="f23" draw:formula="827"/>
              <draw:equation draw:name="f24" draw:formula="43"/>
              <draw:equation draw:name="f25" draw:formula="749"/>
              <draw:equation draw:name="f26" draw:formula="715"/>
              <draw:equation draw:name="f27" draw:formula="1405"/>
              <draw:equation draw:name="f28" draw:formula="1416"/>
              <draw:equation draw:name="f29" draw:formula="740"/>
              <draw:equation draw:name="f30" draw:formula="633"/>
              <draw:equation draw:name="f31" draw:formula="623"/>
              <draw:equation draw:name="f32" draw:formula="614"/>
              <draw:equation draw:name="f33" draw:formula="1045"/>
              <draw:equation draw:name="f34" draw:formula="209"/>
              <draw:equation draw:name="f35" draw:formula="201"/>
              <draw:equation draw:name="f36" draw:formula="190"/>
              <draw:equation draw:name="f37" draw:formula="93"/>
              <draw:equation draw:name="f38" draw:formula="83"/>
              <draw:equation draw:name="f39" draw:formula="75"/>
              <draw:equation draw:name="f40" draw:formula="858"/>
              <draw:equation draw:name="f41" draw:formula="26"/>
              <draw:equation draw:name="f42" draw:formula="832"/>
              <draw:equation draw:name="f43" draw:formula="800"/>
              <draw:equation draw:name="f44" draw:formula="753"/>
              <draw:equation draw:name="f45" draw:formula="721"/>
              <draw:equation draw:name="f46" draw:formula="787"/>
              <draw:equation draw:name="f47" draw:formula="54"/>
              <draw:equation draw:name="f48" draw:formula="763"/>
              <draw:equation draw:name="f49" draw:formula="45"/>
              <draw:equation draw:name="f50" draw:formula="637"/>
              <draw:equation draw:name="f51" draw:formula="713"/>
              <draw:equation draw:name="f52" draw:formula="652"/>
              <draw:equation draw:name="f53" draw:formula="1386"/>
              <draw:equation draw:name="f54" draw:formula="711"/>
              <draw:equation draw:name="f55" draw:formula="1008"/>
              <draw:equation draw:name="f56" draw:formula="968"/>
              <draw:equation draw:name="f57" draw:formula="931"/>
              <draw:equation draw:name="f58" draw:formula="112"/>
              <draw:equation draw:name="f59" draw:formula="171"/>
              <draw:equation draw:name="f60" draw:formula="38"/>
              <draw:equation draw:name="f61" draw:formula="811"/>
              <draw:equation draw:name="f62" draw:formula="47"/>
              <draw:equation draw:name="f63" draw:formula="820"/>
              <draw:equation draw:name="f64" draw:formula="733"/>
              <draw:equation draw:name="f65" draw:formula="742"/>
              <draw:equation draw:name="f66" draw:formula="?f2 - ?f0"/>
              <draw:equation draw:name="f67" draw:formula="?f1 - ?f0"/>
              <draw:equation draw:name="f68" draw:formula="?f67 / 828"/>
              <draw:equation draw:name="f69" draw:formula="?f66 / 1424"/>
              <draw:equation draw:name="f70" draw:formula="58 * ?f67"/>
              <draw:equation draw:name="f71" draw:formula="695 * ?f66"/>
              <draw:equation draw:name="f72" draw:formula="599 * ?f67"/>
              <draw:equation draw:name="f73" draw:formula="730 * ?f67"/>
              <draw:equation draw:name="f74" draw:formula="16 * ?f66"/>
              <draw:equation draw:name="f75" draw:formula="739 * ?f67"/>
              <draw:equation draw:name="f76" draw:formula="3 * ?f66"/>
              <draw:equation draw:name="f77" draw:formula="755 * ?f67"/>
              <draw:equation draw:name="f78" draw:formula="2 * ?f66"/>
              <draw:equation draw:name="f79" draw:formula="814 * ?f67"/>
              <draw:equation draw:name="f80" draw:formula="24 * ?f66"/>
              <draw:equation draw:name="f81" draw:formula="827 * ?f67"/>
              <draw:equation draw:name="f82" draw:formula="43 * ?f66"/>
              <draw:equation draw:name="f83" draw:formula="749 * ?f67"/>
              <draw:equation draw:name="f84" draw:formula="715 * ?f66"/>
              <draw:equation draw:name="f85" draw:formula="1405 * ?f66"/>
              <draw:equation draw:name="f86" draw:formula="1424 * ?f66"/>
              <draw:equation draw:name="f87" draw:formula="633 * ?f67"/>
              <draw:equation draw:name="f88" draw:formula="614 * ?f67"/>
              <draw:equation draw:name="f89" draw:formula="1045 * ?f66"/>
              <draw:equation draw:name="f90" draw:formula="209 * ?f67"/>
              <draw:equation draw:name="f91" draw:formula="190 * ?f67"/>
              <draw:equation draw:name="f92" draw:formula="93 * ?f67"/>
              <draw:equation draw:name="f93" draw:formula="75 * ?f67"/>
              <draw:equation draw:name="f94" draw:formula="858 * ?f66"/>
              <draw:equation draw:name="f95" draw:formula="0 * ?f67"/>
              <draw:equation draw:name="f96" draw:formula="800 * ?f66"/>
              <draw:equation draw:name="f97" draw:formula="753 * ?f66"/>
              <draw:equation draw:name="f98" draw:formula="787 * ?f67"/>
              <draw:equation draw:name="f99" draw:formula="54 * ?f66"/>
              <draw:equation draw:name="f100" draw:formula="763 * ?f67"/>
              <draw:equation draw:name="f101" draw:formula="45 * ?f66"/>
              <draw:equation draw:name="f102" draw:formula="637 * ?f67"/>
              <draw:equation draw:name="f103" draw:formula="713 * ?f67"/>
              <draw:equation draw:name="f104" draw:formula="652 * ?f67"/>
              <draw:equation draw:name="f105" draw:formula="1386 * ?f66"/>
              <draw:equation draw:name="f106" draw:formula="711 * ?f67"/>
              <draw:equation draw:name="f107" draw:formula="1008 * ?f66"/>
              <draw:equation draw:name="f108" draw:formula="968 * ?f66"/>
              <draw:equation draw:name="f109" draw:formula="931 * ?f66"/>
              <draw:equation draw:name="f110" draw:formula="112 * ?f67"/>
              <draw:equation draw:name="f111" draw:formula="171 * ?f67"/>
              <draw:equation draw:name="f112" draw:formula="38 * ?f67"/>
              <draw:equation draw:name="f113" draw:formula="820 * ?f66"/>
              <draw:equation draw:name="f114" draw:formula="733 * ?f66"/>
              <draw:equation draw:name="f115" draw:formula="?f70 / 828"/>
              <draw:equation draw:name="f116" draw:formula="?f71 / 1424"/>
              <draw:equation draw:name="f117" draw:formula="?f72 / 828"/>
              <draw:equation draw:name="f118" draw:formula="?f73 / 828"/>
              <draw:equation draw:name="f119" draw:formula="?f74 / 1424"/>
              <draw:equation draw:name="f120" draw:formula="?f75 / 828"/>
              <draw:equation draw:name="f121" draw:formula="?f76 / 1424"/>
              <draw:equation draw:name="f122" draw:formula="?f77 / 828"/>
              <draw:equation draw:name="f123" draw:formula="?f78 / 1424"/>
              <draw:equation draw:name="f124" draw:formula="?f79 / 828"/>
              <draw:equation draw:name="f125" draw:formula="?f80 / 1424"/>
              <draw:equation draw:name="f126" draw:formula="?f81 / 828"/>
              <draw:equation draw:name="f127" draw:formula="?f82 / 1424"/>
              <draw:equation draw:name="f128" draw:formula="?f83 / 828"/>
              <draw:equation draw:name="f129" draw:formula="?f84 / 1424"/>
              <draw:equation draw:name="f130" draw:formula="?f85 / 1424"/>
              <draw:equation draw:name="f131" draw:formula="?f86 / 1424"/>
              <draw:equation draw:name="f132" draw:formula="?f87 / 828"/>
              <draw:equation draw:name="f133" draw:formula="?f88 / 828"/>
              <draw:equation draw:name="f134" draw:formula="?f89 / 1424"/>
              <draw:equation draw:name="f135" draw:formula="?f90 / 828"/>
              <draw:equation draw:name="f136" draw:formula="?f91 / 828"/>
              <draw:equation draw:name="f137" draw:formula="?f92 / 828"/>
              <draw:equation draw:name="f138" draw:formula="?f93 / 828"/>
              <draw:equation draw:name="f139" draw:formula="?f94 / 1424"/>
              <draw:equation draw:name="f140" draw:formula="?f95 / 828"/>
              <draw:equation draw:name="f141" draw:formula="?f96 / 1424"/>
              <draw:equation draw:name="f142" draw:formula="?f97 / 1424"/>
              <draw:equation draw:name="f143" draw:formula="?f98 / 828"/>
              <draw:equation draw:name="f144" draw:formula="?f99 / 1424"/>
              <draw:equation draw:name="f145" draw:formula="?f100 / 828"/>
              <draw:equation draw:name="f146" draw:formula="?f101 / 1424"/>
              <draw:equation draw:name="f147" draw:formula="?f102 / 828"/>
              <draw:equation draw:name="f148" draw:formula="?f103 / 828"/>
              <draw:equation draw:name="f149" draw:formula="?f104 / 828"/>
              <draw:equation draw:name="f150" draw:formula="?f105 / 1424"/>
              <draw:equation draw:name="f151" draw:formula="?f106 / 828"/>
              <draw:equation draw:name="f152" draw:formula="?f107 / 1424"/>
              <draw:equation draw:name="f153" draw:formula="?f108 / 1424"/>
              <draw:equation draw:name="f154" draw:formula="?f109 / 1424"/>
              <draw:equation draw:name="f155" draw:formula="?f110 / 828"/>
              <draw:equation draw:name="f156" draw:formula="?f111 / 828"/>
              <draw:equation draw:name="f157" draw:formula="?f112 / 828"/>
              <draw:equation draw:name="f158" draw:formula="?f113 / 1424"/>
              <draw:equation draw:name="f159" draw:formula="?f114 / 1424"/>
              <draw:equation draw:name="f160" draw:formula="0 / ?f68"/>
              <draw:equation draw:name="f161" draw:formula="?f1 / ?f68"/>
              <draw:equation draw:name="f162" draw:formula="0 / ?f69"/>
              <draw:equation draw:name="f163" draw:formula="?f2 / ?f69"/>
              <draw:equation draw:name="f164" draw:formula="?f115 / ?f68"/>
              <draw:equation draw:name="f165" draw:formula="?f116 / ?f69"/>
              <draw:equation draw:name="f166" draw:formula="?f117 / ?f68"/>
              <draw:equation draw:name="f167" draw:formula="?f118 / ?f68"/>
              <draw:equation draw:name="f168" draw:formula="?f119 / ?f69"/>
              <draw:equation draw:name="f169" draw:formula="?f120 / ?f68"/>
              <draw:equation draw:name="f170" draw:formula="?f121 / ?f69"/>
              <draw:equation draw:name="f171" draw:formula="?f122 / ?f68"/>
              <draw:equation draw:name="f172" draw:formula="?f123 / ?f69"/>
              <draw:equation draw:name="f173" draw:formula="?f124 / ?f68"/>
              <draw:equation draw:name="f174" draw:formula="?f125 / ?f69"/>
              <draw:equation draw:name="f175" draw:formula="?f126 / ?f68"/>
              <draw:equation draw:name="f176" draw:formula="?f127 / ?f69"/>
              <draw:equation draw:name="f177" draw:formula="?f128 / ?f68"/>
              <draw:equation draw:name="f178" draw:formula="?f129 / ?f69"/>
              <draw:equation draw:name="f179" draw:formula="?f130 / ?f69"/>
              <draw:equation draw:name="f180" draw:formula="?f131 / ?f69"/>
              <draw:equation draw:name="f181" draw:formula="?f132 / ?f68"/>
              <draw:equation draw:name="f182" draw:formula="?f133 / ?f68"/>
              <draw:equation draw:name="f183" draw:formula="?f134 / ?f69"/>
              <draw:equation draw:name="f184" draw:formula="?f135 / ?f68"/>
              <draw:equation draw:name="f185" draw:formula="?f136 / ?f68"/>
              <draw:equation draw:name="f186" draw:formula="?f137 / ?f68"/>
              <draw:equation draw:name="f187" draw:formula="?f138 / ?f68"/>
              <draw:equation draw:name="f188" draw:formula="?f139 / ?f69"/>
              <draw:equation draw:name="f189" draw:formula="?f140 / ?f68"/>
              <draw:equation draw:name="f190" draw:formula="?f141 / ?f69"/>
              <draw:equation draw:name="f191" draw:formula="?f142 / ?f69"/>
              <draw:equation draw:name="f192" draw:formula="?f143 / ?f68"/>
              <draw:equation draw:name="f193" draw:formula="?f144 / ?f69"/>
              <draw:equation draw:name="f194" draw:formula="?f145 / ?f68"/>
              <draw:equation draw:name="f195" draw:formula="?f146 / ?f69"/>
              <draw:equation draw:name="f196" draw:formula="?f147 / ?f68"/>
              <draw:equation draw:name="f197" draw:formula="?f148 / ?f68"/>
              <draw:equation draw:name="f198" draw:formula="?f149 / ?f68"/>
              <draw:equation draw:name="f199" draw:formula="?f150 / ?f69"/>
              <draw:equation draw:name="f200" draw:formula="?f151 / ?f68"/>
              <draw:equation draw:name="f201" draw:formula="?f152 / ?f69"/>
              <draw:equation draw:name="f202" draw:formula="?f153 / ?f69"/>
              <draw:equation draw:name="f203" draw:formula="?f154 / ?f69"/>
              <draw:equation draw:name="f204" draw:formula="?f155 / ?f68"/>
              <draw:equation draw:name="f205" draw:formula="?f156 / ?f68"/>
              <draw:equation draw:name="f206" draw:formula="?f157 / ?f68"/>
              <draw:equation draw:name="f207" draw:formula="?f158 / ?f69"/>
              <draw:equation draw:name="f208" draw:formula="?f159 / ?f69"/>
            </draw:enhanced-geometry>
          </draw:custom-shape>
          <draw:custom-shape svg:x="7.82949in" svg:y="5.88859in" svg:width="0.06405in" svg:height="0.06002in" draw:id="id212" draw:style-name="a1122" draw:name="Rectangle 61">
            <svg:title/>
            <svg:desc/>
            <text:p text:style-name="a1121" text:class-names="" text:cond-style-name=""><text:span text:style-name="a1120" text:class-names=""/></text:p>
            <draw:enhanced-geometry xmlns:dr3d="urn:oasis:names:tc:opendocument:xmlns:dr3d:1.0" draw:type="non-primitive" svg:viewBox="0 0 21600 21600" draw:enhanced-path="M 0 0 L 21600 0 21600 21600 0 21600 Z N"/>
          </draw:custom-shape>
          <draw:custom-shape svg:x="7.80957in" svg:y="5.86904in" svg:width="0.1039in" svg:height="0.07956in" draw:id="id213" draw:style-name="a1125" draw:name="Freeform 62">
            <svg:title/>
            <svg:desc/>
            <text:p text:style-name="a1124" text:class-names="" text:cond-style-name=""><text:span text:style-name="a1123" text:class-names=""/></text:p>
            <draw:enhanced-geometry xmlns:dr3d="urn:oasis:names:tc:opendocument:xmlns:dr3d:1.0" draw:type="non-primitive" svg:viewBox="0 0 73 57" draw:enhanced-path="M ?f0 ?f0 L ?f1 ?f0 ?f1 ?f2 ?f3 ?f2 ?f3 ?f4 ?f4 ?f4 ?f4 ?f2 ?f0 ?f2 ?f0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59"/>
              <draw:equation draw:name="f4" draw:formula="14"/>
              <draw:equation draw:name="f5" draw:formula="?f2 - ?f0"/>
              <draw:equation draw:name="f6" draw:formula="?f1 - ?f0"/>
              <draw:equation draw:name="f7" draw:formula="?f6 / 73"/>
              <draw:equation draw:name="f8" draw:formula="?f5 / 57"/>
              <draw:equation draw:name="f9" draw:formula="0 * ?f6"/>
              <draw:equation draw:name="f10" draw:formula="0 * ?f5"/>
              <draw:equation draw:name="f11" draw:formula="73 * ?f6"/>
              <draw:equation draw:name="f12" draw:formula="57 * ?f5"/>
              <draw:equation draw:name="f13" draw:formula="59 * ?f6"/>
              <draw:equation draw:name="f14" draw:formula="14 * ?f5"/>
              <draw:equation draw:name="f15" draw:formula="14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7.24737in" svg:y="5.88859in" svg:width="0.06405in" svg:height="0.06002in" draw:id="id214" draw:style-name="a1128" draw:name="Rectangle 63">
            <svg:title/>
            <svg:desc/>
            <text:p text:style-name="a1127" text:class-names="" text:cond-style-name=""><text:span text:style-name="a1126" text:class-names=""/></text:p>
            <draw:enhanced-geometry xmlns:dr3d="urn:oasis:names:tc:opendocument:xmlns:dr3d:1.0" draw:type="non-primitive" svg:viewBox="0 0 21600 21600" draw:enhanced-path="M 0 0 L 21600 0 21600 21600 0 21600 Z N"/>
          </draw:custom-shape>
          <draw:custom-shape svg:x="7.22744in" svg:y="5.86904in" svg:width="0.1039in" svg:height="0.07956in" draw:id="id215" draw:style-name="a1131" draw:name="Freeform 64">
            <svg:title/>
            <svg:desc/>
            <text:p text:style-name="a1130" text:class-names="" text:cond-style-name=""><text:span text:style-name="a1129" text:class-names=""/></text:p>
            <draw:enhanced-geometry xmlns:dr3d="urn:oasis:names:tc:opendocument:xmlns:dr3d:1.0" draw:type="non-primitive" svg:viewBox="0 0 73 57" draw:enhanced-path="M ?f0 ?f0 L ?f1 ?f0 ?f1 ?f2 ?f3 ?f2 ?f3 ?f4 ?f4 ?f4 ?f4 ?f2 ?f0 ?f2 ?f0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59"/>
              <draw:equation draw:name="f4" draw:formula="14"/>
              <draw:equation draw:name="f5" draw:formula="?f2 - ?f0"/>
              <draw:equation draw:name="f6" draw:formula="?f1 - ?f0"/>
              <draw:equation draw:name="f7" draw:formula="?f6 / 73"/>
              <draw:equation draw:name="f8" draw:formula="?f5 / 57"/>
              <draw:equation draw:name="f9" draw:formula="0 * ?f6"/>
              <draw:equation draw:name="f10" draw:formula="0 * ?f5"/>
              <draw:equation draw:name="f11" draw:formula="73 * ?f6"/>
              <draw:equation draw:name="f12" draw:formula="57 * ?f5"/>
              <draw:equation draw:name="f13" draw:formula="59 * ?f6"/>
              <draw:equation draw:name="f14" draw:formula="14 * ?f5"/>
              <draw:equation draw:name="f15" draw:formula="14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g>
        <draw:custom-shape svg:x="9.24199in" svg:y="6.75575in" svg:width="2.47442in" svg:height="0.30293in" draw:id="id146" draw:style-name="a924" draw:name="Rechteck 123">
          <svg:title/>
          <svg:desc/>
          <text:p text:style-name="a923" text:class-names="" text:cond-style-name=""><text:span text:style-name="a921" text:class-names=""><text:a xlink:href="http://www.matameko.de/Nie-etwas-falsch-machen" text:style-name="" text:visited-style-name="">www.matameko.de/Sechs-Stühle</text:a></text:span><text:span text:style-name="a922" text:class-names=""/></text:p>
          <draw:enhanced-geometry xmlns:dr3d="urn:oasis:names:tc:opendocument:xmlns:dr3d:1.0" draw:type="non-primitive" svg:viewBox="0 0 21600 21600" draw:enhanced-path="M 0 0 L 21600 0 21600 21600 0 21600 Z N"/>
        </draw:custom-shape>
        <draw:custom-shape svg:x="8.27334in" svg:y="5.46076in" svg:width="6.66667in" svg:height="0.70684in" draw:id="id147" draw:style-name="a929" draw:name="Rechteck 1">
          <svg:title/>
          <svg:desc/>
          <text:p text:style-name="a926" text:class-names="" text:cond-style-name=""><text:span text:style-name="a925" text:class-names="">WIR-Stuhl:<text:s text:c="1"/></text:span></text:p>
          <text:p text:style-name="a928" text:class-names="" text:cond-style-name=""><text:span text:style-name="a927" text:class-names="">gemeinsam an Lösungen arbeiten</text:span></text:p>
          <draw:enhanced-geometry xmlns:dr3d="urn:oasis:names:tc:opendocument:xmlns:dr3d:1.0" draw:type="non-primitive" svg:viewBox="0 0 21600 21600" draw:enhanced-path="M 0 0 L 21600 0 21600 21600 0 21600 Z N"/>
        </draw:custom-shape>
        <draw:custom-shape svg:x="8.27334in" svg:y="2.08549in" svg:width="2.62462in" svg:height="0.70684in" draw:id="id148" draw:style-name="a934" draw:name="Rechteck 2">
          <svg:title/>
          <svg:desc/>
          <text:p text:style-name="a931" text:class-names="" text:cond-style-name=""><text:span text:style-name="a930" text:class-names="">ICH-Stuhl:<text:s text:c="1"/></text:span></text:p>
          <text:p text:style-name="a933" text:class-names="" text:cond-style-name=""><text:span text:style-name="a932" text:class-names="">von sich selbst erzählen</text:span></text:p>
          <draw:enhanced-geometry xmlns:dr3d="urn:oasis:names:tc:opendocument:xmlns:dr3d:1.0" draw:type="non-primitive" svg:viewBox="0 0 21600 21600" draw:enhanced-path="M 0 0 L 21600 0 21600 21600 0 21600 Z N"/>
        </draw:custom-shape>
        <draw:custom-shape svg:x="8.27334in" svg:y="3.74134in" svg:width="2.47834in" svg:height="0.70684in" draw:id="id149" draw:style-name="a939" draw:name="Rechteck 4">
          <svg:title/>
          <svg:desc/>
          <text:p text:style-name="a936" text:class-names="" text:cond-style-name=""><text:span text:style-name="a935" text:class-names="">DU-Stuhl:<text:s text:c="1"/></text:span></text:p>
          <text:p text:style-name="a938" text:class-names="" text:cond-style-name=""><text:span text:style-name="a937" text:class-names="">dem anderen zuhören</text:span></text:p>
          <draw:enhanced-geometry xmlns:dr3d="urn:oasis:names:tc:opendocument:xmlns:dr3d:1.0" draw:type="non-primitive" svg:viewBox="0 0 21600 21600" draw:enhanced-path="M 0 0 L 21600 0 21600 21600 0 21600 Z N"/>
        </draw:custom-shape>
        <draw:g draw:name="Gruppieren 99" draw:id="id150">
          <svg:title/>
          <svg:desc/>
          <draw:custom-shape svg:x="7.29173in" svg:y="3.16089in" svg:width="0.21048in" svg:height="0.64247in" draw:id="id154" draw:style-name="a948" draw:name="Freeform 7">
            <svg:title/>
            <svg:desc/>
            <text:p text:style-name="a947" text:class-names="" text:cond-style-name=""><text:span text:style-name="a946" text:class-names=""/></text:p>
            <draw:enhanced-geometry xmlns:dr3d="urn:oasis:names:tc:opendocument:xmlns:dr3d:1.0" draw:type="non-primitive" svg:viewBox="0 0 838 3232" draw:enhanced-path="M ?f3 ?f4 L ?f5 ?f6 ?f7 ?f8 ?f9 ?f10 ?f11 ?f12 ?f13 ?f14 ?f15 ?f16 ?f17 ?f18 ?f19 ?f20 ?f21 ?f22 ?f23 ?f24 ?f25 ?f26 ?f27 ?f28 ?f29 ?f30 ?f31 ?f32 ?f33 ?f34 ?f35 ?f36 ?f37 ?f38 ?f39 ?f40 ?f41 ?f42 ?f7 ?f43 ?f44 ?f45 ?f46 ?f47 ?f48 ?f49 ?f50 ?f51 ?f52 ?f53 ?f54 ?f55 ?f56 ?f57 ?f58 ?f59 ?f60 ?f61 ?f62 ?f63 ?f64 ?f65 ?f66 ?f67 ?f68 ?f69 ?f70 ?f71 ?f0 ?f72 ?f0 ?f73 ?f74 ?f75 ?f76 ?f77 ?f78 ?f79 ?f80 ?f81 ?f82 ?f83 ?f84 ?f85 ?f86 ?f87 ?f88 ?f2 ?f89 ?f90 ?f91 ?f92 ?f3 ?f4 Z M ?f93 ?f94 L ?f95 ?f96 ?f97 ?f98 ?f37 ?f99 ?f100 ?f101 ?f102 ?f103 ?f104 ?f105 ?f102 ?f106 ?f100 ?f107 ?f108 ?f109 ?f13 ?f110 ?f111 ?f112 ?f113 ?f64 ?f114 ?f115 ?f116 ?f117 ?f1 ?f118 ?f119 ?f120 ?f121 ?f122 ?f123 ?f124 ?f125 ?f0 ?f100 ?f126 ?f127 ?f128 ?f129 ?f130 ?f131 ?f132 ?f133 ?f134 ?f135 ?f136 ?f137 ?f138 ?f139 ?f140 ?f141 ?f56 ?f142 ?f143 ?f144 ?f145 ?f146 ?f147 ?f148 ?f149 ?f150 ?f151 ?f152 ?f153 ?f154 ?f155 ?f156 ?f157 ?f158 ?f159 ?f127 ?f15 ?f93 ?f94 Z N" draw:text-areas="?f336 ?f338 ?f337 ?f339" draw:glue-points="?f340 ?f341 ?f342 ?f343 ?f344 ?f345 ?f346 ?f347 ?f348 ?f349 ?f350 ?f351 ?f352 ?f353 ?f354 ?f355 ?f356 ?f357 ?f358 ?f359 ?f360 ?f361 ?f362 ?f363 ?f364 ?f365 ?f366 ?f367 ?f368 ?f369 ?f370 ?f371 ?f372 ?f373 ?f374 ?f375 ?f376 ?f377 ?f378 ?f379 ?f380 ?f381 ?f382 ?f383 ?f384 ?f385 ?f386 ?f387 ?f388 ?f389 ?f356 ?f390 ?f391 ?f392 ?f391 ?f393 ?f394 ?f395 ?f396 ?f397 ?f398 ?f399 ?f400 ?f401 ?f402 ?f403 ?f404 ?f405 ?f406 ?f407 ?f408 ?f409 ?f410 ?f411 ?f412 ?f413 ?f414 ?f415 ?f416 ?f417 ?f418 ?f419 ?f420 ?f421 ?f422 ?f423 ?f424 ?f425" draw:glue-point-leaving-directions="-90, -90, -90, -90, -90, -90, -90, -90, -90, -90, -90, -90, -90, -90, -90, -90, -90, -90, -90, -90, -90, -90, -90, -90, -90, -90, -90, -90, -90, -90, -90, -90, -90, -90, -90, -90, -90, -90, -90, -90, -90, -90, -90, -90">
              <draw:equation draw:name="f0" draw:formula="0"/>
              <draw:equation draw:name="f1" draw:formula="838"/>
              <draw:equation draw:name="f2" draw:formula="3232"/>
              <draw:equation draw:name="f3" draw:formula="599"/>
              <draw:equation draw:name="f4" draw:formula="3176"/>
              <draw:equation draw:name="f5" draw:formula="628"/>
              <draw:equation draw:name="f6" draw:formula="3162"/>
              <draw:equation draw:name="f7" draw:formula="676"/>
              <draw:equation draw:name="f8" draw:formula="3127"/>
              <draw:equation draw:name="f9" draw:formula="712"/>
              <draw:equation draw:name="f10" draw:formula="3089"/>
              <draw:equation draw:name="f11" draw:formula="738"/>
              <draw:equation draw:name="f12" draw:formula="3043"/>
              <draw:equation draw:name="f13" draw:formula="752"/>
              <draw:equation draw:name="f14" draw:formula="2989"/>
              <draw:equation draw:name="f15" draw:formula="754"/>
              <draw:equation draw:name="f16" draw:formula="2925"/>
              <draw:equation draw:name="f17" draw:formula="748"/>
              <draw:equation draw:name="f18" draw:formula="2849"/>
              <draw:equation draw:name="f19" draw:formula="732"/>
              <draw:equation draw:name="f20" draw:formula="2756"/>
              <draw:equation draw:name="f21" draw:formula="719"/>
              <draw:equation draw:name="f22" draw:formula="2705"/>
              <draw:equation draw:name="f23" draw:formula="700"/>
              <draw:equation draw:name="f24" draw:formula="2611"/>
              <draw:equation draw:name="f25" draw:formula="675"/>
              <draw:equation draw:name="f26" draw:formula="2409"/>
              <draw:equation draw:name="f27" draw:formula="669"/>
              <draw:equation draw:name="f28" draw:formula="2158"/>
              <draw:equation draw:name="f29" draw:formula="679"/>
              <draw:equation draw:name="f30" draw:formula="1820"/>
              <draw:equation draw:name="f31" draw:formula="691"/>
              <draw:equation draw:name="f32" draw:formula="1604"/>
              <draw:equation draw:name="f33" draw:formula="722"/>
              <draw:equation draw:name="f34" draw:formula="1099"/>
              <draw:equation draw:name="f35" draw:formula="728"/>
              <draw:equation draw:name="f36" draw:formula="888"/>
              <draw:equation draw:name="f37" draw:formula="723"/>
              <draw:equation draw:name="f38" draw:formula="854"/>
              <draw:equation draw:name="f39" draw:formula="710"/>
              <draw:equation draw:name="f40" draw:formula="836"/>
              <draw:equation draw:name="f41" draw:formula="694"/>
              <draw:equation draw:name="f42" draw:formula="831"/>
              <draw:equation draw:name="f43" draw:formula="823"/>
              <draw:equation draw:name="f44" draw:formula="643"/>
              <draw:equation draw:name="f45" draw:formula="817"/>
              <draw:equation draw:name="f46" draw:formula="617"/>
              <draw:equation draw:name="f47" draw:formula="825"/>
              <draw:equation draw:name="f48" draw:formula="602"/>
              <draw:equation draw:name="f49" draw:formula="846"/>
              <draw:equation draw:name="f50" draw:formula="601"/>
              <draw:equation draw:name="f51" draw:formula="861"/>
              <draw:equation draw:name="f52" draw:formula="595"/>
              <draw:equation draw:name="f53" draw:formula="902"/>
              <draw:equation draw:name="f54" draw:formula="538"/>
              <draw:equation draw:name="f55" draw:formula="1164"/>
              <draw:equation draw:name="f56" draw:formula="402"/>
              <draw:equation draw:name="f57" draw:formula="1743"/>
              <draw:equation draw:name="f58" draw:formula="323"/>
              <draw:equation draw:name="f59" draw:formula="2053"/>
              <draw:equation draw:name="f60" draw:formula="288"/>
              <draw:equation draw:name="f61" draw:formula="2176"/>
              <draw:equation draw:name="f62" draw:formula="196"/>
              <draw:equation draw:name="f63" draw:formula="2462"/>
              <draw:equation draw:name="f64" draw:formula="153"/>
              <draw:equation draw:name="f65" draw:formula="2577"/>
              <draw:equation draw:name="f66" draw:formula="116"/>
              <draw:equation draw:name="f67" draw:formula="2673"/>
              <draw:equation draw:name="f68" draw:formula="54"/>
              <draw:equation draw:name="f69" draw:formula="2855"/>
              <draw:equation draw:name="f70" draw:formula="13"/>
              <draw:equation draw:name="f71" draw:formula="3008"/>
              <draw:equation draw:name="f72" draw:formula="3088"/>
              <draw:equation draw:name="f73" draw:formula="3121"/>
              <draw:equation draw:name="f74" draw:formula="2"/>
              <draw:equation draw:name="f75" draw:formula="3128"/>
              <draw:equation draw:name="f76" draw:formula="12"/>
              <draw:equation draw:name="f77" draw:formula="3141"/>
              <draw:equation draw:name="f78" draw:formula="52"/>
              <draw:equation draw:name="f79" draw:formula="3167"/>
              <draw:equation draw:name="f80" draw:formula="107"/>
              <draw:equation draw:name="f81" draw:formula="3192"/>
              <draw:equation draw:name="f82" draw:formula="171"/>
              <draw:equation draw:name="f83" draw:formula="3215"/>
              <draw:equation draw:name="f84" draw:formula="203"/>
              <draw:equation draw:name="f85" draw:formula="3222"/>
              <draw:equation draw:name="f86" draw:formula="249"/>
              <draw:equation draw:name="f87" draw:formula="3229"/>
              <draw:equation draw:name="f88" draw:formula="355"/>
              <draw:equation draw:name="f89" draw:formula="462"/>
              <draw:equation draw:name="f90" draw:formula="3220"/>
              <draw:equation draw:name="f91" draw:formula="559"/>
              <draw:equation draw:name="f92" draw:formula="3195"/>
              <draw:equation draw:name="f93" draw:formula="702"/>
              <draw:equation draw:name="f94" draw:formula="741"/>
              <draw:equation draw:name="f95" draw:formula="715"/>
              <draw:equation draw:name="f96" draw:formula="727"/>
              <draw:equation draw:name="f97" draw:formula="726"/>
              <draw:equation draw:name="f98" draw:formula="686"/>
              <draw:equation draw:name="f99" draw:formula="664"/>
              <draw:equation draw:name="f100" draw:formula="716"/>
              <draw:equation draw:name="f101" draw:formula="623"/>
              <draw:equation draw:name="f102" draw:formula="706"/>
              <draw:equation draw:name="f103" draw:formula="547"/>
              <draw:equation draw:name="f104" draw:formula="703"/>
              <draw:equation draw:name="f105" draw:formula="474"/>
              <draw:equation draw:name="f106" draw:formula="404"/>
              <draw:equation draw:name="f107" draw:formula="340"/>
              <draw:equation draw:name="f108" draw:formula="731"/>
              <draw:equation draw:name="f109" draw:formula="280"/>
              <draw:equation draw:name="f110" draw:formula="224"/>
              <draw:equation draw:name="f111" draw:formula="779"/>
              <draw:equation draw:name="f112" draw:formula="175"/>
              <draw:equation draw:name="f113" draw:formula="795"/>
              <draw:equation draw:name="f114" draw:formula="811"/>
              <draw:equation draw:name="f115" draw:formula="132"/>
              <draw:equation draw:name="f116" draw:formula="830"/>
              <draw:equation draw:name="f117" draw:formula="95"/>
              <draw:equation draw:name="f118" draw:formula="64"/>
              <draw:equation draw:name="f119" draw:formula="835"/>
              <draw:equation draw:name="f120" draw:formula="38"/>
              <draw:equation draw:name="f121" draw:formula="821"/>
              <draw:equation draw:name="f122" draw:formula="18"/>
              <draw:equation draw:name="f123" draw:formula="796"/>
              <draw:equation draw:name="f124" draw:formula="5"/>
              <draw:equation draw:name="f125" draw:formula="760"/>
              <draw:equation draw:name="f126" draw:formula="1"/>
              <draw:equation draw:name="f127" draw:formula="689"/>
              <draw:equation draw:name="f128" draw:formula="6"/>
              <draw:equation draw:name="f129" draw:formula="649"/>
              <draw:equation draw:name="f130" draw:formula="15"/>
              <draw:equation draw:name="f131" draw:formula="580"/>
              <draw:equation draw:name="f132" draw:formula="47"/>
              <draw:equation draw:name="f133" draw:formula="524"/>
              <draw:equation draw:name="f134" draw:formula="94"/>
              <draw:equation draw:name="f135" draw:formula="482"/>
              <draw:equation draw:name="f136" draw:formula="154"/>
              <draw:equation draw:name="f137" draw:formula="452"/>
              <draw:equation draw:name="f138" draw:formula="225"/>
              <draw:equation draw:name="f139" draw:formula="439"/>
              <draw:equation draw:name="f140" draw:formula="309"/>
              <draw:equation draw:name="f141" draw:formula="440"/>
              <draw:equation draw:name="f142" draw:formula="457"/>
              <draw:equation draw:name="f143" draw:formula="503"/>
              <draw:equation draw:name="f144" draw:formula="473"/>
              <draw:equation draw:name="f145" draw:formula="555"/>
              <draw:equation draw:name="f146" draw:formula="483"/>
              <draw:equation draw:name="f147" draw:formula="589"/>
              <draw:equation draw:name="f148" draw:formula="508"/>
              <draw:equation draw:name="f149" draw:formula="645"/>
              <draw:equation draw:name="f150" draw:formula="536"/>
              <draw:equation draw:name="f151" draw:formula="693"/>
              <draw:equation draw:name="f152" draw:formula="565"/>
              <draw:equation draw:name="f153" draw:formula="730"/>
              <draw:equation draw:name="f154" draw:formula="596"/>
              <draw:equation draw:name="f155" draw:formula="755"/>
              <draw:equation draw:name="f156" draw:formula="627"/>
              <draw:equation draw:name="f157" draw:formula="769"/>
              <draw:equation draw:name="f158" draw:formula="658"/>
              <draw:equation draw:name="f159" draw:formula="767"/>
              <draw:equation draw:name="f160" draw:formula="?f2 - ?f0"/>
              <draw:equation draw:name="f161" draw:formula="?f1 - ?f0"/>
              <draw:equation draw:name="f162" draw:formula="?f161 / 838"/>
              <draw:equation draw:name="f163" draw:formula="?f160 / 3232"/>
              <draw:equation draw:name="f164" draw:formula="628 * ?f161"/>
              <draw:equation draw:name="f165" draw:formula="3162 * ?f160"/>
              <draw:equation draw:name="f166" draw:formula="712 * ?f161"/>
              <draw:equation draw:name="f167" draw:formula="3089 * ?f160"/>
              <draw:equation draw:name="f168" draw:formula="752 * ?f161"/>
              <draw:equation draw:name="f169" draw:formula="2989 * ?f160"/>
              <draw:equation draw:name="f170" draw:formula="748 * ?f161"/>
              <draw:equation draw:name="f171" draw:formula="2849 * ?f160"/>
              <draw:equation draw:name="f172" draw:formula="719 * ?f161"/>
              <draw:equation draw:name="f173" draw:formula="2705 * ?f160"/>
              <draw:equation draw:name="f174" draw:formula="675 * ?f161"/>
              <draw:equation draw:name="f175" draw:formula="2409 * ?f160"/>
              <draw:equation draw:name="f176" draw:formula="679 * ?f161"/>
              <draw:equation draw:name="f177" draw:formula="1820 * ?f160"/>
              <draw:equation draw:name="f178" draw:formula="722 * ?f161"/>
              <draw:equation draw:name="f179" draw:formula="1099 * ?f160"/>
              <draw:equation draw:name="f180" draw:formula="723 * ?f161"/>
              <draw:equation draw:name="f181" draw:formula="854 * ?f160"/>
              <draw:equation draw:name="f182" draw:formula="694 * ?f161"/>
              <draw:equation draw:name="f183" draw:formula="831 * ?f160"/>
              <draw:equation draw:name="f184" draw:formula="643 * ?f161"/>
              <draw:equation draw:name="f185" draw:formula="817 * ?f160"/>
              <draw:equation draw:name="f186" draw:formula="602 * ?f161"/>
              <draw:equation draw:name="f187" draw:formula="846 * ?f160"/>
              <draw:equation draw:name="f188" draw:formula="595 * ?f161"/>
              <draw:equation draw:name="f189" draw:formula="902 * ?f160"/>
              <draw:equation draw:name="f190" draw:formula="402 * ?f161"/>
              <draw:equation draw:name="f191" draw:formula="1743 * ?f160"/>
              <draw:equation draw:name="f192" draw:formula="288 * ?f161"/>
              <draw:equation draw:name="f193" draw:formula="2176 * ?f160"/>
              <draw:equation draw:name="f194" draw:formula="153 * ?f161"/>
              <draw:equation draw:name="f195" draw:formula="2577 * ?f160"/>
              <draw:equation draw:name="f196" draw:formula="54 * ?f161"/>
              <draw:equation draw:name="f197" draw:formula="2855 * ?f160"/>
              <draw:equation draw:name="f198" draw:formula="0 * ?f161"/>
              <draw:equation draw:name="f199" draw:formula="3088 * ?f160"/>
              <draw:equation draw:name="f200" draw:formula="2 * ?f161"/>
              <draw:equation draw:name="f201" draw:formula="3128 * ?f160"/>
              <draw:equation draw:name="f202" draw:formula="52 * ?f161"/>
              <draw:equation draw:name="f203" draw:formula="3167 * ?f160"/>
              <draw:equation draw:name="f204" draw:formula="171 * ?f161"/>
              <draw:equation draw:name="f205" draw:formula="3215 * ?f160"/>
              <draw:equation draw:name="f206" draw:formula="249 * ?f161"/>
              <draw:equation draw:name="f207" draw:formula="3229 * ?f160"/>
              <draw:equation draw:name="f208" draw:formula="462 * ?f161"/>
              <draw:equation draw:name="f209" draw:formula="3220 * ?f160"/>
              <draw:equation draw:name="f210" draw:formula="599 * ?f161"/>
              <draw:equation draw:name="f211" draw:formula="3176 * ?f160"/>
              <draw:equation draw:name="f212" draw:formula="715 * ?f161"/>
              <draw:equation draw:name="f213" draw:formula="727 * ?f160"/>
              <draw:equation draw:name="f214" draw:formula="664 * ?f160"/>
              <draw:equation draw:name="f215" draw:formula="706 * ?f161"/>
              <draw:equation draw:name="f216" draw:formula="547 * ?f160"/>
              <draw:equation draw:name="f217" draw:formula="404 * ?f160"/>
              <draw:equation draw:name="f218" draw:formula="731 * ?f161"/>
              <draw:equation draw:name="f219" draw:formula="280 * ?f160"/>
              <draw:equation draw:name="f220" draw:formula="779 * ?f161"/>
              <draw:equation draw:name="f221" draw:formula="175 * ?f160"/>
              <draw:equation draw:name="f222" draw:formula="811 * ?f161"/>
              <draw:equation draw:name="f223" draw:formula="132 * ?f160"/>
              <draw:equation draw:name="f224" draw:formula="838 * ?f161"/>
              <draw:equation draw:name="f225" draw:formula="64 * ?f160"/>
              <draw:equation draw:name="f226" draw:formula="821 * ?f161"/>
              <draw:equation draw:name="f227" draw:formula="18 * ?f160"/>
              <draw:equation draw:name="f228" draw:formula="760 * ?f161"/>
              <draw:equation draw:name="f229" draw:formula="0 * ?f160"/>
              <draw:equation draw:name="f230" draw:formula="689 * ?f161"/>
              <draw:equation draw:name="f231" draw:formula="6 * ?f160"/>
              <draw:equation draw:name="f232" draw:formula="580 * ?f161"/>
              <draw:equation draw:name="f233" draw:formula="47 * ?f160"/>
              <draw:equation draw:name="f234" draw:formula="482 * ?f161"/>
              <draw:equation draw:name="f235" draw:formula="154 * ?f160"/>
              <draw:equation draw:name="f236" draw:formula="439 * ?f161"/>
              <draw:equation draw:name="f237" draw:formula="309 * ?f160"/>
              <draw:equation draw:name="f238" draw:formula="457 * ?f161"/>
              <draw:equation draw:name="f239" draw:formula="503 * ?f160"/>
              <draw:equation draw:name="f240" draw:formula="483 * ?f161"/>
              <draw:equation draw:name="f241" draw:formula="589 * ?f160"/>
              <draw:equation draw:name="f242" draw:formula="536 * ?f161"/>
              <draw:equation draw:name="f243" draw:formula="693 * ?f160"/>
              <draw:equation draw:name="f244" draw:formula="596 * ?f161"/>
              <draw:equation draw:name="f245" draw:formula="755 * ?f160"/>
              <draw:equation draw:name="f246" draw:formula="658 * ?f161"/>
              <draw:equation draw:name="f247" draw:formula="767 * ?f160"/>
              <draw:equation draw:name="f248" draw:formula="702 * ?f161"/>
              <draw:equation draw:name="f249" draw:formula="741 * ?f160"/>
              <draw:equation draw:name="f250" draw:formula="?f164 / 838"/>
              <draw:equation draw:name="f251" draw:formula="?f165 / 3232"/>
              <draw:equation draw:name="f252" draw:formula="?f166 / 838"/>
              <draw:equation draw:name="f253" draw:formula="?f167 / 3232"/>
              <draw:equation draw:name="f254" draw:formula="?f168 / 838"/>
              <draw:equation draw:name="f255" draw:formula="?f169 / 3232"/>
              <draw:equation draw:name="f256" draw:formula="?f170 / 838"/>
              <draw:equation draw:name="f257" draw:formula="?f171 / 3232"/>
              <draw:equation draw:name="f258" draw:formula="?f172 / 838"/>
              <draw:equation draw:name="f259" draw:formula="?f173 / 3232"/>
              <draw:equation draw:name="f260" draw:formula="?f174 / 838"/>
              <draw:equation draw:name="f261" draw:formula="?f175 / 3232"/>
              <draw:equation draw:name="f262" draw:formula="?f176 / 838"/>
              <draw:equation draw:name="f263" draw:formula="?f177 / 3232"/>
              <draw:equation draw:name="f264" draw:formula="?f178 / 838"/>
              <draw:equation draw:name="f265" draw:formula="?f179 / 3232"/>
              <draw:equation draw:name="f266" draw:formula="?f180 / 838"/>
              <draw:equation draw:name="f267" draw:formula="?f181 / 3232"/>
              <draw:equation draw:name="f268" draw:formula="?f182 / 838"/>
              <draw:equation draw:name="f269" draw:formula="?f183 / 3232"/>
              <draw:equation draw:name="f270" draw:formula="?f184 / 838"/>
              <draw:equation draw:name="f271" draw:formula="?f185 / 3232"/>
              <draw:equation draw:name="f272" draw:formula="?f186 / 838"/>
              <draw:equation draw:name="f273" draw:formula="?f187 / 3232"/>
              <draw:equation draw:name="f274" draw:formula="?f188 / 838"/>
              <draw:equation draw:name="f275" draw:formula="?f189 / 3232"/>
              <draw:equation draw:name="f276" draw:formula="?f190 / 838"/>
              <draw:equation draw:name="f277" draw:formula="?f191 / 3232"/>
              <draw:equation draw:name="f278" draw:formula="?f192 / 838"/>
              <draw:equation draw:name="f279" draw:formula="?f193 / 3232"/>
              <draw:equation draw:name="f280" draw:formula="?f194 / 838"/>
              <draw:equation draw:name="f281" draw:formula="?f195 / 3232"/>
              <draw:equation draw:name="f282" draw:formula="?f196 / 838"/>
              <draw:equation draw:name="f283" draw:formula="?f197 / 3232"/>
              <draw:equation draw:name="f284" draw:formula="?f198 / 838"/>
              <draw:equation draw:name="f285" draw:formula="?f199 / 3232"/>
              <draw:equation draw:name="f286" draw:formula="?f200 / 838"/>
              <draw:equation draw:name="f287" draw:formula="?f201 / 3232"/>
              <draw:equation draw:name="f288" draw:formula="?f202 / 838"/>
              <draw:equation draw:name="f289" draw:formula="?f203 / 3232"/>
              <draw:equation draw:name="f290" draw:formula="?f204 / 838"/>
              <draw:equation draw:name="f291" draw:formula="?f205 / 3232"/>
              <draw:equation draw:name="f292" draw:formula="?f206 / 838"/>
              <draw:equation draw:name="f293" draw:formula="?f207 / 3232"/>
              <draw:equation draw:name="f294" draw:formula="?f208 / 838"/>
              <draw:equation draw:name="f295" draw:formula="?f209 / 3232"/>
              <draw:equation draw:name="f296" draw:formula="?f210 / 838"/>
              <draw:equation draw:name="f297" draw:formula="?f211 / 3232"/>
              <draw:equation draw:name="f298" draw:formula="?f212 / 838"/>
              <draw:equation draw:name="f299" draw:formula="?f213 / 3232"/>
              <draw:equation draw:name="f300" draw:formula="?f214 / 3232"/>
              <draw:equation draw:name="f301" draw:formula="?f215 / 838"/>
              <draw:equation draw:name="f302" draw:formula="?f216 / 3232"/>
              <draw:equation draw:name="f303" draw:formula="?f217 / 3232"/>
              <draw:equation draw:name="f304" draw:formula="?f218 / 838"/>
              <draw:equation draw:name="f305" draw:formula="?f219 / 3232"/>
              <draw:equation draw:name="f306" draw:formula="?f220 / 838"/>
              <draw:equation draw:name="f307" draw:formula="?f221 / 3232"/>
              <draw:equation draw:name="f308" draw:formula="?f222 / 838"/>
              <draw:equation draw:name="f309" draw:formula="?f223 / 3232"/>
              <draw:equation draw:name="f310" draw:formula="?f224 / 838"/>
              <draw:equation draw:name="f311" draw:formula="?f225 / 3232"/>
              <draw:equation draw:name="f312" draw:formula="?f226 / 838"/>
              <draw:equation draw:name="f313" draw:formula="?f227 / 3232"/>
              <draw:equation draw:name="f314" draw:formula="?f228 / 838"/>
              <draw:equation draw:name="f315" draw:formula="?f229 / 3232"/>
              <draw:equation draw:name="f316" draw:formula="?f230 / 838"/>
              <draw:equation draw:name="f317" draw:formula="?f231 / 3232"/>
              <draw:equation draw:name="f318" draw:formula="?f232 / 838"/>
              <draw:equation draw:name="f319" draw:formula="?f233 / 3232"/>
              <draw:equation draw:name="f320" draw:formula="?f234 / 838"/>
              <draw:equation draw:name="f321" draw:formula="?f235 / 3232"/>
              <draw:equation draw:name="f322" draw:formula="?f236 / 838"/>
              <draw:equation draw:name="f323" draw:formula="?f237 / 3232"/>
              <draw:equation draw:name="f324" draw:formula="?f238 / 838"/>
              <draw:equation draw:name="f325" draw:formula="?f239 / 3232"/>
              <draw:equation draw:name="f326" draw:formula="?f240 / 838"/>
              <draw:equation draw:name="f327" draw:formula="?f241 / 3232"/>
              <draw:equation draw:name="f328" draw:formula="?f242 / 838"/>
              <draw:equation draw:name="f329" draw:formula="?f243 / 3232"/>
              <draw:equation draw:name="f330" draw:formula="?f244 / 838"/>
              <draw:equation draw:name="f331" draw:formula="?f245 / 3232"/>
              <draw:equation draw:name="f332" draw:formula="?f246 / 838"/>
              <draw:equation draw:name="f333" draw:formula="?f247 / 3232"/>
              <draw:equation draw:name="f334" draw:formula="?f248 / 838"/>
              <draw:equation draw:name="f335" draw:formula="?f249 / 3232"/>
              <draw:equation draw:name="f336" draw:formula="0 / ?f162"/>
              <draw:equation draw:name="f337" draw:formula="?f1 / ?f162"/>
              <draw:equation draw:name="f338" draw:formula="0 / ?f163"/>
              <draw:equation draw:name="f339" draw:formula="?f2 / ?f163"/>
              <draw:equation draw:name="f340" draw:formula="?f250 / ?f162"/>
              <draw:equation draw:name="f341" draw:formula="?f251 / ?f163"/>
              <draw:equation draw:name="f342" draw:formula="?f252 / ?f162"/>
              <draw:equation draw:name="f343" draw:formula="?f253 / ?f163"/>
              <draw:equation draw:name="f344" draw:formula="?f254 / ?f162"/>
              <draw:equation draw:name="f345" draw:formula="?f255 / ?f163"/>
              <draw:equation draw:name="f346" draw:formula="?f256 / ?f162"/>
              <draw:equation draw:name="f347" draw:formula="?f257 / ?f163"/>
              <draw:equation draw:name="f348" draw:formula="?f258 / ?f162"/>
              <draw:equation draw:name="f349" draw:formula="?f259 / ?f163"/>
              <draw:equation draw:name="f350" draw:formula="?f260 / ?f162"/>
              <draw:equation draw:name="f351" draw:formula="?f261 / ?f163"/>
              <draw:equation draw:name="f352" draw:formula="?f262 / ?f162"/>
              <draw:equation draw:name="f353" draw:formula="?f263 / ?f163"/>
              <draw:equation draw:name="f354" draw:formula="?f264 / ?f162"/>
              <draw:equation draw:name="f355" draw:formula="?f265 / ?f163"/>
              <draw:equation draw:name="f356" draw:formula="?f266 / ?f162"/>
              <draw:equation draw:name="f357" draw:formula="?f267 / ?f163"/>
              <draw:equation draw:name="f358" draw:formula="?f268 / ?f162"/>
              <draw:equation draw:name="f359" draw:formula="?f269 / ?f163"/>
              <draw:equation draw:name="f360" draw:formula="?f270 / ?f162"/>
              <draw:equation draw:name="f361" draw:formula="?f271 / ?f163"/>
              <draw:equation draw:name="f362" draw:formula="?f272 / ?f162"/>
              <draw:equation draw:name="f363" draw:formula="?f273 / ?f163"/>
              <draw:equation draw:name="f364" draw:formula="?f274 / ?f162"/>
              <draw:equation draw:name="f365" draw:formula="?f275 / ?f163"/>
              <draw:equation draw:name="f366" draw:formula="?f276 / ?f162"/>
              <draw:equation draw:name="f367" draw:formula="?f277 / ?f163"/>
              <draw:equation draw:name="f368" draw:formula="?f278 / ?f162"/>
              <draw:equation draw:name="f369" draw:formula="?f279 / ?f163"/>
              <draw:equation draw:name="f370" draw:formula="?f280 / ?f162"/>
              <draw:equation draw:name="f371" draw:formula="?f281 / ?f163"/>
              <draw:equation draw:name="f372" draw:formula="?f282 / ?f162"/>
              <draw:equation draw:name="f373" draw:formula="?f283 / ?f163"/>
              <draw:equation draw:name="f374" draw:formula="?f284 / ?f162"/>
              <draw:equation draw:name="f375" draw:formula="?f285 / ?f163"/>
              <draw:equation draw:name="f376" draw:formula="?f286 / ?f162"/>
              <draw:equation draw:name="f377" draw:formula="?f287 / ?f163"/>
              <draw:equation draw:name="f378" draw:formula="?f288 / ?f162"/>
              <draw:equation draw:name="f379" draw:formula="?f289 / ?f163"/>
              <draw:equation draw:name="f380" draw:formula="?f290 / ?f162"/>
              <draw:equation draw:name="f381" draw:formula="?f291 / ?f163"/>
              <draw:equation draw:name="f382" draw:formula="?f292 / ?f162"/>
              <draw:equation draw:name="f383" draw:formula="?f293 / ?f163"/>
              <draw:equation draw:name="f384" draw:formula="?f294 / ?f162"/>
              <draw:equation draw:name="f385" draw:formula="?f295 / ?f163"/>
              <draw:equation draw:name="f386" draw:formula="?f296 / ?f162"/>
              <draw:equation draw:name="f387" draw:formula="?f297 / ?f163"/>
              <draw:equation draw:name="f388" draw:formula="?f298 / ?f162"/>
              <draw:equation draw:name="f389" draw:formula="?f299 / ?f163"/>
              <draw:equation draw:name="f390" draw:formula="?f300 / ?f163"/>
              <draw:equation draw:name="f391" draw:formula="?f301 / ?f162"/>
              <draw:equation draw:name="f392" draw:formula="?f302 / ?f163"/>
              <draw:equation draw:name="f393" draw:formula="?f303 / ?f163"/>
              <draw:equation draw:name="f394" draw:formula="?f304 / ?f162"/>
              <draw:equation draw:name="f395" draw:formula="?f305 / ?f163"/>
              <draw:equation draw:name="f396" draw:formula="?f306 / ?f162"/>
              <draw:equation draw:name="f397" draw:formula="?f307 / ?f163"/>
              <draw:equation draw:name="f398" draw:formula="?f308 / ?f162"/>
              <draw:equation draw:name="f399" draw:formula="?f309 / ?f163"/>
              <draw:equation draw:name="f400" draw:formula="?f310 / ?f162"/>
              <draw:equation draw:name="f401" draw:formula="?f311 / ?f163"/>
              <draw:equation draw:name="f402" draw:formula="?f312 / ?f162"/>
              <draw:equation draw:name="f403" draw:formula="?f313 / ?f163"/>
              <draw:equation draw:name="f404" draw:formula="?f314 / ?f162"/>
              <draw:equation draw:name="f405" draw:formula="?f315 / ?f163"/>
              <draw:equation draw:name="f406" draw:formula="?f316 / ?f162"/>
              <draw:equation draw:name="f407" draw:formula="?f317 / ?f163"/>
              <draw:equation draw:name="f408" draw:formula="?f318 / ?f162"/>
              <draw:equation draw:name="f409" draw:formula="?f319 / ?f163"/>
              <draw:equation draw:name="f410" draw:formula="?f320 / ?f162"/>
              <draw:equation draw:name="f411" draw:formula="?f321 / ?f163"/>
              <draw:equation draw:name="f412" draw:formula="?f322 / ?f162"/>
              <draw:equation draw:name="f413" draw:formula="?f323 / ?f163"/>
              <draw:equation draw:name="f414" draw:formula="?f324 / ?f162"/>
              <draw:equation draw:name="f415" draw:formula="?f325 / ?f163"/>
              <draw:equation draw:name="f416" draw:formula="?f326 / ?f162"/>
              <draw:equation draw:name="f417" draw:formula="?f327 / ?f163"/>
              <draw:equation draw:name="f418" draw:formula="?f328 / ?f162"/>
              <draw:equation draw:name="f419" draw:formula="?f329 / ?f163"/>
              <draw:equation draw:name="f420" draw:formula="?f330 / ?f162"/>
              <draw:equation draw:name="f421" draw:formula="?f331 / ?f163"/>
              <draw:equation draw:name="f422" draw:formula="?f332 / ?f162"/>
              <draw:equation draw:name="f423" draw:formula="?f333 / ?f163"/>
              <draw:equation draw:name="f424" draw:formula="?f334 / ?f162"/>
              <draw:equation draw:name="f425" draw:formula="?f335 / ?f163"/>
            </draw:enhanced-geometry>
          </draw:custom-shape>
          <draw:custom-shape svg:x="7.27264in" svg:y="3.10602in" svg:width="0.43176in" svg:height="0.78798in" draw:id="id155" draw:style-name="a951" draw:name="Freeform 8">
            <svg:title/>
            <svg:desc/>
            <text:p text:style-name="a950" text:class-names="" text:cond-style-name=""><text:span text:style-name="a949" text:class-names=""/></text:p>
            <draw:enhanced-geometry xmlns:dr3d="urn:oasis:names:tc:opendocument:xmlns:dr3d:1.0" draw:type="non-primitive" svg:viewBox="0 0 2173 3966" draw:enhanced-path="M ?f4 ?f5 L ?f6 ?f7 ?f8 ?f9 ?f10 ?f11 ?f12 ?f13 ?f14 ?f15 ?f16 ?f17 ?f18 ?f19 ?f20 ?f21 ?f1 ?f22 ?f1 ?f23 ?f24 ?f25 ?f26 ?f27 ?f28 ?f29 ?f30 ?f31 ?f32 ?f33 ?f34 ?f35 ?f36 ?f37 ?f38 ?f39 ?f40 ?f41 ?f42 ?f43 ?f44 ?f45 ?f46 ?f47 ?f48 ?f49 ?f50 ?f51 ?f52 ?f53 ?f54 ?f40 ?f54 ?f55 ?f56 ?f57 ?f58 ?f59 ?f60 ?f61 ?f62 ?f63 ?f64 ?f65 ?f66 ?f67 ?f68 ?f69 ?f70 ?f71 ?f72 ?f73 ?f74 ?f75 ?f76 ?f77 ?f78 ?f1 ?f79 ?f1 ?f80 ?f77 ?f81 ?f75 ?f82 ?f73 ?f83 ?f71 ?f31 ?f69 ?f84 ?f67 ?f85 ?f86 ?f87 ?f88 ?f89 ?f90 ?f91 ?f92 ?f93 ?f94 ?f93 ?f95 ?f91 ?f96 ?f97 ?f98 ?f99 ?f100 ?f101 ?f102 ?f103 ?f104 ?f105 ?f106 ?f107 ?f108 ?f109 ?f110 ?f111 ?f112 ?f113 ?f114 ?f115 ?f116 ?f117 ?f118 ?f119 ?f120 ?f121 ?f122 ?f123 ?f124 ?f125 ?f126 ?f127 ?f128 ?f129 ?f130 ?f131 ?f132 ?f2 ?f133 ?f2 ?f134 ?f2 ?f135 ?f131 ?f136 ?f137 ?f138 ?f139 ?f140 ?f141 ?f13 ?f142 ?f143 ?f144 ?f145 ?f146 ?f147 ?f148 ?f149 ?f150 ?f151 ?f152 ?f153 ?f154 ?f3 ?f155 ?f156 ?f60 ?f157 ?f4 ?f5 Z M ?f158 ?f159 L ?f160 ?f161 ?f162 ?f163 ?f98 ?f164 ?f76 ?f165 ?f47 ?f166 ?f167 ?f168 ?f169 ?f170 ?f171 ?f172 ?f173 ?f174 ?f175 ?f176 ?f177 ?f178 ?f179 ?f180 ?f181 ?f182 ?f183 ?f184 ?f185 ?f186 ?f187 ?f188 ?f189 ?f190 ?f191 ?f192 ?f175 ?f193 ?f194 ?f195 ?f196 ?f197 ?f198 ?f199 ?f200 ?f201 ?f202 ?f203 ?f204 ?f205 ?f206 ?f207 ?f208 ?f209 ?f210 ?f211 ?f212 ?f213 ?f214 ?f215 ?f216 ?f217 ?f218 ?f219 ?f220 ?f221 ?f220 ?f222 ?f223 ?f224 ?f218 ?f225 ?f226 ?f227 ?f228 ?f229 ?f230 ?f231 ?f232 ?f233 ?f234 ?f235 ?f236 ?f237 ?f238 ?f239 ?f240 ?f241 ?f158 ?f159 Z M ?f242 ?f98 L ?f243 ?f244 ?f245 ?f246 ?f247 ?f248 ?f189 ?f249 ?f250 ?f251 ?f243 ?f252 ?f253 ?f254 ?f47 ?f255 ?f256 ?f257 ?f258 ?f4 ?f102 ?f259 ?f260 ?f261 ?f262 ?f263 ?f264 ?f265 ?f266 ?f267 ?f268 ?f269 ?f270 ?f271 ?f243 ?f272 ?f273 ?f274 ?f275 ?f276 ?f277 ?f0 ?f278 ?f279 ?f280 ?f281 ?f282 ?f283 ?f284 ?f285 ?f286 ?f287 ?f288 ?f289 ?f290 ?f291 ?f292 ?f293 ?f294 ?f196 ?f32 ?f295 ?f296 ?f242 ?f297 ?f298 ?f299 ?f300 ?f301 ?f300 ?f273 ?f245 ?f242 ?f98 Z N" draw:text-areas="?f524 ?f526 ?f525 ?f527" draw:glue-points="?f528 ?f529 ?f530 ?f531 ?f532 ?f533 ?f534 ?f535 ?f536 ?f537 ?f538 ?f539 ?f540 ?f541 ?f542 ?f543 ?f544 ?f545 ?f546 ?f547 ?f548 ?f549 ?f550 ?f551 ?f552 ?f553 ?f554 ?f553 ?f555 ?f551 ?f556 ?f557 ?f558 ?f559 ?f558 ?f560 ?f561 ?f562 ?f563 ?f564 ?f565 ?f566 ?f567 ?f568 ?f569 ?f570 ?f571 ?f572 ?f573 ?f574 ?f575 ?f576 ?f577 ?f578 ?f579 ?f580 ?f581 ?f582 ?f583 ?f584 ?f585 ?f586 ?f587 ?f588 ?f589 ?f590 ?f591 ?f592 ?f593 ?f594 ?f595 ?f596 ?f597 ?f598 ?f599 ?f600 ?f601 ?f602 ?f603 ?f604 ?f605 ?f606 ?f607 ?f608 ?f609 ?f610 ?f611 ?f612 ?f583 ?f584 ?f613 ?f614 ?f615 ?f616 ?f617 ?f618 ?f619 ?f620 ?f621 ?f622 ?f623 ?f624 ?f625 ?f626 ?f627 ?f628 ?f629 ?f630 ?f631 ?f632 ?f633 ?f634 ?f635 ?f636" draw:glue-point-leaving-directions="-90, -90, -90, -90, -90, -90, -90, -90, -90, -90, -90, -90, -90, -90, -90, -90, -90, -90, -90, -90, -90, -90, -90, -90, -90, -90, -90, -90, -90, -90, -90, -90, -90, -90, -90, -90, -90, -90, -90, -90, -90, -90, -90, -90, -90, -90, -90, -90, -90, -90, -90, -90, -90, -90, -90, -90, -90">
              <draw:equation draw:name="f0" draw:formula="360"/>
              <draw:equation draw:name="f1" draw:formula="0"/>
              <draw:equation draw:name="f2" draw:formula="2173"/>
              <draw:equation draw:name="f3" draw:formula="3966"/>
              <draw:equation draw:name="f4" draw:formula="448"/>
              <draw:equation draw:name="f5" draw:formula="3951"/>
              <draw:equation draw:name="f6" draw:formula="370"/>
              <draw:equation draw:name="f7" draw:formula="3945"/>
              <draw:equation draw:name="f8" draw:formula="235"/>
              <draw:equation draw:name="f9" draw:formula="3925"/>
              <draw:equation draw:name="f10" draw:formula="126"/>
              <draw:equation draw:name="f11" draw:formula="3902"/>
              <draw:equation draw:name="f12" draw:formula="53"/>
              <draw:equation draw:name="f13" draw:formula="3875"/>
              <draw:equation draw:name="f14" draw:formula="34"/>
              <draw:equation draw:name="f15" draw:formula="3860"/>
              <draw:equation draw:name="f16" draw:formula="24"/>
              <draw:equation draw:name="f17" draw:formula="3850"/>
              <draw:equation draw:name="f18" draw:formula="10"/>
              <draw:equation draw:name="f19" draw:formula="3825"/>
              <draw:equation draw:name="f20" draw:formula="2"/>
              <draw:equation draw:name="f21" draw:formula="3755"/>
              <draw:equation draw:name="f22" draw:formula="3654"/>
              <draw:equation draw:name="f23" draw:formula="3479"/>
              <draw:equation draw:name="f24" draw:formula="231"/>
              <draw:equation draw:name="f25" draw:formula="2850"/>
              <draw:equation draw:name="f26" draw:formula="446"/>
              <draw:equation draw:name="f27" draw:formula="2257"/>
              <draw:equation draw:name="f28" draw:formula="631"/>
              <draw:equation draw:name="f29" draw:formula="1754"/>
              <draw:equation draw:name="f30" draw:formula="699"/>
              <draw:equation draw:name="f31" draw:formula="1567"/>
              <draw:equation draw:name="f32" draw:formula="793"/>
              <draw:equation draw:name="f33" draw:formula="1299"/>
              <draw:equation draw:name="f34" draw:formula="801"/>
              <draw:equation draw:name="f35" draw:formula="1264"/>
              <draw:equation draw:name="f36" draw:formula="796"/>
              <draw:equation draw:name="f37" draw:formula="1249"/>
              <draw:equation draw:name="f38" draw:formula="746"/>
              <draw:equation draw:name="f39" draw:formula="1190"/>
              <draw:equation draw:name="f40" draw:formula="709"/>
              <draw:equation draw:name="f41" draw:formula="1155"/>
              <draw:equation draw:name="f42" draw:formula="671"/>
              <draw:equation draw:name="f43" draw:formula="1119"/>
              <draw:equation draw:name="f44" draw:formula="609"/>
              <draw:equation draw:name="f45" draw:formula="1049"/>
              <draw:equation draw:name="f46" draw:formula="561"/>
              <draw:equation draw:name="f47" draw:formula="974"/>
              <draw:equation draw:name="f48" draw:formula="523"/>
              <draw:equation draw:name="f49" draw:formula="890"/>
              <draw:equation draw:name="f50" draw:formula="507"/>
              <draw:equation draw:name="f51" draw:formula="841"/>
              <draw:equation draw:name="f52" draw:formula="495"/>
              <draw:equation draw:name="f53" draw:formula="798"/>
              <draw:equation draw:name="f54" draw:formula="481"/>
              <draw:equation draw:name="f55" draw:formula="619"/>
              <draw:equation draw:name="f56" draw:formula="492"/>
              <draw:equation draw:name="f57" draw:formula="531"/>
              <draw:equation draw:name="f58" draw:formula="515"/>
              <draw:equation draw:name="f59" draw:formula="445"/>
              <draw:equation draw:name="f60" draw:formula="551"/>
              <draw:equation draw:name="f61" draw:formula="361"/>
              <draw:equation draw:name="f62" draw:formula="599"/>
              <draw:equation draw:name="f63" draw:formula="283"/>
              <draw:equation draw:name="f64" draw:formula="657"/>
              <draw:equation draw:name="f65" draw:formula="212"/>
              <draw:equation draw:name="f66" draw:formula="690"/>
              <draw:equation draw:name="f67" draw:formula="178"/>
              <draw:equation draw:name="f68" draw:formula="715"/>
              <draw:equation draw:name="f69" draw:formula="156"/>
              <draw:equation draw:name="f70" draw:formula="766"/>
              <draw:equation draw:name="f71" draw:formula="117"/>
              <draw:equation draw:name="f72" draw:formula="820"/>
              <draw:equation draw:name="f73" draw:formula="82"/>
              <draw:equation draw:name="f74" draw:formula="875"/>
              <draw:equation draw:name="f75" draw:formula="54"/>
              <draw:equation draw:name="f76" draw:formula="962"/>
              <draw:equation draw:name="f77" draw:formula="22"/>
              <draw:equation draw:name="f78" draw:formula="1080"/>
              <draw:equation draw:name="f79" draw:formula="1201"/>
              <draw:equation draw:name="f80" draw:formula="1320"/>
              <draw:equation draw:name="f81" draw:formula="1406"/>
              <draw:equation draw:name="f82" draw:formula="1462"/>
              <draw:equation draw:name="f83" draw:formula="1515"/>
              <draw:equation draw:name="f84" draw:formula="1591"/>
              <draw:equation draw:name="f85" draw:formula="1631"/>
              <draw:equation draw:name="f86" draw:formula="218"/>
              <draw:equation draw:name="f87" draw:formula="1698"/>
              <draw:equation draw:name="f88" draw:formula="305"/>
              <draw:equation draw:name="f89" draw:formula="1749"/>
              <draw:equation draw:name="f90" draw:formula="401"/>
              <draw:equation draw:name="f91" draw:formula="1782"/>
              <draw:equation draw:name="f92" draw:formula="504"/>
              <draw:equation draw:name="f93" draw:formula="1799"/>
              <draw:equation draw:name="f94" draw:formula="611"/>
              <draw:equation draw:name="f95" draw:formula="720"/>
              <draw:equation draw:name="f96" draw:formula="831"/>
              <draw:equation draw:name="f97" draw:formula="1746"/>
              <draw:equation draw:name="f98" draw:formula="941"/>
              <draw:equation draw:name="f99" draw:formula="1722"/>
              <draw:equation draw:name="f100" draw:formula="995"/>
              <draw:equation draw:name="f101" draw:formula="1707"/>
              <draw:equation draw:name="f102" draw:formula="1023"/>
              <draw:equation draw:name="f103" draw:formula="1663"/>
              <draw:equation draw:name="f104" draw:formula="1085"/>
              <draw:equation draw:name="f105" draw:formula="1606"/>
              <draw:equation draw:name="f106" draw:formula="1147"/>
              <draw:equation draw:name="f107" draw:formula="1543"/>
              <draw:equation draw:name="f108" draw:formula="1204"/>
              <draw:equation draw:name="f109" draw:formula="1512"/>
              <draw:equation draw:name="f110" draw:formula="1229"/>
              <draw:equation draw:name="f111" draw:formula="1459"/>
              <draw:equation draw:name="f112" draw:formula="1268"/>
              <draw:equation draw:name="f113" draw:formula="1499"/>
              <draw:equation draw:name="f114" draw:formula="1390"/>
              <draw:equation draw:name="f115" draw:formula="1575"/>
              <draw:equation draw:name="f116" draw:formula="1624"/>
              <draw:equation draw:name="f117" draw:formula="1739"/>
              <draw:equation draw:name="f118" draw:formula="2129"/>
              <draw:equation draw:name="f119" draw:formula="1907"/>
              <draw:equation draw:name="f120" draw:formula="2648"/>
              <draw:equation draw:name="f121" draw:formula="1995"/>
              <draw:equation draw:name="f122" draw:formula="2930"/>
              <draw:equation draw:name="f123" draw:formula="2053"/>
              <draw:equation draw:name="f124" draw:formula="3115"/>
              <draw:equation draw:name="f125" draw:formula="2112"/>
              <draw:equation draw:name="f126" draw:formula="3302"/>
              <draw:equation draw:name="f127" draw:formula="2131"/>
              <draw:equation draw:name="f128" draw:formula="3361"/>
              <draw:equation draw:name="f129" draw:formula="2156"/>
              <draw:equation draw:name="f130" draw:formula="3450"/>
              <draw:equation draw:name="f131" draw:formula="2168"/>
              <draw:equation draw:name="f132" draw:formula="3521"/>
              <draw:equation draw:name="f133" draw:formula="3600"/>
              <draw:equation draw:name="f134" draw:formula="3652"/>
              <draw:equation draw:name="f135" draw:formula="3710"/>
              <draw:equation draw:name="f136" draw:formula="3787"/>
              <draw:equation draw:name="f137" draw:formula="2152"/>
              <draw:equation draw:name="f138" draw:formula="3833"/>
              <draw:equation draw:name="f139" draw:formula="2121"/>
              <draw:equation draw:name="f140" draw:formula="3862"/>
              <draw:equation draw:name="f141" draw:formula="2099"/>
              <draw:equation draw:name="f142" draw:formula="2074"/>
              <draw:equation draw:name="f143" draw:formula="3884"/>
              <draw:equation draw:name="f144" draw:formula="1987"/>
              <draw:equation draw:name="f145" draw:formula="3907"/>
              <draw:equation draw:name="f146" draw:formula="1865"/>
              <draw:equation draw:name="f147" draw:formula="3929"/>
              <draw:equation draw:name="f148" draw:formula="1727"/>
              <draw:equation draw:name="f149" draw:formula="3946"/>
              <draw:equation draw:name="f150" draw:formula="1657"/>
              <draw:equation draw:name="f151" draw:formula="3953"/>
              <draw:equation draw:name="f152" draw:formula="1558"/>
              <draw:equation draw:name="f153" draw:formula="3960"/>
              <draw:equation draw:name="f154" draw:formula="1242"/>
              <draw:equation draw:name="f155" draw:formula="873"/>
              <draw:equation draw:name="f156" draw:formula="3965"/>
              <draw:equation draw:name="f157" draw:formula="3958"/>
              <draw:equation draw:name="f158" draw:formula="846"/>
              <draw:equation draw:name="f159" draw:formula="3392"/>
              <draw:equation draw:name="f160" draw:formula="870"/>
              <draw:equation draw:name="f161" draw:formula="3380"/>
              <draw:equation draw:name="f162" draw:formula="911"/>
              <draw:equation draw:name="f163" draw:formula="3351"/>
              <draw:equation draw:name="f164" draw:formula="3319"/>
              <draw:equation draw:name="f165" draw:formula="3281"/>
              <draw:equation draw:name="f166" draw:formula="3235"/>
              <draw:equation draw:name="f167" draw:formula="976"/>
              <draw:equation draw:name="f168" draw:formula="3181"/>
              <draw:equation draw:name="f169" draw:formula="965"/>
              <draw:equation draw:name="f170" draw:formula="3083"/>
              <draw:equation draw:name="f171" draw:formula="947"/>
              <draw:equation draw:name="f172" draw:formula="2996"/>
              <draw:equation draw:name="f173" draw:formula="931"/>
              <draw:equation draw:name="f174" draw:formula="2919"/>
              <draw:equation draw:name="f175" draw:formula="910"/>
              <draw:equation draw:name="f176" draw:formula="2750"/>
              <draw:equation draw:name="f177" draw:formula="904"/>
              <draw:equation draw:name="f178" draw:formula="2538"/>
              <draw:equation draw:name="f179" draw:formula="913"/>
              <draw:equation draw:name="f180" draw:formula="2256"/>
              <draw:equation draw:name="f181" draw:formula="923"/>
              <draw:equation draw:name="f182" draw:formula="2075"/>
              <draw:equation draw:name="f183" draw:formula="948"/>
              <draw:equation draw:name="f184" draw:formula="1653"/>
              <draw:equation draw:name="f185" draw:formula="954"/>
              <draw:equation draw:name="f186" draw:formula="1477"/>
              <draw:equation draw:name="f187" draw:formula="950"/>
              <draw:equation draw:name="f188" draw:formula="1448"/>
              <draw:equation draw:name="f189" draw:formula="938"/>
              <draw:equation draw:name="f190" draw:formula="1434"/>
              <draw:equation draw:name="f191" draw:formula="926"/>
              <draw:equation draw:name="f192" draw:formula="1429"/>
              <draw:equation draw:name="f193" draw:formula="1421"/>
              <draw:equation draw:name="f194" draw:formula="883"/>
              <draw:equation draw:name="f195" draw:formula="1418"/>
              <draw:equation draw:name="f196" draw:formula="862"/>
              <draw:equation draw:name="f197" draw:formula="1424"/>
              <draw:equation draw:name="f198" draw:formula="849"/>
              <draw:equation draw:name="f199" draw:formula="1441"/>
              <draw:equation draw:name="f200" draw:formula="848"/>
              <draw:equation draw:name="f201" draw:formula="1453"/>
              <draw:equation draw:name="f202" draw:formula="828"/>
              <draw:equation draw:name="f203" draw:formula="1562"/>
              <draw:equation draw:name="f204" draw:formula="681"/>
              <draw:equation draw:name="f205" draw:formula="2191"/>
              <draw:equation draw:name="f206" draw:formula="615"/>
              <draw:equation draw:name="f207" draw:formula="2451"/>
              <draw:equation draw:name="f208" draw:formula="586"/>
              <draw:equation draw:name="f209" draw:formula="2554"/>
              <draw:equation draw:name="f210" draw:formula="508"/>
              <draw:equation draw:name="f211" draw:formula="2793"/>
              <draw:equation draw:name="f212" draw:formula="472"/>
              <draw:equation draw:name="f213" draw:formula="2891"/>
              <draw:equation draw:name="f214" draw:formula="442"/>
              <draw:equation draw:name="f215" draw:formula="2971"/>
              <draw:equation draw:name="f216" draw:formula="390"/>
              <draw:equation draw:name="f217" draw:formula="3123"/>
              <draw:equation draw:name="f218" draw:formula="355"/>
              <draw:equation draw:name="f219" draw:formula="3251"/>
              <draw:equation draw:name="f220" draw:formula="344"/>
              <draw:equation draw:name="f221" draw:formula="3318"/>
              <draw:equation draw:name="f222" draw:formula="3345"/>
              <draw:equation draw:name="f223" draw:formula="347"/>
              <draw:equation draw:name="f224" draw:formula="3352"/>
              <draw:equation draw:name="f225" draw:formula="3362"/>
              <draw:equation draw:name="f226" draw:formula="387"/>
              <draw:equation draw:name="f227" draw:formula="3384"/>
              <draw:equation draw:name="f228" draw:formula="434"/>
              <draw:equation draw:name="f229" draw:formula="3405"/>
              <draw:equation draw:name="f230" draw:formula="487"/>
              <draw:equation draw:name="f231" draw:formula="3424"/>
              <draw:equation draw:name="f232" draw:formula="514"/>
              <draw:equation draw:name="f233" draw:formula="3430"/>
              <draw:equation draw:name="f234" draw:formula="552"/>
              <draw:equation draw:name="f235" draw:formula="3436"/>
              <draw:equation draw:name="f236" draw:formula="641"/>
              <draw:equation draw:name="f237" draw:formula="3439"/>
              <draw:equation draw:name="f238" draw:formula="731"/>
              <draw:equation draw:name="f239" draw:formula="3429"/>
              <draw:equation draw:name="f240" draw:formula="814"/>
              <draw:equation draw:name="f241" draw:formula="3407"/>
              <draw:equation draw:name="f242" draw:formula="932"/>
              <draw:equation draw:name="f243" draw:formula="943"/>
              <draw:equation draw:name="f244" draw:formula="929"/>
              <draw:equation draw:name="f245" draw:formula="952"/>
              <draw:equation draw:name="f246" draw:formula="895"/>
              <draw:equation draw:name="f247" draw:formula="949"/>
              <draw:equation draw:name="f248" draw:formula="876"/>
              <draw:equation draw:name="f249" draw:formula="810"/>
              <draw:equation draw:name="f250" draw:formula="933"/>
              <draw:equation draw:name="f251" draw:formula="687"/>
              <draw:equation draw:name="f252" draw:formula="605"/>
              <draw:equation draw:name="f253" draw:formula="957"/>
              <draw:equation draw:name="f254" draw:formula="555"/>
              <draw:equation draw:name="f255" draw:formula="509"/>
              <draw:equation draw:name="f256" draw:formula="997"/>
              <draw:equation draw:name="f257" draw:formula="468"/>
              <draw:equation draw:name="f258" draw:formula="1010"/>
              <draw:equation draw:name="f259" draw:formula="432"/>
              <draw:equation draw:name="f260" draw:formula="1039"/>
              <draw:equation draw:name="f261" draw:formula="400"/>
              <draw:equation draw:name="f262" draw:formula="1047"/>
              <draw:equation draw:name="f263" draw:formula="374"/>
              <draw:equation draw:name="f264" draw:formula="1043"/>
              <draw:equation draw:name="f265" draw:formula="352"/>
              <draw:equation draw:name="f266" draw:formula="1032"/>
              <draw:equation draw:name="f267" draw:formula="336"/>
              <draw:equation draw:name="f268" draw:formula="1011"/>
              <draw:equation draw:name="f269" draw:formula="325"/>
              <draw:equation draw:name="f270" draw:formula="981"/>
              <draw:equation draw:name="f271" draw:formula="320"/>
              <draw:equation draw:name="f272" draw:formula="323"/>
              <draw:equation draw:name="f273" draw:formula="921"/>
              <draw:equation draw:name="f274" draw:formula="326"/>
              <draw:equation draw:name="f275" draw:formula="888"/>
              <draw:equation draw:name="f276" draw:formula="334"/>
              <draw:equation draw:name="f277" draw:formula="830"/>
              <draw:equation draw:name="f278" draw:formula="783"/>
              <draw:equation draw:name="f279" draw:formula="399"/>
              <draw:equation draw:name="f280" draw:formula="747"/>
              <draw:equation draw:name="f281" draw:formula="449"/>
              <draw:equation draw:name="f282" draw:formula="724"/>
              <draw:equation draw:name="f283" draw:formula="510"/>
              <draw:equation draw:name="f284" draw:formula="711"/>
              <draw:equation draw:name="f285" draw:formula="579"/>
              <draw:equation draw:name="f286" draw:formula="713"/>
              <draw:equation draw:name="f287" draw:formula="656"/>
              <draw:equation draw:name="f288" draw:formula="727"/>
              <draw:equation draw:name="f289" draw:formula="741"/>
              <draw:equation draw:name="f290" draw:formula="740"/>
              <draw:equation draw:name="f291" draw:formula="786"/>
              <draw:equation draw:name="f292" draw:formula="750"/>
              <draw:equation draw:name="f293" draw:formula="813"/>
              <draw:equation draw:name="f294" draw:formula="769"/>
              <draw:equation draw:name="f295" draw:formula="901"/>
              <draw:equation draw:name="f296" draw:formula="817"/>
              <draw:equation draw:name="f297" draw:formula="843"/>
              <draw:equation draw:name="f298" draw:formula="953"/>
              <draw:equation draw:name="f299" draw:formula="869"/>
              <draw:equation draw:name="f300" draw:formula="963"/>
              <draw:equation draw:name="f301" draw:formula="896"/>
              <draw:equation draw:name="f302" draw:formula="?f3 - ?f1"/>
              <draw:equation draw:name="f303" draw:formula="?f2 - ?f1"/>
              <draw:equation draw:name="f304" draw:formula="?f303 / 2173"/>
              <draw:equation draw:name="f305" draw:formula="?f302 / 3966"/>
              <draw:equation draw:name="f306" draw:formula="235 * ?f303"/>
              <draw:equation draw:name="f307" draw:formula="3925 * ?f302"/>
              <draw:equation draw:name="f308" draw:formula="34 * ?f303"/>
              <draw:equation draw:name="f309" draw:formula="3860 * ?f302"/>
              <draw:equation draw:name="f310" draw:formula="2 * ?f303"/>
              <draw:equation draw:name="f311" draw:formula="3755 * ?f302"/>
              <draw:equation draw:name="f312" draw:formula="231 * ?f303"/>
              <draw:equation draw:name="f313" draw:formula="2850 * ?f302"/>
              <draw:equation draw:name="f314" draw:formula="699 * ?f303"/>
              <draw:equation draw:name="f315" draw:formula="1567 * ?f302"/>
              <draw:equation draw:name="f316" draw:formula="796 * ?f303"/>
              <draw:equation draw:name="f317" draw:formula="1249 * ?f302"/>
              <draw:equation draw:name="f318" draw:formula="671 * ?f303"/>
              <draw:equation draw:name="f319" draw:formula="1119 * ?f302"/>
              <draw:equation draw:name="f320" draw:formula="523 * ?f303"/>
              <draw:equation draw:name="f321" draw:formula="890 * ?f302"/>
              <draw:equation draw:name="f322" draw:formula="481 * ?f303"/>
              <draw:equation draw:name="f323" draw:formula="709 * ?f302"/>
              <draw:equation draw:name="f324" draw:formula="515 * ?f303"/>
              <draw:equation draw:name="f325" draw:formula="445 * ?f302"/>
              <draw:equation draw:name="f326" draw:formula="657 * ?f303"/>
              <draw:equation draw:name="f327" draw:formula="212 * ?f302"/>
              <draw:equation draw:name="f328" draw:formula="766 * ?f303"/>
              <draw:equation draw:name="f329" draw:formula="117 * ?f302"/>
              <draw:equation draw:name="f330" draw:formula="962 * ?f303"/>
              <draw:equation draw:name="f331" draw:formula="22 * ?f302"/>
              <draw:equation draw:name="f332" draw:formula="1320 * ?f303"/>
              <draw:equation draw:name="f333" draw:formula="1515 * ?f303"/>
              <draw:equation draw:name="f334" draw:formula="1631 * ?f303"/>
              <draw:equation draw:name="f335" draw:formula="218 * ?f302"/>
              <draw:equation draw:name="f336" draw:formula="1782 * ?f303"/>
              <draw:equation draw:name="f337" draw:formula="504 * ?f302"/>
              <draw:equation draw:name="f338" draw:formula="831 * ?f302"/>
              <draw:equation draw:name="f339" draw:formula="1707 * ?f303"/>
              <draw:equation draw:name="f340" draw:formula="1023 * ?f302"/>
              <draw:equation draw:name="f341" draw:formula="1543 * ?f303"/>
              <draw:equation draw:name="f342" draw:formula="1204 * ?f302"/>
              <draw:equation draw:name="f343" draw:formula="1499 * ?f303"/>
              <draw:equation draw:name="f344" draw:formula="1390 * ?f302"/>
              <draw:equation draw:name="f345" draw:formula="1907 * ?f303"/>
              <draw:equation draw:name="f346" draw:formula="2648 * ?f302"/>
              <draw:equation draw:name="f347" draw:formula="2112 * ?f303"/>
              <draw:equation draw:name="f348" draw:formula="3302 * ?f302"/>
              <draw:equation draw:name="f349" draw:formula="2168 * ?f303"/>
              <draw:equation draw:name="f350" draw:formula="3521 * ?f302"/>
              <draw:equation draw:name="f351" draw:formula="2173 * ?f303"/>
              <draw:equation draw:name="f352" draw:formula="3710 * ?f302"/>
              <draw:equation draw:name="f353" draw:formula="2121 * ?f303"/>
              <draw:equation draw:name="f354" draw:formula="3862 * ?f302"/>
              <draw:equation draw:name="f355" draw:formula="1987 * ?f303"/>
              <draw:equation draw:name="f356" draw:formula="3907 * ?f302"/>
              <draw:equation draw:name="f357" draw:formula="1657 * ?f303"/>
              <draw:equation draw:name="f358" draw:formula="3953 * ?f302"/>
              <draw:equation draw:name="f359" draw:formula="873 * ?f303"/>
              <draw:equation draw:name="f360" draw:formula="3965 * ?f302"/>
              <draw:equation draw:name="f361" draw:formula="846 * ?f303"/>
              <draw:equation draw:name="f362" draw:formula="3392 * ?f302"/>
              <draw:equation draw:name="f363" draw:formula="941 * ?f303"/>
              <draw:equation draw:name="f364" draw:formula="3319 * ?f302"/>
              <draw:equation draw:name="f365" draw:formula="976 * ?f303"/>
              <draw:equation draw:name="f366" draw:formula="3181 * ?f302"/>
              <draw:equation draw:name="f367" draw:formula="931 * ?f303"/>
              <draw:equation draw:name="f368" draw:formula="2919 * ?f302"/>
              <draw:equation draw:name="f369" draw:formula="913 * ?f303"/>
              <draw:equation draw:name="f370" draw:formula="2256 * ?f302"/>
              <draw:equation draw:name="f371" draw:formula="954 * ?f303"/>
              <draw:equation draw:name="f372" draw:formula="1477 * ?f302"/>
              <draw:equation draw:name="f373" draw:formula="926 * ?f303"/>
              <draw:equation draw:name="f374" draw:formula="1429 * ?f302"/>
              <draw:equation draw:name="f375" draw:formula="862 * ?f303"/>
              <draw:equation draw:name="f376" draw:formula="1424 * ?f302"/>
              <draw:equation draw:name="f377" draw:formula="828 * ?f303"/>
              <draw:equation draw:name="f378" draw:formula="1562 * ?f302"/>
              <draw:equation draw:name="f379" draw:formula="586 * ?f303"/>
              <draw:equation draw:name="f380" draw:formula="2554 * ?f302"/>
              <draw:equation draw:name="f381" draw:formula="442 * ?f303"/>
              <draw:equation draw:name="f382" draw:formula="2971 * ?f302"/>
              <draw:equation draw:name="f383" draw:formula="344 * ?f303"/>
              <draw:equation draw:name="f384" draw:formula="3318 * ?f302"/>
              <draw:equation draw:name="f385" draw:formula="355 * ?f303"/>
              <draw:equation draw:name="f386" draw:formula="3362 * ?f302"/>
              <draw:equation draw:name="f387" draw:formula="487 * ?f303"/>
              <draw:equation draw:name="f388" draw:formula="3424 * ?f302"/>
              <draw:equation draw:name="f389" draw:formula="641 * ?f303"/>
              <draw:equation draw:name="f390" draw:formula="3439 * ?f302"/>
              <draw:equation draw:name="f391" draw:formula="952 * ?f303"/>
              <draw:equation draw:name="f392" draw:formula="895 * ?f302"/>
              <draw:equation draw:name="f393" draw:formula="933 * ?f303"/>
              <draw:equation draw:name="f394" draw:formula="687 * ?f302"/>
              <draw:equation draw:name="f395" draw:formula="974 * ?f303"/>
              <draw:equation draw:name="f396" draw:formula="509 * ?f302"/>
              <draw:equation draw:name="f397" draw:formula="1023 * ?f303"/>
              <draw:equation draw:name="f398" draw:formula="432 * ?f302"/>
              <draw:equation draw:name="f399" draw:formula="1043 * ?f303"/>
              <draw:equation draw:name="f400" draw:formula="352 * ?f302"/>
              <draw:equation draw:name="f401" draw:formula="981 * ?f303"/>
              <draw:equation draw:name="f402" draw:formula="320 * ?f302"/>
              <draw:equation draw:name="f403" draw:formula="888 * ?f303"/>
              <draw:equation draw:name="f404" draw:formula="334 * ?f302"/>
              <draw:equation draw:name="f405" draw:formula="747 * ?f303"/>
              <draw:equation draw:name="f406" draw:formula="449 * ?f302"/>
              <draw:equation draw:name="f407" draw:formula="713 * ?f303"/>
              <draw:equation draw:name="f408" draw:formula="656 * ?f302"/>
              <draw:equation draw:name="f409" draw:formula="750 * ?f303"/>
              <draw:equation draw:name="f410" draw:formula="813 * ?f302"/>
              <draw:equation draw:name="f411" draw:formula="817 * ?f303"/>
              <draw:equation draw:name="f412" draw:formula="932 * ?f302"/>
              <draw:equation draw:name="f413" draw:formula="896 * ?f303"/>
              <draw:equation draw:name="f414" draw:formula="963 * ?f302"/>
              <draw:equation draw:name="f415" draw:formula="?f306 / 2173"/>
              <draw:equation draw:name="f416" draw:formula="?f307 / 3966"/>
              <draw:equation draw:name="f417" draw:formula="?f308 / 2173"/>
              <draw:equation draw:name="f418" draw:formula="?f309 / 3966"/>
              <draw:equation draw:name="f419" draw:formula="?f310 / 2173"/>
              <draw:equation draw:name="f420" draw:formula="?f311 / 3966"/>
              <draw:equation draw:name="f421" draw:formula="?f312 / 2173"/>
              <draw:equation draw:name="f422" draw:formula="?f313 / 3966"/>
              <draw:equation draw:name="f423" draw:formula="?f314 / 2173"/>
              <draw:equation draw:name="f424" draw:formula="?f315 / 3966"/>
              <draw:equation draw:name="f425" draw:formula="?f316 / 2173"/>
              <draw:equation draw:name="f426" draw:formula="?f317 / 3966"/>
              <draw:equation draw:name="f427" draw:formula="?f318 / 2173"/>
              <draw:equation draw:name="f428" draw:formula="?f319 / 3966"/>
              <draw:equation draw:name="f429" draw:formula="?f320 / 2173"/>
              <draw:equation draw:name="f430" draw:formula="?f321 / 3966"/>
              <draw:equation draw:name="f431" draw:formula="?f322 / 2173"/>
              <draw:equation draw:name="f432" draw:formula="?f323 / 3966"/>
              <draw:equation draw:name="f433" draw:formula="?f324 / 2173"/>
              <draw:equation draw:name="f434" draw:formula="?f325 / 3966"/>
              <draw:equation draw:name="f435" draw:formula="?f326 / 2173"/>
              <draw:equation draw:name="f436" draw:formula="?f327 / 3966"/>
              <draw:equation draw:name="f437" draw:formula="?f328 / 2173"/>
              <draw:equation draw:name="f438" draw:formula="?f329 / 3966"/>
              <draw:equation draw:name="f439" draw:formula="?f330 / 2173"/>
              <draw:equation draw:name="f440" draw:formula="?f331 / 3966"/>
              <draw:equation draw:name="f441" draw:formula="?f332 / 2173"/>
              <draw:equation draw:name="f442" draw:formula="?f333 / 2173"/>
              <draw:equation draw:name="f443" draw:formula="?f334 / 2173"/>
              <draw:equation draw:name="f444" draw:formula="?f335 / 3966"/>
              <draw:equation draw:name="f445" draw:formula="?f336 / 2173"/>
              <draw:equation draw:name="f446" draw:formula="?f337 / 3966"/>
              <draw:equation draw:name="f447" draw:formula="?f338 / 3966"/>
              <draw:equation draw:name="f448" draw:formula="?f339 / 2173"/>
              <draw:equation draw:name="f449" draw:formula="?f340 / 3966"/>
              <draw:equation draw:name="f450" draw:formula="?f341 / 2173"/>
              <draw:equation draw:name="f451" draw:formula="?f342 / 3966"/>
              <draw:equation draw:name="f452" draw:formula="?f343 / 2173"/>
              <draw:equation draw:name="f453" draw:formula="?f344 / 3966"/>
              <draw:equation draw:name="f454" draw:formula="?f345 / 2173"/>
              <draw:equation draw:name="f455" draw:formula="?f346 / 3966"/>
              <draw:equation draw:name="f456" draw:formula="?f347 / 2173"/>
              <draw:equation draw:name="f457" draw:formula="?f348 / 3966"/>
              <draw:equation draw:name="f458" draw:formula="?f349 / 2173"/>
              <draw:equation draw:name="f459" draw:formula="?f350 / 3966"/>
              <draw:equation draw:name="f460" draw:formula="?f351 / 2173"/>
              <draw:equation draw:name="f461" draw:formula="?f352 / 3966"/>
              <draw:equation draw:name="f462" draw:formula="?f353 / 2173"/>
              <draw:equation draw:name="f463" draw:formula="?f354 / 3966"/>
              <draw:equation draw:name="f464" draw:formula="?f355 / 2173"/>
              <draw:equation draw:name="f465" draw:formula="?f356 / 3966"/>
              <draw:equation draw:name="f466" draw:formula="?f357 / 2173"/>
              <draw:equation draw:name="f467" draw:formula="?f358 / 3966"/>
              <draw:equation draw:name="f468" draw:formula="?f359 / 2173"/>
              <draw:equation draw:name="f469" draw:formula="?f360 / 3966"/>
              <draw:equation draw:name="f470" draw:formula="?f361 / 2173"/>
              <draw:equation draw:name="f471" draw:formula="?f362 / 3966"/>
              <draw:equation draw:name="f472" draw:formula="?f363 / 2173"/>
              <draw:equation draw:name="f473" draw:formula="?f364 / 3966"/>
              <draw:equation draw:name="f474" draw:formula="?f365 / 2173"/>
              <draw:equation draw:name="f475" draw:formula="?f366 / 3966"/>
              <draw:equation draw:name="f476" draw:formula="?f367 / 2173"/>
              <draw:equation draw:name="f477" draw:formula="?f368 / 3966"/>
              <draw:equation draw:name="f478" draw:formula="?f369 / 2173"/>
              <draw:equation draw:name="f479" draw:formula="?f370 / 3966"/>
              <draw:equation draw:name="f480" draw:formula="?f371 / 2173"/>
              <draw:equation draw:name="f481" draw:formula="?f372 / 3966"/>
              <draw:equation draw:name="f482" draw:formula="?f373 / 2173"/>
              <draw:equation draw:name="f483" draw:formula="?f374 / 3966"/>
              <draw:equation draw:name="f484" draw:formula="?f375 / 2173"/>
              <draw:equation draw:name="f485" draw:formula="?f376 / 3966"/>
              <draw:equation draw:name="f486" draw:formula="?f377 / 2173"/>
              <draw:equation draw:name="f487" draw:formula="?f378 / 3966"/>
              <draw:equation draw:name="f488" draw:formula="?f379 / 2173"/>
              <draw:equation draw:name="f489" draw:formula="?f380 / 3966"/>
              <draw:equation draw:name="f490" draw:formula="?f381 / 2173"/>
              <draw:equation draw:name="f491" draw:formula="?f382 / 3966"/>
              <draw:equation draw:name="f492" draw:formula="?f383 / 2173"/>
              <draw:equation draw:name="f493" draw:formula="?f384 / 3966"/>
              <draw:equation draw:name="f494" draw:formula="?f385 / 2173"/>
              <draw:equation draw:name="f495" draw:formula="?f386 / 3966"/>
              <draw:equation draw:name="f496" draw:formula="?f387 / 2173"/>
              <draw:equation draw:name="f497" draw:formula="?f388 / 3966"/>
              <draw:equation draw:name="f498" draw:formula="?f389 / 2173"/>
              <draw:equation draw:name="f499" draw:formula="?f390 / 3966"/>
              <draw:equation draw:name="f500" draw:formula="?f391 / 2173"/>
              <draw:equation draw:name="f501" draw:formula="?f392 / 3966"/>
              <draw:equation draw:name="f502" draw:formula="?f393 / 2173"/>
              <draw:equation draw:name="f503" draw:formula="?f394 / 3966"/>
              <draw:equation draw:name="f504" draw:formula="?f395 / 2173"/>
              <draw:equation draw:name="f505" draw:formula="?f396 / 3966"/>
              <draw:equation draw:name="f506" draw:formula="?f397 / 2173"/>
              <draw:equation draw:name="f507" draw:formula="?f398 / 3966"/>
              <draw:equation draw:name="f508" draw:formula="?f399 / 2173"/>
              <draw:equation draw:name="f509" draw:formula="?f400 / 3966"/>
              <draw:equation draw:name="f510" draw:formula="?f401 / 2173"/>
              <draw:equation draw:name="f511" draw:formula="?f402 / 3966"/>
              <draw:equation draw:name="f512" draw:formula="?f403 / 2173"/>
              <draw:equation draw:name="f513" draw:formula="?f404 / 3966"/>
              <draw:equation draw:name="f514" draw:formula="?f405 / 2173"/>
              <draw:equation draw:name="f515" draw:formula="?f406 / 3966"/>
              <draw:equation draw:name="f516" draw:formula="?f407 / 2173"/>
              <draw:equation draw:name="f517" draw:formula="?f408 / 3966"/>
              <draw:equation draw:name="f518" draw:formula="?f409 / 2173"/>
              <draw:equation draw:name="f519" draw:formula="?f410 / 3966"/>
              <draw:equation draw:name="f520" draw:formula="?f411 / 2173"/>
              <draw:equation draw:name="f521" draw:formula="?f412 / 3966"/>
              <draw:equation draw:name="f522" draw:formula="?f413 / 2173"/>
              <draw:equation draw:name="f523" draw:formula="?f414 / 3966"/>
              <draw:equation draw:name="f524" draw:formula="0 / ?f304"/>
              <draw:equation draw:name="f525" draw:formula="?f2 / ?f304"/>
              <draw:equation draw:name="f526" draw:formula="0 / ?f305"/>
              <draw:equation draw:name="f527" draw:formula="?f3 / ?f305"/>
              <draw:equation draw:name="f528" draw:formula="?f415 / ?f304"/>
              <draw:equation draw:name="f529" draw:formula="?f416 / ?f305"/>
              <draw:equation draw:name="f530" draw:formula="?f417 / ?f304"/>
              <draw:equation draw:name="f531" draw:formula="?f418 / ?f305"/>
              <draw:equation draw:name="f532" draw:formula="?f419 / ?f304"/>
              <draw:equation draw:name="f533" draw:formula="?f420 / ?f305"/>
              <draw:equation draw:name="f534" draw:formula="?f421 / ?f304"/>
              <draw:equation draw:name="f535" draw:formula="?f422 / ?f305"/>
              <draw:equation draw:name="f536" draw:formula="?f423 / ?f304"/>
              <draw:equation draw:name="f537" draw:formula="?f424 / ?f305"/>
              <draw:equation draw:name="f538" draw:formula="?f425 / ?f304"/>
              <draw:equation draw:name="f539" draw:formula="?f426 / ?f305"/>
              <draw:equation draw:name="f540" draw:formula="?f427 / ?f304"/>
              <draw:equation draw:name="f541" draw:formula="?f428 / ?f305"/>
              <draw:equation draw:name="f542" draw:formula="?f429 / ?f304"/>
              <draw:equation draw:name="f543" draw:formula="?f430 / ?f305"/>
              <draw:equation draw:name="f544" draw:formula="?f431 / ?f304"/>
              <draw:equation draw:name="f545" draw:formula="?f432 / ?f305"/>
              <draw:equation draw:name="f546" draw:formula="?f433 / ?f304"/>
              <draw:equation draw:name="f547" draw:formula="?f434 / ?f305"/>
              <draw:equation draw:name="f548" draw:formula="?f435 / ?f304"/>
              <draw:equation draw:name="f549" draw:formula="?f436 / ?f305"/>
              <draw:equation draw:name="f550" draw:formula="?f437 / ?f304"/>
              <draw:equation draw:name="f551" draw:formula="?f438 / ?f305"/>
              <draw:equation draw:name="f552" draw:formula="?f439 / ?f304"/>
              <draw:equation draw:name="f553" draw:formula="?f440 / ?f305"/>
              <draw:equation draw:name="f554" draw:formula="?f441 / ?f304"/>
              <draw:equation draw:name="f555" draw:formula="?f442 / ?f304"/>
              <draw:equation draw:name="f556" draw:formula="?f443 / ?f304"/>
              <draw:equation draw:name="f557" draw:formula="?f444 / ?f305"/>
              <draw:equation draw:name="f558" draw:formula="?f445 / ?f304"/>
              <draw:equation draw:name="f559" draw:formula="?f446 / ?f305"/>
              <draw:equation draw:name="f560" draw:formula="?f447 / ?f305"/>
              <draw:equation draw:name="f561" draw:formula="?f448 / ?f304"/>
              <draw:equation draw:name="f562" draw:formula="?f449 / ?f305"/>
              <draw:equation draw:name="f563" draw:formula="?f450 / ?f304"/>
              <draw:equation draw:name="f564" draw:formula="?f451 / ?f305"/>
              <draw:equation draw:name="f565" draw:formula="?f452 / ?f304"/>
              <draw:equation draw:name="f566" draw:formula="?f453 / ?f305"/>
              <draw:equation draw:name="f567" draw:formula="?f454 / ?f304"/>
              <draw:equation draw:name="f568" draw:formula="?f455 / ?f305"/>
              <draw:equation draw:name="f569" draw:formula="?f456 / ?f304"/>
              <draw:equation draw:name="f570" draw:formula="?f457 / ?f305"/>
              <draw:equation draw:name="f571" draw:formula="?f458 / ?f304"/>
              <draw:equation draw:name="f572" draw:formula="?f459 / ?f305"/>
              <draw:equation draw:name="f573" draw:formula="?f460 / ?f304"/>
              <draw:equation draw:name="f574" draw:formula="?f461 / ?f305"/>
              <draw:equation draw:name="f575" draw:formula="?f462 / ?f304"/>
              <draw:equation draw:name="f576" draw:formula="?f463 / ?f305"/>
              <draw:equation draw:name="f577" draw:formula="?f464 / ?f304"/>
              <draw:equation draw:name="f578" draw:formula="?f465 / ?f305"/>
              <draw:equation draw:name="f579" draw:formula="?f466 / ?f304"/>
              <draw:equation draw:name="f580" draw:formula="?f467 / ?f305"/>
              <draw:equation draw:name="f581" draw:formula="?f468 / ?f304"/>
              <draw:equation draw:name="f582" draw:formula="?f469 / ?f305"/>
              <draw:equation draw:name="f583" draw:formula="?f470 / ?f304"/>
              <draw:equation draw:name="f584" draw:formula="?f471 / ?f305"/>
              <draw:equation draw:name="f585" draw:formula="?f472 / ?f304"/>
              <draw:equation draw:name="f586" draw:formula="?f473 / ?f305"/>
              <draw:equation draw:name="f587" draw:formula="?f474 / ?f304"/>
              <draw:equation draw:name="f588" draw:formula="?f475 / ?f305"/>
              <draw:equation draw:name="f589" draw:formula="?f476 / ?f304"/>
              <draw:equation draw:name="f590" draw:formula="?f477 / ?f305"/>
              <draw:equation draw:name="f591" draw:formula="?f478 / ?f304"/>
              <draw:equation draw:name="f592" draw:formula="?f479 / ?f305"/>
              <draw:equation draw:name="f593" draw:formula="?f480 / ?f304"/>
              <draw:equation draw:name="f594" draw:formula="?f481 / ?f305"/>
              <draw:equation draw:name="f595" draw:formula="?f482 / ?f304"/>
              <draw:equation draw:name="f596" draw:formula="?f483 / ?f305"/>
              <draw:equation draw:name="f597" draw:formula="?f484 / ?f304"/>
              <draw:equation draw:name="f598" draw:formula="?f485 / ?f305"/>
              <draw:equation draw:name="f599" draw:formula="?f486 / ?f304"/>
              <draw:equation draw:name="f600" draw:formula="?f487 / ?f305"/>
              <draw:equation draw:name="f601" draw:formula="?f488 / ?f304"/>
              <draw:equation draw:name="f602" draw:formula="?f489 / ?f305"/>
              <draw:equation draw:name="f603" draw:formula="?f490 / ?f304"/>
              <draw:equation draw:name="f604" draw:formula="?f491 / ?f305"/>
              <draw:equation draw:name="f605" draw:formula="?f492 / ?f304"/>
              <draw:equation draw:name="f606" draw:formula="?f493 / ?f305"/>
              <draw:equation draw:name="f607" draw:formula="?f494 / ?f304"/>
              <draw:equation draw:name="f608" draw:formula="?f495 / ?f305"/>
              <draw:equation draw:name="f609" draw:formula="?f496 / ?f304"/>
              <draw:equation draw:name="f610" draw:formula="?f497 / ?f305"/>
              <draw:equation draw:name="f611" draw:formula="?f498 / ?f304"/>
              <draw:equation draw:name="f612" draw:formula="?f499 / ?f305"/>
              <draw:equation draw:name="f613" draw:formula="?f500 / ?f304"/>
              <draw:equation draw:name="f614" draw:formula="?f501 / ?f305"/>
              <draw:equation draw:name="f615" draw:formula="?f502 / ?f304"/>
              <draw:equation draw:name="f616" draw:formula="?f503 / ?f305"/>
              <draw:equation draw:name="f617" draw:formula="?f504 / ?f304"/>
              <draw:equation draw:name="f618" draw:formula="?f505 / ?f305"/>
              <draw:equation draw:name="f619" draw:formula="?f506 / ?f304"/>
              <draw:equation draw:name="f620" draw:formula="?f507 / ?f305"/>
              <draw:equation draw:name="f621" draw:formula="?f508 / ?f304"/>
              <draw:equation draw:name="f622" draw:formula="?f509 / ?f305"/>
              <draw:equation draw:name="f623" draw:formula="?f510 / ?f304"/>
              <draw:equation draw:name="f624" draw:formula="?f511 / ?f305"/>
              <draw:equation draw:name="f625" draw:formula="?f512 / ?f304"/>
              <draw:equation draw:name="f626" draw:formula="?f513 / ?f305"/>
              <draw:equation draw:name="f627" draw:formula="?f514 / ?f304"/>
              <draw:equation draw:name="f628" draw:formula="?f515 / ?f305"/>
              <draw:equation draw:name="f629" draw:formula="?f516 / ?f304"/>
              <draw:equation draw:name="f630" draw:formula="?f517 / ?f305"/>
              <draw:equation draw:name="f631" draw:formula="?f518 / ?f304"/>
              <draw:equation draw:name="f632" draw:formula="?f519 / ?f305"/>
              <draw:equation draw:name="f633" draw:formula="?f520 / ?f304"/>
              <draw:equation draw:name="f634" draw:formula="?f521 / ?f305"/>
              <draw:equation draw:name="f635" draw:formula="?f522 / ?f304"/>
              <draw:equation draw:name="f636" draw:formula="?f523 / ?f305"/>
            </draw:enhanced-geometry>
          </draw:custom-shape>
        </draw:g>
        <draw:g draw:name="Gruppieren 111" draw:id="id151">
          <svg:title/>
          <svg:desc/>
          <draw:custom-shape svg:x="5.63166in" svg:y="1.44786in" svg:width="0.16618in" svg:height="0.64247in" draw:id="id152" draw:style-name="a942" draw:name="Freeform 15">
            <svg:title/>
            <svg:desc/>
            <text:p text:style-name="a941" text:class-names="" text:cond-style-name=""><text:span text:style-name="a940"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5.58236in" svg:y="1.393in" svg:width="0.43176in" svg:height="0.78798in" draw:id="id153" draw:style-name="a945" draw:name="Freeform 16">
            <svg:title/>
            <svg:desc/>
            <text:p text:style-name="a944" text:class-names="" text:cond-style-name=""><text:span text:style-name="a943"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presentation:notes draw:style-name="a1138">
          <draw:page-thumbnail draw:page-number="2" svg:x="0.75in" svg:y="1.25in" svg:width="6in" svg:height="3.375in" presentation:class="page" draw:id="id216" presentation:style-name="a1132" draw:name="Folienbildplatzhalter 1">
            <svg:title/>
            <svg:desc/>
          </draw:page-thumbnail>
          <draw:frame draw:id="id217" presentation:style-name="a1133" draw:name="Notizenplatzhalter 2" svg:x="0.75in" svg:y="4.8125in" svg:width="6in" svg:height="3.9375in" presentation:class="notes" presentation:placeholder="true">
            <draw:text-box/>
            <svg:title/>
            <svg:desc/>
          </draw:frame>
          <draw:frame draw:id="id218" draw:style-name="a1137" draw:name="Foliennummernplatzhalter 3" svg:x="4.24826in" svg:y="9.49826in" svg:width="3.25in" svg:height="0.50174in">
            <draw:text-box>
              <text:p text:style-name="a1136" text:class-names="" text:cond-style-name=""><text:span text:style-name="a1134" text:class-names=""><text:page-number style:num-format="1" text:fixed="false">5</text:page-number></text:span><text:span text:style-name="a1135" text:class-names=""/></text:p>
            </draw:text-box>
            <svg:title/>
            <svg:desc/>
          </draw:frame>
        </presentation:notes>
      </draw:page>
      <draw:page draw:name="Slide79" draw:style-name="a1139" draw:master-page-name="Master1-Layout2-obj-Titel-und-Inhalt" presentation:presentation-page-layout-name="Master1-PPL2" draw:id="Slide-334">
        <draw:frame draw:id="id219" draw:style-name="a1142" draw:name="Textfeld 3" svg:x="5.55975in" svg:y="0.47278in" svg:width="2.49146in" svg:height="0.63952in">
          <draw:text-box>
            <text:p text:style-name="a1141" text:class-names="" text:cond-style-name=""><text:span text:style-name="a1140" text:class-names="">Sechs Stühle</text:span></text:p>
          </draw:text-box>
          <svg:title/>
          <svg:desc/>
        </draw:frame>
        <draw:g draw:name="Gruppieren 68" draw:id="id220">
          <svg:title/>
          <svg:desc/>
          <draw:custom-shape svg:x="5.41987in" svg:y="2.29024in" svg:width="0.76573in" svg:height="0.1312in" draw:id="id231" draw:style-name="a1176" draw:name="Freeform 5">
            <svg:title/>
            <svg:desc/>
            <text:p text:style-name="a1175" text:class-names="" text:cond-style-name=""><text:span text:style-name="a1174" text:class-names=""/></text:p>
            <draw:enhanced-geometry xmlns:dr3d="urn:oasis:names:tc:opendocument:xmlns:dr3d:1.0" draw:type="non-primitive" svg:viewBox="0 0 711 125" draw:enhanced-path="M ?f1 ?f3 L ?f1 ?f4 C ?f1 ?f5 ?f6 ?f2 ?f7 ?f2 L ?f8 ?f2 ?f0 ?f2 ?f0 ?f0 ?f7 ?f0 C ?f6 ?f0 ?f1 ?f9 ?f1 ?f3 Z N" draw:text-areas="?f30 ?f32 ?f31 ?f33" draw:glue-points="?f34 ?f35 ?f34 ?f36 ?f37 ?f38 ?f39 ?f38 ?f40 ?f38 ?f40 ?f41 ?f37 ?f41 ?f34 ?f35"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693"/>
              <draw:equation draw:name="f7" draw:formula="671"/>
              <draw:equation draw:name="f8" draw:formula="637"/>
              <draw:equation draw:name="f9" draw:formula="17"/>
              <draw:equation draw:name="f10" draw:formula="?f2 - ?f0"/>
              <draw:equation draw:name="f11" draw:formula="?f1 - ?f0"/>
              <draw:equation draw:name="f12" draw:formula="?f11 / 711"/>
              <draw:equation draw:name="f13" draw:formula="?f10 / 125"/>
              <draw:equation draw:name="f14" draw:formula="711 * ?f11"/>
              <draw:equation draw:name="f15" draw:formula="39 * ?f10"/>
              <draw:equation draw:name="f16" draw:formula="86 * ?f10"/>
              <draw:equation draw:name="f17" draw:formula="671 * ?f11"/>
              <draw:equation draw:name="f18" draw:formula="125 * ?f10"/>
              <draw:equation draw:name="f19" draw:formula="637 * ?f11"/>
              <draw:equation draw:name="f20" draw:formula="0 * ?f11"/>
              <draw:equation draw:name="f21" draw:formula="0 * ?f10"/>
              <draw:equation draw:name="f22" draw:formula="?f14 / 711"/>
              <draw:equation draw:name="f23" draw:formula="?f15 / 125"/>
              <draw:equation draw:name="f24" draw:formula="?f16 / 125"/>
              <draw:equation draw:name="f25" draw:formula="?f17 / 711"/>
              <draw:equation draw:name="f26" draw:formula="?f18 / 125"/>
              <draw:equation draw:name="f27" draw:formula="?f19 / 711"/>
              <draw:equation draw:name="f28" draw:formula="?f20 / 711"/>
              <draw:equation draw:name="f29" draw:formula="?f21 / 125"/>
              <draw:equation draw:name="f30" draw:formula="0 / ?f12"/>
              <draw:equation draw:name="f31" draw:formula="?f1 / ?f12"/>
              <draw:equation draw:name="f32" draw:formula="0 / ?f13"/>
              <draw:equation draw:name="f33" draw:formula="?f2 / ?f13"/>
              <draw:equation draw:name="f34" draw:formula="?f22 / ?f12"/>
              <draw:equation draw:name="f35" draw:formula="?f23 / ?f13"/>
              <draw:equation draw:name="f36" draw:formula="?f24 / ?f13"/>
              <draw:equation draw:name="f37" draw:formula="?f25 / ?f12"/>
              <draw:equation draw:name="f38" draw:formula="?f26 / ?f13"/>
              <draw:equation draw:name="f39" draw:formula="?f27 / ?f12"/>
              <draw:equation draw:name="f40" draw:formula="?f28 / ?f12"/>
              <draw:equation draw:name="f41" draw:formula="?f29 / ?f13"/>
            </draw:enhanced-geometry>
          </draw:custom-shape>
          <draw:custom-shape svg:x="6.00057in" svg:y="2.42144in" svg:width="0.10532in" svg:height="0.5974in" draw:id="id232" draw:style-name="a1179" draw:name="Rectangle 6">
            <svg:title/>
            <svg:desc/>
            <text:p text:style-name="a1178" text:class-names="" text:cond-style-name=""><text:span text:style-name="a1177" text:class-names=""/></text:p>
            <draw:enhanced-geometry xmlns:dr3d="urn:oasis:names:tc:opendocument:xmlns:dr3d:1.0" draw:type="non-primitive" svg:viewBox="0 0 21600 21600" draw:enhanced-path="M 0 0 L 21600 0 21600 21600 0 21600 Z N"/>
          </draw:custom-shape>
          <draw:custom-shape svg:x="5.52377in" svg:y="2.53729in" svg:width="0.4768in" svg:height="0.08235in" draw:id="id233" draw:style-name="a1182" draw:name="Rectangle 7">
            <svg:title/>
            <svg:desc/>
            <text:p text:style-name="a1181" text:class-names="" text:cond-style-name=""><text:span text:style-name="a1180" text:class-names=""/></text:p>
            <draw:enhanced-geometry xmlns:dr3d="urn:oasis:names:tc:opendocument:xmlns:dr3d:1.0" draw:type="non-primitive" svg:viewBox="0 0 21600 21600" draw:enhanced-path="M 0 0 L 21600 0 21600 21600 0 21600 Z N"/>
          </draw:custom-shape>
          <draw:custom-shape svg:x="5.41987in" svg:y="2.42144in" svg:width="0.1039in" svg:height="0.5974in" draw:id="id234" draw:style-name="a1185" draw:name="Rectangle 8">
            <svg:title/>
            <svg:desc/>
            <text:p text:style-name="a1184" text:class-names="" text:cond-style-name=""><text:span text:style-name="a1183" text:class-names=""/></text:p>
            <draw:enhanced-geometry xmlns:dr3d="urn:oasis:names:tc:opendocument:xmlns:dr3d:1.0" draw:type="non-primitive" svg:viewBox="0 0 21600 21600" draw:enhanced-path="M 0 0 L 21600 0 21600 21600 0 21600 Z N"/>
          </draw:custom-shape>
          <draw:custom-shape svg:x="5.33162in" svg:y="1.55605in" svg:width="0.21207in" svg:height="0.73419in" draw:id="id235" draw:style-name="a1188" draw:name="Freeform 9">
            <svg:title/>
            <svg:desc/>
            <text:p text:style-name="a1187" text:class-names="" text:cond-style-name=""><text:span text:style-name="a1186" text:class-names=""/></text:p>
            <draw:enhanced-geometry xmlns:dr3d="urn:oasis:names:tc:opendocument:xmlns:dr3d:1.0" draw:type="non-primitive" svg:viewBox="0 0 196 695" draw:enhanced-path="M ?f3 ?f0 L ?f1 ?f2 ?f4 ?f2 ?f0 ?f0 ?f3 ?f0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62"/>
              <draw:equation draw:name="f4" draw:formula="81"/>
              <draw:equation draw:name="f5" draw:formula="?f2 - ?f0"/>
              <draw:equation draw:name="f6" draw:formula="?f1 - ?f0"/>
              <draw:equation draw:name="f7" draw:formula="?f6 / 196"/>
              <draw:equation draw:name="f8" draw:formula="?f5 / 695"/>
              <draw:equation draw:name="f9" draw:formula="62 * ?f6"/>
              <draw:equation draw:name="f10" draw:formula="0 * ?f5"/>
              <draw:equation draw:name="f11" draw:formula="196 * ?f6"/>
              <draw:equation draw:name="f12" draw:formula="695 * ?f5"/>
              <draw:equation draw:name="f13" draw:formula="81 * ?f6"/>
              <draw:equation draw:name="f14" draw:formula="0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5.31455in" svg:y="1.53651in" svg:width="0.89098in" svg:height="1.50187in" draw:id="id236" draw:style-name="a1191" draw:name="Freeform 10">
            <svg:title/>
            <svg:desc/>
            <text:p text:style-name="a1190" text:class-names="" text:cond-style-name=""><text:span text:style-name="a1189" text:class-names=""/></text:p>
            <draw:enhanced-geometry xmlns:dr3d="urn:oasis:names:tc:opendocument:xmlns:dr3d:1.0" draw:type="non-primitive" svg:viewBox="0 0 828 1424" draw:enhanced-path="M ?f3 ?f4 L ?f5 ?f4 ?f6 ?f7 C ?f8 ?f9 ?f10 ?f11 ?f12 ?f13 ?f14 ?f0 ?f15 ?f0 ?f16 ?f17 L ?f18 ?f19 C ?f20 ?f21 ?f0 ?f22 ?f23 ?f24 L ?f25 ?f26 ?f25 ?f27 C ?f25 ?f28 ?f29 ?f2 ?f6 ?f2 L ?f30 ?f2 C ?f31 ?f2 ?f32 ?f28 ?f32 ?f27 L ?f32 ?f33 ?f34 ?f33 ?f34 ?f27 C ?f34 ?f28 ?f35 ?f2 ?f36 ?f2 L ?f37 ?f2 C ?f38 ?f2 ?f39 ?f28 ?f39 ?f27 L ?f39 ?f40 ?f3 ?f40 C ?f41 ?f40 ?f1 ?f42 ?f1 ?f43 L ?f1 ?f39 C ?f1 ?f44 ?f41 ?f4 ?f3 ?f4 Z M ?f45 ?f46 L ?f47 ?f48 ?f49 ?f4 ?f50 ?f4 ?f45 ?f46 Z M ?f51 ?f52 L ?f53 ?f52 ?f53 ?f40 ?f51 ?f40 ?f51 ?f52 M ?f34 ?f54 L ?f32 ?f54 ?f32 ?f55 ?f34 ?f55 ?f34 ?f54 Z M ?f32 ?f56 L ?f32 ?f40 ?f34 ?f40 ?f34 ?f56 ?f32 ?f56 Z M ?f57 ?f52 L ?f58 ?f52 ?f58 ?f40 ?f57 ?f40 ?f57 ?f52 Z M ?f59 ?f43 C ?f59 ?f60 ?f61 ?f62 ?f3 ?f62 L ?f53 ?f62 ?f53 ?f63 ?f3 ?f63 C ?f61 ?f63 ?f59 ?f64 ?f59 ?f39 L ?f59 ?f43 Z N" draw:text-areas="?f159 ?f161 ?f160 ?f162" draw:glue-points="?f163 ?f164 ?f165 ?f164 ?f166 ?f167 ?f168 ?f169 ?f170 ?f171 ?f172 ?f173 ?f174 ?f175 ?f176 ?f177 ?f176 ?f178 ?f166 ?f179 ?f180 ?f179 ?f181 ?f178 ?f181 ?f182 ?f183 ?f182 ?f183 ?f178 ?f184 ?f179 ?f185 ?f179 ?f186 ?f178 ?f186 ?f187 ?f163 ?f187 ?f188 ?f189 ?f188 ?f190 ?f163 ?f164 ?f191 ?f192 ?f193 ?f194 ?f195 ?f164 ?f196 ?f164 ?f191 ?f192 ?f197 ?f198 ?f199 ?f198 ?f199 ?f187 ?f197 ?f187 ?f197 ?f198 ?f183 ?f200 ?f181 ?f200 ?f181 ?f201 ?f183 ?f201 ?f183 ?f200 ?f181 ?f202 ?f181 ?f187 ?f183 ?f187 ?f183 ?f202 ?f181 ?f202 ?f203 ?f198 ?f204 ?f198 ?f204 ?f187 ?f203 ?f187 ?f203 ?f198 ?f205 ?f189 ?f163 ?f206 ?f199 ?f206 ?f199 ?f207 ?f163 ?f207 ?f205 ?f190 ?f205 ?f189"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769"/>
              <draw:equation draw:name="f4" draw:formula="695"/>
              <draw:equation draw:name="f5" draw:formula="229"/>
              <draw:equation draw:name="f6" draw:formula="98"/>
              <draw:equation draw:name="f7" draw:formula="16"/>
              <draw:equation draw:name="f8" draw:formula="97"/>
              <draw:equation draw:name="f9" draw:formula="10"/>
              <draw:equation draw:name="f10" draw:formula="94"/>
              <draw:equation draw:name="f11" draw:formula="6"/>
              <draw:equation draw:name="f12" draw:formula="89"/>
              <draw:equation draw:name="f13" draw:formula="3"/>
              <draw:equation draw:name="f14" draw:formula="84"/>
              <draw:equation draw:name="f15" draw:formula="78"/>
              <draw:equation draw:name="f16" draw:formula="73"/>
              <draw:equation draw:name="f17" draw:formula="2"/>
              <draw:equation draw:name="f18" draw:formula="14"/>
              <draw:equation draw:name="f19" draw:formula="24"/>
              <draw:equation draw:name="f20" draw:formula="5"/>
              <draw:equation draw:name="f21" draw:formula="27"/>
              <draw:equation draw:name="f22" draw:formula="35"/>
              <draw:equation draw:name="f23" draw:formula="1"/>
              <draw:equation draw:name="f24" draw:formula="43"/>
              <draw:equation draw:name="f25" draw:formula="79"/>
              <draw:equation draw:name="f26" draw:formula="715"/>
              <draw:equation draw:name="f27" draw:formula="1405"/>
              <draw:equation draw:name="f28" draw:formula="1416"/>
              <draw:equation draw:name="f29" draw:formula="87"/>
              <draw:equation draw:name="f30" draw:formula="195"/>
              <draw:equation draw:name="f31" draw:formula="205"/>
              <draw:equation draw:name="f32" draw:formula="213"/>
              <draw:equation draw:name="f33" draw:formula="1045"/>
              <draw:equation draw:name="f34" draw:formula="619"/>
              <draw:equation draw:name="f35" draw:formula="627"/>
              <draw:equation draw:name="f36" draw:formula="638"/>
              <draw:equation draw:name="f37" draw:formula="735"/>
              <draw:equation draw:name="f38" draw:formula="745"/>
              <draw:equation draw:name="f39" draw:formula="753"/>
              <draw:equation draw:name="f40" draw:formula="858"/>
              <draw:equation draw:name="f41" draw:formula="802"/>
              <draw:equation draw:name="f42" draw:formula="832"/>
              <draw:equation draw:name="f43" draw:formula="800"/>
              <draw:equation draw:name="f44" draw:formula="721"/>
              <draw:equation draw:name="f45" draw:formula="40"/>
              <draw:equation draw:name="f46" draw:formula="54"/>
              <draw:equation draw:name="f47" draw:formula="65"/>
              <draw:equation draw:name="f48" draw:formula="45"/>
              <draw:equation draw:name="f49" draw:formula="191"/>
              <draw:equation draw:name="f50" draw:formula="115"/>
              <draw:equation draw:name="f51" draw:formula="176"/>
              <draw:equation draw:name="f52" draw:formula="1386"/>
              <draw:equation draw:name="f53" draw:formula="117"/>
              <draw:equation draw:name="f54" draw:formula="1008"/>
              <draw:equation draw:name="f55" draw:formula="968"/>
              <draw:equation draw:name="f56" draw:formula="930"/>
              <draw:equation draw:name="f57" draw:formula="716"/>
              <draw:equation draw:name="f58" draw:formula="657"/>
              <draw:equation draw:name="f59" draw:formula="790"/>
              <draw:equation draw:name="f60" draw:formula="811"/>
              <draw:equation draw:name="f61" draw:formula="781"/>
              <draw:equation draw:name="f62" draw:formula="820"/>
              <draw:equation draw:name="f63" draw:formula="733"/>
              <draw:equation draw:name="f64" draw:formula="742"/>
              <draw:equation draw:name="f65" draw:formula="?f2 - ?f0"/>
              <draw:equation draw:name="f66" draw:formula="?f1 - ?f0"/>
              <draw:equation draw:name="f67" draw:formula="?f66 / 828"/>
              <draw:equation draw:name="f68" draw:formula="?f65 / 1424"/>
              <draw:equation draw:name="f69" draw:formula="769 * ?f66"/>
              <draw:equation draw:name="f70" draw:formula="695 * ?f65"/>
              <draw:equation draw:name="f71" draw:formula="229 * ?f66"/>
              <draw:equation draw:name="f72" draw:formula="98 * ?f66"/>
              <draw:equation draw:name="f73" draw:formula="16 * ?f65"/>
              <draw:equation draw:name="f74" draw:formula="89 * ?f66"/>
              <draw:equation draw:name="f75" draw:formula="3 * ?f65"/>
              <draw:equation draw:name="f76" draw:formula="73 * ?f66"/>
              <draw:equation draw:name="f77" draw:formula="2 * ?f65"/>
              <draw:equation draw:name="f78" draw:formula="14 * ?f66"/>
              <draw:equation draw:name="f79" draw:formula="24 * ?f65"/>
              <draw:equation draw:name="f80" draw:formula="1 * ?f66"/>
              <draw:equation draw:name="f81" draw:formula="43 * ?f65"/>
              <draw:equation draw:name="f82" draw:formula="79 * ?f66"/>
              <draw:equation draw:name="f83" draw:formula="715 * ?f65"/>
              <draw:equation draw:name="f84" draw:formula="1405 * ?f65"/>
              <draw:equation draw:name="f85" draw:formula="1424 * ?f65"/>
              <draw:equation draw:name="f86" draw:formula="195 * ?f66"/>
              <draw:equation draw:name="f87" draw:formula="213 * ?f66"/>
              <draw:equation draw:name="f88" draw:formula="1045 * ?f65"/>
              <draw:equation draw:name="f89" draw:formula="619 * ?f66"/>
              <draw:equation draw:name="f90" draw:formula="638 * ?f66"/>
              <draw:equation draw:name="f91" draw:formula="735 * ?f66"/>
              <draw:equation draw:name="f92" draw:formula="753 * ?f66"/>
              <draw:equation draw:name="f93" draw:formula="858 * ?f65"/>
              <draw:equation draw:name="f94" draw:formula="828 * ?f66"/>
              <draw:equation draw:name="f95" draw:formula="800 * ?f65"/>
              <draw:equation draw:name="f96" draw:formula="753 * ?f65"/>
              <draw:equation draw:name="f97" draw:formula="40 * ?f66"/>
              <draw:equation draw:name="f98" draw:formula="54 * ?f65"/>
              <draw:equation draw:name="f99" draw:formula="65 * ?f66"/>
              <draw:equation draw:name="f100" draw:formula="45 * ?f65"/>
              <draw:equation draw:name="f101" draw:formula="191 * ?f66"/>
              <draw:equation draw:name="f102" draw:formula="115 * ?f66"/>
              <draw:equation draw:name="f103" draw:formula="176 * ?f66"/>
              <draw:equation draw:name="f104" draw:formula="1386 * ?f65"/>
              <draw:equation draw:name="f105" draw:formula="117 * ?f66"/>
              <draw:equation draw:name="f106" draw:formula="1008 * ?f65"/>
              <draw:equation draw:name="f107" draw:formula="968 * ?f65"/>
              <draw:equation draw:name="f108" draw:formula="930 * ?f65"/>
              <draw:equation draw:name="f109" draw:formula="716 * ?f66"/>
              <draw:equation draw:name="f110" draw:formula="657 * ?f66"/>
              <draw:equation draw:name="f111" draw:formula="790 * ?f66"/>
              <draw:equation draw:name="f112" draw:formula="820 * ?f65"/>
              <draw:equation draw:name="f113" draw:formula="733 * ?f65"/>
              <draw:equation draw:name="f114" draw:formula="?f69 / 828"/>
              <draw:equation draw:name="f115" draw:formula="?f70 / 1424"/>
              <draw:equation draw:name="f116" draw:formula="?f71 / 828"/>
              <draw:equation draw:name="f117" draw:formula="?f72 / 828"/>
              <draw:equation draw:name="f118" draw:formula="?f73 / 1424"/>
              <draw:equation draw:name="f119" draw:formula="?f74 / 828"/>
              <draw:equation draw:name="f120" draw:formula="?f75 / 1424"/>
              <draw:equation draw:name="f121" draw:formula="?f76 / 828"/>
              <draw:equation draw:name="f122" draw:formula="?f77 / 1424"/>
              <draw:equation draw:name="f123" draw:formula="?f78 / 828"/>
              <draw:equation draw:name="f124" draw:formula="?f79 / 1424"/>
              <draw:equation draw:name="f125" draw:formula="?f80 / 828"/>
              <draw:equation draw:name="f126" draw:formula="?f81 / 1424"/>
              <draw:equation draw:name="f127" draw:formula="?f82 / 828"/>
              <draw:equation draw:name="f128" draw:formula="?f83 / 1424"/>
              <draw:equation draw:name="f129" draw:formula="?f84 / 1424"/>
              <draw:equation draw:name="f130" draw:formula="?f85 / 1424"/>
              <draw:equation draw:name="f131" draw:formula="?f86 / 828"/>
              <draw:equation draw:name="f132" draw:formula="?f87 / 828"/>
              <draw:equation draw:name="f133" draw:formula="?f88 / 1424"/>
              <draw:equation draw:name="f134" draw:formula="?f89 / 828"/>
              <draw:equation draw:name="f135" draw:formula="?f90 / 828"/>
              <draw:equation draw:name="f136" draw:formula="?f91 / 828"/>
              <draw:equation draw:name="f137" draw:formula="?f92 / 828"/>
              <draw:equation draw:name="f138" draw:formula="?f93 / 1424"/>
              <draw:equation draw:name="f139" draw:formula="?f94 / 828"/>
              <draw:equation draw:name="f140" draw:formula="?f95 / 1424"/>
              <draw:equation draw:name="f141" draw:formula="?f96 / 1424"/>
              <draw:equation draw:name="f142" draw:formula="?f97 / 828"/>
              <draw:equation draw:name="f143" draw:formula="?f98 / 1424"/>
              <draw:equation draw:name="f144" draw:formula="?f99 / 828"/>
              <draw:equation draw:name="f145" draw:formula="?f100 / 1424"/>
              <draw:equation draw:name="f146" draw:formula="?f101 / 828"/>
              <draw:equation draw:name="f147" draw:formula="?f102 / 828"/>
              <draw:equation draw:name="f148" draw:formula="?f103 / 828"/>
              <draw:equation draw:name="f149" draw:formula="?f104 / 1424"/>
              <draw:equation draw:name="f150" draw:formula="?f105 / 828"/>
              <draw:equation draw:name="f151" draw:formula="?f106 / 1424"/>
              <draw:equation draw:name="f152" draw:formula="?f107 / 1424"/>
              <draw:equation draw:name="f153" draw:formula="?f108 / 1424"/>
              <draw:equation draw:name="f154" draw:formula="?f109 / 828"/>
              <draw:equation draw:name="f155" draw:formula="?f110 / 828"/>
              <draw:equation draw:name="f156" draw:formula="?f111 / 828"/>
              <draw:equation draw:name="f157" draw:formula="?f112 / 1424"/>
              <draw:equation draw:name="f158" draw:formula="?f113 / 1424"/>
              <draw:equation draw:name="f159" draw:formula="0 / ?f67"/>
              <draw:equation draw:name="f160" draw:formula="?f1 / ?f67"/>
              <draw:equation draw:name="f161" draw:formula="0 / ?f68"/>
              <draw:equation draw:name="f162" draw:formula="?f2 / ?f68"/>
              <draw:equation draw:name="f163" draw:formula="?f114 / ?f67"/>
              <draw:equation draw:name="f164" draw:formula="?f115 / ?f68"/>
              <draw:equation draw:name="f165" draw:formula="?f116 / ?f67"/>
              <draw:equation draw:name="f166" draw:formula="?f117 / ?f67"/>
              <draw:equation draw:name="f167" draw:formula="?f118 / ?f68"/>
              <draw:equation draw:name="f168" draw:formula="?f119 / ?f67"/>
              <draw:equation draw:name="f169" draw:formula="?f120 / ?f68"/>
              <draw:equation draw:name="f170" draw:formula="?f121 / ?f67"/>
              <draw:equation draw:name="f171" draw:formula="?f122 / ?f68"/>
              <draw:equation draw:name="f172" draw:formula="?f123 / ?f67"/>
              <draw:equation draw:name="f173" draw:formula="?f124 / ?f68"/>
              <draw:equation draw:name="f174" draw:formula="?f125 / ?f67"/>
              <draw:equation draw:name="f175" draw:formula="?f126 / ?f68"/>
              <draw:equation draw:name="f176" draw:formula="?f127 / ?f67"/>
              <draw:equation draw:name="f177" draw:formula="?f128 / ?f68"/>
              <draw:equation draw:name="f178" draw:formula="?f129 / ?f68"/>
              <draw:equation draw:name="f179" draw:formula="?f130 / ?f68"/>
              <draw:equation draw:name="f180" draw:formula="?f131 / ?f67"/>
              <draw:equation draw:name="f181" draw:formula="?f132 / ?f67"/>
              <draw:equation draw:name="f182" draw:formula="?f133 / ?f68"/>
              <draw:equation draw:name="f183" draw:formula="?f134 / ?f67"/>
              <draw:equation draw:name="f184" draw:formula="?f135 / ?f67"/>
              <draw:equation draw:name="f185" draw:formula="?f136 / ?f67"/>
              <draw:equation draw:name="f186" draw:formula="?f137 / ?f67"/>
              <draw:equation draw:name="f187" draw:formula="?f138 / ?f68"/>
              <draw:equation draw:name="f188" draw:formula="?f139 / ?f67"/>
              <draw:equation draw:name="f189" draw:formula="?f140 / ?f68"/>
              <draw:equation draw:name="f190" draw:formula="?f141 / ?f68"/>
              <draw:equation draw:name="f191" draw:formula="?f142 / ?f67"/>
              <draw:equation draw:name="f192" draw:formula="?f143 / ?f68"/>
              <draw:equation draw:name="f193" draw:formula="?f144 / ?f67"/>
              <draw:equation draw:name="f194" draw:formula="?f145 / ?f68"/>
              <draw:equation draw:name="f195" draw:formula="?f146 / ?f67"/>
              <draw:equation draw:name="f196" draw:formula="?f147 / ?f67"/>
              <draw:equation draw:name="f197" draw:formula="?f148 / ?f67"/>
              <draw:equation draw:name="f198" draw:formula="?f149 / ?f68"/>
              <draw:equation draw:name="f199" draw:formula="?f150 / ?f67"/>
              <draw:equation draw:name="f200" draw:formula="?f151 / ?f68"/>
              <draw:equation draw:name="f201" draw:formula="?f152 / ?f68"/>
              <draw:equation draw:name="f202" draw:formula="?f153 / ?f68"/>
              <draw:equation draw:name="f203" draw:formula="?f154 / ?f67"/>
              <draw:equation draw:name="f204" draw:formula="?f155 / ?f67"/>
              <draw:equation draw:name="f205" draw:formula="?f156 / ?f67"/>
              <draw:equation draw:name="f206" draw:formula="?f157 / ?f68"/>
              <draw:equation draw:name="f207" draw:formula="?f158 / ?f68"/>
            </draw:enhanced-geometry>
          </draw:custom-shape>
          <draw:custom-shape svg:x="5.43979in" svg:y="2.44238in" svg:width="0.06405in" svg:height="0.05862in" draw:id="id237" draw:style-name="a1194" draw:name="Rectangle 11">
            <svg:title/>
            <svg:desc/>
            <text:p text:style-name="a1193" text:class-names="" text:cond-style-name=""><text:span text:style-name="a1192" text:class-names=""/></text:p>
            <draw:enhanced-geometry xmlns:dr3d="urn:oasis:names:tc:opendocument:xmlns:dr3d:1.0" draw:type="non-primitive" svg:viewBox="0 0 21600 21600" draw:enhanced-path="M 0 0 L 21600 0 21600 21600 0 21600 Z N"/>
          </draw:custom-shape>
          <draw:custom-shape svg:x="5.41987in" svg:y="2.42144in" svg:width="0.1039in" svg:height="0.07956in" draw:id="id238" draw:style-name="a1197" draw:name="Freeform 12">
            <svg:title/>
            <svg:desc/>
            <text:p text:style-name="a1196" text:class-names="" text:cond-style-name=""><text:span text:style-name="a1195" text:class-names=""/></text:p>
            <draw:enhanced-geometry xmlns:dr3d="urn:oasis:names:tc:opendocument:xmlns:dr3d:1.0" draw:type="non-primitive" svg:viewBox="0 0 73 57" draw:enhanced-path="M ?f1 ?f0 L ?f0 ?f0 ?f0 ?f2 ?f3 ?f2 ?f3 ?f4 ?f5 ?f4 ?f5 ?f2 ?f1 ?f2 ?f1 ?f0 Z N" draw:text-areas="?f24 ?f26 ?f25 ?f27" draw:glue-points="?f28 ?f29 ?f30 ?f29 ?f30 ?f31 ?f32 ?f31 ?f32 ?f33 ?f34 ?f33 ?f34 ?f31 ?f28 ?f31 ?f28 ?f29" draw:glue-point-leaving-directions="-90, -90, -90, -90, -90, -90, -90, -90, -90">
              <draw:equation draw:name="f0" draw:formula="0"/>
              <draw:equation draw:name="f1" draw:formula="73"/>
              <draw:equation draw:name="f2" draw:formula="57"/>
              <draw:equation draw:name="f3" draw:formula="14"/>
              <draw:equation draw:name="f4" draw:formula="15"/>
              <draw:equation draw:name="f5" draw:formula="59"/>
              <draw:equation draw:name="f6" draw:formula="?f2 - ?f0"/>
              <draw:equation draw:name="f7" draw:formula="?f1 - ?f0"/>
              <draw:equation draw:name="f8" draw:formula="?f7 / 73"/>
              <draw:equation draw:name="f9" draw:formula="?f6 / 57"/>
              <draw:equation draw:name="f10" draw:formula="73 * ?f7"/>
              <draw:equation draw:name="f11" draw:formula="0 * ?f6"/>
              <draw:equation draw:name="f12" draw:formula="0 * ?f7"/>
              <draw:equation draw:name="f13" draw:formula="57 * ?f6"/>
              <draw:equation draw:name="f14" draw:formula="14 * ?f7"/>
              <draw:equation draw:name="f15" draw:formula="15 * ?f6"/>
              <draw:equation draw:name="f16" draw:formula="59 * ?f7"/>
              <draw:equation draw:name="f17" draw:formula="?f10 / 73"/>
              <draw:equation draw:name="f18" draw:formula="?f11 / 57"/>
              <draw:equation draw:name="f19" draw:formula="?f12 / 73"/>
              <draw:equation draw:name="f20" draw:formula="?f13 / 57"/>
              <draw:equation draw:name="f21" draw:formula="?f14 / 73"/>
              <draw:equation draw:name="f22" draw:formula="?f15 / 57"/>
              <draw:equation draw:name="f23" draw:formula="?f16 / 73"/>
              <draw:equation draw:name="f24" draw:formula="0 / ?f8"/>
              <draw:equation draw:name="f25" draw:formula="?f1 / ?f8"/>
              <draw:equation draw:name="f26" draw:formula="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x="6.02192in" svg:y="2.44238in" svg:width="0.06262in" svg:height="0.05862in" draw:id="id239" draw:style-name="a1200" draw:name="Rectangle 13">
            <svg:title/>
            <svg:desc/>
            <text:p text:style-name="a1199" text:class-names="" text:cond-style-name=""><text:span text:style-name="a1198" text:class-names=""/></text:p>
            <draw:enhanced-geometry xmlns:dr3d="urn:oasis:names:tc:opendocument:xmlns:dr3d:1.0" draw:type="non-primitive" svg:viewBox="0 0 21600 21600" draw:enhanced-path="M 0 0 L 21600 0 21600 21600 0 21600 Z N"/>
          </draw:custom-shape>
          <draw:custom-shape svg:x="6.00057in" svg:y="2.42144in" svg:width="0.10532in" svg:height="0.07956in" draw:id="id240" draw:style-name="a1203" draw:name="Freeform 14">
            <svg:title/>
            <svg:desc/>
            <text:p text:style-name="a1202" text:class-names="" text:cond-style-name=""><text:span text:style-name="a1201" text:class-names=""/></text:p>
            <draw:enhanced-geometry xmlns:dr3d="urn:oasis:names:tc:opendocument:xmlns:dr3d:1.0" draw:type="non-primitive" svg:viewBox="0 0 74 57" draw:enhanced-path="M ?f1 ?f0 L ?f0 ?f0 ?f0 ?f2 ?f3 ?f2 ?f3 ?f3 ?f4 ?f3 ?f4 ?f2 ?f1 ?f2 ?f1 ?f0 Z N" draw:text-areas="?f23 ?f25 ?f24 ?f26" draw:glue-points="?f27 ?f28 ?f29 ?f28 ?f29 ?f30 ?f31 ?f30 ?f31 ?f32 ?f33 ?f32 ?f33 ?f30 ?f27 ?f30 ?f27 ?f28" draw:glue-point-leaving-directions="-90, -90, -90, -90, -90, -90, -90, -90, -90">
              <draw:equation draw:name="f0" draw:formula="0"/>
              <draw:equation draw:name="f1" draw:formula="74"/>
              <draw:equation draw:name="f2" draw:formula="57"/>
              <draw:equation draw:name="f3" draw:formula="15"/>
              <draw:equation draw:name="f4" draw:formula="59"/>
              <draw:equation draw:name="f5" draw:formula="?f2 - ?f0"/>
              <draw:equation draw:name="f6" draw:formula="?f1 - ?f0"/>
              <draw:equation draw:name="f7" draw:formula="?f6 / 74"/>
              <draw:equation draw:name="f8" draw:formula="?f5 / 57"/>
              <draw:equation draw:name="f9" draw:formula="74 * ?f6"/>
              <draw:equation draw:name="f10" draw:formula="0 * ?f5"/>
              <draw:equation draw:name="f11" draw:formula="0 * ?f6"/>
              <draw:equation draw:name="f12" draw:formula="57 * ?f5"/>
              <draw:equation draw:name="f13" draw:formula="15 * ?f6"/>
              <draw:equation draw:name="f14" draw:formula="15 * ?f5"/>
              <draw:equation draw:name="f15" draw:formula="59 * ?f6"/>
              <draw:equation draw:name="f16" draw:formula="?f9 / 74"/>
              <draw:equation draw:name="f17" draw:formula="?f10 / 57"/>
              <draw:equation draw:name="f18" draw:formula="?f11 / 74"/>
              <draw:equation draw:name="f19" draw:formula="?f12 / 57"/>
              <draw:equation draw:name="f20" draw:formula="?f13 / 74"/>
              <draw:equation draw:name="f21" draw:formula="?f14 / 57"/>
              <draw:equation draw:name="f22" draw:formula="?f15 / 74"/>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5.41987in" svg:y="4.01404in" svg:width="0.76573in" svg:height="0.1312in" draw:id="id241" draw:style-name="a1206" draw:name="Freeform 15">
            <svg:title/>
            <svg:desc/>
            <text:p text:style-name="a1205" text:class-names="" text:cond-style-name=""><text:span text:style-name="a1204" text:class-names=""/></text:p>
            <draw:enhanced-geometry xmlns:dr3d="urn:oasis:names:tc:opendocument:xmlns:dr3d:1.0" draw:type="non-primitive" svg:viewBox="0 0 711 125" draw:enhanced-path="M ?f1 ?f3 L ?f1 ?f4 C ?f1 ?f5 ?f6 ?f2 ?f7 ?f2 L ?f8 ?f2 ?f0 ?f2 ?f0 ?f0 ?f7 ?f0 C ?f6 ?f0 ?f1 ?f9 ?f1 ?f3 Z N" draw:text-areas="?f30 ?f32 ?f31 ?f33" draw:glue-points="?f34 ?f35 ?f34 ?f36 ?f37 ?f38 ?f39 ?f38 ?f40 ?f38 ?f40 ?f41 ?f37 ?f41 ?f34 ?f35"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693"/>
              <draw:equation draw:name="f7" draw:formula="671"/>
              <draw:equation draw:name="f8" draw:formula="637"/>
              <draw:equation draw:name="f9" draw:formula="17"/>
              <draw:equation draw:name="f10" draw:formula="?f2 - ?f0"/>
              <draw:equation draw:name="f11" draw:formula="?f1 - ?f0"/>
              <draw:equation draw:name="f12" draw:formula="?f11 / 711"/>
              <draw:equation draw:name="f13" draw:formula="?f10 / 125"/>
              <draw:equation draw:name="f14" draw:formula="711 * ?f11"/>
              <draw:equation draw:name="f15" draw:formula="39 * ?f10"/>
              <draw:equation draw:name="f16" draw:formula="86 * ?f10"/>
              <draw:equation draw:name="f17" draw:formula="671 * ?f11"/>
              <draw:equation draw:name="f18" draw:formula="125 * ?f10"/>
              <draw:equation draw:name="f19" draw:formula="637 * ?f11"/>
              <draw:equation draw:name="f20" draw:formula="0 * ?f11"/>
              <draw:equation draw:name="f21" draw:formula="0 * ?f10"/>
              <draw:equation draw:name="f22" draw:formula="?f14 / 711"/>
              <draw:equation draw:name="f23" draw:formula="?f15 / 125"/>
              <draw:equation draw:name="f24" draw:formula="?f16 / 125"/>
              <draw:equation draw:name="f25" draw:formula="?f17 / 711"/>
              <draw:equation draw:name="f26" draw:formula="?f18 / 125"/>
              <draw:equation draw:name="f27" draw:formula="?f19 / 711"/>
              <draw:equation draw:name="f28" draw:formula="?f20 / 711"/>
              <draw:equation draw:name="f29" draw:formula="?f21 / 125"/>
              <draw:equation draw:name="f30" draw:formula="0 / ?f12"/>
              <draw:equation draw:name="f31" draw:formula="?f1 / ?f12"/>
              <draw:equation draw:name="f32" draw:formula="0 / ?f13"/>
              <draw:equation draw:name="f33" draw:formula="?f2 / ?f13"/>
              <draw:equation draw:name="f34" draw:formula="?f22 / ?f12"/>
              <draw:equation draw:name="f35" draw:formula="?f23 / ?f13"/>
              <draw:equation draw:name="f36" draw:formula="?f24 / ?f13"/>
              <draw:equation draw:name="f37" draw:formula="?f25 / ?f12"/>
              <draw:equation draw:name="f38" draw:formula="?f26 / ?f13"/>
              <draw:equation draw:name="f39" draw:formula="?f27 / ?f12"/>
              <draw:equation draw:name="f40" draw:formula="?f28 / ?f12"/>
              <draw:equation draw:name="f41" draw:formula="?f29 / ?f13"/>
            </draw:enhanced-geometry>
          </draw:custom-shape>
          <draw:custom-shape svg:x="6.00057in" svg:y="4.14524in" svg:width="0.10532in" svg:height="0.5974in" draw:id="id242" draw:style-name="a1209" draw:name="Rectangle 16">
            <svg:title/>
            <svg:desc/>
            <text:p text:style-name="a1208" text:class-names="" text:cond-style-name=""><text:span text:style-name="a1207" text:class-names=""/></text:p>
            <draw:enhanced-geometry xmlns:dr3d="urn:oasis:names:tc:opendocument:xmlns:dr3d:1.0" draw:type="non-primitive" svg:viewBox="0 0 21600 21600" draw:enhanced-path="M 0 0 L 21600 0 21600 21600 0 21600 Z N"/>
          </draw:custom-shape>
          <draw:custom-shape svg:x="5.52377in" svg:y="4.26109in" svg:width="0.4768in" svg:height="0.08235in" draw:id="id243" draw:style-name="a1212" draw:name="Rectangle 17">
            <svg:title/>
            <svg:desc/>
            <text:p text:style-name="a1211" text:class-names="" text:cond-style-name=""><text:span text:style-name="a1210" text:class-names=""/></text:p>
            <draw:enhanced-geometry xmlns:dr3d="urn:oasis:names:tc:opendocument:xmlns:dr3d:1.0" draw:type="non-primitive" svg:viewBox="0 0 21600 21600" draw:enhanced-path="M 0 0 L 21600 0 21600 21600 0 21600 Z N"/>
          </draw:custom-shape>
          <draw:custom-shape svg:x="5.41987in" svg:y="4.14524in" svg:width="0.1039in" svg:height="0.5974in" draw:id="id244" draw:style-name="a1215" draw:name="Rectangle 18">
            <svg:title/>
            <svg:desc/>
            <text:p text:style-name="a1214" text:class-names="" text:cond-style-name=""><text:span text:style-name="a1213" text:class-names=""/></text:p>
            <draw:enhanced-geometry xmlns:dr3d="urn:oasis:names:tc:opendocument:xmlns:dr3d:1.0" draw:type="non-primitive" svg:viewBox="0 0 21600 21600" draw:enhanced-path="M 0 0 L 21600 0 21600 21600 0 21600 Z N"/>
          </draw:custom-shape>
          <draw:custom-shape svg:x="5.33162in" svg:y="3.27985in" svg:width="0.21207in" svg:height="0.73419in" draw:id="id245" draw:style-name="a1218" draw:name="Freeform 19">
            <svg:title/>
            <svg:desc/>
            <text:p text:style-name="a1217" text:class-names="" text:cond-style-name=""><text:span text:style-name="a1216" text:class-names=""/></text:p>
            <draw:enhanced-geometry xmlns:dr3d="urn:oasis:names:tc:opendocument:xmlns:dr3d:1.0" draw:type="non-primitive" svg:viewBox="0 0 196 695" draw:enhanced-path="M ?f3 ?f2 L ?f0 ?f0 ?f4 ?f0 ?f1 ?f2 ?f3 ?f2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81"/>
              <draw:equation draw:name="f4" draw:formula="62"/>
              <draw:equation draw:name="f5" draw:formula="?f2 - ?f0"/>
              <draw:equation draw:name="f6" draw:formula="?f1 - ?f0"/>
              <draw:equation draw:name="f7" draw:formula="?f6 / 196"/>
              <draw:equation draw:name="f8" draw:formula="?f5 / 695"/>
              <draw:equation draw:name="f9" draw:formula="81 * ?f6"/>
              <draw:equation draw:name="f10" draw:formula="695 * ?f5"/>
              <draw:equation draw:name="f11" draw:formula="0 * ?f6"/>
              <draw:equation draw:name="f12" draw:formula="0 * ?f5"/>
              <draw:equation draw:name="f13" draw:formula="62 * ?f6"/>
              <draw:equation draw:name="f14" draw:formula="196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5.31455in" svg:y="3.26031in" svg:width="0.89098in" svg:height="1.50187in" draw:id="id246" draw:style-name="a1221" draw:name="Freeform 20">
            <svg:title/>
            <svg:desc/>
            <text:p text:style-name="a1220" text:class-names="" text:cond-style-name=""><text:span text:style-name="a1219" text:class-names=""/></text:p>
            <draw:enhanced-geometry xmlns:dr3d="urn:oasis:names:tc:opendocument:xmlns:dr3d:1.0" draw:type="non-primitive" svg:viewBox="0 0 828 1424" draw:enhanced-path="M ?f3 ?f4 L ?f5 ?f4 ?f6 ?f7 C ?f8 ?f9 ?f10 ?f11 ?f12 ?f13 ?f14 ?f0 ?f15 ?f0 ?f16 ?f17 L ?f18 ?f19 C ?f20 ?f21 ?f0 ?f22 ?f23 ?f24 L ?f25 ?f26 ?f25 ?f27 C ?f25 ?f28 ?f29 ?f2 ?f6 ?f2 L ?f30 ?f2 C ?f31 ?f2 ?f32 ?f28 ?f32 ?f27 L ?f32 ?f33 ?f34 ?f33 ?f34 ?f27 C ?f34 ?f28 ?f35 ?f2 ?f36 ?f2 L ?f37 ?f2 C ?f38 ?f2 ?f39 ?f28 ?f39 ?f27 L ?f39 ?f40 ?f3 ?f40 C ?f41 ?f40 ?f1 ?f42 ?f1 ?f43 L ?f1 ?f39 C ?f1 ?f44 ?f41 ?f4 ?f3 ?f4 Z M ?f45 ?f46 L ?f47 ?f48 ?f49 ?f4 ?f50 ?f4 ?f45 ?f46 M ?f51 ?f52 L ?f53 ?f52 ?f53 ?f40 ?f51 ?f40 ?f51 ?f52 Z M ?f34 ?f54 L ?f32 ?f54 ?f32 ?f55 ?f34 ?f55 ?f34 ?f54 Z M ?f32 ?f56 L ?f32 ?f40 ?f34 ?f40 ?f34 ?f56 ?f32 ?f56 Z M ?f57 ?f52 L ?f58 ?f52 ?f58 ?f40 ?f57 ?f40 ?f57 ?f52 Z M ?f59 ?f43 C ?f59 ?f60 ?f61 ?f62 ?f3 ?f62 L ?f53 ?f62 ?f53 ?f63 ?f3 ?f63 C ?f61 ?f63 ?f59 ?f64 ?f59 ?f39 L ?f59 ?f43 Z N" draw:text-areas="?f159 ?f161 ?f160 ?f162" draw:glue-points="?f163 ?f164 ?f165 ?f164 ?f166 ?f167 ?f168 ?f169 ?f170 ?f171 ?f172 ?f173 ?f174 ?f175 ?f176 ?f177 ?f176 ?f178 ?f166 ?f179 ?f180 ?f179 ?f181 ?f178 ?f181 ?f182 ?f183 ?f182 ?f183 ?f178 ?f184 ?f179 ?f185 ?f179 ?f186 ?f178 ?f186 ?f187 ?f163 ?f187 ?f188 ?f189 ?f188 ?f190 ?f163 ?f164 ?f191 ?f192 ?f193 ?f194 ?f195 ?f164 ?f196 ?f164 ?f191 ?f192 ?f197 ?f198 ?f199 ?f198 ?f199 ?f187 ?f197 ?f187 ?f197 ?f198 ?f183 ?f200 ?f181 ?f200 ?f181 ?f201 ?f183 ?f201 ?f183 ?f200 ?f181 ?f202 ?f181 ?f187 ?f183 ?f187 ?f183 ?f202 ?f181 ?f202 ?f203 ?f198 ?f204 ?f198 ?f204 ?f187 ?f203 ?f187 ?f203 ?f198 ?f205 ?f189 ?f163 ?f206 ?f199 ?f206 ?f199 ?f207 ?f163 ?f207 ?f205 ?f190 ?f205 ?f189"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769"/>
              <draw:equation draw:name="f4" draw:formula="695"/>
              <draw:equation draw:name="f5" draw:formula="229"/>
              <draw:equation draw:name="f6" draw:formula="98"/>
              <draw:equation draw:name="f7" draw:formula="16"/>
              <draw:equation draw:name="f8" draw:formula="97"/>
              <draw:equation draw:name="f9" draw:formula="10"/>
              <draw:equation draw:name="f10" draw:formula="94"/>
              <draw:equation draw:name="f11" draw:formula="6"/>
              <draw:equation draw:name="f12" draw:formula="89"/>
              <draw:equation draw:name="f13" draw:formula="3"/>
              <draw:equation draw:name="f14" draw:formula="84"/>
              <draw:equation draw:name="f15" draw:formula="78"/>
              <draw:equation draw:name="f16" draw:formula="73"/>
              <draw:equation draw:name="f17" draw:formula="2"/>
              <draw:equation draw:name="f18" draw:formula="14"/>
              <draw:equation draw:name="f19" draw:formula="24"/>
              <draw:equation draw:name="f20" draw:formula="5"/>
              <draw:equation draw:name="f21" draw:formula="27"/>
              <draw:equation draw:name="f22" draw:formula="35"/>
              <draw:equation draw:name="f23" draw:formula="1"/>
              <draw:equation draw:name="f24" draw:formula="43"/>
              <draw:equation draw:name="f25" draw:formula="79"/>
              <draw:equation draw:name="f26" draw:formula="715"/>
              <draw:equation draw:name="f27" draw:formula="1405"/>
              <draw:equation draw:name="f28" draw:formula="1416"/>
              <draw:equation draw:name="f29" draw:formula="87"/>
              <draw:equation draw:name="f30" draw:formula="195"/>
              <draw:equation draw:name="f31" draw:formula="205"/>
              <draw:equation draw:name="f32" draw:formula="213"/>
              <draw:equation draw:name="f33" draw:formula="1045"/>
              <draw:equation draw:name="f34" draw:formula="619"/>
              <draw:equation draw:name="f35" draw:formula="627"/>
              <draw:equation draw:name="f36" draw:formula="638"/>
              <draw:equation draw:name="f37" draw:formula="735"/>
              <draw:equation draw:name="f38" draw:formula="745"/>
              <draw:equation draw:name="f39" draw:formula="753"/>
              <draw:equation draw:name="f40" draw:formula="858"/>
              <draw:equation draw:name="f41" draw:formula="802"/>
              <draw:equation draw:name="f42" draw:formula="832"/>
              <draw:equation draw:name="f43" draw:formula="800"/>
              <draw:equation draw:name="f44" draw:formula="721"/>
              <draw:equation draw:name="f45" draw:formula="40"/>
              <draw:equation draw:name="f46" draw:formula="54"/>
              <draw:equation draw:name="f47" draw:formula="65"/>
              <draw:equation draw:name="f48" draw:formula="45"/>
              <draw:equation draw:name="f49" draw:formula="191"/>
              <draw:equation draw:name="f50" draw:formula="115"/>
              <draw:equation draw:name="f51" draw:formula="176"/>
              <draw:equation draw:name="f52" draw:formula="1386"/>
              <draw:equation draw:name="f53" draw:formula="117"/>
              <draw:equation draw:name="f54" draw:formula="1008"/>
              <draw:equation draw:name="f55" draw:formula="968"/>
              <draw:equation draw:name="f56" draw:formula="930"/>
              <draw:equation draw:name="f57" draw:formula="716"/>
              <draw:equation draw:name="f58" draw:formula="657"/>
              <draw:equation draw:name="f59" draw:formula="790"/>
              <draw:equation draw:name="f60" draw:formula="811"/>
              <draw:equation draw:name="f61" draw:formula="781"/>
              <draw:equation draw:name="f62" draw:formula="820"/>
              <draw:equation draw:name="f63" draw:formula="733"/>
              <draw:equation draw:name="f64" draw:formula="742"/>
              <draw:equation draw:name="f65" draw:formula="?f2 - ?f0"/>
              <draw:equation draw:name="f66" draw:formula="?f1 - ?f0"/>
              <draw:equation draw:name="f67" draw:formula="?f66 / 828"/>
              <draw:equation draw:name="f68" draw:formula="?f65 / 1424"/>
              <draw:equation draw:name="f69" draw:formula="769 * ?f66"/>
              <draw:equation draw:name="f70" draw:formula="695 * ?f65"/>
              <draw:equation draw:name="f71" draw:formula="229 * ?f66"/>
              <draw:equation draw:name="f72" draw:formula="98 * ?f66"/>
              <draw:equation draw:name="f73" draw:formula="16 * ?f65"/>
              <draw:equation draw:name="f74" draw:formula="89 * ?f66"/>
              <draw:equation draw:name="f75" draw:formula="3 * ?f65"/>
              <draw:equation draw:name="f76" draw:formula="73 * ?f66"/>
              <draw:equation draw:name="f77" draw:formula="2 * ?f65"/>
              <draw:equation draw:name="f78" draw:formula="14 * ?f66"/>
              <draw:equation draw:name="f79" draw:formula="24 * ?f65"/>
              <draw:equation draw:name="f80" draw:formula="1 * ?f66"/>
              <draw:equation draw:name="f81" draw:formula="43 * ?f65"/>
              <draw:equation draw:name="f82" draw:formula="79 * ?f66"/>
              <draw:equation draw:name="f83" draw:formula="715 * ?f65"/>
              <draw:equation draw:name="f84" draw:formula="1405 * ?f65"/>
              <draw:equation draw:name="f85" draw:formula="1424 * ?f65"/>
              <draw:equation draw:name="f86" draw:formula="195 * ?f66"/>
              <draw:equation draw:name="f87" draw:formula="213 * ?f66"/>
              <draw:equation draw:name="f88" draw:formula="1045 * ?f65"/>
              <draw:equation draw:name="f89" draw:formula="619 * ?f66"/>
              <draw:equation draw:name="f90" draw:formula="638 * ?f66"/>
              <draw:equation draw:name="f91" draw:formula="735 * ?f66"/>
              <draw:equation draw:name="f92" draw:formula="753 * ?f66"/>
              <draw:equation draw:name="f93" draw:formula="858 * ?f65"/>
              <draw:equation draw:name="f94" draw:formula="828 * ?f66"/>
              <draw:equation draw:name="f95" draw:formula="800 * ?f65"/>
              <draw:equation draw:name="f96" draw:formula="753 * ?f65"/>
              <draw:equation draw:name="f97" draw:formula="40 * ?f66"/>
              <draw:equation draw:name="f98" draw:formula="54 * ?f65"/>
              <draw:equation draw:name="f99" draw:formula="65 * ?f66"/>
              <draw:equation draw:name="f100" draw:formula="45 * ?f65"/>
              <draw:equation draw:name="f101" draw:formula="191 * ?f66"/>
              <draw:equation draw:name="f102" draw:formula="115 * ?f66"/>
              <draw:equation draw:name="f103" draw:formula="176 * ?f66"/>
              <draw:equation draw:name="f104" draw:formula="1386 * ?f65"/>
              <draw:equation draw:name="f105" draw:formula="117 * ?f66"/>
              <draw:equation draw:name="f106" draw:formula="1008 * ?f65"/>
              <draw:equation draw:name="f107" draw:formula="968 * ?f65"/>
              <draw:equation draw:name="f108" draw:formula="930 * ?f65"/>
              <draw:equation draw:name="f109" draw:formula="716 * ?f66"/>
              <draw:equation draw:name="f110" draw:formula="657 * ?f66"/>
              <draw:equation draw:name="f111" draw:formula="790 * ?f66"/>
              <draw:equation draw:name="f112" draw:formula="820 * ?f65"/>
              <draw:equation draw:name="f113" draw:formula="733 * ?f65"/>
              <draw:equation draw:name="f114" draw:formula="?f69 / 828"/>
              <draw:equation draw:name="f115" draw:formula="?f70 / 1424"/>
              <draw:equation draw:name="f116" draw:formula="?f71 / 828"/>
              <draw:equation draw:name="f117" draw:formula="?f72 / 828"/>
              <draw:equation draw:name="f118" draw:formula="?f73 / 1424"/>
              <draw:equation draw:name="f119" draw:formula="?f74 / 828"/>
              <draw:equation draw:name="f120" draw:formula="?f75 / 1424"/>
              <draw:equation draw:name="f121" draw:formula="?f76 / 828"/>
              <draw:equation draw:name="f122" draw:formula="?f77 / 1424"/>
              <draw:equation draw:name="f123" draw:formula="?f78 / 828"/>
              <draw:equation draw:name="f124" draw:formula="?f79 / 1424"/>
              <draw:equation draw:name="f125" draw:formula="?f80 / 828"/>
              <draw:equation draw:name="f126" draw:formula="?f81 / 1424"/>
              <draw:equation draw:name="f127" draw:formula="?f82 / 828"/>
              <draw:equation draw:name="f128" draw:formula="?f83 / 1424"/>
              <draw:equation draw:name="f129" draw:formula="?f84 / 1424"/>
              <draw:equation draw:name="f130" draw:formula="?f85 / 1424"/>
              <draw:equation draw:name="f131" draw:formula="?f86 / 828"/>
              <draw:equation draw:name="f132" draw:formula="?f87 / 828"/>
              <draw:equation draw:name="f133" draw:formula="?f88 / 1424"/>
              <draw:equation draw:name="f134" draw:formula="?f89 / 828"/>
              <draw:equation draw:name="f135" draw:formula="?f90 / 828"/>
              <draw:equation draw:name="f136" draw:formula="?f91 / 828"/>
              <draw:equation draw:name="f137" draw:formula="?f92 / 828"/>
              <draw:equation draw:name="f138" draw:formula="?f93 / 1424"/>
              <draw:equation draw:name="f139" draw:formula="?f94 / 828"/>
              <draw:equation draw:name="f140" draw:formula="?f95 / 1424"/>
              <draw:equation draw:name="f141" draw:formula="?f96 / 1424"/>
              <draw:equation draw:name="f142" draw:formula="?f97 / 828"/>
              <draw:equation draw:name="f143" draw:formula="?f98 / 1424"/>
              <draw:equation draw:name="f144" draw:formula="?f99 / 828"/>
              <draw:equation draw:name="f145" draw:formula="?f100 / 1424"/>
              <draw:equation draw:name="f146" draw:formula="?f101 / 828"/>
              <draw:equation draw:name="f147" draw:formula="?f102 / 828"/>
              <draw:equation draw:name="f148" draw:formula="?f103 / 828"/>
              <draw:equation draw:name="f149" draw:formula="?f104 / 1424"/>
              <draw:equation draw:name="f150" draw:formula="?f105 / 828"/>
              <draw:equation draw:name="f151" draw:formula="?f106 / 1424"/>
              <draw:equation draw:name="f152" draw:formula="?f107 / 1424"/>
              <draw:equation draw:name="f153" draw:formula="?f108 / 1424"/>
              <draw:equation draw:name="f154" draw:formula="?f109 / 828"/>
              <draw:equation draw:name="f155" draw:formula="?f110 / 828"/>
              <draw:equation draw:name="f156" draw:formula="?f111 / 828"/>
              <draw:equation draw:name="f157" draw:formula="?f112 / 1424"/>
              <draw:equation draw:name="f158" draw:formula="?f113 / 1424"/>
              <draw:equation draw:name="f159" draw:formula="0 / ?f67"/>
              <draw:equation draw:name="f160" draw:formula="?f1 / ?f67"/>
              <draw:equation draw:name="f161" draw:formula="0 / ?f68"/>
              <draw:equation draw:name="f162" draw:formula="?f2 / ?f68"/>
              <draw:equation draw:name="f163" draw:formula="?f114 / ?f67"/>
              <draw:equation draw:name="f164" draw:formula="?f115 / ?f68"/>
              <draw:equation draw:name="f165" draw:formula="?f116 / ?f67"/>
              <draw:equation draw:name="f166" draw:formula="?f117 / ?f67"/>
              <draw:equation draw:name="f167" draw:formula="?f118 / ?f68"/>
              <draw:equation draw:name="f168" draw:formula="?f119 / ?f67"/>
              <draw:equation draw:name="f169" draw:formula="?f120 / ?f68"/>
              <draw:equation draw:name="f170" draw:formula="?f121 / ?f67"/>
              <draw:equation draw:name="f171" draw:formula="?f122 / ?f68"/>
              <draw:equation draw:name="f172" draw:formula="?f123 / ?f67"/>
              <draw:equation draw:name="f173" draw:formula="?f124 / ?f68"/>
              <draw:equation draw:name="f174" draw:formula="?f125 / ?f67"/>
              <draw:equation draw:name="f175" draw:formula="?f126 / ?f68"/>
              <draw:equation draw:name="f176" draw:formula="?f127 / ?f67"/>
              <draw:equation draw:name="f177" draw:formula="?f128 / ?f68"/>
              <draw:equation draw:name="f178" draw:formula="?f129 / ?f68"/>
              <draw:equation draw:name="f179" draw:formula="?f130 / ?f68"/>
              <draw:equation draw:name="f180" draw:formula="?f131 / ?f67"/>
              <draw:equation draw:name="f181" draw:formula="?f132 / ?f67"/>
              <draw:equation draw:name="f182" draw:formula="?f133 / ?f68"/>
              <draw:equation draw:name="f183" draw:formula="?f134 / ?f67"/>
              <draw:equation draw:name="f184" draw:formula="?f135 / ?f67"/>
              <draw:equation draw:name="f185" draw:formula="?f136 / ?f67"/>
              <draw:equation draw:name="f186" draw:formula="?f137 / ?f67"/>
              <draw:equation draw:name="f187" draw:formula="?f138 / ?f68"/>
              <draw:equation draw:name="f188" draw:formula="?f139 / ?f67"/>
              <draw:equation draw:name="f189" draw:formula="?f140 / ?f68"/>
              <draw:equation draw:name="f190" draw:formula="?f141 / ?f68"/>
              <draw:equation draw:name="f191" draw:formula="?f142 / ?f67"/>
              <draw:equation draw:name="f192" draw:formula="?f143 / ?f68"/>
              <draw:equation draw:name="f193" draw:formula="?f144 / ?f67"/>
              <draw:equation draw:name="f194" draw:formula="?f145 / ?f68"/>
              <draw:equation draw:name="f195" draw:formula="?f146 / ?f67"/>
              <draw:equation draw:name="f196" draw:formula="?f147 / ?f67"/>
              <draw:equation draw:name="f197" draw:formula="?f148 / ?f67"/>
              <draw:equation draw:name="f198" draw:formula="?f149 / ?f68"/>
              <draw:equation draw:name="f199" draw:formula="?f150 / ?f67"/>
              <draw:equation draw:name="f200" draw:formula="?f151 / ?f68"/>
              <draw:equation draw:name="f201" draw:formula="?f152 / ?f68"/>
              <draw:equation draw:name="f202" draw:formula="?f153 / ?f68"/>
              <draw:equation draw:name="f203" draw:formula="?f154 / ?f67"/>
              <draw:equation draw:name="f204" draw:formula="?f155 / ?f67"/>
              <draw:equation draw:name="f205" draw:formula="?f156 / ?f67"/>
              <draw:equation draw:name="f206" draw:formula="?f157 / ?f68"/>
              <draw:equation draw:name="f207" draw:formula="?f158 / ?f68"/>
            </draw:enhanced-geometry>
          </draw:custom-shape>
          <draw:custom-shape svg:x="5.43979in" svg:y="4.16478in" svg:width="0.06405in" svg:height="0.06002in" draw:id="id247" draw:style-name="a1224" draw:name="Rectangle 21">
            <svg:title/>
            <svg:desc/>
            <text:p text:style-name="a1223" text:class-names="" text:cond-style-name=""><text:span text:style-name="a1222" text:class-names=""/></text:p>
            <draw:enhanced-geometry xmlns:dr3d="urn:oasis:names:tc:opendocument:xmlns:dr3d:1.0" draw:type="non-primitive" svg:viewBox="0 0 21600 21600" draw:enhanced-path="M 0 0 L 21600 0 21600 21600 0 21600 Z N"/>
          </draw:custom-shape>
          <draw:custom-shape svg:x="5.41987in" svg:y="4.14524in" svg:width="0.1039in" svg:height="0.07956in" draw:id="id248" draw:style-name="a1227" draw:name="Freeform 22">
            <svg:title/>
            <svg:desc/>
            <text:p text:style-name="a1226" text:class-names="" text:cond-style-name=""><text:span text:style-name="a1225" text:class-names=""/></text:p>
            <draw:enhanced-geometry xmlns:dr3d="urn:oasis:names:tc:opendocument:xmlns:dr3d:1.0" draw:type="non-primitive" svg:viewBox="0 0 73 57" draw:enhanced-path="M ?f1 ?f0 L ?f0 ?f0 ?f0 ?f2 ?f3 ?f2 ?f3 ?f3 ?f4 ?f3 ?f4 ?f2 ?f1 ?f2 ?f1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14"/>
              <draw:equation draw:name="f4" draw:formula="59"/>
              <draw:equation draw:name="f5" draw:formula="?f2 - ?f0"/>
              <draw:equation draw:name="f6" draw:formula="?f1 - ?f0"/>
              <draw:equation draw:name="f7" draw:formula="?f6 / 73"/>
              <draw:equation draw:name="f8" draw:formula="?f5 / 57"/>
              <draw:equation draw:name="f9" draw:formula="73 * ?f6"/>
              <draw:equation draw:name="f10" draw:formula="0 * ?f5"/>
              <draw:equation draw:name="f11" draw:formula="0 * ?f6"/>
              <draw:equation draw:name="f12" draw:formula="57 * ?f5"/>
              <draw:equation draw:name="f13" draw:formula="14 * ?f6"/>
              <draw:equation draw:name="f14" draw:formula="14 * ?f5"/>
              <draw:equation draw:name="f15" draw:formula="59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6.02192in" svg:y="4.16478in" svg:width="0.06262in" svg:height="0.06002in" draw:id="id249" draw:style-name="a1230" draw:name="Rectangle 23">
            <svg:title/>
            <svg:desc/>
            <text:p text:style-name="a1229" text:class-names="" text:cond-style-name=""><text:span text:style-name="a1228" text:class-names=""/></text:p>
            <draw:enhanced-geometry xmlns:dr3d="urn:oasis:names:tc:opendocument:xmlns:dr3d:1.0" draw:type="non-primitive" svg:viewBox="0 0 21600 21600" draw:enhanced-path="M 0 0 L 21600 0 21600 21600 0 21600 Z N"/>
          </draw:custom-shape>
          <draw:custom-shape svg:x="6.00057in" svg:y="4.14524in" svg:width="0.10532in" svg:height="0.07956in" draw:id="id250" draw:style-name="a1233" draw:name="Freeform 24">
            <svg:title/>
            <svg:desc/>
            <text:p text:style-name="a1232" text:class-names="" text:cond-style-name=""><text:span text:style-name="a1231" text:class-names=""/></text:p>
            <draw:enhanced-geometry xmlns:dr3d="urn:oasis:names:tc:opendocument:xmlns:dr3d:1.0" draw:type="non-primitive" svg:viewBox="0 0 74 57" draw:enhanced-path="M ?f1 ?f0 L ?f0 ?f0 ?f0 ?f2 ?f3 ?f2 ?f3 ?f4 ?f5 ?f4 ?f5 ?f2 ?f1 ?f2 ?f1 ?f0 Z N" draw:text-areas="?f24 ?f26 ?f25 ?f27" draw:glue-points="?f28 ?f29 ?f30 ?f29 ?f30 ?f31 ?f32 ?f31 ?f32 ?f33 ?f34 ?f33 ?f34 ?f31 ?f28 ?f31 ?f28 ?f29" draw:glue-point-leaving-directions="-90, -90, -90, -90, -90, -90, -90, -90, -90">
              <draw:equation draw:name="f0" draw:formula="0"/>
              <draw:equation draw:name="f1" draw:formula="74"/>
              <draw:equation draw:name="f2" draw:formula="57"/>
              <draw:equation draw:name="f3" draw:formula="15"/>
              <draw:equation draw:name="f4" draw:formula="14"/>
              <draw:equation draw:name="f5" draw:formula="59"/>
              <draw:equation draw:name="f6" draw:formula="?f2 - ?f0"/>
              <draw:equation draw:name="f7" draw:formula="?f1 - ?f0"/>
              <draw:equation draw:name="f8" draw:formula="?f7 / 74"/>
              <draw:equation draw:name="f9" draw:formula="?f6 / 57"/>
              <draw:equation draw:name="f10" draw:formula="74 * ?f7"/>
              <draw:equation draw:name="f11" draw:formula="0 * ?f6"/>
              <draw:equation draw:name="f12" draw:formula="0 * ?f7"/>
              <draw:equation draw:name="f13" draw:formula="57 * ?f6"/>
              <draw:equation draw:name="f14" draw:formula="15 * ?f7"/>
              <draw:equation draw:name="f15" draw:formula="14 * ?f6"/>
              <draw:equation draw:name="f16" draw:formula="59 * ?f7"/>
              <draw:equation draw:name="f17" draw:formula="?f10 / 74"/>
              <draw:equation draw:name="f18" draw:formula="?f11 / 57"/>
              <draw:equation draw:name="f19" draw:formula="?f12 / 74"/>
              <draw:equation draw:name="f20" draw:formula="?f13 / 57"/>
              <draw:equation draw:name="f21" draw:formula="?f14 / 74"/>
              <draw:equation draw:name="f22" draw:formula="?f15 / 57"/>
              <draw:equation draw:name="f23" draw:formula="?f16 / 74"/>
              <draw:equation draw:name="f24" draw:formula="0 / ?f8"/>
              <draw:equation draw:name="f25" draw:formula="?f1 / ?f8"/>
              <draw:equation draw:name="f26" draw:formula="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x="5.41987in" svg:y="5.73784in" svg:width="0.76573in" svg:height="0.1312in" draw:id="id251" draw:style-name="a1236" draw:name="Freeform 25">
            <svg:title/>
            <svg:desc/>
            <text:p text:style-name="a1235" text:class-names="" text:cond-style-name=""><text:span text:style-name="a1234" text:class-names=""/></text:p>
            <draw:enhanced-geometry xmlns:dr3d="urn:oasis:names:tc:opendocument:xmlns:dr3d:1.0" draw:type="non-primitive" svg:viewBox="0 0 711 125" draw:enhanced-path="M ?f1 ?f3 L ?f1 ?f4 C ?f1 ?f5 ?f6 ?f2 ?f7 ?f2 L ?f8 ?f2 ?f0 ?f2 ?f0 ?f0 ?f7 ?f0 C ?f6 ?f0 ?f1 ?f9 ?f1 ?f3 Z N" draw:text-areas="?f30 ?f32 ?f31 ?f33" draw:glue-points="?f34 ?f35 ?f34 ?f36 ?f37 ?f38 ?f39 ?f38 ?f40 ?f38 ?f40 ?f41 ?f37 ?f41 ?f34 ?f35"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693"/>
              <draw:equation draw:name="f7" draw:formula="671"/>
              <draw:equation draw:name="f8" draw:formula="637"/>
              <draw:equation draw:name="f9" draw:formula="18"/>
              <draw:equation draw:name="f10" draw:formula="?f2 - ?f0"/>
              <draw:equation draw:name="f11" draw:formula="?f1 - ?f0"/>
              <draw:equation draw:name="f12" draw:formula="?f11 / 711"/>
              <draw:equation draw:name="f13" draw:formula="?f10 / 125"/>
              <draw:equation draw:name="f14" draw:formula="711 * ?f11"/>
              <draw:equation draw:name="f15" draw:formula="39 * ?f10"/>
              <draw:equation draw:name="f16" draw:formula="86 * ?f10"/>
              <draw:equation draw:name="f17" draw:formula="671 * ?f11"/>
              <draw:equation draw:name="f18" draw:formula="125 * ?f10"/>
              <draw:equation draw:name="f19" draw:formula="637 * ?f11"/>
              <draw:equation draw:name="f20" draw:formula="0 * ?f11"/>
              <draw:equation draw:name="f21" draw:formula="0 * ?f10"/>
              <draw:equation draw:name="f22" draw:formula="?f14 / 711"/>
              <draw:equation draw:name="f23" draw:formula="?f15 / 125"/>
              <draw:equation draw:name="f24" draw:formula="?f16 / 125"/>
              <draw:equation draw:name="f25" draw:formula="?f17 / 711"/>
              <draw:equation draw:name="f26" draw:formula="?f18 / 125"/>
              <draw:equation draw:name="f27" draw:formula="?f19 / 711"/>
              <draw:equation draw:name="f28" draw:formula="?f20 / 711"/>
              <draw:equation draw:name="f29" draw:formula="?f21 / 125"/>
              <draw:equation draw:name="f30" draw:formula="0 / ?f12"/>
              <draw:equation draw:name="f31" draw:formula="?f1 / ?f12"/>
              <draw:equation draw:name="f32" draw:formula="0 / ?f13"/>
              <draw:equation draw:name="f33" draw:formula="?f2 / ?f13"/>
              <draw:equation draw:name="f34" draw:formula="?f22 / ?f12"/>
              <draw:equation draw:name="f35" draw:formula="?f23 / ?f13"/>
              <draw:equation draw:name="f36" draw:formula="?f24 / ?f13"/>
              <draw:equation draw:name="f37" draw:formula="?f25 / ?f12"/>
              <draw:equation draw:name="f38" draw:formula="?f26 / ?f13"/>
              <draw:equation draw:name="f39" draw:formula="?f27 / ?f12"/>
              <draw:equation draw:name="f40" draw:formula="?f28 / ?f12"/>
              <draw:equation draw:name="f41" draw:formula="?f29 / ?f13"/>
            </draw:enhanced-geometry>
          </draw:custom-shape>
          <draw:custom-shape svg:x="6.00057in" svg:y="5.86904in" svg:width="0.10532in" svg:height="0.5974in" draw:id="id252" draw:style-name="a1239" draw:name="Rectangle 26">
            <svg:title/>
            <svg:desc/>
            <text:p text:style-name="a1238" text:class-names="" text:cond-style-name=""><text:span text:style-name="a1237" text:class-names=""/></text:p>
            <draw:enhanced-geometry xmlns:dr3d="urn:oasis:names:tc:opendocument:xmlns:dr3d:1.0" draw:type="non-primitive" svg:viewBox="0 0 21600 21600" draw:enhanced-path="M 0 0 L 21600 0 21600 21600 0 21600 Z N"/>
          </draw:custom-shape>
          <draw:custom-shape svg:x="5.52377in" svg:y="5.9849in" svg:width="0.4768in" svg:height="0.08235in" draw:id="id253" draw:style-name="a1242" draw:name="Rectangle 27">
            <svg:title/>
            <svg:desc/>
            <text:p text:style-name="a1241" text:class-names="" text:cond-style-name=""><text:span text:style-name="a1240" text:class-names=""/></text:p>
            <draw:enhanced-geometry xmlns:dr3d="urn:oasis:names:tc:opendocument:xmlns:dr3d:1.0" draw:type="non-primitive" svg:viewBox="0 0 21600 21600" draw:enhanced-path="M 0 0 L 21600 0 21600 21600 0 21600 Z N"/>
          </draw:custom-shape>
          <draw:custom-shape svg:x="5.41987in" svg:y="5.86904in" svg:width="0.1039in" svg:height="0.5974in" draw:id="id254" draw:style-name="a1245" draw:name="Rectangle 28">
            <svg:title/>
            <svg:desc/>
            <text:p text:style-name="a1244" text:class-names="" text:cond-style-name=""><text:span text:style-name="a1243" text:class-names=""/></text:p>
            <draw:enhanced-geometry xmlns:dr3d="urn:oasis:names:tc:opendocument:xmlns:dr3d:1.0" draw:type="non-primitive" svg:viewBox="0 0 21600 21600" draw:enhanced-path="M 0 0 L 21600 0 21600 21600 0 21600 Z N"/>
          </draw:custom-shape>
          <draw:custom-shape svg:x="5.33162in" svg:y="5.00365in" svg:width="0.21207in" svg:height="0.73419in" draw:id="id255" draw:style-name="a1248" draw:name="Freeform 29">
            <svg:title/>
            <svg:desc/>
            <text:p text:style-name="a1247" text:class-names="" text:cond-style-name=""><text:span text:style-name="a1246" text:class-names=""/></text:p>
            <draw:enhanced-geometry xmlns:dr3d="urn:oasis:names:tc:opendocument:xmlns:dr3d:1.0" draw:type="non-primitive" svg:viewBox="0 0 196 695" draw:enhanced-path="M ?f3 ?f2 L ?f0 ?f0 ?f4 ?f0 ?f1 ?f2 ?f3 ?f2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81"/>
              <draw:equation draw:name="f4" draw:formula="62"/>
              <draw:equation draw:name="f5" draw:formula="?f2 - ?f0"/>
              <draw:equation draw:name="f6" draw:formula="?f1 - ?f0"/>
              <draw:equation draw:name="f7" draw:formula="?f6 / 196"/>
              <draw:equation draw:name="f8" draw:formula="?f5 / 695"/>
              <draw:equation draw:name="f9" draw:formula="81 * ?f6"/>
              <draw:equation draw:name="f10" draw:formula="695 * ?f5"/>
              <draw:equation draw:name="f11" draw:formula="0 * ?f6"/>
              <draw:equation draw:name="f12" draw:formula="0 * ?f5"/>
              <draw:equation draw:name="f13" draw:formula="62 * ?f6"/>
              <draw:equation draw:name="f14" draw:formula="196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5.31455in" svg:y="4.98411in" svg:width="0.89098in" svg:height="1.50187in" draw:id="id256" draw:style-name="a1251" draw:name="Freeform 30">
            <svg:title/>
            <svg:desc/>
            <text:p text:style-name="a1250" text:class-names="" text:cond-style-name=""><text:span text:style-name="a1249" text:class-names=""/></text:p>
            <draw:enhanced-geometry xmlns:dr3d="urn:oasis:names:tc:opendocument:xmlns:dr3d:1.0" draw:type="non-primitive" svg:viewBox="0 0 828 1424" draw:enhanced-path="M ?f3 ?f4 L ?f5 ?f4 ?f6 ?f7 C ?f8 ?f9 ?f10 ?f11 ?f12 ?f13 ?f14 ?f0 ?f15 ?f0 ?f16 ?f17 L ?f18 ?f19 C ?f20 ?f21 ?f0 ?f22 ?f23 ?f24 L ?f25 ?f26 ?f25 ?f27 C ?f25 ?f28 ?f29 ?f2 ?f6 ?f2 L ?f30 ?f2 C ?f31 ?f2 ?f32 ?f28 ?f32 ?f27 L ?f32 ?f33 ?f34 ?f33 ?f34 ?f27 C ?f34 ?f28 ?f35 ?f2 ?f36 ?f2 L ?f37 ?f2 C ?f38 ?f2 ?f39 ?f28 ?f39 ?f27 L ?f39 ?f40 ?f3 ?f40 C ?f41 ?f40 ?f1 ?f42 ?f1 ?f43 L ?f1 ?f39 C ?f1 ?f44 ?f41 ?f4 ?f3 ?f4 M ?f45 ?f46 L ?f47 ?f48 ?f49 ?f4 ?f50 ?f4 ?f45 ?f46 Z M ?f51 ?f52 L ?f53 ?f52 ?f53 ?f40 ?f51 ?f40 ?f51 ?f52 Z M ?f34 ?f54 L ?f32 ?f54 ?f32 ?f55 ?f34 ?f55 ?f34 ?f54 Z M ?f32 ?f56 L ?f32 ?f40 ?f34 ?f40 ?f34 ?f56 ?f32 ?f56 Z M ?f57 ?f52 L ?f58 ?f52 ?f58 ?f40 ?f57 ?f40 ?f57 ?f52 Z M ?f59 ?f43 C ?f59 ?f60 ?f61 ?f62 ?f3 ?f62 L ?f53 ?f62 ?f53 ?f63 ?f3 ?f63 C ?f61 ?f63 ?f59 ?f64 ?f59 ?f39 L ?f59 ?f43 Z N" draw:text-areas="?f159 ?f161 ?f160 ?f162" draw:glue-points="?f163 ?f164 ?f165 ?f164 ?f166 ?f167 ?f168 ?f169 ?f170 ?f171 ?f172 ?f173 ?f174 ?f175 ?f176 ?f177 ?f176 ?f178 ?f166 ?f179 ?f180 ?f179 ?f181 ?f178 ?f181 ?f182 ?f183 ?f182 ?f183 ?f178 ?f184 ?f179 ?f185 ?f179 ?f186 ?f178 ?f186 ?f187 ?f163 ?f187 ?f188 ?f189 ?f188 ?f190 ?f163 ?f164 ?f191 ?f192 ?f193 ?f194 ?f195 ?f164 ?f196 ?f164 ?f191 ?f192 ?f197 ?f198 ?f199 ?f198 ?f199 ?f187 ?f197 ?f187 ?f197 ?f198 ?f183 ?f200 ?f181 ?f200 ?f181 ?f201 ?f183 ?f201 ?f183 ?f200 ?f181 ?f202 ?f181 ?f187 ?f183 ?f187 ?f183 ?f202 ?f181 ?f202 ?f203 ?f198 ?f204 ?f198 ?f204 ?f187 ?f203 ?f187 ?f203 ?f198 ?f205 ?f189 ?f163 ?f206 ?f199 ?f206 ?f199 ?f207 ?f163 ?f207 ?f205 ?f190 ?f205 ?f189"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769"/>
              <draw:equation draw:name="f4" draw:formula="695"/>
              <draw:equation draw:name="f5" draw:formula="229"/>
              <draw:equation draw:name="f6" draw:formula="98"/>
              <draw:equation draw:name="f7" draw:formula="16"/>
              <draw:equation draw:name="f8" draw:formula="97"/>
              <draw:equation draw:name="f9" draw:formula="10"/>
              <draw:equation draw:name="f10" draw:formula="94"/>
              <draw:equation draw:name="f11" draw:formula="6"/>
              <draw:equation draw:name="f12" draw:formula="89"/>
              <draw:equation draw:name="f13" draw:formula="3"/>
              <draw:equation draw:name="f14" draw:formula="84"/>
              <draw:equation draw:name="f15" draw:formula="78"/>
              <draw:equation draw:name="f16" draw:formula="73"/>
              <draw:equation draw:name="f17" draw:formula="2"/>
              <draw:equation draw:name="f18" draw:formula="14"/>
              <draw:equation draw:name="f19" draw:formula="24"/>
              <draw:equation draw:name="f20" draw:formula="5"/>
              <draw:equation draw:name="f21" draw:formula="27"/>
              <draw:equation draw:name="f22" draw:formula="35"/>
              <draw:equation draw:name="f23" draw:formula="1"/>
              <draw:equation draw:name="f24" draw:formula="43"/>
              <draw:equation draw:name="f25" draw:formula="79"/>
              <draw:equation draw:name="f26" draw:formula="715"/>
              <draw:equation draw:name="f27" draw:formula="1405"/>
              <draw:equation draw:name="f28" draw:formula="1416"/>
              <draw:equation draw:name="f29" draw:formula="87"/>
              <draw:equation draw:name="f30" draw:formula="195"/>
              <draw:equation draw:name="f31" draw:formula="205"/>
              <draw:equation draw:name="f32" draw:formula="213"/>
              <draw:equation draw:name="f33" draw:formula="1045"/>
              <draw:equation draw:name="f34" draw:formula="619"/>
              <draw:equation draw:name="f35" draw:formula="627"/>
              <draw:equation draw:name="f36" draw:formula="638"/>
              <draw:equation draw:name="f37" draw:formula="735"/>
              <draw:equation draw:name="f38" draw:formula="745"/>
              <draw:equation draw:name="f39" draw:formula="753"/>
              <draw:equation draw:name="f40" draw:formula="858"/>
              <draw:equation draw:name="f41" draw:formula="802"/>
              <draw:equation draw:name="f42" draw:formula="832"/>
              <draw:equation draw:name="f43" draw:formula="800"/>
              <draw:equation draw:name="f44" draw:formula="721"/>
              <draw:equation draw:name="f45" draw:formula="40"/>
              <draw:equation draw:name="f46" draw:formula="54"/>
              <draw:equation draw:name="f47" draw:formula="65"/>
              <draw:equation draw:name="f48" draw:formula="45"/>
              <draw:equation draw:name="f49" draw:formula="191"/>
              <draw:equation draw:name="f50" draw:formula="115"/>
              <draw:equation draw:name="f51" draw:formula="176"/>
              <draw:equation draw:name="f52" draw:formula="1386"/>
              <draw:equation draw:name="f53" draw:formula="117"/>
              <draw:equation draw:name="f54" draw:formula="1008"/>
              <draw:equation draw:name="f55" draw:formula="968"/>
              <draw:equation draw:name="f56" draw:formula="931"/>
              <draw:equation draw:name="f57" draw:formula="716"/>
              <draw:equation draw:name="f58" draw:formula="657"/>
              <draw:equation draw:name="f59" draw:formula="790"/>
              <draw:equation draw:name="f60" draw:formula="811"/>
              <draw:equation draw:name="f61" draw:formula="781"/>
              <draw:equation draw:name="f62" draw:formula="820"/>
              <draw:equation draw:name="f63" draw:formula="733"/>
              <draw:equation draw:name="f64" draw:formula="742"/>
              <draw:equation draw:name="f65" draw:formula="?f2 - ?f0"/>
              <draw:equation draw:name="f66" draw:formula="?f1 - ?f0"/>
              <draw:equation draw:name="f67" draw:formula="?f66 / 828"/>
              <draw:equation draw:name="f68" draw:formula="?f65 / 1424"/>
              <draw:equation draw:name="f69" draw:formula="769 * ?f66"/>
              <draw:equation draw:name="f70" draw:formula="695 * ?f65"/>
              <draw:equation draw:name="f71" draw:formula="229 * ?f66"/>
              <draw:equation draw:name="f72" draw:formula="98 * ?f66"/>
              <draw:equation draw:name="f73" draw:formula="16 * ?f65"/>
              <draw:equation draw:name="f74" draw:formula="89 * ?f66"/>
              <draw:equation draw:name="f75" draw:formula="3 * ?f65"/>
              <draw:equation draw:name="f76" draw:formula="73 * ?f66"/>
              <draw:equation draw:name="f77" draw:formula="2 * ?f65"/>
              <draw:equation draw:name="f78" draw:formula="14 * ?f66"/>
              <draw:equation draw:name="f79" draw:formula="24 * ?f65"/>
              <draw:equation draw:name="f80" draw:formula="1 * ?f66"/>
              <draw:equation draw:name="f81" draw:formula="43 * ?f65"/>
              <draw:equation draw:name="f82" draw:formula="79 * ?f66"/>
              <draw:equation draw:name="f83" draw:formula="715 * ?f65"/>
              <draw:equation draw:name="f84" draw:formula="1405 * ?f65"/>
              <draw:equation draw:name="f85" draw:formula="1424 * ?f65"/>
              <draw:equation draw:name="f86" draw:formula="195 * ?f66"/>
              <draw:equation draw:name="f87" draw:formula="213 * ?f66"/>
              <draw:equation draw:name="f88" draw:formula="1045 * ?f65"/>
              <draw:equation draw:name="f89" draw:formula="619 * ?f66"/>
              <draw:equation draw:name="f90" draw:formula="638 * ?f66"/>
              <draw:equation draw:name="f91" draw:formula="735 * ?f66"/>
              <draw:equation draw:name="f92" draw:formula="753 * ?f66"/>
              <draw:equation draw:name="f93" draw:formula="858 * ?f65"/>
              <draw:equation draw:name="f94" draw:formula="828 * ?f66"/>
              <draw:equation draw:name="f95" draw:formula="800 * ?f65"/>
              <draw:equation draw:name="f96" draw:formula="753 * ?f65"/>
              <draw:equation draw:name="f97" draw:formula="40 * ?f66"/>
              <draw:equation draw:name="f98" draw:formula="54 * ?f65"/>
              <draw:equation draw:name="f99" draw:formula="65 * ?f66"/>
              <draw:equation draw:name="f100" draw:formula="45 * ?f65"/>
              <draw:equation draw:name="f101" draw:formula="191 * ?f66"/>
              <draw:equation draw:name="f102" draw:formula="115 * ?f66"/>
              <draw:equation draw:name="f103" draw:formula="176 * ?f66"/>
              <draw:equation draw:name="f104" draw:formula="1386 * ?f65"/>
              <draw:equation draw:name="f105" draw:formula="117 * ?f66"/>
              <draw:equation draw:name="f106" draw:formula="1008 * ?f65"/>
              <draw:equation draw:name="f107" draw:formula="968 * ?f65"/>
              <draw:equation draw:name="f108" draw:formula="931 * ?f65"/>
              <draw:equation draw:name="f109" draw:formula="716 * ?f66"/>
              <draw:equation draw:name="f110" draw:formula="657 * ?f66"/>
              <draw:equation draw:name="f111" draw:formula="790 * ?f66"/>
              <draw:equation draw:name="f112" draw:formula="820 * ?f65"/>
              <draw:equation draw:name="f113" draw:formula="733 * ?f65"/>
              <draw:equation draw:name="f114" draw:formula="?f69 / 828"/>
              <draw:equation draw:name="f115" draw:formula="?f70 / 1424"/>
              <draw:equation draw:name="f116" draw:formula="?f71 / 828"/>
              <draw:equation draw:name="f117" draw:formula="?f72 / 828"/>
              <draw:equation draw:name="f118" draw:formula="?f73 / 1424"/>
              <draw:equation draw:name="f119" draw:formula="?f74 / 828"/>
              <draw:equation draw:name="f120" draw:formula="?f75 / 1424"/>
              <draw:equation draw:name="f121" draw:formula="?f76 / 828"/>
              <draw:equation draw:name="f122" draw:formula="?f77 / 1424"/>
              <draw:equation draw:name="f123" draw:formula="?f78 / 828"/>
              <draw:equation draw:name="f124" draw:formula="?f79 / 1424"/>
              <draw:equation draw:name="f125" draw:formula="?f80 / 828"/>
              <draw:equation draw:name="f126" draw:formula="?f81 / 1424"/>
              <draw:equation draw:name="f127" draw:formula="?f82 / 828"/>
              <draw:equation draw:name="f128" draw:formula="?f83 / 1424"/>
              <draw:equation draw:name="f129" draw:formula="?f84 / 1424"/>
              <draw:equation draw:name="f130" draw:formula="?f85 / 1424"/>
              <draw:equation draw:name="f131" draw:formula="?f86 / 828"/>
              <draw:equation draw:name="f132" draw:formula="?f87 / 828"/>
              <draw:equation draw:name="f133" draw:formula="?f88 / 1424"/>
              <draw:equation draw:name="f134" draw:formula="?f89 / 828"/>
              <draw:equation draw:name="f135" draw:formula="?f90 / 828"/>
              <draw:equation draw:name="f136" draw:formula="?f91 / 828"/>
              <draw:equation draw:name="f137" draw:formula="?f92 / 828"/>
              <draw:equation draw:name="f138" draw:formula="?f93 / 1424"/>
              <draw:equation draw:name="f139" draw:formula="?f94 / 828"/>
              <draw:equation draw:name="f140" draw:formula="?f95 / 1424"/>
              <draw:equation draw:name="f141" draw:formula="?f96 / 1424"/>
              <draw:equation draw:name="f142" draw:formula="?f97 / 828"/>
              <draw:equation draw:name="f143" draw:formula="?f98 / 1424"/>
              <draw:equation draw:name="f144" draw:formula="?f99 / 828"/>
              <draw:equation draw:name="f145" draw:formula="?f100 / 1424"/>
              <draw:equation draw:name="f146" draw:formula="?f101 / 828"/>
              <draw:equation draw:name="f147" draw:formula="?f102 / 828"/>
              <draw:equation draw:name="f148" draw:formula="?f103 / 828"/>
              <draw:equation draw:name="f149" draw:formula="?f104 / 1424"/>
              <draw:equation draw:name="f150" draw:formula="?f105 / 828"/>
              <draw:equation draw:name="f151" draw:formula="?f106 / 1424"/>
              <draw:equation draw:name="f152" draw:formula="?f107 / 1424"/>
              <draw:equation draw:name="f153" draw:formula="?f108 / 1424"/>
              <draw:equation draw:name="f154" draw:formula="?f109 / 828"/>
              <draw:equation draw:name="f155" draw:formula="?f110 / 828"/>
              <draw:equation draw:name="f156" draw:formula="?f111 / 828"/>
              <draw:equation draw:name="f157" draw:formula="?f112 / 1424"/>
              <draw:equation draw:name="f158" draw:formula="?f113 / 1424"/>
              <draw:equation draw:name="f159" draw:formula="0 / ?f67"/>
              <draw:equation draw:name="f160" draw:formula="?f1 / ?f67"/>
              <draw:equation draw:name="f161" draw:formula="0 / ?f68"/>
              <draw:equation draw:name="f162" draw:formula="?f2 / ?f68"/>
              <draw:equation draw:name="f163" draw:formula="?f114 / ?f67"/>
              <draw:equation draw:name="f164" draw:formula="?f115 / ?f68"/>
              <draw:equation draw:name="f165" draw:formula="?f116 / ?f67"/>
              <draw:equation draw:name="f166" draw:formula="?f117 / ?f67"/>
              <draw:equation draw:name="f167" draw:formula="?f118 / ?f68"/>
              <draw:equation draw:name="f168" draw:formula="?f119 / ?f67"/>
              <draw:equation draw:name="f169" draw:formula="?f120 / ?f68"/>
              <draw:equation draw:name="f170" draw:formula="?f121 / ?f67"/>
              <draw:equation draw:name="f171" draw:formula="?f122 / ?f68"/>
              <draw:equation draw:name="f172" draw:formula="?f123 / ?f67"/>
              <draw:equation draw:name="f173" draw:formula="?f124 / ?f68"/>
              <draw:equation draw:name="f174" draw:formula="?f125 / ?f67"/>
              <draw:equation draw:name="f175" draw:formula="?f126 / ?f68"/>
              <draw:equation draw:name="f176" draw:formula="?f127 / ?f67"/>
              <draw:equation draw:name="f177" draw:formula="?f128 / ?f68"/>
              <draw:equation draw:name="f178" draw:formula="?f129 / ?f68"/>
              <draw:equation draw:name="f179" draw:formula="?f130 / ?f68"/>
              <draw:equation draw:name="f180" draw:formula="?f131 / ?f67"/>
              <draw:equation draw:name="f181" draw:formula="?f132 / ?f67"/>
              <draw:equation draw:name="f182" draw:formula="?f133 / ?f68"/>
              <draw:equation draw:name="f183" draw:formula="?f134 / ?f67"/>
              <draw:equation draw:name="f184" draw:formula="?f135 / ?f67"/>
              <draw:equation draw:name="f185" draw:formula="?f136 / ?f67"/>
              <draw:equation draw:name="f186" draw:formula="?f137 / ?f67"/>
              <draw:equation draw:name="f187" draw:formula="?f138 / ?f68"/>
              <draw:equation draw:name="f188" draw:formula="?f139 / ?f67"/>
              <draw:equation draw:name="f189" draw:formula="?f140 / ?f68"/>
              <draw:equation draw:name="f190" draw:formula="?f141 / ?f68"/>
              <draw:equation draw:name="f191" draw:formula="?f142 / ?f67"/>
              <draw:equation draw:name="f192" draw:formula="?f143 / ?f68"/>
              <draw:equation draw:name="f193" draw:formula="?f144 / ?f67"/>
              <draw:equation draw:name="f194" draw:formula="?f145 / ?f68"/>
              <draw:equation draw:name="f195" draw:formula="?f146 / ?f67"/>
              <draw:equation draw:name="f196" draw:formula="?f147 / ?f67"/>
              <draw:equation draw:name="f197" draw:formula="?f148 / ?f67"/>
              <draw:equation draw:name="f198" draw:formula="?f149 / ?f68"/>
              <draw:equation draw:name="f199" draw:formula="?f150 / ?f67"/>
              <draw:equation draw:name="f200" draw:formula="?f151 / ?f68"/>
              <draw:equation draw:name="f201" draw:formula="?f152 / ?f68"/>
              <draw:equation draw:name="f202" draw:formula="?f153 / ?f68"/>
              <draw:equation draw:name="f203" draw:formula="?f154 / ?f67"/>
              <draw:equation draw:name="f204" draw:formula="?f155 / ?f67"/>
              <draw:equation draw:name="f205" draw:formula="?f156 / ?f67"/>
              <draw:equation draw:name="f206" draw:formula="?f157 / ?f68"/>
              <draw:equation draw:name="f207" draw:formula="?f158 / ?f68"/>
            </draw:enhanced-geometry>
          </draw:custom-shape>
          <draw:custom-shape svg:x="5.43979in" svg:y="5.88859in" svg:width="0.06405in" svg:height="0.06002in" draw:id="id257" draw:style-name="a1254" draw:name="Rectangle 31">
            <svg:title/>
            <svg:desc/>
            <text:p text:style-name="a1253" text:class-names="" text:cond-style-name=""><text:span text:style-name="a1252" text:class-names=""/></text:p>
            <draw:enhanced-geometry xmlns:dr3d="urn:oasis:names:tc:opendocument:xmlns:dr3d:1.0" draw:type="non-primitive" svg:viewBox="0 0 21600 21600" draw:enhanced-path="M 0 0 L 21600 0 21600 21600 0 21600 Z N"/>
          </draw:custom-shape>
          <draw:custom-shape svg:x="5.41987in" svg:y="5.86904in" svg:width="0.1039in" svg:height="0.07956in" draw:id="id258" draw:style-name="a1257" draw:name="Freeform 32">
            <svg:title/>
            <svg:desc/>
            <text:p text:style-name="a1256" text:class-names="" text:cond-style-name=""><text:span text:style-name="a1255" text:class-names=""/></text:p>
            <draw:enhanced-geometry xmlns:dr3d="urn:oasis:names:tc:opendocument:xmlns:dr3d:1.0" draw:type="non-primitive" svg:viewBox="0 0 73 57" draw:enhanced-path="M ?f1 ?f0 L ?f0 ?f0 ?f0 ?f2 ?f3 ?f2 ?f3 ?f3 ?f4 ?f3 ?f4 ?f2 ?f1 ?f2 ?f1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14"/>
              <draw:equation draw:name="f4" draw:formula="59"/>
              <draw:equation draw:name="f5" draw:formula="?f2 - ?f0"/>
              <draw:equation draw:name="f6" draw:formula="?f1 - ?f0"/>
              <draw:equation draw:name="f7" draw:formula="?f6 / 73"/>
              <draw:equation draw:name="f8" draw:formula="?f5 / 57"/>
              <draw:equation draw:name="f9" draw:formula="73 * ?f6"/>
              <draw:equation draw:name="f10" draw:formula="0 * ?f5"/>
              <draw:equation draw:name="f11" draw:formula="0 * ?f6"/>
              <draw:equation draw:name="f12" draw:formula="57 * ?f5"/>
              <draw:equation draw:name="f13" draw:formula="14 * ?f6"/>
              <draw:equation draw:name="f14" draw:formula="14 * ?f5"/>
              <draw:equation draw:name="f15" draw:formula="59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6.02192in" svg:y="5.88859in" svg:width="0.06262in" svg:height="0.06002in" draw:id="id259" draw:style-name="a1260" draw:name="Rectangle 33">
            <svg:title/>
            <svg:desc/>
            <text:p text:style-name="a1259" text:class-names="" text:cond-style-name=""><text:span text:style-name="a1258" text:class-names=""/></text:p>
            <draw:enhanced-geometry xmlns:dr3d="urn:oasis:names:tc:opendocument:xmlns:dr3d:1.0" draw:type="non-primitive" svg:viewBox="0 0 21600 21600" draw:enhanced-path="M 0 0 L 21600 0 21600 21600 0 21600 Z N"/>
          </draw:custom-shape>
          <draw:custom-shape svg:x="6.00057in" svg:y="5.86904in" svg:width="0.10532in" svg:height="0.07956in" draw:id="id260" draw:style-name="a1263" draw:name="Freeform 34">
            <svg:title/>
            <svg:desc/>
            <text:p text:style-name="a1262" text:class-names="" text:cond-style-name=""><text:span text:style-name="a1261" text:class-names=""/></text:p>
            <draw:enhanced-geometry xmlns:dr3d="urn:oasis:names:tc:opendocument:xmlns:dr3d:1.0" draw:type="non-primitive" svg:viewBox="0 0 74 57" draw:enhanced-path="M ?f1 ?f0 L ?f0 ?f0 ?f0 ?f2 ?f3 ?f2 ?f3 ?f4 ?f5 ?f4 ?f5 ?f2 ?f1 ?f2 ?f1 ?f0 Z N" draw:text-areas="?f24 ?f26 ?f25 ?f27" draw:glue-points="?f28 ?f29 ?f30 ?f29 ?f30 ?f31 ?f32 ?f31 ?f32 ?f33 ?f34 ?f33 ?f34 ?f31 ?f28 ?f31 ?f28 ?f29" draw:glue-point-leaving-directions="-90, -90, -90, -90, -90, -90, -90, -90, -90">
              <draw:equation draw:name="f0" draw:formula="0"/>
              <draw:equation draw:name="f1" draw:formula="74"/>
              <draw:equation draw:name="f2" draw:formula="57"/>
              <draw:equation draw:name="f3" draw:formula="15"/>
              <draw:equation draw:name="f4" draw:formula="14"/>
              <draw:equation draw:name="f5" draw:formula="59"/>
              <draw:equation draw:name="f6" draw:formula="?f2 - ?f0"/>
              <draw:equation draw:name="f7" draw:formula="?f1 - ?f0"/>
              <draw:equation draw:name="f8" draw:formula="?f7 / 74"/>
              <draw:equation draw:name="f9" draw:formula="?f6 / 57"/>
              <draw:equation draw:name="f10" draw:formula="74 * ?f7"/>
              <draw:equation draw:name="f11" draw:formula="0 * ?f6"/>
              <draw:equation draw:name="f12" draw:formula="0 * ?f7"/>
              <draw:equation draw:name="f13" draw:formula="57 * ?f6"/>
              <draw:equation draw:name="f14" draw:formula="15 * ?f7"/>
              <draw:equation draw:name="f15" draw:formula="14 * ?f6"/>
              <draw:equation draw:name="f16" draw:formula="59 * ?f7"/>
              <draw:equation draw:name="f17" draw:formula="?f10 / 74"/>
              <draw:equation draw:name="f18" draw:formula="?f11 / 57"/>
              <draw:equation draw:name="f19" draw:formula="?f12 / 74"/>
              <draw:equation draw:name="f20" draw:formula="?f13 / 57"/>
              <draw:equation draw:name="f21" draw:formula="?f14 / 74"/>
              <draw:equation draw:name="f22" draw:formula="?f15 / 57"/>
              <draw:equation draw:name="f23" draw:formula="?f16 / 74"/>
              <draw:equation draw:name="f24" draw:formula="0 / ?f8"/>
              <draw:equation draw:name="f25" draw:formula="?f1 / ?f8"/>
              <draw:equation draw:name="f26" draw:formula="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x="7.14774in" svg:y="2.29024in" svg:width="0.76573in" svg:height="0.1312in" draw:id="id261" draw:style-name="a1266" draw:name="Freeform 35">
            <svg:title/>
            <svg:desc/>
            <text:p text:style-name="a1265" text:class-names="" text:cond-style-name=""><text:span text:style-name="a1264" text:class-names=""/></text:p>
            <draw:enhanced-geometry xmlns:dr3d="urn:oasis:names:tc:opendocument:xmlns:dr3d:1.0" draw:type="non-primitive" svg:viewBox="0 0 711 125" draw:enhanced-path="M ?f0 ?f3 L ?f0 ?f4 C ?f0 ?f5 ?f6 ?f2 ?f3 ?f2 L ?f7 ?f2 ?f1 ?f2 ?f1 ?f0 ?f3 ?f0 C ?f6 ?f0 ?f0 ?f8 ?f0 ?f3 Z N" draw:text-areas="?f29 ?f31 ?f30 ?f32" draw:glue-points="?f33 ?f34 ?f33 ?f35 ?f36 ?f37 ?f38 ?f37 ?f39 ?f37 ?f39 ?f40 ?f36 ?f40 ?f33 ?f34"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18"/>
              <draw:equation draw:name="f7" draw:formula="74"/>
              <draw:equation draw:name="f8" draw:formula="17"/>
              <draw:equation draw:name="f9" draw:formula="?f2 - ?f0"/>
              <draw:equation draw:name="f10" draw:formula="?f1 - ?f0"/>
              <draw:equation draw:name="f11" draw:formula="?f10 / 711"/>
              <draw:equation draw:name="f12" draw:formula="?f9 / 125"/>
              <draw:equation draw:name="f13" draw:formula="0 * ?f10"/>
              <draw:equation draw:name="f14" draw:formula="39 * ?f9"/>
              <draw:equation draw:name="f15" draw:formula="86 * ?f9"/>
              <draw:equation draw:name="f16" draw:formula="39 * ?f10"/>
              <draw:equation draw:name="f17" draw:formula="125 * ?f9"/>
              <draw:equation draw:name="f18" draw:formula="74 * ?f10"/>
              <draw:equation draw:name="f19" draw:formula="711 * ?f10"/>
              <draw:equation draw:name="f20" draw:formula="0 * ?f9"/>
              <draw:equation draw:name="f21" draw:formula="?f13 / 711"/>
              <draw:equation draw:name="f22" draw:formula="?f14 / 125"/>
              <draw:equation draw:name="f23" draw:formula="?f15 / 125"/>
              <draw:equation draw:name="f24" draw:formula="?f16 / 711"/>
              <draw:equation draw:name="f25" draw:formula="?f17 / 125"/>
              <draw:equation draw:name="f26" draw:formula="?f18 / 711"/>
              <draw:equation draw:name="f27" draw:formula="?f19 / 711"/>
              <draw:equation draw:name="f28" draw:formula="?f20 / 125"/>
              <draw:equation draw:name="f29" draw:formula="0 / ?f11"/>
              <draw:equation draw:name="f30" draw:formula="?f1 / ?f11"/>
              <draw:equation draw:name="f31" draw:formula="0 / ?f12"/>
              <draw:equation draw:name="f32" draw:formula="?f2 / ?f12"/>
              <draw:equation draw:name="f33" draw:formula="?f21 / ?f11"/>
              <draw:equation draw:name="f34" draw:formula="?f22 / ?f12"/>
              <draw:equation draw:name="f35" draw:formula="?f23 / ?f12"/>
              <draw:equation draw:name="f36" draw:formula="?f24 / ?f11"/>
              <draw:equation draw:name="f37" draw:formula="?f25 / ?f12"/>
              <draw:equation draw:name="f38" draw:formula="?f26 / ?f11"/>
              <draw:equation draw:name="f39" draw:formula="?f27 / ?f11"/>
              <draw:equation draw:name="f40" draw:formula="?f28 / ?f12"/>
            </draw:enhanced-geometry>
          </draw:custom-shape>
          <draw:custom-shape svg:x="7.22744in" svg:y="2.42144in" svg:width="0.1039in" svg:height="0.5974in" draw:id="id262" draw:style-name="a1269" draw:name="Rectangle 36">
            <svg:title/>
            <svg:desc/>
            <text:p text:style-name="a1268" text:class-names="" text:cond-style-name=""><text:span text:style-name="a1267" text:class-names=""/></text:p>
            <draw:enhanced-geometry xmlns:dr3d="urn:oasis:names:tc:opendocument:xmlns:dr3d:1.0" draw:type="non-primitive" svg:viewBox="0 0 21600 21600" draw:enhanced-path="M 0 0 L 21600 0 21600 21600 0 21600 Z N"/>
          </draw:custom-shape>
          <draw:custom-shape svg:x="7.33134in" svg:y="2.53729in" svg:width="0.47822in" svg:height="0.08235in" draw:id="id263" draw:style-name="a1272" draw:name="Rectangle 37">
            <svg:title/>
            <svg:desc/>
            <text:p text:style-name="a1271" text:class-names="" text:cond-style-name=""><text:span text:style-name="a1270" text:class-names=""/></text:p>
            <draw:enhanced-geometry xmlns:dr3d="urn:oasis:names:tc:opendocument:xmlns:dr3d:1.0" draw:type="non-primitive" svg:viewBox="0 0 21600 21600" draw:enhanced-path="M 0 0 L 21600 0 21600 21600 0 21600 Z N"/>
          </draw:custom-shape>
          <draw:custom-shape svg:x="7.80957in" svg:y="2.42144in" svg:width="0.1039in" svg:height="0.5974in" draw:id="id264" draw:style-name="a1275" draw:name="Rectangle 38">
            <svg:title/>
            <svg:desc/>
            <text:p text:style-name="a1274" text:class-names="" text:cond-style-name=""><text:span text:style-name="a1273" text:class-names=""/></text:p>
            <draw:enhanced-geometry xmlns:dr3d="urn:oasis:names:tc:opendocument:xmlns:dr3d:1.0" draw:type="non-primitive" svg:viewBox="0 0 21600 21600" draw:enhanced-path="M 0 0 L 21600 0 21600 21600 0 21600 Z N"/>
          </draw:custom-shape>
          <draw:custom-shape svg:x="7.78964in" svg:y="1.55605in" svg:width="0.21065in" svg:height="0.73419in" draw:id="id265" draw:style-name="a1278" draw:name="Freeform 39">
            <svg:title/>
            <svg:desc/>
            <text:p text:style-name="a1277" text:class-names="" text:cond-style-name=""><text:span text:style-name="a1276" text:class-names=""/></text:p>
            <draw:enhanced-geometry xmlns:dr3d="urn:oasis:names:tc:opendocument:xmlns:dr3d:1.0" draw:type="non-primitive" svg:viewBox="0 0 196 695" draw:enhanced-path="M ?f3 ?f2 L ?f1 ?f0 ?f4 ?f0 ?f0 ?f2 ?f3 ?f2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115"/>
              <draw:equation draw:name="f4" draw:formula="133"/>
              <draw:equation draw:name="f5" draw:formula="?f2 - ?f0"/>
              <draw:equation draw:name="f6" draw:formula="?f1 - ?f0"/>
              <draw:equation draw:name="f7" draw:formula="?f6 / 196"/>
              <draw:equation draw:name="f8" draw:formula="?f5 / 695"/>
              <draw:equation draw:name="f9" draw:formula="115 * ?f6"/>
              <draw:equation draw:name="f10" draw:formula="695 * ?f5"/>
              <draw:equation draw:name="f11" draw:formula="196 * ?f6"/>
              <draw:equation draw:name="f12" draw:formula="0 * ?f5"/>
              <draw:equation draw:name="f13" draw:formula="133 * ?f6"/>
              <draw:equation draw:name="f14" draw:formula="0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7.12781in" svg:y="1.53651in" svg:width="0.89098in" svg:height="1.50187in" draw:id="id266" draw:style-name="a1281" draw:name="Freeform 40">
            <svg:title/>
            <svg:desc/>
            <text:p text:style-name="a1280" text:class-names="" text:cond-style-name=""><text:span text:style-name="a1279" text:class-names=""/></text:p>
            <draw:enhanced-geometry xmlns:dr3d="urn:oasis:names:tc:opendocument:xmlns:dr3d:1.0" draw:type="non-primitive" svg:viewBox="0 0 828 1424" draw:enhanced-path="M ?f3 ?f4 L ?f5 ?f4 ?f6 ?f7 C ?f8 ?f9 ?f10 ?f11 ?f12 ?f13 ?f14 ?f0 ?f15 ?f0 ?f16 ?f17 L ?f18 ?f19 C ?f20 ?f21 ?f1 ?f22 ?f23 ?f24 L ?f25 ?f26 ?f25 ?f27 C ?f25 ?f28 ?f29 ?f2 ?f6 ?f2 L ?f30 ?f2 C ?f31 ?f2 ?f32 ?f28 ?f32 ?f27 L ?f32 ?f33 ?f34 ?f33 ?f34 ?f27 C ?f34 ?f28 ?f35 ?f2 ?f36 ?f2 L ?f37 ?f2 C ?f38 ?f2 ?f39 ?f28 ?f39 ?f27 L ?f39 ?f40 ?f3 ?f40 C ?f41 ?f40 ?f0 ?f42 ?f0 ?f43 L ?f0 ?f44 C ?f0 ?f45 ?f41 ?f4 ?f3 ?f4 Z M ?f46 ?f47 L ?f48 ?f49 ?f50 ?f4 ?f51 ?f4 ?f46 ?f47 M ?f52 ?f53 L ?f54 ?f53 ?f54 ?f40 ?f52 ?f40 ?f52 ?f53 Z M ?f34 ?f55 L ?f32 ?f55 ?f32 ?f56 ?f34 ?f56 ?f34 ?f55 Z M ?f32 ?f57 L ?f32 ?f40 ?f34 ?f40 ?f34 ?f57 ?f32 ?f57 Z M ?f58 ?f53 L ?f59 ?f53 ?f59 ?f40 ?f58 ?f40 ?f58 ?f53 Z M ?f60 ?f43 C ?f60 ?f61 ?f62 ?f63 ?f3 ?f63 L ?f54 ?f63 ?f54 ?f64 ?f3 ?f64 C ?f62 ?f64 ?f60 ?f65 ?f60 ?f44 L ?f60 ?f43 Z N" draw:text-areas="?f160 ?f162 ?f161 ?f163" draw:glue-points="?f164 ?f165 ?f166 ?f165 ?f167 ?f168 ?f169 ?f170 ?f171 ?f172 ?f173 ?f174 ?f175 ?f176 ?f177 ?f178 ?f177 ?f179 ?f167 ?f180 ?f181 ?f180 ?f182 ?f179 ?f182 ?f183 ?f184 ?f183 ?f184 ?f179 ?f185 ?f180 ?f186 ?f180 ?f187 ?f179 ?f187 ?f188 ?f164 ?f188 ?f189 ?f190 ?f189 ?f191 ?f164 ?f165 ?f192 ?f193 ?f194 ?f195 ?f196 ?f165 ?f197 ?f165 ?f192 ?f193 ?f198 ?f199 ?f200 ?f199 ?f200 ?f188 ?f198 ?f188 ?f198 ?f199 ?f184 ?f201 ?f182 ?f201 ?f182 ?f202 ?f184 ?f202 ?f184 ?f201 ?f182 ?f203 ?f182 ?f188 ?f184 ?f188 ?f184 ?f203 ?f182 ?f203 ?f204 ?f199 ?f205 ?f199 ?f205 ?f188 ?f204 ?f188 ?f204 ?f199 ?f206 ?f190 ?f164 ?f207 ?f200 ?f207 ?f200 ?f208 ?f164 ?f208 ?f206 ?f191 ?f206 ?f190"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58"/>
              <draw:equation draw:name="f4" draw:formula="695"/>
              <draw:equation draw:name="f5" draw:formula="599"/>
              <draw:equation draw:name="f6" draw:formula="730"/>
              <draw:equation draw:name="f7" draw:formula="16"/>
              <draw:equation draw:name="f8" draw:formula="731"/>
              <draw:equation draw:name="f9" draw:formula="10"/>
              <draw:equation draw:name="f10" draw:formula="734"/>
              <draw:equation draw:name="f11" draw:formula="6"/>
              <draw:equation draw:name="f12" draw:formula="739"/>
              <draw:equation draw:name="f13" draw:formula="3"/>
              <draw:equation draw:name="f14" draw:formula="744"/>
              <draw:equation draw:name="f15" draw:formula="750"/>
              <draw:equation draw:name="f16" draw:formula="755"/>
              <draw:equation draw:name="f17" draw:formula="2"/>
              <draw:equation draw:name="f18" draw:formula="814"/>
              <draw:equation draw:name="f19" draw:formula="24"/>
              <draw:equation draw:name="f20" draw:formula="823"/>
              <draw:equation draw:name="f21" draw:formula="27"/>
              <draw:equation draw:name="f22" draw:formula="35"/>
              <draw:equation draw:name="f23" draw:formula="827"/>
              <draw:equation draw:name="f24" draw:formula="43"/>
              <draw:equation draw:name="f25" draw:formula="749"/>
              <draw:equation draw:name="f26" draw:formula="715"/>
              <draw:equation draw:name="f27" draw:formula="1405"/>
              <draw:equation draw:name="f28" draw:formula="1416"/>
              <draw:equation draw:name="f29" draw:formula="740"/>
              <draw:equation draw:name="f30" draw:formula="633"/>
              <draw:equation draw:name="f31" draw:formula="623"/>
              <draw:equation draw:name="f32" draw:formula="614"/>
              <draw:equation draw:name="f33" draw:formula="1045"/>
              <draw:equation draw:name="f34" draw:formula="209"/>
              <draw:equation draw:name="f35" draw:formula="201"/>
              <draw:equation draw:name="f36" draw:formula="190"/>
              <draw:equation draw:name="f37" draw:formula="93"/>
              <draw:equation draw:name="f38" draw:formula="83"/>
              <draw:equation draw:name="f39" draw:formula="75"/>
              <draw:equation draw:name="f40" draw:formula="858"/>
              <draw:equation draw:name="f41" draw:formula="26"/>
              <draw:equation draw:name="f42" draw:formula="832"/>
              <draw:equation draw:name="f43" draw:formula="800"/>
              <draw:equation draw:name="f44" draw:formula="753"/>
              <draw:equation draw:name="f45" draw:formula="721"/>
              <draw:equation draw:name="f46" draw:formula="787"/>
              <draw:equation draw:name="f47" draw:formula="54"/>
              <draw:equation draw:name="f48" draw:formula="763"/>
              <draw:equation draw:name="f49" draw:formula="45"/>
              <draw:equation draw:name="f50" draw:formula="637"/>
              <draw:equation draw:name="f51" draw:formula="713"/>
              <draw:equation draw:name="f52" draw:formula="652"/>
              <draw:equation draw:name="f53" draw:formula="1386"/>
              <draw:equation draw:name="f54" draw:formula="711"/>
              <draw:equation draw:name="f55" draw:formula="1008"/>
              <draw:equation draw:name="f56" draw:formula="968"/>
              <draw:equation draw:name="f57" draw:formula="930"/>
              <draw:equation draw:name="f58" draw:formula="112"/>
              <draw:equation draw:name="f59" draw:formula="171"/>
              <draw:equation draw:name="f60" draw:formula="38"/>
              <draw:equation draw:name="f61" draw:formula="811"/>
              <draw:equation draw:name="f62" draw:formula="47"/>
              <draw:equation draw:name="f63" draw:formula="820"/>
              <draw:equation draw:name="f64" draw:formula="733"/>
              <draw:equation draw:name="f65" draw:formula="742"/>
              <draw:equation draw:name="f66" draw:formula="?f2 - ?f0"/>
              <draw:equation draw:name="f67" draw:formula="?f1 - ?f0"/>
              <draw:equation draw:name="f68" draw:formula="?f67 / 828"/>
              <draw:equation draw:name="f69" draw:formula="?f66 / 1424"/>
              <draw:equation draw:name="f70" draw:formula="58 * ?f67"/>
              <draw:equation draw:name="f71" draw:formula="695 * ?f66"/>
              <draw:equation draw:name="f72" draw:formula="599 * ?f67"/>
              <draw:equation draw:name="f73" draw:formula="730 * ?f67"/>
              <draw:equation draw:name="f74" draw:formula="16 * ?f66"/>
              <draw:equation draw:name="f75" draw:formula="739 * ?f67"/>
              <draw:equation draw:name="f76" draw:formula="3 * ?f66"/>
              <draw:equation draw:name="f77" draw:formula="755 * ?f67"/>
              <draw:equation draw:name="f78" draw:formula="2 * ?f66"/>
              <draw:equation draw:name="f79" draw:formula="814 * ?f67"/>
              <draw:equation draw:name="f80" draw:formula="24 * ?f66"/>
              <draw:equation draw:name="f81" draw:formula="827 * ?f67"/>
              <draw:equation draw:name="f82" draw:formula="43 * ?f66"/>
              <draw:equation draw:name="f83" draw:formula="749 * ?f67"/>
              <draw:equation draw:name="f84" draw:formula="715 * ?f66"/>
              <draw:equation draw:name="f85" draw:formula="1405 * ?f66"/>
              <draw:equation draw:name="f86" draw:formula="1424 * ?f66"/>
              <draw:equation draw:name="f87" draw:formula="633 * ?f67"/>
              <draw:equation draw:name="f88" draw:formula="614 * ?f67"/>
              <draw:equation draw:name="f89" draw:formula="1045 * ?f66"/>
              <draw:equation draw:name="f90" draw:formula="209 * ?f67"/>
              <draw:equation draw:name="f91" draw:formula="190 * ?f67"/>
              <draw:equation draw:name="f92" draw:formula="93 * ?f67"/>
              <draw:equation draw:name="f93" draw:formula="75 * ?f67"/>
              <draw:equation draw:name="f94" draw:formula="858 * ?f66"/>
              <draw:equation draw:name="f95" draw:formula="0 * ?f67"/>
              <draw:equation draw:name="f96" draw:formula="800 * ?f66"/>
              <draw:equation draw:name="f97" draw:formula="753 * ?f66"/>
              <draw:equation draw:name="f98" draw:formula="787 * ?f67"/>
              <draw:equation draw:name="f99" draw:formula="54 * ?f66"/>
              <draw:equation draw:name="f100" draw:formula="763 * ?f67"/>
              <draw:equation draw:name="f101" draw:formula="45 * ?f66"/>
              <draw:equation draw:name="f102" draw:formula="637 * ?f67"/>
              <draw:equation draw:name="f103" draw:formula="713 * ?f67"/>
              <draw:equation draw:name="f104" draw:formula="652 * ?f67"/>
              <draw:equation draw:name="f105" draw:formula="1386 * ?f66"/>
              <draw:equation draw:name="f106" draw:formula="711 * ?f67"/>
              <draw:equation draw:name="f107" draw:formula="1008 * ?f66"/>
              <draw:equation draw:name="f108" draw:formula="968 * ?f66"/>
              <draw:equation draw:name="f109" draw:formula="930 * ?f66"/>
              <draw:equation draw:name="f110" draw:formula="112 * ?f67"/>
              <draw:equation draw:name="f111" draw:formula="171 * ?f67"/>
              <draw:equation draw:name="f112" draw:formula="38 * ?f67"/>
              <draw:equation draw:name="f113" draw:formula="820 * ?f66"/>
              <draw:equation draw:name="f114" draw:formula="733 * ?f66"/>
              <draw:equation draw:name="f115" draw:formula="?f70 / 828"/>
              <draw:equation draw:name="f116" draw:formula="?f71 / 1424"/>
              <draw:equation draw:name="f117" draw:formula="?f72 / 828"/>
              <draw:equation draw:name="f118" draw:formula="?f73 / 828"/>
              <draw:equation draw:name="f119" draw:formula="?f74 / 1424"/>
              <draw:equation draw:name="f120" draw:formula="?f75 / 828"/>
              <draw:equation draw:name="f121" draw:formula="?f76 / 1424"/>
              <draw:equation draw:name="f122" draw:formula="?f77 / 828"/>
              <draw:equation draw:name="f123" draw:formula="?f78 / 1424"/>
              <draw:equation draw:name="f124" draw:formula="?f79 / 828"/>
              <draw:equation draw:name="f125" draw:formula="?f80 / 1424"/>
              <draw:equation draw:name="f126" draw:formula="?f81 / 828"/>
              <draw:equation draw:name="f127" draw:formula="?f82 / 1424"/>
              <draw:equation draw:name="f128" draw:formula="?f83 / 828"/>
              <draw:equation draw:name="f129" draw:formula="?f84 / 1424"/>
              <draw:equation draw:name="f130" draw:formula="?f85 / 1424"/>
              <draw:equation draw:name="f131" draw:formula="?f86 / 1424"/>
              <draw:equation draw:name="f132" draw:formula="?f87 / 828"/>
              <draw:equation draw:name="f133" draw:formula="?f88 / 828"/>
              <draw:equation draw:name="f134" draw:formula="?f89 / 1424"/>
              <draw:equation draw:name="f135" draw:formula="?f90 / 828"/>
              <draw:equation draw:name="f136" draw:formula="?f91 / 828"/>
              <draw:equation draw:name="f137" draw:formula="?f92 / 828"/>
              <draw:equation draw:name="f138" draw:formula="?f93 / 828"/>
              <draw:equation draw:name="f139" draw:formula="?f94 / 1424"/>
              <draw:equation draw:name="f140" draw:formula="?f95 / 828"/>
              <draw:equation draw:name="f141" draw:formula="?f96 / 1424"/>
              <draw:equation draw:name="f142" draw:formula="?f97 / 1424"/>
              <draw:equation draw:name="f143" draw:formula="?f98 / 828"/>
              <draw:equation draw:name="f144" draw:formula="?f99 / 1424"/>
              <draw:equation draw:name="f145" draw:formula="?f100 / 828"/>
              <draw:equation draw:name="f146" draw:formula="?f101 / 1424"/>
              <draw:equation draw:name="f147" draw:formula="?f102 / 828"/>
              <draw:equation draw:name="f148" draw:formula="?f103 / 828"/>
              <draw:equation draw:name="f149" draw:formula="?f104 / 828"/>
              <draw:equation draw:name="f150" draw:formula="?f105 / 1424"/>
              <draw:equation draw:name="f151" draw:formula="?f106 / 828"/>
              <draw:equation draw:name="f152" draw:formula="?f107 / 1424"/>
              <draw:equation draw:name="f153" draw:formula="?f108 / 1424"/>
              <draw:equation draw:name="f154" draw:formula="?f109 / 1424"/>
              <draw:equation draw:name="f155" draw:formula="?f110 / 828"/>
              <draw:equation draw:name="f156" draw:formula="?f111 / 828"/>
              <draw:equation draw:name="f157" draw:formula="?f112 / 828"/>
              <draw:equation draw:name="f158" draw:formula="?f113 / 1424"/>
              <draw:equation draw:name="f159" draw:formula="?f114 / 1424"/>
              <draw:equation draw:name="f160" draw:formula="0 / ?f68"/>
              <draw:equation draw:name="f161" draw:formula="?f1 / ?f68"/>
              <draw:equation draw:name="f162" draw:formula="0 / ?f69"/>
              <draw:equation draw:name="f163" draw:formula="?f2 / ?f69"/>
              <draw:equation draw:name="f164" draw:formula="?f115 / ?f68"/>
              <draw:equation draw:name="f165" draw:formula="?f116 / ?f69"/>
              <draw:equation draw:name="f166" draw:formula="?f117 / ?f68"/>
              <draw:equation draw:name="f167" draw:formula="?f118 / ?f68"/>
              <draw:equation draw:name="f168" draw:formula="?f119 / ?f69"/>
              <draw:equation draw:name="f169" draw:formula="?f120 / ?f68"/>
              <draw:equation draw:name="f170" draw:formula="?f121 / ?f69"/>
              <draw:equation draw:name="f171" draw:formula="?f122 / ?f68"/>
              <draw:equation draw:name="f172" draw:formula="?f123 / ?f69"/>
              <draw:equation draw:name="f173" draw:formula="?f124 / ?f68"/>
              <draw:equation draw:name="f174" draw:formula="?f125 / ?f69"/>
              <draw:equation draw:name="f175" draw:formula="?f126 / ?f68"/>
              <draw:equation draw:name="f176" draw:formula="?f127 / ?f69"/>
              <draw:equation draw:name="f177" draw:formula="?f128 / ?f68"/>
              <draw:equation draw:name="f178" draw:formula="?f129 / ?f69"/>
              <draw:equation draw:name="f179" draw:formula="?f130 / ?f69"/>
              <draw:equation draw:name="f180" draw:formula="?f131 / ?f69"/>
              <draw:equation draw:name="f181" draw:formula="?f132 / ?f68"/>
              <draw:equation draw:name="f182" draw:formula="?f133 / ?f68"/>
              <draw:equation draw:name="f183" draw:formula="?f134 / ?f69"/>
              <draw:equation draw:name="f184" draw:formula="?f135 / ?f68"/>
              <draw:equation draw:name="f185" draw:formula="?f136 / ?f68"/>
              <draw:equation draw:name="f186" draw:formula="?f137 / ?f68"/>
              <draw:equation draw:name="f187" draw:formula="?f138 / ?f68"/>
              <draw:equation draw:name="f188" draw:formula="?f139 / ?f69"/>
              <draw:equation draw:name="f189" draw:formula="?f140 / ?f68"/>
              <draw:equation draw:name="f190" draw:formula="?f141 / ?f69"/>
              <draw:equation draw:name="f191" draw:formula="?f142 / ?f69"/>
              <draw:equation draw:name="f192" draw:formula="?f143 / ?f68"/>
              <draw:equation draw:name="f193" draw:formula="?f144 / ?f69"/>
              <draw:equation draw:name="f194" draw:formula="?f145 / ?f68"/>
              <draw:equation draw:name="f195" draw:formula="?f146 / ?f69"/>
              <draw:equation draw:name="f196" draw:formula="?f147 / ?f68"/>
              <draw:equation draw:name="f197" draw:formula="?f148 / ?f68"/>
              <draw:equation draw:name="f198" draw:formula="?f149 / ?f68"/>
              <draw:equation draw:name="f199" draw:formula="?f150 / ?f69"/>
              <draw:equation draw:name="f200" draw:formula="?f151 / ?f68"/>
              <draw:equation draw:name="f201" draw:formula="?f152 / ?f69"/>
              <draw:equation draw:name="f202" draw:formula="?f153 / ?f69"/>
              <draw:equation draw:name="f203" draw:formula="?f154 / ?f69"/>
              <draw:equation draw:name="f204" draw:formula="?f155 / ?f68"/>
              <draw:equation draw:name="f205" draw:formula="?f156 / ?f68"/>
              <draw:equation draw:name="f206" draw:formula="?f157 / ?f68"/>
              <draw:equation draw:name="f207" draw:formula="?f158 / ?f69"/>
              <draw:equation draw:name="f208" draw:formula="?f159 / ?f69"/>
            </draw:enhanced-geometry>
          </draw:custom-shape>
          <draw:custom-shape svg:x="7.82949in" svg:y="2.44238in" svg:width="0.06405in" svg:height="0.05862in" draw:id="id267" draw:style-name="a1284" draw:name="Rectangle 41">
            <svg:title/>
            <svg:desc/>
            <text:p text:style-name="a1283" text:class-names="" text:cond-style-name=""><text:span text:style-name="a1282" text:class-names=""/></text:p>
            <draw:enhanced-geometry xmlns:dr3d="urn:oasis:names:tc:opendocument:xmlns:dr3d:1.0" draw:type="non-primitive" svg:viewBox="0 0 21600 21600" draw:enhanced-path="M 0 0 L 21600 0 21600 21600 0 21600 Z N"/>
          </draw:custom-shape>
          <draw:custom-shape svg:x="7.80957in" svg:y="2.42144in" svg:width="0.1039in" svg:height="0.07956in" draw:id="id268" draw:style-name="a1287" draw:name="Freeform 42">
            <svg:title/>
            <svg:desc/>
            <text:p text:style-name="a1286" text:class-names="" text:cond-style-name=""><text:span text:style-name="a1285" text:class-names=""/></text:p>
            <draw:enhanced-geometry xmlns:dr3d="urn:oasis:names:tc:opendocument:xmlns:dr3d:1.0" draw:type="non-primitive" svg:viewBox="0 0 73 57" draw:enhanced-path="M ?f0 ?f0 L ?f1 ?f0 ?f1 ?f2 ?f3 ?f2 ?f3 ?f4 ?f5 ?f4 ?f5 ?f2 ?f0 ?f2 ?f0 ?f0 Z N" draw:text-areas="?f24 ?f26 ?f25 ?f27" draw:glue-points="?f28 ?f29 ?f30 ?f29 ?f30 ?f31 ?f32 ?f31 ?f32 ?f33 ?f34 ?f33 ?f34 ?f31 ?f28 ?f31 ?f28 ?f29" draw:glue-point-leaving-directions="-90, -90, -90, -90, -90, -90, -90, -90, -90">
              <draw:equation draw:name="f0" draw:formula="0"/>
              <draw:equation draw:name="f1" draw:formula="73"/>
              <draw:equation draw:name="f2" draw:formula="57"/>
              <draw:equation draw:name="f3" draw:formula="59"/>
              <draw:equation draw:name="f4" draw:formula="15"/>
              <draw:equation draw:name="f5" draw:formula="14"/>
              <draw:equation draw:name="f6" draw:formula="?f2 - ?f0"/>
              <draw:equation draw:name="f7" draw:formula="?f1 - ?f0"/>
              <draw:equation draw:name="f8" draw:formula="?f7 / 73"/>
              <draw:equation draw:name="f9" draw:formula="?f6 / 57"/>
              <draw:equation draw:name="f10" draw:formula="0 * ?f7"/>
              <draw:equation draw:name="f11" draw:formula="0 * ?f6"/>
              <draw:equation draw:name="f12" draw:formula="73 * ?f7"/>
              <draw:equation draw:name="f13" draw:formula="57 * ?f6"/>
              <draw:equation draw:name="f14" draw:formula="59 * ?f7"/>
              <draw:equation draw:name="f15" draw:formula="15 * ?f6"/>
              <draw:equation draw:name="f16" draw:formula="14 * ?f7"/>
              <draw:equation draw:name="f17" draw:formula="?f10 / 73"/>
              <draw:equation draw:name="f18" draw:formula="?f11 / 57"/>
              <draw:equation draw:name="f19" draw:formula="?f12 / 73"/>
              <draw:equation draw:name="f20" draw:formula="?f13 / 57"/>
              <draw:equation draw:name="f21" draw:formula="?f14 / 73"/>
              <draw:equation draw:name="f22" draw:formula="?f15 / 57"/>
              <draw:equation draw:name="f23" draw:formula="?f16 / 73"/>
              <draw:equation draw:name="f24" draw:formula="0 / ?f8"/>
              <draw:equation draw:name="f25" draw:formula="?f1 / ?f8"/>
              <draw:equation draw:name="f26" draw:formula="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x="7.24737in" svg:y="2.44238in" svg:width="0.06405in" svg:height="0.05862in" draw:id="id269" draw:style-name="a1290" draw:name="Rectangle 43">
            <svg:title/>
            <svg:desc/>
            <text:p text:style-name="a1289" text:class-names="" text:cond-style-name=""><text:span text:style-name="a1288" text:class-names=""/></text:p>
            <draw:enhanced-geometry xmlns:dr3d="urn:oasis:names:tc:opendocument:xmlns:dr3d:1.0" draw:type="non-primitive" svg:viewBox="0 0 21600 21600" draw:enhanced-path="M 0 0 L 21600 0 21600 21600 0 21600 Z N"/>
          </draw:custom-shape>
          <draw:custom-shape svg:x="7.22744in" svg:y="2.42144in" svg:width="0.1039in" svg:height="0.07956in" draw:id="id270" draw:style-name="a1293" draw:name="Freeform 44">
            <svg:title/>
            <svg:desc/>
            <text:p text:style-name="a1292" text:class-names="" text:cond-style-name=""><text:span text:style-name="a1291" text:class-names=""/></text:p>
            <draw:enhanced-geometry xmlns:dr3d="urn:oasis:names:tc:opendocument:xmlns:dr3d:1.0" draw:type="non-primitive" svg:viewBox="0 0 73 57" draw:enhanced-path="M ?f0 ?f0 L ?f1 ?f0 ?f1 ?f2 ?f3 ?f2 ?f3 ?f4 ?f5 ?f4 ?f5 ?f2 ?f0 ?f2 ?f0 ?f0 Z N" draw:text-areas="?f24 ?f26 ?f25 ?f27" draw:glue-points="?f28 ?f29 ?f30 ?f29 ?f30 ?f31 ?f32 ?f31 ?f32 ?f33 ?f34 ?f33 ?f34 ?f31 ?f28 ?f31 ?f28 ?f29" draw:glue-point-leaving-directions="-90, -90, -90, -90, -90, -90, -90, -90, -90">
              <draw:equation draw:name="f0" draw:formula="0"/>
              <draw:equation draw:name="f1" draw:formula="73"/>
              <draw:equation draw:name="f2" draw:formula="57"/>
              <draw:equation draw:name="f3" draw:formula="59"/>
              <draw:equation draw:name="f4" draw:formula="15"/>
              <draw:equation draw:name="f5" draw:formula="14"/>
              <draw:equation draw:name="f6" draw:formula="?f2 - ?f0"/>
              <draw:equation draw:name="f7" draw:formula="?f1 - ?f0"/>
              <draw:equation draw:name="f8" draw:formula="?f7 / 73"/>
              <draw:equation draw:name="f9" draw:formula="?f6 / 57"/>
              <draw:equation draw:name="f10" draw:formula="0 * ?f7"/>
              <draw:equation draw:name="f11" draw:formula="0 * ?f6"/>
              <draw:equation draw:name="f12" draw:formula="73 * ?f7"/>
              <draw:equation draw:name="f13" draw:formula="57 * ?f6"/>
              <draw:equation draw:name="f14" draw:formula="59 * ?f7"/>
              <draw:equation draw:name="f15" draw:formula="15 * ?f6"/>
              <draw:equation draw:name="f16" draw:formula="14 * ?f7"/>
              <draw:equation draw:name="f17" draw:formula="?f10 / 73"/>
              <draw:equation draw:name="f18" draw:formula="?f11 / 57"/>
              <draw:equation draw:name="f19" draw:formula="?f12 / 73"/>
              <draw:equation draw:name="f20" draw:formula="?f13 / 57"/>
              <draw:equation draw:name="f21" draw:formula="?f14 / 73"/>
              <draw:equation draw:name="f22" draw:formula="?f15 / 57"/>
              <draw:equation draw:name="f23" draw:formula="?f16 / 73"/>
              <draw:equation draw:name="f24" draw:formula="0 / ?f8"/>
              <draw:equation draw:name="f25" draw:formula="?f1 / ?f8"/>
              <draw:equation draw:name="f26" draw:formula="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x="7.14774in" svg:y="4.01404in" svg:width="0.76573in" svg:height="0.1312in" draw:id="id271" draw:style-name="a1296" draw:name="Freeform 45">
            <svg:title/>
            <svg:desc/>
            <text:p text:style-name="a1295" text:class-names="" text:cond-style-name=""><text:span text:style-name="a1294" text:class-names=""/></text:p>
            <draw:enhanced-geometry xmlns:dr3d="urn:oasis:names:tc:opendocument:xmlns:dr3d:1.0" draw:type="non-primitive" svg:viewBox="0 0 711 125" draw:enhanced-path="M ?f0 ?f3 L ?f0 ?f4 C ?f0 ?f5 ?f6 ?f2 ?f3 ?f2 L ?f7 ?f2 ?f1 ?f2 ?f1 ?f0 ?f3 ?f0 C ?f6 ?f0 ?f0 ?f8 ?f0 ?f3 Z N" draw:text-areas="?f29 ?f31 ?f30 ?f32" draw:glue-points="?f33 ?f34 ?f33 ?f35 ?f36 ?f37 ?f38 ?f37 ?f39 ?f37 ?f39 ?f40 ?f36 ?f40 ?f33 ?f34"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18"/>
              <draw:equation draw:name="f7" draw:formula="74"/>
              <draw:equation draw:name="f8" draw:formula="17"/>
              <draw:equation draw:name="f9" draw:formula="?f2 - ?f0"/>
              <draw:equation draw:name="f10" draw:formula="?f1 - ?f0"/>
              <draw:equation draw:name="f11" draw:formula="?f10 / 711"/>
              <draw:equation draw:name="f12" draw:formula="?f9 / 125"/>
              <draw:equation draw:name="f13" draw:formula="0 * ?f10"/>
              <draw:equation draw:name="f14" draw:formula="39 * ?f9"/>
              <draw:equation draw:name="f15" draw:formula="86 * ?f9"/>
              <draw:equation draw:name="f16" draw:formula="39 * ?f10"/>
              <draw:equation draw:name="f17" draw:formula="125 * ?f9"/>
              <draw:equation draw:name="f18" draw:formula="74 * ?f10"/>
              <draw:equation draw:name="f19" draw:formula="711 * ?f10"/>
              <draw:equation draw:name="f20" draw:formula="0 * ?f9"/>
              <draw:equation draw:name="f21" draw:formula="?f13 / 711"/>
              <draw:equation draw:name="f22" draw:formula="?f14 / 125"/>
              <draw:equation draw:name="f23" draw:formula="?f15 / 125"/>
              <draw:equation draw:name="f24" draw:formula="?f16 / 711"/>
              <draw:equation draw:name="f25" draw:formula="?f17 / 125"/>
              <draw:equation draw:name="f26" draw:formula="?f18 / 711"/>
              <draw:equation draw:name="f27" draw:formula="?f19 / 711"/>
              <draw:equation draw:name="f28" draw:formula="?f20 / 125"/>
              <draw:equation draw:name="f29" draw:formula="0 / ?f11"/>
              <draw:equation draw:name="f30" draw:formula="?f1 / ?f11"/>
              <draw:equation draw:name="f31" draw:formula="0 / ?f12"/>
              <draw:equation draw:name="f32" draw:formula="?f2 / ?f12"/>
              <draw:equation draw:name="f33" draw:formula="?f21 / ?f11"/>
              <draw:equation draw:name="f34" draw:formula="?f22 / ?f12"/>
              <draw:equation draw:name="f35" draw:formula="?f23 / ?f12"/>
              <draw:equation draw:name="f36" draw:formula="?f24 / ?f11"/>
              <draw:equation draw:name="f37" draw:formula="?f25 / ?f12"/>
              <draw:equation draw:name="f38" draw:formula="?f26 / ?f11"/>
              <draw:equation draw:name="f39" draw:formula="?f27 / ?f11"/>
              <draw:equation draw:name="f40" draw:formula="?f28 / ?f12"/>
            </draw:enhanced-geometry>
          </draw:custom-shape>
          <draw:custom-shape svg:x="7.22744in" svg:y="4.14524in" svg:width="0.1039in" svg:height="0.5974in" draw:id="id272" draw:style-name="a1299" draw:name="Rectangle 46">
            <svg:title/>
            <svg:desc/>
            <text:p text:style-name="a1298" text:class-names="" text:cond-style-name=""><text:span text:style-name="a1297" text:class-names=""/></text:p>
            <draw:enhanced-geometry xmlns:dr3d="urn:oasis:names:tc:opendocument:xmlns:dr3d:1.0" draw:type="non-primitive" svg:viewBox="0 0 21600 21600" draw:enhanced-path="M 0 0 L 21600 0 21600 21600 0 21600 Z N"/>
          </draw:custom-shape>
          <draw:custom-shape svg:x="7.33134in" svg:y="4.26109in" svg:width="0.47822in" svg:height="0.08235in" draw:id="id273" draw:style-name="a1302" draw:name="Rectangle 47">
            <svg:title/>
            <svg:desc/>
            <text:p text:style-name="a1301" text:class-names="" text:cond-style-name=""><text:span text:style-name="a1300" text:class-names=""/></text:p>
            <draw:enhanced-geometry xmlns:dr3d="urn:oasis:names:tc:opendocument:xmlns:dr3d:1.0" draw:type="non-primitive" svg:viewBox="0 0 21600 21600" draw:enhanced-path="M 0 0 L 21600 0 21600 21600 0 21600 Z N"/>
          </draw:custom-shape>
          <draw:custom-shape svg:x="7.80957in" svg:y="4.14524in" svg:width="0.1039in" svg:height="0.5974in" draw:id="id274" draw:style-name="a1305" draw:name="Rectangle 48">
            <svg:title/>
            <svg:desc/>
            <text:p text:style-name="a1304" text:class-names="" text:cond-style-name=""><text:span text:style-name="a1303" text:class-names=""/></text:p>
            <draw:enhanced-geometry xmlns:dr3d="urn:oasis:names:tc:opendocument:xmlns:dr3d:1.0" draw:type="non-primitive" svg:viewBox="0 0 21600 21600" draw:enhanced-path="M 0 0 L 21600 0 21600 21600 0 21600 Z N"/>
          </draw:custom-shape>
          <draw:custom-shape svg:x="7.78964in" svg:y="3.27985in" svg:width="0.21065in" svg:height="0.73419in" draw:id="id275" draw:style-name="a1308" draw:name="Freeform 49">
            <svg:title/>
            <svg:desc/>
            <text:p text:style-name="a1307" text:class-names="" text:cond-style-name=""><text:span text:style-name="a1306" text:class-names=""/></text:p>
            <draw:enhanced-geometry xmlns:dr3d="urn:oasis:names:tc:opendocument:xmlns:dr3d:1.0" draw:type="non-primitive" svg:viewBox="0 0 196 695" draw:enhanced-path="M ?f3 ?f0 L ?f0 ?f2 ?f4 ?f2 ?f1 ?f0 ?f3 ?f0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133"/>
              <draw:equation draw:name="f4" draw:formula="115"/>
              <draw:equation draw:name="f5" draw:formula="?f2 - ?f0"/>
              <draw:equation draw:name="f6" draw:formula="?f1 - ?f0"/>
              <draw:equation draw:name="f7" draw:formula="?f6 / 196"/>
              <draw:equation draw:name="f8" draw:formula="?f5 / 695"/>
              <draw:equation draw:name="f9" draw:formula="133 * ?f6"/>
              <draw:equation draw:name="f10" draw:formula="0 * ?f5"/>
              <draw:equation draw:name="f11" draw:formula="0 * ?f6"/>
              <draw:equation draw:name="f12" draw:formula="695 * ?f5"/>
              <draw:equation draw:name="f13" draw:formula="115 * ?f6"/>
              <draw:equation draw:name="f14" draw:formula="196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7.12781in" svg:y="3.26031in" svg:width="0.89098in" svg:height="1.50187in" draw:id="id276" draw:style-name="a1311" draw:name="Freeform 50">
            <svg:title/>
            <svg:desc/>
            <text:p text:style-name="a1310" text:class-names="" text:cond-style-name=""><text:span text:style-name="a1309" text:class-names=""/></text:p>
            <draw:enhanced-geometry xmlns:dr3d="urn:oasis:names:tc:opendocument:xmlns:dr3d:1.0" draw:type="non-primitive" svg:viewBox="0 0 828 1424" draw:enhanced-path="M ?f3 ?f4 L ?f5 ?f4 ?f6 ?f7 C ?f8 ?f9 ?f10 ?f11 ?f12 ?f13 ?f14 ?f0 ?f15 ?f0 ?f16 ?f17 L ?f18 ?f19 C ?f20 ?f21 ?f1 ?f22 ?f23 ?f24 L ?f25 ?f26 ?f25 ?f27 C ?f25 ?f28 ?f29 ?f2 ?f6 ?f2 L ?f30 ?f2 C ?f31 ?f2 ?f32 ?f28 ?f32 ?f27 L ?f32 ?f33 ?f34 ?f33 ?f34 ?f27 C ?f34 ?f28 ?f35 ?f2 ?f36 ?f2 L ?f37 ?f2 C ?f38 ?f2 ?f39 ?f28 ?f39 ?f27 L ?f39 ?f40 ?f3 ?f40 C ?f41 ?f40 ?f0 ?f42 ?f0 ?f43 L ?f0 ?f44 C ?f0 ?f45 ?f41 ?f4 ?f3 ?f4 Z M ?f46 ?f47 L ?f48 ?f49 ?f50 ?f4 ?f51 ?f4 ?f46 ?f47 M ?f52 ?f53 L ?f54 ?f53 ?f54 ?f40 ?f52 ?f40 ?f52 ?f53 Z M ?f34 ?f55 L ?f32 ?f55 ?f32 ?f56 ?f34 ?f56 ?f34 ?f55 Z M ?f32 ?f57 L ?f32 ?f40 ?f34 ?f40 ?f34 ?f57 ?f32 ?f57 Z M ?f58 ?f53 L ?f59 ?f53 ?f59 ?f40 ?f58 ?f40 ?f58 ?f53 Z M ?f60 ?f43 C ?f60 ?f61 ?f62 ?f63 ?f3 ?f63 L ?f54 ?f63 ?f54 ?f64 ?f3 ?f64 C ?f62 ?f64 ?f60 ?f65 ?f60 ?f44 L ?f60 ?f43 Z N" draw:text-areas="?f160 ?f162 ?f161 ?f163" draw:glue-points="?f164 ?f165 ?f166 ?f165 ?f167 ?f168 ?f169 ?f170 ?f171 ?f172 ?f173 ?f174 ?f175 ?f176 ?f177 ?f178 ?f177 ?f179 ?f167 ?f180 ?f181 ?f180 ?f182 ?f179 ?f182 ?f183 ?f184 ?f183 ?f184 ?f179 ?f185 ?f180 ?f186 ?f180 ?f187 ?f179 ?f187 ?f188 ?f164 ?f188 ?f189 ?f190 ?f189 ?f191 ?f164 ?f165 ?f192 ?f193 ?f194 ?f195 ?f196 ?f165 ?f197 ?f165 ?f192 ?f193 ?f198 ?f199 ?f200 ?f199 ?f200 ?f188 ?f198 ?f188 ?f198 ?f199 ?f184 ?f201 ?f182 ?f201 ?f182 ?f202 ?f184 ?f202 ?f184 ?f201 ?f182 ?f203 ?f182 ?f188 ?f184 ?f188 ?f184 ?f203 ?f182 ?f203 ?f204 ?f199 ?f205 ?f199 ?f205 ?f188 ?f204 ?f188 ?f204 ?f199 ?f206 ?f190 ?f164 ?f207 ?f200 ?f207 ?f200 ?f208 ?f164 ?f208 ?f206 ?f191 ?f206 ?f190"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58"/>
              <draw:equation draw:name="f4" draw:formula="695"/>
              <draw:equation draw:name="f5" draw:formula="599"/>
              <draw:equation draw:name="f6" draw:formula="730"/>
              <draw:equation draw:name="f7" draw:formula="16"/>
              <draw:equation draw:name="f8" draw:formula="731"/>
              <draw:equation draw:name="f9" draw:formula="10"/>
              <draw:equation draw:name="f10" draw:formula="734"/>
              <draw:equation draw:name="f11" draw:formula="6"/>
              <draw:equation draw:name="f12" draw:formula="739"/>
              <draw:equation draw:name="f13" draw:formula="3"/>
              <draw:equation draw:name="f14" draw:formula="744"/>
              <draw:equation draw:name="f15" draw:formula="750"/>
              <draw:equation draw:name="f16" draw:formula="755"/>
              <draw:equation draw:name="f17" draw:formula="2"/>
              <draw:equation draw:name="f18" draw:formula="814"/>
              <draw:equation draw:name="f19" draw:formula="24"/>
              <draw:equation draw:name="f20" draw:formula="823"/>
              <draw:equation draw:name="f21" draw:formula="27"/>
              <draw:equation draw:name="f22" draw:formula="35"/>
              <draw:equation draw:name="f23" draw:formula="827"/>
              <draw:equation draw:name="f24" draw:formula="43"/>
              <draw:equation draw:name="f25" draw:formula="749"/>
              <draw:equation draw:name="f26" draw:formula="715"/>
              <draw:equation draw:name="f27" draw:formula="1405"/>
              <draw:equation draw:name="f28" draw:formula="1416"/>
              <draw:equation draw:name="f29" draw:formula="740"/>
              <draw:equation draw:name="f30" draw:formula="633"/>
              <draw:equation draw:name="f31" draw:formula="623"/>
              <draw:equation draw:name="f32" draw:formula="614"/>
              <draw:equation draw:name="f33" draw:formula="1045"/>
              <draw:equation draw:name="f34" draw:formula="209"/>
              <draw:equation draw:name="f35" draw:formula="201"/>
              <draw:equation draw:name="f36" draw:formula="190"/>
              <draw:equation draw:name="f37" draw:formula="93"/>
              <draw:equation draw:name="f38" draw:formula="83"/>
              <draw:equation draw:name="f39" draw:formula="75"/>
              <draw:equation draw:name="f40" draw:formula="858"/>
              <draw:equation draw:name="f41" draw:formula="26"/>
              <draw:equation draw:name="f42" draw:formula="832"/>
              <draw:equation draw:name="f43" draw:formula="800"/>
              <draw:equation draw:name="f44" draw:formula="753"/>
              <draw:equation draw:name="f45" draw:formula="721"/>
              <draw:equation draw:name="f46" draw:formula="787"/>
              <draw:equation draw:name="f47" draw:formula="54"/>
              <draw:equation draw:name="f48" draw:formula="763"/>
              <draw:equation draw:name="f49" draw:formula="45"/>
              <draw:equation draw:name="f50" draw:formula="637"/>
              <draw:equation draw:name="f51" draw:formula="713"/>
              <draw:equation draw:name="f52" draw:formula="652"/>
              <draw:equation draw:name="f53" draw:formula="1386"/>
              <draw:equation draw:name="f54" draw:formula="711"/>
              <draw:equation draw:name="f55" draw:formula="1008"/>
              <draw:equation draw:name="f56" draw:formula="968"/>
              <draw:equation draw:name="f57" draw:formula="930"/>
              <draw:equation draw:name="f58" draw:formula="112"/>
              <draw:equation draw:name="f59" draw:formula="171"/>
              <draw:equation draw:name="f60" draw:formula="38"/>
              <draw:equation draw:name="f61" draw:formula="811"/>
              <draw:equation draw:name="f62" draw:formula="47"/>
              <draw:equation draw:name="f63" draw:formula="820"/>
              <draw:equation draw:name="f64" draw:formula="733"/>
              <draw:equation draw:name="f65" draw:formula="742"/>
              <draw:equation draw:name="f66" draw:formula="?f2 - ?f0"/>
              <draw:equation draw:name="f67" draw:formula="?f1 - ?f0"/>
              <draw:equation draw:name="f68" draw:formula="?f67 / 828"/>
              <draw:equation draw:name="f69" draw:formula="?f66 / 1424"/>
              <draw:equation draw:name="f70" draw:formula="58 * ?f67"/>
              <draw:equation draw:name="f71" draw:formula="695 * ?f66"/>
              <draw:equation draw:name="f72" draw:formula="599 * ?f67"/>
              <draw:equation draw:name="f73" draw:formula="730 * ?f67"/>
              <draw:equation draw:name="f74" draw:formula="16 * ?f66"/>
              <draw:equation draw:name="f75" draw:formula="739 * ?f67"/>
              <draw:equation draw:name="f76" draw:formula="3 * ?f66"/>
              <draw:equation draw:name="f77" draw:formula="755 * ?f67"/>
              <draw:equation draw:name="f78" draw:formula="2 * ?f66"/>
              <draw:equation draw:name="f79" draw:formula="814 * ?f67"/>
              <draw:equation draw:name="f80" draw:formula="24 * ?f66"/>
              <draw:equation draw:name="f81" draw:formula="827 * ?f67"/>
              <draw:equation draw:name="f82" draw:formula="43 * ?f66"/>
              <draw:equation draw:name="f83" draw:formula="749 * ?f67"/>
              <draw:equation draw:name="f84" draw:formula="715 * ?f66"/>
              <draw:equation draw:name="f85" draw:formula="1405 * ?f66"/>
              <draw:equation draw:name="f86" draw:formula="1424 * ?f66"/>
              <draw:equation draw:name="f87" draw:formula="633 * ?f67"/>
              <draw:equation draw:name="f88" draw:formula="614 * ?f67"/>
              <draw:equation draw:name="f89" draw:formula="1045 * ?f66"/>
              <draw:equation draw:name="f90" draw:formula="209 * ?f67"/>
              <draw:equation draw:name="f91" draw:formula="190 * ?f67"/>
              <draw:equation draw:name="f92" draw:formula="93 * ?f67"/>
              <draw:equation draw:name="f93" draw:formula="75 * ?f67"/>
              <draw:equation draw:name="f94" draw:formula="858 * ?f66"/>
              <draw:equation draw:name="f95" draw:formula="0 * ?f67"/>
              <draw:equation draw:name="f96" draw:formula="800 * ?f66"/>
              <draw:equation draw:name="f97" draw:formula="753 * ?f66"/>
              <draw:equation draw:name="f98" draw:formula="787 * ?f67"/>
              <draw:equation draw:name="f99" draw:formula="54 * ?f66"/>
              <draw:equation draw:name="f100" draw:formula="763 * ?f67"/>
              <draw:equation draw:name="f101" draw:formula="45 * ?f66"/>
              <draw:equation draw:name="f102" draw:formula="637 * ?f67"/>
              <draw:equation draw:name="f103" draw:formula="713 * ?f67"/>
              <draw:equation draw:name="f104" draw:formula="652 * ?f67"/>
              <draw:equation draw:name="f105" draw:formula="1386 * ?f66"/>
              <draw:equation draw:name="f106" draw:formula="711 * ?f67"/>
              <draw:equation draw:name="f107" draw:formula="1008 * ?f66"/>
              <draw:equation draw:name="f108" draw:formula="968 * ?f66"/>
              <draw:equation draw:name="f109" draw:formula="930 * ?f66"/>
              <draw:equation draw:name="f110" draw:formula="112 * ?f67"/>
              <draw:equation draw:name="f111" draw:formula="171 * ?f67"/>
              <draw:equation draw:name="f112" draw:formula="38 * ?f67"/>
              <draw:equation draw:name="f113" draw:formula="820 * ?f66"/>
              <draw:equation draw:name="f114" draw:formula="733 * ?f66"/>
              <draw:equation draw:name="f115" draw:formula="?f70 / 828"/>
              <draw:equation draw:name="f116" draw:formula="?f71 / 1424"/>
              <draw:equation draw:name="f117" draw:formula="?f72 / 828"/>
              <draw:equation draw:name="f118" draw:formula="?f73 / 828"/>
              <draw:equation draw:name="f119" draw:formula="?f74 / 1424"/>
              <draw:equation draw:name="f120" draw:formula="?f75 / 828"/>
              <draw:equation draw:name="f121" draw:formula="?f76 / 1424"/>
              <draw:equation draw:name="f122" draw:formula="?f77 / 828"/>
              <draw:equation draw:name="f123" draw:formula="?f78 / 1424"/>
              <draw:equation draw:name="f124" draw:formula="?f79 / 828"/>
              <draw:equation draw:name="f125" draw:formula="?f80 / 1424"/>
              <draw:equation draw:name="f126" draw:formula="?f81 / 828"/>
              <draw:equation draw:name="f127" draw:formula="?f82 / 1424"/>
              <draw:equation draw:name="f128" draw:formula="?f83 / 828"/>
              <draw:equation draw:name="f129" draw:formula="?f84 / 1424"/>
              <draw:equation draw:name="f130" draw:formula="?f85 / 1424"/>
              <draw:equation draw:name="f131" draw:formula="?f86 / 1424"/>
              <draw:equation draw:name="f132" draw:formula="?f87 / 828"/>
              <draw:equation draw:name="f133" draw:formula="?f88 / 828"/>
              <draw:equation draw:name="f134" draw:formula="?f89 / 1424"/>
              <draw:equation draw:name="f135" draw:formula="?f90 / 828"/>
              <draw:equation draw:name="f136" draw:formula="?f91 / 828"/>
              <draw:equation draw:name="f137" draw:formula="?f92 / 828"/>
              <draw:equation draw:name="f138" draw:formula="?f93 / 828"/>
              <draw:equation draw:name="f139" draw:formula="?f94 / 1424"/>
              <draw:equation draw:name="f140" draw:formula="?f95 / 828"/>
              <draw:equation draw:name="f141" draw:formula="?f96 / 1424"/>
              <draw:equation draw:name="f142" draw:formula="?f97 / 1424"/>
              <draw:equation draw:name="f143" draw:formula="?f98 / 828"/>
              <draw:equation draw:name="f144" draw:formula="?f99 / 1424"/>
              <draw:equation draw:name="f145" draw:formula="?f100 / 828"/>
              <draw:equation draw:name="f146" draw:formula="?f101 / 1424"/>
              <draw:equation draw:name="f147" draw:formula="?f102 / 828"/>
              <draw:equation draw:name="f148" draw:formula="?f103 / 828"/>
              <draw:equation draw:name="f149" draw:formula="?f104 / 828"/>
              <draw:equation draw:name="f150" draw:formula="?f105 / 1424"/>
              <draw:equation draw:name="f151" draw:formula="?f106 / 828"/>
              <draw:equation draw:name="f152" draw:formula="?f107 / 1424"/>
              <draw:equation draw:name="f153" draw:formula="?f108 / 1424"/>
              <draw:equation draw:name="f154" draw:formula="?f109 / 1424"/>
              <draw:equation draw:name="f155" draw:formula="?f110 / 828"/>
              <draw:equation draw:name="f156" draw:formula="?f111 / 828"/>
              <draw:equation draw:name="f157" draw:formula="?f112 / 828"/>
              <draw:equation draw:name="f158" draw:formula="?f113 / 1424"/>
              <draw:equation draw:name="f159" draw:formula="?f114 / 1424"/>
              <draw:equation draw:name="f160" draw:formula="0 / ?f68"/>
              <draw:equation draw:name="f161" draw:formula="?f1 / ?f68"/>
              <draw:equation draw:name="f162" draw:formula="0 / ?f69"/>
              <draw:equation draw:name="f163" draw:formula="?f2 / ?f69"/>
              <draw:equation draw:name="f164" draw:formula="?f115 / ?f68"/>
              <draw:equation draw:name="f165" draw:formula="?f116 / ?f69"/>
              <draw:equation draw:name="f166" draw:formula="?f117 / ?f68"/>
              <draw:equation draw:name="f167" draw:formula="?f118 / ?f68"/>
              <draw:equation draw:name="f168" draw:formula="?f119 / ?f69"/>
              <draw:equation draw:name="f169" draw:formula="?f120 / ?f68"/>
              <draw:equation draw:name="f170" draw:formula="?f121 / ?f69"/>
              <draw:equation draw:name="f171" draw:formula="?f122 / ?f68"/>
              <draw:equation draw:name="f172" draw:formula="?f123 / ?f69"/>
              <draw:equation draw:name="f173" draw:formula="?f124 / ?f68"/>
              <draw:equation draw:name="f174" draw:formula="?f125 / ?f69"/>
              <draw:equation draw:name="f175" draw:formula="?f126 / ?f68"/>
              <draw:equation draw:name="f176" draw:formula="?f127 / ?f69"/>
              <draw:equation draw:name="f177" draw:formula="?f128 / ?f68"/>
              <draw:equation draw:name="f178" draw:formula="?f129 / ?f69"/>
              <draw:equation draw:name="f179" draw:formula="?f130 / ?f69"/>
              <draw:equation draw:name="f180" draw:formula="?f131 / ?f69"/>
              <draw:equation draw:name="f181" draw:formula="?f132 / ?f68"/>
              <draw:equation draw:name="f182" draw:formula="?f133 / ?f68"/>
              <draw:equation draw:name="f183" draw:formula="?f134 / ?f69"/>
              <draw:equation draw:name="f184" draw:formula="?f135 / ?f68"/>
              <draw:equation draw:name="f185" draw:formula="?f136 / ?f68"/>
              <draw:equation draw:name="f186" draw:formula="?f137 / ?f68"/>
              <draw:equation draw:name="f187" draw:formula="?f138 / ?f68"/>
              <draw:equation draw:name="f188" draw:formula="?f139 / ?f69"/>
              <draw:equation draw:name="f189" draw:formula="?f140 / ?f68"/>
              <draw:equation draw:name="f190" draw:formula="?f141 / ?f69"/>
              <draw:equation draw:name="f191" draw:formula="?f142 / ?f69"/>
              <draw:equation draw:name="f192" draw:formula="?f143 / ?f68"/>
              <draw:equation draw:name="f193" draw:formula="?f144 / ?f69"/>
              <draw:equation draw:name="f194" draw:formula="?f145 / ?f68"/>
              <draw:equation draw:name="f195" draw:formula="?f146 / ?f69"/>
              <draw:equation draw:name="f196" draw:formula="?f147 / ?f68"/>
              <draw:equation draw:name="f197" draw:formula="?f148 / ?f68"/>
              <draw:equation draw:name="f198" draw:formula="?f149 / ?f68"/>
              <draw:equation draw:name="f199" draw:formula="?f150 / ?f69"/>
              <draw:equation draw:name="f200" draw:formula="?f151 / ?f68"/>
              <draw:equation draw:name="f201" draw:formula="?f152 / ?f69"/>
              <draw:equation draw:name="f202" draw:formula="?f153 / ?f69"/>
              <draw:equation draw:name="f203" draw:formula="?f154 / ?f69"/>
              <draw:equation draw:name="f204" draw:formula="?f155 / ?f68"/>
              <draw:equation draw:name="f205" draw:formula="?f156 / ?f68"/>
              <draw:equation draw:name="f206" draw:formula="?f157 / ?f68"/>
              <draw:equation draw:name="f207" draw:formula="?f158 / ?f69"/>
              <draw:equation draw:name="f208" draw:formula="?f159 / ?f69"/>
            </draw:enhanced-geometry>
          </draw:custom-shape>
          <draw:custom-shape svg:x="7.82949in" svg:y="4.16478in" svg:width="0.06405in" svg:height="0.06002in" draw:id="id277" draw:style-name="a1314" draw:name="Rectangle 51">
            <svg:title/>
            <svg:desc/>
            <text:p text:style-name="a1313" text:class-names="" text:cond-style-name=""><text:span text:style-name="a1312" text:class-names=""/></text:p>
            <draw:enhanced-geometry xmlns:dr3d="urn:oasis:names:tc:opendocument:xmlns:dr3d:1.0" draw:type="non-primitive" svg:viewBox="0 0 21600 21600" draw:enhanced-path="M 0 0 L 21600 0 21600 21600 0 21600 Z N"/>
          </draw:custom-shape>
          <draw:custom-shape svg:x="7.80957in" svg:y="4.14524in" svg:width="0.1039in" svg:height="0.07956in" draw:id="id278" draw:style-name="a1317" draw:name="Freeform 52">
            <svg:title/>
            <svg:desc/>
            <text:p text:style-name="a1316" text:class-names="" text:cond-style-name=""><text:span text:style-name="a1315" text:class-names=""/></text:p>
            <draw:enhanced-geometry xmlns:dr3d="urn:oasis:names:tc:opendocument:xmlns:dr3d:1.0" draw:type="non-primitive" svg:viewBox="0 0 73 57" draw:enhanced-path="M ?f0 ?f0 L ?f1 ?f0 ?f1 ?f2 ?f3 ?f2 ?f3 ?f4 ?f4 ?f4 ?f4 ?f2 ?f0 ?f2 ?f0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59"/>
              <draw:equation draw:name="f4" draw:formula="14"/>
              <draw:equation draw:name="f5" draw:formula="?f2 - ?f0"/>
              <draw:equation draw:name="f6" draw:formula="?f1 - ?f0"/>
              <draw:equation draw:name="f7" draw:formula="?f6 / 73"/>
              <draw:equation draw:name="f8" draw:formula="?f5 / 57"/>
              <draw:equation draw:name="f9" draw:formula="0 * ?f6"/>
              <draw:equation draw:name="f10" draw:formula="0 * ?f5"/>
              <draw:equation draw:name="f11" draw:formula="73 * ?f6"/>
              <draw:equation draw:name="f12" draw:formula="57 * ?f5"/>
              <draw:equation draw:name="f13" draw:formula="59 * ?f6"/>
              <draw:equation draw:name="f14" draw:formula="14 * ?f5"/>
              <draw:equation draw:name="f15" draw:formula="14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7.24737in" svg:y="4.16478in" svg:width="0.06405in" svg:height="0.06002in" draw:id="id279" draw:style-name="a1320" draw:name="Rectangle 53">
            <svg:title/>
            <svg:desc/>
            <text:p text:style-name="a1319" text:class-names="" text:cond-style-name=""><text:span text:style-name="a1318" text:class-names=""/></text:p>
            <draw:enhanced-geometry xmlns:dr3d="urn:oasis:names:tc:opendocument:xmlns:dr3d:1.0" draw:type="non-primitive" svg:viewBox="0 0 21600 21600" draw:enhanced-path="M 0 0 L 21600 0 21600 21600 0 21600 Z N"/>
          </draw:custom-shape>
          <draw:custom-shape svg:x="7.22744in" svg:y="4.14524in" svg:width="0.1039in" svg:height="0.07956in" draw:id="id280" draw:style-name="a1323" draw:name="Freeform 54">
            <svg:title/>
            <svg:desc/>
            <text:p text:style-name="a1322" text:class-names="" text:cond-style-name=""><text:span text:style-name="a1321" text:class-names=""/></text:p>
            <draw:enhanced-geometry xmlns:dr3d="urn:oasis:names:tc:opendocument:xmlns:dr3d:1.0" draw:type="non-primitive" svg:viewBox="0 0 73 57" draw:enhanced-path="M ?f0 ?f0 L ?f1 ?f0 ?f1 ?f2 ?f3 ?f2 ?f3 ?f4 ?f4 ?f4 ?f4 ?f2 ?f0 ?f2 ?f0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59"/>
              <draw:equation draw:name="f4" draw:formula="14"/>
              <draw:equation draw:name="f5" draw:formula="?f2 - ?f0"/>
              <draw:equation draw:name="f6" draw:formula="?f1 - ?f0"/>
              <draw:equation draw:name="f7" draw:formula="?f6 / 73"/>
              <draw:equation draw:name="f8" draw:formula="?f5 / 57"/>
              <draw:equation draw:name="f9" draw:formula="0 * ?f6"/>
              <draw:equation draw:name="f10" draw:formula="0 * ?f5"/>
              <draw:equation draw:name="f11" draw:formula="73 * ?f6"/>
              <draw:equation draw:name="f12" draw:formula="57 * ?f5"/>
              <draw:equation draw:name="f13" draw:formula="59 * ?f6"/>
              <draw:equation draw:name="f14" draw:formula="14 * ?f5"/>
              <draw:equation draw:name="f15" draw:formula="14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7.14774in" svg:y="5.73784in" svg:width="0.76573in" svg:height="0.1312in" draw:id="id281" draw:style-name="a1326" draw:name="Freeform 55">
            <svg:title/>
            <svg:desc/>
            <text:p text:style-name="a1325" text:class-names="" text:cond-style-name=""><text:span text:style-name="a1324" text:class-names=""/></text:p>
            <draw:enhanced-geometry xmlns:dr3d="urn:oasis:names:tc:opendocument:xmlns:dr3d:1.0" draw:type="non-primitive" svg:viewBox="0 0 711 125" draw:enhanced-path="M ?f0 ?f3 L ?f0 ?f4 C ?f0 ?f5 ?f6 ?f2 ?f3 ?f2 L ?f7 ?f2 ?f1 ?f2 ?f1 ?f0 ?f3 ?f0 C ?f6 ?f0 ?f0 ?f6 ?f0 ?f3 Z N" draw:text-areas="?f28 ?f30 ?f29 ?f31" draw:glue-points="?f32 ?f33 ?f32 ?f34 ?f35 ?f36 ?f37 ?f36 ?f38 ?f36 ?f38 ?f39 ?f35 ?f39 ?f32 ?f33"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18"/>
              <draw:equation draw:name="f7" draw:formula="74"/>
              <draw:equation draw:name="f8" draw:formula="?f2 - ?f0"/>
              <draw:equation draw:name="f9" draw:formula="?f1 - ?f0"/>
              <draw:equation draw:name="f10" draw:formula="?f9 / 711"/>
              <draw:equation draw:name="f11" draw:formula="?f8 / 125"/>
              <draw:equation draw:name="f12" draw:formula="0 * ?f9"/>
              <draw:equation draw:name="f13" draw:formula="39 * ?f8"/>
              <draw:equation draw:name="f14" draw:formula="86 * ?f8"/>
              <draw:equation draw:name="f15" draw:formula="39 * ?f9"/>
              <draw:equation draw:name="f16" draw:formula="125 * ?f8"/>
              <draw:equation draw:name="f17" draw:formula="74 * ?f9"/>
              <draw:equation draw:name="f18" draw:formula="711 * ?f9"/>
              <draw:equation draw:name="f19" draw:formula="0 * ?f8"/>
              <draw:equation draw:name="f20" draw:formula="?f12 / 711"/>
              <draw:equation draw:name="f21" draw:formula="?f13 / 125"/>
              <draw:equation draw:name="f22" draw:formula="?f14 / 125"/>
              <draw:equation draw:name="f23" draw:formula="?f15 / 711"/>
              <draw:equation draw:name="f24" draw:formula="?f16 / 125"/>
              <draw:equation draw:name="f25" draw:formula="?f17 / 711"/>
              <draw:equation draw:name="f26" draw:formula="?f18 / 711"/>
              <draw:equation draw:name="f27" draw:formula="?f19 / 125"/>
              <draw:equation draw:name="f28" draw:formula="0 / ?f10"/>
              <draw:equation draw:name="f29" draw:formula="?f1 / ?f10"/>
              <draw:equation draw:name="f30" draw:formula="0 / ?f11"/>
              <draw:equation draw:name="f31" draw:formula="?f2 / ?f11"/>
              <draw:equation draw:name="f32" draw:formula="?f20 / ?f10"/>
              <draw:equation draw:name="f33" draw:formula="?f21 / ?f11"/>
              <draw:equation draw:name="f34" draw:formula="?f22 / ?f11"/>
              <draw:equation draw:name="f35" draw:formula="?f23 / ?f10"/>
              <draw:equation draw:name="f36" draw:formula="?f24 / ?f11"/>
              <draw:equation draw:name="f37" draw:formula="?f25 / ?f10"/>
              <draw:equation draw:name="f38" draw:formula="?f26 / ?f10"/>
              <draw:equation draw:name="f39" draw:formula="?f27 / ?f11"/>
            </draw:enhanced-geometry>
          </draw:custom-shape>
          <draw:custom-shape svg:x="7.22744in" svg:y="5.86904in" svg:width="0.1039in" svg:height="0.5974in" draw:id="id282" draw:style-name="a1329" draw:name="Rectangle 56">
            <svg:title/>
            <svg:desc/>
            <text:p text:style-name="a1328" text:class-names="" text:cond-style-name=""><text:span text:style-name="a1327" text:class-names=""/></text:p>
            <draw:enhanced-geometry xmlns:dr3d="urn:oasis:names:tc:opendocument:xmlns:dr3d:1.0" draw:type="non-primitive" svg:viewBox="0 0 21600 21600" draw:enhanced-path="M 0 0 L 21600 0 21600 21600 0 21600 Z N"/>
          </draw:custom-shape>
          <draw:custom-shape svg:x="7.33134in" svg:y="5.9849in" svg:width="0.47822in" svg:height="0.08235in" draw:id="id283" draw:style-name="a1332" draw:name="Rectangle 57">
            <svg:title/>
            <svg:desc/>
            <text:p text:style-name="a1331" text:class-names="" text:cond-style-name=""><text:span text:style-name="a1330" text:class-names=""/></text:p>
            <draw:enhanced-geometry xmlns:dr3d="urn:oasis:names:tc:opendocument:xmlns:dr3d:1.0" draw:type="non-primitive" svg:viewBox="0 0 21600 21600" draw:enhanced-path="M 0 0 L 21600 0 21600 21600 0 21600 Z N"/>
          </draw:custom-shape>
          <draw:custom-shape svg:x="7.80957in" svg:y="5.86904in" svg:width="0.1039in" svg:height="0.5974in" draw:id="id284" draw:style-name="a1335" draw:name="Rectangle 58">
            <svg:title/>
            <svg:desc/>
            <text:p text:style-name="a1334" text:class-names="" text:cond-style-name=""><text:span text:style-name="a1333" text:class-names=""/></text:p>
            <draw:enhanced-geometry xmlns:dr3d="urn:oasis:names:tc:opendocument:xmlns:dr3d:1.0" draw:type="non-primitive" svg:viewBox="0 0 21600 21600" draw:enhanced-path="M 0 0 L 21600 0 21600 21600 0 21600 Z N"/>
          </draw:custom-shape>
          <draw:custom-shape svg:x="7.78964in" svg:y="5.00365in" svg:width="0.21065in" svg:height="0.73419in" draw:id="id285" draw:style-name="a1338" draw:name="Freeform 59">
            <svg:title/>
            <svg:desc/>
            <text:p text:style-name="a1337" text:class-names="" text:cond-style-name=""><text:span text:style-name="a1336" text:class-names=""/></text:p>
            <draw:enhanced-geometry xmlns:dr3d="urn:oasis:names:tc:opendocument:xmlns:dr3d:1.0" draw:type="non-primitive" svg:viewBox="0 0 196 695" draw:enhanced-path="M ?f3 ?f0 L ?f0 ?f2 ?f4 ?f2 ?f1 ?f0 ?f3 ?f0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133"/>
              <draw:equation draw:name="f4" draw:formula="115"/>
              <draw:equation draw:name="f5" draw:formula="?f2 - ?f0"/>
              <draw:equation draw:name="f6" draw:formula="?f1 - ?f0"/>
              <draw:equation draw:name="f7" draw:formula="?f6 / 196"/>
              <draw:equation draw:name="f8" draw:formula="?f5 / 695"/>
              <draw:equation draw:name="f9" draw:formula="133 * ?f6"/>
              <draw:equation draw:name="f10" draw:formula="0 * ?f5"/>
              <draw:equation draw:name="f11" draw:formula="0 * ?f6"/>
              <draw:equation draw:name="f12" draw:formula="695 * ?f5"/>
              <draw:equation draw:name="f13" draw:formula="115 * ?f6"/>
              <draw:equation draw:name="f14" draw:formula="196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7.12781in" svg:y="4.98411in" svg:width="0.89098in" svg:height="1.50187in" draw:id="id286" draw:style-name="a1341" draw:name="Freeform 60">
            <svg:title/>
            <svg:desc/>
            <text:p text:style-name="a1340" text:class-names="" text:cond-style-name=""><text:span text:style-name="a1339" text:class-names=""/></text:p>
            <draw:enhanced-geometry xmlns:dr3d="urn:oasis:names:tc:opendocument:xmlns:dr3d:1.0" draw:type="non-primitive" svg:viewBox="0 0 828 1424" draw:enhanced-path="M ?f3 ?f4 L ?f5 ?f4 ?f6 ?f7 C ?f8 ?f9 ?f10 ?f11 ?f12 ?f13 ?f14 ?f0 ?f15 ?f0 ?f16 ?f17 L ?f18 ?f19 C ?f20 ?f21 ?f1 ?f22 ?f23 ?f24 L ?f25 ?f26 ?f25 ?f27 C ?f25 ?f28 ?f29 ?f2 ?f6 ?f2 L ?f30 ?f2 C ?f31 ?f2 ?f32 ?f28 ?f32 ?f27 L ?f32 ?f33 ?f34 ?f33 ?f34 ?f27 C ?f34 ?f28 ?f35 ?f2 ?f36 ?f2 L ?f37 ?f2 C ?f38 ?f2 ?f39 ?f28 ?f39 ?f27 L ?f39 ?f40 ?f3 ?f40 C ?f41 ?f40 ?f0 ?f42 ?f0 ?f43 L ?f0 ?f44 C ?f0 ?f45 ?f41 ?f4 ?f3 ?f4 M ?f46 ?f47 L ?f48 ?f49 ?f50 ?f4 ?f51 ?f4 ?f46 ?f47 Z M ?f52 ?f53 L ?f54 ?f53 ?f54 ?f40 ?f52 ?f40 ?f52 ?f53 Z M ?f34 ?f55 L ?f32 ?f55 ?f32 ?f56 ?f34 ?f56 ?f34 ?f55 Z M ?f32 ?f57 L ?f32 ?f40 ?f34 ?f40 ?f34 ?f57 ?f32 ?f57 Z M ?f58 ?f53 L ?f59 ?f53 ?f59 ?f40 ?f58 ?f40 ?f58 ?f53 Z M ?f60 ?f43 C ?f60 ?f61 ?f62 ?f63 ?f3 ?f63 L ?f54 ?f63 ?f54 ?f64 ?f3 ?f64 C ?f62 ?f64 ?f60 ?f65 ?f60 ?f44 L ?f60 ?f43 Z N" draw:text-areas="?f160 ?f162 ?f161 ?f163" draw:glue-points="?f164 ?f165 ?f166 ?f165 ?f167 ?f168 ?f169 ?f170 ?f171 ?f172 ?f173 ?f174 ?f175 ?f176 ?f177 ?f178 ?f177 ?f179 ?f167 ?f180 ?f181 ?f180 ?f182 ?f179 ?f182 ?f183 ?f184 ?f183 ?f184 ?f179 ?f185 ?f180 ?f186 ?f180 ?f187 ?f179 ?f187 ?f188 ?f164 ?f188 ?f189 ?f190 ?f189 ?f191 ?f164 ?f165 ?f192 ?f193 ?f194 ?f195 ?f196 ?f165 ?f197 ?f165 ?f192 ?f193 ?f198 ?f199 ?f200 ?f199 ?f200 ?f188 ?f198 ?f188 ?f198 ?f199 ?f184 ?f201 ?f182 ?f201 ?f182 ?f202 ?f184 ?f202 ?f184 ?f201 ?f182 ?f203 ?f182 ?f188 ?f184 ?f188 ?f184 ?f203 ?f182 ?f203 ?f204 ?f199 ?f205 ?f199 ?f205 ?f188 ?f204 ?f188 ?f204 ?f199 ?f206 ?f190 ?f164 ?f207 ?f200 ?f207 ?f200 ?f208 ?f164 ?f208 ?f206 ?f191 ?f206 ?f190"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58"/>
              <draw:equation draw:name="f4" draw:formula="695"/>
              <draw:equation draw:name="f5" draw:formula="599"/>
              <draw:equation draw:name="f6" draw:formula="730"/>
              <draw:equation draw:name="f7" draw:formula="16"/>
              <draw:equation draw:name="f8" draw:formula="731"/>
              <draw:equation draw:name="f9" draw:formula="10"/>
              <draw:equation draw:name="f10" draw:formula="734"/>
              <draw:equation draw:name="f11" draw:formula="6"/>
              <draw:equation draw:name="f12" draw:formula="739"/>
              <draw:equation draw:name="f13" draw:formula="3"/>
              <draw:equation draw:name="f14" draw:formula="744"/>
              <draw:equation draw:name="f15" draw:formula="750"/>
              <draw:equation draw:name="f16" draw:formula="755"/>
              <draw:equation draw:name="f17" draw:formula="2"/>
              <draw:equation draw:name="f18" draw:formula="814"/>
              <draw:equation draw:name="f19" draw:formula="24"/>
              <draw:equation draw:name="f20" draw:formula="823"/>
              <draw:equation draw:name="f21" draw:formula="27"/>
              <draw:equation draw:name="f22" draw:formula="35"/>
              <draw:equation draw:name="f23" draw:formula="827"/>
              <draw:equation draw:name="f24" draw:formula="43"/>
              <draw:equation draw:name="f25" draw:formula="749"/>
              <draw:equation draw:name="f26" draw:formula="715"/>
              <draw:equation draw:name="f27" draw:formula="1405"/>
              <draw:equation draw:name="f28" draw:formula="1416"/>
              <draw:equation draw:name="f29" draw:formula="740"/>
              <draw:equation draw:name="f30" draw:formula="633"/>
              <draw:equation draw:name="f31" draw:formula="623"/>
              <draw:equation draw:name="f32" draw:formula="614"/>
              <draw:equation draw:name="f33" draw:formula="1045"/>
              <draw:equation draw:name="f34" draw:formula="209"/>
              <draw:equation draw:name="f35" draw:formula="201"/>
              <draw:equation draw:name="f36" draw:formula="190"/>
              <draw:equation draw:name="f37" draw:formula="93"/>
              <draw:equation draw:name="f38" draw:formula="83"/>
              <draw:equation draw:name="f39" draw:formula="75"/>
              <draw:equation draw:name="f40" draw:formula="858"/>
              <draw:equation draw:name="f41" draw:formula="26"/>
              <draw:equation draw:name="f42" draw:formula="832"/>
              <draw:equation draw:name="f43" draw:formula="800"/>
              <draw:equation draw:name="f44" draw:formula="753"/>
              <draw:equation draw:name="f45" draw:formula="721"/>
              <draw:equation draw:name="f46" draw:formula="787"/>
              <draw:equation draw:name="f47" draw:formula="54"/>
              <draw:equation draw:name="f48" draw:formula="763"/>
              <draw:equation draw:name="f49" draw:formula="45"/>
              <draw:equation draw:name="f50" draw:formula="637"/>
              <draw:equation draw:name="f51" draw:formula="713"/>
              <draw:equation draw:name="f52" draw:formula="652"/>
              <draw:equation draw:name="f53" draw:formula="1386"/>
              <draw:equation draw:name="f54" draw:formula="711"/>
              <draw:equation draw:name="f55" draw:formula="1008"/>
              <draw:equation draw:name="f56" draw:formula="968"/>
              <draw:equation draw:name="f57" draw:formula="931"/>
              <draw:equation draw:name="f58" draw:formula="112"/>
              <draw:equation draw:name="f59" draw:formula="171"/>
              <draw:equation draw:name="f60" draw:formula="38"/>
              <draw:equation draw:name="f61" draw:formula="811"/>
              <draw:equation draw:name="f62" draw:formula="47"/>
              <draw:equation draw:name="f63" draw:formula="820"/>
              <draw:equation draw:name="f64" draw:formula="733"/>
              <draw:equation draw:name="f65" draw:formula="742"/>
              <draw:equation draw:name="f66" draw:formula="?f2 - ?f0"/>
              <draw:equation draw:name="f67" draw:formula="?f1 - ?f0"/>
              <draw:equation draw:name="f68" draw:formula="?f67 / 828"/>
              <draw:equation draw:name="f69" draw:formula="?f66 / 1424"/>
              <draw:equation draw:name="f70" draw:formula="58 * ?f67"/>
              <draw:equation draw:name="f71" draw:formula="695 * ?f66"/>
              <draw:equation draw:name="f72" draw:formula="599 * ?f67"/>
              <draw:equation draw:name="f73" draw:formula="730 * ?f67"/>
              <draw:equation draw:name="f74" draw:formula="16 * ?f66"/>
              <draw:equation draw:name="f75" draw:formula="739 * ?f67"/>
              <draw:equation draw:name="f76" draw:formula="3 * ?f66"/>
              <draw:equation draw:name="f77" draw:formula="755 * ?f67"/>
              <draw:equation draw:name="f78" draw:formula="2 * ?f66"/>
              <draw:equation draw:name="f79" draw:formula="814 * ?f67"/>
              <draw:equation draw:name="f80" draw:formula="24 * ?f66"/>
              <draw:equation draw:name="f81" draw:formula="827 * ?f67"/>
              <draw:equation draw:name="f82" draw:formula="43 * ?f66"/>
              <draw:equation draw:name="f83" draw:formula="749 * ?f67"/>
              <draw:equation draw:name="f84" draw:formula="715 * ?f66"/>
              <draw:equation draw:name="f85" draw:formula="1405 * ?f66"/>
              <draw:equation draw:name="f86" draw:formula="1424 * ?f66"/>
              <draw:equation draw:name="f87" draw:formula="633 * ?f67"/>
              <draw:equation draw:name="f88" draw:formula="614 * ?f67"/>
              <draw:equation draw:name="f89" draw:formula="1045 * ?f66"/>
              <draw:equation draw:name="f90" draw:formula="209 * ?f67"/>
              <draw:equation draw:name="f91" draw:formula="190 * ?f67"/>
              <draw:equation draw:name="f92" draw:formula="93 * ?f67"/>
              <draw:equation draw:name="f93" draw:formula="75 * ?f67"/>
              <draw:equation draw:name="f94" draw:formula="858 * ?f66"/>
              <draw:equation draw:name="f95" draw:formula="0 * ?f67"/>
              <draw:equation draw:name="f96" draw:formula="800 * ?f66"/>
              <draw:equation draw:name="f97" draw:formula="753 * ?f66"/>
              <draw:equation draw:name="f98" draw:formula="787 * ?f67"/>
              <draw:equation draw:name="f99" draw:formula="54 * ?f66"/>
              <draw:equation draw:name="f100" draw:formula="763 * ?f67"/>
              <draw:equation draw:name="f101" draw:formula="45 * ?f66"/>
              <draw:equation draw:name="f102" draw:formula="637 * ?f67"/>
              <draw:equation draw:name="f103" draw:formula="713 * ?f67"/>
              <draw:equation draw:name="f104" draw:formula="652 * ?f67"/>
              <draw:equation draw:name="f105" draw:formula="1386 * ?f66"/>
              <draw:equation draw:name="f106" draw:formula="711 * ?f67"/>
              <draw:equation draw:name="f107" draw:formula="1008 * ?f66"/>
              <draw:equation draw:name="f108" draw:formula="968 * ?f66"/>
              <draw:equation draw:name="f109" draw:formula="931 * ?f66"/>
              <draw:equation draw:name="f110" draw:formula="112 * ?f67"/>
              <draw:equation draw:name="f111" draw:formula="171 * ?f67"/>
              <draw:equation draw:name="f112" draw:formula="38 * ?f67"/>
              <draw:equation draw:name="f113" draw:formula="820 * ?f66"/>
              <draw:equation draw:name="f114" draw:formula="733 * ?f66"/>
              <draw:equation draw:name="f115" draw:formula="?f70 / 828"/>
              <draw:equation draw:name="f116" draw:formula="?f71 / 1424"/>
              <draw:equation draw:name="f117" draw:formula="?f72 / 828"/>
              <draw:equation draw:name="f118" draw:formula="?f73 / 828"/>
              <draw:equation draw:name="f119" draw:formula="?f74 / 1424"/>
              <draw:equation draw:name="f120" draw:formula="?f75 / 828"/>
              <draw:equation draw:name="f121" draw:formula="?f76 / 1424"/>
              <draw:equation draw:name="f122" draw:formula="?f77 / 828"/>
              <draw:equation draw:name="f123" draw:formula="?f78 / 1424"/>
              <draw:equation draw:name="f124" draw:formula="?f79 / 828"/>
              <draw:equation draw:name="f125" draw:formula="?f80 / 1424"/>
              <draw:equation draw:name="f126" draw:formula="?f81 / 828"/>
              <draw:equation draw:name="f127" draw:formula="?f82 / 1424"/>
              <draw:equation draw:name="f128" draw:formula="?f83 / 828"/>
              <draw:equation draw:name="f129" draw:formula="?f84 / 1424"/>
              <draw:equation draw:name="f130" draw:formula="?f85 / 1424"/>
              <draw:equation draw:name="f131" draw:formula="?f86 / 1424"/>
              <draw:equation draw:name="f132" draw:formula="?f87 / 828"/>
              <draw:equation draw:name="f133" draw:formula="?f88 / 828"/>
              <draw:equation draw:name="f134" draw:formula="?f89 / 1424"/>
              <draw:equation draw:name="f135" draw:formula="?f90 / 828"/>
              <draw:equation draw:name="f136" draw:formula="?f91 / 828"/>
              <draw:equation draw:name="f137" draw:formula="?f92 / 828"/>
              <draw:equation draw:name="f138" draw:formula="?f93 / 828"/>
              <draw:equation draw:name="f139" draw:formula="?f94 / 1424"/>
              <draw:equation draw:name="f140" draw:formula="?f95 / 828"/>
              <draw:equation draw:name="f141" draw:formula="?f96 / 1424"/>
              <draw:equation draw:name="f142" draw:formula="?f97 / 1424"/>
              <draw:equation draw:name="f143" draw:formula="?f98 / 828"/>
              <draw:equation draw:name="f144" draw:formula="?f99 / 1424"/>
              <draw:equation draw:name="f145" draw:formula="?f100 / 828"/>
              <draw:equation draw:name="f146" draw:formula="?f101 / 1424"/>
              <draw:equation draw:name="f147" draw:formula="?f102 / 828"/>
              <draw:equation draw:name="f148" draw:formula="?f103 / 828"/>
              <draw:equation draw:name="f149" draw:formula="?f104 / 828"/>
              <draw:equation draw:name="f150" draw:formula="?f105 / 1424"/>
              <draw:equation draw:name="f151" draw:formula="?f106 / 828"/>
              <draw:equation draw:name="f152" draw:formula="?f107 / 1424"/>
              <draw:equation draw:name="f153" draw:formula="?f108 / 1424"/>
              <draw:equation draw:name="f154" draw:formula="?f109 / 1424"/>
              <draw:equation draw:name="f155" draw:formula="?f110 / 828"/>
              <draw:equation draw:name="f156" draw:formula="?f111 / 828"/>
              <draw:equation draw:name="f157" draw:formula="?f112 / 828"/>
              <draw:equation draw:name="f158" draw:formula="?f113 / 1424"/>
              <draw:equation draw:name="f159" draw:formula="?f114 / 1424"/>
              <draw:equation draw:name="f160" draw:formula="0 / ?f68"/>
              <draw:equation draw:name="f161" draw:formula="?f1 / ?f68"/>
              <draw:equation draw:name="f162" draw:formula="0 / ?f69"/>
              <draw:equation draw:name="f163" draw:formula="?f2 / ?f69"/>
              <draw:equation draw:name="f164" draw:formula="?f115 / ?f68"/>
              <draw:equation draw:name="f165" draw:formula="?f116 / ?f69"/>
              <draw:equation draw:name="f166" draw:formula="?f117 / ?f68"/>
              <draw:equation draw:name="f167" draw:formula="?f118 / ?f68"/>
              <draw:equation draw:name="f168" draw:formula="?f119 / ?f69"/>
              <draw:equation draw:name="f169" draw:formula="?f120 / ?f68"/>
              <draw:equation draw:name="f170" draw:formula="?f121 / ?f69"/>
              <draw:equation draw:name="f171" draw:formula="?f122 / ?f68"/>
              <draw:equation draw:name="f172" draw:formula="?f123 / ?f69"/>
              <draw:equation draw:name="f173" draw:formula="?f124 / ?f68"/>
              <draw:equation draw:name="f174" draw:formula="?f125 / ?f69"/>
              <draw:equation draw:name="f175" draw:formula="?f126 / ?f68"/>
              <draw:equation draw:name="f176" draw:formula="?f127 / ?f69"/>
              <draw:equation draw:name="f177" draw:formula="?f128 / ?f68"/>
              <draw:equation draw:name="f178" draw:formula="?f129 / ?f69"/>
              <draw:equation draw:name="f179" draw:formula="?f130 / ?f69"/>
              <draw:equation draw:name="f180" draw:formula="?f131 / ?f69"/>
              <draw:equation draw:name="f181" draw:formula="?f132 / ?f68"/>
              <draw:equation draw:name="f182" draw:formula="?f133 / ?f68"/>
              <draw:equation draw:name="f183" draw:formula="?f134 / ?f69"/>
              <draw:equation draw:name="f184" draw:formula="?f135 / ?f68"/>
              <draw:equation draw:name="f185" draw:formula="?f136 / ?f68"/>
              <draw:equation draw:name="f186" draw:formula="?f137 / ?f68"/>
              <draw:equation draw:name="f187" draw:formula="?f138 / ?f68"/>
              <draw:equation draw:name="f188" draw:formula="?f139 / ?f69"/>
              <draw:equation draw:name="f189" draw:formula="?f140 / ?f68"/>
              <draw:equation draw:name="f190" draw:formula="?f141 / ?f69"/>
              <draw:equation draw:name="f191" draw:formula="?f142 / ?f69"/>
              <draw:equation draw:name="f192" draw:formula="?f143 / ?f68"/>
              <draw:equation draw:name="f193" draw:formula="?f144 / ?f69"/>
              <draw:equation draw:name="f194" draw:formula="?f145 / ?f68"/>
              <draw:equation draw:name="f195" draw:formula="?f146 / ?f69"/>
              <draw:equation draw:name="f196" draw:formula="?f147 / ?f68"/>
              <draw:equation draw:name="f197" draw:formula="?f148 / ?f68"/>
              <draw:equation draw:name="f198" draw:formula="?f149 / ?f68"/>
              <draw:equation draw:name="f199" draw:formula="?f150 / ?f69"/>
              <draw:equation draw:name="f200" draw:formula="?f151 / ?f68"/>
              <draw:equation draw:name="f201" draw:formula="?f152 / ?f69"/>
              <draw:equation draw:name="f202" draw:formula="?f153 / ?f69"/>
              <draw:equation draw:name="f203" draw:formula="?f154 / ?f69"/>
              <draw:equation draw:name="f204" draw:formula="?f155 / ?f68"/>
              <draw:equation draw:name="f205" draw:formula="?f156 / ?f68"/>
              <draw:equation draw:name="f206" draw:formula="?f157 / ?f68"/>
              <draw:equation draw:name="f207" draw:formula="?f158 / ?f69"/>
              <draw:equation draw:name="f208" draw:formula="?f159 / ?f69"/>
            </draw:enhanced-geometry>
          </draw:custom-shape>
          <draw:custom-shape svg:x="7.82949in" svg:y="5.88859in" svg:width="0.06405in" svg:height="0.06002in" draw:id="id287" draw:style-name="a1344" draw:name="Rectangle 61">
            <svg:title/>
            <svg:desc/>
            <text:p text:style-name="a1343" text:class-names="" text:cond-style-name=""><text:span text:style-name="a1342" text:class-names=""/></text:p>
            <draw:enhanced-geometry xmlns:dr3d="urn:oasis:names:tc:opendocument:xmlns:dr3d:1.0" draw:type="non-primitive" svg:viewBox="0 0 21600 21600" draw:enhanced-path="M 0 0 L 21600 0 21600 21600 0 21600 Z N"/>
          </draw:custom-shape>
          <draw:custom-shape svg:x="7.80957in" svg:y="5.86904in" svg:width="0.1039in" svg:height="0.07956in" draw:id="id288" draw:style-name="a1347" draw:name="Freeform 62">
            <svg:title/>
            <svg:desc/>
            <text:p text:style-name="a1346" text:class-names="" text:cond-style-name=""><text:span text:style-name="a1345" text:class-names=""/></text:p>
            <draw:enhanced-geometry xmlns:dr3d="urn:oasis:names:tc:opendocument:xmlns:dr3d:1.0" draw:type="non-primitive" svg:viewBox="0 0 73 57" draw:enhanced-path="M ?f0 ?f0 L ?f1 ?f0 ?f1 ?f2 ?f3 ?f2 ?f3 ?f4 ?f4 ?f4 ?f4 ?f2 ?f0 ?f2 ?f0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59"/>
              <draw:equation draw:name="f4" draw:formula="14"/>
              <draw:equation draw:name="f5" draw:formula="?f2 - ?f0"/>
              <draw:equation draw:name="f6" draw:formula="?f1 - ?f0"/>
              <draw:equation draw:name="f7" draw:formula="?f6 / 73"/>
              <draw:equation draw:name="f8" draw:formula="?f5 / 57"/>
              <draw:equation draw:name="f9" draw:formula="0 * ?f6"/>
              <draw:equation draw:name="f10" draw:formula="0 * ?f5"/>
              <draw:equation draw:name="f11" draw:formula="73 * ?f6"/>
              <draw:equation draw:name="f12" draw:formula="57 * ?f5"/>
              <draw:equation draw:name="f13" draw:formula="59 * ?f6"/>
              <draw:equation draw:name="f14" draw:formula="14 * ?f5"/>
              <draw:equation draw:name="f15" draw:formula="14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7.24737in" svg:y="5.88859in" svg:width="0.06405in" svg:height="0.06002in" draw:id="id289" draw:style-name="a1350" draw:name="Rectangle 63">
            <svg:title/>
            <svg:desc/>
            <text:p text:style-name="a1349" text:class-names="" text:cond-style-name=""><text:span text:style-name="a1348" text:class-names=""/></text:p>
            <draw:enhanced-geometry xmlns:dr3d="urn:oasis:names:tc:opendocument:xmlns:dr3d:1.0" draw:type="non-primitive" svg:viewBox="0 0 21600 21600" draw:enhanced-path="M 0 0 L 21600 0 21600 21600 0 21600 Z N"/>
          </draw:custom-shape>
          <draw:custom-shape svg:x="7.22744in" svg:y="5.86904in" svg:width="0.1039in" svg:height="0.07956in" draw:id="id290" draw:style-name="a1353" draw:name="Freeform 64">
            <svg:title/>
            <svg:desc/>
            <text:p text:style-name="a1352" text:class-names="" text:cond-style-name=""><text:span text:style-name="a1351" text:class-names=""/></text:p>
            <draw:enhanced-geometry xmlns:dr3d="urn:oasis:names:tc:opendocument:xmlns:dr3d:1.0" draw:type="non-primitive" svg:viewBox="0 0 73 57" draw:enhanced-path="M ?f0 ?f0 L ?f1 ?f0 ?f1 ?f2 ?f3 ?f2 ?f3 ?f4 ?f4 ?f4 ?f4 ?f2 ?f0 ?f2 ?f0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59"/>
              <draw:equation draw:name="f4" draw:formula="14"/>
              <draw:equation draw:name="f5" draw:formula="?f2 - ?f0"/>
              <draw:equation draw:name="f6" draw:formula="?f1 - ?f0"/>
              <draw:equation draw:name="f7" draw:formula="?f6 / 73"/>
              <draw:equation draw:name="f8" draw:formula="?f5 / 57"/>
              <draw:equation draw:name="f9" draw:formula="0 * ?f6"/>
              <draw:equation draw:name="f10" draw:formula="0 * ?f5"/>
              <draw:equation draw:name="f11" draw:formula="73 * ?f6"/>
              <draw:equation draw:name="f12" draw:formula="57 * ?f5"/>
              <draw:equation draw:name="f13" draw:formula="59 * ?f6"/>
              <draw:equation draw:name="f14" draw:formula="14 * ?f5"/>
              <draw:equation draw:name="f15" draw:formula="14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g>
        <draw:custom-shape svg:x="9.24199in" svg:y="6.75575in" svg:width="2.47442in" svg:height="0.30293in" draw:id="id221" draw:style-name="a1146" draw:name="Rechteck 123">
          <svg:title/>
          <svg:desc/>
          <text:p text:style-name="a1145" text:class-names="" text:cond-style-name=""><text:span text:style-name="a1143" text:class-names=""><text:a xlink:href="http://www.matameko.de/Nie-etwas-falsch-machen" text:style-name="" text:visited-style-name="">www.matameko.de/Sechs-Stühle</text:a></text:span><text:span text:style-name="a1144" text:class-names=""/></text:p>
          <draw:enhanced-geometry xmlns:dr3d="urn:oasis:names:tc:opendocument:xmlns:dr3d:1.0" draw:type="non-primitive" svg:viewBox="0 0 21600 21600" draw:enhanced-path="M 0 0 L 21600 0 21600 21600 0 21600 Z N"/>
        </draw:custom-shape>
        <draw:custom-shape svg:x="8.27334in" svg:y="5.46076in" svg:width="6.66667in" svg:height="0.70684in" draw:id="id222" draw:style-name="a1151" draw:name="Rechteck 1">
          <svg:title/>
          <svg:desc/>
          <text:p text:style-name="a1148" text:class-names="" text:cond-style-name=""><text:span text:style-name="a1147" text:class-names="">WIR-Stuhl:<text:s text:c="1"/></text:span></text:p>
          <text:p text:style-name="a1150" text:class-names="" text:cond-style-name=""><text:span text:style-name="a1149" text:class-names="">gemeinsam an Lösungen arbeiten</text:span></text:p>
          <draw:enhanced-geometry xmlns:dr3d="urn:oasis:names:tc:opendocument:xmlns:dr3d:1.0" draw:type="non-primitive" svg:viewBox="0 0 21600 21600" draw:enhanced-path="M 0 0 L 21600 0 21600 21600 0 21600 Z N"/>
        </draw:custom-shape>
        <draw:custom-shape svg:x="8.27334in" svg:y="2.08549in" svg:width="2.62462in" svg:height="0.70684in" draw:id="id223" draw:style-name="a1156" draw:name="Rechteck 2">
          <svg:title/>
          <svg:desc/>
          <text:p text:style-name="a1153" text:class-names="" text:cond-style-name=""><text:span text:style-name="a1152" text:class-names="">ICH-Stuhl:<text:s text:c="1"/></text:span></text:p>
          <text:p text:style-name="a1155" text:class-names="" text:cond-style-name=""><text:span text:style-name="a1154" text:class-names="">von sich selbst erzählen</text:span></text:p>
          <draw:enhanced-geometry xmlns:dr3d="urn:oasis:names:tc:opendocument:xmlns:dr3d:1.0" draw:type="non-primitive" svg:viewBox="0 0 21600 21600" draw:enhanced-path="M 0 0 L 21600 0 21600 21600 0 21600 Z N"/>
        </draw:custom-shape>
        <draw:custom-shape svg:x="8.27334in" svg:y="3.74134in" svg:width="2.47834in" svg:height="0.70684in" draw:id="id224" draw:style-name="a1161" draw:name="Rechteck 4">
          <svg:title/>
          <svg:desc/>
          <text:p text:style-name="a1158" text:class-names="" text:cond-style-name=""><text:span text:style-name="a1157" text:class-names="">DU-Stuhl:<text:s text:c="1"/></text:span></text:p>
          <text:p text:style-name="a1160" text:class-names="" text:cond-style-name=""><text:span text:style-name="a1159" text:class-names="">dem anderen zuhören</text:span></text:p>
          <draw:enhanced-geometry xmlns:dr3d="urn:oasis:names:tc:opendocument:xmlns:dr3d:1.0" draw:type="non-primitive" svg:viewBox="0 0 21600 21600" draw:enhanced-path="M 0 0 L 21600 0 21600 21600 0 21600 Z N"/>
        </draw:custom-shape>
        <draw:g draw:name="Gruppieren 99" draw:id="id225">
          <svg:title/>
          <svg:desc/>
          <draw:custom-shape svg:x="7.29848in" svg:y="1.47127in" svg:width="0.21048in" svg:height="0.64247in" draw:id="id229" draw:style-name="a1170" draw:name="Freeform 7">
            <svg:title/>
            <svg:desc/>
            <text:p text:style-name="a1169" text:class-names="" text:cond-style-name=""><text:span text:style-name="a1168" text:class-names=""/></text:p>
            <draw:enhanced-geometry xmlns:dr3d="urn:oasis:names:tc:opendocument:xmlns:dr3d:1.0" draw:type="non-primitive" svg:viewBox="0 0 838 3232" draw:enhanced-path="M ?f3 ?f4 L ?f5 ?f6 ?f7 ?f8 ?f9 ?f10 ?f11 ?f12 ?f13 ?f14 ?f15 ?f16 ?f17 ?f18 ?f19 ?f20 ?f21 ?f22 ?f23 ?f24 ?f25 ?f26 ?f27 ?f28 ?f29 ?f30 ?f31 ?f32 ?f33 ?f34 ?f35 ?f36 ?f37 ?f38 ?f39 ?f40 ?f41 ?f42 ?f7 ?f43 ?f44 ?f45 ?f46 ?f47 ?f48 ?f49 ?f50 ?f51 ?f52 ?f53 ?f54 ?f55 ?f56 ?f57 ?f58 ?f59 ?f60 ?f61 ?f62 ?f63 ?f64 ?f65 ?f66 ?f67 ?f68 ?f69 ?f70 ?f71 ?f0 ?f72 ?f0 ?f73 ?f74 ?f75 ?f76 ?f77 ?f78 ?f79 ?f80 ?f81 ?f82 ?f83 ?f84 ?f85 ?f86 ?f87 ?f88 ?f2 ?f89 ?f90 ?f91 ?f92 ?f3 ?f4 Z M ?f93 ?f94 L ?f95 ?f96 ?f97 ?f98 ?f37 ?f99 ?f100 ?f101 ?f102 ?f103 ?f104 ?f105 ?f102 ?f106 ?f100 ?f107 ?f108 ?f109 ?f13 ?f110 ?f111 ?f112 ?f113 ?f64 ?f114 ?f115 ?f116 ?f117 ?f1 ?f118 ?f119 ?f120 ?f121 ?f122 ?f123 ?f124 ?f125 ?f0 ?f100 ?f126 ?f127 ?f128 ?f129 ?f130 ?f131 ?f132 ?f133 ?f134 ?f135 ?f136 ?f137 ?f138 ?f139 ?f140 ?f141 ?f56 ?f142 ?f143 ?f144 ?f145 ?f146 ?f147 ?f148 ?f149 ?f150 ?f151 ?f152 ?f153 ?f154 ?f155 ?f156 ?f157 ?f158 ?f159 ?f127 ?f15 ?f93 ?f94 Z N" draw:text-areas="?f336 ?f338 ?f337 ?f339" draw:glue-points="?f340 ?f341 ?f342 ?f343 ?f344 ?f345 ?f346 ?f347 ?f348 ?f349 ?f350 ?f351 ?f352 ?f353 ?f354 ?f355 ?f356 ?f357 ?f358 ?f359 ?f360 ?f361 ?f362 ?f363 ?f364 ?f365 ?f366 ?f367 ?f368 ?f369 ?f370 ?f371 ?f372 ?f373 ?f374 ?f375 ?f376 ?f377 ?f378 ?f379 ?f380 ?f381 ?f382 ?f383 ?f384 ?f385 ?f386 ?f387 ?f388 ?f389 ?f356 ?f390 ?f391 ?f392 ?f391 ?f393 ?f394 ?f395 ?f396 ?f397 ?f398 ?f399 ?f400 ?f401 ?f402 ?f403 ?f404 ?f405 ?f406 ?f407 ?f408 ?f409 ?f410 ?f411 ?f412 ?f413 ?f414 ?f415 ?f416 ?f417 ?f418 ?f419 ?f420 ?f421 ?f422 ?f423 ?f424 ?f425" draw:glue-point-leaving-directions="-90, -90, -90, -90, -90, -90, -90, -90, -90, -90, -90, -90, -90, -90, -90, -90, -90, -90, -90, -90, -90, -90, -90, -90, -90, -90, -90, -90, -90, -90, -90, -90, -90, -90, -90, -90, -90, -90, -90, -90, -90, -90, -90, -90">
              <draw:equation draw:name="f0" draw:formula="0"/>
              <draw:equation draw:name="f1" draw:formula="838"/>
              <draw:equation draw:name="f2" draw:formula="3232"/>
              <draw:equation draw:name="f3" draw:formula="599"/>
              <draw:equation draw:name="f4" draw:formula="3176"/>
              <draw:equation draw:name="f5" draw:formula="628"/>
              <draw:equation draw:name="f6" draw:formula="3162"/>
              <draw:equation draw:name="f7" draw:formula="676"/>
              <draw:equation draw:name="f8" draw:formula="3127"/>
              <draw:equation draw:name="f9" draw:formula="712"/>
              <draw:equation draw:name="f10" draw:formula="3089"/>
              <draw:equation draw:name="f11" draw:formula="738"/>
              <draw:equation draw:name="f12" draw:formula="3043"/>
              <draw:equation draw:name="f13" draw:formula="752"/>
              <draw:equation draw:name="f14" draw:formula="2989"/>
              <draw:equation draw:name="f15" draw:formula="754"/>
              <draw:equation draw:name="f16" draw:formula="2925"/>
              <draw:equation draw:name="f17" draw:formula="748"/>
              <draw:equation draw:name="f18" draw:formula="2849"/>
              <draw:equation draw:name="f19" draw:formula="732"/>
              <draw:equation draw:name="f20" draw:formula="2756"/>
              <draw:equation draw:name="f21" draw:formula="719"/>
              <draw:equation draw:name="f22" draw:formula="2705"/>
              <draw:equation draw:name="f23" draw:formula="700"/>
              <draw:equation draw:name="f24" draw:formula="2611"/>
              <draw:equation draw:name="f25" draw:formula="675"/>
              <draw:equation draw:name="f26" draw:formula="2409"/>
              <draw:equation draw:name="f27" draw:formula="669"/>
              <draw:equation draw:name="f28" draw:formula="2158"/>
              <draw:equation draw:name="f29" draw:formula="679"/>
              <draw:equation draw:name="f30" draw:formula="1820"/>
              <draw:equation draw:name="f31" draw:formula="691"/>
              <draw:equation draw:name="f32" draw:formula="1604"/>
              <draw:equation draw:name="f33" draw:formula="722"/>
              <draw:equation draw:name="f34" draw:formula="1099"/>
              <draw:equation draw:name="f35" draw:formula="728"/>
              <draw:equation draw:name="f36" draw:formula="888"/>
              <draw:equation draw:name="f37" draw:formula="723"/>
              <draw:equation draw:name="f38" draw:formula="854"/>
              <draw:equation draw:name="f39" draw:formula="710"/>
              <draw:equation draw:name="f40" draw:formula="836"/>
              <draw:equation draw:name="f41" draw:formula="694"/>
              <draw:equation draw:name="f42" draw:formula="831"/>
              <draw:equation draw:name="f43" draw:formula="823"/>
              <draw:equation draw:name="f44" draw:formula="643"/>
              <draw:equation draw:name="f45" draw:formula="817"/>
              <draw:equation draw:name="f46" draw:formula="617"/>
              <draw:equation draw:name="f47" draw:formula="825"/>
              <draw:equation draw:name="f48" draw:formula="602"/>
              <draw:equation draw:name="f49" draw:formula="846"/>
              <draw:equation draw:name="f50" draw:formula="601"/>
              <draw:equation draw:name="f51" draw:formula="861"/>
              <draw:equation draw:name="f52" draw:formula="595"/>
              <draw:equation draw:name="f53" draw:formula="902"/>
              <draw:equation draw:name="f54" draw:formula="538"/>
              <draw:equation draw:name="f55" draw:formula="1164"/>
              <draw:equation draw:name="f56" draw:formula="402"/>
              <draw:equation draw:name="f57" draw:formula="1743"/>
              <draw:equation draw:name="f58" draw:formula="323"/>
              <draw:equation draw:name="f59" draw:formula="2053"/>
              <draw:equation draw:name="f60" draw:formula="288"/>
              <draw:equation draw:name="f61" draw:formula="2176"/>
              <draw:equation draw:name="f62" draw:formula="196"/>
              <draw:equation draw:name="f63" draw:formula="2462"/>
              <draw:equation draw:name="f64" draw:formula="153"/>
              <draw:equation draw:name="f65" draw:formula="2577"/>
              <draw:equation draw:name="f66" draw:formula="116"/>
              <draw:equation draw:name="f67" draw:formula="2673"/>
              <draw:equation draw:name="f68" draw:formula="54"/>
              <draw:equation draw:name="f69" draw:formula="2855"/>
              <draw:equation draw:name="f70" draw:formula="13"/>
              <draw:equation draw:name="f71" draw:formula="3008"/>
              <draw:equation draw:name="f72" draw:formula="3088"/>
              <draw:equation draw:name="f73" draw:formula="3121"/>
              <draw:equation draw:name="f74" draw:formula="2"/>
              <draw:equation draw:name="f75" draw:formula="3128"/>
              <draw:equation draw:name="f76" draw:formula="12"/>
              <draw:equation draw:name="f77" draw:formula="3141"/>
              <draw:equation draw:name="f78" draw:formula="52"/>
              <draw:equation draw:name="f79" draw:formula="3167"/>
              <draw:equation draw:name="f80" draw:formula="107"/>
              <draw:equation draw:name="f81" draw:formula="3192"/>
              <draw:equation draw:name="f82" draw:formula="171"/>
              <draw:equation draw:name="f83" draw:formula="3215"/>
              <draw:equation draw:name="f84" draw:formula="203"/>
              <draw:equation draw:name="f85" draw:formula="3222"/>
              <draw:equation draw:name="f86" draw:formula="249"/>
              <draw:equation draw:name="f87" draw:formula="3229"/>
              <draw:equation draw:name="f88" draw:formula="355"/>
              <draw:equation draw:name="f89" draw:formula="462"/>
              <draw:equation draw:name="f90" draw:formula="3220"/>
              <draw:equation draw:name="f91" draw:formula="559"/>
              <draw:equation draw:name="f92" draw:formula="3195"/>
              <draw:equation draw:name="f93" draw:formula="702"/>
              <draw:equation draw:name="f94" draw:formula="741"/>
              <draw:equation draw:name="f95" draw:formula="715"/>
              <draw:equation draw:name="f96" draw:formula="727"/>
              <draw:equation draw:name="f97" draw:formula="726"/>
              <draw:equation draw:name="f98" draw:formula="686"/>
              <draw:equation draw:name="f99" draw:formula="664"/>
              <draw:equation draw:name="f100" draw:formula="716"/>
              <draw:equation draw:name="f101" draw:formula="623"/>
              <draw:equation draw:name="f102" draw:formula="706"/>
              <draw:equation draw:name="f103" draw:formula="547"/>
              <draw:equation draw:name="f104" draw:formula="703"/>
              <draw:equation draw:name="f105" draw:formula="474"/>
              <draw:equation draw:name="f106" draw:formula="404"/>
              <draw:equation draw:name="f107" draw:formula="340"/>
              <draw:equation draw:name="f108" draw:formula="731"/>
              <draw:equation draw:name="f109" draw:formula="280"/>
              <draw:equation draw:name="f110" draw:formula="224"/>
              <draw:equation draw:name="f111" draw:formula="779"/>
              <draw:equation draw:name="f112" draw:formula="175"/>
              <draw:equation draw:name="f113" draw:formula="795"/>
              <draw:equation draw:name="f114" draw:formula="811"/>
              <draw:equation draw:name="f115" draw:formula="132"/>
              <draw:equation draw:name="f116" draw:formula="830"/>
              <draw:equation draw:name="f117" draw:formula="95"/>
              <draw:equation draw:name="f118" draw:formula="64"/>
              <draw:equation draw:name="f119" draw:formula="835"/>
              <draw:equation draw:name="f120" draw:formula="38"/>
              <draw:equation draw:name="f121" draw:formula="821"/>
              <draw:equation draw:name="f122" draw:formula="18"/>
              <draw:equation draw:name="f123" draw:formula="796"/>
              <draw:equation draw:name="f124" draw:formula="5"/>
              <draw:equation draw:name="f125" draw:formula="760"/>
              <draw:equation draw:name="f126" draw:formula="1"/>
              <draw:equation draw:name="f127" draw:formula="689"/>
              <draw:equation draw:name="f128" draw:formula="6"/>
              <draw:equation draw:name="f129" draw:formula="649"/>
              <draw:equation draw:name="f130" draw:formula="15"/>
              <draw:equation draw:name="f131" draw:formula="580"/>
              <draw:equation draw:name="f132" draw:formula="47"/>
              <draw:equation draw:name="f133" draw:formula="524"/>
              <draw:equation draw:name="f134" draw:formula="94"/>
              <draw:equation draw:name="f135" draw:formula="482"/>
              <draw:equation draw:name="f136" draw:formula="154"/>
              <draw:equation draw:name="f137" draw:formula="452"/>
              <draw:equation draw:name="f138" draw:formula="225"/>
              <draw:equation draw:name="f139" draw:formula="439"/>
              <draw:equation draw:name="f140" draw:formula="309"/>
              <draw:equation draw:name="f141" draw:formula="440"/>
              <draw:equation draw:name="f142" draw:formula="457"/>
              <draw:equation draw:name="f143" draw:formula="503"/>
              <draw:equation draw:name="f144" draw:formula="473"/>
              <draw:equation draw:name="f145" draw:formula="555"/>
              <draw:equation draw:name="f146" draw:formula="483"/>
              <draw:equation draw:name="f147" draw:formula="589"/>
              <draw:equation draw:name="f148" draw:formula="508"/>
              <draw:equation draw:name="f149" draw:formula="645"/>
              <draw:equation draw:name="f150" draw:formula="536"/>
              <draw:equation draw:name="f151" draw:formula="693"/>
              <draw:equation draw:name="f152" draw:formula="565"/>
              <draw:equation draw:name="f153" draw:formula="730"/>
              <draw:equation draw:name="f154" draw:formula="596"/>
              <draw:equation draw:name="f155" draw:formula="755"/>
              <draw:equation draw:name="f156" draw:formula="627"/>
              <draw:equation draw:name="f157" draw:formula="769"/>
              <draw:equation draw:name="f158" draw:formula="658"/>
              <draw:equation draw:name="f159" draw:formula="767"/>
              <draw:equation draw:name="f160" draw:formula="?f2 - ?f0"/>
              <draw:equation draw:name="f161" draw:formula="?f1 - ?f0"/>
              <draw:equation draw:name="f162" draw:formula="?f161 / 838"/>
              <draw:equation draw:name="f163" draw:formula="?f160 / 3232"/>
              <draw:equation draw:name="f164" draw:formula="628 * ?f161"/>
              <draw:equation draw:name="f165" draw:formula="3162 * ?f160"/>
              <draw:equation draw:name="f166" draw:formula="712 * ?f161"/>
              <draw:equation draw:name="f167" draw:formula="3089 * ?f160"/>
              <draw:equation draw:name="f168" draw:formula="752 * ?f161"/>
              <draw:equation draw:name="f169" draw:formula="2989 * ?f160"/>
              <draw:equation draw:name="f170" draw:formula="748 * ?f161"/>
              <draw:equation draw:name="f171" draw:formula="2849 * ?f160"/>
              <draw:equation draw:name="f172" draw:formula="719 * ?f161"/>
              <draw:equation draw:name="f173" draw:formula="2705 * ?f160"/>
              <draw:equation draw:name="f174" draw:formula="675 * ?f161"/>
              <draw:equation draw:name="f175" draw:formula="2409 * ?f160"/>
              <draw:equation draw:name="f176" draw:formula="679 * ?f161"/>
              <draw:equation draw:name="f177" draw:formula="1820 * ?f160"/>
              <draw:equation draw:name="f178" draw:formula="722 * ?f161"/>
              <draw:equation draw:name="f179" draw:formula="1099 * ?f160"/>
              <draw:equation draw:name="f180" draw:formula="723 * ?f161"/>
              <draw:equation draw:name="f181" draw:formula="854 * ?f160"/>
              <draw:equation draw:name="f182" draw:formula="694 * ?f161"/>
              <draw:equation draw:name="f183" draw:formula="831 * ?f160"/>
              <draw:equation draw:name="f184" draw:formula="643 * ?f161"/>
              <draw:equation draw:name="f185" draw:formula="817 * ?f160"/>
              <draw:equation draw:name="f186" draw:formula="602 * ?f161"/>
              <draw:equation draw:name="f187" draw:formula="846 * ?f160"/>
              <draw:equation draw:name="f188" draw:formula="595 * ?f161"/>
              <draw:equation draw:name="f189" draw:formula="902 * ?f160"/>
              <draw:equation draw:name="f190" draw:formula="402 * ?f161"/>
              <draw:equation draw:name="f191" draw:formula="1743 * ?f160"/>
              <draw:equation draw:name="f192" draw:formula="288 * ?f161"/>
              <draw:equation draw:name="f193" draw:formula="2176 * ?f160"/>
              <draw:equation draw:name="f194" draw:formula="153 * ?f161"/>
              <draw:equation draw:name="f195" draw:formula="2577 * ?f160"/>
              <draw:equation draw:name="f196" draw:formula="54 * ?f161"/>
              <draw:equation draw:name="f197" draw:formula="2855 * ?f160"/>
              <draw:equation draw:name="f198" draw:formula="0 * ?f161"/>
              <draw:equation draw:name="f199" draw:formula="3088 * ?f160"/>
              <draw:equation draw:name="f200" draw:formula="2 * ?f161"/>
              <draw:equation draw:name="f201" draw:formula="3128 * ?f160"/>
              <draw:equation draw:name="f202" draw:formula="52 * ?f161"/>
              <draw:equation draw:name="f203" draw:formula="3167 * ?f160"/>
              <draw:equation draw:name="f204" draw:formula="171 * ?f161"/>
              <draw:equation draw:name="f205" draw:formula="3215 * ?f160"/>
              <draw:equation draw:name="f206" draw:formula="249 * ?f161"/>
              <draw:equation draw:name="f207" draw:formula="3229 * ?f160"/>
              <draw:equation draw:name="f208" draw:formula="462 * ?f161"/>
              <draw:equation draw:name="f209" draw:formula="3220 * ?f160"/>
              <draw:equation draw:name="f210" draw:formula="599 * ?f161"/>
              <draw:equation draw:name="f211" draw:formula="3176 * ?f160"/>
              <draw:equation draw:name="f212" draw:formula="715 * ?f161"/>
              <draw:equation draw:name="f213" draw:formula="727 * ?f160"/>
              <draw:equation draw:name="f214" draw:formula="664 * ?f160"/>
              <draw:equation draw:name="f215" draw:formula="706 * ?f161"/>
              <draw:equation draw:name="f216" draw:formula="547 * ?f160"/>
              <draw:equation draw:name="f217" draw:formula="404 * ?f160"/>
              <draw:equation draw:name="f218" draw:formula="731 * ?f161"/>
              <draw:equation draw:name="f219" draw:formula="280 * ?f160"/>
              <draw:equation draw:name="f220" draw:formula="779 * ?f161"/>
              <draw:equation draw:name="f221" draw:formula="175 * ?f160"/>
              <draw:equation draw:name="f222" draw:formula="811 * ?f161"/>
              <draw:equation draw:name="f223" draw:formula="132 * ?f160"/>
              <draw:equation draw:name="f224" draw:formula="838 * ?f161"/>
              <draw:equation draw:name="f225" draw:formula="64 * ?f160"/>
              <draw:equation draw:name="f226" draw:formula="821 * ?f161"/>
              <draw:equation draw:name="f227" draw:formula="18 * ?f160"/>
              <draw:equation draw:name="f228" draw:formula="760 * ?f161"/>
              <draw:equation draw:name="f229" draw:formula="0 * ?f160"/>
              <draw:equation draw:name="f230" draw:formula="689 * ?f161"/>
              <draw:equation draw:name="f231" draw:formula="6 * ?f160"/>
              <draw:equation draw:name="f232" draw:formula="580 * ?f161"/>
              <draw:equation draw:name="f233" draw:formula="47 * ?f160"/>
              <draw:equation draw:name="f234" draw:formula="482 * ?f161"/>
              <draw:equation draw:name="f235" draw:formula="154 * ?f160"/>
              <draw:equation draw:name="f236" draw:formula="439 * ?f161"/>
              <draw:equation draw:name="f237" draw:formula="309 * ?f160"/>
              <draw:equation draw:name="f238" draw:formula="457 * ?f161"/>
              <draw:equation draw:name="f239" draw:formula="503 * ?f160"/>
              <draw:equation draw:name="f240" draw:formula="483 * ?f161"/>
              <draw:equation draw:name="f241" draw:formula="589 * ?f160"/>
              <draw:equation draw:name="f242" draw:formula="536 * ?f161"/>
              <draw:equation draw:name="f243" draw:formula="693 * ?f160"/>
              <draw:equation draw:name="f244" draw:formula="596 * ?f161"/>
              <draw:equation draw:name="f245" draw:formula="755 * ?f160"/>
              <draw:equation draw:name="f246" draw:formula="658 * ?f161"/>
              <draw:equation draw:name="f247" draw:formula="767 * ?f160"/>
              <draw:equation draw:name="f248" draw:formula="702 * ?f161"/>
              <draw:equation draw:name="f249" draw:formula="741 * ?f160"/>
              <draw:equation draw:name="f250" draw:formula="?f164 / 838"/>
              <draw:equation draw:name="f251" draw:formula="?f165 / 3232"/>
              <draw:equation draw:name="f252" draw:formula="?f166 / 838"/>
              <draw:equation draw:name="f253" draw:formula="?f167 / 3232"/>
              <draw:equation draw:name="f254" draw:formula="?f168 / 838"/>
              <draw:equation draw:name="f255" draw:formula="?f169 / 3232"/>
              <draw:equation draw:name="f256" draw:formula="?f170 / 838"/>
              <draw:equation draw:name="f257" draw:formula="?f171 / 3232"/>
              <draw:equation draw:name="f258" draw:formula="?f172 / 838"/>
              <draw:equation draw:name="f259" draw:formula="?f173 / 3232"/>
              <draw:equation draw:name="f260" draw:formula="?f174 / 838"/>
              <draw:equation draw:name="f261" draw:formula="?f175 / 3232"/>
              <draw:equation draw:name="f262" draw:formula="?f176 / 838"/>
              <draw:equation draw:name="f263" draw:formula="?f177 / 3232"/>
              <draw:equation draw:name="f264" draw:formula="?f178 / 838"/>
              <draw:equation draw:name="f265" draw:formula="?f179 / 3232"/>
              <draw:equation draw:name="f266" draw:formula="?f180 / 838"/>
              <draw:equation draw:name="f267" draw:formula="?f181 / 3232"/>
              <draw:equation draw:name="f268" draw:formula="?f182 / 838"/>
              <draw:equation draw:name="f269" draw:formula="?f183 / 3232"/>
              <draw:equation draw:name="f270" draw:formula="?f184 / 838"/>
              <draw:equation draw:name="f271" draw:formula="?f185 / 3232"/>
              <draw:equation draw:name="f272" draw:formula="?f186 / 838"/>
              <draw:equation draw:name="f273" draw:formula="?f187 / 3232"/>
              <draw:equation draw:name="f274" draw:formula="?f188 / 838"/>
              <draw:equation draw:name="f275" draw:formula="?f189 / 3232"/>
              <draw:equation draw:name="f276" draw:formula="?f190 / 838"/>
              <draw:equation draw:name="f277" draw:formula="?f191 / 3232"/>
              <draw:equation draw:name="f278" draw:formula="?f192 / 838"/>
              <draw:equation draw:name="f279" draw:formula="?f193 / 3232"/>
              <draw:equation draw:name="f280" draw:formula="?f194 / 838"/>
              <draw:equation draw:name="f281" draw:formula="?f195 / 3232"/>
              <draw:equation draw:name="f282" draw:formula="?f196 / 838"/>
              <draw:equation draw:name="f283" draw:formula="?f197 / 3232"/>
              <draw:equation draw:name="f284" draw:formula="?f198 / 838"/>
              <draw:equation draw:name="f285" draw:formula="?f199 / 3232"/>
              <draw:equation draw:name="f286" draw:formula="?f200 / 838"/>
              <draw:equation draw:name="f287" draw:formula="?f201 / 3232"/>
              <draw:equation draw:name="f288" draw:formula="?f202 / 838"/>
              <draw:equation draw:name="f289" draw:formula="?f203 / 3232"/>
              <draw:equation draw:name="f290" draw:formula="?f204 / 838"/>
              <draw:equation draw:name="f291" draw:formula="?f205 / 3232"/>
              <draw:equation draw:name="f292" draw:formula="?f206 / 838"/>
              <draw:equation draw:name="f293" draw:formula="?f207 / 3232"/>
              <draw:equation draw:name="f294" draw:formula="?f208 / 838"/>
              <draw:equation draw:name="f295" draw:formula="?f209 / 3232"/>
              <draw:equation draw:name="f296" draw:formula="?f210 / 838"/>
              <draw:equation draw:name="f297" draw:formula="?f211 / 3232"/>
              <draw:equation draw:name="f298" draw:formula="?f212 / 838"/>
              <draw:equation draw:name="f299" draw:formula="?f213 / 3232"/>
              <draw:equation draw:name="f300" draw:formula="?f214 / 3232"/>
              <draw:equation draw:name="f301" draw:formula="?f215 / 838"/>
              <draw:equation draw:name="f302" draw:formula="?f216 / 3232"/>
              <draw:equation draw:name="f303" draw:formula="?f217 / 3232"/>
              <draw:equation draw:name="f304" draw:formula="?f218 / 838"/>
              <draw:equation draw:name="f305" draw:formula="?f219 / 3232"/>
              <draw:equation draw:name="f306" draw:formula="?f220 / 838"/>
              <draw:equation draw:name="f307" draw:formula="?f221 / 3232"/>
              <draw:equation draw:name="f308" draw:formula="?f222 / 838"/>
              <draw:equation draw:name="f309" draw:formula="?f223 / 3232"/>
              <draw:equation draw:name="f310" draw:formula="?f224 / 838"/>
              <draw:equation draw:name="f311" draw:formula="?f225 / 3232"/>
              <draw:equation draw:name="f312" draw:formula="?f226 / 838"/>
              <draw:equation draw:name="f313" draw:formula="?f227 / 3232"/>
              <draw:equation draw:name="f314" draw:formula="?f228 / 838"/>
              <draw:equation draw:name="f315" draw:formula="?f229 / 3232"/>
              <draw:equation draw:name="f316" draw:formula="?f230 / 838"/>
              <draw:equation draw:name="f317" draw:formula="?f231 / 3232"/>
              <draw:equation draw:name="f318" draw:formula="?f232 / 838"/>
              <draw:equation draw:name="f319" draw:formula="?f233 / 3232"/>
              <draw:equation draw:name="f320" draw:formula="?f234 / 838"/>
              <draw:equation draw:name="f321" draw:formula="?f235 / 3232"/>
              <draw:equation draw:name="f322" draw:formula="?f236 / 838"/>
              <draw:equation draw:name="f323" draw:formula="?f237 / 3232"/>
              <draw:equation draw:name="f324" draw:formula="?f238 / 838"/>
              <draw:equation draw:name="f325" draw:formula="?f239 / 3232"/>
              <draw:equation draw:name="f326" draw:formula="?f240 / 838"/>
              <draw:equation draw:name="f327" draw:formula="?f241 / 3232"/>
              <draw:equation draw:name="f328" draw:formula="?f242 / 838"/>
              <draw:equation draw:name="f329" draw:formula="?f243 / 3232"/>
              <draw:equation draw:name="f330" draw:formula="?f244 / 838"/>
              <draw:equation draw:name="f331" draw:formula="?f245 / 3232"/>
              <draw:equation draw:name="f332" draw:formula="?f246 / 838"/>
              <draw:equation draw:name="f333" draw:formula="?f247 / 3232"/>
              <draw:equation draw:name="f334" draw:formula="?f248 / 838"/>
              <draw:equation draw:name="f335" draw:formula="?f249 / 3232"/>
              <draw:equation draw:name="f336" draw:formula="0 / ?f162"/>
              <draw:equation draw:name="f337" draw:formula="?f1 / ?f162"/>
              <draw:equation draw:name="f338" draw:formula="0 / ?f163"/>
              <draw:equation draw:name="f339" draw:formula="?f2 / ?f163"/>
              <draw:equation draw:name="f340" draw:formula="?f250 / ?f162"/>
              <draw:equation draw:name="f341" draw:formula="?f251 / ?f163"/>
              <draw:equation draw:name="f342" draw:formula="?f252 / ?f162"/>
              <draw:equation draw:name="f343" draw:formula="?f253 / ?f163"/>
              <draw:equation draw:name="f344" draw:formula="?f254 / ?f162"/>
              <draw:equation draw:name="f345" draw:formula="?f255 / ?f163"/>
              <draw:equation draw:name="f346" draw:formula="?f256 / ?f162"/>
              <draw:equation draw:name="f347" draw:formula="?f257 / ?f163"/>
              <draw:equation draw:name="f348" draw:formula="?f258 / ?f162"/>
              <draw:equation draw:name="f349" draw:formula="?f259 / ?f163"/>
              <draw:equation draw:name="f350" draw:formula="?f260 / ?f162"/>
              <draw:equation draw:name="f351" draw:formula="?f261 / ?f163"/>
              <draw:equation draw:name="f352" draw:formula="?f262 / ?f162"/>
              <draw:equation draw:name="f353" draw:formula="?f263 / ?f163"/>
              <draw:equation draw:name="f354" draw:formula="?f264 / ?f162"/>
              <draw:equation draw:name="f355" draw:formula="?f265 / ?f163"/>
              <draw:equation draw:name="f356" draw:formula="?f266 / ?f162"/>
              <draw:equation draw:name="f357" draw:formula="?f267 / ?f163"/>
              <draw:equation draw:name="f358" draw:formula="?f268 / ?f162"/>
              <draw:equation draw:name="f359" draw:formula="?f269 / ?f163"/>
              <draw:equation draw:name="f360" draw:formula="?f270 / ?f162"/>
              <draw:equation draw:name="f361" draw:formula="?f271 / ?f163"/>
              <draw:equation draw:name="f362" draw:formula="?f272 / ?f162"/>
              <draw:equation draw:name="f363" draw:formula="?f273 / ?f163"/>
              <draw:equation draw:name="f364" draw:formula="?f274 / ?f162"/>
              <draw:equation draw:name="f365" draw:formula="?f275 / ?f163"/>
              <draw:equation draw:name="f366" draw:formula="?f276 / ?f162"/>
              <draw:equation draw:name="f367" draw:formula="?f277 / ?f163"/>
              <draw:equation draw:name="f368" draw:formula="?f278 / ?f162"/>
              <draw:equation draw:name="f369" draw:formula="?f279 / ?f163"/>
              <draw:equation draw:name="f370" draw:formula="?f280 / ?f162"/>
              <draw:equation draw:name="f371" draw:formula="?f281 / ?f163"/>
              <draw:equation draw:name="f372" draw:formula="?f282 / ?f162"/>
              <draw:equation draw:name="f373" draw:formula="?f283 / ?f163"/>
              <draw:equation draw:name="f374" draw:formula="?f284 / ?f162"/>
              <draw:equation draw:name="f375" draw:formula="?f285 / ?f163"/>
              <draw:equation draw:name="f376" draw:formula="?f286 / ?f162"/>
              <draw:equation draw:name="f377" draw:formula="?f287 / ?f163"/>
              <draw:equation draw:name="f378" draw:formula="?f288 / ?f162"/>
              <draw:equation draw:name="f379" draw:formula="?f289 / ?f163"/>
              <draw:equation draw:name="f380" draw:formula="?f290 / ?f162"/>
              <draw:equation draw:name="f381" draw:formula="?f291 / ?f163"/>
              <draw:equation draw:name="f382" draw:formula="?f292 / ?f162"/>
              <draw:equation draw:name="f383" draw:formula="?f293 / ?f163"/>
              <draw:equation draw:name="f384" draw:formula="?f294 / ?f162"/>
              <draw:equation draw:name="f385" draw:formula="?f295 / ?f163"/>
              <draw:equation draw:name="f386" draw:formula="?f296 / ?f162"/>
              <draw:equation draw:name="f387" draw:formula="?f297 / ?f163"/>
              <draw:equation draw:name="f388" draw:formula="?f298 / ?f162"/>
              <draw:equation draw:name="f389" draw:formula="?f299 / ?f163"/>
              <draw:equation draw:name="f390" draw:formula="?f300 / ?f163"/>
              <draw:equation draw:name="f391" draw:formula="?f301 / ?f162"/>
              <draw:equation draw:name="f392" draw:formula="?f302 / ?f163"/>
              <draw:equation draw:name="f393" draw:formula="?f303 / ?f163"/>
              <draw:equation draw:name="f394" draw:formula="?f304 / ?f162"/>
              <draw:equation draw:name="f395" draw:formula="?f305 / ?f163"/>
              <draw:equation draw:name="f396" draw:formula="?f306 / ?f162"/>
              <draw:equation draw:name="f397" draw:formula="?f307 / ?f163"/>
              <draw:equation draw:name="f398" draw:formula="?f308 / ?f162"/>
              <draw:equation draw:name="f399" draw:formula="?f309 / ?f163"/>
              <draw:equation draw:name="f400" draw:formula="?f310 / ?f162"/>
              <draw:equation draw:name="f401" draw:formula="?f311 / ?f163"/>
              <draw:equation draw:name="f402" draw:formula="?f312 / ?f162"/>
              <draw:equation draw:name="f403" draw:formula="?f313 / ?f163"/>
              <draw:equation draw:name="f404" draw:formula="?f314 / ?f162"/>
              <draw:equation draw:name="f405" draw:formula="?f315 / ?f163"/>
              <draw:equation draw:name="f406" draw:formula="?f316 / ?f162"/>
              <draw:equation draw:name="f407" draw:formula="?f317 / ?f163"/>
              <draw:equation draw:name="f408" draw:formula="?f318 / ?f162"/>
              <draw:equation draw:name="f409" draw:formula="?f319 / ?f163"/>
              <draw:equation draw:name="f410" draw:formula="?f320 / ?f162"/>
              <draw:equation draw:name="f411" draw:formula="?f321 / ?f163"/>
              <draw:equation draw:name="f412" draw:formula="?f322 / ?f162"/>
              <draw:equation draw:name="f413" draw:formula="?f323 / ?f163"/>
              <draw:equation draw:name="f414" draw:formula="?f324 / ?f162"/>
              <draw:equation draw:name="f415" draw:formula="?f325 / ?f163"/>
              <draw:equation draw:name="f416" draw:formula="?f326 / ?f162"/>
              <draw:equation draw:name="f417" draw:formula="?f327 / ?f163"/>
              <draw:equation draw:name="f418" draw:formula="?f328 / ?f162"/>
              <draw:equation draw:name="f419" draw:formula="?f329 / ?f163"/>
              <draw:equation draw:name="f420" draw:formula="?f330 / ?f162"/>
              <draw:equation draw:name="f421" draw:formula="?f331 / ?f163"/>
              <draw:equation draw:name="f422" draw:formula="?f332 / ?f162"/>
              <draw:equation draw:name="f423" draw:formula="?f333 / ?f163"/>
              <draw:equation draw:name="f424" draw:formula="?f334 / ?f162"/>
              <draw:equation draw:name="f425" draw:formula="?f335 / ?f163"/>
            </draw:enhanced-geometry>
          </draw:custom-shape>
          <draw:custom-shape svg:x="7.27939in" svg:y="1.4164in" svg:width="0.43176in" svg:height="0.78798in" draw:id="id230" draw:style-name="a1173" draw:name="Freeform 8">
            <svg:title/>
            <svg:desc/>
            <text:p text:style-name="a1172" text:class-names="" text:cond-style-name=""><text:span text:style-name="a1171" text:class-names=""/></text:p>
            <draw:enhanced-geometry xmlns:dr3d="urn:oasis:names:tc:opendocument:xmlns:dr3d:1.0" draw:type="non-primitive" svg:viewBox="0 0 2173 3966" draw:enhanced-path="M ?f4 ?f5 L ?f6 ?f7 ?f8 ?f9 ?f10 ?f11 ?f12 ?f13 ?f14 ?f15 ?f16 ?f17 ?f18 ?f19 ?f20 ?f21 ?f1 ?f22 ?f1 ?f23 ?f24 ?f25 ?f26 ?f27 ?f28 ?f29 ?f30 ?f31 ?f32 ?f33 ?f34 ?f35 ?f36 ?f37 ?f38 ?f39 ?f40 ?f41 ?f42 ?f43 ?f44 ?f45 ?f46 ?f47 ?f48 ?f49 ?f50 ?f51 ?f52 ?f53 ?f54 ?f40 ?f54 ?f55 ?f56 ?f57 ?f58 ?f59 ?f60 ?f61 ?f62 ?f63 ?f64 ?f65 ?f66 ?f67 ?f68 ?f69 ?f70 ?f71 ?f72 ?f73 ?f74 ?f75 ?f76 ?f77 ?f78 ?f1 ?f79 ?f1 ?f80 ?f77 ?f81 ?f75 ?f82 ?f73 ?f83 ?f71 ?f31 ?f69 ?f84 ?f67 ?f85 ?f86 ?f87 ?f88 ?f89 ?f90 ?f91 ?f92 ?f93 ?f94 ?f93 ?f95 ?f91 ?f96 ?f97 ?f98 ?f99 ?f100 ?f101 ?f102 ?f103 ?f104 ?f105 ?f106 ?f107 ?f108 ?f109 ?f110 ?f111 ?f112 ?f113 ?f114 ?f115 ?f116 ?f117 ?f118 ?f119 ?f120 ?f121 ?f122 ?f123 ?f124 ?f125 ?f126 ?f127 ?f128 ?f129 ?f130 ?f131 ?f132 ?f2 ?f133 ?f2 ?f134 ?f2 ?f135 ?f131 ?f136 ?f137 ?f138 ?f139 ?f140 ?f141 ?f13 ?f142 ?f143 ?f144 ?f145 ?f146 ?f147 ?f148 ?f149 ?f150 ?f151 ?f152 ?f153 ?f154 ?f3 ?f155 ?f156 ?f60 ?f157 ?f4 ?f5 Z M ?f158 ?f159 L ?f160 ?f161 ?f162 ?f163 ?f98 ?f164 ?f76 ?f165 ?f47 ?f166 ?f167 ?f168 ?f169 ?f170 ?f171 ?f172 ?f173 ?f174 ?f175 ?f176 ?f177 ?f178 ?f179 ?f180 ?f181 ?f182 ?f183 ?f184 ?f185 ?f186 ?f187 ?f188 ?f189 ?f190 ?f191 ?f192 ?f175 ?f193 ?f194 ?f195 ?f196 ?f197 ?f198 ?f199 ?f200 ?f201 ?f202 ?f203 ?f204 ?f205 ?f206 ?f207 ?f208 ?f209 ?f210 ?f211 ?f212 ?f213 ?f214 ?f215 ?f216 ?f217 ?f218 ?f219 ?f220 ?f221 ?f220 ?f222 ?f223 ?f224 ?f218 ?f225 ?f226 ?f227 ?f228 ?f229 ?f230 ?f231 ?f232 ?f233 ?f234 ?f235 ?f236 ?f237 ?f238 ?f239 ?f240 ?f241 ?f158 ?f159 Z M ?f242 ?f98 L ?f243 ?f244 ?f245 ?f246 ?f247 ?f248 ?f189 ?f249 ?f250 ?f251 ?f243 ?f252 ?f253 ?f254 ?f47 ?f255 ?f256 ?f257 ?f258 ?f4 ?f102 ?f259 ?f260 ?f261 ?f262 ?f263 ?f264 ?f265 ?f266 ?f267 ?f268 ?f269 ?f270 ?f271 ?f243 ?f272 ?f273 ?f274 ?f275 ?f276 ?f277 ?f0 ?f278 ?f279 ?f280 ?f281 ?f282 ?f283 ?f284 ?f285 ?f286 ?f287 ?f288 ?f289 ?f290 ?f291 ?f292 ?f293 ?f294 ?f196 ?f32 ?f295 ?f296 ?f242 ?f297 ?f298 ?f299 ?f300 ?f301 ?f300 ?f273 ?f245 ?f242 ?f98 Z N" draw:text-areas="?f524 ?f526 ?f525 ?f527" draw:glue-points="?f528 ?f529 ?f530 ?f531 ?f532 ?f533 ?f534 ?f535 ?f536 ?f537 ?f538 ?f539 ?f540 ?f541 ?f542 ?f543 ?f544 ?f545 ?f546 ?f547 ?f548 ?f549 ?f550 ?f551 ?f552 ?f553 ?f554 ?f553 ?f555 ?f551 ?f556 ?f557 ?f558 ?f559 ?f558 ?f560 ?f561 ?f562 ?f563 ?f564 ?f565 ?f566 ?f567 ?f568 ?f569 ?f570 ?f571 ?f572 ?f573 ?f574 ?f575 ?f576 ?f577 ?f578 ?f579 ?f580 ?f581 ?f582 ?f583 ?f584 ?f585 ?f586 ?f587 ?f588 ?f589 ?f590 ?f591 ?f592 ?f593 ?f594 ?f595 ?f596 ?f597 ?f598 ?f599 ?f600 ?f601 ?f602 ?f603 ?f604 ?f605 ?f606 ?f607 ?f608 ?f609 ?f610 ?f611 ?f612 ?f583 ?f584 ?f613 ?f614 ?f615 ?f616 ?f617 ?f618 ?f619 ?f620 ?f621 ?f622 ?f623 ?f624 ?f625 ?f626 ?f627 ?f628 ?f629 ?f630 ?f631 ?f632 ?f633 ?f634 ?f635 ?f636" draw:glue-point-leaving-directions="-90, -90, -90, -90, -90, -90, -90, -90, -90, -90, -90, -90, -90, -90, -90, -90, -90, -90, -90, -90, -90, -90, -90, -90, -90, -90, -90, -90, -90, -90, -90, -90, -90, -90, -90, -90, -90, -90, -90, -90, -90, -90, -90, -90, -90, -90, -90, -90, -90, -90, -90, -90, -90, -90, -90, -90, -90">
              <draw:equation draw:name="f0" draw:formula="360"/>
              <draw:equation draw:name="f1" draw:formula="0"/>
              <draw:equation draw:name="f2" draw:formula="2173"/>
              <draw:equation draw:name="f3" draw:formula="3966"/>
              <draw:equation draw:name="f4" draw:formula="448"/>
              <draw:equation draw:name="f5" draw:formula="3951"/>
              <draw:equation draw:name="f6" draw:formula="370"/>
              <draw:equation draw:name="f7" draw:formula="3945"/>
              <draw:equation draw:name="f8" draw:formula="235"/>
              <draw:equation draw:name="f9" draw:formula="3925"/>
              <draw:equation draw:name="f10" draw:formula="126"/>
              <draw:equation draw:name="f11" draw:formula="3902"/>
              <draw:equation draw:name="f12" draw:formula="53"/>
              <draw:equation draw:name="f13" draw:formula="3875"/>
              <draw:equation draw:name="f14" draw:formula="34"/>
              <draw:equation draw:name="f15" draw:formula="3860"/>
              <draw:equation draw:name="f16" draw:formula="24"/>
              <draw:equation draw:name="f17" draw:formula="3850"/>
              <draw:equation draw:name="f18" draw:formula="10"/>
              <draw:equation draw:name="f19" draw:formula="3825"/>
              <draw:equation draw:name="f20" draw:formula="2"/>
              <draw:equation draw:name="f21" draw:formula="3755"/>
              <draw:equation draw:name="f22" draw:formula="3654"/>
              <draw:equation draw:name="f23" draw:formula="3479"/>
              <draw:equation draw:name="f24" draw:formula="231"/>
              <draw:equation draw:name="f25" draw:formula="2850"/>
              <draw:equation draw:name="f26" draw:formula="446"/>
              <draw:equation draw:name="f27" draw:formula="2257"/>
              <draw:equation draw:name="f28" draw:formula="631"/>
              <draw:equation draw:name="f29" draw:formula="1754"/>
              <draw:equation draw:name="f30" draw:formula="699"/>
              <draw:equation draw:name="f31" draw:formula="1567"/>
              <draw:equation draw:name="f32" draw:formula="793"/>
              <draw:equation draw:name="f33" draw:formula="1299"/>
              <draw:equation draw:name="f34" draw:formula="801"/>
              <draw:equation draw:name="f35" draw:formula="1264"/>
              <draw:equation draw:name="f36" draw:formula="796"/>
              <draw:equation draw:name="f37" draw:formula="1249"/>
              <draw:equation draw:name="f38" draw:formula="746"/>
              <draw:equation draw:name="f39" draw:formula="1190"/>
              <draw:equation draw:name="f40" draw:formula="709"/>
              <draw:equation draw:name="f41" draw:formula="1155"/>
              <draw:equation draw:name="f42" draw:formula="671"/>
              <draw:equation draw:name="f43" draw:formula="1119"/>
              <draw:equation draw:name="f44" draw:formula="609"/>
              <draw:equation draw:name="f45" draw:formula="1049"/>
              <draw:equation draw:name="f46" draw:formula="561"/>
              <draw:equation draw:name="f47" draw:formula="974"/>
              <draw:equation draw:name="f48" draw:formula="523"/>
              <draw:equation draw:name="f49" draw:formula="890"/>
              <draw:equation draw:name="f50" draw:formula="507"/>
              <draw:equation draw:name="f51" draw:formula="841"/>
              <draw:equation draw:name="f52" draw:formula="495"/>
              <draw:equation draw:name="f53" draw:formula="798"/>
              <draw:equation draw:name="f54" draw:formula="481"/>
              <draw:equation draw:name="f55" draw:formula="619"/>
              <draw:equation draw:name="f56" draw:formula="492"/>
              <draw:equation draw:name="f57" draw:formula="531"/>
              <draw:equation draw:name="f58" draw:formula="515"/>
              <draw:equation draw:name="f59" draw:formula="445"/>
              <draw:equation draw:name="f60" draw:formula="551"/>
              <draw:equation draw:name="f61" draw:formula="361"/>
              <draw:equation draw:name="f62" draw:formula="599"/>
              <draw:equation draw:name="f63" draw:formula="283"/>
              <draw:equation draw:name="f64" draw:formula="657"/>
              <draw:equation draw:name="f65" draw:formula="212"/>
              <draw:equation draw:name="f66" draw:formula="690"/>
              <draw:equation draw:name="f67" draw:formula="178"/>
              <draw:equation draw:name="f68" draw:formula="715"/>
              <draw:equation draw:name="f69" draw:formula="156"/>
              <draw:equation draw:name="f70" draw:formula="766"/>
              <draw:equation draw:name="f71" draw:formula="117"/>
              <draw:equation draw:name="f72" draw:formula="820"/>
              <draw:equation draw:name="f73" draw:formula="82"/>
              <draw:equation draw:name="f74" draw:formula="875"/>
              <draw:equation draw:name="f75" draw:formula="54"/>
              <draw:equation draw:name="f76" draw:formula="962"/>
              <draw:equation draw:name="f77" draw:formula="22"/>
              <draw:equation draw:name="f78" draw:formula="1080"/>
              <draw:equation draw:name="f79" draw:formula="1201"/>
              <draw:equation draw:name="f80" draw:formula="1320"/>
              <draw:equation draw:name="f81" draw:formula="1406"/>
              <draw:equation draw:name="f82" draw:formula="1462"/>
              <draw:equation draw:name="f83" draw:formula="1515"/>
              <draw:equation draw:name="f84" draw:formula="1591"/>
              <draw:equation draw:name="f85" draw:formula="1631"/>
              <draw:equation draw:name="f86" draw:formula="218"/>
              <draw:equation draw:name="f87" draw:formula="1698"/>
              <draw:equation draw:name="f88" draw:formula="305"/>
              <draw:equation draw:name="f89" draw:formula="1749"/>
              <draw:equation draw:name="f90" draw:formula="401"/>
              <draw:equation draw:name="f91" draw:formula="1782"/>
              <draw:equation draw:name="f92" draw:formula="504"/>
              <draw:equation draw:name="f93" draw:formula="1799"/>
              <draw:equation draw:name="f94" draw:formula="611"/>
              <draw:equation draw:name="f95" draw:formula="720"/>
              <draw:equation draw:name="f96" draw:formula="831"/>
              <draw:equation draw:name="f97" draw:formula="1746"/>
              <draw:equation draw:name="f98" draw:formula="941"/>
              <draw:equation draw:name="f99" draw:formula="1722"/>
              <draw:equation draw:name="f100" draw:formula="995"/>
              <draw:equation draw:name="f101" draw:formula="1707"/>
              <draw:equation draw:name="f102" draw:formula="1023"/>
              <draw:equation draw:name="f103" draw:formula="1663"/>
              <draw:equation draw:name="f104" draw:formula="1085"/>
              <draw:equation draw:name="f105" draw:formula="1606"/>
              <draw:equation draw:name="f106" draw:formula="1147"/>
              <draw:equation draw:name="f107" draw:formula="1543"/>
              <draw:equation draw:name="f108" draw:formula="1204"/>
              <draw:equation draw:name="f109" draw:formula="1512"/>
              <draw:equation draw:name="f110" draw:formula="1229"/>
              <draw:equation draw:name="f111" draw:formula="1459"/>
              <draw:equation draw:name="f112" draw:formula="1268"/>
              <draw:equation draw:name="f113" draw:formula="1499"/>
              <draw:equation draw:name="f114" draw:formula="1390"/>
              <draw:equation draw:name="f115" draw:formula="1575"/>
              <draw:equation draw:name="f116" draw:formula="1624"/>
              <draw:equation draw:name="f117" draw:formula="1739"/>
              <draw:equation draw:name="f118" draw:formula="2129"/>
              <draw:equation draw:name="f119" draw:formula="1907"/>
              <draw:equation draw:name="f120" draw:formula="2648"/>
              <draw:equation draw:name="f121" draw:formula="1995"/>
              <draw:equation draw:name="f122" draw:formula="2930"/>
              <draw:equation draw:name="f123" draw:formula="2053"/>
              <draw:equation draw:name="f124" draw:formula="3115"/>
              <draw:equation draw:name="f125" draw:formula="2112"/>
              <draw:equation draw:name="f126" draw:formula="3302"/>
              <draw:equation draw:name="f127" draw:formula="2131"/>
              <draw:equation draw:name="f128" draw:formula="3361"/>
              <draw:equation draw:name="f129" draw:formula="2156"/>
              <draw:equation draw:name="f130" draw:formula="3450"/>
              <draw:equation draw:name="f131" draw:formula="2168"/>
              <draw:equation draw:name="f132" draw:formula="3521"/>
              <draw:equation draw:name="f133" draw:formula="3600"/>
              <draw:equation draw:name="f134" draw:formula="3652"/>
              <draw:equation draw:name="f135" draw:formula="3710"/>
              <draw:equation draw:name="f136" draw:formula="3787"/>
              <draw:equation draw:name="f137" draw:formula="2152"/>
              <draw:equation draw:name="f138" draw:formula="3833"/>
              <draw:equation draw:name="f139" draw:formula="2121"/>
              <draw:equation draw:name="f140" draw:formula="3862"/>
              <draw:equation draw:name="f141" draw:formula="2099"/>
              <draw:equation draw:name="f142" draw:formula="2074"/>
              <draw:equation draw:name="f143" draw:formula="3884"/>
              <draw:equation draw:name="f144" draw:formula="1987"/>
              <draw:equation draw:name="f145" draw:formula="3907"/>
              <draw:equation draw:name="f146" draw:formula="1865"/>
              <draw:equation draw:name="f147" draw:formula="3929"/>
              <draw:equation draw:name="f148" draw:formula="1727"/>
              <draw:equation draw:name="f149" draw:formula="3946"/>
              <draw:equation draw:name="f150" draw:formula="1657"/>
              <draw:equation draw:name="f151" draw:formula="3953"/>
              <draw:equation draw:name="f152" draw:formula="1558"/>
              <draw:equation draw:name="f153" draw:formula="3960"/>
              <draw:equation draw:name="f154" draw:formula="1242"/>
              <draw:equation draw:name="f155" draw:formula="873"/>
              <draw:equation draw:name="f156" draw:formula="3965"/>
              <draw:equation draw:name="f157" draw:formula="3958"/>
              <draw:equation draw:name="f158" draw:formula="846"/>
              <draw:equation draw:name="f159" draw:formula="3392"/>
              <draw:equation draw:name="f160" draw:formula="870"/>
              <draw:equation draw:name="f161" draw:formula="3380"/>
              <draw:equation draw:name="f162" draw:formula="911"/>
              <draw:equation draw:name="f163" draw:formula="3351"/>
              <draw:equation draw:name="f164" draw:formula="3319"/>
              <draw:equation draw:name="f165" draw:formula="3281"/>
              <draw:equation draw:name="f166" draw:formula="3235"/>
              <draw:equation draw:name="f167" draw:formula="976"/>
              <draw:equation draw:name="f168" draw:formula="3181"/>
              <draw:equation draw:name="f169" draw:formula="965"/>
              <draw:equation draw:name="f170" draw:formula="3083"/>
              <draw:equation draw:name="f171" draw:formula="947"/>
              <draw:equation draw:name="f172" draw:formula="2996"/>
              <draw:equation draw:name="f173" draw:formula="931"/>
              <draw:equation draw:name="f174" draw:formula="2919"/>
              <draw:equation draw:name="f175" draw:formula="910"/>
              <draw:equation draw:name="f176" draw:formula="2750"/>
              <draw:equation draw:name="f177" draw:formula="904"/>
              <draw:equation draw:name="f178" draw:formula="2538"/>
              <draw:equation draw:name="f179" draw:formula="913"/>
              <draw:equation draw:name="f180" draw:formula="2256"/>
              <draw:equation draw:name="f181" draw:formula="923"/>
              <draw:equation draw:name="f182" draw:formula="2075"/>
              <draw:equation draw:name="f183" draw:formula="948"/>
              <draw:equation draw:name="f184" draw:formula="1653"/>
              <draw:equation draw:name="f185" draw:formula="954"/>
              <draw:equation draw:name="f186" draw:formula="1477"/>
              <draw:equation draw:name="f187" draw:formula="950"/>
              <draw:equation draw:name="f188" draw:formula="1448"/>
              <draw:equation draw:name="f189" draw:formula="938"/>
              <draw:equation draw:name="f190" draw:formula="1434"/>
              <draw:equation draw:name="f191" draw:formula="926"/>
              <draw:equation draw:name="f192" draw:formula="1429"/>
              <draw:equation draw:name="f193" draw:formula="1421"/>
              <draw:equation draw:name="f194" draw:formula="883"/>
              <draw:equation draw:name="f195" draw:formula="1418"/>
              <draw:equation draw:name="f196" draw:formula="862"/>
              <draw:equation draw:name="f197" draw:formula="1424"/>
              <draw:equation draw:name="f198" draw:formula="849"/>
              <draw:equation draw:name="f199" draw:formula="1441"/>
              <draw:equation draw:name="f200" draw:formula="848"/>
              <draw:equation draw:name="f201" draw:formula="1453"/>
              <draw:equation draw:name="f202" draw:formula="828"/>
              <draw:equation draw:name="f203" draw:formula="1562"/>
              <draw:equation draw:name="f204" draw:formula="681"/>
              <draw:equation draw:name="f205" draw:formula="2191"/>
              <draw:equation draw:name="f206" draw:formula="615"/>
              <draw:equation draw:name="f207" draw:formula="2451"/>
              <draw:equation draw:name="f208" draw:formula="586"/>
              <draw:equation draw:name="f209" draw:formula="2554"/>
              <draw:equation draw:name="f210" draw:formula="508"/>
              <draw:equation draw:name="f211" draw:formula="2793"/>
              <draw:equation draw:name="f212" draw:formula="472"/>
              <draw:equation draw:name="f213" draw:formula="2891"/>
              <draw:equation draw:name="f214" draw:formula="442"/>
              <draw:equation draw:name="f215" draw:formula="2971"/>
              <draw:equation draw:name="f216" draw:formula="390"/>
              <draw:equation draw:name="f217" draw:formula="3123"/>
              <draw:equation draw:name="f218" draw:formula="355"/>
              <draw:equation draw:name="f219" draw:formula="3251"/>
              <draw:equation draw:name="f220" draw:formula="344"/>
              <draw:equation draw:name="f221" draw:formula="3318"/>
              <draw:equation draw:name="f222" draw:formula="3345"/>
              <draw:equation draw:name="f223" draw:formula="347"/>
              <draw:equation draw:name="f224" draw:formula="3352"/>
              <draw:equation draw:name="f225" draw:formula="3362"/>
              <draw:equation draw:name="f226" draw:formula="387"/>
              <draw:equation draw:name="f227" draw:formula="3384"/>
              <draw:equation draw:name="f228" draw:formula="434"/>
              <draw:equation draw:name="f229" draw:formula="3405"/>
              <draw:equation draw:name="f230" draw:formula="487"/>
              <draw:equation draw:name="f231" draw:formula="3424"/>
              <draw:equation draw:name="f232" draw:formula="514"/>
              <draw:equation draw:name="f233" draw:formula="3430"/>
              <draw:equation draw:name="f234" draw:formula="552"/>
              <draw:equation draw:name="f235" draw:formula="3436"/>
              <draw:equation draw:name="f236" draw:formula="641"/>
              <draw:equation draw:name="f237" draw:formula="3439"/>
              <draw:equation draw:name="f238" draw:formula="731"/>
              <draw:equation draw:name="f239" draw:formula="3429"/>
              <draw:equation draw:name="f240" draw:formula="814"/>
              <draw:equation draw:name="f241" draw:formula="3407"/>
              <draw:equation draw:name="f242" draw:formula="932"/>
              <draw:equation draw:name="f243" draw:formula="943"/>
              <draw:equation draw:name="f244" draw:formula="929"/>
              <draw:equation draw:name="f245" draw:formula="952"/>
              <draw:equation draw:name="f246" draw:formula="895"/>
              <draw:equation draw:name="f247" draw:formula="949"/>
              <draw:equation draw:name="f248" draw:formula="876"/>
              <draw:equation draw:name="f249" draw:formula="810"/>
              <draw:equation draw:name="f250" draw:formula="933"/>
              <draw:equation draw:name="f251" draw:formula="687"/>
              <draw:equation draw:name="f252" draw:formula="605"/>
              <draw:equation draw:name="f253" draw:formula="957"/>
              <draw:equation draw:name="f254" draw:formula="555"/>
              <draw:equation draw:name="f255" draw:formula="509"/>
              <draw:equation draw:name="f256" draw:formula="997"/>
              <draw:equation draw:name="f257" draw:formula="468"/>
              <draw:equation draw:name="f258" draw:formula="1010"/>
              <draw:equation draw:name="f259" draw:formula="432"/>
              <draw:equation draw:name="f260" draw:formula="1039"/>
              <draw:equation draw:name="f261" draw:formula="400"/>
              <draw:equation draw:name="f262" draw:formula="1047"/>
              <draw:equation draw:name="f263" draw:formula="374"/>
              <draw:equation draw:name="f264" draw:formula="1043"/>
              <draw:equation draw:name="f265" draw:formula="352"/>
              <draw:equation draw:name="f266" draw:formula="1032"/>
              <draw:equation draw:name="f267" draw:formula="336"/>
              <draw:equation draw:name="f268" draw:formula="1011"/>
              <draw:equation draw:name="f269" draw:formula="325"/>
              <draw:equation draw:name="f270" draw:formula="981"/>
              <draw:equation draw:name="f271" draw:formula="320"/>
              <draw:equation draw:name="f272" draw:formula="323"/>
              <draw:equation draw:name="f273" draw:formula="921"/>
              <draw:equation draw:name="f274" draw:formula="326"/>
              <draw:equation draw:name="f275" draw:formula="888"/>
              <draw:equation draw:name="f276" draw:formula="334"/>
              <draw:equation draw:name="f277" draw:formula="830"/>
              <draw:equation draw:name="f278" draw:formula="783"/>
              <draw:equation draw:name="f279" draw:formula="399"/>
              <draw:equation draw:name="f280" draw:formula="747"/>
              <draw:equation draw:name="f281" draw:formula="449"/>
              <draw:equation draw:name="f282" draw:formula="724"/>
              <draw:equation draw:name="f283" draw:formula="510"/>
              <draw:equation draw:name="f284" draw:formula="711"/>
              <draw:equation draw:name="f285" draw:formula="579"/>
              <draw:equation draw:name="f286" draw:formula="713"/>
              <draw:equation draw:name="f287" draw:formula="656"/>
              <draw:equation draw:name="f288" draw:formula="727"/>
              <draw:equation draw:name="f289" draw:formula="741"/>
              <draw:equation draw:name="f290" draw:formula="740"/>
              <draw:equation draw:name="f291" draw:formula="786"/>
              <draw:equation draw:name="f292" draw:formula="750"/>
              <draw:equation draw:name="f293" draw:formula="813"/>
              <draw:equation draw:name="f294" draw:formula="769"/>
              <draw:equation draw:name="f295" draw:formula="901"/>
              <draw:equation draw:name="f296" draw:formula="817"/>
              <draw:equation draw:name="f297" draw:formula="843"/>
              <draw:equation draw:name="f298" draw:formula="953"/>
              <draw:equation draw:name="f299" draw:formula="869"/>
              <draw:equation draw:name="f300" draw:formula="963"/>
              <draw:equation draw:name="f301" draw:formula="896"/>
              <draw:equation draw:name="f302" draw:formula="?f3 - ?f1"/>
              <draw:equation draw:name="f303" draw:formula="?f2 - ?f1"/>
              <draw:equation draw:name="f304" draw:formula="?f303 / 2173"/>
              <draw:equation draw:name="f305" draw:formula="?f302 / 3966"/>
              <draw:equation draw:name="f306" draw:formula="235 * ?f303"/>
              <draw:equation draw:name="f307" draw:formula="3925 * ?f302"/>
              <draw:equation draw:name="f308" draw:formula="34 * ?f303"/>
              <draw:equation draw:name="f309" draw:formula="3860 * ?f302"/>
              <draw:equation draw:name="f310" draw:formula="2 * ?f303"/>
              <draw:equation draw:name="f311" draw:formula="3755 * ?f302"/>
              <draw:equation draw:name="f312" draw:formula="231 * ?f303"/>
              <draw:equation draw:name="f313" draw:formula="2850 * ?f302"/>
              <draw:equation draw:name="f314" draw:formula="699 * ?f303"/>
              <draw:equation draw:name="f315" draw:formula="1567 * ?f302"/>
              <draw:equation draw:name="f316" draw:formula="796 * ?f303"/>
              <draw:equation draw:name="f317" draw:formula="1249 * ?f302"/>
              <draw:equation draw:name="f318" draw:formula="671 * ?f303"/>
              <draw:equation draw:name="f319" draw:formula="1119 * ?f302"/>
              <draw:equation draw:name="f320" draw:formula="523 * ?f303"/>
              <draw:equation draw:name="f321" draw:formula="890 * ?f302"/>
              <draw:equation draw:name="f322" draw:formula="481 * ?f303"/>
              <draw:equation draw:name="f323" draw:formula="709 * ?f302"/>
              <draw:equation draw:name="f324" draw:formula="515 * ?f303"/>
              <draw:equation draw:name="f325" draw:formula="445 * ?f302"/>
              <draw:equation draw:name="f326" draw:formula="657 * ?f303"/>
              <draw:equation draw:name="f327" draw:formula="212 * ?f302"/>
              <draw:equation draw:name="f328" draw:formula="766 * ?f303"/>
              <draw:equation draw:name="f329" draw:formula="117 * ?f302"/>
              <draw:equation draw:name="f330" draw:formula="962 * ?f303"/>
              <draw:equation draw:name="f331" draw:formula="22 * ?f302"/>
              <draw:equation draw:name="f332" draw:formula="1320 * ?f303"/>
              <draw:equation draw:name="f333" draw:formula="1515 * ?f303"/>
              <draw:equation draw:name="f334" draw:formula="1631 * ?f303"/>
              <draw:equation draw:name="f335" draw:formula="218 * ?f302"/>
              <draw:equation draw:name="f336" draw:formula="1782 * ?f303"/>
              <draw:equation draw:name="f337" draw:formula="504 * ?f302"/>
              <draw:equation draw:name="f338" draw:formula="831 * ?f302"/>
              <draw:equation draw:name="f339" draw:formula="1707 * ?f303"/>
              <draw:equation draw:name="f340" draw:formula="1023 * ?f302"/>
              <draw:equation draw:name="f341" draw:formula="1543 * ?f303"/>
              <draw:equation draw:name="f342" draw:formula="1204 * ?f302"/>
              <draw:equation draw:name="f343" draw:formula="1499 * ?f303"/>
              <draw:equation draw:name="f344" draw:formula="1390 * ?f302"/>
              <draw:equation draw:name="f345" draw:formula="1907 * ?f303"/>
              <draw:equation draw:name="f346" draw:formula="2648 * ?f302"/>
              <draw:equation draw:name="f347" draw:formula="2112 * ?f303"/>
              <draw:equation draw:name="f348" draw:formula="3302 * ?f302"/>
              <draw:equation draw:name="f349" draw:formula="2168 * ?f303"/>
              <draw:equation draw:name="f350" draw:formula="3521 * ?f302"/>
              <draw:equation draw:name="f351" draw:formula="2173 * ?f303"/>
              <draw:equation draw:name="f352" draw:formula="3710 * ?f302"/>
              <draw:equation draw:name="f353" draw:formula="2121 * ?f303"/>
              <draw:equation draw:name="f354" draw:formula="3862 * ?f302"/>
              <draw:equation draw:name="f355" draw:formula="1987 * ?f303"/>
              <draw:equation draw:name="f356" draw:formula="3907 * ?f302"/>
              <draw:equation draw:name="f357" draw:formula="1657 * ?f303"/>
              <draw:equation draw:name="f358" draw:formula="3953 * ?f302"/>
              <draw:equation draw:name="f359" draw:formula="873 * ?f303"/>
              <draw:equation draw:name="f360" draw:formula="3965 * ?f302"/>
              <draw:equation draw:name="f361" draw:formula="846 * ?f303"/>
              <draw:equation draw:name="f362" draw:formula="3392 * ?f302"/>
              <draw:equation draw:name="f363" draw:formula="941 * ?f303"/>
              <draw:equation draw:name="f364" draw:formula="3319 * ?f302"/>
              <draw:equation draw:name="f365" draw:formula="976 * ?f303"/>
              <draw:equation draw:name="f366" draw:formula="3181 * ?f302"/>
              <draw:equation draw:name="f367" draw:formula="931 * ?f303"/>
              <draw:equation draw:name="f368" draw:formula="2919 * ?f302"/>
              <draw:equation draw:name="f369" draw:formula="913 * ?f303"/>
              <draw:equation draw:name="f370" draw:formula="2256 * ?f302"/>
              <draw:equation draw:name="f371" draw:formula="954 * ?f303"/>
              <draw:equation draw:name="f372" draw:formula="1477 * ?f302"/>
              <draw:equation draw:name="f373" draw:formula="926 * ?f303"/>
              <draw:equation draw:name="f374" draw:formula="1429 * ?f302"/>
              <draw:equation draw:name="f375" draw:formula="862 * ?f303"/>
              <draw:equation draw:name="f376" draw:formula="1424 * ?f302"/>
              <draw:equation draw:name="f377" draw:formula="828 * ?f303"/>
              <draw:equation draw:name="f378" draw:formula="1562 * ?f302"/>
              <draw:equation draw:name="f379" draw:formula="586 * ?f303"/>
              <draw:equation draw:name="f380" draw:formula="2554 * ?f302"/>
              <draw:equation draw:name="f381" draw:formula="442 * ?f303"/>
              <draw:equation draw:name="f382" draw:formula="2971 * ?f302"/>
              <draw:equation draw:name="f383" draw:formula="344 * ?f303"/>
              <draw:equation draw:name="f384" draw:formula="3318 * ?f302"/>
              <draw:equation draw:name="f385" draw:formula="355 * ?f303"/>
              <draw:equation draw:name="f386" draw:formula="3362 * ?f302"/>
              <draw:equation draw:name="f387" draw:formula="487 * ?f303"/>
              <draw:equation draw:name="f388" draw:formula="3424 * ?f302"/>
              <draw:equation draw:name="f389" draw:formula="641 * ?f303"/>
              <draw:equation draw:name="f390" draw:formula="3439 * ?f302"/>
              <draw:equation draw:name="f391" draw:formula="952 * ?f303"/>
              <draw:equation draw:name="f392" draw:formula="895 * ?f302"/>
              <draw:equation draw:name="f393" draw:formula="933 * ?f303"/>
              <draw:equation draw:name="f394" draw:formula="687 * ?f302"/>
              <draw:equation draw:name="f395" draw:formula="974 * ?f303"/>
              <draw:equation draw:name="f396" draw:formula="509 * ?f302"/>
              <draw:equation draw:name="f397" draw:formula="1023 * ?f303"/>
              <draw:equation draw:name="f398" draw:formula="432 * ?f302"/>
              <draw:equation draw:name="f399" draw:formula="1043 * ?f303"/>
              <draw:equation draw:name="f400" draw:formula="352 * ?f302"/>
              <draw:equation draw:name="f401" draw:formula="981 * ?f303"/>
              <draw:equation draw:name="f402" draw:formula="320 * ?f302"/>
              <draw:equation draw:name="f403" draw:formula="888 * ?f303"/>
              <draw:equation draw:name="f404" draw:formula="334 * ?f302"/>
              <draw:equation draw:name="f405" draw:formula="747 * ?f303"/>
              <draw:equation draw:name="f406" draw:formula="449 * ?f302"/>
              <draw:equation draw:name="f407" draw:formula="713 * ?f303"/>
              <draw:equation draw:name="f408" draw:formula="656 * ?f302"/>
              <draw:equation draw:name="f409" draw:formula="750 * ?f303"/>
              <draw:equation draw:name="f410" draw:formula="813 * ?f302"/>
              <draw:equation draw:name="f411" draw:formula="817 * ?f303"/>
              <draw:equation draw:name="f412" draw:formula="932 * ?f302"/>
              <draw:equation draw:name="f413" draw:formula="896 * ?f303"/>
              <draw:equation draw:name="f414" draw:formula="963 * ?f302"/>
              <draw:equation draw:name="f415" draw:formula="?f306 / 2173"/>
              <draw:equation draw:name="f416" draw:formula="?f307 / 3966"/>
              <draw:equation draw:name="f417" draw:formula="?f308 / 2173"/>
              <draw:equation draw:name="f418" draw:formula="?f309 / 3966"/>
              <draw:equation draw:name="f419" draw:formula="?f310 / 2173"/>
              <draw:equation draw:name="f420" draw:formula="?f311 / 3966"/>
              <draw:equation draw:name="f421" draw:formula="?f312 / 2173"/>
              <draw:equation draw:name="f422" draw:formula="?f313 / 3966"/>
              <draw:equation draw:name="f423" draw:formula="?f314 / 2173"/>
              <draw:equation draw:name="f424" draw:formula="?f315 / 3966"/>
              <draw:equation draw:name="f425" draw:formula="?f316 / 2173"/>
              <draw:equation draw:name="f426" draw:formula="?f317 / 3966"/>
              <draw:equation draw:name="f427" draw:formula="?f318 / 2173"/>
              <draw:equation draw:name="f428" draw:formula="?f319 / 3966"/>
              <draw:equation draw:name="f429" draw:formula="?f320 / 2173"/>
              <draw:equation draw:name="f430" draw:formula="?f321 / 3966"/>
              <draw:equation draw:name="f431" draw:formula="?f322 / 2173"/>
              <draw:equation draw:name="f432" draw:formula="?f323 / 3966"/>
              <draw:equation draw:name="f433" draw:formula="?f324 / 2173"/>
              <draw:equation draw:name="f434" draw:formula="?f325 / 3966"/>
              <draw:equation draw:name="f435" draw:formula="?f326 / 2173"/>
              <draw:equation draw:name="f436" draw:formula="?f327 / 3966"/>
              <draw:equation draw:name="f437" draw:formula="?f328 / 2173"/>
              <draw:equation draw:name="f438" draw:formula="?f329 / 3966"/>
              <draw:equation draw:name="f439" draw:formula="?f330 / 2173"/>
              <draw:equation draw:name="f440" draw:formula="?f331 / 3966"/>
              <draw:equation draw:name="f441" draw:formula="?f332 / 2173"/>
              <draw:equation draw:name="f442" draw:formula="?f333 / 2173"/>
              <draw:equation draw:name="f443" draw:formula="?f334 / 2173"/>
              <draw:equation draw:name="f444" draw:formula="?f335 / 3966"/>
              <draw:equation draw:name="f445" draw:formula="?f336 / 2173"/>
              <draw:equation draw:name="f446" draw:formula="?f337 / 3966"/>
              <draw:equation draw:name="f447" draw:formula="?f338 / 3966"/>
              <draw:equation draw:name="f448" draw:formula="?f339 / 2173"/>
              <draw:equation draw:name="f449" draw:formula="?f340 / 3966"/>
              <draw:equation draw:name="f450" draw:formula="?f341 / 2173"/>
              <draw:equation draw:name="f451" draw:formula="?f342 / 3966"/>
              <draw:equation draw:name="f452" draw:formula="?f343 / 2173"/>
              <draw:equation draw:name="f453" draw:formula="?f344 / 3966"/>
              <draw:equation draw:name="f454" draw:formula="?f345 / 2173"/>
              <draw:equation draw:name="f455" draw:formula="?f346 / 3966"/>
              <draw:equation draw:name="f456" draw:formula="?f347 / 2173"/>
              <draw:equation draw:name="f457" draw:formula="?f348 / 3966"/>
              <draw:equation draw:name="f458" draw:formula="?f349 / 2173"/>
              <draw:equation draw:name="f459" draw:formula="?f350 / 3966"/>
              <draw:equation draw:name="f460" draw:formula="?f351 / 2173"/>
              <draw:equation draw:name="f461" draw:formula="?f352 / 3966"/>
              <draw:equation draw:name="f462" draw:formula="?f353 / 2173"/>
              <draw:equation draw:name="f463" draw:formula="?f354 / 3966"/>
              <draw:equation draw:name="f464" draw:formula="?f355 / 2173"/>
              <draw:equation draw:name="f465" draw:formula="?f356 / 3966"/>
              <draw:equation draw:name="f466" draw:formula="?f357 / 2173"/>
              <draw:equation draw:name="f467" draw:formula="?f358 / 3966"/>
              <draw:equation draw:name="f468" draw:formula="?f359 / 2173"/>
              <draw:equation draw:name="f469" draw:formula="?f360 / 3966"/>
              <draw:equation draw:name="f470" draw:formula="?f361 / 2173"/>
              <draw:equation draw:name="f471" draw:formula="?f362 / 3966"/>
              <draw:equation draw:name="f472" draw:formula="?f363 / 2173"/>
              <draw:equation draw:name="f473" draw:formula="?f364 / 3966"/>
              <draw:equation draw:name="f474" draw:formula="?f365 / 2173"/>
              <draw:equation draw:name="f475" draw:formula="?f366 / 3966"/>
              <draw:equation draw:name="f476" draw:formula="?f367 / 2173"/>
              <draw:equation draw:name="f477" draw:formula="?f368 / 3966"/>
              <draw:equation draw:name="f478" draw:formula="?f369 / 2173"/>
              <draw:equation draw:name="f479" draw:formula="?f370 / 3966"/>
              <draw:equation draw:name="f480" draw:formula="?f371 / 2173"/>
              <draw:equation draw:name="f481" draw:formula="?f372 / 3966"/>
              <draw:equation draw:name="f482" draw:formula="?f373 / 2173"/>
              <draw:equation draw:name="f483" draw:formula="?f374 / 3966"/>
              <draw:equation draw:name="f484" draw:formula="?f375 / 2173"/>
              <draw:equation draw:name="f485" draw:formula="?f376 / 3966"/>
              <draw:equation draw:name="f486" draw:formula="?f377 / 2173"/>
              <draw:equation draw:name="f487" draw:formula="?f378 / 3966"/>
              <draw:equation draw:name="f488" draw:formula="?f379 / 2173"/>
              <draw:equation draw:name="f489" draw:formula="?f380 / 3966"/>
              <draw:equation draw:name="f490" draw:formula="?f381 / 2173"/>
              <draw:equation draw:name="f491" draw:formula="?f382 / 3966"/>
              <draw:equation draw:name="f492" draw:formula="?f383 / 2173"/>
              <draw:equation draw:name="f493" draw:formula="?f384 / 3966"/>
              <draw:equation draw:name="f494" draw:formula="?f385 / 2173"/>
              <draw:equation draw:name="f495" draw:formula="?f386 / 3966"/>
              <draw:equation draw:name="f496" draw:formula="?f387 / 2173"/>
              <draw:equation draw:name="f497" draw:formula="?f388 / 3966"/>
              <draw:equation draw:name="f498" draw:formula="?f389 / 2173"/>
              <draw:equation draw:name="f499" draw:formula="?f390 / 3966"/>
              <draw:equation draw:name="f500" draw:formula="?f391 / 2173"/>
              <draw:equation draw:name="f501" draw:formula="?f392 / 3966"/>
              <draw:equation draw:name="f502" draw:formula="?f393 / 2173"/>
              <draw:equation draw:name="f503" draw:formula="?f394 / 3966"/>
              <draw:equation draw:name="f504" draw:formula="?f395 / 2173"/>
              <draw:equation draw:name="f505" draw:formula="?f396 / 3966"/>
              <draw:equation draw:name="f506" draw:formula="?f397 / 2173"/>
              <draw:equation draw:name="f507" draw:formula="?f398 / 3966"/>
              <draw:equation draw:name="f508" draw:formula="?f399 / 2173"/>
              <draw:equation draw:name="f509" draw:formula="?f400 / 3966"/>
              <draw:equation draw:name="f510" draw:formula="?f401 / 2173"/>
              <draw:equation draw:name="f511" draw:formula="?f402 / 3966"/>
              <draw:equation draw:name="f512" draw:formula="?f403 / 2173"/>
              <draw:equation draw:name="f513" draw:formula="?f404 / 3966"/>
              <draw:equation draw:name="f514" draw:formula="?f405 / 2173"/>
              <draw:equation draw:name="f515" draw:formula="?f406 / 3966"/>
              <draw:equation draw:name="f516" draw:formula="?f407 / 2173"/>
              <draw:equation draw:name="f517" draw:formula="?f408 / 3966"/>
              <draw:equation draw:name="f518" draw:formula="?f409 / 2173"/>
              <draw:equation draw:name="f519" draw:formula="?f410 / 3966"/>
              <draw:equation draw:name="f520" draw:formula="?f411 / 2173"/>
              <draw:equation draw:name="f521" draw:formula="?f412 / 3966"/>
              <draw:equation draw:name="f522" draw:formula="?f413 / 2173"/>
              <draw:equation draw:name="f523" draw:formula="?f414 / 3966"/>
              <draw:equation draw:name="f524" draw:formula="0 / ?f304"/>
              <draw:equation draw:name="f525" draw:formula="?f2 / ?f304"/>
              <draw:equation draw:name="f526" draw:formula="0 / ?f305"/>
              <draw:equation draw:name="f527" draw:formula="?f3 / ?f305"/>
              <draw:equation draw:name="f528" draw:formula="?f415 / ?f304"/>
              <draw:equation draw:name="f529" draw:formula="?f416 / ?f305"/>
              <draw:equation draw:name="f530" draw:formula="?f417 / ?f304"/>
              <draw:equation draw:name="f531" draw:formula="?f418 / ?f305"/>
              <draw:equation draw:name="f532" draw:formula="?f419 / ?f304"/>
              <draw:equation draw:name="f533" draw:formula="?f420 / ?f305"/>
              <draw:equation draw:name="f534" draw:formula="?f421 / ?f304"/>
              <draw:equation draw:name="f535" draw:formula="?f422 / ?f305"/>
              <draw:equation draw:name="f536" draw:formula="?f423 / ?f304"/>
              <draw:equation draw:name="f537" draw:formula="?f424 / ?f305"/>
              <draw:equation draw:name="f538" draw:formula="?f425 / ?f304"/>
              <draw:equation draw:name="f539" draw:formula="?f426 / ?f305"/>
              <draw:equation draw:name="f540" draw:formula="?f427 / ?f304"/>
              <draw:equation draw:name="f541" draw:formula="?f428 / ?f305"/>
              <draw:equation draw:name="f542" draw:formula="?f429 / ?f304"/>
              <draw:equation draw:name="f543" draw:formula="?f430 / ?f305"/>
              <draw:equation draw:name="f544" draw:formula="?f431 / ?f304"/>
              <draw:equation draw:name="f545" draw:formula="?f432 / ?f305"/>
              <draw:equation draw:name="f546" draw:formula="?f433 / ?f304"/>
              <draw:equation draw:name="f547" draw:formula="?f434 / ?f305"/>
              <draw:equation draw:name="f548" draw:formula="?f435 / ?f304"/>
              <draw:equation draw:name="f549" draw:formula="?f436 / ?f305"/>
              <draw:equation draw:name="f550" draw:formula="?f437 / ?f304"/>
              <draw:equation draw:name="f551" draw:formula="?f438 / ?f305"/>
              <draw:equation draw:name="f552" draw:formula="?f439 / ?f304"/>
              <draw:equation draw:name="f553" draw:formula="?f440 / ?f305"/>
              <draw:equation draw:name="f554" draw:formula="?f441 / ?f304"/>
              <draw:equation draw:name="f555" draw:formula="?f442 / ?f304"/>
              <draw:equation draw:name="f556" draw:formula="?f443 / ?f304"/>
              <draw:equation draw:name="f557" draw:formula="?f444 / ?f305"/>
              <draw:equation draw:name="f558" draw:formula="?f445 / ?f304"/>
              <draw:equation draw:name="f559" draw:formula="?f446 / ?f305"/>
              <draw:equation draw:name="f560" draw:formula="?f447 / ?f305"/>
              <draw:equation draw:name="f561" draw:formula="?f448 / ?f304"/>
              <draw:equation draw:name="f562" draw:formula="?f449 / ?f305"/>
              <draw:equation draw:name="f563" draw:formula="?f450 / ?f304"/>
              <draw:equation draw:name="f564" draw:formula="?f451 / ?f305"/>
              <draw:equation draw:name="f565" draw:formula="?f452 / ?f304"/>
              <draw:equation draw:name="f566" draw:formula="?f453 / ?f305"/>
              <draw:equation draw:name="f567" draw:formula="?f454 / ?f304"/>
              <draw:equation draw:name="f568" draw:formula="?f455 / ?f305"/>
              <draw:equation draw:name="f569" draw:formula="?f456 / ?f304"/>
              <draw:equation draw:name="f570" draw:formula="?f457 / ?f305"/>
              <draw:equation draw:name="f571" draw:formula="?f458 / ?f304"/>
              <draw:equation draw:name="f572" draw:formula="?f459 / ?f305"/>
              <draw:equation draw:name="f573" draw:formula="?f460 / ?f304"/>
              <draw:equation draw:name="f574" draw:formula="?f461 / ?f305"/>
              <draw:equation draw:name="f575" draw:formula="?f462 / ?f304"/>
              <draw:equation draw:name="f576" draw:formula="?f463 / ?f305"/>
              <draw:equation draw:name="f577" draw:formula="?f464 / ?f304"/>
              <draw:equation draw:name="f578" draw:formula="?f465 / ?f305"/>
              <draw:equation draw:name="f579" draw:formula="?f466 / ?f304"/>
              <draw:equation draw:name="f580" draw:formula="?f467 / ?f305"/>
              <draw:equation draw:name="f581" draw:formula="?f468 / ?f304"/>
              <draw:equation draw:name="f582" draw:formula="?f469 / ?f305"/>
              <draw:equation draw:name="f583" draw:formula="?f470 / ?f304"/>
              <draw:equation draw:name="f584" draw:formula="?f471 / ?f305"/>
              <draw:equation draw:name="f585" draw:formula="?f472 / ?f304"/>
              <draw:equation draw:name="f586" draw:formula="?f473 / ?f305"/>
              <draw:equation draw:name="f587" draw:formula="?f474 / ?f304"/>
              <draw:equation draw:name="f588" draw:formula="?f475 / ?f305"/>
              <draw:equation draw:name="f589" draw:formula="?f476 / ?f304"/>
              <draw:equation draw:name="f590" draw:formula="?f477 / ?f305"/>
              <draw:equation draw:name="f591" draw:formula="?f478 / ?f304"/>
              <draw:equation draw:name="f592" draw:formula="?f479 / ?f305"/>
              <draw:equation draw:name="f593" draw:formula="?f480 / ?f304"/>
              <draw:equation draw:name="f594" draw:formula="?f481 / ?f305"/>
              <draw:equation draw:name="f595" draw:formula="?f482 / ?f304"/>
              <draw:equation draw:name="f596" draw:formula="?f483 / ?f305"/>
              <draw:equation draw:name="f597" draw:formula="?f484 / ?f304"/>
              <draw:equation draw:name="f598" draw:formula="?f485 / ?f305"/>
              <draw:equation draw:name="f599" draw:formula="?f486 / ?f304"/>
              <draw:equation draw:name="f600" draw:formula="?f487 / ?f305"/>
              <draw:equation draw:name="f601" draw:formula="?f488 / ?f304"/>
              <draw:equation draw:name="f602" draw:formula="?f489 / ?f305"/>
              <draw:equation draw:name="f603" draw:formula="?f490 / ?f304"/>
              <draw:equation draw:name="f604" draw:formula="?f491 / ?f305"/>
              <draw:equation draw:name="f605" draw:formula="?f492 / ?f304"/>
              <draw:equation draw:name="f606" draw:formula="?f493 / ?f305"/>
              <draw:equation draw:name="f607" draw:formula="?f494 / ?f304"/>
              <draw:equation draw:name="f608" draw:formula="?f495 / ?f305"/>
              <draw:equation draw:name="f609" draw:formula="?f496 / ?f304"/>
              <draw:equation draw:name="f610" draw:formula="?f497 / ?f305"/>
              <draw:equation draw:name="f611" draw:formula="?f498 / ?f304"/>
              <draw:equation draw:name="f612" draw:formula="?f499 / ?f305"/>
              <draw:equation draw:name="f613" draw:formula="?f500 / ?f304"/>
              <draw:equation draw:name="f614" draw:formula="?f501 / ?f305"/>
              <draw:equation draw:name="f615" draw:formula="?f502 / ?f304"/>
              <draw:equation draw:name="f616" draw:formula="?f503 / ?f305"/>
              <draw:equation draw:name="f617" draw:formula="?f504 / ?f304"/>
              <draw:equation draw:name="f618" draw:formula="?f505 / ?f305"/>
              <draw:equation draw:name="f619" draw:formula="?f506 / ?f304"/>
              <draw:equation draw:name="f620" draw:formula="?f507 / ?f305"/>
              <draw:equation draw:name="f621" draw:formula="?f508 / ?f304"/>
              <draw:equation draw:name="f622" draw:formula="?f509 / ?f305"/>
              <draw:equation draw:name="f623" draw:formula="?f510 / ?f304"/>
              <draw:equation draw:name="f624" draw:formula="?f511 / ?f305"/>
              <draw:equation draw:name="f625" draw:formula="?f512 / ?f304"/>
              <draw:equation draw:name="f626" draw:formula="?f513 / ?f305"/>
              <draw:equation draw:name="f627" draw:formula="?f514 / ?f304"/>
              <draw:equation draw:name="f628" draw:formula="?f515 / ?f305"/>
              <draw:equation draw:name="f629" draw:formula="?f516 / ?f304"/>
              <draw:equation draw:name="f630" draw:formula="?f517 / ?f305"/>
              <draw:equation draw:name="f631" draw:formula="?f518 / ?f304"/>
              <draw:equation draw:name="f632" draw:formula="?f519 / ?f305"/>
              <draw:equation draw:name="f633" draw:formula="?f520 / ?f304"/>
              <draw:equation draw:name="f634" draw:formula="?f521 / ?f305"/>
              <draw:equation draw:name="f635" draw:formula="?f522 / ?f304"/>
              <draw:equation draw:name="f636" draw:formula="?f523 / ?f305"/>
            </draw:enhanced-geometry>
          </draw:custom-shape>
        </draw:g>
        <draw:g draw:name="Gruppieren 111" draw:id="id226">
          <svg:title/>
          <svg:desc/>
          <draw:custom-shape svg:x="5.66257in" svg:y="3.20866in" svg:width="0.16618in" svg:height="0.64247in" draw:id="id227" draw:style-name="a1164" draw:name="Freeform 15">
            <svg:title/>
            <svg:desc/>
            <text:p text:style-name="a1163" text:class-names="" text:cond-style-name=""><text:span text:style-name="a1162"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5.61327in" svg:y="3.1538in" svg:width="0.43176in" svg:height="0.78798in" draw:id="id228" draw:style-name="a1167" draw:name="Freeform 16">
            <svg:title/>
            <svg:desc/>
            <text:p text:style-name="a1166" text:class-names="" text:cond-style-name=""><text:span text:style-name="a1165"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presentation:notes draw:style-name="a1360">
          <draw:page-thumbnail draw:page-number="3" svg:x="0.75in" svg:y="1.25in" svg:width="6in" svg:height="3.375in" presentation:class="page" draw:id="id291" presentation:style-name="a1354" draw:name="Folienbildplatzhalter 1">
            <svg:title/>
            <svg:desc/>
          </draw:page-thumbnail>
          <draw:frame draw:id="id292" presentation:style-name="a1355" draw:name="Notizenplatzhalter 2" svg:x="0.75in" svg:y="4.8125in" svg:width="6in" svg:height="3.9375in" presentation:class="notes" presentation:placeholder="true">
            <draw:text-box/>
            <svg:title/>
            <svg:desc/>
          </draw:frame>
          <draw:frame draw:id="id293" draw:style-name="a1359" draw:name="Foliennummernplatzhalter 3" svg:x="4.24826in" svg:y="9.49826in" svg:width="3.25in" svg:height="0.50174in">
            <draw:text-box>
              <text:p text:style-name="a1358" text:class-names="" text:cond-style-name=""><text:span text:style-name="a1356" text:class-names=""><text:page-number style:num-format="1" text:fixed="false">6</text:page-number></text:span><text:span text:style-name="a1357" text:class-names=""/></text:p>
            </draw:text-box>
            <svg:title/>
            <svg:desc/>
          </draw:frame>
        </presentation:notes>
      </draw:page>
      <draw:page draw:name="Slide80" draw:style-name="a1361" draw:master-page-name="Master1-Layout2-obj-Titel-und-Inhalt" presentation:presentation-page-layout-name="Master1-PPL2" draw:id="Slide-335">
        <draw:frame draw:id="id294" draw:style-name="a1364" draw:name="Textfeld 3" svg:x="5.55975in" svg:y="0.47278in" svg:width="2.49146in" svg:height="0.63952in">
          <draw:text-box>
            <text:p text:style-name="a1363" text:class-names="" text:cond-style-name=""><text:span text:style-name="a1362" text:class-names="">Sechs Stühle</text:span></text:p>
          </draw:text-box>
          <svg:title/>
          <svg:desc/>
        </draw:frame>
        <draw:g draw:name="Gruppieren 68" draw:id="id295">
          <svg:title/>
          <svg:desc/>
          <draw:custom-shape svg:x="5.41987in" svg:y="2.29024in" svg:width="0.76573in" svg:height="0.1312in" draw:id="id306" draw:style-name="a1398" draw:name="Freeform 5">
            <svg:title/>
            <svg:desc/>
            <text:p text:style-name="a1397" text:class-names="" text:cond-style-name=""><text:span text:style-name="a1396" text:class-names=""/></text:p>
            <draw:enhanced-geometry xmlns:dr3d="urn:oasis:names:tc:opendocument:xmlns:dr3d:1.0" draw:type="non-primitive" svg:viewBox="0 0 711 125" draw:enhanced-path="M ?f1 ?f3 L ?f1 ?f4 C ?f1 ?f5 ?f6 ?f2 ?f7 ?f2 L ?f8 ?f2 ?f0 ?f2 ?f0 ?f0 ?f7 ?f0 C ?f6 ?f0 ?f1 ?f9 ?f1 ?f3 Z N" draw:text-areas="?f30 ?f32 ?f31 ?f33" draw:glue-points="?f34 ?f35 ?f34 ?f36 ?f37 ?f38 ?f39 ?f38 ?f40 ?f38 ?f40 ?f41 ?f37 ?f41 ?f34 ?f35"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693"/>
              <draw:equation draw:name="f7" draw:formula="671"/>
              <draw:equation draw:name="f8" draw:formula="637"/>
              <draw:equation draw:name="f9" draw:formula="17"/>
              <draw:equation draw:name="f10" draw:formula="?f2 - ?f0"/>
              <draw:equation draw:name="f11" draw:formula="?f1 - ?f0"/>
              <draw:equation draw:name="f12" draw:formula="?f11 / 711"/>
              <draw:equation draw:name="f13" draw:formula="?f10 / 125"/>
              <draw:equation draw:name="f14" draw:formula="711 * ?f11"/>
              <draw:equation draw:name="f15" draw:formula="39 * ?f10"/>
              <draw:equation draw:name="f16" draw:formula="86 * ?f10"/>
              <draw:equation draw:name="f17" draw:formula="671 * ?f11"/>
              <draw:equation draw:name="f18" draw:formula="125 * ?f10"/>
              <draw:equation draw:name="f19" draw:formula="637 * ?f11"/>
              <draw:equation draw:name="f20" draw:formula="0 * ?f11"/>
              <draw:equation draw:name="f21" draw:formula="0 * ?f10"/>
              <draw:equation draw:name="f22" draw:formula="?f14 / 711"/>
              <draw:equation draw:name="f23" draw:formula="?f15 / 125"/>
              <draw:equation draw:name="f24" draw:formula="?f16 / 125"/>
              <draw:equation draw:name="f25" draw:formula="?f17 / 711"/>
              <draw:equation draw:name="f26" draw:formula="?f18 / 125"/>
              <draw:equation draw:name="f27" draw:formula="?f19 / 711"/>
              <draw:equation draw:name="f28" draw:formula="?f20 / 711"/>
              <draw:equation draw:name="f29" draw:formula="?f21 / 125"/>
              <draw:equation draw:name="f30" draw:formula="0 / ?f12"/>
              <draw:equation draw:name="f31" draw:formula="?f1 / ?f12"/>
              <draw:equation draw:name="f32" draw:formula="0 / ?f13"/>
              <draw:equation draw:name="f33" draw:formula="?f2 / ?f13"/>
              <draw:equation draw:name="f34" draw:formula="?f22 / ?f12"/>
              <draw:equation draw:name="f35" draw:formula="?f23 / ?f13"/>
              <draw:equation draw:name="f36" draw:formula="?f24 / ?f13"/>
              <draw:equation draw:name="f37" draw:formula="?f25 / ?f12"/>
              <draw:equation draw:name="f38" draw:formula="?f26 / ?f13"/>
              <draw:equation draw:name="f39" draw:formula="?f27 / ?f12"/>
              <draw:equation draw:name="f40" draw:formula="?f28 / ?f12"/>
              <draw:equation draw:name="f41" draw:formula="?f29 / ?f13"/>
            </draw:enhanced-geometry>
          </draw:custom-shape>
          <draw:custom-shape svg:x="6.00057in" svg:y="2.42144in" svg:width="0.10532in" svg:height="0.5974in" draw:id="id307" draw:style-name="a1401" draw:name="Rectangle 6">
            <svg:title/>
            <svg:desc/>
            <text:p text:style-name="a1400" text:class-names="" text:cond-style-name=""><text:span text:style-name="a1399" text:class-names=""/></text:p>
            <draw:enhanced-geometry xmlns:dr3d="urn:oasis:names:tc:opendocument:xmlns:dr3d:1.0" draw:type="non-primitive" svg:viewBox="0 0 21600 21600" draw:enhanced-path="M 0 0 L 21600 0 21600 21600 0 21600 Z N"/>
          </draw:custom-shape>
          <draw:custom-shape svg:x="5.52377in" svg:y="2.53729in" svg:width="0.4768in" svg:height="0.08235in" draw:id="id308" draw:style-name="a1404" draw:name="Rectangle 7">
            <svg:title/>
            <svg:desc/>
            <text:p text:style-name="a1403" text:class-names="" text:cond-style-name=""><text:span text:style-name="a1402" text:class-names=""/></text:p>
            <draw:enhanced-geometry xmlns:dr3d="urn:oasis:names:tc:opendocument:xmlns:dr3d:1.0" draw:type="non-primitive" svg:viewBox="0 0 21600 21600" draw:enhanced-path="M 0 0 L 21600 0 21600 21600 0 21600 Z N"/>
          </draw:custom-shape>
          <draw:custom-shape svg:x="5.41987in" svg:y="2.42144in" svg:width="0.1039in" svg:height="0.5974in" draw:id="id309" draw:style-name="a1407" draw:name="Rectangle 8">
            <svg:title/>
            <svg:desc/>
            <text:p text:style-name="a1406" text:class-names="" text:cond-style-name=""><text:span text:style-name="a1405" text:class-names=""/></text:p>
            <draw:enhanced-geometry xmlns:dr3d="urn:oasis:names:tc:opendocument:xmlns:dr3d:1.0" draw:type="non-primitive" svg:viewBox="0 0 21600 21600" draw:enhanced-path="M 0 0 L 21600 0 21600 21600 0 21600 Z N"/>
          </draw:custom-shape>
          <draw:custom-shape svg:x="5.33162in" svg:y="1.55605in" svg:width="0.21207in" svg:height="0.73419in" draw:id="id310" draw:style-name="a1410" draw:name="Freeform 9">
            <svg:title/>
            <svg:desc/>
            <text:p text:style-name="a1409" text:class-names="" text:cond-style-name=""><text:span text:style-name="a1408" text:class-names=""/></text:p>
            <draw:enhanced-geometry xmlns:dr3d="urn:oasis:names:tc:opendocument:xmlns:dr3d:1.0" draw:type="non-primitive" svg:viewBox="0 0 196 695" draw:enhanced-path="M ?f3 ?f0 L ?f1 ?f2 ?f4 ?f2 ?f0 ?f0 ?f3 ?f0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62"/>
              <draw:equation draw:name="f4" draw:formula="81"/>
              <draw:equation draw:name="f5" draw:formula="?f2 - ?f0"/>
              <draw:equation draw:name="f6" draw:formula="?f1 - ?f0"/>
              <draw:equation draw:name="f7" draw:formula="?f6 / 196"/>
              <draw:equation draw:name="f8" draw:formula="?f5 / 695"/>
              <draw:equation draw:name="f9" draw:formula="62 * ?f6"/>
              <draw:equation draw:name="f10" draw:formula="0 * ?f5"/>
              <draw:equation draw:name="f11" draw:formula="196 * ?f6"/>
              <draw:equation draw:name="f12" draw:formula="695 * ?f5"/>
              <draw:equation draw:name="f13" draw:formula="81 * ?f6"/>
              <draw:equation draw:name="f14" draw:formula="0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5.31455in" svg:y="1.53651in" svg:width="0.89098in" svg:height="1.50187in" draw:id="id311" draw:style-name="a1413" draw:name="Freeform 10">
            <svg:title/>
            <svg:desc/>
            <text:p text:style-name="a1412" text:class-names="" text:cond-style-name=""><text:span text:style-name="a1411" text:class-names=""/></text:p>
            <draw:enhanced-geometry xmlns:dr3d="urn:oasis:names:tc:opendocument:xmlns:dr3d:1.0" draw:type="non-primitive" svg:viewBox="0 0 828 1424" draw:enhanced-path="M ?f3 ?f4 L ?f5 ?f4 ?f6 ?f7 C ?f8 ?f9 ?f10 ?f11 ?f12 ?f13 ?f14 ?f0 ?f15 ?f0 ?f16 ?f17 L ?f18 ?f19 C ?f20 ?f21 ?f0 ?f22 ?f23 ?f24 L ?f25 ?f26 ?f25 ?f27 C ?f25 ?f28 ?f29 ?f2 ?f6 ?f2 L ?f30 ?f2 C ?f31 ?f2 ?f32 ?f28 ?f32 ?f27 L ?f32 ?f33 ?f34 ?f33 ?f34 ?f27 C ?f34 ?f28 ?f35 ?f2 ?f36 ?f2 L ?f37 ?f2 C ?f38 ?f2 ?f39 ?f28 ?f39 ?f27 L ?f39 ?f40 ?f3 ?f40 C ?f41 ?f40 ?f1 ?f42 ?f1 ?f43 L ?f1 ?f39 C ?f1 ?f44 ?f41 ?f4 ?f3 ?f4 Z M ?f45 ?f46 L ?f47 ?f48 ?f49 ?f4 ?f50 ?f4 ?f45 ?f46 Z M ?f51 ?f52 L ?f53 ?f52 ?f53 ?f40 ?f51 ?f40 ?f51 ?f52 M ?f34 ?f54 L ?f32 ?f54 ?f32 ?f55 ?f34 ?f55 ?f34 ?f54 Z M ?f32 ?f56 L ?f32 ?f40 ?f34 ?f40 ?f34 ?f56 ?f32 ?f56 Z M ?f57 ?f52 L ?f58 ?f52 ?f58 ?f40 ?f57 ?f40 ?f57 ?f52 Z M ?f59 ?f43 C ?f59 ?f60 ?f61 ?f62 ?f3 ?f62 L ?f53 ?f62 ?f53 ?f63 ?f3 ?f63 C ?f61 ?f63 ?f59 ?f64 ?f59 ?f39 L ?f59 ?f43 Z N" draw:text-areas="?f159 ?f161 ?f160 ?f162" draw:glue-points="?f163 ?f164 ?f165 ?f164 ?f166 ?f167 ?f168 ?f169 ?f170 ?f171 ?f172 ?f173 ?f174 ?f175 ?f176 ?f177 ?f176 ?f178 ?f166 ?f179 ?f180 ?f179 ?f181 ?f178 ?f181 ?f182 ?f183 ?f182 ?f183 ?f178 ?f184 ?f179 ?f185 ?f179 ?f186 ?f178 ?f186 ?f187 ?f163 ?f187 ?f188 ?f189 ?f188 ?f190 ?f163 ?f164 ?f191 ?f192 ?f193 ?f194 ?f195 ?f164 ?f196 ?f164 ?f191 ?f192 ?f197 ?f198 ?f199 ?f198 ?f199 ?f187 ?f197 ?f187 ?f197 ?f198 ?f183 ?f200 ?f181 ?f200 ?f181 ?f201 ?f183 ?f201 ?f183 ?f200 ?f181 ?f202 ?f181 ?f187 ?f183 ?f187 ?f183 ?f202 ?f181 ?f202 ?f203 ?f198 ?f204 ?f198 ?f204 ?f187 ?f203 ?f187 ?f203 ?f198 ?f205 ?f189 ?f163 ?f206 ?f199 ?f206 ?f199 ?f207 ?f163 ?f207 ?f205 ?f190 ?f205 ?f189"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769"/>
              <draw:equation draw:name="f4" draw:formula="695"/>
              <draw:equation draw:name="f5" draw:formula="229"/>
              <draw:equation draw:name="f6" draw:formula="98"/>
              <draw:equation draw:name="f7" draw:formula="16"/>
              <draw:equation draw:name="f8" draw:formula="97"/>
              <draw:equation draw:name="f9" draw:formula="10"/>
              <draw:equation draw:name="f10" draw:formula="94"/>
              <draw:equation draw:name="f11" draw:formula="6"/>
              <draw:equation draw:name="f12" draw:formula="89"/>
              <draw:equation draw:name="f13" draw:formula="3"/>
              <draw:equation draw:name="f14" draw:formula="84"/>
              <draw:equation draw:name="f15" draw:formula="78"/>
              <draw:equation draw:name="f16" draw:formula="73"/>
              <draw:equation draw:name="f17" draw:formula="2"/>
              <draw:equation draw:name="f18" draw:formula="14"/>
              <draw:equation draw:name="f19" draw:formula="24"/>
              <draw:equation draw:name="f20" draw:formula="5"/>
              <draw:equation draw:name="f21" draw:formula="27"/>
              <draw:equation draw:name="f22" draw:formula="35"/>
              <draw:equation draw:name="f23" draw:formula="1"/>
              <draw:equation draw:name="f24" draw:formula="43"/>
              <draw:equation draw:name="f25" draw:formula="79"/>
              <draw:equation draw:name="f26" draw:formula="715"/>
              <draw:equation draw:name="f27" draw:formula="1405"/>
              <draw:equation draw:name="f28" draw:formula="1416"/>
              <draw:equation draw:name="f29" draw:formula="87"/>
              <draw:equation draw:name="f30" draw:formula="195"/>
              <draw:equation draw:name="f31" draw:formula="205"/>
              <draw:equation draw:name="f32" draw:formula="213"/>
              <draw:equation draw:name="f33" draw:formula="1045"/>
              <draw:equation draw:name="f34" draw:formula="619"/>
              <draw:equation draw:name="f35" draw:formula="627"/>
              <draw:equation draw:name="f36" draw:formula="638"/>
              <draw:equation draw:name="f37" draw:formula="735"/>
              <draw:equation draw:name="f38" draw:formula="745"/>
              <draw:equation draw:name="f39" draw:formula="753"/>
              <draw:equation draw:name="f40" draw:formula="858"/>
              <draw:equation draw:name="f41" draw:formula="802"/>
              <draw:equation draw:name="f42" draw:formula="832"/>
              <draw:equation draw:name="f43" draw:formula="800"/>
              <draw:equation draw:name="f44" draw:formula="721"/>
              <draw:equation draw:name="f45" draw:formula="40"/>
              <draw:equation draw:name="f46" draw:formula="54"/>
              <draw:equation draw:name="f47" draw:formula="65"/>
              <draw:equation draw:name="f48" draw:formula="45"/>
              <draw:equation draw:name="f49" draw:formula="191"/>
              <draw:equation draw:name="f50" draw:formula="115"/>
              <draw:equation draw:name="f51" draw:formula="176"/>
              <draw:equation draw:name="f52" draw:formula="1386"/>
              <draw:equation draw:name="f53" draw:formula="117"/>
              <draw:equation draw:name="f54" draw:formula="1008"/>
              <draw:equation draw:name="f55" draw:formula="968"/>
              <draw:equation draw:name="f56" draw:formula="930"/>
              <draw:equation draw:name="f57" draw:formula="716"/>
              <draw:equation draw:name="f58" draw:formula="657"/>
              <draw:equation draw:name="f59" draw:formula="790"/>
              <draw:equation draw:name="f60" draw:formula="811"/>
              <draw:equation draw:name="f61" draw:formula="781"/>
              <draw:equation draw:name="f62" draw:formula="820"/>
              <draw:equation draw:name="f63" draw:formula="733"/>
              <draw:equation draw:name="f64" draw:formula="742"/>
              <draw:equation draw:name="f65" draw:formula="?f2 - ?f0"/>
              <draw:equation draw:name="f66" draw:formula="?f1 - ?f0"/>
              <draw:equation draw:name="f67" draw:formula="?f66 / 828"/>
              <draw:equation draw:name="f68" draw:formula="?f65 / 1424"/>
              <draw:equation draw:name="f69" draw:formula="769 * ?f66"/>
              <draw:equation draw:name="f70" draw:formula="695 * ?f65"/>
              <draw:equation draw:name="f71" draw:formula="229 * ?f66"/>
              <draw:equation draw:name="f72" draw:formula="98 * ?f66"/>
              <draw:equation draw:name="f73" draw:formula="16 * ?f65"/>
              <draw:equation draw:name="f74" draw:formula="89 * ?f66"/>
              <draw:equation draw:name="f75" draw:formula="3 * ?f65"/>
              <draw:equation draw:name="f76" draw:formula="73 * ?f66"/>
              <draw:equation draw:name="f77" draw:formula="2 * ?f65"/>
              <draw:equation draw:name="f78" draw:formula="14 * ?f66"/>
              <draw:equation draw:name="f79" draw:formula="24 * ?f65"/>
              <draw:equation draw:name="f80" draw:formula="1 * ?f66"/>
              <draw:equation draw:name="f81" draw:formula="43 * ?f65"/>
              <draw:equation draw:name="f82" draw:formula="79 * ?f66"/>
              <draw:equation draw:name="f83" draw:formula="715 * ?f65"/>
              <draw:equation draw:name="f84" draw:formula="1405 * ?f65"/>
              <draw:equation draw:name="f85" draw:formula="1424 * ?f65"/>
              <draw:equation draw:name="f86" draw:formula="195 * ?f66"/>
              <draw:equation draw:name="f87" draw:formula="213 * ?f66"/>
              <draw:equation draw:name="f88" draw:formula="1045 * ?f65"/>
              <draw:equation draw:name="f89" draw:formula="619 * ?f66"/>
              <draw:equation draw:name="f90" draw:formula="638 * ?f66"/>
              <draw:equation draw:name="f91" draw:formula="735 * ?f66"/>
              <draw:equation draw:name="f92" draw:formula="753 * ?f66"/>
              <draw:equation draw:name="f93" draw:formula="858 * ?f65"/>
              <draw:equation draw:name="f94" draw:formula="828 * ?f66"/>
              <draw:equation draw:name="f95" draw:formula="800 * ?f65"/>
              <draw:equation draw:name="f96" draw:formula="753 * ?f65"/>
              <draw:equation draw:name="f97" draw:formula="40 * ?f66"/>
              <draw:equation draw:name="f98" draw:formula="54 * ?f65"/>
              <draw:equation draw:name="f99" draw:formula="65 * ?f66"/>
              <draw:equation draw:name="f100" draw:formula="45 * ?f65"/>
              <draw:equation draw:name="f101" draw:formula="191 * ?f66"/>
              <draw:equation draw:name="f102" draw:formula="115 * ?f66"/>
              <draw:equation draw:name="f103" draw:formula="176 * ?f66"/>
              <draw:equation draw:name="f104" draw:formula="1386 * ?f65"/>
              <draw:equation draw:name="f105" draw:formula="117 * ?f66"/>
              <draw:equation draw:name="f106" draw:formula="1008 * ?f65"/>
              <draw:equation draw:name="f107" draw:formula="968 * ?f65"/>
              <draw:equation draw:name="f108" draw:formula="930 * ?f65"/>
              <draw:equation draw:name="f109" draw:formula="716 * ?f66"/>
              <draw:equation draw:name="f110" draw:formula="657 * ?f66"/>
              <draw:equation draw:name="f111" draw:formula="790 * ?f66"/>
              <draw:equation draw:name="f112" draw:formula="820 * ?f65"/>
              <draw:equation draw:name="f113" draw:formula="733 * ?f65"/>
              <draw:equation draw:name="f114" draw:formula="?f69 / 828"/>
              <draw:equation draw:name="f115" draw:formula="?f70 / 1424"/>
              <draw:equation draw:name="f116" draw:formula="?f71 / 828"/>
              <draw:equation draw:name="f117" draw:formula="?f72 / 828"/>
              <draw:equation draw:name="f118" draw:formula="?f73 / 1424"/>
              <draw:equation draw:name="f119" draw:formula="?f74 / 828"/>
              <draw:equation draw:name="f120" draw:formula="?f75 / 1424"/>
              <draw:equation draw:name="f121" draw:formula="?f76 / 828"/>
              <draw:equation draw:name="f122" draw:formula="?f77 / 1424"/>
              <draw:equation draw:name="f123" draw:formula="?f78 / 828"/>
              <draw:equation draw:name="f124" draw:formula="?f79 / 1424"/>
              <draw:equation draw:name="f125" draw:formula="?f80 / 828"/>
              <draw:equation draw:name="f126" draw:formula="?f81 / 1424"/>
              <draw:equation draw:name="f127" draw:formula="?f82 / 828"/>
              <draw:equation draw:name="f128" draw:formula="?f83 / 1424"/>
              <draw:equation draw:name="f129" draw:formula="?f84 / 1424"/>
              <draw:equation draw:name="f130" draw:formula="?f85 / 1424"/>
              <draw:equation draw:name="f131" draw:formula="?f86 / 828"/>
              <draw:equation draw:name="f132" draw:formula="?f87 / 828"/>
              <draw:equation draw:name="f133" draw:formula="?f88 / 1424"/>
              <draw:equation draw:name="f134" draw:formula="?f89 / 828"/>
              <draw:equation draw:name="f135" draw:formula="?f90 / 828"/>
              <draw:equation draw:name="f136" draw:formula="?f91 / 828"/>
              <draw:equation draw:name="f137" draw:formula="?f92 / 828"/>
              <draw:equation draw:name="f138" draw:formula="?f93 / 1424"/>
              <draw:equation draw:name="f139" draw:formula="?f94 / 828"/>
              <draw:equation draw:name="f140" draw:formula="?f95 / 1424"/>
              <draw:equation draw:name="f141" draw:formula="?f96 / 1424"/>
              <draw:equation draw:name="f142" draw:formula="?f97 / 828"/>
              <draw:equation draw:name="f143" draw:formula="?f98 / 1424"/>
              <draw:equation draw:name="f144" draw:formula="?f99 / 828"/>
              <draw:equation draw:name="f145" draw:formula="?f100 / 1424"/>
              <draw:equation draw:name="f146" draw:formula="?f101 / 828"/>
              <draw:equation draw:name="f147" draw:formula="?f102 / 828"/>
              <draw:equation draw:name="f148" draw:formula="?f103 / 828"/>
              <draw:equation draw:name="f149" draw:formula="?f104 / 1424"/>
              <draw:equation draw:name="f150" draw:formula="?f105 / 828"/>
              <draw:equation draw:name="f151" draw:formula="?f106 / 1424"/>
              <draw:equation draw:name="f152" draw:formula="?f107 / 1424"/>
              <draw:equation draw:name="f153" draw:formula="?f108 / 1424"/>
              <draw:equation draw:name="f154" draw:formula="?f109 / 828"/>
              <draw:equation draw:name="f155" draw:formula="?f110 / 828"/>
              <draw:equation draw:name="f156" draw:formula="?f111 / 828"/>
              <draw:equation draw:name="f157" draw:formula="?f112 / 1424"/>
              <draw:equation draw:name="f158" draw:formula="?f113 / 1424"/>
              <draw:equation draw:name="f159" draw:formula="0 / ?f67"/>
              <draw:equation draw:name="f160" draw:formula="?f1 / ?f67"/>
              <draw:equation draw:name="f161" draw:formula="0 / ?f68"/>
              <draw:equation draw:name="f162" draw:formula="?f2 / ?f68"/>
              <draw:equation draw:name="f163" draw:formula="?f114 / ?f67"/>
              <draw:equation draw:name="f164" draw:formula="?f115 / ?f68"/>
              <draw:equation draw:name="f165" draw:formula="?f116 / ?f67"/>
              <draw:equation draw:name="f166" draw:formula="?f117 / ?f67"/>
              <draw:equation draw:name="f167" draw:formula="?f118 / ?f68"/>
              <draw:equation draw:name="f168" draw:formula="?f119 / ?f67"/>
              <draw:equation draw:name="f169" draw:formula="?f120 / ?f68"/>
              <draw:equation draw:name="f170" draw:formula="?f121 / ?f67"/>
              <draw:equation draw:name="f171" draw:formula="?f122 / ?f68"/>
              <draw:equation draw:name="f172" draw:formula="?f123 / ?f67"/>
              <draw:equation draw:name="f173" draw:formula="?f124 / ?f68"/>
              <draw:equation draw:name="f174" draw:formula="?f125 / ?f67"/>
              <draw:equation draw:name="f175" draw:formula="?f126 / ?f68"/>
              <draw:equation draw:name="f176" draw:formula="?f127 / ?f67"/>
              <draw:equation draw:name="f177" draw:formula="?f128 / ?f68"/>
              <draw:equation draw:name="f178" draw:formula="?f129 / ?f68"/>
              <draw:equation draw:name="f179" draw:formula="?f130 / ?f68"/>
              <draw:equation draw:name="f180" draw:formula="?f131 / ?f67"/>
              <draw:equation draw:name="f181" draw:formula="?f132 / ?f67"/>
              <draw:equation draw:name="f182" draw:formula="?f133 / ?f68"/>
              <draw:equation draw:name="f183" draw:formula="?f134 / ?f67"/>
              <draw:equation draw:name="f184" draw:formula="?f135 / ?f67"/>
              <draw:equation draw:name="f185" draw:formula="?f136 / ?f67"/>
              <draw:equation draw:name="f186" draw:formula="?f137 / ?f67"/>
              <draw:equation draw:name="f187" draw:formula="?f138 / ?f68"/>
              <draw:equation draw:name="f188" draw:formula="?f139 / ?f67"/>
              <draw:equation draw:name="f189" draw:formula="?f140 / ?f68"/>
              <draw:equation draw:name="f190" draw:formula="?f141 / ?f68"/>
              <draw:equation draw:name="f191" draw:formula="?f142 / ?f67"/>
              <draw:equation draw:name="f192" draw:formula="?f143 / ?f68"/>
              <draw:equation draw:name="f193" draw:formula="?f144 / ?f67"/>
              <draw:equation draw:name="f194" draw:formula="?f145 / ?f68"/>
              <draw:equation draw:name="f195" draw:formula="?f146 / ?f67"/>
              <draw:equation draw:name="f196" draw:formula="?f147 / ?f67"/>
              <draw:equation draw:name="f197" draw:formula="?f148 / ?f67"/>
              <draw:equation draw:name="f198" draw:formula="?f149 / ?f68"/>
              <draw:equation draw:name="f199" draw:formula="?f150 / ?f67"/>
              <draw:equation draw:name="f200" draw:formula="?f151 / ?f68"/>
              <draw:equation draw:name="f201" draw:formula="?f152 / ?f68"/>
              <draw:equation draw:name="f202" draw:formula="?f153 / ?f68"/>
              <draw:equation draw:name="f203" draw:formula="?f154 / ?f67"/>
              <draw:equation draw:name="f204" draw:formula="?f155 / ?f67"/>
              <draw:equation draw:name="f205" draw:formula="?f156 / ?f67"/>
              <draw:equation draw:name="f206" draw:formula="?f157 / ?f68"/>
              <draw:equation draw:name="f207" draw:formula="?f158 / ?f68"/>
            </draw:enhanced-geometry>
          </draw:custom-shape>
          <draw:custom-shape svg:x="5.43979in" svg:y="2.44238in" svg:width="0.06405in" svg:height="0.05862in" draw:id="id312" draw:style-name="a1416" draw:name="Rectangle 11">
            <svg:title/>
            <svg:desc/>
            <text:p text:style-name="a1415" text:class-names="" text:cond-style-name=""><text:span text:style-name="a1414" text:class-names=""/></text:p>
            <draw:enhanced-geometry xmlns:dr3d="urn:oasis:names:tc:opendocument:xmlns:dr3d:1.0" draw:type="non-primitive" svg:viewBox="0 0 21600 21600" draw:enhanced-path="M 0 0 L 21600 0 21600 21600 0 21600 Z N"/>
          </draw:custom-shape>
          <draw:custom-shape svg:x="5.41987in" svg:y="2.42144in" svg:width="0.1039in" svg:height="0.07956in" draw:id="id313" draw:style-name="a1419" draw:name="Freeform 12">
            <svg:title/>
            <svg:desc/>
            <text:p text:style-name="a1418" text:class-names="" text:cond-style-name=""><text:span text:style-name="a1417" text:class-names=""/></text:p>
            <draw:enhanced-geometry xmlns:dr3d="urn:oasis:names:tc:opendocument:xmlns:dr3d:1.0" draw:type="non-primitive" svg:viewBox="0 0 73 57" draw:enhanced-path="M ?f1 ?f0 L ?f0 ?f0 ?f0 ?f2 ?f3 ?f2 ?f3 ?f4 ?f5 ?f4 ?f5 ?f2 ?f1 ?f2 ?f1 ?f0 Z N" draw:text-areas="?f24 ?f26 ?f25 ?f27" draw:glue-points="?f28 ?f29 ?f30 ?f29 ?f30 ?f31 ?f32 ?f31 ?f32 ?f33 ?f34 ?f33 ?f34 ?f31 ?f28 ?f31 ?f28 ?f29" draw:glue-point-leaving-directions="-90, -90, -90, -90, -90, -90, -90, -90, -90">
              <draw:equation draw:name="f0" draw:formula="0"/>
              <draw:equation draw:name="f1" draw:formula="73"/>
              <draw:equation draw:name="f2" draw:formula="57"/>
              <draw:equation draw:name="f3" draw:formula="14"/>
              <draw:equation draw:name="f4" draw:formula="15"/>
              <draw:equation draw:name="f5" draw:formula="59"/>
              <draw:equation draw:name="f6" draw:formula="?f2 - ?f0"/>
              <draw:equation draw:name="f7" draw:formula="?f1 - ?f0"/>
              <draw:equation draw:name="f8" draw:formula="?f7 / 73"/>
              <draw:equation draw:name="f9" draw:formula="?f6 / 57"/>
              <draw:equation draw:name="f10" draw:formula="73 * ?f7"/>
              <draw:equation draw:name="f11" draw:formula="0 * ?f6"/>
              <draw:equation draw:name="f12" draw:formula="0 * ?f7"/>
              <draw:equation draw:name="f13" draw:formula="57 * ?f6"/>
              <draw:equation draw:name="f14" draw:formula="14 * ?f7"/>
              <draw:equation draw:name="f15" draw:formula="15 * ?f6"/>
              <draw:equation draw:name="f16" draw:formula="59 * ?f7"/>
              <draw:equation draw:name="f17" draw:formula="?f10 / 73"/>
              <draw:equation draw:name="f18" draw:formula="?f11 / 57"/>
              <draw:equation draw:name="f19" draw:formula="?f12 / 73"/>
              <draw:equation draw:name="f20" draw:formula="?f13 / 57"/>
              <draw:equation draw:name="f21" draw:formula="?f14 / 73"/>
              <draw:equation draw:name="f22" draw:formula="?f15 / 57"/>
              <draw:equation draw:name="f23" draw:formula="?f16 / 73"/>
              <draw:equation draw:name="f24" draw:formula="0 / ?f8"/>
              <draw:equation draw:name="f25" draw:formula="?f1 / ?f8"/>
              <draw:equation draw:name="f26" draw:formula="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x="6.02192in" svg:y="2.44238in" svg:width="0.06262in" svg:height="0.05862in" draw:id="id314" draw:style-name="a1422" draw:name="Rectangle 13">
            <svg:title/>
            <svg:desc/>
            <text:p text:style-name="a1421" text:class-names="" text:cond-style-name=""><text:span text:style-name="a1420" text:class-names=""/></text:p>
            <draw:enhanced-geometry xmlns:dr3d="urn:oasis:names:tc:opendocument:xmlns:dr3d:1.0" draw:type="non-primitive" svg:viewBox="0 0 21600 21600" draw:enhanced-path="M 0 0 L 21600 0 21600 21600 0 21600 Z N"/>
          </draw:custom-shape>
          <draw:custom-shape svg:x="6.00057in" svg:y="2.42144in" svg:width="0.10532in" svg:height="0.07956in" draw:id="id315" draw:style-name="a1425" draw:name="Freeform 14">
            <svg:title/>
            <svg:desc/>
            <text:p text:style-name="a1424" text:class-names="" text:cond-style-name=""><text:span text:style-name="a1423" text:class-names=""/></text:p>
            <draw:enhanced-geometry xmlns:dr3d="urn:oasis:names:tc:opendocument:xmlns:dr3d:1.0" draw:type="non-primitive" svg:viewBox="0 0 74 57" draw:enhanced-path="M ?f1 ?f0 L ?f0 ?f0 ?f0 ?f2 ?f3 ?f2 ?f3 ?f3 ?f4 ?f3 ?f4 ?f2 ?f1 ?f2 ?f1 ?f0 Z N" draw:text-areas="?f23 ?f25 ?f24 ?f26" draw:glue-points="?f27 ?f28 ?f29 ?f28 ?f29 ?f30 ?f31 ?f30 ?f31 ?f32 ?f33 ?f32 ?f33 ?f30 ?f27 ?f30 ?f27 ?f28" draw:glue-point-leaving-directions="-90, -90, -90, -90, -90, -90, -90, -90, -90">
              <draw:equation draw:name="f0" draw:formula="0"/>
              <draw:equation draw:name="f1" draw:formula="74"/>
              <draw:equation draw:name="f2" draw:formula="57"/>
              <draw:equation draw:name="f3" draw:formula="15"/>
              <draw:equation draw:name="f4" draw:formula="59"/>
              <draw:equation draw:name="f5" draw:formula="?f2 - ?f0"/>
              <draw:equation draw:name="f6" draw:formula="?f1 - ?f0"/>
              <draw:equation draw:name="f7" draw:formula="?f6 / 74"/>
              <draw:equation draw:name="f8" draw:formula="?f5 / 57"/>
              <draw:equation draw:name="f9" draw:formula="74 * ?f6"/>
              <draw:equation draw:name="f10" draw:formula="0 * ?f5"/>
              <draw:equation draw:name="f11" draw:formula="0 * ?f6"/>
              <draw:equation draw:name="f12" draw:formula="57 * ?f5"/>
              <draw:equation draw:name="f13" draw:formula="15 * ?f6"/>
              <draw:equation draw:name="f14" draw:formula="15 * ?f5"/>
              <draw:equation draw:name="f15" draw:formula="59 * ?f6"/>
              <draw:equation draw:name="f16" draw:formula="?f9 / 74"/>
              <draw:equation draw:name="f17" draw:formula="?f10 / 57"/>
              <draw:equation draw:name="f18" draw:formula="?f11 / 74"/>
              <draw:equation draw:name="f19" draw:formula="?f12 / 57"/>
              <draw:equation draw:name="f20" draw:formula="?f13 / 74"/>
              <draw:equation draw:name="f21" draw:formula="?f14 / 57"/>
              <draw:equation draw:name="f22" draw:formula="?f15 / 74"/>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5.41987in" svg:y="4.01404in" svg:width="0.76573in" svg:height="0.1312in" draw:id="id316" draw:style-name="a1428" draw:name="Freeform 15">
            <svg:title/>
            <svg:desc/>
            <text:p text:style-name="a1427" text:class-names="" text:cond-style-name=""><text:span text:style-name="a1426" text:class-names=""/></text:p>
            <draw:enhanced-geometry xmlns:dr3d="urn:oasis:names:tc:opendocument:xmlns:dr3d:1.0" draw:type="non-primitive" svg:viewBox="0 0 711 125" draw:enhanced-path="M ?f1 ?f3 L ?f1 ?f4 C ?f1 ?f5 ?f6 ?f2 ?f7 ?f2 L ?f8 ?f2 ?f0 ?f2 ?f0 ?f0 ?f7 ?f0 C ?f6 ?f0 ?f1 ?f9 ?f1 ?f3 Z N" draw:text-areas="?f30 ?f32 ?f31 ?f33" draw:glue-points="?f34 ?f35 ?f34 ?f36 ?f37 ?f38 ?f39 ?f38 ?f40 ?f38 ?f40 ?f41 ?f37 ?f41 ?f34 ?f35"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693"/>
              <draw:equation draw:name="f7" draw:formula="671"/>
              <draw:equation draw:name="f8" draw:formula="637"/>
              <draw:equation draw:name="f9" draw:formula="17"/>
              <draw:equation draw:name="f10" draw:formula="?f2 - ?f0"/>
              <draw:equation draw:name="f11" draw:formula="?f1 - ?f0"/>
              <draw:equation draw:name="f12" draw:formula="?f11 / 711"/>
              <draw:equation draw:name="f13" draw:formula="?f10 / 125"/>
              <draw:equation draw:name="f14" draw:formula="711 * ?f11"/>
              <draw:equation draw:name="f15" draw:formula="39 * ?f10"/>
              <draw:equation draw:name="f16" draw:formula="86 * ?f10"/>
              <draw:equation draw:name="f17" draw:formula="671 * ?f11"/>
              <draw:equation draw:name="f18" draw:formula="125 * ?f10"/>
              <draw:equation draw:name="f19" draw:formula="637 * ?f11"/>
              <draw:equation draw:name="f20" draw:formula="0 * ?f11"/>
              <draw:equation draw:name="f21" draw:formula="0 * ?f10"/>
              <draw:equation draw:name="f22" draw:formula="?f14 / 711"/>
              <draw:equation draw:name="f23" draw:formula="?f15 / 125"/>
              <draw:equation draw:name="f24" draw:formula="?f16 / 125"/>
              <draw:equation draw:name="f25" draw:formula="?f17 / 711"/>
              <draw:equation draw:name="f26" draw:formula="?f18 / 125"/>
              <draw:equation draw:name="f27" draw:formula="?f19 / 711"/>
              <draw:equation draw:name="f28" draw:formula="?f20 / 711"/>
              <draw:equation draw:name="f29" draw:formula="?f21 / 125"/>
              <draw:equation draw:name="f30" draw:formula="0 / ?f12"/>
              <draw:equation draw:name="f31" draw:formula="?f1 / ?f12"/>
              <draw:equation draw:name="f32" draw:formula="0 / ?f13"/>
              <draw:equation draw:name="f33" draw:formula="?f2 / ?f13"/>
              <draw:equation draw:name="f34" draw:formula="?f22 / ?f12"/>
              <draw:equation draw:name="f35" draw:formula="?f23 / ?f13"/>
              <draw:equation draw:name="f36" draw:formula="?f24 / ?f13"/>
              <draw:equation draw:name="f37" draw:formula="?f25 / ?f12"/>
              <draw:equation draw:name="f38" draw:formula="?f26 / ?f13"/>
              <draw:equation draw:name="f39" draw:formula="?f27 / ?f12"/>
              <draw:equation draw:name="f40" draw:formula="?f28 / ?f12"/>
              <draw:equation draw:name="f41" draw:formula="?f29 / ?f13"/>
            </draw:enhanced-geometry>
          </draw:custom-shape>
          <draw:custom-shape svg:x="6.00057in" svg:y="4.14524in" svg:width="0.10532in" svg:height="0.5974in" draw:id="id317" draw:style-name="a1431" draw:name="Rectangle 16">
            <svg:title/>
            <svg:desc/>
            <text:p text:style-name="a1430" text:class-names="" text:cond-style-name=""><text:span text:style-name="a1429" text:class-names=""/></text:p>
            <draw:enhanced-geometry xmlns:dr3d="urn:oasis:names:tc:opendocument:xmlns:dr3d:1.0" draw:type="non-primitive" svg:viewBox="0 0 21600 21600" draw:enhanced-path="M 0 0 L 21600 0 21600 21600 0 21600 Z N"/>
          </draw:custom-shape>
          <draw:custom-shape svg:x="5.52377in" svg:y="4.26109in" svg:width="0.4768in" svg:height="0.08235in" draw:id="id318" draw:style-name="a1434" draw:name="Rectangle 17">
            <svg:title/>
            <svg:desc/>
            <text:p text:style-name="a1433" text:class-names="" text:cond-style-name=""><text:span text:style-name="a1432" text:class-names=""/></text:p>
            <draw:enhanced-geometry xmlns:dr3d="urn:oasis:names:tc:opendocument:xmlns:dr3d:1.0" draw:type="non-primitive" svg:viewBox="0 0 21600 21600" draw:enhanced-path="M 0 0 L 21600 0 21600 21600 0 21600 Z N"/>
          </draw:custom-shape>
          <draw:custom-shape svg:x="5.41987in" svg:y="4.14524in" svg:width="0.1039in" svg:height="0.5974in" draw:id="id319" draw:style-name="a1437" draw:name="Rectangle 18">
            <svg:title/>
            <svg:desc/>
            <text:p text:style-name="a1436" text:class-names="" text:cond-style-name=""><text:span text:style-name="a1435" text:class-names=""/></text:p>
            <draw:enhanced-geometry xmlns:dr3d="urn:oasis:names:tc:opendocument:xmlns:dr3d:1.0" draw:type="non-primitive" svg:viewBox="0 0 21600 21600" draw:enhanced-path="M 0 0 L 21600 0 21600 21600 0 21600 Z N"/>
          </draw:custom-shape>
          <draw:custom-shape svg:x="5.33162in" svg:y="3.27985in" svg:width="0.21207in" svg:height="0.73419in" draw:id="id320" draw:style-name="a1440" draw:name="Freeform 19">
            <svg:title/>
            <svg:desc/>
            <text:p text:style-name="a1439" text:class-names="" text:cond-style-name=""><text:span text:style-name="a1438" text:class-names=""/></text:p>
            <draw:enhanced-geometry xmlns:dr3d="urn:oasis:names:tc:opendocument:xmlns:dr3d:1.0" draw:type="non-primitive" svg:viewBox="0 0 196 695" draw:enhanced-path="M ?f3 ?f2 L ?f0 ?f0 ?f4 ?f0 ?f1 ?f2 ?f3 ?f2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81"/>
              <draw:equation draw:name="f4" draw:formula="62"/>
              <draw:equation draw:name="f5" draw:formula="?f2 - ?f0"/>
              <draw:equation draw:name="f6" draw:formula="?f1 - ?f0"/>
              <draw:equation draw:name="f7" draw:formula="?f6 / 196"/>
              <draw:equation draw:name="f8" draw:formula="?f5 / 695"/>
              <draw:equation draw:name="f9" draw:formula="81 * ?f6"/>
              <draw:equation draw:name="f10" draw:formula="695 * ?f5"/>
              <draw:equation draw:name="f11" draw:formula="0 * ?f6"/>
              <draw:equation draw:name="f12" draw:formula="0 * ?f5"/>
              <draw:equation draw:name="f13" draw:formula="62 * ?f6"/>
              <draw:equation draw:name="f14" draw:formula="196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5.31455in" svg:y="3.26031in" svg:width="0.89098in" svg:height="1.50187in" draw:id="id321" draw:style-name="a1443" draw:name="Freeform 20">
            <svg:title/>
            <svg:desc/>
            <text:p text:style-name="a1442" text:class-names="" text:cond-style-name=""><text:span text:style-name="a1441" text:class-names=""/></text:p>
            <draw:enhanced-geometry xmlns:dr3d="urn:oasis:names:tc:opendocument:xmlns:dr3d:1.0" draw:type="non-primitive" svg:viewBox="0 0 828 1424" draw:enhanced-path="M ?f3 ?f4 L ?f5 ?f4 ?f6 ?f7 C ?f8 ?f9 ?f10 ?f11 ?f12 ?f13 ?f14 ?f0 ?f15 ?f0 ?f16 ?f17 L ?f18 ?f19 C ?f20 ?f21 ?f0 ?f22 ?f23 ?f24 L ?f25 ?f26 ?f25 ?f27 C ?f25 ?f28 ?f29 ?f2 ?f6 ?f2 L ?f30 ?f2 C ?f31 ?f2 ?f32 ?f28 ?f32 ?f27 L ?f32 ?f33 ?f34 ?f33 ?f34 ?f27 C ?f34 ?f28 ?f35 ?f2 ?f36 ?f2 L ?f37 ?f2 C ?f38 ?f2 ?f39 ?f28 ?f39 ?f27 L ?f39 ?f40 ?f3 ?f40 C ?f41 ?f40 ?f1 ?f42 ?f1 ?f43 L ?f1 ?f39 C ?f1 ?f44 ?f41 ?f4 ?f3 ?f4 Z M ?f45 ?f46 L ?f47 ?f48 ?f49 ?f4 ?f50 ?f4 ?f45 ?f46 M ?f51 ?f52 L ?f53 ?f52 ?f53 ?f40 ?f51 ?f40 ?f51 ?f52 Z M ?f34 ?f54 L ?f32 ?f54 ?f32 ?f55 ?f34 ?f55 ?f34 ?f54 Z M ?f32 ?f56 L ?f32 ?f40 ?f34 ?f40 ?f34 ?f56 ?f32 ?f56 Z M ?f57 ?f52 L ?f58 ?f52 ?f58 ?f40 ?f57 ?f40 ?f57 ?f52 Z M ?f59 ?f43 C ?f59 ?f60 ?f61 ?f62 ?f3 ?f62 L ?f53 ?f62 ?f53 ?f63 ?f3 ?f63 C ?f61 ?f63 ?f59 ?f64 ?f59 ?f39 L ?f59 ?f43 Z N" draw:text-areas="?f159 ?f161 ?f160 ?f162" draw:glue-points="?f163 ?f164 ?f165 ?f164 ?f166 ?f167 ?f168 ?f169 ?f170 ?f171 ?f172 ?f173 ?f174 ?f175 ?f176 ?f177 ?f176 ?f178 ?f166 ?f179 ?f180 ?f179 ?f181 ?f178 ?f181 ?f182 ?f183 ?f182 ?f183 ?f178 ?f184 ?f179 ?f185 ?f179 ?f186 ?f178 ?f186 ?f187 ?f163 ?f187 ?f188 ?f189 ?f188 ?f190 ?f163 ?f164 ?f191 ?f192 ?f193 ?f194 ?f195 ?f164 ?f196 ?f164 ?f191 ?f192 ?f197 ?f198 ?f199 ?f198 ?f199 ?f187 ?f197 ?f187 ?f197 ?f198 ?f183 ?f200 ?f181 ?f200 ?f181 ?f201 ?f183 ?f201 ?f183 ?f200 ?f181 ?f202 ?f181 ?f187 ?f183 ?f187 ?f183 ?f202 ?f181 ?f202 ?f203 ?f198 ?f204 ?f198 ?f204 ?f187 ?f203 ?f187 ?f203 ?f198 ?f205 ?f189 ?f163 ?f206 ?f199 ?f206 ?f199 ?f207 ?f163 ?f207 ?f205 ?f190 ?f205 ?f189"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769"/>
              <draw:equation draw:name="f4" draw:formula="695"/>
              <draw:equation draw:name="f5" draw:formula="229"/>
              <draw:equation draw:name="f6" draw:formula="98"/>
              <draw:equation draw:name="f7" draw:formula="16"/>
              <draw:equation draw:name="f8" draw:formula="97"/>
              <draw:equation draw:name="f9" draw:formula="10"/>
              <draw:equation draw:name="f10" draw:formula="94"/>
              <draw:equation draw:name="f11" draw:formula="6"/>
              <draw:equation draw:name="f12" draw:formula="89"/>
              <draw:equation draw:name="f13" draw:formula="3"/>
              <draw:equation draw:name="f14" draw:formula="84"/>
              <draw:equation draw:name="f15" draw:formula="78"/>
              <draw:equation draw:name="f16" draw:formula="73"/>
              <draw:equation draw:name="f17" draw:formula="2"/>
              <draw:equation draw:name="f18" draw:formula="14"/>
              <draw:equation draw:name="f19" draw:formula="24"/>
              <draw:equation draw:name="f20" draw:formula="5"/>
              <draw:equation draw:name="f21" draw:formula="27"/>
              <draw:equation draw:name="f22" draw:formula="35"/>
              <draw:equation draw:name="f23" draw:formula="1"/>
              <draw:equation draw:name="f24" draw:formula="43"/>
              <draw:equation draw:name="f25" draw:formula="79"/>
              <draw:equation draw:name="f26" draw:formula="715"/>
              <draw:equation draw:name="f27" draw:formula="1405"/>
              <draw:equation draw:name="f28" draw:formula="1416"/>
              <draw:equation draw:name="f29" draw:formula="87"/>
              <draw:equation draw:name="f30" draw:formula="195"/>
              <draw:equation draw:name="f31" draw:formula="205"/>
              <draw:equation draw:name="f32" draw:formula="213"/>
              <draw:equation draw:name="f33" draw:formula="1045"/>
              <draw:equation draw:name="f34" draw:formula="619"/>
              <draw:equation draw:name="f35" draw:formula="627"/>
              <draw:equation draw:name="f36" draw:formula="638"/>
              <draw:equation draw:name="f37" draw:formula="735"/>
              <draw:equation draw:name="f38" draw:formula="745"/>
              <draw:equation draw:name="f39" draw:formula="753"/>
              <draw:equation draw:name="f40" draw:formula="858"/>
              <draw:equation draw:name="f41" draw:formula="802"/>
              <draw:equation draw:name="f42" draw:formula="832"/>
              <draw:equation draw:name="f43" draw:formula="800"/>
              <draw:equation draw:name="f44" draw:formula="721"/>
              <draw:equation draw:name="f45" draw:formula="40"/>
              <draw:equation draw:name="f46" draw:formula="54"/>
              <draw:equation draw:name="f47" draw:formula="65"/>
              <draw:equation draw:name="f48" draw:formula="45"/>
              <draw:equation draw:name="f49" draw:formula="191"/>
              <draw:equation draw:name="f50" draw:formula="115"/>
              <draw:equation draw:name="f51" draw:formula="176"/>
              <draw:equation draw:name="f52" draw:formula="1386"/>
              <draw:equation draw:name="f53" draw:formula="117"/>
              <draw:equation draw:name="f54" draw:formula="1008"/>
              <draw:equation draw:name="f55" draw:formula="968"/>
              <draw:equation draw:name="f56" draw:formula="930"/>
              <draw:equation draw:name="f57" draw:formula="716"/>
              <draw:equation draw:name="f58" draw:formula="657"/>
              <draw:equation draw:name="f59" draw:formula="790"/>
              <draw:equation draw:name="f60" draw:formula="811"/>
              <draw:equation draw:name="f61" draw:formula="781"/>
              <draw:equation draw:name="f62" draw:formula="820"/>
              <draw:equation draw:name="f63" draw:formula="733"/>
              <draw:equation draw:name="f64" draw:formula="742"/>
              <draw:equation draw:name="f65" draw:formula="?f2 - ?f0"/>
              <draw:equation draw:name="f66" draw:formula="?f1 - ?f0"/>
              <draw:equation draw:name="f67" draw:formula="?f66 / 828"/>
              <draw:equation draw:name="f68" draw:formula="?f65 / 1424"/>
              <draw:equation draw:name="f69" draw:formula="769 * ?f66"/>
              <draw:equation draw:name="f70" draw:formula="695 * ?f65"/>
              <draw:equation draw:name="f71" draw:formula="229 * ?f66"/>
              <draw:equation draw:name="f72" draw:formula="98 * ?f66"/>
              <draw:equation draw:name="f73" draw:formula="16 * ?f65"/>
              <draw:equation draw:name="f74" draw:formula="89 * ?f66"/>
              <draw:equation draw:name="f75" draw:formula="3 * ?f65"/>
              <draw:equation draw:name="f76" draw:formula="73 * ?f66"/>
              <draw:equation draw:name="f77" draw:formula="2 * ?f65"/>
              <draw:equation draw:name="f78" draw:formula="14 * ?f66"/>
              <draw:equation draw:name="f79" draw:formula="24 * ?f65"/>
              <draw:equation draw:name="f80" draw:formula="1 * ?f66"/>
              <draw:equation draw:name="f81" draw:formula="43 * ?f65"/>
              <draw:equation draw:name="f82" draw:formula="79 * ?f66"/>
              <draw:equation draw:name="f83" draw:formula="715 * ?f65"/>
              <draw:equation draw:name="f84" draw:formula="1405 * ?f65"/>
              <draw:equation draw:name="f85" draw:formula="1424 * ?f65"/>
              <draw:equation draw:name="f86" draw:formula="195 * ?f66"/>
              <draw:equation draw:name="f87" draw:formula="213 * ?f66"/>
              <draw:equation draw:name="f88" draw:formula="1045 * ?f65"/>
              <draw:equation draw:name="f89" draw:formula="619 * ?f66"/>
              <draw:equation draw:name="f90" draw:formula="638 * ?f66"/>
              <draw:equation draw:name="f91" draw:formula="735 * ?f66"/>
              <draw:equation draw:name="f92" draw:formula="753 * ?f66"/>
              <draw:equation draw:name="f93" draw:formula="858 * ?f65"/>
              <draw:equation draw:name="f94" draw:formula="828 * ?f66"/>
              <draw:equation draw:name="f95" draw:formula="800 * ?f65"/>
              <draw:equation draw:name="f96" draw:formula="753 * ?f65"/>
              <draw:equation draw:name="f97" draw:formula="40 * ?f66"/>
              <draw:equation draw:name="f98" draw:formula="54 * ?f65"/>
              <draw:equation draw:name="f99" draw:formula="65 * ?f66"/>
              <draw:equation draw:name="f100" draw:formula="45 * ?f65"/>
              <draw:equation draw:name="f101" draw:formula="191 * ?f66"/>
              <draw:equation draw:name="f102" draw:formula="115 * ?f66"/>
              <draw:equation draw:name="f103" draw:formula="176 * ?f66"/>
              <draw:equation draw:name="f104" draw:formula="1386 * ?f65"/>
              <draw:equation draw:name="f105" draw:formula="117 * ?f66"/>
              <draw:equation draw:name="f106" draw:formula="1008 * ?f65"/>
              <draw:equation draw:name="f107" draw:formula="968 * ?f65"/>
              <draw:equation draw:name="f108" draw:formula="930 * ?f65"/>
              <draw:equation draw:name="f109" draw:formula="716 * ?f66"/>
              <draw:equation draw:name="f110" draw:formula="657 * ?f66"/>
              <draw:equation draw:name="f111" draw:formula="790 * ?f66"/>
              <draw:equation draw:name="f112" draw:formula="820 * ?f65"/>
              <draw:equation draw:name="f113" draw:formula="733 * ?f65"/>
              <draw:equation draw:name="f114" draw:formula="?f69 / 828"/>
              <draw:equation draw:name="f115" draw:formula="?f70 / 1424"/>
              <draw:equation draw:name="f116" draw:formula="?f71 / 828"/>
              <draw:equation draw:name="f117" draw:formula="?f72 / 828"/>
              <draw:equation draw:name="f118" draw:formula="?f73 / 1424"/>
              <draw:equation draw:name="f119" draw:formula="?f74 / 828"/>
              <draw:equation draw:name="f120" draw:formula="?f75 / 1424"/>
              <draw:equation draw:name="f121" draw:formula="?f76 / 828"/>
              <draw:equation draw:name="f122" draw:formula="?f77 / 1424"/>
              <draw:equation draw:name="f123" draw:formula="?f78 / 828"/>
              <draw:equation draw:name="f124" draw:formula="?f79 / 1424"/>
              <draw:equation draw:name="f125" draw:formula="?f80 / 828"/>
              <draw:equation draw:name="f126" draw:formula="?f81 / 1424"/>
              <draw:equation draw:name="f127" draw:formula="?f82 / 828"/>
              <draw:equation draw:name="f128" draw:formula="?f83 / 1424"/>
              <draw:equation draw:name="f129" draw:formula="?f84 / 1424"/>
              <draw:equation draw:name="f130" draw:formula="?f85 / 1424"/>
              <draw:equation draw:name="f131" draw:formula="?f86 / 828"/>
              <draw:equation draw:name="f132" draw:formula="?f87 / 828"/>
              <draw:equation draw:name="f133" draw:formula="?f88 / 1424"/>
              <draw:equation draw:name="f134" draw:formula="?f89 / 828"/>
              <draw:equation draw:name="f135" draw:formula="?f90 / 828"/>
              <draw:equation draw:name="f136" draw:formula="?f91 / 828"/>
              <draw:equation draw:name="f137" draw:formula="?f92 / 828"/>
              <draw:equation draw:name="f138" draw:formula="?f93 / 1424"/>
              <draw:equation draw:name="f139" draw:formula="?f94 / 828"/>
              <draw:equation draw:name="f140" draw:formula="?f95 / 1424"/>
              <draw:equation draw:name="f141" draw:formula="?f96 / 1424"/>
              <draw:equation draw:name="f142" draw:formula="?f97 / 828"/>
              <draw:equation draw:name="f143" draw:formula="?f98 / 1424"/>
              <draw:equation draw:name="f144" draw:formula="?f99 / 828"/>
              <draw:equation draw:name="f145" draw:formula="?f100 / 1424"/>
              <draw:equation draw:name="f146" draw:formula="?f101 / 828"/>
              <draw:equation draw:name="f147" draw:formula="?f102 / 828"/>
              <draw:equation draw:name="f148" draw:formula="?f103 / 828"/>
              <draw:equation draw:name="f149" draw:formula="?f104 / 1424"/>
              <draw:equation draw:name="f150" draw:formula="?f105 / 828"/>
              <draw:equation draw:name="f151" draw:formula="?f106 / 1424"/>
              <draw:equation draw:name="f152" draw:formula="?f107 / 1424"/>
              <draw:equation draw:name="f153" draw:formula="?f108 / 1424"/>
              <draw:equation draw:name="f154" draw:formula="?f109 / 828"/>
              <draw:equation draw:name="f155" draw:formula="?f110 / 828"/>
              <draw:equation draw:name="f156" draw:formula="?f111 / 828"/>
              <draw:equation draw:name="f157" draw:formula="?f112 / 1424"/>
              <draw:equation draw:name="f158" draw:formula="?f113 / 1424"/>
              <draw:equation draw:name="f159" draw:formula="0 / ?f67"/>
              <draw:equation draw:name="f160" draw:formula="?f1 / ?f67"/>
              <draw:equation draw:name="f161" draw:formula="0 / ?f68"/>
              <draw:equation draw:name="f162" draw:formula="?f2 / ?f68"/>
              <draw:equation draw:name="f163" draw:formula="?f114 / ?f67"/>
              <draw:equation draw:name="f164" draw:formula="?f115 / ?f68"/>
              <draw:equation draw:name="f165" draw:formula="?f116 / ?f67"/>
              <draw:equation draw:name="f166" draw:formula="?f117 / ?f67"/>
              <draw:equation draw:name="f167" draw:formula="?f118 / ?f68"/>
              <draw:equation draw:name="f168" draw:formula="?f119 / ?f67"/>
              <draw:equation draw:name="f169" draw:formula="?f120 / ?f68"/>
              <draw:equation draw:name="f170" draw:formula="?f121 / ?f67"/>
              <draw:equation draw:name="f171" draw:formula="?f122 / ?f68"/>
              <draw:equation draw:name="f172" draw:formula="?f123 / ?f67"/>
              <draw:equation draw:name="f173" draw:formula="?f124 / ?f68"/>
              <draw:equation draw:name="f174" draw:formula="?f125 / ?f67"/>
              <draw:equation draw:name="f175" draw:formula="?f126 / ?f68"/>
              <draw:equation draw:name="f176" draw:formula="?f127 / ?f67"/>
              <draw:equation draw:name="f177" draw:formula="?f128 / ?f68"/>
              <draw:equation draw:name="f178" draw:formula="?f129 / ?f68"/>
              <draw:equation draw:name="f179" draw:formula="?f130 / ?f68"/>
              <draw:equation draw:name="f180" draw:formula="?f131 / ?f67"/>
              <draw:equation draw:name="f181" draw:formula="?f132 / ?f67"/>
              <draw:equation draw:name="f182" draw:formula="?f133 / ?f68"/>
              <draw:equation draw:name="f183" draw:formula="?f134 / ?f67"/>
              <draw:equation draw:name="f184" draw:formula="?f135 / ?f67"/>
              <draw:equation draw:name="f185" draw:formula="?f136 / ?f67"/>
              <draw:equation draw:name="f186" draw:formula="?f137 / ?f67"/>
              <draw:equation draw:name="f187" draw:formula="?f138 / ?f68"/>
              <draw:equation draw:name="f188" draw:formula="?f139 / ?f67"/>
              <draw:equation draw:name="f189" draw:formula="?f140 / ?f68"/>
              <draw:equation draw:name="f190" draw:formula="?f141 / ?f68"/>
              <draw:equation draw:name="f191" draw:formula="?f142 / ?f67"/>
              <draw:equation draw:name="f192" draw:formula="?f143 / ?f68"/>
              <draw:equation draw:name="f193" draw:formula="?f144 / ?f67"/>
              <draw:equation draw:name="f194" draw:formula="?f145 / ?f68"/>
              <draw:equation draw:name="f195" draw:formula="?f146 / ?f67"/>
              <draw:equation draw:name="f196" draw:formula="?f147 / ?f67"/>
              <draw:equation draw:name="f197" draw:formula="?f148 / ?f67"/>
              <draw:equation draw:name="f198" draw:formula="?f149 / ?f68"/>
              <draw:equation draw:name="f199" draw:formula="?f150 / ?f67"/>
              <draw:equation draw:name="f200" draw:formula="?f151 / ?f68"/>
              <draw:equation draw:name="f201" draw:formula="?f152 / ?f68"/>
              <draw:equation draw:name="f202" draw:formula="?f153 / ?f68"/>
              <draw:equation draw:name="f203" draw:formula="?f154 / ?f67"/>
              <draw:equation draw:name="f204" draw:formula="?f155 / ?f67"/>
              <draw:equation draw:name="f205" draw:formula="?f156 / ?f67"/>
              <draw:equation draw:name="f206" draw:formula="?f157 / ?f68"/>
              <draw:equation draw:name="f207" draw:formula="?f158 / ?f68"/>
            </draw:enhanced-geometry>
          </draw:custom-shape>
          <draw:custom-shape svg:x="5.43979in" svg:y="4.16478in" svg:width="0.06405in" svg:height="0.06002in" draw:id="id322" draw:style-name="a1446" draw:name="Rectangle 21">
            <svg:title/>
            <svg:desc/>
            <text:p text:style-name="a1445" text:class-names="" text:cond-style-name=""><text:span text:style-name="a1444" text:class-names=""/></text:p>
            <draw:enhanced-geometry xmlns:dr3d="urn:oasis:names:tc:opendocument:xmlns:dr3d:1.0" draw:type="non-primitive" svg:viewBox="0 0 21600 21600" draw:enhanced-path="M 0 0 L 21600 0 21600 21600 0 21600 Z N"/>
          </draw:custom-shape>
          <draw:custom-shape svg:x="5.41987in" svg:y="4.14524in" svg:width="0.1039in" svg:height="0.07956in" draw:id="id323" draw:style-name="a1449" draw:name="Freeform 22">
            <svg:title/>
            <svg:desc/>
            <text:p text:style-name="a1448" text:class-names="" text:cond-style-name=""><text:span text:style-name="a1447" text:class-names=""/></text:p>
            <draw:enhanced-geometry xmlns:dr3d="urn:oasis:names:tc:opendocument:xmlns:dr3d:1.0" draw:type="non-primitive" svg:viewBox="0 0 73 57" draw:enhanced-path="M ?f1 ?f0 L ?f0 ?f0 ?f0 ?f2 ?f3 ?f2 ?f3 ?f3 ?f4 ?f3 ?f4 ?f2 ?f1 ?f2 ?f1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14"/>
              <draw:equation draw:name="f4" draw:formula="59"/>
              <draw:equation draw:name="f5" draw:formula="?f2 - ?f0"/>
              <draw:equation draw:name="f6" draw:formula="?f1 - ?f0"/>
              <draw:equation draw:name="f7" draw:formula="?f6 / 73"/>
              <draw:equation draw:name="f8" draw:formula="?f5 / 57"/>
              <draw:equation draw:name="f9" draw:formula="73 * ?f6"/>
              <draw:equation draw:name="f10" draw:formula="0 * ?f5"/>
              <draw:equation draw:name="f11" draw:formula="0 * ?f6"/>
              <draw:equation draw:name="f12" draw:formula="57 * ?f5"/>
              <draw:equation draw:name="f13" draw:formula="14 * ?f6"/>
              <draw:equation draw:name="f14" draw:formula="14 * ?f5"/>
              <draw:equation draw:name="f15" draw:formula="59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6.02192in" svg:y="4.16478in" svg:width="0.06262in" svg:height="0.06002in" draw:id="id324" draw:style-name="a1452" draw:name="Rectangle 23">
            <svg:title/>
            <svg:desc/>
            <text:p text:style-name="a1451" text:class-names="" text:cond-style-name=""><text:span text:style-name="a1450" text:class-names=""/></text:p>
            <draw:enhanced-geometry xmlns:dr3d="urn:oasis:names:tc:opendocument:xmlns:dr3d:1.0" draw:type="non-primitive" svg:viewBox="0 0 21600 21600" draw:enhanced-path="M 0 0 L 21600 0 21600 21600 0 21600 Z N"/>
          </draw:custom-shape>
          <draw:custom-shape svg:x="6.00057in" svg:y="4.14524in" svg:width="0.10532in" svg:height="0.07956in" draw:id="id325" draw:style-name="a1455" draw:name="Freeform 24">
            <svg:title/>
            <svg:desc/>
            <text:p text:style-name="a1454" text:class-names="" text:cond-style-name=""><text:span text:style-name="a1453" text:class-names=""/></text:p>
            <draw:enhanced-geometry xmlns:dr3d="urn:oasis:names:tc:opendocument:xmlns:dr3d:1.0" draw:type="non-primitive" svg:viewBox="0 0 74 57" draw:enhanced-path="M ?f1 ?f0 L ?f0 ?f0 ?f0 ?f2 ?f3 ?f2 ?f3 ?f4 ?f5 ?f4 ?f5 ?f2 ?f1 ?f2 ?f1 ?f0 Z N" draw:text-areas="?f24 ?f26 ?f25 ?f27" draw:glue-points="?f28 ?f29 ?f30 ?f29 ?f30 ?f31 ?f32 ?f31 ?f32 ?f33 ?f34 ?f33 ?f34 ?f31 ?f28 ?f31 ?f28 ?f29" draw:glue-point-leaving-directions="-90, -90, -90, -90, -90, -90, -90, -90, -90">
              <draw:equation draw:name="f0" draw:formula="0"/>
              <draw:equation draw:name="f1" draw:formula="74"/>
              <draw:equation draw:name="f2" draw:formula="57"/>
              <draw:equation draw:name="f3" draw:formula="15"/>
              <draw:equation draw:name="f4" draw:formula="14"/>
              <draw:equation draw:name="f5" draw:formula="59"/>
              <draw:equation draw:name="f6" draw:formula="?f2 - ?f0"/>
              <draw:equation draw:name="f7" draw:formula="?f1 - ?f0"/>
              <draw:equation draw:name="f8" draw:formula="?f7 / 74"/>
              <draw:equation draw:name="f9" draw:formula="?f6 / 57"/>
              <draw:equation draw:name="f10" draw:formula="74 * ?f7"/>
              <draw:equation draw:name="f11" draw:formula="0 * ?f6"/>
              <draw:equation draw:name="f12" draw:formula="0 * ?f7"/>
              <draw:equation draw:name="f13" draw:formula="57 * ?f6"/>
              <draw:equation draw:name="f14" draw:formula="15 * ?f7"/>
              <draw:equation draw:name="f15" draw:formula="14 * ?f6"/>
              <draw:equation draw:name="f16" draw:formula="59 * ?f7"/>
              <draw:equation draw:name="f17" draw:formula="?f10 / 74"/>
              <draw:equation draw:name="f18" draw:formula="?f11 / 57"/>
              <draw:equation draw:name="f19" draw:formula="?f12 / 74"/>
              <draw:equation draw:name="f20" draw:formula="?f13 / 57"/>
              <draw:equation draw:name="f21" draw:formula="?f14 / 74"/>
              <draw:equation draw:name="f22" draw:formula="?f15 / 57"/>
              <draw:equation draw:name="f23" draw:formula="?f16 / 74"/>
              <draw:equation draw:name="f24" draw:formula="0 / ?f8"/>
              <draw:equation draw:name="f25" draw:formula="?f1 / ?f8"/>
              <draw:equation draw:name="f26" draw:formula="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x="5.41987in" svg:y="5.73784in" svg:width="0.76573in" svg:height="0.1312in" draw:id="id326" draw:style-name="a1458" draw:name="Freeform 25">
            <svg:title/>
            <svg:desc/>
            <text:p text:style-name="a1457" text:class-names="" text:cond-style-name=""><text:span text:style-name="a1456" text:class-names=""/></text:p>
            <draw:enhanced-geometry xmlns:dr3d="urn:oasis:names:tc:opendocument:xmlns:dr3d:1.0" draw:type="non-primitive" svg:viewBox="0 0 711 125" draw:enhanced-path="M ?f1 ?f3 L ?f1 ?f4 C ?f1 ?f5 ?f6 ?f2 ?f7 ?f2 L ?f8 ?f2 ?f0 ?f2 ?f0 ?f0 ?f7 ?f0 C ?f6 ?f0 ?f1 ?f9 ?f1 ?f3 Z N" draw:text-areas="?f30 ?f32 ?f31 ?f33" draw:glue-points="?f34 ?f35 ?f34 ?f36 ?f37 ?f38 ?f39 ?f38 ?f40 ?f38 ?f40 ?f41 ?f37 ?f41 ?f34 ?f35"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693"/>
              <draw:equation draw:name="f7" draw:formula="671"/>
              <draw:equation draw:name="f8" draw:formula="637"/>
              <draw:equation draw:name="f9" draw:formula="18"/>
              <draw:equation draw:name="f10" draw:formula="?f2 - ?f0"/>
              <draw:equation draw:name="f11" draw:formula="?f1 - ?f0"/>
              <draw:equation draw:name="f12" draw:formula="?f11 / 711"/>
              <draw:equation draw:name="f13" draw:formula="?f10 / 125"/>
              <draw:equation draw:name="f14" draw:formula="711 * ?f11"/>
              <draw:equation draw:name="f15" draw:formula="39 * ?f10"/>
              <draw:equation draw:name="f16" draw:formula="86 * ?f10"/>
              <draw:equation draw:name="f17" draw:formula="671 * ?f11"/>
              <draw:equation draw:name="f18" draw:formula="125 * ?f10"/>
              <draw:equation draw:name="f19" draw:formula="637 * ?f11"/>
              <draw:equation draw:name="f20" draw:formula="0 * ?f11"/>
              <draw:equation draw:name="f21" draw:formula="0 * ?f10"/>
              <draw:equation draw:name="f22" draw:formula="?f14 / 711"/>
              <draw:equation draw:name="f23" draw:formula="?f15 / 125"/>
              <draw:equation draw:name="f24" draw:formula="?f16 / 125"/>
              <draw:equation draw:name="f25" draw:formula="?f17 / 711"/>
              <draw:equation draw:name="f26" draw:formula="?f18 / 125"/>
              <draw:equation draw:name="f27" draw:formula="?f19 / 711"/>
              <draw:equation draw:name="f28" draw:formula="?f20 / 711"/>
              <draw:equation draw:name="f29" draw:formula="?f21 / 125"/>
              <draw:equation draw:name="f30" draw:formula="0 / ?f12"/>
              <draw:equation draw:name="f31" draw:formula="?f1 / ?f12"/>
              <draw:equation draw:name="f32" draw:formula="0 / ?f13"/>
              <draw:equation draw:name="f33" draw:formula="?f2 / ?f13"/>
              <draw:equation draw:name="f34" draw:formula="?f22 / ?f12"/>
              <draw:equation draw:name="f35" draw:formula="?f23 / ?f13"/>
              <draw:equation draw:name="f36" draw:formula="?f24 / ?f13"/>
              <draw:equation draw:name="f37" draw:formula="?f25 / ?f12"/>
              <draw:equation draw:name="f38" draw:formula="?f26 / ?f13"/>
              <draw:equation draw:name="f39" draw:formula="?f27 / ?f12"/>
              <draw:equation draw:name="f40" draw:formula="?f28 / ?f12"/>
              <draw:equation draw:name="f41" draw:formula="?f29 / ?f13"/>
            </draw:enhanced-geometry>
          </draw:custom-shape>
          <draw:custom-shape svg:x="6.00057in" svg:y="5.86904in" svg:width="0.10532in" svg:height="0.5974in" draw:id="id327" draw:style-name="a1461" draw:name="Rectangle 26">
            <svg:title/>
            <svg:desc/>
            <text:p text:style-name="a1460" text:class-names="" text:cond-style-name=""><text:span text:style-name="a1459" text:class-names=""/></text:p>
            <draw:enhanced-geometry xmlns:dr3d="urn:oasis:names:tc:opendocument:xmlns:dr3d:1.0" draw:type="non-primitive" svg:viewBox="0 0 21600 21600" draw:enhanced-path="M 0 0 L 21600 0 21600 21600 0 21600 Z N"/>
          </draw:custom-shape>
          <draw:custom-shape svg:x="5.52377in" svg:y="5.9849in" svg:width="0.4768in" svg:height="0.08235in" draw:id="id328" draw:style-name="a1464" draw:name="Rectangle 27">
            <svg:title/>
            <svg:desc/>
            <text:p text:style-name="a1463" text:class-names="" text:cond-style-name=""><text:span text:style-name="a1462" text:class-names=""/></text:p>
            <draw:enhanced-geometry xmlns:dr3d="urn:oasis:names:tc:opendocument:xmlns:dr3d:1.0" draw:type="non-primitive" svg:viewBox="0 0 21600 21600" draw:enhanced-path="M 0 0 L 21600 0 21600 21600 0 21600 Z N"/>
          </draw:custom-shape>
          <draw:custom-shape svg:x="5.41987in" svg:y="5.86904in" svg:width="0.1039in" svg:height="0.5974in" draw:id="id329" draw:style-name="a1467" draw:name="Rectangle 28">
            <svg:title/>
            <svg:desc/>
            <text:p text:style-name="a1466" text:class-names="" text:cond-style-name=""><text:span text:style-name="a1465" text:class-names=""/></text:p>
            <draw:enhanced-geometry xmlns:dr3d="urn:oasis:names:tc:opendocument:xmlns:dr3d:1.0" draw:type="non-primitive" svg:viewBox="0 0 21600 21600" draw:enhanced-path="M 0 0 L 21600 0 21600 21600 0 21600 Z N"/>
          </draw:custom-shape>
          <draw:custom-shape svg:x="5.33162in" svg:y="5.00365in" svg:width="0.21207in" svg:height="0.73419in" draw:id="id330" draw:style-name="a1470" draw:name="Freeform 29">
            <svg:title/>
            <svg:desc/>
            <text:p text:style-name="a1469" text:class-names="" text:cond-style-name=""><text:span text:style-name="a1468" text:class-names=""/></text:p>
            <draw:enhanced-geometry xmlns:dr3d="urn:oasis:names:tc:opendocument:xmlns:dr3d:1.0" draw:type="non-primitive" svg:viewBox="0 0 196 695" draw:enhanced-path="M ?f3 ?f2 L ?f0 ?f0 ?f4 ?f0 ?f1 ?f2 ?f3 ?f2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81"/>
              <draw:equation draw:name="f4" draw:formula="62"/>
              <draw:equation draw:name="f5" draw:formula="?f2 - ?f0"/>
              <draw:equation draw:name="f6" draw:formula="?f1 - ?f0"/>
              <draw:equation draw:name="f7" draw:formula="?f6 / 196"/>
              <draw:equation draw:name="f8" draw:formula="?f5 / 695"/>
              <draw:equation draw:name="f9" draw:formula="81 * ?f6"/>
              <draw:equation draw:name="f10" draw:formula="695 * ?f5"/>
              <draw:equation draw:name="f11" draw:formula="0 * ?f6"/>
              <draw:equation draw:name="f12" draw:formula="0 * ?f5"/>
              <draw:equation draw:name="f13" draw:formula="62 * ?f6"/>
              <draw:equation draw:name="f14" draw:formula="196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5.31455in" svg:y="4.98411in" svg:width="0.89098in" svg:height="1.50187in" draw:id="id331" draw:style-name="a1473" draw:name="Freeform 30">
            <svg:title/>
            <svg:desc/>
            <text:p text:style-name="a1472" text:class-names="" text:cond-style-name=""><text:span text:style-name="a1471" text:class-names=""/></text:p>
            <draw:enhanced-geometry xmlns:dr3d="urn:oasis:names:tc:opendocument:xmlns:dr3d:1.0" draw:type="non-primitive" svg:viewBox="0 0 828 1424" draw:enhanced-path="M ?f3 ?f4 L ?f5 ?f4 ?f6 ?f7 C ?f8 ?f9 ?f10 ?f11 ?f12 ?f13 ?f14 ?f0 ?f15 ?f0 ?f16 ?f17 L ?f18 ?f19 C ?f20 ?f21 ?f0 ?f22 ?f23 ?f24 L ?f25 ?f26 ?f25 ?f27 C ?f25 ?f28 ?f29 ?f2 ?f6 ?f2 L ?f30 ?f2 C ?f31 ?f2 ?f32 ?f28 ?f32 ?f27 L ?f32 ?f33 ?f34 ?f33 ?f34 ?f27 C ?f34 ?f28 ?f35 ?f2 ?f36 ?f2 L ?f37 ?f2 C ?f38 ?f2 ?f39 ?f28 ?f39 ?f27 L ?f39 ?f40 ?f3 ?f40 C ?f41 ?f40 ?f1 ?f42 ?f1 ?f43 L ?f1 ?f39 C ?f1 ?f44 ?f41 ?f4 ?f3 ?f4 M ?f45 ?f46 L ?f47 ?f48 ?f49 ?f4 ?f50 ?f4 ?f45 ?f46 Z M ?f51 ?f52 L ?f53 ?f52 ?f53 ?f40 ?f51 ?f40 ?f51 ?f52 Z M ?f34 ?f54 L ?f32 ?f54 ?f32 ?f55 ?f34 ?f55 ?f34 ?f54 Z M ?f32 ?f56 L ?f32 ?f40 ?f34 ?f40 ?f34 ?f56 ?f32 ?f56 Z M ?f57 ?f52 L ?f58 ?f52 ?f58 ?f40 ?f57 ?f40 ?f57 ?f52 Z M ?f59 ?f43 C ?f59 ?f60 ?f61 ?f62 ?f3 ?f62 L ?f53 ?f62 ?f53 ?f63 ?f3 ?f63 C ?f61 ?f63 ?f59 ?f64 ?f59 ?f39 L ?f59 ?f43 Z N" draw:text-areas="?f159 ?f161 ?f160 ?f162" draw:glue-points="?f163 ?f164 ?f165 ?f164 ?f166 ?f167 ?f168 ?f169 ?f170 ?f171 ?f172 ?f173 ?f174 ?f175 ?f176 ?f177 ?f176 ?f178 ?f166 ?f179 ?f180 ?f179 ?f181 ?f178 ?f181 ?f182 ?f183 ?f182 ?f183 ?f178 ?f184 ?f179 ?f185 ?f179 ?f186 ?f178 ?f186 ?f187 ?f163 ?f187 ?f188 ?f189 ?f188 ?f190 ?f163 ?f164 ?f191 ?f192 ?f193 ?f194 ?f195 ?f164 ?f196 ?f164 ?f191 ?f192 ?f197 ?f198 ?f199 ?f198 ?f199 ?f187 ?f197 ?f187 ?f197 ?f198 ?f183 ?f200 ?f181 ?f200 ?f181 ?f201 ?f183 ?f201 ?f183 ?f200 ?f181 ?f202 ?f181 ?f187 ?f183 ?f187 ?f183 ?f202 ?f181 ?f202 ?f203 ?f198 ?f204 ?f198 ?f204 ?f187 ?f203 ?f187 ?f203 ?f198 ?f205 ?f189 ?f163 ?f206 ?f199 ?f206 ?f199 ?f207 ?f163 ?f207 ?f205 ?f190 ?f205 ?f189"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769"/>
              <draw:equation draw:name="f4" draw:formula="695"/>
              <draw:equation draw:name="f5" draw:formula="229"/>
              <draw:equation draw:name="f6" draw:formula="98"/>
              <draw:equation draw:name="f7" draw:formula="16"/>
              <draw:equation draw:name="f8" draw:formula="97"/>
              <draw:equation draw:name="f9" draw:formula="10"/>
              <draw:equation draw:name="f10" draw:formula="94"/>
              <draw:equation draw:name="f11" draw:formula="6"/>
              <draw:equation draw:name="f12" draw:formula="89"/>
              <draw:equation draw:name="f13" draw:formula="3"/>
              <draw:equation draw:name="f14" draw:formula="84"/>
              <draw:equation draw:name="f15" draw:formula="78"/>
              <draw:equation draw:name="f16" draw:formula="73"/>
              <draw:equation draw:name="f17" draw:formula="2"/>
              <draw:equation draw:name="f18" draw:formula="14"/>
              <draw:equation draw:name="f19" draw:formula="24"/>
              <draw:equation draw:name="f20" draw:formula="5"/>
              <draw:equation draw:name="f21" draw:formula="27"/>
              <draw:equation draw:name="f22" draw:formula="35"/>
              <draw:equation draw:name="f23" draw:formula="1"/>
              <draw:equation draw:name="f24" draw:formula="43"/>
              <draw:equation draw:name="f25" draw:formula="79"/>
              <draw:equation draw:name="f26" draw:formula="715"/>
              <draw:equation draw:name="f27" draw:formula="1405"/>
              <draw:equation draw:name="f28" draw:formula="1416"/>
              <draw:equation draw:name="f29" draw:formula="87"/>
              <draw:equation draw:name="f30" draw:formula="195"/>
              <draw:equation draw:name="f31" draw:formula="205"/>
              <draw:equation draw:name="f32" draw:formula="213"/>
              <draw:equation draw:name="f33" draw:formula="1045"/>
              <draw:equation draw:name="f34" draw:formula="619"/>
              <draw:equation draw:name="f35" draw:formula="627"/>
              <draw:equation draw:name="f36" draw:formula="638"/>
              <draw:equation draw:name="f37" draw:formula="735"/>
              <draw:equation draw:name="f38" draw:formula="745"/>
              <draw:equation draw:name="f39" draw:formula="753"/>
              <draw:equation draw:name="f40" draw:formula="858"/>
              <draw:equation draw:name="f41" draw:formula="802"/>
              <draw:equation draw:name="f42" draw:formula="832"/>
              <draw:equation draw:name="f43" draw:formula="800"/>
              <draw:equation draw:name="f44" draw:formula="721"/>
              <draw:equation draw:name="f45" draw:formula="40"/>
              <draw:equation draw:name="f46" draw:formula="54"/>
              <draw:equation draw:name="f47" draw:formula="65"/>
              <draw:equation draw:name="f48" draw:formula="45"/>
              <draw:equation draw:name="f49" draw:formula="191"/>
              <draw:equation draw:name="f50" draw:formula="115"/>
              <draw:equation draw:name="f51" draw:formula="176"/>
              <draw:equation draw:name="f52" draw:formula="1386"/>
              <draw:equation draw:name="f53" draw:formula="117"/>
              <draw:equation draw:name="f54" draw:formula="1008"/>
              <draw:equation draw:name="f55" draw:formula="968"/>
              <draw:equation draw:name="f56" draw:formula="931"/>
              <draw:equation draw:name="f57" draw:formula="716"/>
              <draw:equation draw:name="f58" draw:formula="657"/>
              <draw:equation draw:name="f59" draw:formula="790"/>
              <draw:equation draw:name="f60" draw:formula="811"/>
              <draw:equation draw:name="f61" draw:formula="781"/>
              <draw:equation draw:name="f62" draw:formula="820"/>
              <draw:equation draw:name="f63" draw:formula="733"/>
              <draw:equation draw:name="f64" draw:formula="742"/>
              <draw:equation draw:name="f65" draw:formula="?f2 - ?f0"/>
              <draw:equation draw:name="f66" draw:formula="?f1 - ?f0"/>
              <draw:equation draw:name="f67" draw:formula="?f66 / 828"/>
              <draw:equation draw:name="f68" draw:formula="?f65 / 1424"/>
              <draw:equation draw:name="f69" draw:formula="769 * ?f66"/>
              <draw:equation draw:name="f70" draw:formula="695 * ?f65"/>
              <draw:equation draw:name="f71" draw:formula="229 * ?f66"/>
              <draw:equation draw:name="f72" draw:formula="98 * ?f66"/>
              <draw:equation draw:name="f73" draw:formula="16 * ?f65"/>
              <draw:equation draw:name="f74" draw:formula="89 * ?f66"/>
              <draw:equation draw:name="f75" draw:formula="3 * ?f65"/>
              <draw:equation draw:name="f76" draw:formula="73 * ?f66"/>
              <draw:equation draw:name="f77" draw:formula="2 * ?f65"/>
              <draw:equation draw:name="f78" draw:formula="14 * ?f66"/>
              <draw:equation draw:name="f79" draw:formula="24 * ?f65"/>
              <draw:equation draw:name="f80" draw:formula="1 * ?f66"/>
              <draw:equation draw:name="f81" draw:formula="43 * ?f65"/>
              <draw:equation draw:name="f82" draw:formula="79 * ?f66"/>
              <draw:equation draw:name="f83" draw:formula="715 * ?f65"/>
              <draw:equation draw:name="f84" draw:formula="1405 * ?f65"/>
              <draw:equation draw:name="f85" draw:formula="1424 * ?f65"/>
              <draw:equation draw:name="f86" draw:formula="195 * ?f66"/>
              <draw:equation draw:name="f87" draw:formula="213 * ?f66"/>
              <draw:equation draw:name="f88" draw:formula="1045 * ?f65"/>
              <draw:equation draw:name="f89" draw:formula="619 * ?f66"/>
              <draw:equation draw:name="f90" draw:formula="638 * ?f66"/>
              <draw:equation draw:name="f91" draw:formula="735 * ?f66"/>
              <draw:equation draw:name="f92" draw:formula="753 * ?f66"/>
              <draw:equation draw:name="f93" draw:formula="858 * ?f65"/>
              <draw:equation draw:name="f94" draw:formula="828 * ?f66"/>
              <draw:equation draw:name="f95" draw:formula="800 * ?f65"/>
              <draw:equation draw:name="f96" draw:formula="753 * ?f65"/>
              <draw:equation draw:name="f97" draw:formula="40 * ?f66"/>
              <draw:equation draw:name="f98" draw:formula="54 * ?f65"/>
              <draw:equation draw:name="f99" draw:formula="65 * ?f66"/>
              <draw:equation draw:name="f100" draw:formula="45 * ?f65"/>
              <draw:equation draw:name="f101" draw:formula="191 * ?f66"/>
              <draw:equation draw:name="f102" draw:formula="115 * ?f66"/>
              <draw:equation draw:name="f103" draw:formula="176 * ?f66"/>
              <draw:equation draw:name="f104" draw:formula="1386 * ?f65"/>
              <draw:equation draw:name="f105" draw:formula="117 * ?f66"/>
              <draw:equation draw:name="f106" draw:formula="1008 * ?f65"/>
              <draw:equation draw:name="f107" draw:formula="968 * ?f65"/>
              <draw:equation draw:name="f108" draw:formula="931 * ?f65"/>
              <draw:equation draw:name="f109" draw:formula="716 * ?f66"/>
              <draw:equation draw:name="f110" draw:formula="657 * ?f66"/>
              <draw:equation draw:name="f111" draw:formula="790 * ?f66"/>
              <draw:equation draw:name="f112" draw:formula="820 * ?f65"/>
              <draw:equation draw:name="f113" draw:formula="733 * ?f65"/>
              <draw:equation draw:name="f114" draw:formula="?f69 / 828"/>
              <draw:equation draw:name="f115" draw:formula="?f70 / 1424"/>
              <draw:equation draw:name="f116" draw:formula="?f71 / 828"/>
              <draw:equation draw:name="f117" draw:formula="?f72 / 828"/>
              <draw:equation draw:name="f118" draw:formula="?f73 / 1424"/>
              <draw:equation draw:name="f119" draw:formula="?f74 / 828"/>
              <draw:equation draw:name="f120" draw:formula="?f75 / 1424"/>
              <draw:equation draw:name="f121" draw:formula="?f76 / 828"/>
              <draw:equation draw:name="f122" draw:formula="?f77 / 1424"/>
              <draw:equation draw:name="f123" draw:formula="?f78 / 828"/>
              <draw:equation draw:name="f124" draw:formula="?f79 / 1424"/>
              <draw:equation draw:name="f125" draw:formula="?f80 / 828"/>
              <draw:equation draw:name="f126" draw:formula="?f81 / 1424"/>
              <draw:equation draw:name="f127" draw:formula="?f82 / 828"/>
              <draw:equation draw:name="f128" draw:formula="?f83 / 1424"/>
              <draw:equation draw:name="f129" draw:formula="?f84 / 1424"/>
              <draw:equation draw:name="f130" draw:formula="?f85 / 1424"/>
              <draw:equation draw:name="f131" draw:formula="?f86 / 828"/>
              <draw:equation draw:name="f132" draw:formula="?f87 / 828"/>
              <draw:equation draw:name="f133" draw:formula="?f88 / 1424"/>
              <draw:equation draw:name="f134" draw:formula="?f89 / 828"/>
              <draw:equation draw:name="f135" draw:formula="?f90 / 828"/>
              <draw:equation draw:name="f136" draw:formula="?f91 / 828"/>
              <draw:equation draw:name="f137" draw:formula="?f92 / 828"/>
              <draw:equation draw:name="f138" draw:formula="?f93 / 1424"/>
              <draw:equation draw:name="f139" draw:formula="?f94 / 828"/>
              <draw:equation draw:name="f140" draw:formula="?f95 / 1424"/>
              <draw:equation draw:name="f141" draw:formula="?f96 / 1424"/>
              <draw:equation draw:name="f142" draw:formula="?f97 / 828"/>
              <draw:equation draw:name="f143" draw:formula="?f98 / 1424"/>
              <draw:equation draw:name="f144" draw:formula="?f99 / 828"/>
              <draw:equation draw:name="f145" draw:formula="?f100 / 1424"/>
              <draw:equation draw:name="f146" draw:formula="?f101 / 828"/>
              <draw:equation draw:name="f147" draw:formula="?f102 / 828"/>
              <draw:equation draw:name="f148" draw:formula="?f103 / 828"/>
              <draw:equation draw:name="f149" draw:formula="?f104 / 1424"/>
              <draw:equation draw:name="f150" draw:formula="?f105 / 828"/>
              <draw:equation draw:name="f151" draw:formula="?f106 / 1424"/>
              <draw:equation draw:name="f152" draw:formula="?f107 / 1424"/>
              <draw:equation draw:name="f153" draw:formula="?f108 / 1424"/>
              <draw:equation draw:name="f154" draw:formula="?f109 / 828"/>
              <draw:equation draw:name="f155" draw:formula="?f110 / 828"/>
              <draw:equation draw:name="f156" draw:formula="?f111 / 828"/>
              <draw:equation draw:name="f157" draw:formula="?f112 / 1424"/>
              <draw:equation draw:name="f158" draw:formula="?f113 / 1424"/>
              <draw:equation draw:name="f159" draw:formula="0 / ?f67"/>
              <draw:equation draw:name="f160" draw:formula="?f1 / ?f67"/>
              <draw:equation draw:name="f161" draw:formula="0 / ?f68"/>
              <draw:equation draw:name="f162" draw:formula="?f2 / ?f68"/>
              <draw:equation draw:name="f163" draw:formula="?f114 / ?f67"/>
              <draw:equation draw:name="f164" draw:formula="?f115 / ?f68"/>
              <draw:equation draw:name="f165" draw:formula="?f116 / ?f67"/>
              <draw:equation draw:name="f166" draw:formula="?f117 / ?f67"/>
              <draw:equation draw:name="f167" draw:formula="?f118 / ?f68"/>
              <draw:equation draw:name="f168" draw:formula="?f119 / ?f67"/>
              <draw:equation draw:name="f169" draw:formula="?f120 / ?f68"/>
              <draw:equation draw:name="f170" draw:formula="?f121 / ?f67"/>
              <draw:equation draw:name="f171" draw:formula="?f122 / ?f68"/>
              <draw:equation draw:name="f172" draw:formula="?f123 / ?f67"/>
              <draw:equation draw:name="f173" draw:formula="?f124 / ?f68"/>
              <draw:equation draw:name="f174" draw:formula="?f125 / ?f67"/>
              <draw:equation draw:name="f175" draw:formula="?f126 / ?f68"/>
              <draw:equation draw:name="f176" draw:formula="?f127 / ?f67"/>
              <draw:equation draw:name="f177" draw:formula="?f128 / ?f68"/>
              <draw:equation draw:name="f178" draw:formula="?f129 / ?f68"/>
              <draw:equation draw:name="f179" draw:formula="?f130 / ?f68"/>
              <draw:equation draw:name="f180" draw:formula="?f131 / ?f67"/>
              <draw:equation draw:name="f181" draw:formula="?f132 / ?f67"/>
              <draw:equation draw:name="f182" draw:formula="?f133 / ?f68"/>
              <draw:equation draw:name="f183" draw:formula="?f134 / ?f67"/>
              <draw:equation draw:name="f184" draw:formula="?f135 / ?f67"/>
              <draw:equation draw:name="f185" draw:formula="?f136 / ?f67"/>
              <draw:equation draw:name="f186" draw:formula="?f137 / ?f67"/>
              <draw:equation draw:name="f187" draw:formula="?f138 / ?f68"/>
              <draw:equation draw:name="f188" draw:formula="?f139 / ?f67"/>
              <draw:equation draw:name="f189" draw:formula="?f140 / ?f68"/>
              <draw:equation draw:name="f190" draw:formula="?f141 / ?f68"/>
              <draw:equation draw:name="f191" draw:formula="?f142 / ?f67"/>
              <draw:equation draw:name="f192" draw:formula="?f143 / ?f68"/>
              <draw:equation draw:name="f193" draw:formula="?f144 / ?f67"/>
              <draw:equation draw:name="f194" draw:formula="?f145 / ?f68"/>
              <draw:equation draw:name="f195" draw:formula="?f146 / ?f67"/>
              <draw:equation draw:name="f196" draw:formula="?f147 / ?f67"/>
              <draw:equation draw:name="f197" draw:formula="?f148 / ?f67"/>
              <draw:equation draw:name="f198" draw:formula="?f149 / ?f68"/>
              <draw:equation draw:name="f199" draw:formula="?f150 / ?f67"/>
              <draw:equation draw:name="f200" draw:formula="?f151 / ?f68"/>
              <draw:equation draw:name="f201" draw:formula="?f152 / ?f68"/>
              <draw:equation draw:name="f202" draw:formula="?f153 / ?f68"/>
              <draw:equation draw:name="f203" draw:formula="?f154 / ?f67"/>
              <draw:equation draw:name="f204" draw:formula="?f155 / ?f67"/>
              <draw:equation draw:name="f205" draw:formula="?f156 / ?f67"/>
              <draw:equation draw:name="f206" draw:formula="?f157 / ?f68"/>
              <draw:equation draw:name="f207" draw:formula="?f158 / ?f68"/>
            </draw:enhanced-geometry>
          </draw:custom-shape>
          <draw:custom-shape svg:x="5.43979in" svg:y="5.88859in" svg:width="0.06405in" svg:height="0.06002in" draw:id="id332" draw:style-name="a1476" draw:name="Rectangle 31">
            <svg:title/>
            <svg:desc/>
            <text:p text:style-name="a1475" text:class-names="" text:cond-style-name=""><text:span text:style-name="a1474" text:class-names=""/></text:p>
            <draw:enhanced-geometry xmlns:dr3d="urn:oasis:names:tc:opendocument:xmlns:dr3d:1.0" draw:type="non-primitive" svg:viewBox="0 0 21600 21600" draw:enhanced-path="M 0 0 L 21600 0 21600 21600 0 21600 Z N"/>
          </draw:custom-shape>
          <draw:custom-shape svg:x="5.41987in" svg:y="5.86904in" svg:width="0.1039in" svg:height="0.07956in" draw:id="id333" draw:style-name="a1479" draw:name="Freeform 32">
            <svg:title/>
            <svg:desc/>
            <text:p text:style-name="a1478" text:class-names="" text:cond-style-name=""><text:span text:style-name="a1477" text:class-names=""/></text:p>
            <draw:enhanced-geometry xmlns:dr3d="urn:oasis:names:tc:opendocument:xmlns:dr3d:1.0" draw:type="non-primitive" svg:viewBox="0 0 73 57" draw:enhanced-path="M ?f1 ?f0 L ?f0 ?f0 ?f0 ?f2 ?f3 ?f2 ?f3 ?f3 ?f4 ?f3 ?f4 ?f2 ?f1 ?f2 ?f1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14"/>
              <draw:equation draw:name="f4" draw:formula="59"/>
              <draw:equation draw:name="f5" draw:formula="?f2 - ?f0"/>
              <draw:equation draw:name="f6" draw:formula="?f1 - ?f0"/>
              <draw:equation draw:name="f7" draw:formula="?f6 / 73"/>
              <draw:equation draw:name="f8" draw:formula="?f5 / 57"/>
              <draw:equation draw:name="f9" draw:formula="73 * ?f6"/>
              <draw:equation draw:name="f10" draw:formula="0 * ?f5"/>
              <draw:equation draw:name="f11" draw:formula="0 * ?f6"/>
              <draw:equation draw:name="f12" draw:formula="57 * ?f5"/>
              <draw:equation draw:name="f13" draw:formula="14 * ?f6"/>
              <draw:equation draw:name="f14" draw:formula="14 * ?f5"/>
              <draw:equation draw:name="f15" draw:formula="59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6.02192in" svg:y="5.88859in" svg:width="0.06262in" svg:height="0.06002in" draw:id="id334" draw:style-name="a1482" draw:name="Rectangle 33">
            <svg:title/>
            <svg:desc/>
            <text:p text:style-name="a1481" text:class-names="" text:cond-style-name=""><text:span text:style-name="a1480" text:class-names=""/></text:p>
            <draw:enhanced-geometry xmlns:dr3d="urn:oasis:names:tc:opendocument:xmlns:dr3d:1.0" draw:type="non-primitive" svg:viewBox="0 0 21600 21600" draw:enhanced-path="M 0 0 L 21600 0 21600 21600 0 21600 Z N"/>
          </draw:custom-shape>
          <draw:custom-shape svg:x="6.00057in" svg:y="5.86904in" svg:width="0.10532in" svg:height="0.07956in" draw:id="id335" draw:style-name="a1485" draw:name="Freeform 34">
            <svg:title/>
            <svg:desc/>
            <text:p text:style-name="a1484" text:class-names="" text:cond-style-name=""><text:span text:style-name="a1483" text:class-names=""/></text:p>
            <draw:enhanced-geometry xmlns:dr3d="urn:oasis:names:tc:opendocument:xmlns:dr3d:1.0" draw:type="non-primitive" svg:viewBox="0 0 74 57" draw:enhanced-path="M ?f1 ?f0 L ?f0 ?f0 ?f0 ?f2 ?f3 ?f2 ?f3 ?f4 ?f5 ?f4 ?f5 ?f2 ?f1 ?f2 ?f1 ?f0 Z N" draw:text-areas="?f24 ?f26 ?f25 ?f27" draw:glue-points="?f28 ?f29 ?f30 ?f29 ?f30 ?f31 ?f32 ?f31 ?f32 ?f33 ?f34 ?f33 ?f34 ?f31 ?f28 ?f31 ?f28 ?f29" draw:glue-point-leaving-directions="-90, -90, -90, -90, -90, -90, -90, -90, -90">
              <draw:equation draw:name="f0" draw:formula="0"/>
              <draw:equation draw:name="f1" draw:formula="74"/>
              <draw:equation draw:name="f2" draw:formula="57"/>
              <draw:equation draw:name="f3" draw:formula="15"/>
              <draw:equation draw:name="f4" draw:formula="14"/>
              <draw:equation draw:name="f5" draw:formula="59"/>
              <draw:equation draw:name="f6" draw:formula="?f2 - ?f0"/>
              <draw:equation draw:name="f7" draw:formula="?f1 - ?f0"/>
              <draw:equation draw:name="f8" draw:formula="?f7 / 74"/>
              <draw:equation draw:name="f9" draw:formula="?f6 / 57"/>
              <draw:equation draw:name="f10" draw:formula="74 * ?f7"/>
              <draw:equation draw:name="f11" draw:formula="0 * ?f6"/>
              <draw:equation draw:name="f12" draw:formula="0 * ?f7"/>
              <draw:equation draw:name="f13" draw:formula="57 * ?f6"/>
              <draw:equation draw:name="f14" draw:formula="15 * ?f7"/>
              <draw:equation draw:name="f15" draw:formula="14 * ?f6"/>
              <draw:equation draw:name="f16" draw:formula="59 * ?f7"/>
              <draw:equation draw:name="f17" draw:formula="?f10 / 74"/>
              <draw:equation draw:name="f18" draw:formula="?f11 / 57"/>
              <draw:equation draw:name="f19" draw:formula="?f12 / 74"/>
              <draw:equation draw:name="f20" draw:formula="?f13 / 57"/>
              <draw:equation draw:name="f21" draw:formula="?f14 / 74"/>
              <draw:equation draw:name="f22" draw:formula="?f15 / 57"/>
              <draw:equation draw:name="f23" draw:formula="?f16 / 74"/>
              <draw:equation draw:name="f24" draw:formula="0 / ?f8"/>
              <draw:equation draw:name="f25" draw:formula="?f1 / ?f8"/>
              <draw:equation draw:name="f26" draw:formula="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x="7.14774in" svg:y="2.29024in" svg:width="0.76573in" svg:height="0.1312in" draw:id="id336" draw:style-name="a1488" draw:name="Freeform 35">
            <svg:title/>
            <svg:desc/>
            <text:p text:style-name="a1487" text:class-names="" text:cond-style-name=""><text:span text:style-name="a1486" text:class-names=""/></text:p>
            <draw:enhanced-geometry xmlns:dr3d="urn:oasis:names:tc:opendocument:xmlns:dr3d:1.0" draw:type="non-primitive" svg:viewBox="0 0 711 125" draw:enhanced-path="M ?f0 ?f3 L ?f0 ?f4 C ?f0 ?f5 ?f6 ?f2 ?f3 ?f2 L ?f7 ?f2 ?f1 ?f2 ?f1 ?f0 ?f3 ?f0 C ?f6 ?f0 ?f0 ?f8 ?f0 ?f3 Z N" draw:text-areas="?f29 ?f31 ?f30 ?f32" draw:glue-points="?f33 ?f34 ?f33 ?f35 ?f36 ?f37 ?f38 ?f37 ?f39 ?f37 ?f39 ?f40 ?f36 ?f40 ?f33 ?f34"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18"/>
              <draw:equation draw:name="f7" draw:formula="74"/>
              <draw:equation draw:name="f8" draw:formula="17"/>
              <draw:equation draw:name="f9" draw:formula="?f2 - ?f0"/>
              <draw:equation draw:name="f10" draw:formula="?f1 - ?f0"/>
              <draw:equation draw:name="f11" draw:formula="?f10 / 711"/>
              <draw:equation draw:name="f12" draw:formula="?f9 / 125"/>
              <draw:equation draw:name="f13" draw:formula="0 * ?f10"/>
              <draw:equation draw:name="f14" draw:formula="39 * ?f9"/>
              <draw:equation draw:name="f15" draw:formula="86 * ?f9"/>
              <draw:equation draw:name="f16" draw:formula="39 * ?f10"/>
              <draw:equation draw:name="f17" draw:formula="125 * ?f9"/>
              <draw:equation draw:name="f18" draw:formula="74 * ?f10"/>
              <draw:equation draw:name="f19" draw:formula="711 * ?f10"/>
              <draw:equation draw:name="f20" draw:formula="0 * ?f9"/>
              <draw:equation draw:name="f21" draw:formula="?f13 / 711"/>
              <draw:equation draw:name="f22" draw:formula="?f14 / 125"/>
              <draw:equation draw:name="f23" draw:formula="?f15 / 125"/>
              <draw:equation draw:name="f24" draw:formula="?f16 / 711"/>
              <draw:equation draw:name="f25" draw:formula="?f17 / 125"/>
              <draw:equation draw:name="f26" draw:formula="?f18 / 711"/>
              <draw:equation draw:name="f27" draw:formula="?f19 / 711"/>
              <draw:equation draw:name="f28" draw:formula="?f20 / 125"/>
              <draw:equation draw:name="f29" draw:formula="0 / ?f11"/>
              <draw:equation draw:name="f30" draw:formula="?f1 / ?f11"/>
              <draw:equation draw:name="f31" draw:formula="0 / ?f12"/>
              <draw:equation draw:name="f32" draw:formula="?f2 / ?f12"/>
              <draw:equation draw:name="f33" draw:formula="?f21 / ?f11"/>
              <draw:equation draw:name="f34" draw:formula="?f22 / ?f12"/>
              <draw:equation draw:name="f35" draw:formula="?f23 / ?f12"/>
              <draw:equation draw:name="f36" draw:formula="?f24 / ?f11"/>
              <draw:equation draw:name="f37" draw:formula="?f25 / ?f12"/>
              <draw:equation draw:name="f38" draw:formula="?f26 / ?f11"/>
              <draw:equation draw:name="f39" draw:formula="?f27 / ?f11"/>
              <draw:equation draw:name="f40" draw:formula="?f28 / ?f12"/>
            </draw:enhanced-geometry>
          </draw:custom-shape>
          <draw:custom-shape svg:x="7.22744in" svg:y="2.42144in" svg:width="0.1039in" svg:height="0.5974in" draw:id="id337" draw:style-name="a1491" draw:name="Rectangle 36">
            <svg:title/>
            <svg:desc/>
            <text:p text:style-name="a1490" text:class-names="" text:cond-style-name=""><text:span text:style-name="a1489" text:class-names=""/></text:p>
            <draw:enhanced-geometry xmlns:dr3d="urn:oasis:names:tc:opendocument:xmlns:dr3d:1.0" draw:type="non-primitive" svg:viewBox="0 0 21600 21600" draw:enhanced-path="M 0 0 L 21600 0 21600 21600 0 21600 Z N"/>
          </draw:custom-shape>
          <draw:custom-shape svg:x="7.33134in" svg:y="2.53729in" svg:width="0.47822in" svg:height="0.08235in" draw:id="id338" draw:style-name="a1494" draw:name="Rectangle 37">
            <svg:title/>
            <svg:desc/>
            <text:p text:style-name="a1493" text:class-names="" text:cond-style-name=""><text:span text:style-name="a1492" text:class-names=""/></text:p>
            <draw:enhanced-geometry xmlns:dr3d="urn:oasis:names:tc:opendocument:xmlns:dr3d:1.0" draw:type="non-primitive" svg:viewBox="0 0 21600 21600" draw:enhanced-path="M 0 0 L 21600 0 21600 21600 0 21600 Z N"/>
          </draw:custom-shape>
          <draw:custom-shape svg:x="7.80957in" svg:y="2.42144in" svg:width="0.1039in" svg:height="0.5974in" draw:id="id339" draw:style-name="a1497" draw:name="Rectangle 38">
            <svg:title/>
            <svg:desc/>
            <text:p text:style-name="a1496" text:class-names="" text:cond-style-name=""><text:span text:style-name="a1495" text:class-names=""/></text:p>
            <draw:enhanced-geometry xmlns:dr3d="urn:oasis:names:tc:opendocument:xmlns:dr3d:1.0" draw:type="non-primitive" svg:viewBox="0 0 21600 21600" draw:enhanced-path="M 0 0 L 21600 0 21600 21600 0 21600 Z N"/>
          </draw:custom-shape>
          <draw:custom-shape svg:x="7.78964in" svg:y="1.55605in" svg:width="0.21065in" svg:height="0.73419in" draw:id="id340" draw:style-name="a1500" draw:name="Freeform 39">
            <svg:title/>
            <svg:desc/>
            <text:p text:style-name="a1499" text:class-names="" text:cond-style-name=""><text:span text:style-name="a1498" text:class-names=""/></text:p>
            <draw:enhanced-geometry xmlns:dr3d="urn:oasis:names:tc:opendocument:xmlns:dr3d:1.0" draw:type="non-primitive" svg:viewBox="0 0 196 695" draw:enhanced-path="M ?f3 ?f2 L ?f1 ?f0 ?f4 ?f0 ?f0 ?f2 ?f3 ?f2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115"/>
              <draw:equation draw:name="f4" draw:formula="133"/>
              <draw:equation draw:name="f5" draw:formula="?f2 - ?f0"/>
              <draw:equation draw:name="f6" draw:formula="?f1 - ?f0"/>
              <draw:equation draw:name="f7" draw:formula="?f6 / 196"/>
              <draw:equation draw:name="f8" draw:formula="?f5 / 695"/>
              <draw:equation draw:name="f9" draw:formula="115 * ?f6"/>
              <draw:equation draw:name="f10" draw:formula="695 * ?f5"/>
              <draw:equation draw:name="f11" draw:formula="196 * ?f6"/>
              <draw:equation draw:name="f12" draw:formula="0 * ?f5"/>
              <draw:equation draw:name="f13" draw:formula="133 * ?f6"/>
              <draw:equation draw:name="f14" draw:formula="0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7.12781in" svg:y="1.53651in" svg:width="0.89098in" svg:height="1.50187in" draw:id="id341" draw:style-name="a1503" draw:name="Freeform 40">
            <svg:title/>
            <svg:desc/>
            <text:p text:style-name="a1502" text:class-names="" text:cond-style-name=""><text:span text:style-name="a1501" text:class-names=""/></text:p>
            <draw:enhanced-geometry xmlns:dr3d="urn:oasis:names:tc:opendocument:xmlns:dr3d:1.0" draw:type="non-primitive" svg:viewBox="0 0 828 1424" draw:enhanced-path="M ?f3 ?f4 L ?f5 ?f4 ?f6 ?f7 C ?f8 ?f9 ?f10 ?f11 ?f12 ?f13 ?f14 ?f0 ?f15 ?f0 ?f16 ?f17 L ?f18 ?f19 C ?f20 ?f21 ?f1 ?f22 ?f23 ?f24 L ?f25 ?f26 ?f25 ?f27 C ?f25 ?f28 ?f29 ?f2 ?f6 ?f2 L ?f30 ?f2 C ?f31 ?f2 ?f32 ?f28 ?f32 ?f27 L ?f32 ?f33 ?f34 ?f33 ?f34 ?f27 C ?f34 ?f28 ?f35 ?f2 ?f36 ?f2 L ?f37 ?f2 C ?f38 ?f2 ?f39 ?f28 ?f39 ?f27 L ?f39 ?f40 ?f3 ?f40 C ?f41 ?f40 ?f0 ?f42 ?f0 ?f43 L ?f0 ?f44 C ?f0 ?f45 ?f41 ?f4 ?f3 ?f4 Z M ?f46 ?f47 L ?f48 ?f49 ?f50 ?f4 ?f51 ?f4 ?f46 ?f47 M ?f52 ?f53 L ?f54 ?f53 ?f54 ?f40 ?f52 ?f40 ?f52 ?f53 Z M ?f34 ?f55 L ?f32 ?f55 ?f32 ?f56 ?f34 ?f56 ?f34 ?f55 Z M ?f32 ?f57 L ?f32 ?f40 ?f34 ?f40 ?f34 ?f57 ?f32 ?f57 Z M ?f58 ?f53 L ?f59 ?f53 ?f59 ?f40 ?f58 ?f40 ?f58 ?f53 Z M ?f60 ?f43 C ?f60 ?f61 ?f62 ?f63 ?f3 ?f63 L ?f54 ?f63 ?f54 ?f64 ?f3 ?f64 C ?f62 ?f64 ?f60 ?f65 ?f60 ?f44 L ?f60 ?f43 Z N" draw:text-areas="?f160 ?f162 ?f161 ?f163" draw:glue-points="?f164 ?f165 ?f166 ?f165 ?f167 ?f168 ?f169 ?f170 ?f171 ?f172 ?f173 ?f174 ?f175 ?f176 ?f177 ?f178 ?f177 ?f179 ?f167 ?f180 ?f181 ?f180 ?f182 ?f179 ?f182 ?f183 ?f184 ?f183 ?f184 ?f179 ?f185 ?f180 ?f186 ?f180 ?f187 ?f179 ?f187 ?f188 ?f164 ?f188 ?f189 ?f190 ?f189 ?f191 ?f164 ?f165 ?f192 ?f193 ?f194 ?f195 ?f196 ?f165 ?f197 ?f165 ?f192 ?f193 ?f198 ?f199 ?f200 ?f199 ?f200 ?f188 ?f198 ?f188 ?f198 ?f199 ?f184 ?f201 ?f182 ?f201 ?f182 ?f202 ?f184 ?f202 ?f184 ?f201 ?f182 ?f203 ?f182 ?f188 ?f184 ?f188 ?f184 ?f203 ?f182 ?f203 ?f204 ?f199 ?f205 ?f199 ?f205 ?f188 ?f204 ?f188 ?f204 ?f199 ?f206 ?f190 ?f164 ?f207 ?f200 ?f207 ?f200 ?f208 ?f164 ?f208 ?f206 ?f191 ?f206 ?f190"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58"/>
              <draw:equation draw:name="f4" draw:formula="695"/>
              <draw:equation draw:name="f5" draw:formula="599"/>
              <draw:equation draw:name="f6" draw:formula="730"/>
              <draw:equation draw:name="f7" draw:formula="16"/>
              <draw:equation draw:name="f8" draw:formula="731"/>
              <draw:equation draw:name="f9" draw:formula="10"/>
              <draw:equation draw:name="f10" draw:formula="734"/>
              <draw:equation draw:name="f11" draw:formula="6"/>
              <draw:equation draw:name="f12" draw:formula="739"/>
              <draw:equation draw:name="f13" draw:formula="3"/>
              <draw:equation draw:name="f14" draw:formula="744"/>
              <draw:equation draw:name="f15" draw:formula="750"/>
              <draw:equation draw:name="f16" draw:formula="755"/>
              <draw:equation draw:name="f17" draw:formula="2"/>
              <draw:equation draw:name="f18" draw:formula="814"/>
              <draw:equation draw:name="f19" draw:formula="24"/>
              <draw:equation draw:name="f20" draw:formula="823"/>
              <draw:equation draw:name="f21" draw:formula="27"/>
              <draw:equation draw:name="f22" draw:formula="35"/>
              <draw:equation draw:name="f23" draw:formula="827"/>
              <draw:equation draw:name="f24" draw:formula="43"/>
              <draw:equation draw:name="f25" draw:formula="749"/>
              <draw:equation draw:name="f26" draw:formula="715"/>
              <draw:equation draw:name="f27" draw:formula="1405"/>
              <draw:equation draw:name="f28" draw:formula="1416"/>
              <draw:equation draw:name="f29" draw:formula="740"/>
              <draw:equation draw:name="f30" draw:formula="633"/>
              <draw:equation draw:name="f31" draw:formula="623"/>
              <draw:equation draw:name="f32" draw:formula="614"/>
              <draw:equation draw:name="f33" draw:formula="1045"/>
              <draw:equation draw:name="f34" draw:formula="209"/>
              <draw:equation draw:name="f35" draw:formula="201"/>
              <draw:equation draw:name="f36" draw:formula="190"/>
              <draw:equation draw:name="f37" draw:formula="93"/>
              <draw:equation draw:name="f38" draw:formula="83"/>
              <draw:equation draw:name="f39" draw:formula="75"/>
              <draw:equation draw:name="f40" draw:formula="858"/>
              <draw:equation draw:name="f41" draw:formula="26"/>
              <draw:equation draw:name="f42" draw:formula="832"/>
              <draw:equation draw:name="f43" draw:formula="800"/>
              <draw:equation draw:name="f44" draw:formula="753"/>
              <draw:equation draw:name="f45" draw:formula="721"/>
              <draw:equation draw:name="f46" draw:formula="787"/>
              <draw:equation draw:name="f47" draw:formula="54"/>
              <draw:equation draw:name="f48" draw:formula="763"/>
              <draw:equation draw:name="f49" draw:formula="45"/>
              <draw:equation draw:name="f50" draw:formula="637"/>
              <draw:equation draw:name="f51" draw:formula="713"/>
              <draw:equation draw:name="f52" draw:formula="652"/>
              <draw:equation draw:name="f53" draw:formula="1386"/>
              <draw:equation draw:name="f54" draw:formula="711"/>
              <draw:equation draw:name="f55" draw:formula="1008"/>
              <draw:equation draw:name="f56" draw:formula="968"/>
              <draw:equation draw:name="f57" draw:formula="930"/>
              <draw:equation draw:name="f58" draw:formula="112"/>
              <draw:equation draw:name="f59" draw:formula="171"/>
              <draw:equation draw:name="f60" draw:formula="38"/>
              <draw:equation draw:name="f61" draw:formula="811"/>
              <draw:equation draw:name="f62" draw:formula="47"/>
              <draw:equation draw:name="f63" draw:formula="820"/>
              <draw:equation draw:name="f64" draw:formula="733"/>
              <draw:equation draw:name="f65" draw:formula="742"/>
              <draw:equation draw:name="f66" draw:formula="?f2 - ?f0"/>
              <draw:equation draw:name="f67" draw:formula="?f1 - ?f0"/>
              <draw:equation draw:name="f68" draw:formula="?f67 / 828"/>
              <draw:equation draw:name="f69" draw:formula="?f66 / 1424"/>
              <draw:equation draw:name="f70" draw:formula="58 * ?f67"/>
              <draw:equation draw:name="f71" draw:formula="695 * ?f66"/>
              <draw:equation draw:name="f72" draw:formula="599 * ?f67"/>
              <draw:equation draw:name="f73" draw:formula="730 * ?f67"/>
              <draw:equation draw:name="f74" draw:formula="16 * ?f66"/>
              <draw:equation draw:name="f75" draw:formula="739 * ?f67"/>
              <draw:equation draw:name="f76" draw:formula="3 * ?f66"/>
              <draw:equation draw:name="f77" draw:formula="755 * ?f67"/>
              <draw:equation draw:name="f78" draw:formula="2 * ?f66"/>
              <draw:equation draw:name="f79" draw:formula="814 * ?f67"/>
              <draw:equation draw:name="f80" draw:formula="24 * ?f66"/>
              <draw:equation draw:name="f81" draw:formula="827 * ?f67"/>
              <draw:equation draw:name="f82" draw:formula="43 * ?f66"/>
              <draw:equation draw:name="f83" draw:formula="749 * ?f67"/>
              <draw:equation draw:name="f84" draw:formula="715 * ?f66"/>
              <draw:equation draw:name="f85" draw:formula="1405 * ?f66"/>
              <draw:equation draw:name="f86" draw:formula="1424 * ?f66"/>
              <draw:equation draw:name="f87" draw:formula="633 * ?f67"/>
              <draw:equation draw:name="f88" draw:formula="614 * ?f67"/>
              <draw:equation draw:name="f89" draw:formula="1045 * ?f66"/>
              <draw:equation draw:name="f90" draw:formula="209 * ?f67"/>
              <draw:equation draw:name="f91" draw:formula="190 * ?f67"/>
              <draw:equation draw:name="f92" draw:formula="93 * ?f67"/>
              <draw:equation draw:name="f93" draw:formula="75 * ?f67"/>
              <draw:equation draw:name="f94" draw:formula="858 * ?f66"/>
              <draw:equation draw:name="f95" draw:formula="0 * ?f67"/>
              <draw:equation draw:name="f96" draw:formula="800 * ?f66"/>
              <draw:equation draw:name="f97" draw:formula="753 * ?f66"/>
              <draw:equation draw:name="f98" draw:formula="787 * ?f67"/>
              <draw:equation draw:name="f99" draw:formula="54 * ?f66"/>
              <draw:equation draw:name="f100" draw:formula="763 * ?f67"/>
              <draw:equation draw:name="f101" draw:formula="45 * ?f66"/>
              <draw:equation draw:name="f102" draw:formula="637 * ?f67"/>
              <draw:equation draw:name="f103" draw:formula="713 * ?f67"/>
              <draw:equation draw:name="f104" draw:formula="652 * ?f67"/>
              <draw:equation draw:name="f105" draw:formula="1386 * ?f66"/>
              <draw:equation draw:name="f106" draw:formula="711 * ?f67"/>
              <draw:equation draw:name="f107" draw:formula="1008 * ?f66"/>
              <draw:equation draw:name="f108" draw:formula="968 * ?f66"/>
              <draw:equation draw:name="f109" draw:formula="930 * ?f66"/>
              <draw:equation draw:name="f110" draw:formula="112 * ?f67"/>
              <draw:equation draw:name="f111" draw:formula="171 * ?f67"/>
              <draw:equation draw:name="f112" draw:formula="38 * ?f67"/>
              <draw:equation draw:name="f113" draw:formula="820 * ?f66"/>
              <draw:equation draw:name="f114" draw:formula="733 * ?f66"/>
              <draw:equation draw:name="f115" draw:formula="?f70 / 828"/>
              <draw:equation draw:name="f116" draw:formula="?f71 / 1424"/>
              <draw:equation draw:name="f117" draw:formula="?f72 / 828"/>
              <draw:equation draw:name="f118" draw:formula="?f73 / 828"/>
              <draw:equation draw:name="f119" draw:formula="?f74 / 1424"/>
              <draw:equation draw:name="f120" draw:formula="?f75 / 828"/>
              <draw:equation draw:name="f121" draw:formula="?f76 / 1424"/>
              <draw:equation draw:name="f122" draw:formula="?f77 / 828"/>
              <draw:equation draw:name="f123" draw:formula="?f78 / 1424"/>
              <draw:equation draw:name="f124" draw:formula="?f79 / 828"/>
              <draw:equation draw:name="f125" draw:formula="?f80 / 1424"/>
              <draw:equation draw:name="f126" draw:formula="?f81 / 828"/>
              <draw:equation draw:name="f127" draw:formula="?f82 / 1424"/>
              <draw:equation draw:name="f128" draw:formula="?f83 / 828"/>
              <draw:equation draw:name="f129" draw:formula="?f84 / 1424"/>
              <draw:equation draw:name="f130" draw:formula="?f85 / 1424"/>
              <draw:equation draw:name="f131" draw:formula="?f86 / 1424"/>
              <draw:equation draw:name="f132" draw:formula="?f87 / 828"/>
              <draw:equation draw:name="f133" draw:formula="?f88 / 828"/>
              <draw:equation draw:name="f134" draw:formula="?f89 / 1424"/>
              <draw:equation draw:name="f135" draw:formula="?f90 / 828"/>
              <draw:equation draw:name="f136" draw:formula="?f91 / 828"/>
              <draw:equation draw:name="f137" draw:formula="?f92 / 828"/>
              <draw:equation draw:name="f138" draw:formula="?f93 / 828"/>
              <draw:equation draw:name="f139" draw:formula="?f94 / 1424"/>
              <draw:equation draw:name="f140" draw:formula="?f95 / 828"/>
              <draw:equation draw:name="f141" draw:formula="?f96 / 1424"/>
              <draw:equation draw:name="f142" draw:formula="?f97 / 1424"/>
              <draw:equation draw:name="f143" draw:formula="?f98 / 828"/>
              <draw:equation draw:name="f144" draw:formula="?f99 / 1424"/>
              <draw:equation draw:name="f145" draw:formula="?f100 / 828"/>
              <draw:equation draw:name="f146" draw:formula="?f101 / 1424"/>
              <draw:equation draw:name="f147" draw:formula="?f102 / 828"/>
              <draw:equation draw:name="f148" draw:formula="?f103 / 828"/>
              <draw:equation draw:name="f149" draw:formula="?f104 / 828"/>
              <draw:equation draw:name="f150" draw:formula="?f105 / 1424"/>
              <draw:equation draw:name="f151" draw:formula="?f106 / 828"/>
              <draw:equation draw:name="f152" draw:formula="?f107 / 1424"/>
              <draw:equation draw:name="f153" draw:formula="?f108 / 1424"/>
              <draw:equation draw:name="f154" draw:formula="?f109 / 1424"/>
              <draw:equation draw:name="f155" draw:formula="?f110 / 828"/>
              <draw:equation draw:name="f156" draw:formula="?f111 / 828"/>
              <draw:equation draw:name="f157" draw:formula="?f112 / 828"/>
              <draw:equation draw:name="f158" draw:formula="?f113 / 1424"/>
              <draw:equation draw:name="f159" draw:formula="?f114 / 1424"/>
              <draw:equation draw:name="f160" draw:formula="0 / ?f68"/>
              <draw:equation draw:name="f161" draw:formula="?f1 / ?f68"/>
              <draw:equation draw:name="f162" draw:formula="0 / ?f69"/>
              <draw:equation draw:name="f163" draw:formula="?f2 / ?f69"/>
              <draw:equation draw:name="f164" draw:formula="?f115 / ?f68"/>
              <draw:equation draw:name="f165" draw:formula="?f116 / ?f69"/>
              <draw:equation draw:name="f166" draw:formula="?f117 / ?f68"/>
              <draw:equation draw:name="f167" draw:formula="?f118 / ?f68"/>
              <draw:equation draw:name="f168" draw:formula="?f119 / ?f69"/>
              <draw:equation draw:name="f169" draw:formula="?f120 / ?f68"/>
              <draw:equation draw:name="f170" draw:formula="?f121 / ?f69"/>
              <draw:equation draw:name="f171" draw:formula="?f122 / ?f68"/>
              <draw:equation draw:name="f172" draw:formula="?f123 / ?f69"/>
              <draw:equation draw:name="f173" draw:formula="?f124 / ?f68"/>
              <draw:equation draw:name="f174" draw:formula="?f125 / ?f69"/>
              <draw:equation draw:name="f175" draw:formula="?f126 / ?f68"/>
              <draw:equation draw:name="f176" draw:formula="?f127 / ?f69"/>
              <draw:equation draw:name="f177" draw:formula="?f128 / ?f68"/>
              <draw:equation draw:name="f178" draw:formula="?f129 / ?f69"/>
              <draw:equation draw:name="f179" draw:formula="?f130 / ?f69"/>
              <draw:equation draw:name="f180" draw:formula="?f131 / ?f69"/>
              <draw:equation draw:name="f181" draw:formula="?f132 / ?f68"/>
              <draw:equation draw:name="f182" draw:formula="?f133 / ?f68"/>
              <draw:equation draw:name="f183" draw:formula="?f134 / ?f69"/>
              <draw:equation draw:name="f184" draw:formula="?f135 / ?f68"/>
              <draw:equation draw:name="f185" draw:formula="?f136 / ?f68"/>
              <draw:equation draw:name="f186" draw:formula="?f137 / ?f68"/>
              <draw:equation draw:name="f187" draw:formula="?f138 / ?f68"/>
              <draw:equation draw:name="f188" draw:formula="?f139 / ?f69"/>
              <draw:equation draw:name="f189" draw:formula="?f140 / ?f68"/>
              <draw:equation draw:name="f190" draw:formula="?f141 / ?f69"/>
              <draw:equation draw:name="f191" draw:formula="?f142 / ?f69"/>
              <draw:equation draw:name="f192" draw:formula="?f143 / ?f68"/>
              <draw:equation draw:name="f193" draw:formula="?f144 / ?f69"/>
              <draw:equation draw:name="f194" draw:formula="?f145 / ?f68"/>
              <draw:equation draw:name="f195" draw:formula="?f146 / ?f69"/>
              <draw:equation draw:name="f196" draw:formula="?f147 / ?f68"/>
              <draw:equation draw:name="f197" draw:formula="?f148 / ?f68"/>
              <draw:equation draw:name="f198" draw:formula="?f149 / ?f68"/>
              <draw:equation draw:name="f199" draw:formula="?f150 / ?f69"/>
              <draw:equation draw:name="f200" draw:formula="?f151 / ?f68"/>
              <draw:equation draw:name="f201" draw:formula="?f152 / ?f69"/>
              <draw:equation draw:name="f202" draw:formula="?f153 / ?f69"/>
              <draw:equation draw:name="f203" draw:formula="?f154 / ?f69"/>
              <draw:equation draw:name="f204" draw:formula="?f155 / ?f68"/>
              <draw:equation draw:name="f205" draw:formula="?f156 / ?f68"/>
              <draw:equation draw:name="f206" draw:formula="?f157 / ?f68"/>
              <draw:equation draw:name="f207" draw:formula="?f158 / ?f69"/>
              <draw:equation draw:name="f208" draw:formula="?f159 / ?f69"/>
            </draw:enhanced-geometry>
          </draw:custom-shape>
          <draw:custom-shape svg:x="7.82949in" svg:y="2.44238in" svg:width="0.06405in" svg:height="0.05862in" draw:id="id342" draw:style-name="a1506" draw:name="Rectangle 41">
            <svg:title/>
            <svg:desc/>
            <text:p text:style-name="a1505" text:class-names="" text:cond-style-name=""><text:span text:style-name="a1504" text:class-names=""/></text:p>
            <draw:enhanced-geometry xmlns:dr3d="urn:oasis:names:tc:opendocument:xmlns:dr3d:1.0" draw:type="non-primitive" svg:viewBox="0 0 21600 21600" draw:enhanced-path="M 0 0 L 21600 0 21600 21600 0 21600 Z N"/>
          </draw:custom-shape>
          <draw:custom-shape svg:x="7.80957in" svg:y="2.42144in" svg:width="0.1039in" svg:height="0.07956in" draw:id="id343" draw:style-name="a1509" draw:name="Freeform 42">
            <svg:title/>
            <svg:desc/>
            <text:p text:style-name="a1508" text:class-names="" text:cond-style-name=""><text:span text:style-name="a1507" text:class-names=""/></text:p>
            <draw:enhanced-geometry xmlns:dr3d="urn:oasis:names:tc:opendocument:xmlns:dr3d:1.0" draw:type="non-primitive" svg:viewBox="0 0 73 57" draw:enhanced-path="M ?f0 ?f0 L ?f1 ?f0 ?f1 ?f2 ?f3 ?f2 ?f3 ?f4 ?f5 ?f4 ?f5 ?f2 ?f0 ?f2 ?f0 ?f0 Z N" draw:text-areas="?f24 ?f26 ?f25 ?f27" draw:glue-points="?f28 ?f29 ?f30 ?f29 ?f30 ?f31 ?f32 ?f31 ?f32 ?f33 ?f34 ?f33 ?f34 ?f31 ?f28 ?f31 ?f28 ?f29" draw:glue-point-leaving-directions="-90, -90, -90, -90, -90, -90, -90, -90, -90">
              <draw:equation draw:name="f0" draw:formula="0"/>
              <draw:equation draw:name="f1" draw:formula="73"/>
              <draw:equation draw:name="f2" draw:formula="57"/>
              <draw:equation draw:name="f3" draw:formula="59"/>
              <draw:equation draw:name="f4" draw:formula="15"/>
              <draw:equation draw:name="f5" draw:formula="14"/>
              <draw:equation draw:name="f6" draw:formula="?f2 - ?f0"/>
              <draw:equation draw:name="f7" draw:formula="?f1 - ?f0"/>
              <draw:equation draw:name="f8" draw:formula="?f7 / 73"/>
              <draw:equation draw:name="f9" draw:formula="?f6 / 57"/>
              <draw:equation draw:name="f10" draw:formula="0 * ?f7"/>
              <draw:equation draw:name="f11" draw:formula="0 * ?f6"/>
              <draw:equation draw:name="f12" draw:formula="73 * ?f7"/>
              <draw:equation draw:name="f13" draw:formula="57 * ?f6"/>
              <draw:equation draw:name="f14" draw:formula="59 * ?f7"/>
              <draw:equation draw:name="f15" draw:formula="15 * ?f6"/>
              <draw:equation draw:name="f16" draw:formula="14 * ?f7"/>
              <draw:equation draw:name="f17" draw:formula="?f10 / 73"/>
              <draw:equation draw:name="f18" draw:formula="?f11 / 57"/>
              <draw:equation draw:name="f19" draw:formula="?f12 / 73"/>
              <draw:equation draw:name="f20" draw:formula="?f13 / 57"/>
              <draw:equation draw:name="f21" draw:formula="?f14 / 73"/>
              <draw:equation draw:name="f22" draw:formula="?f15 / 57"/>
              <draw:equation draw:name="f23" draw:formula="?f16 / 73"/>
              <draw:equation draw:name="f24" draw:formula="0 / ?f8"/>
              <draw:equation draw:name="f25" draw:formula="?f1 / ?f8"/>
              <draw:equation draw:name="f26" draw:formula="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x="7.24737in" svg:y="2.44238in" svg:width="0.06405in" svg:height="0.05862in" draw:id="id344" draw:style-name="a1512" draw:name="Rectangle 43">
            <svg:title/>
            <svg:desc/>
            <text:p text:style-name="a1511" text:class-names="" text:cond-style-name=""><text:span text:style-name="a1510" text:class-names=""/></text:p>
            <draw:enhanced-geometry xmlns:dr3d="urn:oasis:names:tc:opendocument:xmlns:dr3d:1.0" draw:type="non-primitive" svg:viewBox="0 0 21600 21600" draw:enhanced-path="M 0 0 L 21600 0 21600 21600 0 21600 Z N"/>
          </draw:custom-shape>
          <draw:custom-shape svg:x="7.22744in" svg:y="2.42144in" svg:width="0.1039in" svg:height="0.07956in" draw:id="id345" draw:style-name="a1515" draw:name="Freeform 44">
            <svg:title/>
            <svg:desc/>
            <text:p text:style-name="a1514" text:class-names="" text:cond-style-name=""><text:span text:style-name="a1513" text:class-names=""/></text:p>
            <draw:enhanced-geometry xmlns:dr3d="urn:oasis:names:tc:opendocument:xmlns:dr3d:1.0" draw:type="non-primitive" svg:viewBox="0 0 73 57" draw:enhanced-path="M ?f0 ?f0 L ?f1 ?f0 ?f1 ?f2 ?f3 ?f2 ?f3 ?f4 ?f5 ?f4 ?f5 ?f2 ?f0 ?f2 ?f0 ?f0 Z N" draw:text-areas="?f24 ?f26 ?f25 ?f27" draw:glue-points="?f28 ?f29 ?f30 ?f29 ?f30 ?f31 ?f32 ?f31 ?f32 ?f33 ?f34 ?f33 ?f34 ?f31 ?f28 ?f31 ?f28 ?f29" draw:glue-point-leaving-directions="-90, -90, -90, -90, -90, -90, -90, -90, -90">
              <draw:equation draw:name="f0" draw:formula="0"/>
              <draw:equation draw:name="f1" draw:formula="73"/>
              <draw:equation draw:name="f2" draw:formula="57"/>
              <draw:equation draw:name="f3" draw:formula="59"/>
              <draw:equation draw:name="f4" draw:formula="15"/>
              <draw:equation draw:name="f5" draw:formula="14"/>
              <draw:equation draw:name="f6" draw:formula="?f2 - ?f0"/>
              <draw:equation draw:name="f7" draw:formula="?f1 - ?f0"/>
              <draw:equation draw:name="f8" draw:formula="?f7 / 73"/>
              <draw:equation draw:name="f9" draw:formula="?f6 / 57"/>
              <draw:equation draw:name="f10" draw:formula="0 * ?f7"/>
              <draw:equation draw:name="f11" draw:formula="0 * ?f6"/>
              <draw:equation draw:name="f12" draw:formula="73 * ?f7"/>
              <draw:equation draw:name="f13" draw:formula="57 * ?f6"/>
              <draw:equation draw:name="f14" draw:formula="59 * ?f7"/>
              <draw:equation draw:name="f15" draw:formula="15 * ?f6"/>
              <draw:equation draw:name="f16" draw:formula="14 * ?f7"/>
              <draw:equation draw:name="f17" draw:formula="?f10 / 73"/>
              <draw:equation draw:name="f18" draw:formula="?f11 / 57"/>
              <draw:equation draw:name="f19" draw:formula="?f12 / 73"/>
              <draw:equation draw:name="f20" draw:formula="?f13 / 57"/>
              <draw:equation draw:name="f21" draw:formula="?f14 / 73"/>
              <draw:equation draw:name="f22" draw:formula="?f15 / 57"/>
              <draw:equation draw:name="f23" draw:formula="?f16 / 73"/>
              <draw:equation draw:name="f24" draw:formula="0 / ?f8"/>
              <draw:equation draw:name="f25" draw:formula="?f1 / ?f8"/>
              <draw:equation draw:name="f26" draw:formula="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x="7.14774in" svg:y="4.01404in" svg:width="0.76573in" svg:height="0.1312in" draw:id="id346" draw:style-name="a1518" draw:name="Freeform 45">
            <svg:title/>
            <svg:desc/>
            <text:p text:style-name="a1517" text:class-names="" text:cond-style-name=""><text:span text:style-name="a1516" text:class-names=""/></text:p>
            <draw:enhanced-geometry xmlns:dr3d="urn:oasis:names:tc:opendocument:xmlns:dr3d:1.0" draw:type="non-primitive" svg:viewBox="0 0 711 125" draw:enhanced-path="M ?f0 ?f3 L ?f0 ?f4 C ?f0 ?f5 ?f6 ?f2 ?f3 ?f2 L ?f7 ?f2 ?f1 ?f2 ?f1 ?f0 ?f3 ?f0 C ?f6 ?f0 ?f0 ?f8 ?f0 ?f3 Z N" draw:text-areas="?f29 ?f31 ?f30 ?f32" draw:glue-points="?f33 ?f34 ?f33 ?f35 ?f36 ?f37 ?f38 ?f37 ?f39 ?f37 ?f39 ?f40 ?f36 ?f40 ?f33 ?f34"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18"/>
              <draw:equation draw:name="f7" draw:formula="74"/>
              <draw:equation draw:name="f8" draw:formula="17"/>
              <draw:equation draw:name="f9" draw:formula="?f2 - ?f0"/>
              <draw:equation draw:name="f10" draw:formula="?f1 - ?f0"/>
              <draw:equation draw:name="f11" draw:formula="?f10 / 711"/>
              <draw:equation draw:name="f12" draw:formula="?f9 / 125"/>
              <draw:equation draw:name="f13" draw:formula="0 * ?f10"/>
              <draw:equation draw:name="f14" draw:formula="39 * ?f9"/>
              <draw:equation draw:name="f15" draw:formula="86 * ?f9"/>
              <draw:equation draw:name="f16" draw:formula="39 * ?f10"/>
              <draw:equation draw:name="f17" draw:formula="125 * ?f9"/>
              <draw:equation draw:name="f18" draw:formula="74 * ?f10"/>
              <draw:equation draw:name="f19" draw:formula="711 * ?f10"/>
              <draw:equation draw:name="f20" draw:formula="0 * ?f9"/>
              <draw:equation draw:name="f21" draw:formula="?f13 / 711"/>
              <draw:equation draw:name="f22" draw:formula="?f14 / 125"/>
              <draw:equation draw:name="f23" draw:formula="?f15 / 125"/>
              <draw:equation draw:name="f24" draw:formula="?f16 / 711"/>
              <draw:equation draw:name="f25" draw:formula="?f17 / 125"/>
              <draw:equation draw:name="f26" draw:formula="?f18 / 711"/>
              <draw:equation draw:name="f27" draw:formula="?f19 / 711"/>
              <draw:equation draw:name="f28" draw:formula="?f20 / 125"/>
              <draw:equation draw:name="f29" draw:formula="0 / ?f11"/>
              <draw:equation draw:name="f30" draw:formula="?f1 / ?f11"/>
              <draw:equation draw:name="f31" draw:formula="0 / ?f12"/>
              <draw:equation draw:name="f32" draw:formula="?f2 / ?f12"/>
              <draw:equation draw:name="f33" draw:formula="?f21 / ?f11"/>
              <draw:equation draw:name="f34" draw:formula="?f22 / ?f12"/>
              <draw:equation draw:name="f35" draw:formula="?f23 / ?f12"/>
              <draw:equation draw:name="f36" draw:formula="?f24 / ?f11"/>
              <draw:equation draw:name="f37" draw:formula="?f25 / ?f12"/>
              <draw:equation draw:name="f38" draw:formula="?f26 / ?f11"/>
              <draw:equation draw:name="f39" draw:formula="?f27 / ?f11"/>
              <draw:equation draw:name="f40" draw:formula="?f28 / ?f12"/>
            </draw:enhanced-geometry>
          </draw:custom-shape>
          <draw:custom-shape svg:x="7.22744in" svg:y="4.14524in" svg:width="0.1039in" svg:height="0.5974in" draw:id="id347" draw:style-name="a1521" draw:name="Rectangle 46">
            <svg:title/>
            <svg:desc/>
            <text:p text:style-name="a1520" text:class-names="" text:cond-style-name=""><text:span text:style-name="a1519" text:class-names=""/></text:p>
            <draw:enhanced-geometry xmlns:dr3d="urn:oasis:names:tc:opendocument:xmlns:dr3d:1.0" draw:type="non-primitive" svg:viewBox="0 0 21600 21600" draw:enhanced-path="M 0 0 L 21600 0 21600 21600 0 21600 Z N"/>
          </draw:custom-shape>
          <draw:custom-shape svg:x="7.33134in" svg:y="4.26109in" svg:width="0.47822in" svg:height="0.08235in" draw:id="id348" draw:style-name="a1524" draw:name="Rectangle 47">
            <svg:title/>
            <svg:desc/>
            <text:p text:style-name="a1523" text:class-names="" text:cond-style-name=""><text:span text:style-name="a1522" text:class-names=""/></text:p>
            <draw:enhanced-geometry xmlns:dr3d="urn:oasis:names:tc:opendocument:xmlns:dr3d:1.0" draw:type="non-primitive" svg:viewBox="0 0 21600 21600" draw:enhanced-path="M 0 0 L 21600 0 21600 21600 0 21600 Z N"/>
          </draw:custom-shape>
          <draw:custom-shape svg:x="7.80957in" svg:y="4.14524in" svg:width="0.1039in" svg:height="0.5974in" draw:id="id349" draw:style-name="a1527" draw:name="Rectangle 48">
            <svg:title/>
            <svg:desc/>
            <text:p text:style-name="a1526" text:class-names="" text:cond-style-name=""><text:span text:style-name="a1525" text:class-names=""/></text:p>
            <draw:enhanced-geometry xmlns:dr3d="urn:oasis:names:tc:opendocument:xmlns:dr3d:1.0" draw:type="non-primitive" svg:viewBox="0 0 21600 21600" draw:enhanced-path="M 0 0 L 21600 0 21600 21600 0 21600 Z N"/>
          </draw:custom-shape>
          <draw:custom-shape svg:x="7.78964in" svg:y="3.27985in" svg:width="0.21065in" svg:height="0.73419in" draw:id="id350" draw:style-name="a1530" draw:name="Freeform 49">
            <svg:title/>
            <svg:desc/>
            <text:p text:style-name="a1529" text:class-names="" text:cond-style-name=""><text:span text:style-name="a1528" text:class-names=""/></text:p>
            <draw:enhanced-geometry xmlns:dr3d="urn:oasis:names:tc:opendocument:xmlns:dr3d:1.0" draw:type="non-primitive" svg:viewBox="0 0 196 695" draw:enhanced-path="M ?f3 ?f0 L ?f0 ?f2 ?f4 ?f2 ?f1 ?f0 ?f3 ?f0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133"/>
              <draw:equation draw:name="f4" draw:formula="115"/>
              <draw:equation draw:name="f5" draw:formula="?f2 - ?f0"/>
              <draw:equation draw:name="f6" draw:formula="?f1 - ?f0"/>
              <draw:equation draw:name="f7" draw:formula="?f6 / 196"/>
              <draw:equation draw:name="f8" draw:formula="?f5 / 695"/>
              <draw:equation draw:name="f9" draw:formula="133 * ?f6"/>
              <draw:equation draw:name="f10" draw:formula="0 * ?f5"/>
              <draw:equation draw:name="f11" draw:formula="0 * ?f6"/>
              <draw:equation draw:name="f12" draw:formula="695 * ?f5"/>
              <draw:equation draw:name="f13" draw:formula="115 * ?f6"/>
              <draw:equation draw:name="f14" draw:formula="196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7.12781in" svg:y="3.26031in" svg:width="0.89098in" svg:height="1.50187in" draw:id="id351" draw:style-name="a1533" draw:name="Freeform 50">
            <svg:title/>
            <svg:desc/>
            <text:p text:style-name="a1532" text:class-names="" text:cond-style-name=""><text:span text:style-name="a1531" text:class-names=""/></text:p>
            <draw:enhanced-geometry xmlns:dr3d="urn:oasis:names:tc:opendocument:xmlns:dr3d:1.0" draw:type="non-primitive" svg:viewBox="0 0 828 1424" draw:enhanced-path="M ?f3 ?f4 L ?f5 ?f4 ?f6 ?f7 C ?f8 ?f9 ?f10 ?f11 ?f12 ?f13 ?f14 ?f0 ?f15 ?f0 ?f16 ?f17 L ?f18 ?f19 C ?f20 ?f21 ?f1 ?f22 ?f23 ?f24 L ?f25 ?f26 ?f25 ?f27 C ?f25 ?f28 ?f29 ?f2 ?f6 ?f2 L ?f30 ?f2 C ?f31 ?f2 ?f32 ?f28 ?f32 ?f27 L ?f32 ?f33 ?f34 ?f33 ?f34 ?f27 C ?f34 ?f28 ?f35 ?f2 ?f36 ?f2 L ?f37 ?f2 C ?f38 ?f2 ?f39 ?f28 ?f39 ?f27 L ?f39 ?f40 ?f3 ?f40 C ?f41 ?f40 ?f0 ?f42 ?f0 ?f43 L ?f0 ?f44 C ?f0 ?f45 ?f41 ?f4 ?f3 ?f4 Z M ?f46 ?f47 L ?f48 ?f49 ?f50 ?f4 ?f51 ?f4 ?f46 ?f47 M ?f52 ?f53 L ?f54 ?f53 ?f54 ?f40 ?f52 ?f40 ?f52 ?f53 Z M ?f34 ?f55 L ?f32 ?f55 ?f32 ?f56 ?f34 ?f56 ?f34 ?f55 Z M ?f32 ?f57 L ?f32 ?f40 ?f34 ?f40 ?f34 ?f57 ?f32 ?f57 Z M ?f58 ?f53 L ?f59 ?f53 ?f59 ?f40 ?f58 ?f40 ?f58 ?f53 Z M ?f60 ?f43 C ?f60 ?f61 ?f62 ?f63 ?f3 ?f63 L ?f54 ?f63 ?f54 ?f64 ?f3 ?f64 C ?f62 ?f64 ?f60 ?f65 ?f60 ?f44 L ?f60 ?f43 Z N" draw:text-areas="?f160 ?f162 ?f161 ?f163" draw:glue-points="?f164 ?f165 ?f166 ?f165 ?f167 ?f168 ?f169 ?f170 ?f171 ?f172 ?f173 ?f174 ?f175 ?f176 ?f177 ?f178 ?f177 ?f179 ?f167 ?f180 ?f181 ?f180 ?f182 ?f179 ?f182 ?f183 ?f184 ?f183 ?f184 ?f179 ?f185 ?f180 ?f186 ?f180 ?f187 ?f179 ?f187 ?f188 ?f164 ?f188 ?f189 ?f190 ?f189 ?f191 ?f164 ?f165 ?f192 ?f193 ?f194 ?f195 ?f196 ?f165 ?f197 ?f165 ?f192 ?f193 ?f198 ?f199 ?f200 ?f199 ?f200 ?f188 ?f198 ?f188 ?f198 ?f199 ?f184 ?f201 ?f182 ?f201 ?f182 ?f202 ?f184 ?f202 ?f184 ?f201 ?f182 ?f203 ?f182 ?f188 ?f184 ?f188 ?f184 ?f203 ?f182 ?f203 ?f204 ?f199 ?f205 ?f199 ?f205 ?f188 ?f204 ?f188 ?f204 ?f199 ?f206 ?f190 ?f164 ?f207 ?f200 ?f207 ?f200 ?f208 ?f164 ?f208 ?f206 ?f191 ?f206 ?f190"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58"/>
              <draw:equation draw:name="f4" draw:formula="695"/>
              <draw:equation draw:name="f5" draw:formula="599"/>
              <draw:equation draw:name="f6" draw:formula="730"/>
              <draw:equation draw:name="f7" draw:formula="16"/>
              <draw:equation draw:name="f8" draw:formula="731"/>
              <draw:equation draw:name="f9" draw:formula="10"/>
              <draw:equation draw:name="f10" draw:formula="734"/>
              <draw:equation draw:name="f11" draw:formula="6"/>
              <draw:equation draw:name="f12" draw:formula="739"/>
              <draw:equation draw:name="f13" draw:formula="3"/>
              <draw:equation draw:name="f14" draw:formula="744"/>
              <draw:equation draw:name="f15" draw:formula="750"/>
              <draw:equation draw:name="f16" draw:formula="755"/>
              <draw:equation draw:name="f17" draw:formula="2"/>
              <draw:equation draw:name="f18" draw:formula="814"/>
              <draw:equation draw:name="f19" draw:formula="24"/>
              <draw:equation draw:name="f20" draw:formula="823"/>
              <draw:equation draw:name="f21" draw:formula="27"/>
              <draw:equation draw:name="f22" draw:formula="35"/>
              <draw:equation draw:name="f23" draw:formula="827"/>
              <draw:equation draw:name="f24" draw:formula="43"/>
              <draw:equation draw:name="f25" draw:formula="749"/>
              <draw:equation draw:name="f26" draw:formula="715"/>
              <draw:equation draw:name="f27" draw:formula="1405"/>
              <draw:equation draw:name="f28" draw:formula="1416"/>
              <draw:equation draw:name="f29" draw:formula="740"/>
              <draw:equation draw:name="f30" draw:formula="633"/>
              <draw:equation draw:name="f31" draw:formula="623"/>
              <draw:equation draw:name="f32" draw:formula="614"/>
              <draw:equation draw:name="f33" draw:formula="1045"/>
              <draw:equation draw:name="f34" draw:formula="209"/>
              <draw:equation draw:name="f35" draw:formula="201"/>
              <draw:equation draw:name="f36" draw:formula="190"/>
              <draw:equation draw:name="f37" draw:formula="93"/>
              <draw:equation draw:name="f38" draw:formula="83"/>
              <draw:equation draw:name="f39" draw:formula="75"/>
              <draw:equation draw:name="f40" draw:formula="858"/>
              <draw:equation draw:name="f41" draw:formula="26"/>
              <draw:equation draw:name="f42" draw:formula="832"/>
              <draw:equation draw:name="f43" draw:formula="800"/>
              <draw:equation draw:name="f44" draw:formula="753"/>
              <draw:equation draw:name="f45" draw:formula="721"/>
              <draw:equation draw:name="f46" draw:formula="787"/>
              <draw:equation draw:name="f47" draw:formula="54"/>
              <draw:equation draw:name="f48" draw:formula="763"/>
              <draw:equation draw:name="f49" draw:formula="45"/>
              <draw:equation draw:name="f50" draw:formula="637"/>
              <draw:equation draw:name="f51" draw:formula="713"/>
              <draw:equation draw:name="f52" draw:formula="652"/>
              <draw:equation draw:name="f53" draw:formula="1386"/>
              <draw:equation draw:name="f54" draw:formula="711"/>
              <draw:equation draw:name="f55" draw:formula="1008"/>
              <draw:equation draw:name="f56" draw:formula="968"/>
              <draw:equation draw:name="f57" draw:formula="930"/>
              <draw:equation draw:name="f58" draw:formula="112"/>
              <draw:equation draw:name="f59" draw:formula="171"/>
              <draw:equation draw:name="f60" draw:formula="38"/>
              <draw:equation draw:name="f61" draw:formula="811"/>
              <draw:equation draw:name="f62" draw:formula="47"/>
              <draw:equation draw:name="f63" draw:formula="820"/>
              <draw:equation draw:name="f64" draw:formula="733"/>
              <draw:equation draw:name="f65" draw:formula="742"/>
              <draw:equation draw:name="f66" draw:formula="?f2 - ?f0"/>
              <draw:equation draw:name="f67" draw:formula="?f1 - ?f0"/>
              <draw:equation draw:name="f68" draw:formula="?f67 / 828"/>
              <draw:equation draw:name="f69" draw:formula="?f66 / 1424"/>
              <draw:equation draw:name="f70" draw:formula="58 * ?f67"/>
              <draw:equation draw:name="f71" draw:formula="695 * ?f66"/>
              <draw:equation draw:name="f72" draw:formula="599 * ?f67"/>
              <draw:equation draw:name="f73" draw:formula="730 * ?f67"/>
              <draw:equation draw:name="f74" draw:formula="16 * ?f66"/>
              <draw:equation draw:name="f75" draw:formula="739 * ?f67"/>
              <draw:equation draw:name="f76" draw:formula="3 * ?f66"/>
              <draw:equation draw:name="f77" draw:formula="755 * ?f67"/>
              <draw:equation draw:name="f78" draw:formula="2 * ?f66"/>
              <draw:equation draw:name="f79" draw:formula="814 * ?f67"/>
              <draw:equation draw:name="f80" draw:formula="24 * ?f66"/>
              <draw:equation draw:name="f81" draw:formula="827 * ?f67"/>
              <draw:equation draw:name="f82" draw:formula="43 * ?f66"/>
              <draw:equation draw:name="f83" draw:formula="749 * ?f67"/>
              <draw:equation draw:name="f84" draw:formula="715 * ?f66"/>
              <draw:equation draw:name="f85" draw:formula="1405 * ?f66"/>
              <draw:equation draw:name="f86" draw:formula="1424 * ?f66"/>
              <draw:equation draw:name="f87" draw:formula="633 * ?f67"/>
              <draw:equation draw:name="f88" draw:formula="614 * ?f67"/>
              <draw:equation draw:name="f89" draw:formula="1045 * ?f66"/>
              <draw:equation draw:name="f90" draw:formula="209 * ?f67"/>
              <draw:equation draw:name="f91" draw:formula="190 * ?f67"/>
              <draw:equation draw:name="f92" draw:formula="93 * ?f67"/>
              <draw:equation draw:name="f93" draw:formula="75 * ?f67"/>
              <draw:equation draw:name="f94" draw:formula="858 * ?f66"/>
              <draw:equation draw:name="f95" draw:formula="0 * ?f67"/>
              <draw:equation draw:name="f96" draw:formula="800 * ?f66"/>
              <draw:equation draw:name="f97" draw:formula="753 * ?f66"/>
              <draw:equation draw:name="f98" draw:formula="787 * ?f67"/>
              <draw:equation draw:name="f99" draw:formula="54 * ?f66"/>
              <draw:equation draw:name="f100" draw:formula="763 * ?f67"/>
              <draw:equation draw:name="f101" draw:formula="45 * ?f66"/>
              <draw:equation draw:name="f102" draw:formula="637 * ?f67"/>
              <draw:equation draw:name="f103" draw:formula="713 * ?f67"/>
              <draw:equation draw:name="f104" draw:formula="652 * ?f67"/>
              <draw:equation draw:name="f105" draw:formula="1386 * ?f66"/>
              <draw:equation draw:name="f106" draw:formula="711 * ?f67"/>
              <draw:equation draw:name="f107" draw:formula="1008 * ?f66"/>
              <draw:equation draw:name="f108" draw:formula="968 * ?f66"/>
              <draw:equation draw:name="f109" draw:formula="930 * ?f66"/>
              <draw:equation draw:name="f110" draw:formula="112 * ?f67"/>
              <draw:equation draw:name="f111" draw:formula="171 * ?f67"/>
              <draw:equation draw:name="f112" draw:formula="38 * ?f67"/>
              <draw:equation draw:name="f113" draw:formula="820 * ?f66"/>
              <draw:equation draw:name="f114" draw:formula="733 * ?f66"/>
              <draw:equation draw:name="f115" draw:formula="?f70 / 828"/>
              <draw:equation draw:name="f116" draw:formula="?f71 / 1424"/>
              <draw:equation draw:name="f117" draw:formula="?f72 / 828"/>
              <draw:equation draw:name="f118" draw:formula="?f73 / 828"/>
              <draw:equation draw:name="f119" draw:formula="?f74 / 1424"/>
              <draw:equation draw:name="f120" draw:formula="?f75 / 828"/>
              <draw:equation draw:name="f121" draw:formula="?f76 / 1424"/>
              <draw:equation draw:name="f122" draw:formula="?f77 / 828"/>
              <draw:equation draw:name="f123" draw:formula="?f78 / 1424"/>
              <draw:equation draw:name="f124" draw:formula="?f79 / 828"/>
              <draw:equation draw:name="f125" draw:formula="?f80 / 1424"/>
              <draw:equation draw:name="f126" draw:formula="?f81 / 828"/>
              <draw:equation draw:name="f127" draw:formula="?f82 / 1424"/>
              <draw:equation draw:name="f128" draw:formula="?f83 / 828"/>
              <draw:equation draw:name="f129" draw:formula="?f84 / 1424"/>
              <draw:equation draw:name="f130" draw:formula="?f85 / 1424"/>
              <draw:equation draw:name="f131" draw:formula="?f86 / 1424"/>
              <draw:equation draw:name="f132" draw:formula="?f87 / 828"/>
              <draw:equation draw:name="f133" draw:formula="?f88 / 828"/>
              <draw:equation draw:name="f134" draw:formula="?f89 / 1424"/>
              <draw:equation draw:name="f135" draw:formula="?f90 / 828"/>
              <draw:equation draw:name="f136" draw:formula="?f91 / 828"/>
              <draw:equation draw:name="f137" draw:formula="?f92 / 828"/>
              <draw:equation draw:name="f138" draw:formula="?f93 / 828"/>
              <draw:equation draw:name="f139" draw:formula="?f94 / 1424"/>
              <draw:equation draw:name="f140" draw:formula="?f95 / 828"/>
              <draw:equation draw:name="f141" draw:formula="?f96 / 1424"/>
              <draw:equation draw:name="f142" draw:formula="?f97 / 1424"/>
              <draw:equation draw:name="f143" draw:formula="?f98 / 828"/>
              <draw:equation draw:name="f144" draw:formula="?f99 / 1424"/>
              <draw:equation draw:name="f145" draw:formula="?f100 / 828"/>
              <draw:equation draw:name="f146" draw:formula="?f101 / 1424"/>
              <draw:equation draw:name="f147" draw:formula="?f102 / 828"/>
              <draw:equation draw:name="f148" draw:formula="?f103 / 828"/>
              <draw:equation draw:name="f149" draw:formula="?f104 / 828"/>
              <draw:equation draw:name="f150" draw:formula="?f105 / 1424"/>
              <draw:equation draw:name="f151" draw:formula="?f106 / 828"/>
              <draw:equation draw:name="f152" draw:formula="?f107 / 1424"/>
              <draw:equation draw:name="f153" draw:formula="?f108 / 1424"/>
              <draw:equation draw:name="f154" draw:formula="?f109 / 1424"/>
              <draw:equation draw:name="f155" draw:formula="?f110 / 828"/>
              <draw:equation draw:name="f156" draw:formula="?f111 / 828"/>
              <draw:equation draw:name="f157" draw:formula="?f112 / 828"/>
              <draw:equation draw:name="f158" draw:formula="?f113 / 1424"/>
              <draw:equation draw:name="f159" draw:formula="?f114 / 1424"/>
              <draw:equation draw:name="f160" draw:formula="0 / ?f68"/>
              <draw:equation draw:name="f161" draw:formula="?f1 / ?f68"/>
              <draw:equation draw:name="f162" draw:formula="0 / ?f69"/>
              <draw:equation draw:name="f163" draw:formula="?f2 / ?f69"/>
              <draw:equation draw:name="f164" draw:formula="?f115 / ?f68"/>
              <draw:equation draw:name="f165" draw:formula="?f116 / ?f69"/>
              <draw:equation draw:name="f166" draw:formula="?f117 / ?f68"/>
              <draw:equation draw:name="f167" draw:formula="?f118 / ?f68"/>
              <draw:equation draw:name="f168" draw:formula="?f119 / ?f69"/>
              <draw:equation draw:name="f169" draw:formula="?f120 / ?f68"/>
              <draw:equation draw:name="f170" draw:formula="?f121 / ?f69"/>
              <draw:equation draw:name="f171" draw:formula="?f122 / ?f68"/>
              <draw:equation draw:name="f172" draw:formula="?f123 / ?f69"/>
              <draw:equation draw:name="f173" draw:formula="?f124 / ?f68"/>
              <draw:equation draw:name="f174" draw:formula="?f125 / ?f69"/>
              <draw:equation draw:name="f175" draw:formula="?f126 / ?f68"/>
              <draw:equation draw:name="f176" draw:formula="?f127 / ?f69"/>
              <draw:equation draw:name="f177" draw:formula="?f128 / ?f68"/>
              <draw:equation draw:name="f178" draw:formula="?f129 / ?f69"/>
              <draw:equation draw:name="f179" draw:formula="?f130 / ?f69"/>
              <draw:equation draw:name="f180" draw:formula="?f131 / ?f69"/>
              <draw:equation draw:name="f181" draw:formula="?f132 / ?f68"/>
              <draw:equation draw:name="f182" draw:formula="?f133 / ?f68"/>
              <draw:equation draw:name="f183" draw:formula="?f134 / ?f69"/>
              <draw:equation draw:name="f184" draw:formula="?f135 / ?f68"/>
              <draw:equation draw:name="f185" draw:formula="?f136 / ?f68"/>
              <draw:equation draw:name="f186" draw:formula="?f137 / ?f68"/>
              <draw:equation draw:name="f187" draw:formula="?f138 / ?f68"/>
              <draw:equation draw:name="f188" draw:formula="?f139 / ?f69"/>
              <draw:equation draw:name="f189" draw:formula="?f140 / ?f68"/>
              <draw:equation draw:name="f190" draw:formula="?f141 / ?f69"/>
              <draw:equation draw:name="f191" draw:formula="?f142 / ?f69"/>
              <draw:equation draw:name="f192" draw:formula="?f143 / ?f68"/>
              <draw:equation draw:name="f193" draw:formula="?f144 / ?f69"/>
              <draw:equation draw:name="f194" draw:formula="?f145 / ?f68"/>
              <draw:equation draw:name="f195" draw:formula="?f146 / ?f69"/>
              <draw:equation draw:name="f196" draw:formula="?f147 / ?f68"/>
              <draw:equation draw:name="f197" draw:formula="?f148 / ?f68"/>
              <draw:equation draw:name="f198" draw:formula="?f149 / ?f68"/>
              <draw:equation draw:name="f199" draw:formula="?f150 / ?f69"/>
              <draw:equation draw:name="f200" draw:formula="?f151 / ?f68"/>
              <draw:equation draw:name="f201" draw:formula="?f152 / ?f69"/>
              <draw:equation draw:name="f202" draw:formula="?f153 / ?f69"/>
              <draw:equation draw:name="f203" draw:formula="?f154 / ?f69"/>
              <draw:equation draw:name="f204" draw:formula="?f155 / ?f68"/>
              <draw:equation draw:name="f205" draw:formula="?f156 / ?f68"/>
              <draw:equation draw:name="f206" draw:formula="?f157 / ?f68"/>
              <draw:equation draw:name="f207" draw:formula="?f158 / ?f69"/>
              <draw:equation draw:name="f208" draw:formula="?f159 / ?f69"/>
            </draw:enhanced-geometry>
          </draw:custom-shape>
          <draw:custom-shape svg:x="7.82949in" svg:y="4.16478in" svg:width="0.06405in" svg:height="0.06002in" draw:id="id352" draw:style-name="a1536" draw:name="Rectangle 51">
            <svg:title/>
            <svg:desc/>
            <text:p text:style-name="a1535" text:class-names="" text:cond-style-name=""><text:span text:style-name="a1534" text:class-names=""/></text:p>
            <draw:enhanced-geometry xmlns:dr3d="urn:oasis:names:tc:opendocument:xmlns:dr3d:1.0" draw:type="non-primitive" svg:viewBox="0 0 21600 21600" draw:enhanced-path="M 0 0 L 21600 0 21600 21600 0 21600 Z N"/>
          </draw:custom-shape>
          <draw:custom-shape svg:x="7.80957in" svg:y="4.14524in" svg:width="0.1039in" svg:height="0.07956in" draw:id="id353" draw:style-name="a1539" draw:name="Freeform 52">
            <svg:title/>
            <svg:desc/>
            <text:p text:style-name="a1538" text:class-names="" text:cond-style-name=""><text:span text:style-name="a1537" text:class-names=""/></text:p>
            <draw:enhanced-geometry xmlns:dr3d="urn:oasis:names:tc:opendocument:xmlns:dr3d:1.0" draw:type="non-primitive" svg:viewBox="0 0 73 57" draw:enhanced-path="M ?f0 ?f0 L ?f1 ?f0 ?f1 ?f2 ?f3 ?f2 ?f3 ?f4 ?f4 ?f4 ?f4 ?f2 ?f0 ?f2 ?f0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59"/>
              <draw:equation draw:name="f4" draw:formula="14"/>
              <draw:equation draw:name="f5" draw:formula="?f2 - ?f0"/>
              <draw:equation draw:name="f6" draw:formula="?f1 - ?f0"/>
              <draw:equation draw:name="f7" draw:formula="?f6 / 73"/>
              <draw:equation draw:name="f8" draw:formula="?f5 / 57"/>
              <draw:equation draw:name="f9" draw:formula="0 * ?f6"/>
              <draw:equation draw:name="f10" draw:formula="0 * ?f5"/>
              <draw:equation draw:name="f11" draw:formula="73 * ?f6"/>
              <draw:equation draw:name="f12" draw:formula="57 * ?f5"/>
              <draw:equation draw:name="f13" draw:formula="59 * ?f6"/>
              <draw:equation draw:name="f14" draw:formula="14 * ?f5"/>
              <draw:equation draw:name="f15" draw:formula="14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7.24737in" svg:y="4.16478in" svg:width="0.06405in" svg:height="0.06002in" draw:id="id354" draw:style-name="a1542" draw:name="Rectangle 53">
            <svg:title/>
            <svg:desc/>
            <text:p text:style-name="a1541" text:class-names="" text:cond-style-name=""><text:span text:style-name="a1540" text:class-names=""/></text:p>
            <draw:enhanced-geometry xmlns:dr3d="urn:oasis:names:tc:opendocument:xmlns:dr3d:1.0" draw:type="non-primitive" svg:viewBox="0 0 21600 21600" draw:enhanced-path="M 0 0 L 21600 0 21600 21600 0 21600 Z N"/>
          </draw:custom-shape>
          <draw:custom-shape svg:x="7.22744in" svg:y="4.14524in" svg:width="0.1039in" svg:height="0.07956in" draw:id="id355" draw:style-name="a1545" draw:name="Freeform 54">
            <svg:title/>
            <svg:desc/>
            <text:p text:style-name="a1544" text:class-names="" text:cond-style-name=""><text:span text:style-name="a1543" text:class-names=""/></text:p>
            <draw:enhanced-geometry xmlns:dr3d="urn:oasis:names:tc:opendocument:xmlns:dr3d:1.0" draw:type="non-primitive" svg:viewBox="0 0 73 57" draw:enhanced-path="M ?f0 ?f0 L ?f1 ?f0 ?f1 ?f2 ?f3 ?f2 ?f3 ?f4 ?f4 ?f4 ?f4 ?f2 ?f0 ?f2 ?f0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59"/>
              <draw:equation draw:name="f4" draw:formula="14"/>
              <draw:equation draw:name="f5" draw:formula="?f2 - ?f0"/>
              <draw:equation draw:name="f6" draw:formula="?f1 - ?f0"/>
              <draw:equation draw:name="f7" draw:formula="?f6 / 73"/>
              <draw:equation draw:name="f8" draw:formula="?f5 / 57"/>
              <draw:equation draw:name="f9" draw:formula="0 * ?f6"/>
              <draw:equation draw:name="f10" draw:formula="0 * ?f5"/>
              <draw:equation draw:name="f11" draw:formula="73 * ?f6"/>
              <draw:equation draw:name="f12" draw:formula="57 * ?f5"/>
              <draw:equation draw:name="f13" draw:formula="59 * ?f6"/>
              <draw:equation draw:name="f14" draw:formula="14 * ?f5"/>
              <draw:equation draw:name="f15" draw:formula="14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7.14774in" svg:y="5.73784in" svg:width="0.76573in" svg:height="0.1312in" draw:id="id356" draw:style-name="a1548" draw:name="Freeform 55">
            <svg:title/>
            <svg:desc/>
            <text:p text:style-name="a1547" text:class-names="" text:cond-style-name=""><text:span text:style-name="a1546" text:class-names=""/></text:p>
            <draw:enhanced-geometry xmlns:dr3d="urn:oasis:names:tc:opendocument:xmlns:dr3d:1.0" draw:type="non-primitive" svg:viewBox="0 0 711 125" draw:enhanced-path="M ?f0 ?f3 L ?f0 ?f4 C ?f0 ?f5 ?f6 ?f2 ?f3 ?f2 L ?f7 ?f2 ?f1 ?f2 ?f1 ?f0 ?f3 ?f0 C ?f6 ?f0 ?f0 ?f6 ?f0 ?f3 Z N" draw:text-areas="?f28 ?f30 ?f29 ?f31" draw:glue-points="?f32 ?f33 ?f32 ?f34 ?f35 ?f36 ?f37 ?f36 ?f38 ?f36 ?f38 ?f39 ?f35 ?f39 ?f32 ?f33" draw:glue-point-leaving-directions="-90, -90, -90, -90, -90, -90, -90, -90">
              <draw:equation draw:name="f0" draw:formula="0"/>
              <draw:equation draw:name="f1" draw:formula="711"/>
              <draw:equation draw:name="f2" draw:formula="125"/>
              <draw:equation draw:name="f3" draw:formula="39"/>
              <draw:equation draw:name="f4" draw:formula="86"/>
              <draw:equation draw:name="f5" draw:formula="107"/>
              <draw:equation draw:name="f6" draw:formula="18"/>
              <draw:equation draw:name="f7" draw:formula="74"/>
              <draw:equation draw:name="f8" draw:formula="?f2 - ?f0"/>
              <draw:equation draw:name="f9" draw:formula="?f1 - ?f0"/>
              <draw:equation draw:name="f10" draw:formula="?f9 / 711"/>
              <draw:equation draw:name="f11" draw:formula="?f8 / 125"/>
              <draw:equation draw:name="f12" draw:formula="0 * ?f9"/>
              <draw:equation draw:name="f13" draw:formula="39 * ?f8"/>
              <draw:equation draw:name="f14" draw:formula="86 * ?f8"/>
              <draw:equation draw:name="f15" draw:formula="39 * ?f9"/>
              <draw:equation draw:name="f16" draw:formula="125 * ?f8"/>
              <draw:equation draw:name="f17" draw:formula="74 * ?f9"/>
              <draw:equation draw:name="f18" draw:formula="711 * ?f9"/>
              <draw:equation draw:name="f19" draw:formula="0 * ?f8"/>
              <draw:equation draw:name="f20" draw:formula="?f12 / 711"/>
              <draw:equation draw:name="f21" draw:formula="?f13 / 125"/>
              <draw:equation draw:name="f22" draw:formula="?f14 / 125"/>
              <draw:equation draw:name="f23" draw:formula="?f15 / 711"/>
              <draw:equation draw:name="f24" draw:formula="?f16 / 125"/>
              <draw:equation draw:name="f25" draw:formula="?f17 / 711"/>
              <draw:equation draw:name="f26" draw:formula="?f18 / 711"/>
              <draw:equation draw:name="f27" draw:formula="?f19 / 125"/>
              <draw:equation draw:name="f28" draw:formula="0 / ?f10"/>
              <draw:equation draw:name="f29" draw:formula="?f1 / ?f10"/>
              <draw:equation draw:name="f30" draw:formula="0 / ?f11"/>
              <draw:equation draw:name="f31" draw:formula="?f2 / ?f11"/>
              <draw:equation draw:name="f32" draw:formula="?f20 / ?f10"/>
              <draw:equation draw:name="f33" draw:formula="?f21 / ?f11"/>
              <draw:equation draw:name="f34" draw:formula="?f22 / ?f11"/>
              <draw:equation draw:name="f35" draw:formula="?f23 / ?f10"/>
              <draw:equation draw:name="f36" draw:formula="?f24 / ?f11"/>
              <draw:equation draw:name="f37" draw:formula="?f25 / ?f10"/>
              <draw:equation draw:name="f38" draw:formula="?f26 / ?f10"/>
              <draw:equation draw:name="f39" draw:formula="?f27 / ?f11"/>
            </draw:enhanced-geometry>
          </draw:custom-shape>
          <draw:custom-shape svg:x="7.22744in" svg:y="5.86904in" svg:width="0.1039in" svg:height="0.5974in" draw:id="id357" draw:style-name="a1551" draw:name="Rectangle 56">
            <svg:title/>
            <svg:desc/>
            <text:p text:style-name="a1550" text:class-names="" text:cond-style-name=""><text:span text:style-name="a1549" text:class-names=""/></text:p>
            <draw:enhanced-geometry xmlns:dr3d="urn:oasis:names:tc:opendocument:xmlns:dr3d:1.0" draw:type="non-primitive" svg:viewBox="0 0 21600 21600" draw:enhanced-path="M 0 0 L 21600 0 21600 21600 0 21600 Z N"/>
          </draw:custom-shape>
          <draw:custom-shape svg:x="7.33134in" svg:y="5.9849in" svg:width="0.47822in" svg:height="0.08235in" draw:id="id358" draw:style-name="a1554" draw:name="Rectangle 57">
            <svg:title/>
            <svg:desc/>
            <text:p text:style-name="a1553" text:class-names="" text:cond-style-name=""><text:span text:style-name="a1552" text:class-names=""/></text:p>
            <draw:enhanced-geometry xmlns:dr3d="urn:oasis:names:tc:opendocument:xmlns:dr3d:1.0" draw:type="non-primitive" svg:viewBox="0 0 21600 21600" draw:enhanced-path="M 0 0 L 21600 0 21600 21600 0 21600 Z N"/>
          </draw:custom-shape>
          <draw:custom-shape svg:x="7.80957in" svg:y="5.86904in" svg:width="0.1039in" svg:height="0.5974in" draw:id="id359" draw:style-name="a1557" draw:name="Rectangle 58">
            <svg:title/>
            <svg:desc/>
            <text:p text:style-name="a1556" text:class-names="" text:cond-style-name=""><text:span text:style-name="a1555" text:class-names=""/></text:p>
            <draw:enhanced-geometry xmlns:dr3d="urn:oasis:names:tc:opendocument:xmlns:dr3d:1.0" draw:type="non-primitive" svg:viewBox="0 0 21600 21600" draw:enhanced-path="M 0 0 L 21600 0 21600 21600 0 21600 Z N"/>
          </draw:custom-shape>
          <draw:custom-shape svg:x="7.78964in" svg:y="5.00365in" svg:width="0.21065in" svg:height="0.73419in" draw:id="id360" draw:style-name="a1560" draw:name="Freeform 59">
            <svg:title/>
            <svg:desc/>
            <text:p text:style-name="a1559" text:class-names="" text:cond-style-name=""><text:span text:style-name="a1558" text:class-names=""/></text:p>
            <draw:enhanced-geometry xmlns:dr3d="urn:oasis:names:tc:opendocument:xmlns:dr3d:1.0" draw:type="non-primitive" svg:viewBox="0 0 196 695" draw:enhanced-path="M ?f3 ?f0 L ?f0 ?f2 ?f4 ?f2 ?f1 ?f0 ?f3 ?f0 Z N" draw:text-areas="?f21 ?f23 ?f22 ?f24" draw:glue-points="?f25 ?f26 ?f27 ?f28 ?f29 ?f28 ?f30 ?f26 ?f25 ?f26" draw:glue-point-leaving-directions="-90, -90, -90, -90, -90">
              <draw:equation draw:name="f0" draw:formula="0"/>
              <draw:equation draw:name="f1" draw:formula="196"/>
              <draw:equation draw:name="f2" draw:formula="695"/>
              <draw:equation draw:name="f3" draw:formula="133"/>
              <draw:equation draw:name="f4" draw:formula="115"/>
              <draw:equation draw:name="f5" draw:formula="?f2 - ?f0"/>
              <draw:equation draw:name="f6" draw:formula="?f1 - ?f0"/>
              <draw:equation draw:name="f7" draw:formula="?f6 / 196"/>
              <draw:equation draw:name="f8" draw:formula="?f5 / 695"/>
              <draw:equation draw:name="f9" draw:formula="133 * ?f6"/>
              <draw:equation draw:name="f10" draw:formula="0 * ?f5"/>
              <draw:equation draw:name="f11" draw:formula="0 * ?f6"/>
              <draw:equation draw:name="f12" draw:formula="695 * ?f5"/>
              <draw:equation draw:name="f13" draw:formula="115 * ?f6"/>
              <draw:equation draw:name="f14" draw:formula="196 * ?f6"/>
              <draw:equation draw:name="f15" draw:formula="?f9 / 196"/>
              <draw:equation draw:name="f16" draw:formula="?f10 / 695"/>
              <draw:equation draw:name="f17" draw:formula="?f11 / 196"/>
              <draw:equation draw:name="f18" draw:formula="?f12 / 695"/>
              <draw:equation draw:name="f19" draw:formula="?f13 / 196"/>
              <draw:equation draw:name="f20" draw:formula="?f14 / 196"/>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7"/>
            </draw:enhanced-geometry>
          </draw:custom-shape>
          <draw:custom-shape svg:x="7.12781in" svg:y="4.98411in" svg:width="0.89098in" svg:height="1.50187in" draw:id="id361" draw:style-name="a1563" draw:name="Freeform 60">
            <svg:title/>
            <svg:desc/>
            <text:p text:style-name="a1562" text:class-names="" text:cond-style-name=""><text:span text:style-name="a1561" text:class-names=""/></text:p>
            <draw:enhanced-geometry xmlns:dr3d="urn:oasis:names:tc:opendocument:xmlns:dr3d:1.0" draw:type="non-primitive" svg:viewBox="0 0 828 1424" draw:enhanced-path="M ?f3 ?f4 L ?f5 ?f4 ?f6 ?f7 C ?f8 ?f9 ?f10 ?f11 ?f12 ?f13 ?f14 ?f0 ?f15 ?f0 ?f16 ?f17 L ?f18 ?f19 C ?f20 ?f21 ?f1 ?f22 ?f23 ?f24 L ?f25 ?f26 ?f25 ?f27 C ?f25 ?f28 ?f29 ?f2 ?f6 ?f2 L ?f30 ?f2 C ?f31 ?f2 ?f32 ?f28 ?f32 ?f27 L ?f32 ?f33 ?f34 ?f33 ?f34 ?f27 C ?f34 ?f28 ?f35 ?f2 ?f36 ?f2 L ?f37 ?f2 C ?f38 ?f2 ?f39 ?f28 ?f39 ?f27 L ?f39 ?f40 ?f3 ?f40 C ?f41 ?f40 ?f0 ?f42 ?f0 ?f43 L ?f0 ?f44 C ?f0 ?f45 ?f41 ?f4 ?f3 ?f4 M ?f46 ?f47 L ?f48 ?f49 ?f50 ?f4 ?f51 ?f4 ?f46 ?f47 Z M ?f52 ?f53 L ?f54 ?f53 ?f54 ?f40 ?f52 ?f40 ?f52 ?f53 Z M ?f34 ?f55 L ?f32 ?f55 ?f32 ?f56 ?f34 ?f56 ?f34 ?f55 Z M ?f32 ?f57 L ?f32 ?f40 ?f34 ?f40 ?f34 ?f57 ?f32 ?f57 Z M ?f58 ?f53 L ?f59 ?f53 ?f59 ?f40 ?f58 ?f40 ?f58 ?f53 Z M ?f60 ?f43 C ?f60 ?f61 ?f62 ?f63 ?f3 ?f63 L ?f54 ?f63 ?f54 ?f64 ?f3 ?f64 C ?f62 ?f64 ?f60 ?f65 ?f60 ?f44 L ?f60 ?f43 Z N" draw:text-areas="?f160 ?f162 ?f161 ?f163" draw:glue-points="?f164 ?f165 ?f166 ?f165 ?f167 ?f168 ?f169 ?f170 ?f171 ?f172 ?f173 ?f174 ?f175 ?f176 ?f177 ?f178 ?f177 ?f179 ?f167 ?f180 ?f181 ?f180 ?f182 ?f179 ?f182 ?f183 ?f184 ?f183 ?f184 ?f179 ?f185 ?f180 ?f186 ?f180 ?f187 ?f179 ?f187 ?f188 ?f164 ?f188 ?f189 ?f190 ?f189 ?f191 ?f164 ?f165 ?f192 ?f193 ?f194 ?f195 ?f196 ?f165 ?f197 ?f165 ?f192 ?f193 ?f198 ?f199 ?f200 ?f199 ?f200 ?f188 ?f198 ?f188 ?f198 ?f199 ?f184 ?f201 ?f182 ?f201 ?f182 ?f202 ?f184 ?f202 ?f184 ?f201 ?f182 ?f203 ?f182 ?f188 ?f184 ?f188 ?f184 ?f203 ?f182 ?f203 ?f204 ?f199 ?f205 ?f199 ?f205 ?f188 ?f204 ?f188 ?f204 ?f199 ?f206 ?f190 ?f164 ?f207 ?f200 ?f207 ?f200 ?f208 ?f164 ?f208 ?f206 ?f191 ?f206 ?f190" draw:glue-point-leaving-directions="-90, -90, -90, -90, -90, -90, -90, -90, -90, -90, -90, -90, -90, -90, -90, -90, -90, -90, -90, -90, -90, -90, -90, -90, -90, -90, -90, -90, -90, -90, -90, -90, -90, -90, -90, -90, -90, -90, -90, -90, -90, -90, -90, -90, -90, -90, -90, -90, -90, -90, -90, -90, -90, -90, -90">
              <draw:equation draw:name="f0" draw:formula="0"/>
              <draw:equation draw:name="f1" draw:formula="828"/>
              <draw:equation draw:name="f2" draw:formula="1424"/>
              <draw:equation draw:name="f3" draw:formula="58"/>
              <draw:equation draw:name="f4" draw:formula="695"/>
              <draw:equation draw:name="f5" draw:formula="599"/>
              <draw:equation draw:name="f6" draw:formula="730"/>
              <draw:equation draw:name="f7" draw:formula="16"/>
              <draw:equation draw:name="f8" draw:formula="731"/>
              <draw:equation draw:name="f9" draw:formula="10"/>
              <draw:equation draw:name="f10" draw:formula="734"/>
              <draw:equation draw:name="f11" draw:formula="6"/>
              <draw:equation draw:name="f12" draw:formula="739"/>
              <draw:equation draw:name="f13" draw:formula="3"/>
              <draw:equation draw:name="f14" draw:formula="744"/>
              <draw:equation draw:name="f15" draw:formula="750"/>
              <draw:equation draw:name="f16" draw:formula="755"/>
              <draw:equation draw:name="f17" draw:formula="2"/>
              <draw:equation draw:name="f18" draw:formula="814"/>
              <draw:equation draw:name="f19" draw:formula="24"/>
              <draw:equation draw:name="f20" draw:formula="823"/>
              <draw:equation draw:name="f21" draw:formula="27"/>
              <draw:equation draw:name="f22" draw:formula="35"/>
              <draw:equation draw:name="f23" draw:formula="827"/>
              <draw:equation draw:name="f24" draw:formula="43"/>
              <draw:equation draw:name="f25" draw:formula="749"/>
              <draw:equation draw:name="f26" draw:formula="715"/>
              <draw:equation draw:name="f27" draw:formula="1405"/>
              <draw:equation draw:name="f28" draw:formula="1416"/>
              <draw:equation draw:name="f29" draw:formula="740"/>
              <draw:equation draw:name="f30" draw:formula="633"/>
              <draw:equation draw:name="f31" draw:formula="623"/>
              <draw:equation draw:name="f32" draw:formula="614"/>
              <draw:equation draw:name="f33" draw:formula="1045"/>
              <draw:equation draw:name="f34" draw:formula="209"/>
              <draw:equation draw:name="f35" draw:formula="201"/>
              <draw:equation draw:name="f36" draw:formula="190"/>
              <draw:equation draw:name="f37" draw:formula="93"/>
              <draw:equation draw:name="f38" draw:formula="83"/>
              <draw:equation draw:name="f39" draw:formula="75"/>
              <draw:equation draw:name="f40" draw:formula="858"/>
              <draw:equation draw:name="f41" draw:formula="26"/>
              <draw:equation draw:name="f42" draw:formula="832"/>
              <draw:equation draw:name="f43" draw:formula="800"/>
              <draw:equation draw:name="f44" draw:formula="753"/>
              <draw:equation draw:name="f45" draw:formula="721"/>
              <draw:equation draw:name="f46" draw:formula="787"/>
              <draw:equation draw:name="f47" draw:formula="54"/>
              <draw:equation draw:name="f48" draw:formula="763"/>
              <draw:equation draw:name="f49" draw:formula="45"/>
              <draw:equation draw:name="f50" draw:formula="637"/>
              <draw:equation draw:name="f51" draw:formula="713"/>
              <draw:equation draw:name="f52" draw:formula="652"/>
              <draw:equation draw:name="f53" draw:formula="1386"/>
              <draw:equation draw:name="f54" draw:formula="711"/>
              <draw:equation draw:name="f55" draw:formula="1008"/>
              <draw:equation draw:name="f56" draw:formula="968"/>
              <draw:equation draw:name="f57" draw:formula="931"/>
              <draw:equation draw:name="f58" draw:formula="112"/>
              <draw:equation draw:name="f59" draw:formula="171"/>
              <draw:equation draw:name="f60" draw:formula="38"/>
              <draw:equation draw:name="f61" draw:formula="811"/>
              <draw:equation draw:name="f62" draw:formula="47"/>
              <draw:equation draw:name="f63" draw:formula="820"/>
              <draw:equation draw:name="f64" draw:formula="733"/>
              <draw:equation draw:name="f65" draw:formula="742"/>
              <draw:equation draw:name="f66" draw:formula="?f2 - ?f0"/>
              <draw:equation draw:name="f67" draw:formula="?f1 - ?f0"/>
              <draw:equation draw:name="f68" draw:formula="?f67 / 828"/>
              <draw:equation draw:name="f69" draw:formula="?f66 / 1424"/>
              <draw:equation draw:name="f70" draw:formula="58 * ?f67"/>
              <draw:equation draw:name="f71" draw:formula="695 * ?f66"/>
              <draw:equation draw:name="f72" draw:formula="599 * ?f67"/>
              <draw:equation draw:name="f73" draw:formula="730 * ?f67"/>
              <draw:equation draw:name="f74" draw:formula="16 * ?f66"/>
              <draw:equation draw:name="f75" draw:formula="739 * ?f67"/>
              <draw:equation draw:name="f76" draw:formula="3 * ?f66"/>
              <draw:equation draw:name="f77" draw:formula="755 * ?f67"/>
              <draw:equation draw:name="f78" draw:formula="2 * ?f66"/>
              <draw:equation draw:name="f79" draw:formula="814 * ?f67"/>
              <draw:equation draw:name="f80" draw:formula="24 * ?f66"/>
              <draw:equation draw:name="f81" draw:formula="827 * ?f67"/>
              <draw:equation draw:name="f82" draw:formula="43 * ?f66"/>
              <draw:equation draw:name="f83" draw:formula="749 * ?f67"/>
              <draw:equation draw:name="f84" draw:formula="715 * ?f66"/>
              <draw:equation draw:name="f85" draw:formula="1405 * ?f66"/>
              <draw:equation draw:name="f86" draw:formula="1424 * ?f66"/>
              <draw:equation draw:name="f87" draw:formula="633 * ?f67"/>
              <draw:equation draw:name="f88" draw:formula="614 * ?f67"/>
              <draw:equation draw:name="f89" draw:formula="1045 * ?f66"/>
              <draw:equation draw:name="f90" draw:formula="209 * ?f67"/>
              <draw:equation draw:name="f91" draw:formula="190 * ?f67"/>
              <draw:equation draw:name="f92" draw:formula="93 * ?f67"/>
              <draw:equation draw:name="f93" draw:formula="75 * ?f67"/>
              <draw:equation draw:name="f94" draw:formula="858 * ?f66"/>
              <draw:equation draw:name="f95" draw:formula="0 * ?f67"/>
              <draw:equation draw:name="f96" draw:formula="800 * ?f66"/>
              <draw:equation draw:name="f97" draw:formula="753 * ?f66"/>
              <draw:equation draw:name="f98" draw:formula="787 * ?f67"/>
              <draw:equation draw:name="f99" draw:formula="54 * ?f66"/>
              <draw:equation draw:name="f100" draw:formula="763 * ?f67"/>
              <draw:equation draw:name="f101" draw:formula="45 * ?f66"/>
              <draw:equation draw:name="f102" draw:formula="637 * ?f67"/>
              <draw:equation draw:name="f103" draw:formula="713 * ?f67"/>
              <draw:equation draw:name="f104" draw:formula="652 * ?f67"/>
              <draw:equation draw:name="f105" draw:formula="1386 * ?f66"/>
              <draw:equation draw:name="f106" draw:formula="711 * ?f67"/>
              <draw:equation draw:name="f107" draw:formula="1008 * ?f66"/>
              <draw:equation draw:name="f108" draw:formula="968 * ?f66"/>
              <draw:equation draw:name="f109" draw:formula="931 * ?f66"/>
              <draw:equation draw:name="f110" draw:formula="112 * ?f67"/>
              <draw:equation draw:name="f111" draw:formula="171 * ?f67"/>
              <draw:equation draw:name="f112" draw:formula="38 * ?f67"/>
              <draw:equation draw:name="f113" draw:formula="820 * ?f66"/>
              <draw:equation draw:name="f114" draw:formula="733 * ?f66"/>
              <draw:equation draw:name="f115" draw:formula="?f70 / 828"/>
              <draw:equation draw:name="f116" draw:formula="?f71 / 1424"/>
              <draw:equation draw:name="f117" draw:formula="?f72 / 828"/>
              <draw:equation draw:name="f118" draw:formula="?f73 / 828"/>
              <draw:equation draw:name="f119" draw:formula="?f74 / 1424"/>
              <draw:equation draw:name="f120" draw:formula="?f75 / 828"/>
              <draw:equation draw:name="f121" draw:formula="?f76 / 1424"/>
              <draw:equation draw:name="f122" draw:formula="?f77 / 828"/>
              <draw:equation draw:name="f123" draw:formula="?f78 / 1424"/>
              <draw:equation draw:name="f124" draw:formula="?f79 / 828"/>
              <draw:equation draw:name="f125" draw:formula="?f80 / 1424"/>
              <draw:equation draw:name="f126" draw:formula="?f81 / 828"/>
              <draw:equation draw:name="f127" draw:formula="?f82 / 1424"/>
              <draw:equation draw:name="f128" draw:formula="?f83 / 828"/>
              <draw:equation draw:name="f129" draw:formula="?f84 / 1424"/>
              <draw:equation draw:name="f130" draw:formula="?f85 / 1424"/>
              <draw:equation draw:name="f131" draw:formula="?f86 / 1424"/>
              <draw:equation draw:name="f132" draw:formula="?f87 / 828"/>
              <draw:equation draw:name="f133" draw:formula="?f88 / 828"/>
              <draw:equation draw:name="f134" draw:formula="?f89 / 1424"/>
              <draw:equation draw:name="f135" draw:formula="?f90 / 828"/>
              <draw:equation draw:name="f136" draw:formula="?f91 / 828"/>
              <draw:equation draw:name="f137" draw:formula="?f92 / 828"/>
              <draw:equation draw:name="f138" draw:formula="?f93 / 828"/>
              <draw:equation draw:name="f139" draw:formula="?f94 / 1424"/>
              <draw:equation draw:name="f140" draw:formula="?f95 / 828"/>
              <draw:equation draw:name="f141" draw:formula="?f96 / 1424"/>
              <draw:equation draw:name="f142" draw:formula="?f97 / 1424"/>
              <draw:equation draw:name="f143" draw:formula="?f98 / 828"/>
              <draw:equation draw:name="f144" draw:formula="?f99 / 1424"/>
              <draw:equation draw:name="f145" draw:formula="?f100 / 828"/>
              <draw:equation draw:name="f146" draw:formula="?f101 / 1424"/>
              <draw:equation draw:name="f147" draw:formula="?f102 / 828"/>
              <draw:equation draw:name="f148" draw:formula="?f103 / 828"/>
              <draw:equation draw:name="f149" draw:formula="?f104 / 828"/>
              <draw:equation draw:name="f150" draw:formula="?f105 / 1424"/>
              <draw:equation draw:name="f151" draw:formula="?f106 / 828"/>
              <draw:equation draw:name="f152" draw:formula="?f107 / 1424"/>
              <draw:equation draw:name="f153" draw:formula="?f108 / 1424"/>
              <draw:equation draw:name="f154" draw:formula="?f109 / 1424"/>
              <draw:equation draw:name="f155" draw:formula="?f110 / 828"/>
              <draw:equation draw:name="f156" draw:formula="?f111 / 828"/>
              <draw:equation draw:name="f157" draw:formula="?f112 / 828"/>
              <draw:equation draw:name="f158" draw:formula="?f113 / 1424"/>
              <draw:equation draw:name="f159" draw:formula="?f114 / 1424"/>
              <draw:equation draw:name="f160" draw:formula="0 / ?f68"/>
              <draw:equation draw:name="f161" draw:formula="?f1 / ?f68"/>
              <draw:equation draw:name="f162" draw:formula="0 / ?f69"/>
              <draw:equation draw:name="f163" draw:formula="?f2 / ?f69"/>
              <draw:equation draw:name="f164" draw:formula="?f115 / ?f68"/>
              <draw:equation draw:name="f165" draw:formula="?f116 / ?f69"/>
              <draw:equation draw:name="f166" draw:formula="?f117 / ?f68"/>
              <draw:equation draw:name="f167" draw:formula="?f118 / ?f68"/>
              <draw:equation draw:name="f168" draw:formula="?f119 / ?f69"/>
              <draw:equation draw:name="f169" draw:formula="?f120 / ?f68"/>
              <draw:equation draw:name="f170" draw:formula="?f121 / ?f69"/>
              <draw:equation draw:name="f171" draw:formula="?f122 / ?f68"/>
              <draw:equation draw:name="f172" draw:formula="?f123 / ?f69"/>
              <draw:equation draw:name="f173" draw:formula="?f124 / ?f68"/>
              <draw:equation draw:name="f174" draw:formula="?f125 / ?f69"/>
              <draw:equation draw:name="f175" draw:formula="?f126 / ?f68"/>
              <draw:equation draw:name="f176" draw:formula="?f127 / ?f69"/>
              <draw:equation draw:name="f177" draw:formula="?f128 / ?f68"/>
              <draw:equation draw:name="f178" draw:formula="?f129 / ?f69"/>
              <draw:equation draw:name="f179" draw:formula="?f130 / ?f69"/>
              <draw:equation draw:name="f180" draw:formula="?f131 / ?f69"/>
              <draw:equation draw:name="f181" draw:formula="?f132 / ?f68"/>
              <draw:equation draw:name="f182" draw:formula="?f133 / ?f68"/>
              <draw:equation draw:name="f183" draw:formula="?f134 / ?f69"/>
              <draw:equation draw:name="f184" draw:formula="?f135 / ?f68"/>
              <draw:equation draw:name="f185" draw:formula="?f136 / ?f68"/>
              <draw:equation draw:name="f186" draw:formula="?f137 / ?f68"/>
              <draw:equation draw:name="f187" draw:formula="?f138 / ?f68"/>
              <draw:equation draw:name="f188" draw:formula="?f139 / ?f69"/>
              <draw:equation draw:name="f189" draw:formula="?f140 / ?f68"/>
              <draw:equation draw:name="f190" draw:formula="?f141 / ?f69"/>
              <draw:equation draw:name="f191" draw:formula="?f142 / ?f69"/>
              <draw:equation draw:name="f192" draw:formula="?f143 / ?f68"/>
              <draw:equation draw:name="f193" draw:formula="?f144 / ?f69"/>
              <draw:equation draw:name="f194" draw:formula="?f145 / ?f68"/>
              <draw:equation draw:name="f195" draw:formula="?f146 / ?f69"/>
              <draw:equation draw:name="f196" draw:formula="?f147 / ?f68"/>
              <draw:equation draw:name="f197" draw:formula="?f148 / ?f68"/>
              <draw:equation draw:name="f198" draw:formula="?f149 / ?f68"/>
              <draw:equation draw:name="f199" draw:formula="?f150 / ?f69"/>
              <draw:equation draw:name="f200" draw:formula="?f151 / ?f68"/>
              <draw:equation draw:name="f201" draw:formula="?f152 / ?f69"/>
              <draw:equation draw:name="f202" draw:formula="?f153 / ?f69"/>
              <draw:equation draw:name="f203" draw:formula="?f154 / ?f69"/>
              <draw:equation draw:name="f204" draw:formula="?f155 / ?f68"/>
              <draw:equation draw:name="f205" draw:formula="?f156 / ?f68"/>
              <draw:equation draw:name="f206" draw:formula="?f157 / ?f68"/>
              <draw:equation draw:name="f207" draw:formula="?f158 / ?f69"/>
              <draw:equation draw:name="f208" draw:formula="?f159 / ?f69"/>
            </draw:enhanced-geometry>
          </draw:custom-shape>
          <draw:custom-shape svg:x="7.82949in" svg:y="5.88859in" svg:width="0.06405in" svg:height="0.06002in" draw:id="id362" draw:style-name="a1566" draw:name="Rectangle 61">
            <svg:title/>
            <svg:desc/>
            <text:p text:style-name="a1565" text:class-names="" text:cond-style-name=""><text:span text:style-name="a1564" text:class-names=""/></text:p>
            <draw:enhanced-geometry xmlns:dr3d="urn:oasis:names:tc:opendocument:xmlns:dr3d:1.0" draw:type="non-primitive" svg:viewBox="0 0 21600 21600" draw:enhanced-path="M 0 0 L 21600 0 21600 21600 0 21600 Z N"/>
          </draw:custom-shape>
          <draw:custom-shape svg:x="7.80957in" svg:y="5.86904in" svg:width="0.1039in" svg:height="0.07956in" draw:id="id363" draw:style-name="a1569" draw:name="Freeform 62">
            <svg:title/>
            <svg:desc/>
            <text:p text:style-name="a1568" text:class-names="" text:cond-style-name=""><text:span text:style-name="a1567" text:class-names=""/></text:p>
            <draw:enhanced-geometry xmlns:dr3d="urn:oasis:names:tc:opendocument:xmlns:dr3d:1.0" draw:type="non-primitive" svg:viewBox="0 0 73 57" draw:enhanced-path="M ?f0 ?f0 L ?f1 ?f0 ?f1 ?f2 ?f3 ?f2 ?f3 ?f4 ?f4 ?f4 ?f4 ?f2 ?f0 ?f2 ?f0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59"/>
              <draw:equation draw:name="f4" draw:formula="14"/>
              <draw:equation draw:name="f5" draw:formula="?f2 - ?f0"/>
              <draw:equation draw:name="f6" draw:formula="?f1 - ?f0"/>
              <draw:equation draw:name="f7" draw:formula="?f6 / 73"/>
              <draw:equation draw:name="f8" draw:formula="?f5 / 57"/>
              <draw:equation draw:name="f9" draw:formula="0 * ?f6"/>
              <draw:equation draw:name="f10" draw:formula="0 * ?f5"/>
              <draw:equation draw:name="f11" draw:formula="73 * ?f6"/>
              <draw:equation draw:name="f12" draw:formula="57 * ?f5"/>
              <draw:equation draw:name="f13" draw:formula="59 * ?f6"/>
              <draw:equation draw:name="f14" draw:formula="14 * ?f5"/>
              <draw:equation draw:name="f15" draw:formula="14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x="7.24737in" svg:y="5.88859in" svg:width="0.06405in" svg:height="0.06002in" draw:id="id364" draw:style-name="a1572" draw:name="Rectangle 63">
            <svg:title/>
            <svg:desc/>
            <text:p text:style-name="a1571" text:class-names="" text:cond-style-name=""><text:span text:style-name="a1570" text:class-names=""/></text:p>
            <draw:enhanced-geometry xmlns:dr3d="urn:oasis:names:tc:opendocument:xmlns:dr3d:1.0" draw:type="non-primitive" svg:viewBox="0 0 21600 21600" draw:enhanced-path="M 0 0 L 21600 0 21600 21600 0 21600 Z N"/>
          </draw:custom-shape>
          <draw:custom-shape svg:x="7.22744in" svg:y="5.86904in" svg:width="0.1039in" svg:height="0.07956in" draw:id="id365" draw:style-name="a1575" draw:name="Freeform 64">
            <svg:title/>
            <svg:desc/>
            <text:p text:style-name="a1574" text:class-names="" text:cond-style-name=""><text:span text:style-name="a1573" text:class-names=""/></text:p>
            <draw:enhanced-geometry xmlns:dr3d="urn:oasis:names:tc:opendocument:xmlns:dr3d:1.0" draw:type="non-primitive" svg:viewBox="0 0 73 57" draw:enhanced-path="M ?f0 ?f0 L ?f1 ?f0 ?f1 ?f2 ?f3 ?f2 ?f3 ?f4 ?f4 ?f4 ?f4 ?f2 ?f0 ?f2 ?f0 ?f0 Z N" draw:text-areas="?f23 ?f25 ?f24 ?f26" draw:glue-points="?f27 ?f28 ?f29 ?f28 ?f29 ?f30 ?f31 ?f30 ?f31 ?f32 ?f33 ?f32 ?f33 ?f30 ?f27 ?f30 ?f27 ?f28" draw:glue-point-leaving-directions="-90, -90, -90, -90, -90, -90, -90, -90, -90">
              <draw:equation draw:name="f0" draw:formula="0"/>
              <draw:equation draw:name="f1" draw:formula="73"/>
              <draw:equation draw:name="f2" draw:formula="57"/>
              <draw:equation draw:name="f3" draw:formula="59"/>
              <draw:equation draw:name="f4" draw:formula="14"/>
              <draw:equation draw:name="f5" draw:formula="?f2 - ?f0"/>
              <draw:equation draw:name="f6" draw:formula="?f1 - ?f0"/>
              <draw:equation draw:name="f7" draw:formula="?f6 / 73"/>
              <draw:equation draw:name="f8" draw:formula="?f5 / 57"/>
              <draw:equation draw:name="f9" draw:formula="0 * ?f6"/>
              <draw:equation draw:name="f10" draw:formula="0 * ?f5"/>
              <draw:equation draw:name="f11" draw:formula="73 * ?f6"/>
              <draw:equation draw:name="f12" draw:formula="57 * ?f5"/>
              <draw:equation draw:name="f13" draw:formula="59 * ?f6"/>
              <draw:equation draw:name="f14" draw:formula="14 * ?f5"/>
              <draw:equation draw:name="f15" draw:formula="14 * ?f6"/>
              <draw:equation draw:name="f16" draw:formula="?f9 / 73"/>
              <draw:equation draw:name="f17" draw:formula="?f10 / 57"/>
              <draw:equation draw:name="f18" draw:formula="?f11 / 73"/>
              <draw:equation draw:name="f19" draw:formula="?f12 / 57"/>
              <draw:equation draw:name="f20" draw:formula="?f13 / 73"/>
              <draw:equation draw:name="f21" draw:formula="?f14 / 57"/>
              <draw:equation draw:name="f22" draw:formula="?f15 / 73"/>
              <draw:equation draw:name="f23" draw:formula="0 / ?f7"/>
              <draw:equation draw:name="f24" draw:formula="?f1 / ?f7"/>
              <draw:equation draw:name="f25" draw:formula="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g>
        <draw:custom-shape svg:x="9.24199in" svg:y="6.75575in" svg:width="2.47442in" svg:height="0.30293in" draw:id="id296" draw:style-name="a1368" draw:name="Rechteck 123">
          <svg:title/>
          <svg:desc/>
          <text:p text:style-name="a1367" text:class-names="" text:cond-style-name=""><text:span text:style-name="a1365" text:class-names=""><text:a xlink:href="http://www.matameko.de/Nie-etwas-falsch-machen" text:style-name="" text:visited-style-name="">www.matameko.de/Sechs-Stühle</text:a></text:span><text:span text:style-name="a1366" text:class-names=""/></text:p>
          <draw:enhanced-geometry xmlns:dr3d="urn:oasis:names:tc:opendocument:xmlns:dr3d:1.0" draw:type="non-primitive" svg:viewBox="0 0 21600 21600" draw:enhanced-path="M 0 0 L 21600 0 21600 21600 0 21600 Z N"/>
        </draw:custom-shape>
        <draw:custom-shape svg:x="8.27334in" svg:y="5.46076in" svg:width="6.66667in" svg:height="0.70684in" draw:id="id297" draw:style-name="a1373" draw:name="Rechteck 1">
          <svg:title/>
          <svg:desc/>
          <text:p text:style-name="a1370" text:class-names="" text:cond-style-name=""><text:span text:style-name="a1369" text:class-names="">WIR-Stuhl:<text:s text:c="1"/></text:span></text:p>
          <text:p text:style-name="a1372" text:class-names="" text:cond-style-name=""><text:span text:style-name="a1371" text:class-names="">gemeinsam an Lösungen arbeiten</text:span></text:p>
          <draw:enhanced-geometry xmlns:dr3d="urn:oasis:names:tc:opendocument:xmlns:dr3d:1.0" draw:type="non-primitive" svg:viewBox="0 0 21600 21600" draw:enhanced-path="M 0 0 L 21600 0 21600 21600 0 21600 Z N"/>
        </draw:custom-shape>
        <draw:custom-shape svg:x="8.27334in" svg:y="2.08549in" svg:width="2.62462in" svg:height="0.70684in" draw:id="id298" draw:style-name="a1378" draw:name="Rechteck 2">
          <svg:title/>
          <svg:desc/>
          <text:p text:style-name="a1375" text:class-names="" text:cond-style-name=""><text:span text:style-name="a1374" text:class-names="">ICH-Stuhl:<text:s text:c="1"/></text:span></text:p>
          <text:p text:style-name="a1377" text:class-names="" text:cond-style-name=""><text:span text:style-name="a1376" text:class-names="">von sich selbst erzählen</text:span></text:p>
          <draw:enhanced-geometry xmlns:dr3d="urn:oasis:names:tc:opendocument:xmlns:dr3d:1.0" draw:type="non-primitive" svg:viewBox="0 0 21600 21600" draw:enhanced-path="M 0 0 L 21600 0 21600 21600 0 21600 Z N"/>
        </draw:custom-shape>
        <draw:custom-shape svg:x="8.27334in" svg:y="3.74134in" svg:width="2.47834in" svg:height="0.70684in" draw:id="id299" draw:style-name="a1383" draw:name="Rechteck 4">
          <svg:title/>
          <svg:desc/>
          <text:p text:style-name="a1380" text:class-names="" text:cond-style-name=""><text:span text:style-name="a1379" text:class-names="">DU-Stuhl:<text:s text:c="1"/></text:span></text:p>
          <text:p text:style-name="a1382" text:class-names="" text:cond-style-name=""><text:span text:style-name="a1381" text:class-names="">dem anderen zuhören</text:span></text:p>
          <draw:enhanced-geometry xmlns:dr3d="urn:oasis:names:tc:opendocument:xmlns:dr3d:1.0" draw:type="non-primitive" svg:viewBox="0 0 21600 21600" draw:enhanced-path="M 0 0 L 21600 0 21600 21600 0 21600 Z N"/>
        </draw:custom-shape>
        <draw:g draw:name="Gruppieren 99" draw:id="id300">
          <svg:title/>
          <svg:desc/>
          <draw:custom-shape svg:x="7.30824in" svg:y="4.91071in" svg:width="0.21048in" svg:height="0.64247in" draw:id="id304" draw:style-name="a1392" draw:name="Freeform 7">
            <svg:title/>
            <svg:desc/>
            <text:p text:style-name="a1391" text:class-names="" text:cond-style-name=""><text:span text:style-name="a1390" text:class-names=""/></text:p>
            <draw:enhanced-geometry xmlns:dr3d="urn:oasis:names:tc:opendocument:xmlns:dr3d:1.0" draw:type="non-primitive" svg:viewBox="0 0 838 3232" draw:enhanced-path="M ?f3 ?f4 L ?f5 ?f6 ?f7 ?f8 ?f9 ?f10 ?f11 ?f12 ?f13 ?f14 ?f15 ?f16 ?f17 ?f18 ?f19 ?f20 ?f21 ?f22 ?f23 ?f24 ?f25 ?f26 ?f27 ?f28 ?f29 ?f30 ?f31 ?f32 ?f33 ?f34 ?f35 ?f36 ?f37 ?f38 ?f39 ?f40 ?f41 ?f42 ?f7 ?f43 ?f44 ?f45 ?f46 ?f47 ?f48 ?f49 ?f50 ?f51 ?f52 ?f53 ?f54 ?f55 ?f56 ?f57 ?f58 ?f59 ?f60 ?f61 ?f62 ?f63 ?f64 ?f65 ?f66 ?f67 ?f68 ?f69 ?f70 ?f71 ?f0 ?f72 ?f0 ?f73 ?f74 ?f75 ?f76 ?f77 ?f78 ?f79 ?f80 ?f81 ?f82 ?f83 ?f84 ?f85 ?f86 ?f87 ?f88 ?f2 ?f89 ?f90 ?f91 ?f92 ?f3 ?f4 Z M ?f93 ?f94 L ?f95 ?f96 ?f97 ?f98 ?f37 ?f99 ?f100 ?f101 ?f102 ?f103 ?f104 ?f105 ?f102 ?f106 ?f100 ?f107 ?f108 ?f109 ?f13 ?f110 ?f111 ?f112 ?f113 ?f64 ?f114 ?f115 ?f116 ?f117 ?f1 ?f118 ?f119 ?f120 ?f121 ?f122 ?f123 ?f124 ?f125 ?f0 ?f100 ?f126 ?f127 ?f128 ?f129 ?f130 ?f131 ?f132 ?f133 ?f134 ?f135 ?f136 ?f137 ?f138 ?f139 ?f140 ?f141 ?f56 ?f142 ?f143 ?f144 ?f145 ?f146 ?f147 ?f148 ?f149 ?f150 ?f151 ?f152 ?f153 ?f154 ?f155 ?f156 ?f157 ?f158 ?f159 ?f127 ?f15 ?f93 ?f94 Z N" draw:text-areas="?f336 ?f338 ?f337 ?f339" draw:glue-points="?f340 ?f341 ?f342 ?f343 ?f344 ?f345 ?f346 ?f347 ?f348 ?f349 ?f350 ?f351 ?f352 ?f353 ?f354 ?f355 ?f356 ?f357 ?f358 ?f359 ?f360 ?f361 ?f362 ?f363 ?f364 ?f365 ?f366 ?f367 ?f368 ?f369 ?f370 ?f371 ?f372 ?f373 ?f374 ?f375 ?f376 ?f377 ?f378 ?f379 ?f380 ?f381 ?f382 ?f383 ?f384 ?f385 ?f386 ?f387 ?f388 ?f389 ?f356 ?f390 ?f391 ?f392 ?f391 ?f393 ?f394 ?f395 ?f396 ?f397 ?f398 ?f399 ?f400 ?f401 ?f402 ?f403 ?f404 ?f405 ?f406 ?f407 ?f408 ?f409 ?f410 ?f411 ?f412 ?f413 ?f414 ?f415 ?f416 ?f417 ?f418 ?f419 ?f420 ?f421 ?f422 ?f423 ?f424 ?f425" draw:glue-point-leaving-directions="-90, -90, -90, -90, -90, -90, -90, -90, -90, -90, -90, -90, -90, -90, -90, -90, -90, -90, -90, -90, -90, -90, -90, -90, -90, -90, -90, -90, -90, -90, -90, -90, -90, -90, -90, -90, -90, -90, -90, -90, -90, -90, -90, -90">
              <draw:equation draw:name="f0" draw:formula="0"/>
              <draw:equation draw:name="f1" draw:formula="838"/>
              <draw:equation draw:name="f2" draw:formula="3232"/>
              <draw:equation draw:name="f3" draw:formula="599"/>
              <draw:equation draw:name="f4" draw:formula="3176"/>
              <draw:equation draw:name="f5" draw:formula="628"/>
              <draw:equation draw:name="f6" draw:formula="3162"/>
              <draw:equation draw:name="f7" draw:formula="676"/>
              <draw:equation draw:name="f8" draw:formula="3127"/>
              <draw:equation draw:name="f9" draw:formula="712"/>
              <draw:equation draw:name="f10" draw:formula="3089"/>
              <draw:equation draw:name="f11" draw:formula="738"/>
              <draw:equation draw:name="f12" draw:formula="3043"/>
              <draw:equation draw:name="f13" draw:formula="752"/>
              <draw:equation draw:name="f14" draw:formula="2989"/>
              <draw:equation draw:name="f15" draw:formula="754"/>
              <draw:equation draw:name="f16" draw:formula="2925"/>
              <draw:equation draw:name="f17" draw:formula="748"/>
              <draw:equation draw:name="f18" draw:formula="2849"/>
              <draw:equation draw:name="f19" draw:formula="732"/>
              <draw:equation draw:name="f20" draw:formula="2756"/>
              <draw:equation draw:name="f21" draw:formula="719"/>
              <draw:equation draw:name="f22" draw:formula="2705"/>
              <draw:equation draw:name="f23" draw:formula="700"/>
              <draw:equation draw:name="f24" draw:formula="2611"/>
              <draw:equation draw:name="f25" draw:formula="675"/>
              <draw:equation draw:name="f26" draw:formula="2409"/>
              <draw:equation draw:name="f27" draw:formula="669"/>
              <draw:equation draw:name="f28" draw:formula="2158"/>
              <draw:equation draw:name="f29" draw:formula="679"/>
              <draw:equation draw:name="f30" draw:formula="1820"/>
              <draw:equation draw:name="f31" draw:formula="691"/>
              <draw:equation draw:name="f32" draw:formula="1604"/>
              <draw:equation draw:name="f33" draw:formula="722"/>
              <draw:equation draw:name="f34" draw:formula="1099"/>
              <draw:equation draw:name="f35" draw:formula="728"/>
              <draw:equation draw:name="f36" draw:formula="888"/>
              <draw:equation draw:name="f37" draw:formula="723"/>
              <draw:equation draw:name="f38" draw:formula="854"/>
              <draw:equation draw:name="f39" draw:formula="710"/>
              <draw:equation draw:name="f40" draw:formula="836"/>
              <draw:equation draw:name="f41" draw:formula="694"/>
              <draw:equation draw:name="f42" draw:formula="831"/>
              <draw:equation draw:name="f43" draw:formula="823"/>
              <draw:equation draw:name="f44" draw:formula="643"/>
              <draw:equation draw:name="f45" draw:formula="817"/>
              <draw:equation draw:name="f46" draw:formula="617"/>
              <draw:equation draw:name="f47" draw:formula="825"/>
              <draw:equation draw:name="f48" draw:formula="602"/>
              <draw:equation draw:name="f49" draw:formula="846"/>
              <draw:equation draw:name="f50" draw:formula="601"/>
              <draw:equation draw:name="f51" draw:formula="861"/>
              <draw:equation draw:name="f52" draw:formula="595"/>
              <draw:equation draw:name="f53" draw:formula="902"/>
              <draw:equation draw:name="f54" draw:formula="538"/>
              <draw:equation draw:name="f55" draw:formula="1164"/>
              <draw:equation draw:name="f56" draw:formula="402"/>
              <draw:equation draw:name="f57" draw:formula="1743"/>
              <draw:equation draw:name="f58" draw:formula="323"/>
              <draw:equation draw:name="f59" draw:formula="2053"/>
              <draw:equation draw:name="f60" draw:formula="288"/>
              <draw:equation draw:name="f61" draw:formula="2176"/>
              <draw:equation draw:name="f62" draw:formula="196"/>
              <draw:equation draw:name="f63" draw:formula="2462"/>
              <draw:equation draw:name="f64" draw:formula="153"/>
              <draw:equation draw:name="f65" draw:formula="2577"/>
              <draw:equation draw:name="f66" draw:formula="116"/>
              <draw:equation draw:name="f67" draw:formula="2673"/>
              <draw:equation draw:name="f68" draw:formula="54"/>
              <draw:equation draw:name="f69" draw:formula="2855"/>
              <draw:equation draw:name="f70" draw:formula="13"/>
              <draw:equation draw:name="f71" draw:formula="3008"/>
              <draw:equation draw:name="f72" draw:formula="3088"/>
              <draw:equation draw:name="f73" draw:formula="3121"/>
              <draw:equation draw:name="f74" draw:formula="2"/>
              <draw:equation draw:name="f75" draw:formula="3128"/>
              <draw:equation draw:name="f76" draw:formula="12"/>
              <draw:equation draw:name="f77" draw:formula="3141"/>
              <draw:equation draw:name="f78" draw:formula="52"/>
              <draw:equation draw:name="f79" draw:formula="3167"/>
              <draw:equation draw:name="f80" draw:formula="107"/>
              <draw:equation draw:name="f81" draw:formula="3192"/>
              <draw:equation draw:name="f82" draw:formula="171"/>
              <draw:equation draw:name="f83" draw:formula="3215"/>
              <draw:equation draw:name="f84" draw:formula="203"/>
              <draw:equation draw:name="f85" draw:formula="3222"/>
              <draw:equation draw:name="f86" draw:formula="249"/>
              <draw:equation draw:name="f87" draw:formula="3229"/>
              <draw:equation draw:name="f88" draw:formula="355"/>
              <draw:equation draw:name="f89" draw:formula="462"/>
              <draw:equation draw:name="f90" draw:formula="3220"/>
              <draw:equation draw:name="f91" draw:formula="559"/>
              <draw:equation draw:name="f92" draw:formula="3195"/>
              <draw:equation draw:name="f93" draw:formula="702"/>
              <draw:equation draw:name="f94" draw:formula="741"/>
              <draw:equation draw:name="f95" draw:formula="715"/>
              <draw:equation draw:name="f96" draw:formula="727"/>
              <draw:equation draw:name="f97" draw:formula="726"/>
              <draw:equation draw:name="f98" draw:formula="686"/>
              <draw:equation draw:name="f99" draw:formula="664"/>
              <draw:equation draw:name="f100" draw:formula="716"/>
              <draw:equation draw:name="f101" draw:formula="623"/>
              <draw:equation draw:name="f102" draw:formula="706"/>
              <draw:equation draw:name="f103" draw:formula="547"/>
              <draw:equation draw:name="f104" draw:formula="703"/>
              <draw:equation draw:name="f105" draw:formula="474"/>
              <draw:equation draw:name="f106" draw:formula="404"/>
              <draw:equation draw:name="f107" draw:formula="340"/>
              <draw:equation draw:name="f108" draw:formula="731"/>
              <draw:equation draw:name="f109" draw:formula="280"/>
              <draw:equation draw:name="f110" draw:formula="224"/>
              <draw:equation draw:name="f111" draw:formula="779"/>
              <draw:equation draw:name="f112" draw:formula="175"/>
              <draw:equation draw:name="f113" draw:formula="795"/>
              <draw:equation draw:name="f114" draw:formula="811"/>
              <draw:equation draw:name="f115" draw:formula="132"/>
              <draw:equation draw:name="f116" draw:formula="830"/>
              <draw:equation draw:name="f117" draw:formula="95"/>
              <draw:equation draw:name="f118" draw:formula="64"/>
              <draw:equation draw:name="f119" draw:formula="835"/>
              <draw:equation draw:name="f120" draw:formula="38"/>
              <draw:equation draw:name="f121" draw:formula="821"/>
              <draw:equation draw:name="f122" draw:formula="18"/>
              <draw:equation draw:name="f123" draw:formula="796"/>
              <draw:equation draw:name="f124" draw:formula="5"/>
              <draw:equation draw:name="f125" draw:formula="760"/>
              <draw:equation draw:name="f126" draw:formula="1"/>
              <draw:equation draw:name="f127" draw:formula="689"/>
              <draw:equation draw:name="f128" draw:formula="6"/>
              <draw:equation draw:name="f129" draw:formula="649"/>
              <draw:equation draw:name="f130" draw:formula="15"/>
              <draw:equation draw:name="f131" draw:formula="580"/>
              <draw:equation draw:name="f132" draw:formula="47"/>
              <draw:equation draw:name="f133" draw:formula="524"/>
              <draw:equation draw:name="f134" draw:formula="94"/>
              <draw:equation draw:name="f135" draw:formula="482"/>
              <draw:equation draw:name="f136" draw:formula="154"/>
              <draw:equation draw:name="f137" draw:formula="452"/>
              <draw:equation draw:name="f138" draw:formula="225"/>
              <draw:equation draw:name="f139" draw:formula="439"/>
              <draw:equation draw:name="f140" draw:formula="309"/>
              <draw:equation draw:name="f141" draw:formula="440"/>
              <draw:equation draw:name="f142" draw:formula="457"/>
              <draw:equation draw:name="f143" draw:formula="503"/>
              <draw:equation draw:name="f144" draw:formula="473"/>
              <draw:equation draw:name="f145" draw:formula="555"/>
              <draw:equation draw:name="f146" draw:formula="483"/>
              <draw:equation draw:name="f147" draw:formula="589"/>
              <draw:equation draw:name="f148" draw:formula="508"/>
              <draw:equation draw:name="f149" draw:formula="645"/>
              <draw:equation draw:name="f150" draw:formula="536"/>
              <draw:equation draw:name="f151" draw:formula="693"/>
              <draw:equation draw:name="f152" draw:formula="565"/>
              <draw:equation draw:name="f153" draw:formula="730"/>
              <draw:equation draw:name="f154" draw:formula="596"/>
              <draw:equation draw:name="f155" draw:formula="755"/>
              <draw:equation draw:name="f156" draw:formula="627"/>
              <draw:equation draw:name="f157" draw:formula="769"/>
              <draw:equation draw:name="f158" draw:formula="658"/>
              <draw:equation draw:name="f159" draw:formula="767"/>
              <draw:equation draw:name="f160" draw:formula="?f2 - ?f0"/>
              <draw:equation draw:name="f161" draw:formula="?f1 - ?f0"/>
              <draw:equation draw:name="f162" draw:formula="?f161 / 838"/>
              <draw:equation draw:name="f163" draw:formula="?f160 / 3232"/>
              <draw:equation draw:name="f164" draw:formula="628 * ?f161"/>
              <draw:equation draw:name="f165" draw:formula="3162 * ?f160"/>
              <draw:equation draw:name="f166" draw:formula="712 * ?f161"/>
              <draw:equation draw:name="f167" draw:formula="3089 * ?f160"/>
              <draw:equation draw:name="f168" draw:formula="752 * ?f161"/>
              <draw:equation draw:name="f169" draw:formula="2989 * ?f160"/>
              <draw:equation draw:name="f170" draw:formula="748 * ?f161"/>
              <draw:equation draw:name="f171" draw:formula="2849 * ?f160"/>
              <draw:equation draw:name="f172" draw:formula="719 * ?f161"/>
              <draw:equation draw:name="f173" draw:formula="2705 * ?f160"/>
              <draw:equation draw:name="f174" draw:formula="675 * ?f161"/>
              <draw:equation draw:name="f175" draw:formula="2409 * ?f160"/>
              <draw:equation draw:name="f176" draw:formula="679 * ?f161"/>
              <draw:equation draw:name="f177" draw:formula="1820 * ?f160"/>
              <draw:equation draw:name="f178" draw:formula="722 * ?f161"/>
              <draw:equation draw:name="f179" draw:formula="1099 * ?f160"/>
              <draw:equation draw:name="f180" draw:formula="723 * ?f161"/>
              <draw:equation draw:name="f181" draw:formula="854 * ?f160"/>
              <draw:equation draw:name="f182" draw:formula="694 * ?f161"/>
              <draw:equation draw:name="f183" draw:formula="831 * ?f160"/>
              <draw:equation draw:name="f184" draw:formula="643 * ?f161"/>
              <draw:equation draw:name="f185" draw:formula="817 * ?f160"/>
              <draw:equation draw:name="f186" draw:formula="602 * ?f161"/>
              <draw:equation draw:name="f187" draw:formula="846 * ?f160"/>
              <draw:equation draw:name="f188" draw:formula="595 * ?f161"/>
              <draw:equation draw:name="f189" draw:formula="902 * ?f160"/>
              <draw:equation draw:name="f190" draw:formula="402 * ?f161"/>
              <draw:equation draw:name="f191" draw:formula="1743 * ?f160"/>
              <draw:equation draw:name="f192" draw:formula="288 * ?f161"/>
              <draw:equation draw:name="f193" draw:formula="2176 * ?f160"/>
              <draw:equation draw:name="f194" draw:formula="153 * ?f161"/>
              <draw:equation draw:name="f195" draw:formula="2577 * ?f160"/>
              <draw:equation draw:name="f196" draw:formula="54 * ?f161"/>
              <draw:equation draw:name="f197" draw:formula="2855 * ?f160"/>
              <draw:equation draw:name="f198" draw:formula="0 * ?f161"/>
              <draw:equation draw:name="f199" draw:formula="3088 * ?f160"/>
              <draw:equation draw:name="f200" draw:formula="2 * ?f161"/>
              <draw:equation draw:name="f201" draw:formula="3128 * ?f160"/>
              <draw:equation draw:name="f202" draw:formula="52 * ?f161"/>
              <draw:equation draw:name="f203" draw:formula="3167 * ?f160"/>
              <draw:equation draw:name="f204" draw:formula="171 * ?f161"/>
              <draw:equation draw:name="f205" draw:formula="3215 * ?f160"/>
              <draw:equation draw:name="f206" draw:formula="249 * ?f161"/>
              <draw:equation draw:name="f207" draw:formula="3229 * ?f160"/>
              <draw:equation draw:name="f208" draw:formula="462 * ?f161"/>
              <draw:equation draw:name="f209" draw:formula="3220 * ?f160"/>
              <draw:equation draw:name="f210" draw:formula="599 * ?f161"/>
              <draw:equation draw:name="f211" draw:formula="3176 * ?f160"/>
              <draw:equation draw:name="f212" draw:formula="715 * ?f161"/>
              <draw:equation draw:name="f213" draw:formula="727 * ?f160"/>
              <draw:equation draw:name="f214" draw:formula="664 * ?f160"/>
              <draw:equation draw:name="f215" draw:formula="706 * ?f161"/>
              <draw:equation draw:name="f216" draw:formula="547 * ?f160"/>
              <draw:equation draw:name="f217" draw:formula="404 * ?f160"/>
              <draw:equation draw:name="f218" draw:formula="731 * ?f161"/>
              <draw:equation draw:name="f219" draw:formula="280 * ?f160"/>
              <draw:equation draw:name="f220" draw:formula="779 * ?f161"/>
              <draw:equation draw:name="f221" draw:formula="175 * ?f160"/>
              <draw:equation draw:name="f222" draw:formula="811 * ?f161"/>
              <draw:equation draw:name="f223" draw:formula="132 * ?f160"/>
              <draw:equation draw:name="f224" draw:formula="838 * ?f161"/>
              <draw:equation draw:name="f225" draw:formula="64 * ?f160"/>
              <draw:equation draw:name="f226" draw:formula="821 * ?f161"/>
              <draw:equation draw:name="f227" draw:formula="18 * ?f160"/>
              <draw:equation draw:name="f228" draw:formula="760 * ?f161"/>
              <draw:equation draw:name="f229" draw:formula="0 * ?f160"/>
              <draw:equation draw:name="f230" draw:formula="689 * ?f161"/>
              <draw:equation draw:name="f231" draw:formula="6 * ?f160"/>
              <draw:equation draw:name="f232" draw:formula="580 * ?f161"/>
              <draw:equation draw:name="f233" draw:formula="47 * ?f160"/>
              <draw:equation draw:name="f234" draw:formula="482 * ?f161"/>
              <draw:equation draw:name="f235" draw:formula="154 * ?f160"/>
              <draw:equation draw:name="f236" draw:formula="439 * ?f161"/>
              <draw:equation draw:name="f237" draw:formula="309 * ?f160"/>
              <draw:equation draw:name="f238" draw:formula="457 * ?f161"/>
              <draw:equation draw:name="f239" draw:formula="503 * ?f160"/>
              <draw:equation draw:name="f240" draw:formula="483 * ?f161"/>
              <draw:equation draw:name="f241" draw:formula="589 * ?f160"/>
              <draw:equation draw:name="f242" draw:formula="536 * ?f161"/>
              <draw:equation draw:name="f243" draw:formula="693 * ?f160"/>
              <draw:equation draw:name="f244" draw:formula="596 * ?f161"/>
              <draw:equation draw:name="f245" draw:formula="755 * ?f160"/>
              <draw:equation draw:name="f246" draw:formula="658 * ?f161"/>
              <draw:equation draw:name="f247" draw:formula="767 * ?f160"/>
              <draw:equation draw:name="f248" draw:formula="702 * ?f161"/>
              <draw:equation draw:name="f249" draw:formula="741 * ?f160"/>
              <draw:equation draw:name="f250" draw:formula="?f164 / 838"/>
              <draw:equation draw:name="f251" draw:formula="?f165 / 3232"/>
              <draw:equation draw:name="f252" draw:formula="?f166 / 838"/>
              <draw:equation draw:name="f253" draw:formula="?f167 / 3232"/>
              <draw:equation draw:name="f254" draw:formula="?f168 / 838"/>
              <draw:equation draw:name="f255" draw:formula="?f169 / 3232"/>
              <draw:equation draw:name="f256" draw:formula="?f170 / 838"/>
              <draw:equation draw:name="f257" draw:formula="?f171 / 3232"/>
              <draw:equation draw:name="f258" draw:formula="?f172 / 838"/>
              <draw:equation draw:name="f259" draw:formula="?f173 / 3232"/>
              <draw:equation draw:name="f260" draw:formula="?f174 / 838"/>
              <draw:equation draw:name="f261" draw:formula="?f175 / 3232"/>
              <draw:equation draw:name="f262" draw:formula="?f176 / 838"/>
              <draw:equation draw:name="f263" draw:formula="?f177 / 3232"/>
              <draw:equation draw:name="f264" draw:formula="?f178 / 838"/>
              <draw:equation draw:name="f265" draw:formula="?f179 / 3232"/>
              <draw:equation draw:name="f266" draw:formula="?f180 / 838"/>
              <draw:equation draw:name="f267" draw:formula="?f181 / 3232"/>
              <draw:equation draw:name="f268" draw:formula="?f182 / 838"/>
              <draw:equation draw:name="f269" draw:formula="?f183 / 3232"/>
              <draw:equation draw:name="f270" draw:formula="?f184 / 838"/>
              <draw:equation draw:name="f271" draw:formula="?f185 / 3232"/>
              <draw:equation draw:name="f272" draw:formula="?f186 / 838"/>
              <draw:equation draw:name="f273" draw:formula="?f187 / 3232"/>
              <draw:equation draw:name="f274" draw:formula="?f188 / 838"/>
              <draw:equation draw:name="f275" draw:formula="?f189 / 3232"/>
              <draw:equation draw:name="f276" draw:formula="?f190 / 838"/>
              <draw:equation draw:name="f277" draw:formula="?f191 / 3232"/>
              <draw:equation draw:name="f278" draw:formula="?f192 / 838"/>
              <draw:equation draw:name="f279" draw:formula="?f193 / 3232"/>
              <draw:equation draw:name="f280" draw:formula="?f194 / 838"/>
              <draw:equation draw:name="f281" draw:formula="?f195 / 3232"/>
              <draw:equation draw:name="f282" draw:formula="?f196 / 838"/>
              <draw:equation draw:name="f283" draw:formula="?f197 / 3232"/>
              <draw:equation draw:name="f284" draw:formula="?f198 / 838"/>
              <draw:equation draw:name="f285" draw:formula="?f199 / 3232"/>
              <draw:equation draw:name="f286" draw:formula="?f200 / 838"/>
              <draw:equation draw:name="f287" draw:formula="?f201 / 3232"/>
              <draw:equation draw:name="f288" draw:formula="?f202 / 838"/>
              <draw:equation draw:name="f289" draw:formula="?f203 / 3232"/>
              <draw:equation draw:name="f290" draw:formula="?f204 / 838"/>
              <draw:equation draw:name="f291" draw:formula="?f205 / 3232"/>
              <draw:equation draw:name="f292" draw:formula="?f206 / 838"/>
              <draw:equation draw:name="f293" draw:formula="?f207 / 3232"/>
              <draw:equation draw:name="f294" draw:formula="?f208 / 838"/>
              <draw:equation draw:name="f295" draw:formula="?f209 / 3232"/>
              <draw:equation draw:name="f296" draw:formula="?f210 / 838"/>
              <draw:equation draw:name="f297" draw:formula="?f211 / 3232"/>
              <draw:equation draw:name="f298" draw:formula="?f212 / 838"/>
              <draw:equation draw:name="f299" draw:formula="?f213 / 3232"/>
              <draw:equation draw:name="f300" draw:formula="?f214 / 3232"/>
              <draw:equation draw:name="f301" draw:formula="?f215 / 838"/>
              <draw:equation draw:name="f302" draw:formula="?f216 / 3232"/>
              <draw:equation draw:name="f303" draw:formula="?f217 / 3232"/>
              <draw:equation draw:name="f304" draw:formula="?f218 / 838"/>
              <draw:equation draw:name="f305" draw:formula="?f219 / 3232"/>
              <draw:equation draw:name="f306" draw:formula="?f220 / 838"/>
              <draw:equation draw:name="f307" draw:formula="?f221 / 3232"/>
              <draw:equation draw:name="f308" draw:formula="?f222 / 838"/>
              <draw:equation draw:name="f309" draw:formula="?f223 / 3232"/>
              <draw:equation draw:name="f310" draw:formula="?f224 / 838"/>
              <draw:equation draw:name="f311" draw:formula="?f225 / 3232"/>
              <draw:equation draw:name="f312" draw:formula="?f226 / 838"/>
              <draw:equation draw:name="f313" draw:formula="?f227 / 3232"/>
              <draw:equation draw:name="f314" draw:formula="?f228 / 838"/>
              <draw:equation draw:name="f315" draw:formula="?f229 / 3232"/>
              <draw:equation draw:name="f316" draw:formula="?f230 / 838"/>
              <draw:equation draw:name="f317" draw:formula="?f231 / 3232"/>
              <draw:equation draw:name="f318" draw:formula="?f232 / 838"/>
              <draw:equation draw:name="f319" draw:formula="?f233 / 3232"/>
              <draw:equation draw:name="f320" draw:formula="?f234 / 838"/>
              <draw:equation draw:name="f321" draw:formula="?f235 / 3232"/>
              <draw:equation draw:name="f322" draw:formula="?f236 / 838"/>
              <draw:equation draw:name="f323" draw:formula="?f237 / 3232"/>
              <draw:equation draw:name="f324" draw:formula="?f238 / 838"/>
              <draw:equation draw:name="f325" draw:formula="?f239 / 3232"/>
              <draw:equation draw:name="f326" draw:formula="?f240 / 838"/>
              <draw:equation draw:name="f327" draw:formula="?f241 / 3232"/>
              <draw:equation draw:name="f328" draw:formula="?f242 / 838"/>
              <draw:equation draw:name="f329" draw:formula="?f243 / 3232"/>
              <draw:equation draw:name="f330" draw:formula="?f244 / 838"/>
              <draw:equation draw:name="f331" draw:formula="?f245 / 3232"/>
              <draw:equation draw:name="f332" draw:formula="?f246 / 838"/>
              <draw:equation draw:name="f333" draw:formula="?f247 / 3232"/>
              <draw:equation draw:name="f334" draw:formula="?f248 / 838"/>
              <draw:equation draw:name="f335" draw:formula="?f249 / 3232"/>
              <draw:equation draw:name="f336" draw:formula="0 / ?f162"/>
              <draw:equation draw:name="f337" draw:formula="?f1 / ?f162"/>
              <draw:equation draw:name="f338" draw:formula="0 / ?f163"/>
              <draw:equation draw:name="f339" draw:formula="?f2 / ?f163"/>
              <draw:equation draw:name="f340" draw:formula="?f250 / ?f162"/>
              <draw:equation draw:name="f341" draw:formula="?f251 / ?f163"/>
              <draw:equation draw:name="f342" draw:formula="?f252 / ?f162"/>
              <draw:equation draw:name="f343" draw:formula="?f253 / ?f163"/>
              <draw:equation draw:name="f344" draw:formula="?f254 / ?f162"/>
              <draw:equation draw:name="f345" draw:formula="?f255 / ?f163"/>
              <draw:equation draw:name="f346" draw:formula="?f256 / ?f162"/>
              <draw:equation draw:name="f347" draw:formula="?f257 / ?f163"/>
              <draw:equation draw:name="f348" draw:formula="?f258 / ?f162"/>
              <draw:equation draw:name="f349" draw:formula="?f259 / ?f163"/>
              <draw:equation draw:name="f350" draw:formula="?f260 / ?f162"/>
              <draw:equation draw:name="f351" draw:formula="?f261 / ?f163"/>
              <draw:equation draw:name="f352" draw:formula="?f262 / ?f162"/>
              <draw:equation draw:name="f353" draw:formula="?f263 / ?f163"/>
              <draw:equation draw:name="f354" draw:formula="?f264 / ?f162"/>
              <draw:equation draw:name="f355" draw:formula="?f265 / ?f163"/>
              <draw:equation draw:name="f356" draw:formula="?f266 / ?f162"/>
              <draw:equation draw:name="f357" draw:formula="?f267 / ?f163"/>
              <draw:equation draw:name="f358" draw:formula="?f268 / ?f162"/>
              <draw:equation draw:name="f359" draw:formula="?f269 / ?f163"/>
              <draw:equation draw:name="f360" draw:formula="?f270 / ?f162"/>
              <draw:equation draw:name="f361" draw:formula="?f271 / ?f163"/>
              <draw:equation draw:name="f362" draw:formula="?f272 / ?f162"/>
              <draw:equation draw:name="f363" draw:formula="?f273 / ?f163"/>
              <draw:equation draw:name="f364" draw:formula="?f274 / ?f162"/>
              <draw:equation draw:name="f365" draw:formula="?f275 / ?f163"/>
              <draw:equation draw:name="f366" draw:formula="?f276 / ?f162"/>
              <draw:equation draw:name="f367" draw:formula="?f277 / ?f163"/>
              <draw:equation draw:name="f368" draw:formula="?f278 / ?f162"/>
              <draw:equation draw:name="f369" draw:formula="?f279 / ?f163"/>
              <draw:equation draw:name="f370" draw:formula="?f280 / ?f162"/>
              <draw:equation draw:name="f371" draw:formula="?f281 / ?f163"/>
              <draw:equation draw:name="f372" draw:formula="?f282 / ?f162"/>
              <draw:equation draw:name="f373" draw:formula="?f283 / ?f163"/>
              <draw:equation draw:name="f374" draw:formula="?f284 / ?f162"/>
              <draw:equation draw:name="f375" draw:formula="?f285 / ?f163"/>
              <draw:equation draw:name="f376" draw:formula="?f286 / ?f162"/>
              <draw:equation draw:name="f377" draw:formula="?f287 / ?f163"/>
              <draw:equation draw:name="f378" draw:formula="?f288 / ?f162"/>
              <draw:equation draw:name="f379" draw:formula="?f289 / ?f163"/>
              <draw:equation draw:name="f380" draw:formula="?f290 / ?f162"/>
              <draw:equation draw:name="f381" draw:formula="?f291 / ?f163"/>
              <draw:equation draw:name="f382" draw:formula="?f292 / ?f162"/>
              <draw:equation draw:name="f383" draw:formula="?f293 / ?f163"/>
              <draw:equation draw:name="f384" draw:formula="?f294 / ?f162"/>
              <draw:equation draw:name="f385" draw:formula="?f295 / ?f163"/>
              <draw:equation draw:name="f386" draw:formula="?f296 / ?f162"/>
              <draw:equation draw:name="f387" draw:formula="?f297 / ?f163"/>
              <draw:equation draw:name="f388" draw:formula="?f298 / ?f162"/>
              <draw:equation draw:name="f389" draw:formula="?f299 / ?f163"/>
              <draw:equation draw:name="f390" draw:formula="?f300 / ?f163"/>
              <draw:equation draw:name="f391" draw:formula="?f301 / ?f162"/>
              <draw:equation draw:name="f392" draw:formula="?f302 / ?f163"/>
              <draw:equation draw:name="f393" draw:formula="?f303 / ?f163"/>
              <draw:equation draw:name="f394" draw:formula="?f304 / ?f162"/>
              <draw:equation draw:name="f395" draw:formula="?f305 / ?f163"/>
              <draw:equation draw:name="f396" draw:formula="?f306 / ?f162"/>
              <draw:equation draw:name="f397" draw:formula="?f307 / ?f163"/>
              <draw:equation draw:name="f398" draw:formula="?f308 / ?f162"/>
              <draw:equation draw:name="f399" draw:formula="?f309 / ?f163"/>
              <draw:equation draw:name="f400" draw:formula="?f310 / ?f162"/>
              <draw:equation draw:name="f401" draw:formula="?f311 / ?f163"/>
              <draw:equation draw:name="f402" draw:formula="?f312 / ?f162"/>
              <draw:equation draw:name="f403" draw:formula="?f313 / ?f163"/>
              <draw:equation draw:name="f404" draw:formula="?f314 / ?f162"/>
              <draw:equation draw:name="f405" draw:formula="?f315 / ?f163"/>
              <draw:equation draw:name="f406" draw:formula="?f316 / ?f162"/>
              <draw:equation draw:name="f407" draw:formula="?f317 / ?f163"/>
              <draw:equation draw:name="f408" draw:formula="?f318 / ?f162"/>
              <draw:equation draw:name="f409" draw:formula="?f319 / ?f163"/>
              <draw:equation draw:name="f410" draw:formula="?f320 / ?f162"/>
              <draw:equation draw:name="f411" draw:formula="?f321 / ?f163"/>
              <draw:equation draw:name="f412" draw:formula="?f322 / ?f162"/>
              <draw:equation draw:name="f413" draw:formula="?f323 / ?f163"/>
              <draw:equation draw:name="f414" draw:formula="?f324 / ?f162"/>
              <draw:equation draw:name="f415" draw:formula="?f325 / ?f163"/>
              <draw:equation draw:name="f416" draw:formula="?f326 / ?f162"/>
              <draw:equation draw:name="f417" draw:formula="?f327 / ?f163"/>
              <draw:equation draw:name="f418" draw:formula="?f328 / ?f162"/>
              <draw:equation draw:name="f419" draw:formula="?f329 / ?f163"/>
              <draw:equation draw:name="f420" draw:formula="?f330 / ?f162"/>
              <draw:equation draw:name="f421" draw:formula="?f331 / ?f163"/>
              <draw:equation draw:name="f422" draw:formula="?f332 / ?f162"/>
              <draw:equation draw:name="f423" draw:formula="?f333 / ?f163"/>
              <draw:equation draw:name="f424" draw:formula="?f334 / ?f162"/>
              <draw:equation draw:name="f425" draw:formula="?f335 / ?f163"/>
            </draw:enhanced-geometry>
          </draw:custom-shape>
          <draw:custom-shape svg:x="7.28915in" svg:y="4.85584in" svg:width="0.43176in" svg:height="0.78798in" draw:id="id305" draw:style-name="a1395" draw:name="Freeform 8">
            <svg:title/>
            <svg:desc/>
            <text:p text:style-name="a1394" text:class-names="" text:cond-style-name=""><text:span text:style-name="a1393" text:class-names=""/></text:p>
            <draw:enhanced-geometry xmlns:dr3d="urn:oasis:names:tc:opendocument:xmlns:dr3d:1.0" draw:type="non-primitive" svg:viewBox="0 0 2173 3966" draw:enhanced-path="M ?f4 ?f5 L ?f6 ?f7 ?f8 ?f9 ?f10 ?f11 ?f12 ?f13 ?f14 ?f15 ?f16 ?f17 ?f18 ?f19 ?f20 ?f21 ?f1 ?f22 ?f1 ?f23 ?f24 ?f25 ?f26 ?f27 ?f28 ?f29 ?f30 ?f31 ?f32 ?f33 ?f34 ?f35 ?f36 ?f37 ?f38 ?f39 ?f40 ?f41 ?f42 ?f43 ?f44 ?f45 ?f46 ?f47 ?f48 ?f49 ?f50 ?f51 ?f52 ?f53 ?f54 ?f40 ?f54 ?f55 ?f56 ?f57 ?f58 ?f59 ?f60 ?f61 ?f62 ?f63 ?f64 ?f65 ?f66 ?f67 ?f68 ?f69 ?f70 ?f71 ?f72 ?f73 ?f74 ?f75 ?f76 ?f77 ?f78 ?f1 ?f79 ?f1 ?f80 ?f77 ?f81 ?f75 ?f82 ?f73 ?f83 ?f71 ?f31 ?f69 ?f84 ?f67 ?f85 ?f86 ?f87 ?f88 ?f89 ?f90 ?f91 ?f92 ?f93 ?f94 ?f93 ?f95 ?f91 ?f96 ?f97 ?f98 ?f99 ?f100 ?f101 ?f102 ?f103 ?f104 ?f105 ?f106 ?f107 ?f108 ?f109 ?f110 ?f111 ?f112 ?f113 ?f114 ?f115 ?f116 ?f117 ?f118 ?f119 ?f120 ?f121 ?f122 ?f123 ?f124 ?f125 ?f126 ?f127 ?f128 ?f129 ?f130 ?f131 ?f132 ?f2 ?f133 ?f2 ?f134 ?f2 ?f135 ?f131 ?f136 ?f137 ?f138 ?f139 ?f140 ?f141 ?f13 ?f142 ?f143 ?f144 ?f145 ?f146 ?f147 ?f148 ?f149 ?f150 ?f151 ?f152 ?f153 ?f154 ?f3 ?f155 ?f156 ?f60 ?f157 ?f4 ?f5 Z M ?f158 ?f159 L ?f160 ?f161 ?f162 ?f163 ?f98 ?f164 ?f76 ?f165 ?f47 ?f166 ?f167 ?f168 ?f169 ?f170 ?f171 ?f172 ?f173 ?f174 ?f175 ?f176 ?f177 ?f178 ?f179 ?f180 ?f181 ?f182 ?f183 ?f184 ?f185 ?f186 ?f187 ?f188 ?f189 ?f190 ?f191 ?f192 ?f175 ?f193 ?f194 ?f195 ?f196 ?f197 ?f198 ?f199 ?f200 ?f201 ?f202 ?f203 ?f204 ?f205 ?f206 ?f207 ?f208 ?f209 ?f210 ?f211 ?f212 ?f213 ?f214 ?f215 ?f216 ?f217 ?f218 ?f219 ?f220 ?f221 ?f220 ?f222 ?f223 ?f224 ?f218 ?f225 ?f226 ?f227 ?f228 ?f229 ?f230 ?f231 ?f232 ?f233 ?f234 ?f235 ?f236 ?f237 ?f238 ?f239 ?f240 ?f241 ?f158 ?f159 Z M ?f242 ?f98 L ?f243 ?f244 ?f245 ?f246 ?f247 ?f248 ?f189 ?f249 ?f250 ?f251 ?f243 ?f252 ?f253 ?f254 ?f47 ?f255 ?f256 ?f257 ?f258 ?f4 ?f102 ?f259 ?f260 ?f261 ?f262 ?f263 ?f264 ?f265 ?f266 ?f267 ?f268 ?f269 ?f270 ?f271 ?f243 ?f272 ?f273 ?f274 ?f275 ?f276 ?f277 ?f0 ?f278 ?f279 ?f280 ?f281 ?f282 ?f283 ?f284 ?f285 ?f286 ?f287 ?f288 ?f289 ?f290 ?f291 ?f292 ?f293 ?f294 ?f196 ?f32 ?f295 ?f296 ?f242 ?f297 ?f298 ?f299 ?f300 ?f301 ?f300 ?f273 ?f245 ?f242 ?f98 Z N" draw:text-areas="?f524 ?f526 ?f525 ?f527" draw:glue-points="?f528 ?f529 ?f530 ?f531 ?f532 ?f533 ?f534 ?f535 ?f536 ?f537 ?f538 ?f539 ?f540 ?f541 ?f542 ?f543 ?f544 ?f545 ?f546 ?f547 ?f548 ?f549 ?f550 ?f551 ?f552 ?f553 ?f554 ?f553 ?f555 ?f551 ?f556 ?f557 ?f558 ?f559 ?f558 ?f560 ?f561 ?f562 ?f563 ?f564 ?f565 ?f566 ?f567 ?f568 ?f569 ?f570 ?f571 ?f572 ?f573 ?f574 ?f575 ?f576 ?f577 ?f578 ?f579 ?f580 ?f581 ?f582 ?f583 ?f584 ?f585 ?f586 ?f587 ?f588 ?f589 ?f590 ?f591 ?f592 ?f593 ?f594 ?f595 ?f596 ?f597 ?f598 ?f599 ?f600 ?f601 ?f602 ?f603 ?f604 ?f605 ?f606 ?f607 ?f608 ?f609 ?f610 ?f611 ?f612 ?f583 ?f584 ?f613 ?f614 ?f615 ?f616 ?f617 ?f618 ?f619 ?f620 ?f621 ?f622 ?f623 ?f624 ?f625 ?f626 ?f627 ?f628 ?f629 ?f630 ?f631 ?f632 ?f633 ?f634 ?f635 ?f636" draw:glue-point-leaving-directions="-90, -90, -90, -90, -90, -90, -90, -90, -90, -90, -90, -90, -90, -90, -90, -90, -90, -90, -90, -90, -90, -90, -90, -90, -90, -90, -90, -90, -90, -90, -90, -90, -90, -90, -90, -90, -90, -90, -90, -90, -90, -90, -90, -90, -90, -90, -90, -90, -90, -90, -90, -90, -90, -90, -90, -90, -90">
              <draw:equation draw:name="f0" draw:formula="360"/>
              <draw:equation draw:name="f1" draw:formula="0"/>
              <draw:equation draw:name="f2" draw:formula="2173"/>
              <draw:equation draw:name="f3" draw:formula="3966"/>
              <draw:equation draw:name="f4" draw:formula="448"/>
              <draw:equation draw:name="f5" draw:formula="3951"/>
              <draw:equation draw:name="f6" draw:formula="370"/>
              <draw:equation draw:name="f7" draw:formula="3945"/>
              <draw:equation draw:name="f8" draw:formula="235"/>
              <draw:equation draw:name="f9" draw:formula="3925"/>
              <draw:equation draw:name="f10" draw:formula="126"/>
              <draw:equation draw:name="f11" draw:formula="3902"/>
              <draw:equation draw:name="f12" draw:formula="53"/>
              <draw:equation draw:name="f13" draw:formula="3875"/>
              <draw:equation draw:name="f14" draw:formula="34"/>
              <draw:equation draw:name="f15" draw:formula="3860"/>
              <draw:equation draw:name="f16" draw:formula="24"/>
              <draw:equation draw:name="f17" draw:formula="3850"/>
              <draw:equation draw:name="f18" draw:formula="10"/>
              <draw:equation draw:name="f19" draw:formula="3825"/>
              <draw:equation draw:name="f20" draw:formula="2"/>
              <draw:equation draw:name="f21" draw:formula="3755"/>
              <draw:equation draw:name="f22" draw:formula="3654"/>
              <draw:equation draw:name="f23" draw:formula="3479"/>
              <draw:equation draw:name="f24" draw:formula="231"/>
              <draw:equation draw:name="f25" draw:formula="2850"/>
              <draw:equation draw:name="f26" draw:formula="446"/>
              <draw:equation draw:name="f27" draw:formula="2257"/>
              <draw:equation draw:name="f28" draw:formula="631"/>
              <draw:equation draw:name="f29" draw:formula="1754"/>
              <draw:equation draw:name="f30" draw:formula="699"/>
              <draw:equation draw:name="f31" draw:formula="1567"/>
              <draw:equation draw:name="f32" draw:formula="793"/>
              <draw:equation draw:name="f33" draw:formula="1299"/>
              <draw:equation draw:name="f34" draw:formula="801"/>
              <draw:equation draw:name="f35" draw:formula="1264"/>
              <draw:equation draw:name="f36" draw:formula="796"/>
              <draw:equation draw:name="f37" draw:formula="1249"/>
              <draw:equation draw:name="f38" draw:formula="746"/>
              <draw:equation draw:name="f39" draw:formula="1190"/>
              <draw:equation draw:name="f40" draw:formula="709"/>
              <draw:equation draw:name="f41" draw:formula="1155"/>
              <draw:equation draw:name="f42" draw:formula="671"/>
              <draw:equation draw:name="f43" draw:formula="1119"/>
              <draw:equation draw:name="f44" draw:formula="609"/>
              <draw:equation draw:name="f45" draw:formula="1049"/>
              <draw:equation draw:name="f46" draw:formula="561"/>
              <draw:equation draw:name="f47" draw:formula="974"/>
              <draw:equation draw:name="f48" draw:formula="523"/>
              <draw:equation draw:name="f49" draw:formula="890"/>
              <draw:equation draw:name="f50" draw:formula="507"/>
              <draw:equation draw:name="f51" draw:formula="841"/>
              <draw:equation draw:name="f52" draw:formula="495"/>
              <draw:equation draw:name="f53" draw:formula="798"/>
              <draw:equation draw:name="f54" draw:formula="481"/>
              <draw:equation draw:name="f55" draw:formula="619"/>
              <draw:equation draw:name="f56" draw:formula="492"/>
              <draw:equation draw:name="f57" draw:formula="531"/>
              <draw:equation draw:name="f58" draw:formula="515"/>
              <draw:equation draw:name="f59" draw:formula="445"/>
              <draw:equation draw:name="f60" draw:formula="551"/>
              <draw:equation draw:name="f61" draw:formula="361"/>
              <draw:equation draw:name="f62" draw:formula="599"/>
              <draw:equation draw:name="f63" draw:formula="283"/>
              <draw:equation draw:name="f64" draw:formula="657"/>
              <draw:equation draw:name="f65" draw:formula="212"/>
              <draw:equation draw:name="f66" draw:formula="690"/>
              <draw:equation draw:name="f67" draw:formula="178"/>
              <draw:equation draw:name="f68" draw:formula="715"/>
              <draw:equation draw:name="f69" draw:formula="156"/>
              <draw:equation draw:name="f70" draw:formula="766"/>
              <draw:equation draw:name="f71" draw:formula="117"/>
              <draw:equation draw:name="f72" draw:formula="820"/>
              <draw:equation draw:name="f73" draw:formula="82"/>
              <draw:equation draw:name="f74" draw:formula="875"/>
              <draw:equation draw:name="f75" draw:formula="54"/>
              <draw:equation draw:name="f76" draw:formula="962"/>
              <draw:equation draw:name="f77" draw:formula="22"/>
              <draw:equation draw:name="f78" draw:formula="1080"/>
              <draw:equation draw:name="f79" draw:formula="1201"/>
              <draw:equation draw:name="f80" draw:formula="1320"/>
              <draw:equation draw:name="f81" draw:formula="1406"/>
              <draw:equation draw:name="f82" draw:formula="1462"/>
              <draw:equation draw:name="f83" draw:formula="1515"/>
              <draw:equation draw:name="f84" draw:formula="1591"/>
              <draw:equation draw:name="f85" draw:formula="1631"/>
              <draw:equation draw:name="f86" draw:formula="218"/>
              <draw:equation draw:name="f87" draw:formula="1698"/>
              <draw:equation draw:name="f88" draw:formula="305"/>
              <draw:equation draw:name="f89" draw:formula="1749"/>
              <draw:equation draw:name="f90" draw:formula="401"/>
              <draw:equation draw:name="f91" draw:formula="1782"/>
              <draw:equation draw:name="f92" draw:formula="504"/>
              <draw:equation draw:name="f93" draw:formula="1799"/>
              <draw:equation draw:name="f94" draw:formula="611"/>
              <draw:equation draw:name="f95" draw:formula="720"/>
              <draw:equation draw:name="f96" draw:formula="831"/>
              <draw:equation draw:name="f97" draw:formula="1746"/>
              <draw:equation draw:name="f98" draw:formula="941"/>
              <draw:equation draw:name="f99" draw:formula="1722"/>
              <draw:equation draw:name="f100" draw:formula="995"/>
              <draw:equation draw:name="f101" draw:formula="1707"/>
              <draw:equation draw:name="f102" draw:formula="1023"/>
              <draw:equation draw:name="f103" draw:formula="1663"/>
              <draw:equation draw:name="f104" draw:formula="1085"/>
              <draw:equation draw:name="f105" draw:formula="1606"/>
              <draw:equation draw:name="f106" draw:formula="1147"/>
              <draw:equation draw:name="f107" draw:formula="1543"/>
              <draw:equation draw:name="f108" draw:formula="1204"/>
              <draw:equation draw:name="f109" draw:formula="1512"/>
              <draw:equation draw:name="f110" draw:formula="1229"/>
              <draw:equation draw:name="f111" draw:formula="1459"/>
              <draw:equation draw:name="f112" draw:formula="1268"/>
              <draw:equation draw:name="f113" draw:formula="1499"/>
              <draw:equation draw:name="f114" draw:formula="1390"/>
              <draw:equation draw:name="f115" draw:formula="1575"/>
              <draw:equation draw:name="f116" draw:formula="1624"/>
              <draw:equation draw:name="f117" draw:formula="1739"/>
              <draw:equation draw:name="f118" draw:formula="2129"/>
              <draw:equation draw:name="f119" draw:formula="1907"/>
              <draw:equation draw:name="f120" draw:formula="2648"/>
              <draw:equation draw:name="f121" draw:formula="1995"/>
              <draw:equation draw:name="f122" draw:formula="2930"/>
              <draw:equation draw:name="f123" draw:formula="2053"/>
              <draw:equation draw:name="f124" draw:formula="3115"/>
              <draw:equation draw:name="f125" draw:formula="2112"/>
              <draw:equation draw:name="f126" draw:formula="3302"/>
              <draw:equation draw:name="f127" draw:formula="2131"/>
              <draw:equation draw:name="f128" draw:formula="3361"/>
              <draw:equation draw:name="f129" draw:formula="2156"/>
              <draw:equation draw:name="f130" draw:formula="3450"/>
              <draw:equation draw:name="f131" draw:formula="2168"/>
              <draw:equation draw:name="f132" draw:formula="3521"/>
              <draw:equation draw:name="f133" draw:formula="3600"/>
              <draw:equation draw:name="f134" draw:formula="3652"/>
              <draw:equation draw:name="f135" draw:formula="3710"/>
              <draw:equation draw:name="f136" draw:formula="3787"/>
              <draw:equation draw:name="f137" draw:formula="2152"/>
              <draw:equation draw:name="f138" draw:formula="3833"/>
              <draw:equation draw:name="f139" draw:formula="2121"/>
              <draw:equation draw:name="f140" draw:formula="3862"/>
              <draw:equation draw:name="f141" draw:formula="2099"/>
              <draw:equation draw:name="f142" draw:formula="2074"/>
              <draw:equation draw:name="f143" draw:formula="3884"/>
              <draw:equation draw:name="f144" draw:formula="1987"/>
              <draw:equation draw:name="f145" draw:formula="3907"/>
              <draw:equation draw:name="f146" draw:formula="1865"/>
              <draw:equation draw:name="f147" draw:formula="3929"/>
              <draw:equation draw:name="f148" draw:formula="1727"/>
              <draw:equation draw:name="f149" draw:formula="3946"/>
              <draw:equation draw:name="f150" draw:formula="1657"/>
              <draw:equation draw:name="f151" draw:formula="3953"/>
              <draw:equation draw:name="f152" draw:formula="1558"/>
              <draw:equation draw:name="f153" draw:formula="3960"/>
              <draw:equation draw:name="f154" draw:formula="1242"/>
              <draw:equation draw:name="f155" draw:formula="873"/>
              <draw:equation draw:name="f156" draw:formula="3965"/>
              <draw:equation draw:name="f157" draw:formula="3958"/>
              <draw:equation draw:name="f158" draw:formula="846"/>
              <draw:equation draw:name="f159" draw:formula="3392"/>
              <draw:equation draw:name="f160" draw:formula="870"/>
              <draw:equation draw:name="f161" draw:formula="3380"/>
              <draw:equation draw:name="f162" draw:formula="911"/>
              <draw:equation draw:name="f163" draw:formula="3351"/>
              <draw:equation draw:name="f164" draw:formula="3319"/>
              <draw:equation draw:name="f165" draw:formula="3281"/>
              <draw:equation draw:name="f166" draw:formula="3235"/>
              <draw:equation draw:name="f167" draw:formula="976"/>
              <draw:equation draw:name="f168" draw:formula="3181"/>
              <draw:equation draw:name="f169" draw:formula="965"/>
              <draw:equation draw:name="f170" draw:formula="3083"/>
              <draw:equation draw:name="f171" draw:formula="947"/>
              <draw:equation draw:name="f172" draw:formula="2996"/>
              <draw:equation draw:name="f173" draw:formula="931"/>
              <draw:equation draw:name="f174" draw:formula="2919"/>
              <draw:equation draw:name="f175" draw:formula="910"/>
              <draw:equation draw:name="f176" draw:formula="2750"/>
              <draw:equation draw:name="f177" draw:formula="904"/>
              <draw:equation draw:name="f178" draw:formula="2538"/>
              <draw:equation draw:name="f179" draw:formula="913"/>
              <draw:equation draw:name="f180" draw:formula="2256"/>
              <draw:equation draw:name="f181" draw:formula="923"/>
              <draw:equation draw:name="f182" draw:formula="2075"/>
              <draw:equation draw:name="f183" draw:formula="948"/>
              <draw:equation draw:name="f184" draw:formula="1653"/>
              <draw:equation draw:name="f185" draw:formula="954"/>
              <draw:equation draw:name="f186" draw:formula="1477"/>
              <draw:equation draw:name="f187" draw:formula="950"/>
              <draw:equation draw:name="f188" draw:formula="1448"/>
              <draw:equation draw:name="f189" draw:formula="938"/>
              <draw:equation draw:name="f190" draw:formula="1434"/>
              <draw:equation draw:name="f191" draw:formula="926"/>
              <draw:equation draw:name="f192" draw:formula="1429"/>
              <draw:equation draw:name="f193" draw:formula="1421"/>
              <draw:equation draw:name="f194" draw:formula="883"/>
              <draw:equation draw:name="f195" draw:formula="1418"/>
              <draw:equation draw:name="f196" draw:formula="862"/>
              <draw:equation draw:name="f197" draw:formula="1424"/>
              <draw:equation draw:name="f198" draw:formula="849"/>
              <draw:equation draw:name="f199" draw:formula="1441"/>
              <draw:equation draw:name="f200" draw:formula="848"/>
              <draw:equation draw:name="f201" draw:formula="1453"/>
              <draw:equation draw:name="f202" draw:formula="828"/>
              <draw:equation draw:name="f203" draw:formula="1562"/>
              <draw:equation draw:name="f204" draw:formula="681"/>
              <draw:equation draw:name="f205" draw:formula="2191"/>
              <draw:equation draw:name="f206" draw:formula="615"/>
              <draw:equation draw:name="f207" draw:formula="2451"/>
              <draw:equation draw:name="f208" draw:formula="586"/>
              <draw:equation draw:name="f209" draw:formula="2554"/>
              <draw:equation draw:name="f210" draw:formula="508"/>
              <draw:equation draw:name="f211" draw:formula="2793"/>
              <draw:equation draw:name="f212" draw:formula="472"/>
              <draw:equation draw:name="f213" draw:formula="2891"/>
              <draw:equation draw:name="f214" draw:formula="442"/>
              <draw:equation draw:name="f215" draw:formula="2971"/>
              <draw:equation draw:name="f216" draw:formula="390"/>
              <draw:equation draw:name="f217" draw:formula="3123"/>
              <draw:equation draw:name="f218" draw:formula="355"/>
              <draw:equation draw:name="f219" draw:formula="3251"/>
              <draw:equation draw:name="f220" draw:formula="344"/>
              <draw:equation draw:name="f221" draw:formula="3318"/>
              <draw:equation draw:name="f222" draw:formula="3345"/>
              <draw:equation draw:name="f223" draw:formula="347"/>
              <draw:equation draw:name="f224" draw:formula="3352"/>
              <draw:equation draw:name="f225" draw:formula="3362"/>
              <draw:equation draw:name="f226" draw:formula="387"/>
              <draw:equation draw:name="f227" draw:formula="3384"/>
              <draw:equation draw:name="f228" draw:formula="434"/>
              <draw:equation draw:name="f229" draw:formula="3405"/>
              <draw:equation draw:name="f230" draw:formula="487"/>
              <draw:equation draw:name="f231" draw:formula="3424"/>
              <draw:equation draw:name="f232" draw:formula="514"/>
              <draw:equation draw:name="f233" draw:formula="3430"/>
              <draw:equation draw:name="f234" draw:formula="552"/>
              <draw:equation draw:name="f235" draw:formula="3436"/>
              <draw:equation draw:name="f236" draw:formula="641"/>
              <draw:equation draw:name="f237" draw:formula="3439"/>
              <draw:equation draw:name="f238" draw:formula="731"/>
              <draw:equation draw:name="f239" draw:formula="3429"/>
              <draw:equation draw:name="f240" draw:formula="814"/>
              <draw:equation draw:name="f241" draw:formula="3407"/>
              <draw:equation draw:name="f242" draw:formula="932"/>
              <draw:equation draw:name="f243" draw:formula="943"/>
              <draw:equation draw:name="f244" draw:formula="929"/>
              <draw:equation draw:name="f245" draw:formula="952"/>
              <draw:equation draw:name="f246" draw:formula="895"/>
              <draw:equation draw:name="f247" draw:formula="949"/>
              <draw:equation draw:name="f248" draw:formula="876"/>
              <draw:equation draw:name="f249" draw:formula="810"/>
              <draw:equation draw:name="f250" draw:formula="933"/>
              <draw:equation draw:name="f251" draw:formula="687"/>
              <draw:equation draw:name="f252" draw:formula="605"/>
              <draw:equation draw:name="f253" draw:formula="957"/>
              <draw:equation draw:name="f254" draw:formula="555"/>
              <draw:equation draw:name="f255" draw:formula="509"/>
              <draw:equation draw:name="f256" draw:formula="997"/>
              <draw:equation draw:name="f257" draw:formula="468"/>
              <draw:equation draw:name="f258" draw:formula="1010"/>
              <draw:equation draw:name="f259" draw:formula="432"/>
              <draw:equation draw:name="f260" draw:formula="1039"/>
              <draw:equation draw:name="f261" draw:formula="400"/>
              <draw:equation draw:name="f262" draw:formula="1047"/>
              <draw:equation draw:name="f263" draw:formula="374"/>
              <draw:equation draw:name="f264" draw:formula="1043"/>
              <draw:equation draw:name="f265" draw:formula="352"/>
              <draw:equation draw:name="f266" draw:formula="1032"/>
              <draw:equation draw:name="f267" draw:formula="336"/>
              <draw:equation draw:name="f268" draw:formula="1011"/>
              <draw:equation draw:name="f269" draw:formula="325"/>
              <draw:equation draw:name="f270" draw:formula="981"/>
              <draw:equation draw:name="f271" draw:formula="320"/>
              <draw:equation draw:name="f272" draw:formula="323"/>
              <draw:equation draw:name="f273" draw:formula="921"/>
              <draw:equation draw:name="f274" draw:formula="326"/>
              <draw:equation draw:name="f275" draw:formula="888"/>
              <draw:equation draw:name="f276" draw:formula="334"/>
              <draw:equation draw:name="f277" draw:formula="830"/>
              <draw:equation draw:name="f278" draw:formula="783"/>
              <draw:equation draw:name="f279" draw:formula="399"/>
              <draw:equation draw:name="f280" draw:formula="747"/>
              <draw:equation draw:name="f281" draw:formula="449"/>
              <draw:equation draw:name="f282" draw:formula="724"/>
              <draw:equation draw:name="f283" draw:formula="510"/>
              <draw:equation draw:name="f284" draw:formula="711"/>
              <draw:equation draw:name="f285" draw:formula="579"/>
              <draw:equation draw:name="f286" draw:formula="713"/>
              <draw:equation draw:name="f287" draw:formula="656"/>
              <draw:equation draw:name="f288" draw:formula="727"/>
              <draw:equation draw:name="f289" draw:formula="741"/>
              <draw:equation draw:name="f290" draw:formula="740"/>
              <draw:equation draw:name="f291" draw:formula="786"/>
              <draw:equation draw:name="f292" draw:formula="750"/>
              <draw:equation draw:name="f293" draw:formula="813"/>
              <draw:equation draw:name="f294" draw:formula="769"/>
              <draw:equation draw:name="f295" draw:formula="901"/>
              <draw:equation draw:name="f296" draw:formula="817"/>
              <draw:equation draw:name="f297" draw:formula="843"/>
              <draw:equation draw:name="f298" draw:formula="953"/>
              <draw:equation draw:name="f299" draw:formula="869"/>
              <draw:equation draw:name="f300" draw:formula="963"/>
              <draw:equation draw:name="f301" draw:formula="896"/>
              <draw:equation draw:name="f302" draw:formula="?f3 - ?f1"/>
              <draw:equation draw:name="f303" draw:formula="?f2 - ?f1"/>
              <draw:equation draw:name="f304" draw:formula="?f303 / 2173"/>
              <draw:equation draw:name="f305" draw:formula="?f302 / 3966"/>
              <draw:equation draw:name="f306" draw:formula="235 * ?f303"/>
              <draw:equation draw:name="f307" draw:formula="3925 * ?f302"/>
              <draw:equation draw:name="f308" draw:formula="34 * ?f303"/>
              <draw:equation draw:name="f309" draw:formula="3860 * ?f302"/>
              <draw:equation draw:name="f310" draw:formula="2 * ?f303"/>
              <draw:equation draw:name="f311" draw:formula="3755 * ?f302"/>
              <draw:equation draw:name="f312" draw:formula="231 * ?f303"/>
              <draw:equation draw:name="f313" draw:formula="2850 * ?f302"/>
              <draw:equation draw:name="f314" draw:formula="699 * ?f303"/>
              <draw:equation draw:name="f315" draw:formula="1567 * ?f302"/>
              <draw:equation draw:name="f316" draw:formula="796 * ?f303"/>
              <draw:equation draw:name="f317" draw:formula="1249 * ?f302"/>
              <draw:equation draw:name="f318" draw:formula="671 * ?f303"/>
              <draw:equation draw:name="f319" draw:formula="1119 * ?f302"/>
              <draw:equation draw:name="f320" draw:formula="523 * ?f303"/>
              <draw:equation draw:name="f321" draw:formula="890 * ?f302"/>
              <draw:equation draw:name="f322" draw:formula="481 * ?f303"/>
              <draw:equation draw:name="f323" draw:formula="709 * ?f302"/>
              <draw:equation draw:name="f324" draw:formula="515 * ?f303"/>
              <draw:equation draw:name="f325" draw:formula="445 * ?f302"/>
              <draw:equation draw:name="f326" draw:formula="657 * ?f303"/>
              <draw:equation draw:name="f327" draw:formula="212 * ?f302"/>
              <draw:equation draw:name="f328" draw:formula="766 * ?f303"/>
              <draw:equation draw:name="f329" draw:formula="117 * ?f302"/>
              <draw:equation draw:name="f330" draw:formula="962 * ?f303"/>
              <draw:equation draw:name="f331" draw:formula="22 * ?f302"/>
              <draw:equation draw:name="f332" draw:formula="1320 * ?f303"/>
              <draw:equation draw:name="f333" draw:formula="1515 * ?f303"/>
              <draw:equation draw:name="f334" draw:formula="1631 * ?f303"/>
              <draw:equation draw:name="f335" draw:formula="218 * ?f302"/>
              <draw:equation draw:name="f336" draw:formula="1782 * ?f303"/>
              <draw:equation draw:name="f337" draw:formula="504 * ?f302"/>
              <draw:equation draw:name="f338" draw:formula="831 * ?f302"/>
              <draw:equation draw:name="f339" draw:formula="1707 * ?f303"/>
              <draw:equation draw:name="f340" draw:formula="1023 * ?f302"/>
              <draw:equation draw:name="f341" draw:formula="1543 * ?f303"/>
              <draw:equation draw:name="f342" draw:formula="1204 * ?f302"/>
              <draw:equation draw:name="f343" draw:formula="1499 * ?f303"/>
              <draw:equation draw:name="f344" draw:formula="1390 * ?f302"/>
              <draw:equation draw:name="f345" draw:formula="1907 * ?f303"/>
              <draw:equation draw:name="f346" draw:formula="2648 * ?f302"/>
              <draw:equation draw:name="f347" draw:formula="2112 * ?f303"/>
              <draw:equation draw:name="f348" draw:formula="3302 * ?f302"/>
              <draw:equation draw:name="f349" draw:formula="2168 * ?f303"/>
              <draw:equation draw:name="f350" draw:formula="3521 * ?f302"/>
              <draw:equation draw:name="f351" draw:formula="2173 * ?f303"/>
              <draw:equation draw:name="f352" draw:formula="3710 * ?f302"/>
              <draw:equation draw:name="f353" draw:formula="2121 * ?f303"/>
              <draw:equation draw:name="f354" draw:formula="3862 * ?f302"/>
              <draw:equation draw:name="f355" draw:formula="1987 * ?f303"/>
              <draw:equation draw:name="f356" draw:formula="3907 * ?f302"/>
              <draw:equation draw:name="f357" draw:formula="1657 * ?f303"/>
              <draw:equation draw:name="f358" draw:formula="3953 * ?f302"/>
              <draw:equation draw:name="f359" draw:formula="873 * ?f303"/>
              <draw:equation draw:name="f360" draw:formula="3965 * ?f302"/>
              <draw:equation draw:name="f361" draw:formula="846 * ?f303"/>
              <draw:equation draw:name="f362" draw:formula="3392 * ?f302"/>
              <draw:equation draw:name="f363" draw:formula="941 * ?f303"/>
              <draw:equation draw:name="f364" draw:formula="3319 * ?f302"/>
              <draw:equation draw:name="f365" draw:formula="976 * ?f303"/>
              <draw:equation draw:name="f366" draw:formula="3181 * ?f302"/>
              <draw:equation draw:name="f367" draw:formula="931 * ?f303"/>
              <draw:equation draw:name="f368" draw:formula="2919 * ?f302"/>
              <draw:equation draw:name="f369" draw:formula="913 * ?f303"/>
              <draw:equation draw:name="f370" draw:formula="2256 * ?f302"/>
              <draw:equation draw:name="f371" draw:formula="954 * ?f303"/>
              <draw:equation draw:name="f372" draw:formula="1477 * ?f302"/>
              <draw:equation draw:name="f373" draw:formula="926 * ?f303"/>
              <draw:equation draw:name="f374" draw:formula="1429 * ?f302"/>
              <draw:equation draw:name="f375" draw:formula="862 * ?f303"/>
              <draw:equation draw:name="f376" draw:formula="1424 * ?f302"/>
              <draw:equation draw:name="f377" draw:formula="828 * ?f303"/>
              <draw:equation draw:name="f378" draw:formula="1562 * ?f302"/>
              <draw:equation draw:name="f379" draw:formula="586 * ?f303"/>
              <draw:equation draw:name="f380" draw:formula="2554 * ?f302"/>
              <draw:equation draw:name="f381" draw:formula="442 * ?f303"/>
              <draw:equation draw:name="f382" draw:formula="2971 * ?f302"/>
              <draw:equation draw:name="f383" draw:formula="344 * ?f303"/>
              <draw:equation draw:name="f384" draw:formula="3318 * ?f302"/>
              <draw:equation draw:name="f385" draw:formula="355 * ?f303"/>
              <draw:equation draw:name="f386" draw:formula="3362 * ?f302"/>
              <draw:equation draw:name="f387" draw:formula="487 * ?f303"/>
              <draw:equation draw:name="f388" draw:formula="3424 * ?f302"/>
              <draw:equation draw:name="f389" draw:formula="641 * ?f303"/>
              <draw:equation draw:name="f390" draw:formula="3439 * ?f302"/>
              <draw:equation draw:name="f391" draw:formula="952 * ?f303"/>
              <draw:equation draw:name="f392" draw:formula="895 * ?f302"/>
              <draw:equation draw:name="f393" draw:formula="933 * ?f303"/>
              <draw:equation draw:name="f394" draw:formula="687 * ?f302"/>
              <draw:equation draw:name="f395" draw:formula="974 * ?f303"/>
              <draw:equation draw:name="f396" draw:formula="509 * ?f302"/>
              <draw:equation draw:name="f397" draw:formula="1023 * ?f303"/>
              <draw:equation draw:name="f398" draw:formula="432 * ?f302"/>
              <draw:equation draw:name="f399" draw:formula="1043 * ?f303"/>
              <draw:equation draw:name="f400" draw:formula="352 * ?f302"/>
              <draw:equation draw:name="f401" draw:formula="981 * ?f303"/>
              <draw:equation draw:name="f402" draw:formula="320 * ?f302"/>
              <draw:equation draw:name="f403" draw:formula="888 * ?f303"/>
              <draw:equation draw:name="f404" draw:formula="334 * ?f302"/>
              <draw:equation draw:name="f405" draw:formula="747 * ?f303"/>
              <draw:equation draw:name="f406" draw:formula="449 * ?f302"/>
              <draw:equation draw:name="f407" draw:formula="713 * ?f303"/>
              <draw:equation draw:name="f408" draw:formula="656 * ?f302"/>
              <draw:equation draw:name="f409" draw:formula="750 * ?f303"/>
              <draw:equation draw:name="f410" draw:formula="813 * ?f302"/>
              <draw:equation draw:name="f411" draw:formula="817 * ?f303"/>
              <draw:equation draw:name="f412" draw:formula="932 * ?f302"/>
              <draw:equation draw:name="f413" draw:formula="896 * ?f303"/>
              <draw:equation draw:name="f414" draw:formula="963 * ?f302"/>
              <draw:equation draw:name="f415" draw:formula="?f306 / 2173"/>
              <draw:equation draw:name="f416" draw:formula="?f307 / 3966"/>
              <draw:equation draw:name="f417" draw:formula="?f308 / 2173"/>
              <draw:equation draw:name="f418" draw:formula="?f309 / 3966"/>
              <draw:equation draw:name="f419" draw:formula="?f310 / 2173"/>
              <draw:equation draw:name="f420" draw:formula="?f311 / 3966"/>
              <draw:equation draw:name="f421" draw:formula="?f312 / 2173"/>
              <draw:equation draw:name="f422" draw:formula="?f313 / 3966"/>
              <draw:equation draw:name="f423" draw:formula="?f314 / 2173"/>
              <draw:equation draw:name="f424" draw:formula="?f315 / 3966"/>
              <draw:equation draw:name="f425" draw:formula="?f316 / 2173"/>
              <draw:equation draw:name="f426" draw:formula="?f317 / 3966"/>
              <draw:equation draw:name="f427" draw:formula="?f318 / 2173"/>
              <draw:equation draw:name="f428" draw:formula="?f319 / 3966"/>
              <draw:equation draw:name="f429" draw:formula="?f320 / 2173"/>
              <draw:equation draw:name="f430" draw:formula="?f321 / 3966"/>
              <draw:equation draw:name="f431" draw:formula="?f322 / 2173"/>
              <draw:equation draw:name="f432" draw:formula="?f323 / 3966"/>
              <draw:equation draw:name="f433" draw:formula="?f324 / 2173"/>
              <draw:equation draw:name="f434" draw:formula="?f325 / 3966"/>
              <draw:equation draw:name="f435" draw:formula="?f326 / 2173"/>
              <draw:equation draw:name="f436" draw:formula="?f327 / 3966"/>
              <draw:equation draw:name="f437" draw:formula="?f328 / 2173"/>
              <draw:equation draw:name="f438" draw:formula="?f329 / 3966"/>
              <draw:equation draw:name="f439" draw:formula="?f330 / 2173"/>
              <draw:equation draw:name="f440" draw:formula="?f331 / 3966"/>
              <draw:equation draw:name="f441" draw:formula="?f332 / 2173"/>
              <draw:equation draw:name="f442" draw:formula="?f333 / 2173"/>
              <draw:equation draw:name="f443" draw:formula="?f334 / 2173"/>
              <draw:equation draw:name="f444" draw:formula="?f335 / 3966"/>
              <draw:equation draw:name="f445" draw:formula="?f336 / 2173"/>
              <draw:equation draw:name="f446" draw:formula="?f337 / 3966"/>
              <draw:equation draw:name="f447" draw:formula="?f338 / 3966"/>
              <draw:equation draw:name="f448" draw:formula="?f339 / 2173"/>
              <draw:equation draw:name="f449" draw:formula="?f340 / 3966"/>
              <draw:equation draw:name="f450" draw:formula="?f341 / 2173"/>
              <draw:equation draw:name="f451" draw:formula="?f342 / 3966"/>
              <draw:equation draw:name="f452" draw:formula="?f343 / 2173"/>
              <draw:equation draw:name="f453" draw:formula="?f344 / 3966"/>
              <draw:equation draw:name="f454" draw:formula="?f345 / 2173"/>
              <draw:equation draw:name="f455" draw:formula="?f346 / 3966"/>
              <draw:equation draw:name="f456" draw:formula="?f347 / 2173"/>
              <draw:equation draw:name="f457" draw:formula="?f348 / 3966"/>
              <draw:equation draw:name="f458" draw:formula="?f349 / 2173"/>
              <draw:equation draw:name="f459" draw:formula="?f350 / 3966"/>
              <draw:equation draw:name="f460" draw:formula="?f351 / 2173"/>
              <draw:equation draw:name="f461" draw:formula="?f352 / 3966"/>
              <draw:equation draw:name="f462" draw:formula="?f353 / 2173"/>
              <draw:equation draw:name="f463" draw:formula="?f354 / 3966"/>
              <draw:equation draw:name="f464" draw:formula="?f355 / 2173"/>
              <draw:equation draw:name="f465" draw:formula="?f356 / 3966"/>
              <draw:equation draw:name="f466" draw:formula="?f357 / 2173"/>
              <draw:equation draw:name="f467" draw:formula="?f358 / 3966"/>
              <draw:equation draw:name="f468" draw:formula="?f359 / 2173"/>
              <draw:equation draw:name="f469" draw:formula="?f360 / 3966"/>
              <draw:equation draw:name="f470" draw:formula="?f361 / 2173"/>
              <draw:equation draw:name="f471" draw:formula="?f362 / 3966"/>
              <draw:equation draw:name="f472" draw:formula="?f363 / 2173"/>
              <draw:equation draw:name="f473" draw:formula="?f364 / 3966"/>
              <draw:equation draw:name="f474" draw:formula="?f365 / 2173"/>
              <draw:equation draw:name="f475" draw:formula="?f366 / 3966"/>
              <draw:equation draw:name="f476" draw:formula="?f367 / 2173"/>
              <draw:equation draw:name="f477" draw:formula="?f368 / 3966"/>
              <draw:equation draw:name="f478" draw:formula="?f369 / 2173"/>
              <draw:equation draw:name="f479" draw:formula="?f370 / 3966"/>
              <draw:equation draw:name="f480" draw:formula="?f371 / 2173"/>
              <draw:equation draw:name="f481" draw:formula="?f372 / 3966"/>
              <draw:equation draw:name="f482" draw:formula="?f373 / 2173"/>
              <draw:equation draw:name="f483" draw:formula="?f374 / 3966"/>
              <draw:equation draw:name="f484" draw:formula="?f375 / 2173"/>
              <draw:equation draw:name="f485" draw:formula="?f376 / 3966"/>
              <draw:equation draw:name="f486" draw:formula="?f377 / 2173"/>
              <draw:equation draw:name="f487" draw:formula="?f378 / 3966"/>
              <draw:equation draw:name="f488" draw:formula="?f379 / 2173"/>
              <draw:equation draw:name="f489" draw:formula="?f380 / 3966"/>
              <draw:equation draw:name="f490" draw:formula="?f381 / 2173"/>
              <draw:equation draw:name="f491" draw:formula="?f382 / 3966"/>
              <draw:equation draw:name="f492" draw:formula="?f383 / 2173"/>
              <draw:equation draw:name="f493" draw:formula="?f384 / 3966"/>
              <draw:equation draw:name="f494" draw:formula="?f385 / 2173"/>
              <draw:equation draw:name="f495" draw:formula="?f386 / 3966"/>
              <draw:equation draw:name="f496" draw:formula="?f387 / 2173"/>
              <draw:equation draw:name="f497" draw:formula="?f388 / 3966"/>
              <draw:equation draw:name="f498" draw:formula="?f389 / 2173"/>
              <draw:equation draw:name="f499" draw:formula="?f390 / 3966"/>
              <draw:equation draw:name="f500" draw:formula="?f391 / 2173"/>
              <draw:equation draw:name="f501" draw:formula="?f392 / 3966"/>
              <draw:equation draw:name="f502" draw:formula="?f393 / 2173"/>
              <draw:equation draw:name="f503" draw:formula="?f394 / 3966"/>
              <draw:equation draw:name="f504" draw:formula="?f395 / 2173"/>
              <draw:equation draw:name="f505" draw:formula="?f396 / 3966"/>
              <draw:equation draw:name="f506" draw:formula="?f397 / 2173"/>
              <draw:equation draw:name="f507" draw:formula="?f398 / 3966"/>
              <draw:equation draw:name="f508" draw:formula="?f399 / 2173"/>
              <draw:equation draw:name="f509" draw:formula="?f400 / 3966"/>
              <draw:equation draw:name="f510" draw:formula="?f401 / 2173"/>
              <draw:equation draw:name="f511" draw:formula="?f402 / 3966"/>
              <draw:equation draw:name="f512" draw:formula="?f403 / 2173"/>
              <draw:equation draw:name="f513" draw:formula="?f404 / 3966"/>
              <draw:equation draw:name="f514" draw:formula="?f405 / 2173"/>
              <draw:equation draw:name="f515" draw:formula="?f406 / 3966"/>
              <draw:equation draw:name="f516" draw:formula="?f407 / 2173"/>
              <draw:equation draw:name="f517" draw:formula="?f408 / 3966"/>
              <draw:equation draw:name="f518" draw:formula="?f409 / 2173"/>
              <draw:equation draw:name="f519" draw:formula="?f410 / 3966"/>
              <draw:equation draw:name="f520" draw:formula="?f411 / 2173"/>
              <draw:equation draw:name="f521" draw:formula="?f412 / 3966"/>
              <draw:equation draw:name="f522" draw:formula="?f413 / 2173"/>
              <draw:equation draw:name="f523" draw:formula="?f414 / 3966"/>
              <draw:equation draw:name="f524" draw:formula="0 / ?f304"/>
              <draw:equation draw:name="f525" draw:formula="?f2 / ?f304"/>
              <draw:equation draw:name="f526" draw:formula="0 / ?f305"/>
              <draw:equation draw:name="f527" draw:formula="?f3 / ?f305"/>
              <draw:equation draw:name="f528" draw:formula="?f415 / ?f304"/>
              <draw:equation draw:name="f529" draw:formula="?f416 / ?f305"/>
              <draw:equation draw:name="f530" draw:formula="?f417 / ?f304"/>
              <draw:equation draw:name="f531" draw:formula="?f418 / ?f305"/>
              <draw:equation draw:name="f532" draw:formula="?f419 / ?f304"/>
              <draw:equation draw:name="f533" draw:formula="?f420 / ?f305"/>
              <draw:equation draw:name="f534" draw:formula="?f421 / ?f304"/>
              <draw:equation draw:name="f535" draw:formula="?f422 / ?f305"/>
              <draw:equation draw:name="f536" draw:formula="?f423 / ?f304"/>
              <draw:equation draw:name="f537" draw:formula="?f424 / ?f305"/>
              <draw:equation draw:name="f538" draw:formula="?f425 / ?f304"/>
              <draw:equation draw:name="f539" draw:formula="?f426 / ?f305"/>
              <draw:equation draw:name="f540" draw:formula="?f427 / ?f304"/>
              <draw:equation draw:name="f541" draw:formula="?f428 / ?f305"/>
              <draw:equation draw:name="f542" draw:formula="?f429 / ?f304"/>
              <draw:equation draw:name="f543" draw:formula="?f430 / ?f305"/>
              <draw:equation draw:name="f544" draw:formula="?f431 / ?f304"/>
              <draw:equation draw:name="f545" draw:formula="?f432 / ?f305"/>
              <draw:equation draw:name="f546" draw:formula="?f433 / ?f304"/>
              <draw:equation draw:name="f547" draw:formula="?f434 / ?f305"/>
              <draw:equation draw:name="f548" draw:formula="?f435 / ?f304"/>
              <draw:equation draw:name="f549" draw:formula="?f436 / ?f305"/>
              <draw:equation draw:name="f550" draw:formula="?f437 / ?f304"/>
              <draw:equation draw:name="f551" draw:formula="?f438 / ?f305"/>
              <draw:equation draw:name="f552" draw:formula="?f439 / ?f304"/>
              <draw:equation draw:name="f553" draw:formula="?f440 / ?f305"/>
              <draw:equation draw:name="f554" draw:formula="?f441 / ?f304"/>
              <draw:equation draw:name="f555" draw:formula="?f442 / ?f304"/>
              <draw:equation draw:name="f556" draw:formula="?f443 / ?f304"/>
              <draw:equation draw:name="f557" draw:formula="?f444 / ?f305"/>
              <draw:equation draw:name="f558" draw:formula="?f445 / ?f304"/>
              <draw:equation draw:name="f559" draw:formula="?f446 / ?f305"/>
              <draw:equation draw:name="f560" draw:formula="?f447 / ?f305"/>
              <draw:equation draw:name="f561" draw:formula="?f448 / ?f304"/>
              <draw:equation draw:name="f562" draw:formula="?f449 / ?f305"/>
              <draw:equation draw:name="f563" draw:formula="?f450 / ?f304"/>
              <draw:equation draw:name="f564" draw:formula="?f451 / ?f305"/>
              <draw:equation draw:name="f565" draw:formula="?f452 / ?f304"/>
              <draw:equation draw:name="f566" draw:formula="?f453 / ?f305"/>
              <draw:equation draw:name="f567" draw:formula="?f454 / ?f304"/>
              <draw:equation draw:name="f568" draw:formula="?f455 / ?f305"/>
              <draw:equation draw:name="f569" draw:formula="?f456 / ?f304"/>
              <draw:equation draw:name="f570" draw:formula="?f457 / ?f305"/>
              <draw:equation draw:name="f571" draw:formula="?f458 / ?f304"/>
              <draw:equation draw:name="f572" draw:formula="?f459 / ?f305"/>
              <draw:equation draw:name="f573" draw:formula="?f460 / ?f304"/>
              <draw:equation draw:name="f574" draw:formula="?f461 / ?f305"/>
              <draw:equation draw:name="f575" draw:formula="?f462 / ?f304"/>
              <draw:equation draw:name="f576" draw:formula="?f463 / ?f305"/>
              <draw:equation draw:name="f577" draw:formula="?f464 / ?f304"/>
              <draw:equation draw:name="f578" draw:formula="?f465 / ?f305"/>
              <draw:equation draw:name="f579" draw:formula="?f466 / ?f304"/>
              <draw:equation draw:name="f580" draw:formula="?f467 / ?f305"/>
              <draw:equation draw:name="f581" draw:formula="?f468 / ?f304"/>
              <draw:equation draw:name="f582" draw:formula="?f469 / ?f305"/>
              <draw:equation draw:name="f583" draw:formula="?f470 / ?f304"/>
              <draw:equation draw:name="f584" draw:formula="?f471 / ?f305"/>
              <draw:equation draw:name="f585" draw:formula="?f472 / ?f304"/>
              <draw:equation draw:name="f586" draw:formula="?f473 / ?f305"/>
              <draw:equation draw:name="f587" draw:formula="?f474 / ?f304"/>
              <draw:equation draw:name="f588" draw:formula="?f475 / ?f305"/>
              <draw:equation draw:name="f589" draw:formula="?f476 / ?f304"/>
              <draw:equation draw:name="f590" draw:formula="?f477 / ?f305"/>
              <draw:equation draw:name="f591" draw:formula="?f478 / ?f304"/>
              <draw:equation draw:name="f592" draw:formula="?f479 / ?f305"/>
              <draw:equation draw:name="f593" draw:formula="?f480 / ?f304"/>
              <draw:equation draw:name="f594" draw:formula="?f481 / ?f305"/>
              <draw:equation draw:name="f595" draw:formula="?f482 / ?f304"/>
              <draw:equation draw:name="f596" draw:formula="?f483 / ?f305"/>
              <draw:equation draw:name="f597" draw:formula="?f484 / ?f304"/>
              <draw:equation draw:name="f598" draw:formula="?f485 / ?f305"/>
              <draw:equation draw:name="f599" draw:formula="?f486 / ?f304"/>
              <draw:equation draw:name="f600" draw:formula="?f487 / ?f305"/>
              <draw:equation draw:name="f601" draw:formula="?f488 / ?f304"/>
              <draw:equation draw:name="f602" draw:formula="?f489 / ?f305"/>
              <draw:equation draw:name="f603" draw:formula="?f490 / ?f304"/>
              <draw:equation draw:name="f604" draw:formula="?f491 / ?f305"/>
              <draw:equation draw:name="f605" draw:formula="?f492 / ?f304"/>
              <draw:equation draw:name="f606" draw:formula="?f493 / ?f305"/>
              <draw:equation draw:name="f607" draw:formula="?f494 / ?f304"/>
              <draw:equation draw:name="f608" draw:formula="?f495 / ?f305"/>
              <draw:equation draw:name="f609" draw:formula="?f496 / ?f304"/>
              <draw:equation draw:name="f610" draw:formula="?f497 / ?f305"/>
              <draw:equation draw:name="f611" draw:formula="?f498 / ?f304"/>
              <draw:equation draw:name="f612" draw:formula="?f499 / ?f305"/>
              <draw:equation draw:name="f613" draw:formula="?f500 / ?f304"/>
              <draw:equation draw:name="f614" draw:formula="?f501 / ?f305"/>
              <draw:equation draw:name="f615" draw:formula="?f502 / ?f304"/>
              <draw:equation draw:name="f616" draw:formula="?f503 / ?f305"/>
              <draw:equation draw:name="f617" draw:formula="?f504 / ?f304"/>
              <draw:equation draw:name="f618" draw:formula="?f505 / ?f305"/>
              <draw:equation draw:name="f619" draw:formula="?f506 / ?f304"/>
              <draw:equation draw:name="f620" draw:formula="?f507 / ?f305"/>
              <draw:equation draw:name="f621" draw:formula="?f508 / ?f304"/>
              <draw:equation draw:name="f622" draw:formula="?f509 / ?f305"/>
              <draw:equation draw:name="f623" draw:formula="?f510 / ?f304"/>
              <draw:equation draw:name="f624" draw:formula="?f511 / ?f305"/>
              <draw:equation draw:name="f625" draw:formula="?f512 / ?f304"/>
              <draw:equation draw:name="f626" draw:formula="?f513 / ?f305"/>
              <draw:equation draw:name="f627" draw:formula="?f514 / ?f304"/>
              <draw:equation draw:name="f628" draw:formula="?f515 / ?f305"/>
              <draw:equation draw:name="f629" draw:formula="?f516 / ?f304"/>
              <draw:equation draw:name="f630" draw:formula="?f517 / ?f305"/>
              <draw:equation draw:name="f631" draw:formula="?f518 / ?f304"/>
              <draw:equation draw:name="f632" draw:formula="?f519 / ?f305"/>
              <draw:equation draw:name="f633" draw:formula="?f520 / ?f304"/>
              <draw:equation draw:name="f634" draw:formula="?f521 / ?f305"/>
              <draw:equation draw:name="f635" draw:formula="?f522 / ?f304"/>
              <draw:equation draw:name="f636" draw:formula="?f523 / ?f305"/>
            </draw:enhanced-geometry>
          </draw:custom-shape>
        </draw:g>
        <draw:g draw:name="Gruppieren 111" draw:id="id301">
          <svg:title/>
          <svg:desc/>
          <draw:custom-shape svg:x="5.65577in" svg:y="4.94153in" svg:width="0.16618in" svg:height="0.64247in" draw:id="id302" draw:style-name="a1386" draw:name="Freeform 15">
            <svg:title/>
            <svg:desc/>
            <text:p text:style-name="a1385" text:class-names="" text:cond-style-name=""><text:span text:style-name="a1384"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5.60647in" svg:y="4.88667in" svg:width="0.43176in" svg:height="0.78798in" draw:id="id303" draw:style-name="a1389" draw:name="Freeform 16">
            <svg:title/>
            <svg:desc/>
            <text:p text:style-name="a1388" text:class-names="" text:cond-style-name=""><text:span text:style-name="a1387"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presentation:notes draw:style-name="a1582">
          <draw:page-thumbnail draw:page-number="4" svg:x="0.75in" svg:y="1.25in" svg:width="6in" svg:height="3.375in" presentation:class="page" draw:id="id366" presentation:style-name="a1576" draw:name="Folienbildplatzhalter 1">
            <svg:title/>
            <svg:desc/>
          </draw:page-thumbnail>
          <draw:frame draw:id="id367" presentation:style-name="a1577" draw:name="Notizenplatzhalter 2" svg:x="0.75in" svg:y="4.8125in" svg:width="6in" svg:height="3.9375in" presentation:class="notes" presentation:placeholder="true">
            <draw:text-box/>
            <svg:title/>
            <svg:desc/>
          </draw:frame>
          <draw:frame draw:id="id368" draw:style-name="a1581" draw:name="Foliennummernplatzhalter 3" svg:x="4.24826in" svg:y="9.49826in" svg:width="3.25in" svg:height="0.50174in">
            <draw:text-box>
              <text:p text:style-name="a1580" text:class-names="" text:cond-style-name=""><text:span text:style-name="a1578" text:class-names=""><text:page-number style:num-format="1" text:fixed="false">7</text:page-number></text:span><text:span text:style-name="a1579"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3" draw:name="Titelplatzhalter 1" svg:x="0.91667in" svg:y="0.39931in" svg:width="11.5in" svg:height="1.44965in" presentation:class="title" presentation:placeholder="false">
        <draw:text-box>
          <text:p text:style-name="a2" text:class-names="" text:cond-style-name=""><text:span text:style-name="a1" text:class-names="">Titelmasterformat durch Klicken bearbeiten</text:span></text:p>
        </draw:text-box>
        <svg:title/>
        <svg:desc/>
      </draw:frame>
      <draw:frame draw:id="id1" presentation:style-name="a19" draw:name="Textplatzhalter 2" svg:x="0.91667in" svg:y="1.99653in" svg:width="11.5in" svg:height="4.75868in" presentation:class="outline" presentation:placeholder="false">
        <draw:text-box>
          <text:list text:style-name="a6">
            <text:list-item>
              <text:p text:style-name="a5" text:class-names="" text:cond-style-name=""><text:span text:style-name="a4" text:class-names="">Formatvorlagen des Textmasters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3" draw:name="Datumsplatzhalter 3" svg:x="0.91667in" svg:y="6.95139in" svg:width="3in" svg:height="0.39931in" presentation:class="date-time" presentation:placeholder="false">
        <draw:text-box>
          <text:p text:style-name="a22" text:class-names="" text:cond-style-name=""><text:span text:style-name="a20" text:class-names=""><text:date text:fixed="false" style:data-style-name="a21">28.03.2020</text:date></text:span></text:p>
        </draw:text-box>
        <svg:title/>
        <svg:desc/>
      </draw:frame>
      <draw:frame draw:id="id3" presentation:style-name="a26" draw:name="Fußzeilenplatzhalt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Foliennummernplatzhalter 5" svg:x="9.41667in" svg:y="6.95139in" svg:width="3in" svg:height="0.39931in" presentation:class="page-number" presentation:placeholder="false">
        <draw:text-box>
          <text:p text:style-name="a28" text:class-names="" text:cond-style-name=""><text:span text:style-name="a27" text:class-names=""><text:page-number style:num-format="1" text:fixed="false">‹Nr.›</text:page-number></text:span></text:p>
        </draw:text-box>
        <svg:title/>
        <svg:desc/>
      </draw:frame>
      <presentation:notes style:page-layout-name="pageLayout2" draw:style-name="a59">
        <draw:frame draw:id="id5" presentation:style-name="a32" draw:name="Kopfzeilenplatzhalt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umsplatzhalter 2" svg:x="4.24826in" svg:y="0in" svg:width="3.25in" svg:height="0.50174in" presentation:class="date-time" presentation:placeholder="false">
          <draw:text-box>
            <text:p text:style-name="a35" text:class-names="" text:cond-style-name=""><text:span text:style-name="a33" text:class-names=""><text:date text:fixed="false" style:data-style-name="a34">28.03.2020</text:date></text:span></text:p>
          </draw:text-box>
          <svg:title/>
          <svg:desc/>
        </draw:frame>
        <draw:page-thumbnail svg:x="0.75in" svg:y="1.25in" svg:width="6in" svg:height="3.375in" presentation:class="page" draw:id="id7" presentation:style-name="a37" draw:name="Folienbildplatzhalter 3">
          <svg:title/>
          <svg:desc/>
        </draw:page-thumbnail>
        <draw:frame draw:id="id8" presentation:style-name="a52" draw:name="Notizenplatzhalter 4" svg:x="0.75in" svg:y="4.8125in" svg:width="6in" svg:height="3.9375in" presentation:class="notes" presentation:placeholder="false">
          <draw:text-box>
            <text:p text:style-name="a39" text:class-names="" text:cond-style-name=""><text:span text:style-name="a38" text:class-names="">Formatvorlagen des Textmasters bearbeiten</text:span></text:p>
            <text:list text:style-name="a42">
              <text:list-item>
                <text:list text:style-name="a42">
                  <text:list-item>
                    <text:p text:style-name="a41" text:class-names="" text:cond-style-name=""><text:span text:style-name="a40" text:class-names="">Zweite Ebene</text:span></text:p>
                  </text:list-item>
                </text:list>
              </text:list-item>
            </text:list>
            <text:list text:style-name="a45">
              <text:list-item>
                <text:list text:style-name="a45">
                  <text:list-item>
                    <text:list text:style-name="a45">
                      <text:list-item>
                        <text:p text:style-name="a44" text:class-names="" text:cond-style-name=""><text:span text:style-name="a43" text:class-names="">Dritte Ebene</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Vierte Ebene</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ünfte Ebene</text:span></text:p>
                              </text:list-item>
                            </text:list>
                          </text:list-item>
                        </text:list>
                      </text:list-item>
                    </text:list>
                  </text:list-item>
                </text:list>
              </text:list-item>
            </text:list>
          </draw:text-box>
          <svg:title/>
          <svg:desc/>
        </draw:frame>
        <draw:frame draw:id="id9" presentation:style-name="a55" draw:name="Fußzeilenplatzhalter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Foliennummernplatzhalter 6" svg:x="4.24826in" svg:y="9.49826in" svg:width="3.25in" svg:height="0.50174in" presentation:class="page-number" presentation:placeholder="false">
          <draw:text-box>
            <text:p text:style-name="a57" text:class-names="" text:cond-style-name=""><text:span text:style-name="a56" text:class-names=""><text:page-number style:num-format="1" text:fixed="false">‹Nr.›</text:page-number></text:span></text:p>
          </draw:text-box>
          <svg:title/>
          <svg:desc/>
        </draw:frame>
      </presentation:notes>
    </style:master-page>
    <style:master-page style:name="Master1-Layout1-title-Titelfolie" style:page-layout-name="pageLayout1" draw:style-name="a60">
      <draw:frame draw:id="id11" presentation:style-name="a63" draw:name="Titel 1" svg:x="1.66667in" svg:y="1.22743in" svg:width="10in" svg:height="2.61111in" presentation:class="title" presentation:placeholder="false">
        <draw:text-box>
          <text:p text:style-name="a62" text:class-names="" text:cond-style-name=""><text:span text:style-name="a61" text:class-names="">Titelmasterformat durch Klicken bearbeiten</text:span></text:p>
        </draw:text-box>
        <svg:title/>
        <svg:desc/>
      </draw:frame>
      <draw:frame draw:id="id12" presentation:style-name="a66" draw:name="Untertitel 2" svg:x="1.66667in" svg:y="3.93924in" svg:width="10in" svg:height="1.81076in" presentation:class="subtitle" presentation:placeholder="false">
        <draw:text-box>
          <text:p text:style-name="a65" text:class-names="" text:cond-style-name=""><text:span text:style-name="a64" text:class-names="">Formatvorlage des Untertitelmasters durch Klicken bearbeiten</text:span></text:p>
        </draw:text-box>
        <svg:title/>
        <svg:desc/>
      </draw:frame>
      <draw:frame draw:id="id13" presentation:style-name="a70" draw:name="Datumsplatzhalter 3" svg:x="0.91667in" svg:y="6.95139in" svg:width="3in" svg:height="0.39931in" presentation:class="date-time" presentation:placeholder="false">
        <draw:text-box>
          <text:p text:style-name="a69" text:class-names="" text:cond-style-name=""><text:span text:style-name="a67" text:class-names=""><text:date text:fixed="false" style:data-style-name="a68">28.03.2020</text:date></text:span></text:p>
        </draw:text-box>
        <svg:title/>
        <svg:desc/>
      </draw:frame>
      <draw:frame draw:id="id14" presentation:style-name="a73" draw:name="Fußzeilenplatzhalt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Foliennummernplatzhalter 5" svg:x="9.41667in" svg:y="6.95139in" svg:width="3in" svg:height="0.39931in" presentation:class="page-number" presentation:placeholder="false">
        <draw:text-box>
          <text:p text:style-name="a75" text:class-names="" text:cond-style-name=""><text:span text:style-name="a74" text:class-names=""><text:page-number style:num-format="1" text:fixed="false">‹Nr.›</text:page-number></text:span></text:p>
        </draw:text-box>
        <svg:title/>
        <svg:desc/>
      </draw:frame>
      <presentation:notes style:page-layout-name="pageLayout2" draw:style-name="a106">
        <draw:frame draw:id="id5" presentation:style-name="a79" draw:name="Kopfzeilenplatzhalter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Datumsplatzhalter 2" svg:x="4.24826in" svg:y="0in" svg:width="3.25in" svg:height="0.50174in" presentation:class="date-time" presentation:placeholder="false">
          <draw:text-box>
            <text:p text:style-name="a82" text:class-names="" text:cond-style-name=""><text:span text:style-name="a80" text:class-names=""><text:date text:fixed="false" style:data-style-name="a81">28.03.2020</text:date></text:span></text:p>
          </draw:text-box>
          <svg:title/>
          <svg:desc/>
        </draw:frame>
        <draw:page-thumbnail svg:x="0.75in" svg:y="1.25in" svg:width="6in" svg:height="3.375in" presentation:class="page" draw:id="id7" presentation:style-name="a84" draw:name="Folienbildplatzhalter 3">
          <svg:title/>
          <svg:desc/>
        </draw:page-thumbnail>
        <draw:frame draw:id="id8" presentation:style-name="a99" draw:name="Notizenplatzhalter 4" svg:x="0.75in" svg:y="4.8125in" svg:width="6in" svg:height="3.9375in" presentation:class="notes" presentation:placeholder="false">
          <draw:text-box>
            <text:p text:style-name="a86" text:class-names="" text:cond-style-name=""><text:span text:style-name="a85" text:class-names="">Formatvorlagen des Textmasters bearbeiten</text:span></text:p>
            <text:list text:style-name="a89">
              <text:list-item>
                <text:list text:style-name="a89">
                  <text:list-item>
                    <text:p text:style-name="a88" text:class-names="" text:cond-style-name=""><text:span text:style-name="a87" text:class-names="">Zweite Ebene</text:span></text:p>
                  </text:list-item>
                </text:list>
              </text:list-item>
            </text:list>
            <text:list text:style-name="a92">
              <text:list-item>
                <text:list text:style-name="a92">
                  <text:list-item>
                    <text:list text:style-name="a92">
                      <text:list-item>
                        <text:p text:style-name="a91" text:class-names="" text:cond-style-name=""><text:span text:style-name="a90" text:class-names="">Dritte Ebene</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Vierte Ebene</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ünfte Ebene</text:span></text:p>
                              </text:list-item>
                            </text:list>
                          </text:list-item>
                        </text:list>
                      </text:list-item>
                    </text:list>
                  </text:list-item>
                </text:list>
              </text:list-item>
            </text:list>
          </draw:text-box>
          <svg:title/>
          <svg:desc/>
        </draw:frame>
        <draw:frame draw:id="id9" presentation:style-name="a102" draw:name="Fußzeilenplatzhalter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Foliennummernplatzhalter 6" svg:x="4.24826in" svg:y="9.49826in" svg:width="3.25in" svg:height="0.50174in" presentation:class="page-number" presentation:placeholder="false">
          <draw:text-box>
            <text:p text:style-name="a104" text:class-names="" text:cond-style-name=""><text:span text:style-name="a103" text:class-names=""><text:page-number style:num-format="1" text:fixed="false">‹Nr.›</text:page-number></text:span></text:p>
          </draw:text-box>
          <svg:title/>
          <svg:desc/>
        </draw:frame>
      </presentation:notes>
    </style:master-page>
    <style:master-page style:name="Master1-Layout2-obj-Titel-und-Inhalt" style:page-layout-name="pageLayout1" draw:style-name="a107">
      <draw:frame draw:id="id16" presentation:style-name="a110" draw:name="Titel 1" svg:x="0.91667in" svg:y="0.39931in" svg:width="11.5in" svg:height="1.44965in" presentation:class="title" presentation:placeholder="false">
        <draw:text-box>
          <text:p text:style-name="a109" text:class-names="" text:cond-style-name=""><text:span text:style-name="a108" text:class-names="">Titelmasterformat durch Klicken bearbeiten</text:span></text:p>
        </draw:text-box>
        <svg:title/>
        <svg:desc/>
      </draw:frame>
      <draw:frame draw:id="id17" presentation:style-name="a126" draw:name="Inhaltsplatzhalter 2" svg:x="0.91667in" svg:y="1.99653in" svg:width="11.5in" svg:height="4.75868in" presentation:class="object" presentation:placeholder="false">
        <draw:text-box>
          <text:list text:style-name="a113">
            <text:list-item>
              <text:p text:style-name="a112" text:class-names="" text:cond-style-name=""><text:span text:style-name="a111" text:class-names="">Formatvorlagen des Textmasters bearbeiten</text:span></text:p>
            </text:list-item>
          </text:list>
          <text:list text:style-name="a116">
            <text:list-item>
              <text:list text:style-name="a116">
                <text:list-item>
                  <text:p text:style-name="a115" text:class-names="" text:cond-style-name=""><text:span text:style-name="a114" text:class-names="">Zweite Ebene</text:span></text:p>
                </text:list-item>
              </text:list>
            </text:list-item>
          </text:list>
          <text:list text:style-name="a119">
            <text:list-item>
              <text:list text:style-name="a119">
                <text:list-item>
                  <text:list text:style-name="a119">
                    <text:list-item>
                      <text:p text:style-name="a118" text:class-names="" text:cond-style-name=""><text:span text:style-name="a117" text:class-names="">Dritte Ebene</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Vierte Ebene</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ünfte Ebene</text:span></text:p>
                            </text:list-item>
                          </text:list>
                        </text:list-item>
                      </text:list>
                    </text:list-item>
                  </text:list>
                </text:list-item>
              </text:list>
            </text:list-item>
          </text:list>
        </draw:text-box>
        <svg:title/>
        <svg:desc/>
      </draw:frame>
      <draw:frame draw:id="id18" presentation:style-name="a130" draw:name="Datumsplatzhalter 3" svg:x="0.91667in" svg:y="6.95139in" svg:width="3in" svg:height="0.39931in" presentation:class="date-time" presentation:placeholder="false">
        <draw:text-box>
          <text:p text:style-name="a129" text:class-names="" text:cond-style-name=""><text:span text:style-name="a127" text:class-names=""><text:date text:fixed="false" style:data-style-name="a128">28.03.2020</text:date></text:span></text:p>
        </draw:text-box>
        <svg:title/>
        <svg:desc/>
      </draw:frame>
      <draw:frame draw:id="id19" presentation:style-name="a133" draw:name="Fußzeilenplatzhalter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Foliennummernplatzhalter 5" svg:x="9.41667in" svg:y="6.95139in" svg:width="3in" svg:height="0.39931in" presentation:class="page-number" presentation:placeholder="false">
        <draw:text-box>
          <text:p text:style-name="a135" text:class-names="" text:cond-style-name=""><text:span text:style-name="a134" text:class-names=""><text:page-number style:num-format="1" text:fixed="false">‹Nr.›</text:page-number></text:span></text:p>
        </draw:text-box>
        <svg:title/>
        <svg:desc/>
      </draw:frame>
      <presentation:notes style:page-layout-name="pageLayout2" draw:style-name="a166">
        <draw:frame draw:id="id5" presentation:style-name="a139" draw:name="Kopfzeilenplatzhalter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Datumsplatzhalter 2" svg:x="4.24826in" svg:y="0in" svg:width="3.25in" svg:height="0.50174in" presentation:class="date-time" presentation:placeholder="false">
          <draw:text-box>
            <text:p text:style-name="a142" text:class-names="" text:cond-style-name=""><text:span text:style-name="a140" text:class-names=""><text:date text:fixed="false" style:data-style-name="a141">28.03.2020</text:date></text:span></text:p>
          </draw:text-box>
          <svg:title/>
          <svg:desc/>
        </draw:frame>
        <draw:page-thumbnail svg:x="0.75in" svg:y="1.25in" svg:width="6in" svg:height="3.375in" presentation:class="page" draw:id="id7" presentation:style-name="a144" draw:name="Folienbildplatzhalter 3">
          <svg:title/>
          <svg:desc/>
        </draw:page-thumbnail>
        <draw:frame draw:id="id8" presentation:style-name="a159" draw:name="Notizenplatzhalter 4" svg:x="0.75in" svg:y="4.8125in" svg:width="6in" svg:height="3.9375in" presentation:class="notes" presentation:placeholder="false">
          <draw:text-box>
            <text:p text:style-name="a146" text:class-names="" text:cond-style-name=""><text:span text:style-name="a145" text:class-names="">Formatvorlagen des Textmasters bearbeiten</text:span></text:p>
            <text:list text:style-name="a149">
              <text:list-item>
                <text:list text:style-name="a149">
                  <text:list-item>
                    <text:p text:style-name="a148" text:class-names="" text:cond-style-name=""><text:span text:style-name="a147" text:class-names="">Zweite Ebene</text:span></text:p>
                  </text:list-item>
                </text:list>
              </text:list-item>
            </text:list>
            <text:list text:style-name="a152">
              <text:list-item>
                <text:list text:style-name="a152">
                  <text:list-item>
                    <text:list text:style-name="a152">
                      <text:list-item>
                        <text:p text:style-name="a151" text:class-names="" text:cond-style-name=""><text:span text:style-name="a150" text:class-names="">Dritte Ebene</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Vierte Ebene</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ünfte Ebene</text:span></text:p>
                              </text:list-item>
                            </text:list>
                          </text:list-item>
                        </text:list>
                      </text:list-item>
                    </text:list>
                  </text:list-item>
                </text:list>
              </text:list-item>
            </text:list>
          </draw:text-box>
          <svg:title/>
          <svg:desc/>
        </draw:frame>
        <draw:frame draw:id="id9" presentation:style-name="a162" draw:name="Fußzeilenplatzhalter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Foliennummernplatzhalter 6" svg:x="4.24826in" svg:y="9.49826in" svg:width="3.25in" svg:height="0.50174in" presentation:class="page-number" presentation:placeholder="false">
          <draw:text-box>
            <text:p text:style-name="a164" text:class-names="" text:cond-style-name=""><text:span text:style-name="a163" text:class-names=""><text:page-number style:num-format="1" text:fixed="false">‹Nr.›</text:page-number></text:span></text:p>
          </draw:text-box>
          <svg:title/>
          <svg:desc/>
        </draw:frame>
      </presentation:notes>
    </style:master-page>
    <style:master-page style:name="Master1-Layout3-secHead-Abschnitts" style:page-layout-name="pageLayout1" draw:style-name="a167">
      <draw:frame draw:id="id21" presentation:style-name="a170" draw:name="Titel 1" svg:x="0.90972in" svg:y="1.86979in" svg:width="11.5in" svg:height="3.11979in" presentation:class="title" presentation:placeholder="false">
        <draw:text-box>
          <text:p text:style-name="a169" text:class-names="" text:cond-style-name=""><text:span text:style-name="a168" text:class-names="">Titelmasterformat durch Klicken bearbeiten</text:span></text:p>
        </draw:text-box>
        <svg:title/>
        <svg:desc/>
      </draw:frame>
      <draw:frame draw:id="id22" presentation:style-name="a174" draw:name="Textplatzhalter 2" svg:x="0.90972in" svg:y="5.0191in" svg:width="11.5in" svg:height="1.64062in" presentation:class="outline" presentation:placeholder="false">
        <draw:text-box>
          <text:list text:style-name="a173">
            <text:list-item>
              <text:p text:style-name="a172" text:class-names="" text:cond-style-name=""><text:span text:style-name="a171" text:class-names="">Formatvorlagen des Textmasters bearbeiten</text:span></text:p>
            </text:list-item>
          </text:list>
        </draw:text-box>
        <svg:title/>
        <svg:desc/>
      </draw:frame>
      <draw:frame draw:id="id23" presentation:style-name="a178" draw:name="Datumsplatzhalter 3" svg:x="0.91667in" svg:y="6.95139in" svg:width="3in" svg:height="0.39931in" presentation:class="date-time" presentation:placeholder="false">
        <draw:text-box>
          <text:p text:style-name="a177" text:class-names="" text:cond-style-name=""><text:span text:style-name="a175" text:class-names=""><text:date text:fixed="false" style:data-style-name="a176">28.03.2020</text:date></text:span></text:p>
        </draw:text-box>
        <svg:title/>
        <svg:desc/>
      </draw:frame>
      <draw:frame draw:id="id24" presentation:style-name="a181" draw:name="Fußzeilenplatzhalter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Foliennummernplatzhalter 5" svg:x="9.41667in" svg:y="6.95139in" svg:width="3in" svg:height="0.39931in" presentation:class="page-number" presentation:placeholder="false">
        <draw:text-box>
          <text:p text:style-name="a183" text:class-names="" text:cond-style-name=""><text:span text:style-name="a182" text:class-names=""><text:page-number style:num-format="1" text:fixed="false">‹Nr.›</text:page-number></text:span></text:p>
        </draw:text-box>
        <svg:title/>
        <svg:desc/>
      </draw:frame>
      <presentation:notes style:page-layout-name="pageLayout2" draw:style-name="a214">
        <draw:frame draw:id="id5" presentation:style-name="a187" draw:name="Kopfzeilenplatzhalter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Datumsplatzhalter 2" svg:x="4.24826in" svg:y="0in" svg:width="3.25in" svg:height="0.50174in" presentation:class="date-time" presentation:placeholder="false">
          <draw:text-box>
            <text:p text:style-name="a190" text:class-names="" text:cond-style-name=""><text:span text:style-name="a188" text:class-names=""><text:date text:fixed="false" style:data-style-name="a189">28.03.2020</text:date></text:span></text:p>
          </draw:text-box>
          <svg:title/>
          <svg:desc/>
        </draw:frame>
        <draw:page-thumbnail svg:x="0.75in" svg:y="1.25in" svg:width="6in" svg:height="3.375in" presentation:class="page" draw:id="id7" presentation:style-name="a192" draw:name="Folienbildplatzhalter 3">
          <svg:title/>
          <svg:desc/>
        </draw:page-thumbnail>
        <draw:frame draw:id="id8" presentation:style-name="a207" draw:name="Notizenplatzhalter 4" svg:x="0.75in" svg:y="4.8125in" svg:width="6in" svg:height="3.9375in" presentation:class="notes" presentation:placeholder="false">
          <draw:text-box>
            <text:p text:style-name="a194" text:class-names="" text:cond-style-name=""><text:span text:style-name="a193" text:class-names="">Formatvorlagen des Textmasters bearbeiten</text:span></text:p>
            <text:list text:style-name="a197">
              <text:list-item>
                <text:list text:style-name="a197">
                  <text:list-item>
                    <text:p text:style-name="a196" text:class-names="" text:cond-style-name=""><text:span text:style-name="a195" text:class-names="">Zweite Ebene</text:span></text:p>
                  </text:list-item>
                </text:list>
              </text:list-item>
            </text:list>
            <text:list text:style-name="a200">
              <text:list-item>
                <text:list text:style-name="a200">
                  <text:list-item>
                    <text:list text:style-name="a200">
                      <text:list-item>
                        <text:p text:style-name="a199" text:class-names="" text:cond-style-name=""><text:span text:style-name="a198" text:class-names="">Dritte Ebene</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Vierte Ebene</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ünfte Ebene</text:span></text:p>
                              </text:list-item>
                            </text:list>
                          </text:list-item>
                        </text:list>
                      </text:list-item>
                    </text:list>
                  </text:list-item>
                </text:list>
              </text:list-item>
            </text:list>
          </draw:text-box>
          <svg:title/>
          <svg:desc/>
        </draw:frame>
        <draw:frame draw:id="id9" presentation:style-name="a210" draw:name="Fußzeilenplatzhalter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Foliennummernplatzhalter 6" svg:x="4.24826in" svg:y="9.49826in" svg:width="3.25in" svg:height="0.50174in" presentation:class="page-number" presentation:placeholder="false">
          <draw:text-box>
            <text:p text:style-name="a212" text:class-names="" text:cond-style-name=""><text:span text:style-name="a211" text:class-names=""><text:page-number style:num-format="1" text:fixed="false">‹Nr.›</text:page-number></text:span></text:p>
          </draw:text-box>
          <svg:title/>
          <svg:desc/>
        </draw:frame>
      </presentation:notes>
    </style:master-page>
    <style:master-page style:name="Master1-Layout4-twoObj-Zwei-Inhalte" style:page-layout-name="pageLayout1" draw:style-name="a215">
      <draw:frame draw:id="id26" presentation:style-name="a218" draw:name="Titel 1" svg:x="0.91667in" svg:y="0.39931in" svg:width="11.5in" svg:height="1.44965in" presentation:class="title" presentation:placeholder="false">
        <draw:text-box>
          <text:p text:style-name="a217" text:class-names="" text:cond-style-name=""><text:span text:style-name="a216" text:class-names="">Titelmasterformat durch Klicken bearbeiten</text:span></text:p>
        </draw:text-box>
        <svg:title/>
        <svg:desc/>
      </draw:frame>
      <draw:frame draw:id="id27" presentation:style-name="a234" draw:name="Inhaltsplatzhalter 2" svg:x="0.91667in" svg:y="1.99653in" svg:width="5.66667in" svg:height="4.75868in" presentation:class="object" presentation:placeholder="false">
        <draw:text-box>
          <text:list text:style-name="a221">
            <text:list-item>
              <text:p text:style-name="a220" text:class-names="" text:cond-style-name=""><text:span text:style-name="a219" text:class-names="">Formatvorlagen des Textmasters bearbeiten</text:span></text:p>
            </text:list-item>
          </text:list>
          <text:list text:style-name="a224">
            <text:list-item>
              <text:list text:style-name="a224">
                <text:list-item>
                  <text:p text:style-name="a223" text:class-names="" text:cond-style-name=""><text:span text:style-name="a222" text:class-names="">Zweite Ebene</text:span></text:p>
                </text:list-item>
              </text:list>
            </text:list-item>
          </text:list>
          <text:list text:style-name="a227">
            <text:list-item>
              <text:list text:style-name="a227">
                <text:list-item>
                  <text:list text:style-name="a227">
                    <text:list-item>
                      <text:p text:style-name="a226" text:class-names="" text:cond-style-name=""><text:span text:style-name="a225" text:class-names="">Dritte Ebene</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Vierte Ebene</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ünfte Ebene</text:span></text:p>
                            </text:list-item>
                          </text:list>
                        </text:list-item>
                      </text:list>
                    </text:list-item>
                  </text:list>
                </text:list-item>
              </text:list>
            </text:list-item>
          </text:list>
        </draw:text-box>
        <svg:title/>
        <svg:desc/>
      </draw:frame>
      <draw:frame draw:id="id28" presentation:style-name="a250" draw:name="Inhaltsplatzhalter 3" svg:x="6.75in" svg:y="1.99653in" svg:width="5.66667in" svg:height="4.75868in" presentation:class="object" presentation:placeholder="false">
        <draw:text-box>
          <text:list text:style-name="a237">
            <text:list-item>
              <text:p text:style-name="a236" text:class-names="" text:cond-style-name=""><text:span text:style-name="a235" text:class-names="">Formatvorlagen des Textmasters bearbeiten</text:span></text:p>
            </text:list-item>
          </text:list>
          <text:list text:style-name="a240">
            <text:list-item>
              <text:list text:style-name="a240">
                <text:list-item>
                  <text:p text:style-name="a239" text:class-names="" text:cond-style-name=""><text:span text:style-name="a238" text:class-names="">Zweite Ebene</text:span></text:p>
                </text:list-item>
              </text:list>
            </text:list-item>
          </text:list>
          <text:list text:style-name="a243">
            <text:list-item>
              <text:list text:style-name="a243">
                <text:list-item>
                  <text:list text:style-name="a243">
                    <text:list-item>
                      <text:p text:style-name="a242" text:class-names="" text:cond-style-name=""><text:span text:style-name="a241" text:class-names="">Dritte Ebene</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Vierte Ebene</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ünfte Ebene</text:span></text:p>
                            </text:list-item>
                          </text:list>
                        </text:list-item>
                      </text:list>
                    </text:list-item>
                  </text:list>
                </text:list-item>
              </text:list>
            </text:list-item>
          </text:list>
        </draw:text-box>
        <svg:title/>
        <svg:desc/>
      </draw:frame>
      <draw:frame draw:id="id29" presentation:style-name="a254" draw:name="Datumsplatzhalter 4" svg:x="0.91667in" svg:y="6.95139in" svg:width="3in" svg:height="0.39931in" presentation:class="date-time" presentation:placeholder="false">
        <draw:text-box>
          <text:p text:style-name="a253" text:class-names="" text:cond-style-name=""><text:span text:style-name="a251" text:class-names=""><text:date text:fixed="false" style:data-style-name="a252">28.03.2020</text:date></text:span></text:p>
        </draw:text-box>
        <svg:title/>
        <svg:desc/>
      </draw:frame>
      <draw:frame draw:id="id30" presentation:style-name="a257" draw:name="Fußzeilenplatzhalter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Foliennummernplatzhalter 6" svg:x="9.41667in" svg:y="6.95139in" svg:width="3in" svg:height="0.39931in" presentation:class="page-number" presentation:placeholder="false">
        <draw:text-box>
          <text:p text:style-name="a259" text:class-names="" text:cond-style-name=""><text:span text:style-name="a258" text:class-names=""><text:page-number style:num-format="1" text:fixed="false">‹Nr.›</text:page-number></text:span></text:p>
        </draw:text-box>
        <svg:title/>
        <svg:desc/>
      </draw:frame>
      <presentation:notes style:page-layout-name="pageLayout2" draw:style-name="a290">
        <draw:frame draw:id="id5" presentation:style-name="a263" draw:name="Kopfzeilenplatzhalter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Datumsplatzhalter 2" svg:x="4.24826in" svg:y="0in" svg:width="3.25in" svg:height="0.50174in" presentation:class="date-time" presentation:placeholder="false">
          <draw:text-box>
            <text:p text:style-name="a266" text:class-names="" text:cond-style-name=""><text:span text:style-name="a264" text:class-names=""><text:date text:fixed="false" style:data-style-name="a265">28.03.2020</text:date></text:span></text:p>
          </draw:text-box>
          <svg:title/>
          <svg:desc/>
        </draw:frame>
        <draw:page-thumbnail svg:x="0.75in" svg:y="1.25in" svg:width="6in" svg:height="3.375in" presentation:class="page" draw:id="id7" presentation:style-name="a268" draw:name="Folienbildplatzhalter 3">
          <svg:title/>
          <svg:desc/>
        </draw:page-thumbnail>
        <draw:frame draw:id="id8" presentation:style-name="a283" draw:name="Notizenplatzhalter 4" svg:x="0.75in" svg:y="4.8125in" svg:width="6in" svg:height="3.9375in" presentation:class="notes" presentation:placeholder="false">
          <draw:text-box>
            <text:p text:style-name="a270" text:class-names="" text:cond-style-name=""><text:span text:style-name="a269" text:class-names="">Formatvorlagen des Textmasters bearbeiten</text:span></text:p>
            <text:list text:style-name="a273">
              <text:list-item>
                <text:list text:style-name="a273">
                  <text:list-item>
                    <text:p text:style-name="a272" text:class-names="" text:cond-style-name=""><text:span text:style-name="a271" text:class-names="">Zweite Ebene</text:span></text:p>
                  </text:list-item>
                </text:list>
              </text:list-item>
            </text:list>
            <text:list text:style-name="a276">
              <text:list-item>
                <text:list text:style-name="a276">
                  <text:list-item>
                    <text:list text:style-name="a276">
                      <text:list-item>
                        <text:p text:style-name="a275" text:class-names="" text:cond-style-name=""><text:span text:style-name="a274" text:class-names="">Dritte Ebene</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Vierte Ebene</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ünfte Ebene</text:span></text:p>
                              </text:list-item>
                            </text:list>
                          </text:list-item>
                        </text:list>
                      </text:list-item>
                    </text:list>
                  </text:list-item>
                </text:list>
              </text:list-item>
            </text:list>
          </draw:text-box>
          <svg:title/>
          <svg:desc/>
        </draw:frame>
        <draw:frame draw:id="id9" presentation:style-name="a286" draw:name="Fußzeilenplatzhalt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Foliennummernplatzhalter 6" svg:x="4.24826in" svg:y="9.49826in" svg:width="3.25in" svg:height="0.50174in" presentation:class="page-number" presentation:placeholder="false">
          <draw:text-box>
            <text:p text:style-name="a288" text:class-names="" text:cond-style-name=""><text:span text:style-name="a287" text:class-names=""><text:page-number style:num-format="1" text:fixed="false">‹Nr.›</text:page-number></text:span></text:p>
          </draw:text-box>
          <svg:title/>
          <svg:desc/>
        </draw:frame>
      </presentation:notes>
    </style:master-page>
    <style:master-page style:name="Master1-Layout5-twoTxTwoObj-Vergleich" style:page-layout-name="pageLayout1" draw:style-name="a291">
      <draw:frame draw:id="id32" presentation:style-name="a294" draw:name="Titel 1" svg:x="0.9184in" svg:y="0.39931in" svg:width="11.5in" svg:height="1.44965in" presentation:class="title" presentation:placeholder="false">
        <draw:text-box>
          <text:p text:style-name="a293" text:class-names="" text:cond-style-name=""><text:span text:style-name="a292" text:class-names="">Titelmasterformat durch Klicken bearbeiten</text:span></text:p>
        </draw:text-box>
        <svg:title/>
        <svg:desc/>
      </draw:frame>
      <draw:frame draw:id="id33" presentation:style-name="a298" draw:name="Textplatzhalter 2" svg:x="0.9184in" svg:y="1.83854in" svg:width="5.64062in" svg:height="0.90104in" presentation:class="outline" presentation:placeholder="false">
        <draw:text-box>
          <text:list text:style-name="a297">
            <text:list-item>
              <text:p text:style-name="a296" text:class-names="" text:cond-style-name=""><text:span text:style-name="a295" text:class-names="">Formatvorlagen des Textmasters bearbeiten</text:span></text:p>
            </text:list-item>
          </text:list>
        </draw:text-box>
        <svg:title/>
        <svg:desc/>
      </draw:frame>
      <draw:frame draw:id="id34" presentation:style-name="a314" draw:name="Inhaltsplatzhalter 3" svg:x="0.9184in" svg:y="2.73958in" svg:width="5.64062in" svg:height="4.02951in" presentation:class="object" presentation:placeholder="false">
        <draw:text-box>
          <text:list text:style-name="a301">
            <text:list-item>
              <text:p text:style-name="a300" text:class-names="" text:cond-style-name=""><text:span text:style-name="a299" text:class-names="">Formatvorlagen des Textmasters bearbeiten</text:span></text:p>
            </text:list-item>
          </text:list>
          <text:list text:style-name="a304">
            <text:list-item>
              <text:list text:style-name="a304">
                <text:list-item>
                  <text:p text:style-name="a303" text:class-names="" text:cond-style-name=""><text:span text:style-name="a302" text:class-names="">Zweite Ebene</text:span></text:p>
                </text:list-item>
              </text:list>
            </text:list-item>
          </text:list>
          <text:list text:style-name="a307">
            <text:list-item>
              <text:list text:style-name="a307">
                <text:list-item>
                  <text:list text:style-name="a307">
                    <text:list-item>
                      <text:p text:style-name="a306" text:class-names="" text:cond-style-name=""><text:span text:style-name="a305" text:class-names="">Dritte Ebene</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Vierte Ebene</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ünfte Ebene</text:span></text:p>
                            </text:list-item>
                          </text:list>
                        </text:list-item>
                      </text:list>
                    </text:list-item>
                  </text:list>
                </text:list-item>
              </text:list>
            </text:list-item>
          </text:list>
        </draw:text-box>
        <svg:title/>
        <svg:desc/>
      </draw:frame>
      <draw:frame draw:id="id35" presentation:style-name="a318" draw:name="Textplatzhalter 4" svg:x="6.75in" svg:y="1.83854in" svg:width="5.6684in" svg:height="0.90104in" presentation:class="outline" presentation:placeholder="false">
        <draw:text-box>
          <text:list text:style-name="a317">
            <text:list-item>
              <text:p text:style-name="a316" text:class-names="" text:cond-style-name=""><text:span text:style-name="a315" text:class-names="">Formatvorlagen des Textmasters bearbeiten</text:span></text:p>
            </text:list-item>
          </text:list>
        </draw:text-box>
        <svg:title/>
        <svg:desc/>
      </draw:frame>
      <draw:frame draw:id="id36" presentation:style-name="a334" draw:name="Inhaltsplatzhalter 5" svg:x="6.75in" svg:y="2.73958in" svg:width="5.6684in" svg:height="4.02951in" presentation:class="object" presentation:placeholder="false">
        <draw:text-box>
          <text:list text:style-name="a321">
            <text:list-item>
              <text:p text:style-name="a320" text:class-names="" text:cond-style-name=""><text:span text:style-name="a319" text:class-names="">Formatvorlagen des Textmasters bearbeiten</text:span></text:p>
            </text:list-item>
          </text:list>
          <text:list text:style-name="a324">
            <text:list-item>
              <text:list text:style-name="a324">
                <text:list-item>
                  <text:p text:style-name="a323" text:class-names="" text:cond-style-name=""><text:span text:style-name="a322" text:class-names="">Zweite Ebene</text:span></text:p>
                </text:list-item>
              </text:list>
            </text:list-item>
          </text:list>
          <text:list text:style-name="a327">
            <text:list-item>
              <text:list text:style-name="a327">
                <text:list-item>
                  <text:list text:style-name="a327">
                    <text:list-item>
                      <text:p text:style-name="a326" text:class-names="" text:cond-style-name=""><text:span text:style-name="a325" text:class-names="">Dritte Ebene</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Vierte Ebene</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ünfte Ebene</text:span></text:p>
                            </text:list-item>
                          </text:list>
                        </text:list-item>
                      </text:list>
                    </text:list-item>
                  </text:list>
                </text:list-item>
              </text:list>
            </text:list-item>
          </text:list>
        </draw:text-box>
        <svg:title/>
        <svg:desc/>
      </draw:frame>
      <draw:frame draw:id="id37" presentation:style-name="a338" draw:name="Datumsplatzhalter 6" svg:x="0.91667in" svg:y="6.95139in" svg:width="3in" svg:height="0.39931in" presentation:class="date-time" presentation:placeholder="false">
        <draw:text-box>
          <text:p text:style-name="a337" text:class-names="" text:cond-style-name=""><text:span text:style-name="a335" text:class-names=""><text:date text:fixed="false" style:data-style-name="a336">28.03.2020</text:date></text:span></text:p>
        </draw:text-box>
        <svg:title/>
        <svg:desc/>
      </draw:frame>
      <draw:frame draw:id="id38" presentation:style-name="a341" draw:name="Fußzeilenplatzhalter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Foliennummernplatzhalter 8" svg:x="9.41667in" svg:y="6.95139in" svg:width="3in" svg:height="0.39931in" presentation:class="page-number" presentation:placeholder="false">
        <draw:text-box>
          <text:p text:style-name="a343" text:class-names="" text:cond-style-name=""><text:span text:style-name="a342" text:class-names=""><text:page-number style:num-format="1" text:fixed="false">‹Nr.›</text:page-number></text:span></text:p>
        </draw:text-box>
        <svg:title/>
        <svg:desc/>
      </draw:frame>
      <presentation:notes style:page-layout-name="pageLayout2" draw:style-name="a374">
        <draw:frame draw:id="id5" presentation:style-name="a347" draw:name="Kopfzeilenplatzhalter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Datumsplatzhalter 2" svg:x="4.24826in" svg:y="0in" svg:width="3.25in" svg:height="0.50174in" presentation:class="date-time" presentation:placeholder="false">
          <draw:text-box>
            <text:p text:style-name="a350" text:class-names="" text:cond-style-name=""><text:span text:style-name="a348" text:class-names=""><text:date text:fixed="false" style:data-style-name="a349">28.03.2020</text:date></text:span></text:p>
          </draw:text-box>
          <svg:title/>
          <svg:desc/>
        </draw:frame>
        <draw:page-thumbnail svg:x="0.75in" svg:y="1.25in" svg:width="6in" svg:height="3.375in" presentation:class="page" draw:id="id7" presentation:style-name="a352" draw:name="Folienbildplatzhalter 3">
          <svg:title/>
          <svg:desc/>
        </draw:page-thumbnail>
        <draw:frame draw:id="id8" presentation:style-name="a367" draw:name="Notizenplatzhalter 4" svg:x="0.75in" svg:y="4.8125in" svg:width="6in" svg:height="3.9375in" presentation:class="notes" presentation:placeholder="false">
          <draw:text-box>
            <text:p text:style-name="a354" text:class-names="" text:cond-style-name=""><text:span text:style-name="a353" text:class-names="">Formatvorlagen des Textmasters bearbeiten</text:span></text:p>
            <text:list text:style-name="a357">
              <text:list-item>
                <text:list text:style-name="a357">
                  <text:list-item>
                    <text:p text:style-name="a356" text:class-names="" text:cond-style-name=""><text:span text:style-name="a355" text:class-names="">Zweite Ebene</text:span></text:p>
                  </text:list-item>
                </text:list>
              </text:list-item>
            </text:list>
            <text:list text:style-name="a360">
              <text:list-item>
                <text:list text:style-name="a360">
                  <text:list-item>
                    <text:list text:style-name="a360">
                      <text:list-item>
                        <text:p text:style-name="a359" text:class-names="" text:cond-style-name=""><text:span text:style-name="a358" text:class-names="">Dritte Ebene</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Vierte Ebene</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ünfte Ebene</text:span></text:p>
                              </text:list-item>
                            </text:list>
                          </text:list-item>
                        </text:list>
                      </text:list-item>
                    </text:list>
                  </text:list-item>
                </text:list>
              </text:list-item>
            </text:list>
          </draw:text-box>
          <svg:title/>
          <svg:desc/>
        </draw:frame>
        <draw:frame draw:id="id9" presentation:style-name="a370" draw:name="Fußzeilenplatzhalter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Foliennummernplatzhalter 6" svg:x="4.24826in" svg:y="9.49826in" svg:width="3.25in" svg:height="0.50174in" presentation:class="page-number" presentation:placeholder="false">
          <draw:text-box>
            <text:p text:style-name="a372" text:class-names="" text:cond-style-name=""><text:span text:style-name="a371" text:class-names=""><text:page-number style:num-format="1" text:fixed="false">‹Nr.›</text:page-number></text:span></text:p>
          </draw:text-box>
          <svg:title/>
          <svg:desc/>
        </draw:frame>
      </presentation:notes>
    </style:master-page>
    <style:master-page style:name="Master1-Layout6-titleOnly-Nur-Titel" style:page-layout-name="pageLayout1" draw:style-name="a375">
      <draw:frame draw:id="id40" presentation:style-name="a378" draw:name="Titel 1" svg:x="0.91667in" svg:y="0.39931in" svg:width="11.5in" svg:height="1.44965in" presentation:class="title" presentation:placeholder="false">
        <draw:text-box>
          <text:p text:style-name="a377" text:class-names="" text:cond-style-name=""><text:span text:style-name="a376" text:class-names="">Titelmasterformat durch Klicken bearbeiten</text:span></text:p>
        </draw:text-box>
        <svg:title/>
        <svg:desc/>
      </draw:frame>
      <draw:frame draw:id="id41" presentation:style-name="a382" draw:name="Datumsplatzhalter 2" svg:x="0.91667in" svg:y="6.95139in" svg:width="3in" svg:height="0.39931in" presentation:class="date-time" presentation:placeholder="false">
        <draw:text-box>
          <text:p text:style-name="a381" text:class-names="" text:cond-style-name=""><text:span text:style-name="a379" text:class-names=""><text:date text:fixed="false" style:data-style-name="a380">28.03.2020</text:date></text:span></text:p>
        </draw:text-box>
        <svg:title/>
        <svg:desc/>
      </draw:frame>
      <draw:frame draw:id="id42" presentation:style-name="a385" draw:name="Fußzeilenplatzhalter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Foliennummernplatzhalter 4" svg:x="9.41667in" svg:y="6.95139in" svg:width="3in" svg:height="0.39931in" presentation:class="page-number" presentation:placeholder="false">
        <draw:text-box>
          <text:p text:style-name="a387" text:class-names="" text:cond-style-name=""><text:span text:style-name="a386" text:class-names=""><text:page-number style:num-format="1" text:fixed="false">‹Nr.›</text:page-number></text:span></text:p>
        </draw:text-box>
        <svg:title/>
        <svg:desc/>
      </draw:frame>
      <presentation:notes style:page-layout-name="pageLayout2" draw:style-name="a418">
        <draw:frame draw:id="id5" presentation:style-name="a391" draw:name="Kopfzeilenplatzhalter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Datumsplatzhalter 2" svg:x="4.24826in" svg:y="0in" svg:width="3.25in" svg:height="0.50174in" presentation:class="date-time" presentation:placeholder="false">
          <draw:text-box>
            <text:p text:style-name="a394" text:class-names="" text:cond-style-name=""><text:span text:style-name="a392" text:class-names=""><text:date text:fixed="false" style:data-style-name="a393">28.03.2020</text:date></text:span></text:p>
          </draw:text-box>
          <svg:title/>
          <svg:desc/>
        </draw:frame>
        <draw:page-thumbnail svg:x="0.75in" svg:y="1.25in" svg:width="6in" svg:height="3.375in" presentation:class="page" draw:id="id7" presentation:style-name="a396" draw:name="Folienbildplatzhalter 3">
          <svg:title/>
          <svg:desc/>
        </draw:page-thumbnail>
        <draw:frame draw:id="id8" presentation:style-name="a411" draw:name="Notizenplatzhalter 4" svg:x="0.75in" svg:y="4.8125in" svg:width="6in" svg:height="3.9375in" presentation:class="notes" presentation:placeholder="false">
          <draw:text-box>
            <text:p text:style-name="a398" text:class-names="" text:cond-style-name=""><text:span text:style-name="a397" text:class-names="">Formatvorlagen des Textmasters bearbeiten</text:span></text:p>
            <text:list text:style-name="a401">
              <text:list-item>
                <text:list text:style-name="a401">
                  <text:list-item>
                    <text:p text:style-name="a400" text:class-names="" text:cond-style-name=""><text:span text:style-name="a399" text:class-names="">Zweite Ebene</text:span></text:p>
                  </text:list-item>
                </text:list>
              </text:list-item>
            </text:list>
            <text:list text:style-name="a404">
              <text:list-item>
                <text:list text:style-name="a404">
                  <text:list-item>
                    <text:list text:style-name="a404">
                      <text:list-item>
                        <text:p text:style-name="a403" text:class-names="" text:cond-style-name=""><text:span text:style-name="a402" text:class-names="">Dritte Ebene</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Vierte Ebene</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ünfte Ebene</text:span></text:p>
                              </text:list-item>
                            </text:list>
                          </text:list-item>
                        </text:list>
                      </text:list-item>
                    </text:list>
                  </text:list-item>
                </text:list>
              </text:list-item>
            </text:list>
          </draw:text-box>
          <svg:title/>
          <svg:desc/>
        </draw:frame>
        <draw:frame draw:id="id9" presentation:style-name="a414" draw:name="Fußzeilenplatzhalter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Foliennummernplatzhalter 6" svg:x="4.24826in" svg:y="9.49826in" svg:width="3.25in" svg:height="0.50174in" presentation:class="page-number" presentation:placeholder="false">
          <draw:text-box>
            <text:p text:style-name="a416" text:class-names="" text:cond-style-name=""><text:span text:style-name="a415" text:class-names=""><text:page-number style:num-format="1" text:fixed="false">‹Nr.›</text:page-number></text:span></text:p>
          </draw:text-box>
          <svg:title/>
          <svg:desc/>
        </draw:frame>
      </presentation:notes>
    </style:master-page>
    <style:master-page style:name="Master1-Layout7-blank-Leer" style:page-layout-name="pageLayout1" draw:style-name="a419">
      <draw:frame draw:id="id44" presentation:style-name="a423" draw:name="Datumsplatzhalter 1" svg:x="0.91667in" svg:y="6.95139in" svg:width="3in" svg:height="0.39931in" presentation:class="date-time" presentation:placeholder="false">
        <draw:text-box>
          <text:p text:style-name="a422" text:class-names="" text:cond-style-name=""><text:span text:style-name="a420" text:class-names=""><text:date text:fixed="false" style:data-style-name="a421">28.03.2020</text:date></text:span></text:p>
        </draw:text-box>
        <svg:title/>
        <svg:desc/>
      </draw:frame>
      <draw:frame draw:id="id45" presentation:style-name="a426" draw:name="Fußzeilenplatzhalter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Foliennummernplatzhalter 3" svg:x="9.41667in" svg:y="6.95139in" svg:width="3in" svg:height="0.39931in" presentation:class="page-number" presentation:placeholder="false">
        <draw:text-box>
          <text:p text:style-name="a428" text:class-names="" text:cond-style-name=""><text:span text:style-name="a427" text:class-names=""><text:page-number style:num-format="1" text:fixed="false">‹Nr.›</text:page-number></text:span></text:p>
        </draw:text-box>
        <svg:title/>
        <svg:desc/>
      </draw:frame>
      <presentation:notes style:page-layout-name="pageLayout2" draw:style-name="a459">
        <draw:frame draw:id="id5" presentation:style-name="a432" draw:name="Kopfzeilenplatzhalter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Datumsplatzhalter 2" svg:x="4.24826in" svg:y="0in" svg:width="3.25in" svg:height="0.50174in" presentation:class="date-time" presentation:placeholder="false">
          <draw:text-box>
            <text:p text:style-name="a435" text:class-names="" text:cond-style-name=""><text:span text:style-name="a433" text:class-names=""><text:date text:fixed="false" style:data-style-name="a434">28.03.2020</text:date></text:span></text:p>
          </draw:text-box>
          <svg:title/>
          <svg:desc/>
        </draw:frame>
        <draw:page-thumbnail svg:x="0.75in" svg:y="1.25in" svg:width="6in" svg:height="3.375in" presentation:class="page" draw:id="id7" presentation:style-name="a437" draw:name="Folienbildplatzhalter 3">
          <svg:title/>
          <svg:desc/>
        </draw:page-thumbnail>
        <draw:frame draw:id="id8" presentation:style-name="a452" draw:name="Notizenplatzhalter 4" svg:x="0.75in" svg:y="4.8125in" svg:width="6in" svg:height="3.9375in" presentation:class="notes" presentation:placeholder="false">
          <draw:text-box>
            <text:p text:style-name="a439" text:class-names="" text:cond-style-name=""><text:span text:style-name="a438" text:class-names="">Formatvorlagen des Textmasters bearbeiten</text:span></text:p>
            <text:list text:style-name="a442">
              <text:list-item>
                <text:list text:style-name="a442">
                  <text:list-item>
                    <text:p text:style-name="a441" text:class-names="" text:cond-style-name=""><text:span text:style-name="a440" text:class-names="">Zweite Ebene</text:span></text:p>
                  </text:list-item>
                </text:list>
              </text:list-item>
            </text:list>
            <text:list text:style-name="a445">
              <text:list-item>
                <text:list text:style-name="a445">
                  <text:list-item>
                    <text:list text:style-name="a445">
                      <text:list-item>
                        <text:p text:style-name="a444" text:class-names="" text:cond-style-name=""><text:span text:style-name="a443" text:class-names="">Dritte Ebene</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Vierte Ebene</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ünfte Ebene</text:span></text:p>
                              </text:list-item>
                            </text:list>
                          </text:list-item>
                        </text:list>
                      </text:list-item>
                    </text:list>
                  </text:list-item>
                </text:list>
              </text:list-item>
            </text:list>
          </draw:text-box>
          <svg:title/>
          <svg:desc/>
        </draw:frame>
        <draw:frame draw:id="id9" presentation:style-name="a455" draw:name="Fußzeilenplatzhalter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Foliennummernplatzhalter 6" svg:x="4.24826in" svg:y="9.49826in" svg:width="3.25in" svg:height="0.50174in" presentation:class="page-number" presentation:placeholder="false">
          <draw:text-box>
            <text:p text:style-name="a457" text:class-names="" text:cond-style-name=""><text:span text:style-name="a456" text:class-names=""><text:page-number style:num-format="1" text:fixed="false">‹Nr.›</text:page-number></text:span></text:p>
          </draw:text-box>
          <svg:title/>
          <svg:desc/>
        </draw:frame>
      </presentation:notes>
    </style:master-page>
    <style:master-page style:name="Master1-Layout8-objTx-Inhalt-mit-Überschrift" style:page-layout-name="pageLayout1" draw:style-name="a460">
      <draw:frame draw:id="id47" presentation:style-name="a463" draw:name="Titel 1" svg:x="0.9184in" svg:y="0.5in" svg:width="4.30035in" svg:height="1.75in" presentation:class="title" presentation:placeholder="false">
        <draw:text-box>
          <text:p text:style-name="a462" text:class-names="" text:cond-style-name=""><text:span text:style-name="a461" text:class-names="">Titelmasterformat durch Klicken bearbeiten</text:span></text:p>
        </draw:text-box>
        <svg:title/>
        <svg:desc/>
      </draw:frame>
      <draw:frame draw:id="id48" presentation:style-name="a479" draw:name="Inhaltsplatzhalter 2" svg:x="5.6684in" svg:y="1.07986in" svg:width="6.75in" svg:height="5.32986in" presentation:class="object" presentation:placeholder="false">
        <draw:text-box>
          <text:list text:style-name="a466">
            <text:list-item>
              <text:p text:style-name="a465" text:class-names="" text:cond-style-name=""><text:span text:style-name="a464" text:class-names="">Formatvorlagen des Textmasters bearbeiten</text:span></text:p>
            </text:list-item>
          </text:list>
          <text:list text:style-name="a469">
            <text:list-item>
              <text:list text:style-name="a469">
                <text:list-item>
                  <text:p text:style-name="a468" text:class-names="" text:cond-style-name=""><text:span text:style-name="a467" text:class-names="">Zweite Ebene</text:span></text:p>
                </text:list-item>
              </text:list>
            </text:list-item>
          </text:list>
          <text:list text:style-name="a472">
            <text:list-item>
              <text:list text:style-name="a472">
                <text:list-item>
                  <text:list text:style-name="a472">
                    <text:list-item>
                      <text:p text:style-name="a471" text:class-names="" text:cond-style-name=""><text:span text:style-name="a470" text:class-names="">Dritte Ebene</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Vierte Ebene</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ünfte Ebene</text:span></text:p>
                            </text:list-item>
                          </text:list>
                        </text:list-item>
                      </text:list>
                    </text:list-item>
                  </text:list>
                </text:list-item>
              </text:list>
            </text:list-item>
          </text:list>
        </draw:text-box>
        <svg:title/>
        <svg:desc/>
      </draw:frame>
      <draw:frame draw:id="id49" presentation:style-name="a483" draw:name="Textplatzhalter 3" svg:x="0.9184in" svg:y="2.25in" svg:width="4.30035in" svg:height="4.1684in" presentation:class="outline" presentation:placeholder="false">
        <draw:text-box>
          <text:list text:style-name="a482">
            <text:list-item>
              <text:p text:style-name="a481" text:class-names="" text:cond-style-name=""><text:span text:style-name="a480" text:class-names="">Formatvorlagen des Textmasters bearbeiten</text:span></text:p>
            </text:list-item>
          </text:list>
        </draw:text-box>
        <svg:title/>
        <svg:desc/>
      </draw:frame>
      <draw:frame draw:id="id50" presentation:style-name="a487" draw:name="Datumsplatzhalter 4" svg:x="0.91667in" svg:y="6.95139in" svg:width="3in" svg:height="0.39931in" presentation:class="date-time" presentation:placeholder="false">
        <draw:text-box>
          <text:p text:style-name="a486" text:class-names="" text:cond-style-name=""><text:span text:style-name="a484" text:class-names=""><text:date text:fixed="false" style:data-style-name="a485">28.03.2020</text:date></text:span></text:p>
        </draw:text-box>
        <svg:title/>
        <svg:desc/>
      </draw:frame>
      <draw:frame draw:id="id51" presentation:style-name="a490" draw:name="Fußzeilenplatzhalter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Foliennummernplatzhalter 6" svg:x="9.41667in" svg:y="6.95139in" svg:width="3in" svg:height="0.39931in" presentation:class="page-number" presentation:placeholder="false">
        <draw:text-box>
          <text:p text:style-name="a492" text:class-names="" text:cond-style-name=""><text:span text:style-name="a491" text:class-names=""><text:page-number style:num-format="1" text:fixed="false">‹Nr.›</text:page-number></text:span></text:p>
        </draw:text-box>
        <svg:title/>
        <svg:desc/>
      </draw:frame>
      <presentation:notes style:page-layout-name="pageLayout2" draw:style-name="a523">
        <draw:frame draw:id="id5" presentation:style-name="a496" draw:name="Kopfzeilenplatzhalter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Datumsplatzhalter 2" svg:x="4.24826in" svg:y="0in" svg:width="3.25in" svg:height="0.50174in" presentation:class="date-time" presentation:placeholder="false">
          <draw:text-box>
            <text:p text:style-name="a499" text:class-names="" text:cond-style-name=""><text:span text:style-name="a497" text:class-names=""><text:date text:fixed="false" style:data-style-name="a498">28.03.2020</text:date></text:span></text:p>
          </draw:text-box>
          <svg:title/>
          <svg:desc/>
        </draw:frame>
        <draw:page-thumbnail svg:x="0.75in" svg:y="1.25in" svg:width="6in" svg:height="3.375in" presentation:class="page" draw:id="id7" presentation:style-name="a501" draw:name="Folienbildplatzhalter 3">
          <svg:title/>
          <svg:desc/>
        </draw:page-thumbnail>
        <draw:frame draw:id="id8" presentation:style-name="a516" draw:name="Notizenplatzhalter 4" svg:x="0.75in" svg:y="4.8125in" svg:width="6in" svg:height="3.9375in" presentation:class="notes" presentation:placeholder="false">
          <draw:text-box>
            <text:p text:style-name="a503" text:class-names="" text:cond-style-name=""><text:span text:style-name="a502" text:class-names="">Formatvorlagen des Textmasters bearbeiten</text:span></text:p>
            <text:list text:style-name="a506">
              <text:list-item>
                <text:list text:style-name="a506">
                  <text:list-item>
                    <text:p text:style-name="a505" text:class-names="" text:cond-style-name=""><text:span text:style-name="a504" text:class-names="">Zweite Ebene</text:span></text:p>
                  </text:list-item>
                </text:list>
              </text:list-item>
            </text:list>
            <text:list text:style-name="a509">
              <text:list-item>
                <text:list text:style-name="a509">
                  <text:list-item>
                    <text:list text:style-name="a509">
                      <text:list-item>
                        <text:p text:style-name="a508" text:class-names="" text:cond-style-name=""><text:span text:style-name="a507" text:class-names="">Dritte Ebene</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Vierte Ebene</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ünfte Ebene</text:span></text:p>
                              </text:list-item>
                            </text:list>
                          </text:list-item>
                        </text:list>
                      </text:list-item>
                    </text:list>
                  </text:list-item>
                </text:list>
              </text:list-item>
            </text:list>
          </draw:text-box>
          <svg:title/>
          <svg:desc/>
        </draw:frame>
        <draw:frame draw:id="id9" presentation:style-name="a519" draw:name="Fußzeilenplatzhalter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Foliennummernplatzhalter 6" svg:x="4.24826in" svg:y="9.49826in" svg:width="3.25in" svg:height="0.50174in" presentation:class="page-number" presentation:placeholder="false">
          <draw:text-box>
            <text:p text:style-name="a521" text:class-names="" text:cond-style-name=""><text:span text:style-name="a520" text:class-names=""><text:page-number style:num-format="1" text:fixed="false">‹Nr.›</text:page-number></text:span></text:p>
          </draw:text-box>
          <svg:title/>
          <svg:desc/>
        </draw:frame>
      </presentation:notes>
    </style:master-page>
    <style:master-page style:name="Master1-Layout9-picTx-Bild-mit-Überschrift" style:page-layout-name="pageLayout1" draw:style-name="a524">
      <draw:frame draw:id="id53" presentation:style-name="a527" draw:name="Titel 1" svg:x="0.9184in" svg:y="0.5in" svg:width="4.30035in" svg:height="1.75in" presentation:class="title" presentation:placeholder="false">
        <draw:text-box>
          <text:p text:style-name="a526" text:class-names="" text:cond-style-name=""><text:span text:style-name="a525" text:class-names="">Titelmasterformat durch Klicken bearbeiten</text:span></text:p>
        </draw:text-box>
        <svg:title/>
        <svg:desc/>
      </draw:frame>
      <draw:frame draw:id="id54" presentation:style-name="a530" draw:name="Bildplatzhalter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Textplatzhalter 3" svg:x="0.9184in" svg:y="2.25in" svg:width="4.30035in" svg:height="4.1684in" presentation:class="outline" presentation:placeholder="false">
        <draw:text-box>
          <text:list text:style-name="a533">
            <text:list-item>
              <text:p text:style-name="a532" text:class-names="" text:cond-style-name=""><text:span text:style-name="a531" text:class-names="">Formatvorlagen des Textmasters bearbeiten</text:span></text:p>
            </text:list-item>
          </text:list>
        </draw:text-box>
        <svg:title/>
        <svg:desc/>
      </draw:frame>
      <draw:frame draw:id="id56" presentation:style-name="a538" draw:name="Datumsplatzhalter 4" svg:x="0.91667in" svg:y="6.95139in" svg:width="3in" svg:height="0.39931in" presentation:class="date-time" presentation:placeholder="false">
        <draw:text-box>
          <text:p text:style-name="a537" text:class-names="" text:cond-style-name=""><text:span text:style-name="a535" text:class-names=""><text:date text:fixed="false" style:data-style-name="a536">28.03.2020</text:date></text:span></text:p>
        </draw:text-box>
        <svg:title/>
        <svg:desc/>
      </draw:frame>
      <draw:frame draw:id="id57" presentation:style-name="a541" draw:name="Fußzeilenplatzhalter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Foliennummernplatzhalter 6" svg:x="9.41667in" svg:y="6.95139in" svg:width="3in" svg:height="0.39931in" presentation:class="page-number" presentation:placeholder="false">
        <draw:text-box>
          <text:p text:style-name="a543" text:class-names="" text:cond-style-name=""><text:span text:style-name="a542" text:class-names=""><text:page-number style:num-format="1" text:fixed="false">‹Nr.›</text:page-number></text:span></text:p>
        </draw:text-box>
        <svg:title/>
        <svg:desc/>
      </draw:frame>
      <presentation:notes style:page-layout-name="pageLayout2" draw:style-name="a574">
        <draw:frame draw:id="id5" presentation:style-name="a547" draw:name="Kopfzeilenplatzhalter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Datumsplatzhalter 2" svg:x="4.24826in" svg:y="0in" svg:width="3.25in" svg:height="0.50174in" presentation:class="date-time" presentation:placeholder="false">
          <draw:text-box>
            <text:p text:style-name="a550" text:class-names="" text:cond-style-name=""><text:span text:style-name="a548" text:class-names=""><text:date text:fixed="false" style:data-style-name="a549">28.03.2020</text:date></text:span></text:p>
          </draw:text-box>
          <svg:title/>
          <svg:desc/>
        </draw:frame>
        <draw:page-thumbnail svg:x="0.75in" svg:y="1.25in" svg:width="6in" svg:height="3.375in" presentation:class="page" draw:id="id7" presentation:style-name="a552" draw:name="Folienbildplatzhalter 3">
          <svg:title/>
          <svg:desc/>
        </draw:page-thumbnail>
        <draw:frame draw:id="id8" presentation:style-name="a567" draw:name="Notizenplatzhalter 4" svg:x="0.75in" svg:y="4.8125in" svg:width="6in" svg:height="3.9375in" presentation:class="notes" presentation:placeholder="false">
          <draw:text-box>
            <text:p text:style-name="a554" text:class-names="" text:cond-style-name=""><text:span text:style-name="a553" text:class-names="">Formatvorlagen des Textmasters bearbeiten</text:span></text:p>
            <text:list text:style-name="a557">
              <text:list-item>
                <text:list text:style-name="a557">
                  <text:list-item>
                    <text:p text:style-name="a556" text:class-names="" text:cond-style-name=""><text:span text:style-name="a555" text:class-names="">Zweite Ebene</text:span></text:p>
                  </text:list-item>
                </text:list>
              </text:list-item>
            </text:list>
            <text:list text:style-name="a560">
              <text:list-item>
                <text:list text:style-name="a560">
                  <text:list-item>
                    <text:list text:style-name="a560">
                      <text:list-item>
                        <text:p text:style-name="a559" text:class-names="" text:cond-style-name=""><text:span text:style-name="a558" text:class-names="">Dritte Ebene</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Vierte Ebene</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ünfte Ebene</text:span></text:p>
                              </text:list-item>
                            </text:list>
                          </text:list-item>
                        </text:list>
                      </text:list-item>
                    </text:list>
                  </text:list-item>
                </text:list>
              </text:list-item>
            </text:list>
          </draw:text-box>
          <svg:title/>
          <svg:desc/>
        </draw:frame>
        <draw:frame draw:id="id9" presentation:style-name="a570" draw:name="Fußzeilenplatzhalter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Foliennummernplatzhalter 6" svg:x="4.24826in" svg:y="9.49826in" svg:width="3.25in" svg:height="0.50174in" presentation:class="page-number" presentation:placeholder="false">
          <draw:text-box>
            <text:p text:style-name="a572" text:class-names="" text:cond-style-name=""><text:span text:style-name="a571" text:class-names=""><text:page-number style:num-format="1" text:fixed="false">‹Nr.›</text:page-number></text:span></text:p>
          </draw:text-box>
          <svg:title/>
          <svg:desc/>
        </draw:frame>
      </presentation:notes>
    </style:master-page>
    <style:master-page style:name="Master1-Layout10-vertTx-Titel-und-vertikaler-Text" style:page-layout-name="pageLayout1" draw:style-name="a575">
      <draw:frame draw:id="id59" presentation:style-name="a578" draw:name="Titel 1" svg:x="0.91667in" svg:y="0.39931in" svg:width="11.5in" svg:height="1.44965in" presentation:class="title" presentation:placeholder="false">
        <draw:text-box>
          <text:p text:style-name="a577" text:class-names="" text:cond-style-name=""><text:span text:style-name="a576" text:class-names="">Titelmasterformat durch Klicken bearbeiten</text:span></text:p>
        </draw:text-box>
        <svg:title/>
        <svg:desc/>
      </draw:frame>
      <draw:frame draw:id="id60" presentation:style-name="a594" draw:name="Vertikaler Textplatzhalter 2" svg:x="0.91667in" svg:y="1.99653in" svg:width="11.5in" svg:height="4.75868in" presentation:class="outline" presentation:placeholder="false">
        <draw:text-box>
          <text:list text:style-name="a581">
            <text:list-item>
              <text:p text:style-name="a580" text:class-names="" text:cond-style-name=""><text:span text:style-name="a579" text:class-names="">Formatvorlagen des Textmasters bearbeiten</text:span></text:p>
            </text:list-item>
          </text:list>
          <text:list text:style-name="a584">
            <text:list-item>
              <text:list text:style-name="a584">
                <text:list-item>
                  <text:p text:style-name="a583" text:class-names="" text:cond-style-name=""><text:span text:style-name="a582" text:class-names="">Zweite Ebene</text:span></text:p>
                </text:list-item>
              </text:list>
            </text:list-item>
          </text:list>
          <text:list text:style-name="a587">
            <text:list-item>
              <text:list text:style-name="a587">
                <text:list-item>
                  <text:list text:style-name="a587">
                    <text:list-item>
                      <text:p text:style-name="a586" text:class-names="" text:cond-style-name=""><text:span text:style-name="a585" text:class-names="">Dritte Ebene</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Vierte Ebene</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ünfte Ebene</text:span></text:p>
                            </text:list-item>
                          </text:list>
                        </text:list-item>
                      </text:list>
                    </text:list-item>
                  </text:list>
                </text:list-item>
              </text:list>
            </text:list-item>
          </text:list>
        </draw:text-box>
        <svg:title/>
        <svg:desc/>
      </draw:frame>
      <draw:frame draw:id="id61" presentation:style-name="a598" draw:name="Datumsplatzhalter 3" svg:x="0.91667in" svg:y="6.95139in" svg:width="3in" svg:height="0.39931in" presentation:class="date-time" presentation:placeholder="false">
        <draw:text-box>
          <text:p text:style-name="a597" text:class-names="" text:cond-style-name=""><text:span text:style-name="a595" text:class-names=""><text:date text:fixed="false" style:data-style-name="a596">28.03.2020</text:date></text:span></text:p>
        </draw:text-box>
        <svg:title/>
        <svg:desc/>
      </draw:frame>
      <draw:frame draw:id="id62" presentation:style-name="a601" draw:name="Fußzeilenplatzhalter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Foliennummernplatzhalter 5" svg:x="9.41667in" svg:y="6.95139in" svg:width="3in" svg:height="0.39931in" presentation:class="page-number" presentation:placeholder="false">
        <draw:text-box>
          <text:p text:style-name="a603" text:class-names="" text:cond-style-name=""><text:span text:style-name="a602" text:class-names=""><text:page-number style:num-format="1" text:fixed="false">‹Nr.›</text:page-number></text:span></text:p>
        </draw:text-box>
        <svg:title/>
        <svg:desc/>
      </draw:frame>
      <presentation:notes style:page-layout-name="pageLayout2" draw:style-name="a634">
        <draw:frame draw:id="id5" presentation:style-name="a607" draw:name="Kopfzeilenplatzhalter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Datumsplatzhalter 2" svg:x="4.24826in" svg:y="0in" svg:width="3.25in" svg:height="0.50174in" presentation:class="date-time" presentation:placeholder="false">
          <draw:text-box>
            <text:p text:style-name="a610" text:class-names="" text:cond-style-name=""><text:span text:style-name="a608" text:class-names=""><text:date text:fixed="false" style:data-style-name="a609">28.03.2020</text:date></text:span></text:p>
          </draw:text-box>
          <svg:title/>
          <svg:desc/>
        </draw:frame>
        <draw:page-thumbnail svg:x="0.75in" svg:y="1.25in" svg:width="6in" svg:height="3.375in" presentation:class="page" draw:id="id7" presentation:style-name="a612" draw:name="Folienbildplatzhalter 3">
          <svg:title/>
          <svg:desc/>
        </draw:page-thumbnail>
        <draw:frame draw:id="id8" presentation:style-name="a627" draw:name="Notizenplatzhalter 4" svg:x="0.75in" svg:y="4.8125in" svg:width="6in" svg:height="3.9375in" presentation:class="notes" presentation:placeholder="false">
          <draw:text-box>
            <text:p text:style-name="a614" text:class-names="" text:cond-style-name=""><text:span text:style-name="a613" text:class-names="">Formatvorlagen des Textmasters bearbeiten</text:span></text:p>
            <text:list text:style-name="a617">
              <text:list-item>
                <text:list text:style-name="a617">
                  <text:list-item>
                    <text:p text:style-name="a616" text:class-names="" text:cond-style-name=""><text:span text:style-name="a615" text:class-names="">Zweite Ebene</text:span></text:p>
                  </text:list-item>
                </text:list>
              </text:list-item>
            </text:list>
            <text:list text:style-name="a620">
              <text:list-item>
                <text:list text:style-name="a620">
                  <text:list-item>
                    <text:list text:style-name="a620">
                      <text:list-item>
                        <text:p text:style-name="a619" text:class-names="" text:cond-style-name=""><text:span text:style-name="a618" text:class-names="">Dritte Ebene</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Vierte Ebene</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ünfte Ebene</text:span></text:p>
                              </text:list-item>
                            </text:list>
                          </text:list-item>
                        </text:list>
                      </text:list-item>
                    </text:list>
                  </text:list-item>
                </text:list>
              </text:list-item>
            </text:list>
          </draw:text-box>
          <svg:title/>
          <svg:desc/>
        </draw:frame>
        <draw:frame draw:id="id9" presentation:style-name="a630" draw:name="Fußzeilenplatzhalter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Foliennummernplatzhalter 6" svg:x="4.24826in" svg:y="9.49826in" svg:width="3.25in" svg:height="0.50174in" presentation:class="page-number" presentation:placeholder="false">
          <draw:text-box>
            <text:p text:style-name="a632" text:class-names="" text:cond-style-name=""><text:span text:style-name="a631" text:class-names=""><text:page-number style:num-format="1" text:fixed="false">‹Nr.›</text:page-number></text:span></text:p>
          </draw:text-box>
          <svg:title/>
          <svg:desc/>
        </draw:frame>
      </presentation:notes>
    </style:master-page>
    <style:master-page style:name="Master1-Layout11-vertTitleAndTx-Vertikaler-Titel-und-Text" style:page-layout-name="pageLayout1" draw:style-name="a635">
      <draw:frame draw:id="id64" presentation:style-name="a638" draw:name="Vertikaler Titel 1" svg:x="9.54167in" svg:y="0.39931in" svg:width="2.875in" svg:height="6.3559in" presentation:class="title" presentation:placeholder="false">
        <draw:text-box>
          <text:p text:style-name="a637" text:class-names="" text:cond-style-name=""><text:span text:style-name="a636" text:class-names="">Titelmasterformat durch Klicken bearbeiten</text:span></text:p>
        </draw:text-box>
        <svg:title/>
        <svg:desc/>
      </draw:frame>
      <draw:frame draw:id="id65" presentation:style-name="a654" draw:name="Vertikaler Textplatzhalter 2" svg:x="0.91667in" svg:y="0.39931in" svg:width="8.45833in" svg:height="6.3559in" presentation:class="outline" presentation:placeholder="false">
        <draw:text-box>
          <text:list text:style-name="a641">
            <text:list-item>
              <text:p text:style-name="a640" text:class-names="" text:cond-style-name=""><text:span text:style-name="a639" text:class-names="">Formatvorlagen des Textmasters bearbeiten</text:span></text:p>
            </text:list-item>
          </text:list>
          <text:list text:style-name="a644">
            <text:list-item>
              <text:list text:style-name="a644">
                <text:list-item>
                  <text:p text:style-name="a643" text:class-names="" text:cond-style-name=""><text:span text:style-name="a642" text:class-names="">Zweite Ebene</text:span></text:p>
                </text:list-item>
              </text:list>
            </text:list-item>
          </text:list>
          <text:list text:style-name="a647">
            <text:list-item>
              <text:list text:style-name="a647">
                <text:list-item>
                  <text:list text:style-name="a647">
                    <text:list-item>
                      <text:p text:style-name="a646" text:class-names="" text:cond-style-name=""><text:span text:style-name="a645" text:class-names="">Dritte Ebene</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Vierte Ebene</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ünfte Ebene</text:span></text:p>
                            </text:list-item>
                          </text:list>
                        </text:list-item>
                      </text:list>
                    </text:list-item>
                  </text:list>
                </text:list-item>
              </text:list>
            </text:list-item>
          </text:list>
        </draw:text-box>
        <svg:title/>
        <svg:desc/>
      </draw:frame>
      <draw:frame draw:id="id66" presentation:style-name="a658" draw:name="Datumsplatzhalter 3" svg:x="0.91667in" svg:y="6.95139in" svg:width="3in" svg:height="0.39931in" presentation:class="date-time" presentation:placeholder="false">
        <draw:text-box>
          <text:p text:style-name="a657" text:class-names="" text:cond-style-name=""><text:span text:style-name="a655" text:class-names=""><text:date text:fixed="false" style:data-style-name="a656">28.03.2020</text:date></text:span></text:p>
        </draw:text-box>
        <svg:title/>
        <svg:desc/>
      </draw:frame>
      <draw:frame draw:id="id67" presentation:style-name="a661" draw:name="Fußzeilenplatzhalter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Foliennummernplatzhalter 5" svg:x="9.41667in" svg:y="6.95139in" svg:width="3in" svg:height="0.39931in" presentation:class="page-number" presentation:placeholder="false">
        <draw:text-box>
          <text:p text:style-name="a663" text:class-names="" text:cond-style-name=""><text:span text:style-name="a662" text:class-names=""><text:page-number style:num-format="1" text:fixed="false">‹Nr.›</text:page-number></text:span></text:p>
        </draw:text-box>
        <svg:title/>
        <svg:desc/>
      </draw:frame>
      <presentation:notes style:page-layout-name="pageLayout2" draw:style-name="a694">
        <draw:frame draw:id="id5" presentation:style-name="a667" draw:name="Kopfzeilenplatzhalter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Datumsplatzhalter 2" svg:x="4.24826in" svg:y="0in" svg:width="3.25in" svg:height="0.50174in" presentation:class="date-time" presentation:placeholder="false">
          <draw:text-box>
            <text:p text:style-name="a670" text:class-names="" text:cond-style-name=""><text:span text:style-name="a668" text:class-names=""><text:date text:fixed="false" style:data-style-name="a669">28.03.2020</text:date></text:span></text:p>
          </draw:text-box>
          <svg:title/>
          <svg:desc/>
        </draw:frame>
        <draw:page-thumbnail svg:x="0.75in" svg:y="1.25in" svg:width="6in" svg:height="3.375in" presentation:class="page" draw:id="id7" presentation:style-name="a672" draw:name="Folienbildplatzhalter 3">
          <svg:title/>
          <svg:desc/>
        </draw:page-thumbnail>
        <draw:frame draw:id="id8" presentation:style-name="a687" draw:name="Notizenplatzhalter 4" svg:x="0.75in" svg:y="4.8125in" svg:width="6in" svg:height="3.9375in" presentation:class="notes" presentation:placeholder="false">
          <draw:text-box>
            <text:p text:style-name="a674" text:class-names="" text:cond-style-name=""><text:span text:style-name="a673" text:class-names="">Formatvorlagen des Textmasters bearbeiten</text:span></text:p>
            <text:list text:style-name="a677">
              <text:list-item>
                <text:list text:style-name="a677">
                  <text:list-item>
                    <text:p text:style-name="a676" text:class-names="" text:cond-style-name=""><text:span text:style-name="a675" text:class-names="">Zweite Ebene</text:span></text:p>
                  </text:list-item>
                </text:list>
              </text:list-item>
            </text:list>
            <text:list text:style-name="a680">
              <text:list-item>
                <text:list text:style-name="a680">
                  <text:list-item>
                    <text:list text:style-name="a680">
                      <text:list-item>
                        <text:p text:style-name="a679" text:class-names="" text:cond-style-name=""><text:span text:style-name="a678" text:class-names="">Dritte Ebene</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Vierte Ebene</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ünfte Ebene</text:span></text:p>
                              </text:list-item>
                            </text:list>
                          </text:list-item>
                        </text:list>
                      </text:list-item>
                    </text:list>
                  </text:list-item>
                </text:list>
              </text:list-item>
            </text:list>
          </draw:text-box>
          <svg:title/>
          <svg:desc/>
        </draw:frame>
        <draw:frame draw:id="id9" presentation:style-name="a690" draw:name="Fußzeilenplatzhalt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Foliennummernplatzhalter 6" svg:x="4.24826in" svg:y="9.49826in" svg:width="3.25in" svg:height="0.50174in" presentation:class="page-number" presentation:placeholder="false">
          <draw:text-box>
            <text:p text:style-name="a692" text:class-names="" text:cond-style-name=""><text:span text:style-name="a691" text:class-names=""><text:page-number style:num-format="1" text:fixed="false">‹Nr.›</text:page-number></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FK-Spielesammlung</dc:title>
    <meta:initial-creator>Eidelloth, Stefan</meta:initial-creator>
    <dc:creator>Eidelloth, Stefan</dc:creator>
    <meta:creation-date>2020-03-27T05:41:07Z</meta:creation-date>
    <dc:date>2020-03-28T15:24:24Z</dc:date>
    <meta:editing-cycles>52</meta:editing-cycles>
    <meta:editing-duration>PT0S</meta:editing-duration>
    <meta:document-statistic meta:paragraph-count="36" meta:word-count="84"/>
  </office:meta>
</office:document-meta>
</file>